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23.92pt" svg:y="112.03pt">
            <draw:object draw:notify-on-update-of-ranges="source_2.D1:source_2.D1 source_2.D2:source_2.D589 source_2.E1:source_2.E1 source_2.E2:source_2.E5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4.12pt" svg:y="377.8pt">
            <draw:object draw:notify-on-update-of-ranges="source_2.H1:source_2.H1 source_2.H2:source_2.H589 source_2.I1:source_2.I1 source_2.I2:source_2.I5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3580.00022" calcext:value-type="float">
            <text:p>1443143580.00022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3580.1912" calcext:value-type="float">
            <text:p>1443143580.1912</text:p>
          </table:table-cell>
          <table:table-cell table:formula="of:=[.G2]-[.$B$2]" office:value-type="float" office:value="0.190973043441772" calcext:value-type="float">
            <text:p>0.1909730434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973043441772" calcext:value-type="float">
            <text:p>0.1909730434</text:p>
          </table:table-cell>
          <table:table-cell table:formula="of:=MAX([.J2:.J2001])" office:value-type="float" office:value="10.345367193222" calcext:value-type="float">
            <text:p>10.3453671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3580.05509" calcext:value-type="float">
            <text:p>1443143580.05509</text:p>
          </table:table-cell>
          <table:table-cell office:value-type="float" office:value="4376" calcext:value-type="float">
            <text:p>4376</text:p>
          </table:table-cell>
          <table:table-cell table:formula="of:=[.B3]-[.$B$2]" office:value-type="float" office:value="0.054865837097168" calcext:value-type="float">
            <text:p>0.0548658371</text:p>
          </table:table-cell>
          <table:table-cell table:formula="of:=[.C3]/([.D3]-[.D2])" office:value-type="float" office:value="79758.1925570562" calcext:value-type="float">
            <text:p>79758.1925570562</text:p>
          </table:table-cell>
          <table:table-cell/>
          <table:table-cell office:value-type="float" office:value="1443143580.35413" calcext:value-type="float">
            <text:p>1443143580.35413</text:p>
          </table:table-cell>
          <table:table-cell table:formula="of:=[.G3]-[.$B$2]" office:value-type="float" office:value="0.353907108306885" calcext:value-type="float">
            <text:p>0.3539071083</text:p>
          </table:table-cell>
          <table:table-cell table:formula="of:=[.C3]/([.H3]-[.H2])" office:value-type="float" office:value="26857.4898909123" calcext:value-type="float">
            <text:p>26857.4898909123</text:p>
          </table:table-cell>
          <table:table-cell table:formula="of:=[.G3]-[.$B3]" office:value-type="float" office:value="0.299041271209717" calcext:value-type="float">
            <text:p>0.29904127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3580.10993" calcext:value-type="float">
            <text:p>1443143580.10993</text:p>
          </table:table-cell>
          <table:table-cell office:value-type="float" office:value="4376" calcext:value-type="float">
            <text:p>4376</text:p>
          </table:table-cell>
          <table:table-cell table:formula="of:=[.B4]-[.$B$2]" office:value-type="float" office:value="0.109710216522217" calcext:value-type="float">
            <text:p>0.1097102165</text:p>
          </table:table-cell>
          <table:table-cell table:formula="of:=[.C4]/([.D4]-[.D3])" office:value-type="float" office:value="79789.3976716485" calcext:value-type="float">
            <text:p>79789.3976716485</text:p>
          </table:table-cell>
          <table:table-cell/>
          <table:table-cell office:value-type="float" office:value="1443143580.79285" calcext:value-type="float">
            <text:p>1443143580.79285</text:p>
          </table:table-cell>
          <table:table-cell table:formula="of:=[.G4]-[.$B$2]" office:value-type="float" office:value="0.792622327804565" calcext:value-type="float">
            <text:p>0.7926223278</text:p>
          </table:table-cell>
          <table:table-cell table:formula="of:=[.C4]/([.H4]-[.H3])" office:value-type="float" office:value="9974.57987669182" calcext:value-type="float">
            <text:p>9974.5798766918</text:p>
          </table:table-cell>
          <table:table-cell table:formula="of:=[.G4]-[.$B4]" office:value-type="float" office:value="0.682912111282349" calcext:value-type="float">
            <text:p>0.68291211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3580.16477" calcext:value-type="float">
            <text:p>1443143580.16477</text:p>
          </table:table-cell>
          <table:table-cell office:value-type="float" office:value="4376" calcext:value-type="float">
            <text:p>4376</text:p>
          </table:table-cell>
          <table:table-cell table:formula="of:=[.B5]-[.$B$2]" office:value-type="float" office:value="0.164547204971313" calcext:value-type="float">
            <text:p>0.164547205</text:p>
          </table:table-cell>
          <table:table-cell table:formula="of:=[.C5]/([.D5]-[.D4])" office:value-type="float" office:value="79800.1517545423" calcext:value-type="float">
            <text:p>79800.1517545423</text:p>
          </table:table-cell>
          <table:table-cell/>
          <table:table-cell office:value-type="float" office:value="1443143581.0121" calcext:value-type="float">
            <text:p>1443143581.0121</text:p>
          </table:table-cell>
          <table:table-cell table:formula="of:=[.G5]-[.$B$2]" office:value-type="float" office:value="1.01187610626221" calcext:value-type="float">
            <text:p>1.0118761063</text:p>
          </table:table-cell>
          <table:table-cell table:formula="of:=[.C5]/([.H5]-[.H4])" office:value-type="float" office:value="19958.6070113971" calcext:value-type="float">
            <text:p>19958.6070113971</text:p>
          </table:table-cell>
          <table:table-cell table:formula="of:=[.G5]-[.$B5]" office:value-type="float" office:value="0.847328901290894" calcext:value-type="float">
            <text:p>0.84732890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3580.21961" calcext:value-type="float">
            <text:p>1443143580.21961</text:p>
          </table:table-cell>
          <table:table-cell office:value-type="float" office:value="4376" calcext:value-type="float">
            <text:p>4376</text:p>
          </table:table-cell>
          <table:table-cell table:formula="of:=[.B6]-[.$B$2]" office:value-type="float" office:value="0.219384431838989" calcext:value-type="float">
            <text:p>0.2193844318</text:p>
          </table:table-cell>
          <table:table-cell table:formula="of:=[.C6]/([.D6]-[.D5])" office:value-type="float" office:value="79799.8048033947" calcext:value-type="float">
            <text:p>79799.8048033947</text:p>
          </table:table-cell>
          <table:table-cell/>
          <table:table-cell office:value-type="float" office:value="1443143581.17843" calcext:value-type="float">
            <text:p>1443143581.17843</text:p>
          </table:table-cell>
          <table:table-cell table:formula="of:=[.G6]-[.$B$2]" office:value-type="float" office:value="1.17820310592651" calcext:value-type="float">
            <text:p>1.1782031059</text:p>
          </table:table-cell>
          <table:table-cell table:formula="of:=[.C6]/([.H6]-[.H5])" office:value-type="float" office:value="26309.6190566292" calcext:value-type="float">
            <text:p>26309.6190566292</text:p>
          </table:table-cell>
          <table:table-cell table:formula="of:=[.G6]-[.$B6]" office:value-type="float" office:value="0.958818674087524" calcext:value-type="float">
            <text:p>0.95881867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3580.27444" calcext:value-type="float">
            <text:p>1443143580.27444</text:p>
          </table:table-cell>
          <table:table-cell office:value-type="float" office:value="4376" calcext:value-type="float">
            <text:p>4376</text:p>
          </table:table-cell>
          <table:table-cell table:formula="of:=[.B7]-[.$B$2]" office:value-type="float" office:value="0.27422022819519" calcext:value-type="float">
            <text:p>0.2742202282</text:p>
          </table:table-cell>
          <table:table-cell table:formula="of:=[.C7]/([.D7]-[.D6])" office:value-type="float" office:value="79801.8865555353" calcext:value-type="float">
            <text:p>79801.8865555353</text:p>
          </table:table-cell>
          <table:table-cell/>
          <table:table-cell office:value-type="float" office:value="1443143582.00351" calcext:value-type="float">
            <text:p>1443143582.00351</text:p>
          </table:table-cell>
          <table:table-cell table:formula="of:=[.G7]-[.$B$2]" office:value-type="float" office:value="2.0032844543457" calcext:value-type="float">
            <text:p>2.0032844543</text:p>
          </table:table-cell>
          <table:table-cell table:formula="of:=[.C7]/([.H7]-[.H6])" office:value-type="float" office:value="5303.71945552299" calcext:value-type="float">
            <text:p>5303.719455523</text:p>
          </table:table-cell>
          <table:table-cell table:formula="of:=[.G7]-[.$B7]" office:value-type="float" office:value="1.72906422615051" calcext:value-type="float">
            <text:p>1.72906422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3580.32928" calcext:value-type="float">
            <text:p>1443143580.32928</text:p>
          </table:table-cell>
          <table:table-cell office:value-type="float" office:value="4376" calcext:value-type="float">
            <text:p>4376</text:p>
          </table:table-cell>
          <table:table-cell table:formula="of:=[.B8]-[.$B$2]" office:value-type="float" office:value="0.32905387878418" calcext:value-type="float">
            <text:p>0.3290538788</text:p>
          </table:table-cell>
          <table:table-cell table:formula="of:=[.C8]/([.D8]-[.D7])" office:value-type="float" office:value="79805.0093874055" calcext:value-type="float">
            <text:p>79805.0093874055</text:p>
          </table:table-cell>
          <table:table-cell/>
          <table:table-cell office:value-type="float" office:value="1443143582.15813" calcext:value-type="float">
            <text:p>1443143582.15813</text:p>
          </table:table-cell>
          <table:table-cell table:formula="of:=[.G8]-[.$B$2]" office:value-type="float" office:value="2.15790462493896" calcext:value-type="float">
            <text:p>2.1579046249</text:p>
          </table:table-cell>
          <table:table-cell table:formula="of:=[.C8]/([.H8]-[.H7])" office:value-type="float" office:value="28301.6115116788" calcext:value-type="float">
            <text:p>28301.6115116788</text:p>
          </table:table-cell>
          <table:table-cell table:formula="of:=[.G8]-[.$B8]" office:value-type="float" office:value="1.82885074615479" calcext:value-type="float">
            <text:p>1.82885074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3580.38425" calcext:value-type="float">
            <text:p>1443143580.38425</text:p>
          </table:table-cell>
          <table:table-cell office:value-type="float" office:value="4376" calcext:value-type="float">
            <text:p>4376</text:p>
          </table:table-cell>
          <table:table-cell table:formula="of:=[.B9]-[.$B$2]" office:value-type="float" office:value="0.384026288986206" calcext:value-type="float">
            <text:p>0.384026289</text:p>
          </table:table-cell>
          <table:table-cell table:formula="of:=[.C9]/([.D9]-[.D8])" office:value-type="float" office:value="79603.568115678" calcext:value-type="float">
            <text:p>79603.568115678</text:p>
          </table:table-cell>
          <table:table-cell/>
          <table:table-cell office:value-type="float" office:value="1443143586.00037" calcext:value-type="float">
            <text:p>1443143586.00037</text:p>
          </table:table-cell>
          <table:table-cell table:formula="of:=[.G9]-[.$B$2]" office:value-type="float" office:value="6.00014805793762" calcext:value-type="float">
            <text:p>6.0001480579</text:p>
          </table:table-cell>
          <table:table-cell table:formula="of:=[.C9]/([.H9]-[.H8])" office:value-type="float" office:value="1138.9179463272" calcext:value-type="float">
            <text:p>1138.9179463272</text:p>
          </table:table-cell>
          <table:table-cell table:formula="of:=[.G9]-[.$B9]" office:value-type="float" office:value="5.61612176895142" calcext:value-type="float">
            <text:p>5.6161217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3580.43909" calcext:value-type="float">
            <text:p>1443143580.43909</text:p>
          </table:table-cell>
          <table:table-cell office:value-type="float" office:value="4376" calcext:value-type="float">
            <text:p>4376</text:p>
          </table:table-cell>
          <table:table-cell table:formula="of:=[.B10]-[.$B$2]" office:value-type="float" office:value="0.438863039016724" calcext:value-type="float">
            <text:p>0.438863039</text:p>
          </table:table-cell>
          <table:table-cell table:formula="of:=[.C10]/([.D10]-[.D9])" office:value-type="float" office:value="79800.4987087069" calcext:value-type="float">
            <text:p>79800.4987087069</text:p>
          </table:table-cell>
          <table:table-cell/>
          <table:table-cell office:value-type="float" office:value="1443143586.08574" calcext:value-type="float">
            <text:p>1443143586.08574</text:p>
          </table:table-cell>
          <table:table-cell table:formula="of:=[.G10]-[.$B$2]" office:value-type="float" office:value="6.08551859855652" calcext:value-type="float">
            <text:p>6.0855185986</text:p>
          </table:table-cell>
          <table:table-cell table:formula="of:=[.C10]/([.H10]-[.H9])" office:value-type="float" office:value="51258.8999469378" calcext:value-type="float">
            <text:p>51258.8999469378</text:p>
          </table:table-cell>
          <table:table-cell table:formula="of:=[.G10]-[.$B10]" office:value-type="float" office:value="5.6466555595398" calcext:value-type="float">
            <text:p>5.64665555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3580.49392" calcext:value-type="float">
            <text:p>1443143580.49392</text:p>
          </table:table-cell>
          <table:table-cell office:value-type="float" office:value="4376" calcext:value-type="float">
            <text:p>4376</text:p>
          </table:table-cell>
          <table:table-cell table:formula="of:=[.B11]-[.$B$2]" office:value-type="float" office:value="0.493698596954346" calcext:value-type="float">
            <text:p>0.493698597</text:p>
          </table:table-cell>
          <table:table-cell table:formula="of:=[.C11]/([.D11]-[.D10])" office:value-type="float" office:value="79802.2335247851" calcext:value-type="float">
            <text:p>79802.2335247851</text:p>
          </table:table-cell>
          <table:table-cell/>
          <table:table-cell office:value-type="float" office:value="1443143586.48804" calcext:value-type="float">
            <text:p>1443143586.48804</text:p>
          </table:table-cell>
          <table:table-cell table:formula="of:=[.G11]-[.$B$2]" office:value-type="float" office:value="6.48781967163086" calcext:value-type="float">
            <text:p>6.4878196716</text:p>
          </table:table-cell>
          <table:table-cell table:formula="of:=[.C11]/([.H11]-[.H10])" office:value-type="float" office:value="10877.4256219579" calcext:value-type="float">
            <text:p>10877.4256219579</text:p>
          </table:table-cell>
          <table:table-cell table:formula="of:=[.G11]-[.$B11]" office:value-type="float" office:value="5.99412107467651" calcext:value-type="float">
            <text:p>5.99412107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3580.54876" calcext:value-type="float">
            <text:p>1443143580.54876</text:p>
          </table:table-cell>
          <table:table-cell office:value-type="float" office:value="4376" calcext:value-type="float">
            <text:p>4376</text:p>
          </table:table-cell>
          <table:table-cell table:formula="of:=[.B12]-[.$B$2]" office:value-type="float" office:value="0.548534393310547" calcext:value-type="float">
            <text:p>0.5485343933</text:p>
          </table:table-cell>
          <table:table-cell table:formula="of:=[.C12]/([.D12]-[.D11])" office:value-type="float" office:value="79801.8865555353" calcext:value-type="float">
            <text:p>79801.8865555353</text:p>
          </table:table-cell>
          <table:table-cell/>
          <table:table-cell office:value-type="float" office:value="1443143586.92722" calcext:value-type="float">
            <text:p>1443143586.92722</text:p>
          </table:table-cell>
          <table:table-cell table:formula="of:=[.G12]-[.$B$2]" office:value-type="float" office:value="6.92699599266052" calcext:value-type="float">
            <text:p>6.9269959927</text:p>
          </table:table-cell>
          <table:table-cell table:formula="of:=[.C12]/([.H12]-[.H11])" office:value-type="float" office:value="9964.10733106085" calcext:value-type="float">
            <text:p>9964.1073310609</text:p>
          </table:table-cell>
          <table:table-cell table:formula="of:=[.G12]-[.$B12]" office:value-type="float" office:value="6.37846159934998" calcext:value-type="float">
            <text:p>6.37846159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3580.60359" calcext:value-type="float">
            <text:p>1443143580.60359</text:p>
          </table:table-cell>
          <table:table-cell office:value-type="float" office:value="4376" calcext:value-type="float">
            <text:p>4376</text:p>
          </table:table-cell>
          <table:table-cell table:formula="of:=[.B13]-[.$B$2]" office:value-type="float" office:value="0.603365182876587" calcext:value-type="float">
            <text:p>0.6033651829</text:p>
          </table:table-cell>
          <table:table-cell table:formula="of:=[.C13]/([.D13]-[.D12])" office:value-type="float" office:value="79809.1735434413" calcext:value-type="float">
            <text:p>79809.1735434413</text:p>
          </table:table-cell>
          <table:table-cell/>
          <table:table-cell office:value-type="float" office:value="1443143587.00706" calcext:value-type="float">
            <text:p>1443143587.00706</text:p>
          </table:table-cell>
          <table:table-cell table:formula="of:=[.G13]-[.$B$2]" office:value-type="float" office:value="7.00683426856995" calcext:value-type="float">
            <text:p>7.0068342686</text:p>
          </table:table-cell>
          <table:table-cell table:formula="of:=[.C13]/([.H13]-[.H12])" office:value-type="float" office:value="54810.8028405392" calcext:value-type="float">
            <text:p>54810.8028405392</text:p>
          </table:table-cell>
          <table:table-cell table:formula="of:=[.G13]-[.$B13]" office:value-type="float" office:value="6.40346908569336" calcext:value-type="float">
            <text:p>6.40346908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3580.65842" calcext:value-type="float">
            <text:p>1443143580.65842</text:p>
          </table:table-cell>
          <table:table-cell office:value-type="float" office:value="4376" calcext:value-type="float">
            <text:p>4376</text:p>
          </table:table-cell>
          <table:table-cell table:formula="of:=[.B14]-[.$B$2]" office:value-type="float" office:value="0.658199787139893" calcext:value-type="float">
            <text:p>0.6581997871</text:p>
          </table:table-cell>
          <table:table-cell table:formula="of:=[.C14]/([.D14]-[.D13])" office:value-type="float" office:value="79803.6214319566" calcext:value-type="float">
            <text:p>79803.6214319566</text:p>
          </table:table-cell>
          <table:table-cell/>
          <table:table-cell office:value-type="float" office:value="1443143591.00379" calcext:value-type="float">
            <text:p>1443143591.00379</text:p>
          </table:table-cell>
          <table:table-cell table:formula="of:=[.G14]-[.$B$2]" office:value-type="float" office:value="11.0035669803619" calcext:value-type="float">
            <text:p>11.0035669804</text:p>
          </table:table-cell>
          <table:table-cell table:formula="of:=[.C14]/([.H14]-[.H13])" office:value-type="float" office:value="1094.89433383649" calcext:value-type="float">
            <text:p>1094.8943338365</text:p>
          </table:table-cell>
          <table:table-cell table:formula="of:=[.G14]-[.$B14]" office:value-type="float" office:value="10.345367193222" calcext:value-type="float">
            <text:p>10.34536719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3580.71327" calcext:value-type="float">
            <text:p>1443143580.71327</text:p>
          </table:table-cell>
          <table:table-cell office:value-type="float" office:value="4376" calcext:value-type="float">
            <text:p>4376</text:p>
          </table:table-cell>
          <table:table-cell table:formula="of:=[.B15]-[.$B$2]" office:value-type="float" office:value="0.713042497634888" calcext:value-type="float">
            <text:p>0.7130424976</text:p>
          </table:table-cell>
          <table:table-cell table:formula="of:=[.C15]/([.D15]-[.D14])" office:value-type="float" office:value="79791.8257595847" calcext:value-type="float">
            <text:p>79791.8257595847</text:p>
          </table:table-cell>
          <table:table-cell/>
          <table:table-cell office:value-type="float" office:value="1443143591.02156" calcext:value-type="float">
            <text:p>1443143591.02156</text:p>
          </table:table-cell>
          <table:table-cell table:formula="of:=[.G15]-[.$B$2]" office:value-type="float" office:value="11.0213420391083" calcext:value-type="float">
            <text:p>11.0213420391</text:p>
          </table:table-cell>
          <table:table-cell table:formula="of:=[.C15]/([.H15]-[.H14])" office:value-type="float" office:value="246187.65329828" calcext:value-type="float">
            <text:p>246187.65329828</text:p>
          </table:table-cell>
          <table:table-cell table:formula="of:=[.G15]-[.$B15]" office:value-type="float" office:value="10.3082995414734" calcext:value-type="float">
            <text:p>10.30829954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3580.7681" calcext:value-type="float">
            <text:p>1443143580.7681</text:p>
          </table:table-cell>
          <table:table-cell office:value-type="float" office:value="4376" calcext:value-type="float">
            <text:p>4376</text:p>
          </table:table-cell>
          <table:table-cell table:formula="of:=[.B16]-[.$B$2]" office:value-type="float" office:value="0.767880201339722" calcext:value-type="float">
            <text:p>0.7678802013</text:p>
          </table:table-cell>
          <table:table-cell table:formula="of:=[.C16]/([.D16]-[.D15])" office:value-type="float" office:value="79799.1109101502" calcext:value-type="float">
            <text:p>79799.1109101502</text:p>
          </table:table-cell>
          <table:table-cell/>
          <table:table-cell office:value-type="float" office:value="1443143591.06905" calcext:value-type="float">
            <text:p>1443143591.06905</text:p>
          </table:table-cell>
          <table:table-cell table:formula="of:=[.G16]-[.$B$2]" office:value-type="float" office:value="11.0688240528107" calcext:value-type="float">
            <text:p>11.0688240528</text:p>
          </table:table-cell>
          <table:table-cell table:formula="of:=[.C16]/([.H16]-[.H15])" office:value-type="float" office:value="92161.2134529058" calcext:value-type="float">
            <text:p>92161.2134529058</text:p>
          </table:table-cell>
          <table:table-cell table:formula="of:=[.G16]-[.$B16]" office:value-type="float" office:value="10.3009438514709" calcext:value-type="float">
            <text:p>10.30094385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3580.82294" calcext:value-type="float">
            <text:p>1443143580.82294</text:p>
          </table:table-cell>
          <table:table-cell office:value-type="float" office:value="4376" calcext:value-type="float">
            <text:p>4376</text:p>
          </table:table-cell>
          <table:table-cell table:formula="of:=[.B17]-[.$B$2]" office:value-type="float" office:value="0.822713375091553" calcext:value-type="float">
            <text:p>0.8227133751</text:p>
          </table:table-cell>
          <table:table-cell table:formula="of:=[.C17]/([.D17]-[.D16])" office:value-type="float" office:value="79805.7033832347" calcext:value-type="float">
            <text:p>79805.7033832347</text:p>
          </table:table-cell>
          <table:table-cell/>
          <table:table-cell office:value-type="float" office:value="1443143591.11943" calcext:value-type="float">
            <text:p>1443143591.11943</text:p>
          </table:table-cell>
          <table:table-cell table:formula="of:=[.G17]-[.$B$2]" office:value-type="float" office:value="11.1192035675049" calcext:value-type="float">
            <text:p>11.1192035675</text:p>
          </table:table-cell>
          <table:table-cell table:formula="of:=[.C17]/([.H17]-[.H16])" office:value-type="float" office:value="86860.7017467476" calcext:value-type="float">
            <text:p>86860.7017467476</text:p>
          </table:table-cell>
          <table:table-cell table:formula="of:=[.G17]-[.$B17]" office:value-type="float" office:value="10.2964901924133" calcext:value-type="float">
            <text:p>10.29649019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3580.87778" calcext:value-type="float">
            <text:p>1443143580.87778</text:p>
          </table:table-cell>
          <table:table-cell office:value-type="float" office:value="4376" calcext:value-type="float">
            <text:p>4376</text:p>
          </table:table-cell>
          <table:table-cell table:formula="of:=[.B18]-[.$B$2]" office:value-type="float" office:value="0.877553462982178" calcext:value-type="float">
            <text:p>0.877553463</text:p>
          </table:table-cell>
          <table:table-cell table:formula="of:=[.C18]/([.D18]-[.D17])" office:value-type="float" office:value="79795.6416249305" calcext:value-type="float">
            <text:p>79795.6416249305</text:p>
          </table:table-cell>
          <table:table-cell/>
          <table:table-cell office:value-type="float" office:value="1443143591.16987" calcext:value-type="float">
            <text:p>1443143591.16987</text:p>
          </table:table-cell>
          <table:table-cell table:formula="of:=[.G18]-[.$B$2]" office:value-type="float" office:value="11.1696445941925" calcext:value-type="float">
            <text:p>11.1696445942</text:p>
          </table:table-cell>
          <table:table-cell table:formula="of:=[.C18]/([.H18]-[.H17])" office:value-type="float" office:value="86754.7765651218" calcext:value-type="float">
            <text:p>86754.7765651218</text:p>
          </table:table-cell>
          <table:table-cell table:formula="of:=[.G18]-[.$B18]" office:value-type="float" office:value="10.2920911312103" calcext:value-type="float">
            <text:p>10.29209113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3580.93262" calcext:value-type="float">
            <text:p>1443143580.93262</text:p>
          </table:table-cell>
          <table:table-cell office:value-type="float" office:value="4376" calcext:value-type="float">
            <text:p>4376</text:p>
          </table:table-cell>
          <table:table-cell table:formula="of:=[.B19]-[.$B$2]" office:value-type="float" office:value="0.932396173477173" calcext:value-type="float">
            <text:p>0.9323961735</text:p>
          </table:table-cell>
          <table:table-cell table:formula="of:=[.C19]/([.D19]-[.D18])" office:value-type="float" office:value="79791.8257595847" calcext:value-type="float">
            <text:p>79791.8257595847</text:p>
          </table:table-cell>
          <table:table-cell/>
          <table:table-cell office:value-type="float" office:value="1443143591.22032" calcext:value-type="float">
            <text:p>1443143591.22032</text:p>
          </table:table-cell>
          <table:table-cell table:formula="of:=[.G19]-[.$B$2]" office:value-type="float" office:value="11.2200937271118" calcext:value-type="float">
            <text:p>11.2200937271</text:p>
          </table:table-cell>
          <table:table-cell table:formula="of:=[.C19]/([.H19]-[.H18])" office:value-type="float" office:value="86740.8366958256" calcext:value-type="float">
            <text:p>86740.8366958256</text:p>
          </table:table-cell>
          <table:table-cell table:formula="of:=[.G19]-[.$B19]" office:value-type="float" office:value="10.2876975536346" calcext:value-type="float">
            <text:p>10.28769755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3580.98745" calcext:value-type="float">
            <text:p>1443143580.98745</text:p>
          </table:table-cell>
          <table:table-cell office:value-type="float" office:value="4376" calcext:value-type="float">
            <text:p>4376</text:p>
          </table:table-cell>
          <table:table-cell table:formula="of:=[.B20]-[.$B$2]" office:value-type="float" office:value="0.98723030090332" calcext:value-type="float">
            <text:p>0.9872303009</text:p>
          </table:table-cell>
          <table:table-cell table:formula="of:=[.C20]/([.D20]-[.D19])" office:value-type="float" office:value="79804.3154036462" calcext:value-type="float">
            <text:p>79804.3154036462</text:p>
          </table:table-cell>
          <table:table-cell/>
          <table:table-cell office:value-type="float" office:value="1443143591.27074" calcext:value-type="float">
            <text:p>1443143591.27074</text:p>
          </table:table-cell>
          <table:table-cell table:formula="of:=[.G20]-[.$B$2]" office:value-type="float" office:value="11.2705218791962" calcext:value-type="float">
            <text:p>11.2705218792</text:p>
          </table:table-cell>
          <table:table-cell table:formula="of:=[.C20]/([.H20]-[.H19])" office:value-type="float" office:value="86776.9255688829" calcext:value-type="float">
            <text:p>86776.9255688829</text:p>
          </table:table-cell>
          <table:table-cell table:formula="of:=[.G20]-[.$B20]" office:value-type="float" office:value="10.2832915782928" calcext:value-type="float">
            <text:p>10.28329157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3581.0398" calcext:value-type="float">
            <text:p>1443143581.0398</text:p>
          </table:table-cell>
          <table:table-cell office:value-type="float" office:value="4376" calcext:value-type="float">
            <text:p>4376</text:p>
          </table:table-cell>
          <table:table-cell table:formula="of:=[.B21]-[.$B$2]" office:value-type="float" office:value="1.03957915306091" calcext:value-type="float">
            <text:p>1.0395791531</text:p>
          </table:table-cell>
          <table:table-cell table:formula="of:=[.C21]/([.D21]-[.D20])" office:value-type="float" office:value="83593.0458766572" calcext:value-type="float">
            <text:p>83593.0458766572</text:p>
          </table:table-cell>
          <table:table-cell/>
          <table:table-cell office:value-type="float" office:value="1443143591.32124" calcext:value-type="float">
            <text:p>1443143591.32124</text:p>
          </table:table-cell>
          <table:table-cell table:formula="of:=[.G21]-[.$B$2]" office:value-type="float" office:value="11.3210196495056" calcext:value-type="float">
            <text:p>11.3210196495</text:p>
          </table:table-cell>
          <table:table-cell table:formula="of:=[.C21]/([.H21]-[.H20])" office:value-type="float" office:value="86657.291464238" calcext:value-type="float">
            <text:p>86657.291464238</text:p>
          </table:table-cell>
          <table:table-cell table:formula="of:=[.G21]-[.$B21]" office:value-type="float" office:value="10.2814404964447" calcext:value-type="float">
            <text:p>10.28144049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3581.09143" calcext:value-type="float">
            <text:p>1443143581.09143</text:p>
          </table:table-cell>
          <table:table-cell office:value-type="float" office:value="4376" calcext:value-type="float">
            <text:p>4376</text:p>
          </table:table-cell>
          <table:table-cell table:formula="of:=[.B22]-[.$B$2]" office:value-type="float" office:value="1.09120845794678" calcext:value-type="float">
            <text:p>1.0912084579</text:p>
          </table:table-cell>
          <table:table-cell table:formula="of:=[.C22]/([.D22]-[.D21])" office:value-type="float" office:value="84758.0653985934" calcext:value-type="float">
            <text:p>84758.0653985934</text:p>
          </table:table-cell>
          <table:table-cell/>
          <table:table-cell office:value-type="float" office:value="1443143591.37162" calcext:value-type="float">
            <text:p>1443143591.37162</text:p>
          </table:table-cell>
          <table:table-cell table:formula="of:=[.G22]-[.$B$2]" office:value-type="float" office:value="11.3713991641998" calcext:value-type="float">
            <text:p>11.3713991642</text:p>
          </table:table-cell>
          <table:table-cell table:formula="of:=[.C22]/([.H22]-[.H21])" office:value-type="float" office:value="86860.7017467476" calcext:value-type="float">
            <text:p>86860.7017467476</text:p>
          </table:table-cell>
          <table:table-cell table:formula="of:=[.G22]-[.$B22]" office:value-type="float" office:value="10.2801907062531" calcext:value-type="float">
            <text:p>10.280190706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3581.14305" calcext:value-type="float">
            <text:p>1443143581.14305</text:p>
          </table:table-cell>
          <table:table-cell office:value-type="float" office:value="4376" calcext:value-type="float">
            <text:p>4376</text:p>
          </table:table-cell>
          <table:table-cell table:formula="of:=[.B23]-[.$B$2]" office:value-type="float" office:value="1.14283084869385" calcext:value-type="float">
            <text:p>1.1428308487</text:p>
          </table:table-cell>
          <table:table-cell table:formula="of:=[.C23]/([.D23]-[.D22])" office:value-type="float" office:value="84769.417624238" calcext:value-type="float">
            <text:p>84769.417624238</text:p>
          </table:table-cell>
          <table:table-cell/>
          <table:table-cell office:value-type="float" office:value="1443143591.42208" calcext:value-type="float">
            <text:p>1443143591.42208</text:p>
          </table:table-cell>
          <table:table-cell table:formula="of:=[.G23]-[.$B$2]" office:value-type="float" office:value="11.4218592643738" calcext:value-type="float">
            <text:p>11.4218592644</text:p>
          </table:table-cell>
          <table:table-cell table:formula="of:=[.C23]/([.H23]-[.H22])" office:value-type="float" office:value="86721.984001512" calcext:value-type="float">
            <text:p>86721.984001512</text:p>
          </table:table-cell>
          <table:table-cell table:formula="of:=[.G23]-[.$B23]" office:value-type="float" office:value="10.2790284156799" calcext:value-type="float">
            <text:p>10.279028415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3581.19468" calcext:value-type="float">
            <text:p>1443143581.19468</text:p>
          </table:table-cell>
          <table:table-cell office:value-type="float" office:value="4376" calcext:value-type="float">
            <text:p>4376</text:p>
          </table:table-cell>
          <table:table-cell table:formula="of:=[.B24]-[.$B$2]" office:value-type="float" office:value="1.19445824623108" calcext:value-type="float">
            <text:p>1.1944582462</text:p>
          </table:table-cell>
          <table:table-cell table:formula="of:=[.C24]/([.D24]-[.D23])" office:value-type="float" office:value="84761.1967433419" calcext:value-type="float">
            <text:p>84761.1967433419</text:p>
          </table:table-cell>
          <table:table-cell/>
          <table:table-cell office:value-type="float" office:value="1443143591.47252" calcext:value-type="float">
            <text:p>1443143591.47252</text:p>
          </table:table-cell>
          <table:table-cell table:formula="of:=[.G24]-[.$B$2]" office:value-type="float" office:value="11.4723017215729" calcext:value-type="float">
            <text:p>11.4723017216</text:p>
          </table:table-cell>
          <table:table-cell table:formula="of:=[.C24]/([.H24]-[.H23])" office:value-type="float" office:value="86752.3162626258" calcext:value-type="float">
            <text:p>86752.3162626258</text:p>
          </table:table-cell>
          <table:table-cell table:formula="of:=[.G24]-[.$B24]" office:value-type="float" office:value="10.2778434753418" calcext:value-type="float">
            <text:p>10.277843475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3581.24635" calcext:value-type="float">
            <text:p>1443143581.24635</text:p>
          </table:table-cell>
          <table:table-cell office:value-type="float" office:value="4376" calcext:value-type="float">
            <text:p>4376</text:p>
          </table:table-cell>
          <table:table-cell table:formula="of:=[.B25]-[.$B$2]" office:value-type="float" office:value="1.24612283706665" calcext:value-type="float">
            <text:p>1.2461228371</text:p>
          </table:table-cell>
          <table:table-cell table:formula="of:=[.C25]/([.D25]-[.D24])" office:value-type="float" office:value="84700.1772244194" calcext:value-type="float">
            <text:p>84700.1772244194</text:p>
          </table:table-cell>
          <table:table-cell/>
          <table:table-cell office:value-type="float" office:value="1443143591.52293" calcext:value-type="float">
            <text:p>1443143591.52293</text:p>
          </table:table-cell>
          <table:table-cell table:formula="of:=[.G25]-[.$B$2]" office:value-type="float" office:value="11.5227115154266" calcext:value-type="float">
            <text:p>11.5227115154</text:p>
          </table:table-cell>
          <table:table-cell table:formula="of:=[.C25]/([.H25]-[.H24])" office:value-type="float" office:value="86808.5279756331" calcext:value-type="float">
            <text:p>86808.5279756331</text:p>
          </table:table-cell>
          <table:table-cell table:formula="of:=[.G25]-[.$B25]" office:value-type="float" office:value="10.27658867836" calcext:value-type="float">
            <text:p>10.27658867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3581.29797" calcext:value-type="float">
            <text:p>1443143581.29797</text:p>
          </table:table-cell>
          <table:table-cell office:value-type="float" office:value="4376" calcext:value-type="float">
            <text:p>4376</text:p>
          </table:table-cell>
          <table:table-cell table:formula="of:=[.B26]-[.$B$2]" office:value-type="float" office:value="1.29774808883667" calcext:value-type="float">
            <text:p>1.2977480888</text:p>
          </table:table-cell>
          <table:table-cell table:formula="of:=[.C26]/([.D26]-[.D25])" office:value-type="float" office:value="84764.7197827573" calcext:value-type="float">
            <text:p>84764.7197827573</text:p>
          </table:table-cell>
          <table:table-cell/>
          <table:table-cell office:value-type="float" office:value="1443143591.57344" calcext:value-type="float">
            <text:p>1443143591.57344</text:p>
          </table:table-cell>
          <table:table-cell table:formula="of:=[.G26]-[.$B$2]" office:value-type="float" office:value="11.573219537735" calcext:value-type="float">
            <text:p>11.5732195377</text:p>
          </table:table-cell>
          <table:table-cell table:formula="of:=[.C26]/([.H26]-[.H25])" office:value-type="float" office:value="86639.7019721873" calcext:value-type="float">
            <text:p>86639.7019721873</text:p>
          </table:table-cell>
          <table:table-cell table:formula="of:=[.G26]-[.$B26]" office:value-type="float" office:value="10.2754714488983" calcext:value-type="float">
            <text:p>10.275471448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3581.34959" calcext:value-type="float">
            <text:p>1443143581.34959</text:p>
          </table:table-cell>
          <table:table-cell office:value-type="float" office:value="4376" calcext:value-type="float">
            <text:p>4376</text:p>
          </table:table-cell>
          <table:table-cell table:formula="of:=[.B27]-[.$B$2]" office:value-type="float" office:value="1.34937167167664" calcext:value-type="float">
            <text:p>1.3493716717</text:p>
          </table:table-cell>
          <table:table-cell table:formula="of:=[.C27]/([.D27]-[.D26])" office:value-type="float" office:value="84767.4601270061" calcext:value-type="float">
            <text:p>84767.4601270061</text:p>
          </table:table-cell>
          <table:table-cell/>
          <table:table-cell office:value-type="float" office:value="1443143591.62385" calcext:value-type="float">
            <text:p>1443143591.62385</text:p>
          </table:table-cell>
          <table:table-cell table:formula="of:=[.G27]-[.$B$2]" office:value-type="float" office:value="11.6236264705658" calcext:value-type="float">
            <text:p>11.6236264706</text:p>
          </table:table-cell>
          <table:table-cell table:formula="of:=[.C27]/([.H27]-[.H26])" office:value-type="float" office:value="86813.4550992801" calcext:value-type="float">
            <text:p>86813.4550992801</text:p>
          </table:table-cell>
          <table:table-cell table:formula="of:=[.G27]-[.$B27]" office:value-type="float" office:value="10.2742547988892" calcext:value-type="float">
            <text:p>10.27425479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3581.40122" calcext:value-type="float">
            <text:p>1443143581.40122</text:p>
          </table:table-cell>
          <table:table-cell office:value-type="float" office:value="4376" calcext:value-type="float">
            <text:p>4376</text:p>
          </table:table-cell>
          <table:table-cell table:formula="of:=[.B28]-[.$B$2]" office:value-type="float" office:value="1.4009964466095" calcext:value-type="float">
            <text:p>1.4009964466</text:p>
          </table:table-cell>
          <table:table-cell table:formula="of:=[.C28]/([.D28]-[.D27])" office:value-type="float" office:value="84765.5027201773" calcext:value-type="float">
            <text:p>84765.5027201773</text:p>
          </table:table-cell>
          <table:table-cell/>
          <table:table-cell office:value-type="float" office:value="1443143591.67428" calcext:value-type="float">
            <text:p>1443143591.67428</text:p>
          </table:table-cell>
          <table:table-cell table:formula="of:=[.G28]-[.$B$2]" office:value-type="float" office:value="11.6740543842316" calcext:value-type="float">
            <text:p>11.6740543842</text:p>
          </table:table-cell>
          <table:table-cell table:formula="of:=[.C28]/([.H28]-[.H27])" office:value-type="float" office:value="86777.335842277" calcext:value-type="float">
            <text:p>86777.335842277</text:p>
          </table:table-cell>
          <table:table-cell table:formula="of:=[.G28]-[.$B28]" office:value-type="float" office:value="10.2730579376221" calcext:value-type="float">
            <text:p>10.273057937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3581.45284" calcext:value-type="float">
            <text:p>1443143581.45284</text:p>
          </table:table-cell>
          <table:table-cell office:value-type="float" office:value="4376" calcext:value-type="float">
            <text:p>4376</text:p>
          </table:table-cell>
          <table:table-cell table:formula="of:=[.B29]-[.$B$2]" office:value-type="float" office:value="1.45261573791504" calcext:value-type="float">
            <text:p>1.4526157379</text:p>
          </table:table-cell>
          <table:table-cell table:formula="of:=[.C29]/([.D29]-[.D28])" office:value-type="float" office:value="84774.5075401719" calcext:value-type="float">
            <text:p>84774.5075401719</text:p>
          </table:table-cell>
          <table:table-cell/>
          <table:table-cell office:value-type="float" office:value="1443143591.72478" calcext:value-type="float">
            <text:p>1443143591.72478</text:p>
          </table:table-cell>
          <table:table-cell table:formula="of:=[.G29]-[.$B$2]" office:value-type="float" office:value="11.7245593070984" calcext:value-type="float">
            <text:p>11.7245593071</text:p>
          </table:table-cell>
          <table:table-cell table:formula="of:=[.C29]/([.H29]-[.H28])" office:value-type="float" office:value="86645.0189724925" calcext:value-type="float">
            <text:p>86645.0189724925</text:p>
          </table:table-cell>
          <table:table-cell table:formula="of:=[.G29]-[.$B29]" office:value-type="float" office:value="10.2719435691834" calcext:value-type="float">
            <text:p>10.27194356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3581.50445" calcext:value-type="float">
            <text:p>1443143581.50445</text:p>
          </table:table-cell>
          <table:table-cell office:value-type="float" office:value="4376" calcext:value-type="float">
            <text:p>4376</text:p>
          </table:table-cell>
          <table:table-cell table:formula="of:=[.B30]-[.$B$2]" office:value-type="float" office:value="1.50422787666321" calcext:value-type="float">
            <text:p>1.5042278767</text:p>
          </table:table-cell>
          <table:table-cell table:formula="of:=[.C30]/([.D30]-[.D29])" office:value-type="float" office:value="84786.2558331832" calcext:value-type="float">
            <text:p>84786.2558331832</text:p>
          </table:table-cell>
          <table:table-cell/>
          <table:table-cell office:value-type="float" office:value="1443143591.77519" calcext:value-type="float">
            <text:p>1443143591.77519</text:p>
          </table:table-cell>
          <table:table-cell table:formula="of:=[.G30]-[.$B$2]" office:value-type="float" office:value="11.7749717235565" calcext:value-type="float">
            <text:p>11.7749717236</text:p>
          </table:table-cell>
          <table:table-cell table:formula="of:=[.C30]/([.H30]-[.H29])" office:value-type="float" office:value="86804.0119369103" calcext:value-type="float">
            <text:p>86804.0119369103</text:p>
          </table:table-cell>
          <table:table-cell table:formula="of:=[.G30]-[.$B30]" office:value-type="float" office:value="10.2707438468933" calcext:value-type="float">
            <text:p>10.270743846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3581.55607" calcext:value-type="float">
            <text:p>1443143581.55607</text:p>
          </table:table-cell>
          <table:table-cell office:value-type="float" office:value="4376" calcext:value-type="float">
            <text:p>4376</text:p>
          </table:table-cell>
          <table:table-cell table:formula="of:=[.B31]-[.$B$2]" office:value-type="float" office:value="1.55584383010864" calcext:value-type="float">
            <text:p>1.5558438301</text:p>
          </table:table-cell>
          <table:table-cell table:formula="of:=[.C31]/([.D31]-[.D30])" office:value-type="float" office:value="84779.9896717215" calcext:value-type="float">
            <text:p>84779.9896717215</text:p>
          </table:table-cell>
          <table:table-cell/>
          <table:table-cell office:value-type="float" office:value="1443143591.82562" calcext:value-type="float">
            <text:p>1443143591.82562</text:p>
          </table:table-cell>
          <table:table-cell table:formula="of:=[.G31]-[.$B$2]" office:value-type="float" office:value="11.8253960609436" calcext:value-type="float">
            <text:p>11.8253960609</text:p>
          </table:table-cell>
          <table:table-cell table:formula="of:=[.C31]/([.H31]-[.H30])" office:value-type="float" office:value="86783.4904087567" calcext:value-type="float">
            <text:p>86783.4904087567</text:p>
          </table:table-cell>
          <table:table-cell table:formula="of:=[.G31]-[.$B31]" office:value-type="float" office:value="10.269552230835" calcext:value-type="float">
            <text:p>10.26955223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3581.60767" calcext:value-type="float">
            <text:p>1443143581.60767</text:p>
          </table:table-cell>
          <table:table-cell office:value-type="float" office:value="4376" calcext:value-type="float">
            <text:p>4376</text:p>
          </table:table-cell>
          <table:table-cell table:formula="of:=[.B32]-[.$B$2]" office:value-type="float" office:value="1.60745167732239" calcext:value-type="float">
            <text:p>1.6074516773</text:p>
          </table:table-cell>
          <table:table-cell table:formula="of:=[.C32]/([.D32]-[.D31])" office:value-type="float" office:value="84793.3063721074" calcext:value-type="float">
            <text:p>84793.3063721074</text:p>
          </table:table-cell>
          <table:table-cell/>
          <table:table-cell office:value-type="float" office:value="1443143591.87608" calcext:value-type="float">
            <text:p>1443143591.87608</text:p>
          </table:table-cell>
          <table:table-cell table:formula="of:=[.G32]-[.$B$2]" office:value-type="float" office:value="11.8758554458618" calcext:value-type="float">
            <text:p>11.8758554459</text:p>
          </table:table-cell>
          <table:table-cell table:formula="of:=[.C32]/([.H32]-[.H31])" office:value-type="float" office:value="86723.2132752478" calcext:value-type="float">
            <text:p>86723.2132752478</text:p>
          </table:table-cell>
          <table:table-cell table:formula="of:=[.G32]-[.$B32]" office:value-type="float" office:value="10.2684037685394" calcext:value-type="float">
            <text:p>10.268403768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3581.65935" calcext:value-type="float">
            <text:p>1443143581.65935</text:p>
          </table:table-cell>
          <table:table-cell office:value-type="float" office:value="4376" calcext:value-type="float">
            <text:p>4376</text:p>
          </table:table-cell>
          <table:table-cell table:formula="of:=[.B33]-[.$B$2]" office:value-type="float" office:value="1.65913105010986" calcext:value-type="float">
            <text:p>1.6591310501</text:p>
          </table:table-cell>
          <table:table-cell table:formula="of:=[.C33]/([.D33]-[.D32])" office:value-type="float" office:value="84675.9502673476" calcext:value-type="float">
            <text:p>84675.9502673476</text:p>
          </table:table-cell>
          <table:table-cell/>
          <table:table-cell office:value-type="float" office:value="1443143591.92653" calcext:value-type="float">
            <text:p>1443143591.92653</text:p>
          </table:table-cell>
          <table:table-cell table:formula="of:=[.G33]-[.$B$2]" office:value-type="float" office:value="11.9263107776642" calcext:value-type="float">
            <text:p>11.9263107777</text:p>
          </table:table-cell>
          <table:table-cell table:formula="of:=[.C33]/([.H33]-[.H32])" office:value-type="float" office:value="86730.1798180744" calcext:value-type="float">
            <text:p>86730.1798180744</text:p>
          </table:table-cell>
          <table:table-cell table:formula="of:=[.G33]-[.$B33]" office:value-type="float" office:value="10.2671797275543" calcext:value-type="float">
            <text:p>10.2671797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3581.71097" calcext:value-type="float">
            <text:p>1443143581.71097</text:p>
          </table:table-cell>
          <table:table-cell office:value-type="float" office:value="4376" calcext:value-type="float">
            <text:p>4376</text:p>
          </table:table-cell>
          <table:table-cell table:formula="of:=[.B34]-[.$B$2]" office:value-type="float" office:value="1.71074914932251" calcext:value-type="float">
            <text:p>1.7107491493</text:p>
          </table:table-cell>
          <table:table-cell table:formula="of:=[.C34]/([.D34]-[.D33])" office:value-type="float" office:value="84776.4653629066" calcext:value-type="float">
            <text:p>84776.4653629066</text:p>
          </table:table-cell>
          <table:table-cell/>
          <table:table-cell office:value-type="float" office:value="1443143591.97695" calcext:value-type="float">
            <text:p>1443143591.97695</text:p>
          </table:table-cell>
          <table:table-cell table:formula="of:=[.G34]-[.$B$2]" office:value-type="float" office:value="11.9767255783081" calcext:value-type="float">
            <text:p>11.9767255783</text:p>
          </table:table-cell>
          <table:table-cell table:formula="of:=[.C34]/([.H34]-[.H33])" office:value-type="float" office:value="86799.9068548864" calcext:value-type="float">
            <text:p>86799.9068548864</text:p>
          </table:table-cell>
          <table:table-cell table:formula="of:=[.G34]-[.$B34]" office:value-type="float" office:value="10.2659764289856" calcext:value-type="float">
            <text:p>10.2659764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3581.76259" calcext:value-type="float">
            <text:p>1443143581.76259</text:p>
          </table:table-cell>
          <table:table-cell office:value-type="float" office:value="4376" calcext:value-type="float">
            <text:p>4376</text:p>
          </table:table-cell>
          <table:table-cell table:formula="of:=[.B35]-[.$B$2]" office:value-type="float" office:value="1.76236319541931" calcext:value-type="float">
            <text:p>1.7623631954</text:p>
          </table:table-cell>
          <table:table-cell table:formula="of:=[.C35]/([.D35]-[.D34])" office:value-type="float" office:value="84783.1226366723" calcext:value-type="float">
            <text:p>84783.1226366723</text:p>
          </table:table-cell>
          <table:table-cell/>
          <table:table-cell office:value-type="float" office:value="1443143592.02742" calcext:value-type="float">
            <text:p>1443143592.02742</text:p>
          </table:table-cell>
          <table:table-cell table:formula="of:=[.G35]-[.$B$2]" office:value-type="float" office:value="12.0272016525269" calcext:value-type="float">
            <text:p>12.0272016525</text:p>
          </table:table-cell>
          <table:table-cell table:formula="of:=[.C35]/([.H35]-[.H34])" office:value-type="float" office:value="86694.5392986699" calcext:value-type="float">
            <text:p>86694.5392986699</text:p>
          </table:table-cell>
          <table:table-cell table:formula="of:=[.G35]-[.$B35]" office:value-type="float" office:value="10.2648384571075" calcext:value-type="float">
            <text:p>10.264838457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3581.81422" calcext:value-type="float">
            <text:p>1443143581.81422</text:p>
          </table:table-cell>
          <table:table-cell office:value-type="float" office:value="4376" calcext:value-type="float">
            <text:p>4376</text:p>
          </table:table-cell>
          <table:table-cell table:formula="of:=[.B36]-[.$B$2]" office:value-type="float" office:value="1.8139955997467" calcext:value-type="float">
            <text:p>1.8139955997</text:p>
          </table:table-cell>
          <table:table-cell table:formula="of:=[.C36]/([.D36]-[.D35])" office:value-type="float" office:value="84752.9774568022" calcext:value-type="float">
            <text:p>84752.9774568022</text:p>
          </table:table-cell>
          <table:table-cell/>
          <table:table-cell office:value-type="float" office:value="1443143592.04341" calcext:value-type="float">
            <text:p>1443143592.04341</text:p>
          </table:table-cell>
          <table:table-cell table:formula="of:=[.G36]-[.$B$2]" office:value-type="float" office:value="12.0431907176971" calcext:value-type="float">
            <text:p>12.0431907177</text:p>
          </table:table-cell>
          <table:table-cell table:formula="of:=[.C36]/([.H36]-[.H35])" office:value-type="float" office:value="273687.045077017" calcext:value-type="float">
            <text:p>273687.045077017</text:p>
          </table:table-cell>
          <table:table-cell table:formula="of:=[.G36]-[.$B36]" office:value-type="float" office:value="10.2291951179504" calcext:value-type="float">
            <text:p>10.2291951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3581.86583" calcext:value-type="float">
            <text:p>1443143581.86583</text:p>
          </table:table-cell>
          <table:table-cell office:value-type="float" office:value="4376" calcext:value-type="float">
            <text:p>4376</text:p>
          </table:table-cell>
          <table:table-cell table:formula="of:=[.B37]-[.$B$2]" office:value-type="float" office:value="1.86561131477356" calcext:value-type="float">
            <text:p>1.8656113148</text:p>
          </table:table-cell>
          <table:table-cell table:formula="of:=[.C37]/([.D37]-[.D36])" office:value-type="float" office:value="84780.3812796778" calcext:value-type="float">
            <text:p>84780.3812796778</text:p>
          </table:table-cell>
          <table:table-cell/>
          <table:table-cell office:value-type="float" office:value="1443143592.0594" calcext:value-type="float">
            <text:p>1443143592.0594</text:p>
          </table:table-cell>
          <table:table-cell table:formula="of:=[.G37]-[.$B$2]" office:value-type="float" office:value="12.0591804981232" calcext:value-type="float">
            <text:p>12.0591804981</text:p>
          </table:table-cell>
          <table:table-cell table:formula="of:=[.C37]/([.H37]-[.H36])" office:value-type="float" office:value="273674.802493067" calcext:value-type="float">
            <text:p>273674.802493067</text:p>
          </table:table-cell>
          <table:table-cell table:formula="of:=[.G37]-[.$B37]" office:value-type="float" office:value="10.1935691833496" calcext:value-type="float">
            <text:p>10.19356918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3581.91747" calcext:value-type="float">
            <text:p>1443143581.91747</text:p>
          </table:table-cell>
          <table:table-cell office:value-type="float" office:value="4376" calcext:value-type="float">
            <text:p>4376</text:p>
          </table:table-cell>
          <table:table-cell table:formula="of:=[.B38]-[.$B$2]" office:value-type="float" office:value="1.91724705696106" calcext:value-type="float">
            <text:p>1.917247057</text:p>
          </table:table-cell>
          <table:table-cell table:formula="of:=[.C38]/([.D38]-[.D37])" office:value-type="float" office:value="84747.4988179669" calcext:value-type="float">
            <text:p>84747.4988179669</text:p>
          </table:table-cell>
          <table:table-cell/>
          <table:table-cell office:value-type="float" office:value="1443143592.08777" calcext:value-type="float">
            <text:p>1443143592.08777</text:p>
          </table:table-cell>
          <table:table-cell table:formula="of:=[.G38]-[.$B$2]" office:value-type="float" office:value="12.0875470638275" calcext:value-type="float">
            <text:p>12.0875470638</text:p>
          </table:table-cell>
          <table:table-cell table:formula="of:=[.C38]/([.H38]-[.H37])" office:value-type="float" office:value="154266.118979979" calcext:value-type="float">
            <text:p>154266.118979979</text:p>
          </table:table-cell>
          <table:table-cell table:formula="of:=[.G38]-[.$B38]" office:value-type="float" office:value="10.1703000068665" calcext:value-type="float">
            <text:p>10.17030000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3581.96909" calcext:value-type="float">
            <text:p>1443143581.96909</text:p>
          </table:table-cell>
          <table:table-cell office:value-type="float" office:value="4376" calcext:value-type="float">
            <text:p>4376</text:p>
          </table:table-cell>
          <table:table-cell table:formula="of:=[.B39]-[.$B$2]" office:value-type="float" office:value="1.96887063980103" calcext:value-type="float">
            <text:p>1.9688706398</text:p>
          </table:table-cell>
          <table:table-cell table:formula="of:=[.C39]/([.D39]-[.D38])" office:value-type="float" office:value="84767.4601270061" calcext:value-type="float">
            <text:p>84767.4601270061</text:p>
          </table:table-cell>
          <table:table-cell/>
          <table:table-cell office:value-type="float" office:value="1443143592.13446" calcext:value-type="float">
            <text:p>1443143592.13446</text:p>
          </table:table-cell>
          <table:table-cell table:formula="of:=[.G39]-[.$B$2]" office:value-type="float" office:value="12.1342391967773" calcext:value-type="float">
            <text:p>12.1342391968</text:p>
          </table:table-cell>
          <table:table-cell table:formula="of:=[.C39]/([.H39]-[.H38])" office:value-type="float" office:value="93720.2848433168" calcext:value-type="float">
            <text:p>93720.2848433168</text:p>
          </table:table-cell>
          <table:table-cell table:formula="of:=[.G39]-[.$B39]" office:value-type="float" office:value="10.1653685569763" calcext:value-type="float">
            <text:p>10.1653685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3582.01721" calcext:value-type="float">
            <text:p>1443143582.01721</text:p>
          </table:table-cell>
          <table:table-cell office:value-type="float" office:value="4376" calcext:value-type="float">
            <text:p>4376</text:p>
          </table:table-cell>
          <table:table-cell table:formula="of:=[.B40]-[.$B$2]" office:value-type="float" office:value="2.01698470115662" calcext:value-type="float">
            <text:p>2.0169847012</text:p>
          </table:table-cell>
          <table:table-cell table:formula="of:=[.C40]/([.D40]-[.D39])" office:value-type="float" office:value="90950.5428705929" calcext:value-type="float">
            <text:p>90950.5428705929</text:p>
          </table:table-cell>
          <table:table-cell/>
          <table:table-cell office:value-type="float" office:value="1443143592.18113" calcext:value-type="float">
            <text:p>1443143592.18113</text:p>
          </table:table-cell>
          <table:table-cell table:formula="of:=[.G40]-[.$B$2]" office:value-type="float" office:value="12.1809113025665" calcext:value-type="float">
            <text:p>12.1809113026</text:p>
          </table:table-cell>
          <table:table-cell table:formula="of:=[.C40]/([.H40]-[.H39])" office:value-type="float" office:value="93760.5005389335" calcext:value-type="float">
            <text:p>93760.5005389335</text:p>
          </table:table-cell>
          <table:table-cell table:formula="of:=[.G40]-[.$B40]" office:value-type="float" office:value="10.1639266014099" calcext:value-type="float">
            <text:p>10.16392660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3582.06008" calcext:value-type="float">
            <text:p>1443143582.06008</text:p>
          </table:table-cell>
          <table:table-cell office:value-type="float" office:value="4376" calcext:value-type="float">
            <text:p>4376</text:p>
          </table:table-cell>
          <table:table-cell table:formula="of:=[.B41]-[.$B$2]" office:value-type="float" office:value="2.05986070632935" calcext:value-type="float">
            <text:p>2.0598607063</text:p>
          </table:table-cell>
          <table:table-cell table:formula="of:=[.C41]/([.D41]-[.D40])" office:value-type="float" office:value="102061.747179359" calcext:value-type="float">
            <text:p>102061.747179359</text:p>
          </table:table-cell>
          <table:table-cell/>
          <table:table-cell office:value-type="float" office:value="1443143592.22785" calcext:value-type="float">
            <text:p>1443143592.22785</text:p>
          </table:table-cell>
          <table:table-cell table:formula="of:=[.G41]-[.$B$2]" office:value-type="float" office:value="12.22762799263" calcext:value-type="float">
            <text:p>12.2276279926</text:p>
          </table:table-cell>
          <table:table-cell table:formula="of:=[.C41]/([.H41]-[.H40])" office:value-type="float" office:value="93671.019801576" calcext:value-type="float">
            <text:p>93671.019801576</text:p>
          </table:table-cell>
          <table:table-cell table:formula="of:=[.G41]-[.$B41]" office:value-type="float" office:value="10.1677672863007" calcext:value-type="float">
            <text:p>10.167767286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3582.10295" calcext:value-type="float">
            <text:p>1443143582.10295</text:p>
          </table:table-cell>
          <table:table-cell office:value-type="float" office:value="4376" calcext:value-type="float">
            <text:p>4376</text:p>
          </table:table-cell>
          <table:table-cell table:formula="of:=[.B42]-[.$B$2]" office:value-type="float" office:value="2.10272979736328" calcext:value-type="float">
            <text:p>2.1027297974</text:p>
          </table:table-cell>
          <table:table-cell table:formula="of:=[.C42]/([.D42]-[.D41])" office:value-type="float" office:value="102078.208202173" calcext:value-type="float">
            <text:p>102078.208202173</text:p>
          </table:table-cell>
          <table:table-cell/>
          <table:table-cell office:value-type="float" office:value="1443143592.27452" calcext:value-type="float">
            <text:p>1443143592.27452</text:p>
          </table:table-cell>
          <table:table-cell table:formula="of:=[.G42]-[.$B$2]" office:value-type="float" office:value="12.2742955684662" calcext:value-type="float">
            <text:p>12.2742955685</text:p>
          </table:table-cell>
          <table:table-cell table:formula="of:=[.C42]/([.H42]-[.H41])" office:value-type="float" office:value="93769.6017329287" calcext:value-type="float">
            <text:p>93769.6017329287</text:p>
          </table:table-cell>
          <table:table-cell table:formula="of:=[.G42]-[.$B42]" office:value-type="float" office:value="10.1715657711029" calcext:value-type="float">
            <text:p>10.17156577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3582.14582" calcext:value-type="float">
            <text:p>1443143582.14582</text:p>
          </table:table-cell>
          <table:table-cell office:value-type="float" office:value="4376" calcext:value-type="float">
            <text:p>4376</text:p>
          </table:table-cell>
          <table:table-cell table:formula="of:=[.B43]-[.$B$2]" office:value-type="float" office:value="2.14559674263" calcext:value-type="float">
            <text:p>2.1455967426</text:p>
          </table:table-cell>
          <table:table-cell table:formula="of:=[.C43]/([.D43]-[.D42])" office:value-type="float" office:value="102083.317875159" calcext:value-type="float">
            <text:p>102083.317875159</text:p>
          </table:table-cell>
          <table:table-cell/>
          <table:table-cell office:value-type="float" office:value="1443143592.3212" calcext:value-type="float">
            <text:p>1443143592.3212</text:p>
          </table:table-cell>
          <table:table-cell table:formula="of:=[.G43]-[.$B$2]" office:value-type="float" office:value="12.320972442627" calcext:value-type="float">
            <text:p>12.3209724426</text:p>
          </table:table-cell>
          <table:table-cell table:formula="of:=[.C43]/([.H43]-[.H42])" office:value-type="float" office:value="93750.9222431644" calcext:value-type="float">
            <text:p>93750.9222431644</text:p>
          </table:table-cell>
          <table:table-cell table:formula="of:=[.G43]-[.$B43]" office:value-type="float" office:value="10.175375699997" calcext:value-type="float">
            <text:p>10.175375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3582.1887" calcext:value-type="float">
            <text:p>1443143582.1887</text:p>
          </table:table-cell>
          <table:table-cell office:value-type="float" office:value="4376" calcext:value-type="float">
            <text:p>4376</text:p>
          </table:table-cell>
          <table:table-cell table:formula="of:=[.B44]-[.$B$2]" office:value-type="float" office:value="2.1884777545929" calcext:value-type="float">
            <text:p>2.1884777546</text:p>
          </table:table-cell>
          <table:table-cell table:formula="of:=[.C44]/([.D44]-[.D43])" office:value-type="float" office:value="102049.830442131" calcext:value-type="float">
            <text:p>102049.830442131</text:p>
          </table:table-cell>
          <table:table-cell/>
          <table:table-cell office:value-type="float" office:value="1443143592.36795" calcext:value-type="float">
            <text:p>1443143592.36795</text:p>
          </table:table-cell>
          <table:table-cell table:formula="of:=[.G44]-[.$B$2]" office:value-type="float" office:value="12.367728471756" calcext:value-type="float">
            <text:p>12.3677284718</text:p>
          </table:table-cell>
          <table:table-cell table:formula="of:=[.C44]/([.H44]-[.H43])" office:value-type="float" office:value="93592.2079251845" calcext:value-type="float">
            <text:p>93592.2079251845</text:p>
          </table:table-cell>
          <table:table-cell table:formula="of:=[.G44]-[.$B44]" office:value-type="float" office:value="10.1792507171631" calcext:value-type="float">
            <text:p>10.17925071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3582.23157" calcext:value-type="float">
            <text:p>1443143582.23157</text:p>
          </table:table-cell>
          <table:table-cell office:value-type="float" office:value="4376" calcext:value-type="float">
            <text:p>4376</text:p>
          </table:table-cell>
          <table:table-cell table:formula="of:=[.B45]-[.$B$2]" office:value-type="float" office:value="2.23134708404541" calcext:value-type="float">
            <text:p>2.231347084</text:p>
          </table:table-cell>
          <table:table-cell table:formula="of:=[.C45]/([.D45]-[.D44])" office:value-type="float" office:value="102077.640492306" calcext:value-type="float">
            <text:p>102077.640492306</text:p>
          </table:table-cell>
          <table:table-cell/>
          <table:table-cell office:value-type="float" office:value="1443143592.41456" calcext:value-type="float">
            <text:p>1443143592.41456</text:p>
          </table:table-cell>
          <table:table-cell table:formula="of:=[.G45]-[.$B$2]" office:value-type="float" office:value="12.4143400192261" calcext:value-type="float">
            <text:p>12.4143400192</text:p>
          </table:table-cell>
          <table:table-cell table:formula="of:=[.C45]/([.H45]-[.H44])" office:value-type="float" office:value="93882.3153813497" calcext:value-type="float">
            <text:p>93882.3153813497</text:p>
          </table:table-cell>
          <table:table-cell table:formula="of:=[.G45]-[.$B45]" office:value-type="float" office:value="10.1829929351807" calcext:value-type="float">
            <text:p>10.18299293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3582.27444" calcext:value-type="float">
            <text:p>1443143582.27444</text:p>
          </table:table-cell>
          <table:table-cell office:value-type="float" office:value="4376" calcext:value-type="float">
            <text:p>4376</text:p>
          </table:table-cell>
          <table:table-cell table:formula="of:=[.B46]-[.$B$2]" office:value-type="float" office:value="2.2742166519165" calcext:value-type="float">
            <text:p>2.2742166519</text:p>
          </table:table-cell>
          <table:table-cell table:formula="of:=[.C46]/([.D46]-[.D45])" office:value-type="float" office:value="102077.072788752" calcext:value-type="float">
            <text:p>102077.072788752</text:p>
          </table:table-cell>
          <table:table-cell/>
          <table:table-cell office:value-type="float" office:value="1443143592.46124" calcext:value-type="float">
            <text:p>1443143592.46124</text:p>
          </table:table-cell>
          <table:table-cell table:formula="of:=[.G46]-[.$B$2]" office:value-type="float" office:value="12.4610152244568" calcext:value-type="float">
            <text:p>12.4610152245</text:p>
          </table:table-cell>
          <table:table-cell table:formula="of:=[.C46]/([.H46]-[.H45])" office:value-type="float" office:value="93754.2744240691" calcext:value-type="float">
            <text:p>93754.2744240691</text:p>
          </table:table-cell>
          <table:table-cell table:formula="of:=[.G46]-[.$B46]" office:value-type="float" office:value="10.1867985725403" calcext:value-type="float">
            <text:p>10.18679857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3582.3173" calcext:value-type="float">
            <text:p>1443143582.3173</text:p>
          </table:table-cell>
          <table:table-cell office:value-type="float" office:value="4376" calcext:value-type="float">
            <text:p>4376</text:p>
          </table:table-cell>
          <table:table-cell table:formula="of:=[.B47]-[.$B$2]" office:value-type="float" office:value="2.31708216667175" calcext:value-type="float">
            <text:p>2.3170821667</text:p>
          </table:table-cell>
          <table:table-cell table:formula="of:=[.C47]/([.D47]-[.D46])" office:value-type="float" office:value="102086.724608017" calcext:value-type="float">
            <text:p>102086.724608017</text:p>
          </table:table-cell>
          <table:table-cell/>
          <table:table-cell office:value-type="float" office:value="1443143592.50792" calcext:value-type="float">
            <text:p>1443143592.50792</text:p>
          </table:table-cell>
          <table:table-cell table:formula="of:=[.G47]-[.$B$2]" office:value-type="float" office:value="12.5077021121979" calcext:value-type="float">
            <text:p>12.5077021122</text:p>
          </table:table-cell>
          <table:table-cell table:formula="of:=[.C47]/([.H47]-[.H46])" office:value-type="float" office:value="93730.8141906557" calcext:value-type="float">
            <text:p>93730.8141906557</text:p>
          </table:table-cell>
          <table:table-cell table:formula="of:=[.G47]-[.$B47]" office:value-type="float" office:value="10.1906199455261" calcext:value-type="float">
            <text:p>10.19061994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3582.36017" calcext:value-type="float">
            <text:p>1443143582.36017</text:p>
          </table:table-cell>
          <table:table-cell office:value-type="float" office:value="4376" calcext:value-type="float">
            <text:p>4376</text:p>
          </table:table-cell>
          <table:table-cell table:formula="of:=[.B48]-[.$B$2]" office:value-type="float" office:value="2.35995149612427" calcext:value-type="float">
            <text:p>2.3599514961</text:p>
          </table:table-cell>
          <table:table-cell table:formula="of:=[.C48]/([.D48]-[.D47])" office:value-type="float" office:value="102077.640492306" calcext:value-type="float">
            <text:p>102077.640492306</text:p>
          </table:table-cell>
          <table:table-cell/>
          <table:table-cell office:value-type="float" office:value="1443143592.55463" calcext:value-type="float">
            <text:p>1443143592.55463</text:p>
          </table:table-cell>
          <table:table-cell table:formula="of:=[.G48]-[.$B$2]" office:value-type="float" office:value="12.5544061660767" calcext:value-type="float">
            <text:p>12.5544061661</text:p>
          </table:table-cell>
          <table:table-cell table:formula="of:=[.C48]/([.H48]-[.H47])" office:value-type="float" office:value="93696.3633040824" calcext:value-type="float">
            <text:p>93696.3633040824</text:p>
          </table:table-cell>
          <table:table-cell table:formula="of:=[.G48]-[.$B48]" office:value-type="float" office:value="10.1944546699524" calcext:value-type="float">
            <text:p>10.1944546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3582.40304" calcext:value-type="float">
            <text:p>1443143582.40304</text:p>
          </table:table-cell>
          <table:table-cell office:value-type="float" office:value="4376" calcext:value-type="float">
            <text:p>4376</text:p>
          </table:table-cell>
          <table:table-cell table:formula="of:=[.B49]-[.$B$2]" office:value-type="float" office:value="2.40281653404236" calcext:value-type="float">
            <text:p>2.402816534</text:p>
          </table:table-cell>
          <table:table-cell table:formula="of:=[.C49]/([.D49]-[.D48])" office:value-type="float" office:value="102087.860236166" calcext:value-type="float">
            <text:p>102087.860236166</text:p>
          </table:table-cell>
          <table:table-cell/>
          <table:table-cell office:value-type="float" office:value="1443143592.60131" calcext:value-type="float">
            <text:p>1443143592.60131</text:p>
          </table:table-cell>
          <table:table-cell table:formula="of:=[.G49]-[.$B$2]" office:value-type="float" office:value="12.6010849475861" calcext:value-type="float">
            <text:p>12.6010849476</text:p>
          </table:table-cell>
          <table:table-cell table:formula="of:=[.C49]/([.H49]-[.H48])" office:value-type="float" office:value="93747.091472789" calcext:value-type="float">
            <text:p>93747.091472789</text:p>
          </table:table-cell>
          <table:table-cell table:formula="of:=[.G49]-[.$B49]" office:value-type="float" office:value="10.1982684135437" calcext:value-type="float">
            <text:p>10.198268413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3582.4459" calcext:value-type="float">
            <text:p>1443143582.4459</text:p>
          </table:table-cell>
          <table:table-cell office:value-type="float" office:value="4376" calcext:value-type="float">
            <text:p>4376</text:p>
          </table:table-cell>
          <table:table-cell table:formula="of:=[.B50]-[.$B$2]" office:value-type="float" office:value="2.44568204879761" calcext:value-type="float">
            <text:p>2.4456820488</text:p>
          </table:table-cell>
          <table:table-cell table:formula="of:=[.C50]/([.D50]-[.D49])" office:value-type="float" office:value="102086.724608017" calcext:value-type="float">
            <text:p>102086.724608017</text:p>
          </table:table-cell>
          <table:table-cell/>
          <table:table-cell office:value-type="float" office:value="1443143592.64797" calcext:value-type="float">
            <text:p>1443143592.64797</text:p>
          </table:table-cell>
          <table:table-cell table:formula="of:=[.G50]-[.$B$2]" office:value-type="float" office:value="12.6477472782135" calcext:value-type="float">
            <text:p>12.6477472782</text:p>
          </table:table-cell>
          <table:table-cell table:formula="of:=[.C50]/([.H50]-[.H49])" office:value-type="float" office:value="93780.1421651781" calcext:value-type="float">
            <text:p>93780.1421651781</text:p>
          </table:table-cell>
          <table:table-cell table:formula="of:=[.G50]-[.$B50]" office:value-type="float" office:value="10.2020652294159" calcext:value-type="float">
            <text:p>10.202065229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3582.48878" calcext:value-type="float">
            <text:p>1443143582.48878</text:p>
          </table:table-cell>
          <table:table-cell office:value-type="float" office:value="4376" calcext:value-type="float">
            <text:p>4376</text:p>
          </table:table-cell>
          <table:table-cell table:formula="of:=[.B51]-[.$B$2]" office:value-type="float" office:value="2.48855829238892" calcext:value-type="float">
            <text:p>2.4885582924</text:p>
          </table:table-cell>
          <table:table-cell table:formula="of:=[.C51]/([.D51]-[.D50])" office:value-type="float" office:value="102061.179652572" calcext:value-type="float">
            <text:p>102061.179652572</text:p>
          </table:table-cell>
          <table:table-cell/>
          <table:table-cell office:value-type="float" office:value="1443143592.69469" calcext:value-type="float">
            <text:p>1443143592.69469</text:p>
          </table:table-cell>
          <table:table-cell table:formula="of:=[.G51]-[.$B$2]" office:value-type="float" office:value="12.6944663524628" calcext:value-type="float">
            <text:p>12.6944663525</text:p>
          </table:table-cell>
          <table:table-cell table:formula="of:=[.C51]/([.H51]-[.H50])" office:value-type="float" office:value="93666.2395460159" calcext:value-type="float">
            <text:p>93666.2395460159</text:p>
          </table:table-cell>
          <table:table-cell table:formula="of:=[.G51]-[.$B51]" office:value-type="float" office:value="10.2059080600739" calcext:value-type="float">
            <text:p>10.20590806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3582.53162" calcext:value-type="float">
            <text:p>1443143582.53162</text:p>
          </table:table-cell>
          <table:table-cell office:value-type="float" office:value="4376" calcext:value-type="float">
            <text:p>4376</text:p>
          </table:table-cell>
          <table:table-cell table:formula="of:=[.B52]-[.$B$2]" office:value-type="float" office:value="2.53140139579773" calcext:value-type="float">
            <text:p>2.5314013958</text:p>
          </table:table-cell>
          <table:table-cell table:formula="of:=[.C52]/([.D52]-[.D51])" office:value-type="float" office:value="102140.126457314" calcext:value-type="float">
            <text:p>102140.126457314</text:p>
          </table:table-cell>
          <table:table-cell/>
          <table:table-cell office:value-type="float" office:value="1443143592.74134" calcext:value-type="float">
            <text:p>1443143592.74134</text:p>
          </table:table-cell>
          <table:table-cell table:formula="of:=[.G52]-[.$B$2]" office:value-type="float" office:value="12.7411212921143" calcext:value-type="float">
            <text:p>12.7411212921</text:p>
          </table:table-cell>
          <table:table-cell table:formula="of:=[.C52]/([.H52]-[.H51])" office:value-type="float" office:value="93794.9986151212" calcext:value-type="float">
            <text:p>93794.9986151212</text:p>
          </table:table-cell>
          <table:table-cell table:formula="of:=[.G52]-[.$B52]" office:value-type="float" office:value="10.2097198963165" calcext:value-type="float">
            <text:p>10.20971989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3582.57449" calcext:value-type="float">
            <text:p>1443143582.57449</text:p>
          </table:table-cell>
          <table:table-cell office:value-type="float" office:value="4376" calcext:value-type="float">
            <text:p>4376</text:p>
          </table:table-cell>
          <table:table-cell table:formula="of:=[.B53]-[.$B$2]" office:value-type="float" office:value="2.57426810264587" calcext:value-type="float">
            <text:p>2.5742681026</text:p>
          </table:table-cell>
          <table:table-cell table:formula="of:=[.C53]/([.D53]-[.D52])" office:value-type="float" office:value="102083.885648179" calcext:value-type="float">
            <text:p>102083.885648179</text:p>
          </table:table-cell>
          <table:table-cell/>
          <table:table-cell office:value-type="float" office:value="1443143592.78806" calcext:value-type="float">
            <text:p>1443143592.78806</text:p>
          </table:table-cell>
          <table:table-cell table:formula="of:=[.G53]-[.$B$2]" office:value-type="float" office:value="12.7878346443176" calcext:value-type="float">
            <text:p>12.7878346443</text:p>
          </table:table-cell>
          <table:table-cell table:formula="of:=[.C53]/([.H53]-[.H52])" office:value-type="float" office:value="93677.7129791252" calcext:value-type="float">
            <text:p>93677.7129791252</text:p>
          </table:table-cell>
          <table:table-cell table:formula="of:=[.G53]-[.$B53]" office:value-type="float" office:value="10.2135665416718" calcext:value-type="float">
            <text:p>10.21356654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3582.61735" calcext:value-type="float">
            <text:p>1443143582.61735</text:p>
          </table:table-cell>
          <table:table-cell office:value-type="float" office:value="4376" calcext:value-type="float">
            <text:p>4376</text:p>
          </table:table-cell>
          <table:table-cell table:formula="of:=[.B54]-[.$B$2]" office:value-type="float" office:value="2.61712765693665" calcext:value-type="float">
            <text:p>2.6171276569</text:p>
          </table:table-cell>
          <table:table-cell table:formula="of:=[.C54]/([.D54]-[.D53])" office:value-type="float" office:value="102100.921776087" calcext:value-type="float">
            <text:p>102100.921776087</text:p>
          </table:table-cell>
          <table:table-cell/>
          <table:table-cell office:value-type="float" office:value="1443143592.83471" calcext:value-type="float">
            <text:p>1443143592.83471</text:p>
          </table:table-cell>
          <table:table-cell table:formula="of:=[.G54]-[.$B$2]" office:value-type="float" office:value="12.8344893455505" calcext:value-type="float">
            <text:p>12.8344893456</text:p>
          </table:table-cell>
          <table:table-cell table:formula="of:=[.C54]/([.H54]-[.H53])" office:value-type="float" office:value="93795.4779338117" calcext:value-type="float">
            <text:p>93795.4779338117</text:p>
          </table:table-cell>
          <table:table-cell table:formula="of:=[.G54]-[.$B54]" office:value-type="float" office:value="10.2173616886139" calcext:value-type="float">
            <text:p>10.217361688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3582.66022" calcext:value-type="float">
            <text:p>1443143582.66022</text:p>
          </table:table-cell>
          <table:table-cell office:value-type="float" office:value="4376" calcext:value-type="float">
            <text:p>4376</text:p>
          </table:table-cell>
          <table:table-cell table:formula="of:=[.B55]-[.$B$2]" office:value-type="float" office:value="2.65999579429626" calcext:value-type="float">
            <text:p>2.6599957943</text:p>
          </table:table-cell>
          <table:table-cell table:formula="of:=[.C55]/([.D55]-[.D54])" office:value-type="float" office:value="102080.479104793" calcext:value-type="float">
            <text:p>102080.479104793</text:p>
          </table:table-cell>
          <table:table-cell/>
          <table:table-cell office:value-type="float" office:value="1443143592.88147" calcext:value-type="float">
            <text:p>1443143592.88147</text:p>
          </table:table-cell>
          <table:table-cell table:formula="of:=[.G55]-[.$B$2]" office:value-type="float" office:value="12.881251335144" calcext:value-type="float">
            <text:p>12.8812513351</text:p>
          </table:table-cell>
          <table:table-cell table:formula="of:=[.C55]/([.H55]-[.H54])" office:value-type="float" office:value="93580.2782995299" calcext:value-type="float">
            <text:p>93580.2782995299</text:p>
          </table:table-cell>
          <table:table-cell table:formula="of:=[.G55]-[.$B55]" office:value-type="float" office:value="10.2212555408478" calcext:value-type="float">
            <text:p>10.22125554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3582.7031" calcext:value-type="float">
            <text:p>1443143582.7031</text:p>
          </table:table-cell>
          <table:table-cell office:value-type="float" office:value="4376" calcext:value-type="float">
            <text:p>4376</text:p>
          </table:table-cell>
          <table:table-cell table:formula="of:=[.B56]-[.$B$2]" office:value-type="float" office:value="2.70287418365479" calcext:value-type="float">
            <text:p>2.7028741837</text:p>
          </table:table-cell>
          <table:table-cell table:formula="of:=[.C56]/([.D56]-[.D55])" office:value-type="float" office:value="102056.072195502" calcext:value-type="float">
            <text:p>102056.072195502</text:p>
          </table:table-cell>
          <table:table-cell/>
          <table:table-cell office:value-type="float" office:value="1443143592.92839" calcext:value-type="float">
            <text:p>1443143592.92839</text:p>
          </table:table-cell>
          <table:table-cell table:formula="of:=[.G56]-[.$B$2]" office:value-type="float" office:value="12.9281718730927" calcext:value-type="float">
            <text:p>12.9281718731</text:p>
          </table:table-cell>
          <table:table-cell table:formula="of:=[.C56]/([.H56]-[.H55])" office:value-type="float" office:value="93264.0628458478" calcext:value-type="float">
            <text:p>93264.0628458478</text:p>
          </table:table-cell>
          <table:table-cell table:formula="of:=[.G56]-[.$B56]" office:value-type="float" office:value="10.2252976894379" calcext:value-type="float">
            <text:p>10.225297689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3582.746" calcext:value-type="float">
            <text:p>1443143582.746</text:p>
          </table:table-cell>
          <table:table-cell office:value-type="float" office:value="4376" calcext:value-type="float">
            <text:p>4376</text:p>
          </table:table-cell>
          <table:table-cell table:formula="of:=[.B57]-[.$B$2]" office:value-type="float" office:value="2.74578189849854" calcext:value-type="float">
            <text:p>2.7457818985</text:p>
          </table:table-cell>
          <table:table-cell table:formula="of:=[.C57]/([.D57]-[.D56])" office:value-type="float" office:value="101986.321479374" calcext:value-type="float">
            <text:p>101986.321479374</text:p>
          </table:table-cell>
          <table:table-cell/>
          <table:table-cell office:value-type="float" office:value="1443143592.97477" calcext:value-type="float">
            <text:p>1443143592.97477</text:p>
          </table:table-cell>
          <table:table-cell table:formula="of:=[.G57]-[.$B$2]" office:value-type="float" office:value="12.9745464324951" calcext:value-type="float">
            <text:p>12.9745464325</text:p>
          </table:table-cell>
          <table:table-cell table:formula="of:=[.C57]/([.H57]-[.H56])" office:value-type="float" office:value="94362.0824948974" calcext:value-type="float">
            <text:p>94362.0824948974</text:p>
          </table:table-cell>
          <table:table-cell table:formula="of:=[.G57]-[.$B57]" office:value-type="float" office:value="10.2287645339966" calcext:value-type="float">
            <text:p>10.22876453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3582.78887" calcext:value-type="float">
            <text:p>1443143582.78887</text:p>
          </table:table-cell>
          <table:table-cell office:value-type="float" office:value="4376" calcext:value-type="float">
            <text:p>4376</text:p>
          </table:table-cell>
          <table:table-cell table:formula="of:=[.B58]-[.$B$2]" office:value-type="float" office:value="2.78864407539368" calcext:value-type="float">
            <text:p>2.7886440754</text:p>
          </table:table-cell>
          <table:table-cell table:formula="of:=[.C58]/([.D58]-[.D57])" office:value-type="float" office:value="102094.674535675" calcext:value-type="float">
            <text:p>102094.674535675</text:p>
          </table:table-cell>
          <table:table-cell/>
          <table:table-cell office:value-type="float" office:value="1443143593.02153" calcext:value-type="float">
            <text:p>1443143593.02153</text:p>
          </table:table-cell>
          <table:table-cell table:formula="of:=[.G58]-[.$B$2]" office:value-type="float" office:value="13.0213029384613" calcext:value-type="float">
            <text:p>13.0213029385</text:p>
          </table:table-cell>
          <table:table-cell table:formula="of:=[.C58]/([.H58]-[.H57])" office:value-type="float" office:value="93591.2534432031" calcext:value-type="float">
            <text:p>93591.2534432031</text:p>
          </table:table-cell>
          <table:table-cell table:formula="of:=[.G58]-[.$B58]" office:value-type="float" office:value="10.2326588630676" calcext:value-type="float">
            <text:p>10.23265886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3582.83175" calcext:value-type="float">
            <text:p>1443143582.83175</text:p>
          </table:table-cell>
          <table:table-cell office:value-type="float" office:value="4376" calcext:value-type="float">
            <text:p>4376</text:p>
          </table:table-cell>
          <table:table-cell table:formula="of:=[.B59]-[.$B$2]" office:value-type="float" office:value="2.83152914047241" calcext:value-type="float">
            <text:p>2.8315291405</text:p>
          </table:table-cell>
          <table:table-cell table:formula="of:=[.C59]/([.D59]-[.D58])" office:value-type="float" office:value="102040.185597616" calcext:value-type="float">
            <text:p>102040.185597616</text:p>
          </table:table-cell>
          <table:table-cell/>
          <table:table-cell office:value-type="float" office:value="1443143593.03615" calcext:value-type="float">
            <text:p>1443143593.03615</text:p>
          </table:table-cell>
          <table:table-cell table:formula="of:=[.G59]-[.$B$2]" office:value-type="float" office:value="13.0359261035919" calcext:value-type="float">
            <text:p>13.0359261036</text:p>
          </table:table-cell>
          <table:table-cell table:formula="of:=[.C59]/([.H59]-[.H58])" office:value-type="float" office:value="299251.219617178" calcext:value-type="float">
            <text:p>299251.219617178</text:p>
          </table:table-cell>
          <table:table-cell table:formula="of:=[.G59]-[.$B59]" office:value-type="float" office:value="10.2043969631195" calcext:value-type="float">
            <text:p>10.204396963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3582.87464" calcext:value-type="float">
            <text:p>1443143582.87464</text:p>
          </table:table-cell>
          <table:table-cell office:value-type="float" office:value="4376" calcext:value-type="float">
            <text:p>4376</text:p>
          </table:table-cell>
          <table:table-cell table:formula="of:=[.B60]-[.$B$2]" office:value-type="float" office:value="2.87441563606262" calcext:value-type="float">
            <text:p>2.8744156361</text:p>
          </table:table-cell>
          <table:table-cell table:formula="of:=[.C60]/([.D60]-[.D59])" office:value-type="float" office:value="102036.781970102" calcext:value-type="float">
            <text:p>102036.781970102</text:p>
          </table:table-cell>
          <table:table-cell/>
          <table:table-cell office:value-type="float" office:value="1443143593.05076" calcext:value-type="float">
            <text:p>1443143593.05076</text:p>
          </table:table-cell>
          <table:table-cell table:formula="of:=[.G60]-[.$B$2]" office:value-type="float" office:value="13.0505368709564" calcext:value-type="float">
            <text:p>13.050536871</text:p>
          </table:table-cell>
          <table:table-cell table:formula="of:=[.C60]/([.H60]-[.H59])" office:value-type="float" office:value="299505.145132339" calcext:value-type="float">
            <text:p>299505.145132339</text:p>
          </table:table-cell>
          <table:table-cell table:formula="of:=[.G60]-[.$B60]" office:value-type="float" office:value="10.1761212348938" calcext:value-type="float">
            <text:p>10.17612123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3582.91752" calcext:value-type="float">
            <text:p>1443143582.91752</text:p>
          </table:table-cell>
          <table:table-cell office:value-type="float" office:value="4376" calcext:value-type="float">
            <text:p>4376</text:p>
          </table:table-cell>
          <table:table-cell table:formula="of:=[.B61]-[.$B$2]" office:value-type="float" office:value="2.91729331016541" calcext:value-type="float">
            <text:p>2.9172933102</text:p>
          </table:table-cell>
          <table:table-cell table:formula="of:=[.C61]/([.D61]-[.D60])" office:value-type="float" office:value="102057.774624393" calcext:value-type="float">
            <text:p>102057.774624393</text:p>
          </table:table-cell>
          <table:table-cell/>
          <table:table-cell office:value-type="float" office:value="1443143593.07824" calcext:value-type="float">
            <text:p>1443143593.07824</text:p>
          </table:table-cell>
          <table:table-cell table:formula="of:=[.G61]-[.$B$2]" office:value-type="float" office:value="13.0780181884766" calcext:value-type="float">
            <text:p>13.0780181885</text:p>
          </table:table-cell>
          <table:table-cell table:formula="of:=[.C61]/([.H61]-[.H60])" office:value-type="float" office:value="159235.451385937" calcext:value-type="float">
            <text:p>159235.451385937</text:p>
          </table:table-cell>
          <table:table-cell table:formula="of:=[.G61]-[.$B61]" office:value-type="float" office:value="10.1607248783112" calcext:value-type="float">
            <text:p>10.160724878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3582.96038" calcext:value-type="float">
            <text:p>1443143582.96038</text:p>
          </table:table-cell>
          <table:table-cell office:value-type="float" office:value="4376" calcext:value-type="float">
            <text:p>4376</text:p>
          </table:table-cell>
          <table:table-cell table:formula="of:=[.B62]-[.$B$2]" office:value-type="float" office:value="2.96016192436218" calcext:value-type="float">
            <text:p>2.9601619244</text:p>
          </table:table-cell>
          <table:table-cell table:formula="of:=[.C62]/([.D62]-[.D61])" office:value-type="float" office:value="102079.343640853" calcext:value-type="float">
            <text:p>102079.343640853</text:p>
          </table:table-cell>
          <table:table-cell/>
          <table:table-cell office:value-type="float" office:value="1443143593.12214" calcext:value-type="float">
            <text:p>1443143593.12214</text:p>
          </table:table-cell>
          <table:table-cell table:formula="of:=[.G62]-[.$B$2]" office:value-type="float" office:value="13.1219213008881" calcext:value-type="float">
            <text:p>13.1219213009</text:p>
          </table:table-cell>
          <table:table-cell table:formula="of:=[.C62]/([.H62]-[.H61])" office:value-type="float" office:value="99674.0267292267" calcext:value-type="float">
            <text:p>99674.0267292267</text:p>
          </table:table-cell>
          <table:table-cell table:formula="of:=[.G62]-[.$B62]" office:value-type="float" office:value="10.1617593765259" calcext:value-type="float">
            <text:p>10.16175937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3583.00332" calcext:value-type="float">
            <text:p>1443143583.00332</text:p>
          </table:table-cell>
          <table:table-cell office:value-type="float" office:value="4376" calcext:value-type="float">
            <text:p>4376</text:p>
          </table:table-cell>
          <table:table-cell table:formula="of:=[.B63]-[.$B$2]" office:value-type="float" office:value="3.00309586524963" calcext:value-type="float">
            <text:p>3.0030958652</text:p>
          </table:table-cell>
          <table:table-cell table:formula="of:=[.C63]/([.D63]-[.D62])" office:value-type="float" office:value="101924.023500927" calcext:value-type="float">
            <text:p>101924.023500927</text:p>
          </table:table-cell>
          <table:table-cell/>
          <table:table-cell office:value-type="float" office:value="1443143593.16613" calcext:value-type="float">
            <text:p>1443143593.16613</text:p>
          </table:table-cell>
          <table:table-cell table:formula="of:=[.G63]-[.$B$2]" office:value-type="float" office:value="13.165910243988" calcext:value-type="float">
            <text:p>13.165910244</text:p>
          </table:table-cell>
          <table:table-cell table:formula="of:=[.C63]/([.H63]-[.H62])" office:value-type="float" office:value="99479.5439857347" calcext:value-type="float">
            <text:p>99479.5439857347</text:p>
          </table:table-cell>
          <table:table-cell table:formula="of:=[.G63]-[.$B63]" office:value-type="float" office:value="10.1628143787384" calcext:value-type="float">
            <text:p>10.162814378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3583.04721" calcext:value-type="float">
            <text:p>1443143583.04721</text:p>
          </table:table-cell>
          <table:table-cell office:value-type="float" office:value="4376" calcext:value-type="float">
            <text:p>4376</text:p>
          </table:table-cell>
          <table:table-cell table:formula="of:=[.B64]-[.$B$2]" office:value-type="float" office:value="3.04699015617371" calcext:value-type="float">
            <text:p>3.0469901562</text:p>
          </table:table-cell>
          <table:table-cell table:formula="of:=[.C64]/([.D64]-[.D63])" office:value-type="float" office:value="99694.0583359586" calcext:value-type="float">
            <text:p>99694.0583359586</text:p>
          </table:table-cell>
          <table:table-cell/>
          <table:table-cell office:value-type="float" office:value="1443143593.20988" calcext:value-type="float">
            <text:p>1443143593.20988</text:p>
          </table:table-cell>
          <table:table-cell table:formula="of:=[.G64]-[.$B$2]" office:value-type="float" office:value="13.2096588611603" calcext:value-type="float">
            <text:p>13.2096588612</text:p>
          </table:table-cell>
          <table:table-cell table:formula="of:=[.C64]/([.H64]-[.H63])" office:value-type="float" office:value="100026.018714406" calcext:value-type="float">
            <text:p>100026.018714406</text:p>
          </table:table-cell>
          <table:table-cell table:formula="of:=[.G64]-[.$B64]" office:value-type="float" office:value="10.1626687049866" calcext:value-type="float">
            <text:p>10.1626687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3583.0911" calcext:value-type="float">
            <text:p>1443143583.0911</text:p>
          </table:table-cell>
          <table:table-cell office:value-type="float" office:value="4376" calcext:value-type="float">
            <text:p>4376</text:p>
          </table:table-cell>
          <table:table-cell table:formula="of:=[.B65]-[.$B$2]" office:value-type="float" office:value="3.09087586402893" calcext:value-type="float">
            <text:p>3.090875864</text:p>
          </table:table-cell>
          <table:table-cell table:formula="of:=[.C65]/([.D65]-[.D64])" office:value-type="float" office:value="99713.5562775031" calcext:value-type="float">
            <text:p>99713.5562775031</text:p>
          </table:table-cell>
          <table:table-cell/>
          <table:table-cell office:value-type="float" office:value="1443143593.25378" calcext:value-type="float">
            <text:p>1443143593.25378</text:p>
          </table:table-cell>
          <table:table-cell table:formula="of:=[.G65]-[.$B$2]" office:value-type="float" office:value="13.2535562515259" calcext:value-type="float">
            <text:p>13.2535562515</text:p>
          </table:table-cell>
          <table:table-cell table:formula="of:=[.C65]/([.H65]-[.H64])" office:value-type="float" office:value="99687.0192864398" calcext:value-type="float">
            <text:p>99687.0192864398</text:p>
          </table:table-cell>
          <table:table-cell table:formula="of:=[.G65]-[.$B65]" office:value-type="float" office:value="10.1626803874969" calcext:value-type="float">
            <text:p>10.16268038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3583.13501" calcext:value-type="float">
            <text:p>1443143583.13501</text:p>
          </table:table-cell>
          <table:table-cell office:value-type="float" office:value="4376" calcext:value-type="float">
            <text:p>4376</text:p>
          </table:table-cell>
          <table:table-cell table:formula="of:=[.B66]-[.$B$2]" office:value-type="float" office:value="3.13479018211365" calcext:value-type="float">
            <text:p>3.1347901821</text:p>
          </table:table-cell>
          <table:table-cell table:formula="of:=[.C66]/([.D66]-[.D65])" office:value-type="float" office:value="99648.5927791954" calcext:value-type="float">
            <text:p>99648.5927791954</text:p>
          </table:table-cell>
          <table:table-cell/>
          <table:table-cell office:value-type="float" office:value="1443143593.29763" calcext:value-type="float">
            <text:p>1443143593.29763</text:p>
          </table:table-cell>
          <table:table-cell table:formula="of:=[.G66]-[.$B$2]" office:value-type="float" office:value="13.2974083423615" calcext:value-type="float">
            <text:p>13.2974083424</text:p>
          </table:table-cell>
          <table:table-cell table:formula="of:=[.C66]/([.H66]-[.H65])" office:value-type="float" office:value="99789.9967052504" calcext:value-type="float">
            <text:p>99789.9967052504</text:p>
          </table:table-cell>
          <table:table-cell table:formula="of:=[.G66]-[.$B66]" office:value-type="float" office:value="10.1626181602478" calcext:value-type="float">
            <text:p>10.162618160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3583.1789" calcext:value-type="float">
            <text:p>1443143583.1789</text:p>
          </table:table-cell>
          <table:table-cell office:value-type="float" office:value="4376" calcext:value-type="float">
            <text:p>4376</text:p>
          </table:table-cell>
          <table:table-cell table:formula="of:=[.B67]-[.$B$2]" office:value-type="float" office:value="3.17868208885193" calcext:value-type="float">
            <text:p>3.1786820889</text:p>
          </table:table-cell>
          <table:table-cell table:formula="of:=[.C67]/([.D67]-[.D66])" office:value-type="float" office:value="99699.4736659134" calcext:value-type="float">
            <text:p>99699.4736659134</text:p>
          </table:table-cell>
          <table:table-cell/>
          <table:table-cell office:value-type="float" office:value="1443143593.34151" calcext:value-type="float">
            <text:p>1443143593.34151</text:p>
          </table:table-cell>
          <table:table-cell table:formula="of:=[.G67]-[.$B$2]" office:value-type="float" office:value="13.3412837982178" calcext:value-type="float">
            <text:p>13.3412837982</text:p>
          </table:table-cell>
          <table:table-cell table:formula="of:=[.C67]/([.H67]-[.H66])" office:value-type="float" office:value="99736.8554831628" calcext:value-type="float">
            <text:p>99736.8554831628</text:p>
          </table:table-cell>
          <table:table-cell table:formula="of:=[.G67]-[.$B67]" office:value-type="float" office:value="10.1626017093658" calcext:value-type="float">
            <text:p>10.162601709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3583.2228" calcext:value-type="float">
            <text:p>1443143583.2228</text:p>
          </table:table-cell>
          <table:table-cell office:value-type="float" office:value="4376" calcext:value-type="float">
            <text:p>4376</text:p>
          </table:table-cell>
          <table:table-cell table:formula="of:=[.B68]-[.$B$2]" office:value-type="float" office:value="3.22257256507874" calcext:value-type="float">
            <text:p>3.2225725651</text:p>
          </table:table-cell>
          <table:table-cell table:formula="of:=[.C68]/([.D68]-[.D67])" office:value-type="float" office:value="99702.7231462871" calcext:value-type="float">
            <text:p>99702.7231462871</text:p>
          </table:table-cell>
          <table:table-cell/>
          <table:table-cell office:value-type="float" office:value="1443143593.38541" calcext:value-type="float">
            <text:p>1443143593.38541</text:p>
          </table:table-cell>
          <table:table-cell table:formula="of:=[.G68]-[.$B$2]" office:value-type="float" office:value="13.385185956955" calcext:value-type="float">
            <text:p>13.385185957</text:p>
          </table:table-cell>
          <table:table-cell table:formula="of:=[.C68]/([.H68]-[.H67])" office:value-type="float" office:value="99676.1919202342" calcext:value-type="float">
            <text:p>99676.1919202342</text:p>
          </table:table-cell>
          <table:table-cell table:formula="of:=[.G68]-[.$B68]" office:value-type="float" office:value="10.1626133918762" calcext:value-type="float">
            <text:p>10.162613391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3583.26669" calcext:value-type="float">
            <text:p>1443143583.26669</text:p>
          </table:table-cell>
          <table:table-cell office:value-type="float" office:value="4376" calcext:value-type="float">
            <text:p>4376</text:p>
          </table:table-cell>
          <table:table-cell table:formula="of:=[.B69]-[.$B$2]" office:value-type="float" office:value="3.26646614074707" calcext:value-type="float">
            <text:p>3.2664661407</text:p>
          </table:table-cell>
          <table:table-cell table:formula="of:=[.C69]/([.D69]-[.D68])" office:value-type="float" office:value="99695.6828731743" calcext:value-type="float">
            <text:p>99695.6828731743</text:p>
          </table:table-cell>
          <table:table-cell/>
          <table:table-cell office:value-type="float" office:value="1443143593.42928" calcext:value-type="float">
            <text:p>1443143593.42928</text:p>
          </table:table-cell>
          <table:table-cell table:formula="of:=[.G69]-[.$B$2]" office:value-type="float" office:value="13.4290602207184" calcext:value-type="float">
            <text:p>13.4290602207</text:p>
          </table:table-cell>
          <table:table-cell table:formula="of:=[.C69]/([.H69]-[.H68])" office:value-type="float" office:value="99739.5653997891" calcext:value-type="float">
            <text:p>99739.5653997891</text:p>
          </table:table-cell>
          <table:table-cell table:formula="of:=[.G69]-[.$B69]" office:value-type="float" office:value="10.1625940799713" calcext:value-type="float">
            <text:p>10.162594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3583.31058" calcext:value-type="float">
            <text:p>1443143583.31058</text:p>
          </table:table-cell>
          <table:table-cell office:value-type="float" office:value="4376" calcext:value-type="float">
            <text:p>4376</text:p>
          </table:table-cell>
          <table:table-cell table:formula="of:=[.B70]-[.$B$2]" office:value-type="float" office:value="3.31036114692688" calcext:value-type="float">
            <text:p>3.3103611469</text:p>
          </table:table-cell>
          <table:table-cell table:formula="of:=[.C70]/([.D70]-[.D69])" office:value-type="float" office:value="99692.4338516857" calcext:value-type="float">
            <text:p>99692.4338516857</text:p>
          </table:table-cell>
          <table:table-cell/>
          <table:table-cell office:value-type="float" office:value="1443143593.47317" calcext:value-type="float">
            <text:p>1443143593.47317</text:p>
          </table:table-cell>
          <table:table-cell table:formula="of:=[.G70]-[.$B$2]" office:value-type="float" office:value="13.4729521274567" calcext:value-type="float">
            <text:p>13.4729521275</text:p>
          </table:table-cell>
          <table:table-cell table:formula="of:=[.C70]/([.H70]-[.H69])" office:value-type="float" office:value="99699.4736659134" calcext:value-type="float">
            <text:p>99699.4736659134</text:p>
          </table:table-cell>
          <table:table-cell table:formula="of:=[.G70]-[.$B70]" office:value-type="float" office:value="10.1625909805298" calcext:value-type="float">
            <text:p>10.16259098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3583.35448" calcext:value-type="float">
            <text:p>1443143583.35448</text:p>
          </table:table-cell>
          <table:table-cell office:value-type="float" office:value="4376" calcext:value-type="float">
            <text:p>4376</text:p>
          </table:table-cell>
          <table:table-cell table:formula="of:=[.B71]-[.$B$2]" office:value-type="float" office:value="3.3542594909668" calcext:value-type="float">
            <text:p>3.354259491</text:p>
          </table:table-cell>
          <table:table-cell table:formula="of:=[.C71]/([.D71]-[.D70])" office:value-type="float" office:value="99684.8536250224" calcext:value-type="float">
            <text:p>99684.8536250224</text:p>
          </table:table-cell>
          <table:table-cell/>
          <table:table-cell office:value-type="float" office:value="1443143593.51706" calcext:value-type="float">
            <text:p>1443143593.51706</text:p>
          </table:table-cell>
          <table:table-cell table:formula="of:=[.G71]-[.$B$2]" office:value-type="float" office:value="13.5168375968933" calcext:value-type="float">
            <text:p>13.5168375969</text:p>
          </table:table-cell>
          <table:table-cell table:formula="of:=[.C71]/([.H71]-[.H70])" office:value-type="float" office:value="99714.0979958603" calcext:value-type="float">
            <text:p>99714.0979958603</text:p>
          </table:table-cell>
          <table:table-cell table:formula="of:=[.G71]-[.$B71]" office:value-type="float" office:value="10.1625781059265" calcext:value-type="float">
            <text:p>10.162578105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3583.39837" calcext:value-type="float">
            <text:p>1443143583.39837</text:p>
          </table:table-cell>
          <table:table-cell office:value-type="float" office:value="4376" calcext:value-type="float">
            <text:p>4376</text:p>
          </table:table-cell>
          <table:table-cell table:formula="of:=[.B72]-[.$B$2]" office:value-type="float" office:value="3.39814591407776" calcext:value-type="float">
            <text:p>3.3981459141</text:p>
          </table:table-cell>
          <table:table-cell table:formula="of:=[.C72]/([.D72]-[.D71])" office:value-type="float" office:value="99711.9311577472" calcext:value-type="float">
            <text:p>99711.9311577472</text:p>
          </table:table-cell>
          <table:table-cell/>
          <table:table-cell office:value-type="float" office:value="1443143593.56094" calcext:value-type="float">
            <text:p>1443143593.56094</text:p>
          </table:table-cell>
          <table:table-cell table:formula="of:=[.G72]-[.$B$2]" office:value-type="float" office:value="13.5607132911682" calcext:value-type="float">
            <text:p>13.5607132912</text:p>
          </table:table-cell>
          <table:table-cell table:formula="of:=[.C72]/([.H72]-[.H71])" office:value-type="float" office:value="99736.3135175082" calcext:value-type="float">
            <text:p>99736.3135175082</text:p>
          </table:table-cell>
          <table:table-cell table:formula="of:=[.G72]-[.$B72]" office:value-type="float" office:value="10.1625673770905" calcext:value-type="float">
            <text:p>10.16256737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3583.44227" calcext:value-type="float">
            <text:p>1443143583.44227</text:p>
          </table:table-cell>
          <table:table-cell office:value-type="float" office:value="4376" calcext:value-type="float">
            <text:p>4376</text:p>
          </table:table-cell>
          <table:table-cell table:formula="of:=[.B73]-[.$B$2]" office:value-type="float" office:value="3.44204640388489" calcext:value-type="float">
            <text:p>3.4420464039</text:p>
          </table:table-cell>
          <table:table-cell table:formula="of:=[.C73]/([.D73]-[.D72])" office:value-type="float" office:value="99679.9812308561" calcext:value-type="float">
            <text:p>99679.9812308561</text:p>
          </table:table-cell>
          <table:table-cell/>
          <table:table-cell office:value-type="float" office:value="1443143593.60483" calcext:value-type="float">
            <text:p>1443143593.60483</text:p>
          </table:table-cell>
          <table:table-cell table:formula="of:=[.G73]-[.$B$2]" office:value-type="float" office:value="13.604611158371" calcext:value-type="float">
            <text:p>13.6046111584</text:p>
          </table:table-cell>
          <table:table-cell table:formula="of:=[.C73]/([.H73]-[.H72])" office:value-type="float" office:value="99685.9364439689" calcext:value-type="float">
            <text:p>99685.9364439689</text:p>
          </table:table-cell>
          <table:table-cell table:formula="of:=[.G73]-[.$B73]" office:value-type="float" office:value="10.1625647544861" calcext:value-type="float">
            <text:p>10.162564754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3583.48617" calcext:value-type="float">
            <text:p>1443143583.48617</text:p>
          </table:table-cell>
          <table:table-cell office:value-type="float" office:value="4376" calcext:value-type="float">
            <text:p>4376</text:p>
          </table:table-cell>
          <table:table-cell table:formula="of:=[.B74]-[.$B$2]" office:value-type="float" office:value="3.48594522476196" calcext:value-type="float">
            <text:p>3.4859452248</text:p>
          </table:table-cell>
          <table:table-cell table:formula="of:=[.C74]/([.D74]-[.D73])" office:value-type="float" office:value="99683.7708295995" calcext:value-type="float">
            <text:p>99683.7708295995</text:p>
          </table:table-cell>
          <table:table-cell/>
          <table:table-cell office:value-type="float" office:value="1443143593.64872" calcext:value-type="float">
            <text:p>1443143593.64872</text:p>
          </table:table-cell>
          <table:table-cell table:formula="of:=[.G74]-[.$B$2]" office:value-type="float" office:value="13.6484940052032" calcext:value-type="float">
            <text:p>13.6484940052</text:p>
          </table:table-cell>
          <table:table-cell table:formula="of:=[.C74]/([.H74]-[.H73])" office:value-type="float" office:value="99720.0572862902" calcext:value-type="float">
            <text:p>99720.0572862902</text:p>
          </table:table-cell>
          <table:table-cell table:formula="of:=[.G74]-[.$B74]" office:value-type="float" office:value="10.1625487804413" calcext:value-type="float">
            <text:p>10.162548780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3583.53006" calcext:value-type="float">
            <text:p>1443143583.53006</text:p>
          </table:table-cell>
          <table:table-cell office:value-type="float" office:value="4376" calcext:value-type="float">
            <text:p>4376</text:p>
          </table:table-cell>
          <table:table-cell table:formula="of:=[.B75]-[.$B$2]" office:value-type="float" office:value="3.52983927726746" calcext:value-type="float">
            <text:p>3.5298392773</text:p>
          </table:table-cell>
          <table:table-cell table:formula="of:=[.C75]/([.D75]-[.D74])" office:value-type="float" office:value="99694.5998424812" calcext:value-type="float">
            <text:p>99694.5998424812</text:p>
          </table:table-cell>
          <table:table-cell/>
          <table:table-cell office:value-type="float" office:value="1443143593.69264" calcext:value-type="float">
            <text:p>1443143593.69264</text:p>
          </table:table-cell>
          <table:table-cell table:formula="of:=[.G75]-[.$B$2]" office:value-type="float" office:value="13.6924142837524" calcext:value-type="float">
            <text:p>13.6924142838</text:p>
          </table:table-cell>
          <table:table-cell table:formula="of:=[.C75]/([.H75]-[.H74])" office:value-type="float" office:value="99635.0693700296" calcext:value-type="float">
            <text:p>99635.0693700296</text:p>
          </table:table-cell>
          <table:table-cell table:formula="of:=[.G75]-[.$B75]" office:value-type="float" office:value="10.162575006485" calcext:value-type="float">
            <text:p>10.162575006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3583.57396" calcext:value-type="float">
            <text:p>1443143583.57396</text:p>
          </table:table-cell>
          <table:table-cell office:value-type="float" office:value="4376" calcext:value-type="float">
            <text:p>4376</text:p>
          </table:table-cell>
          <table:table-cell table:formula="of:=[.B76]-[.$B$2]" office:value-type="float" office:value="3.57373595237732" calcext:value-type="float">
            <text:p>3.5737359524</text:p>
          </table:table-cell>
          <table:table-cell table:formula="of:=[.C76]/([.D76]-[.D75])" office:value-type="float" office:value="99688.6435942558" calcext:value-type="float">
            <text:p>99688.6435942558</text:p>
          </table:table-cell>
          <table:table-cell/>
          <table:table-cell office:value-type="float" office:value="1443143593.73651" calcext:value-type="float">
            <text:p>1443143593.73651</text:p>
          </table:table-cell>
          <table:table-cell table:formula="of:=[.G76]-[.$B$2]" office:value-type="float" office:value="13.7362833023071" calcext:value-type="float">
            <text:p>13.7362833023</text:p>
          </table:table-cell>
          <table:table-cell table:formula="of:=[.C76]/([.H76]-[.H75])" office:value-type="float" office:value="99751.4907826087" calcext:value-type="float">
            <text:p>99751.4907826087</text:p>
          </table:table-cell>
          <table:table-cell table:formula="of:=[.G76]-[.$B76]" office:value-type="float" office:value="10.1625473499298" calcext:value-type="float">
            <text:p>10.162547349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3583.61785" calcext:value-type="float">
            <text:p>1443143583.61785</text:p>
          </table:table-cell>
          <table:table-cell office:value-type="float" office:value="4376" calcext:value-type="float">
            <text:p>4376</text:p>
          </table:table-cell>
          <table:table-cell table:formula="of:=[.B77]-[.$B$2]" office:value-type="float" office:value="3.61762714385986" calcext:value-type="float">
            <text:p>3.6176271439</text:p>
          </table:table-cell>
          <table:table-cell table:formula="of:=[.C77]/([.D77]-[.D76])" office:value-type="float" office:value="99701.0983796234" calcext:value-type="float">
            <text:p>99701.0983796234</text:p>
          </table:table-cell>
          <table:table-cell/>
          <table:table-cell office:value-type="float" office:value="1443143593.78047" calcext:value-type="float">
            <text:p>1443143593.78047</text:p>
          </table:table-cell>
          <table:table-cell table:formula="of:=[.G77]-[.$B$2]" office:value-type="float" office:value="13.7802445888519" calcext:value-type="float">
            <text:p>13.7802445889</text:p>
          </table:table-cell>
          <table:table-cell table:formula="of:=[.C77]/([.H77]-[.H76])" office:value-type="float" office:value="99542.1277205009" calcext:value-type="float">
            <text:p>99542.1277205009</text:p>
          </table:table-cell>
          <table:table-cell table:formula="of:=[.G77]-[.$B77]" office:value-type="float" office:value="10.1626174449921" calcext:value-type="float">
            <text:p>10.16261744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3583.66175" calcext:value-type="float">
            <text:p>1443143583.66175</text:p>
          </table:table-cell>
          <table:table-cell office:value-type="float" office:value="4376" calcext:value-type="float">
            <text:p>4376</text:p>
          </table:table-cell>
          <table:table-cell table:formula="of:=[.B78]-[.$B$2]" office:value-type="float" office:value="3.66152334213257" calcext:value-type="float">
            <text:p>3.6615233421</text:p>
          </table:table-cell>
          <table:table-cell table:formula="of:=[.C78]/([.D78]-[.D77])" office:value-type="float" office:value="99689.7264955408" calcext:value-type="float">
            <text:p>99689.7264955408</text:p>
          </table:table-cell>
          <table:table-cell/>
          <table:table-cell office:value-type="float" office:value="1443143593.82427" calcext:value-type="float">
            <text:p>1443143593.82427</text:p>
          </table:table-cell>
          <table:table-cell table:formula="of:=[.G78]-[.$B$2]" office:value-type="float" office:value="13.8240461349487" calcext:value-type="float">
            <text:p>13.8240461349</text:p>
          </table:table-cell>
          <table:table-cell table:formula="of:=[.C78]/([.H78]-[.H77])" office:value-type="float" office:value="99905.149245851" calcext:value-type="float">
            <text:p>99905.149245851</text:p>
          </table:table-cell>
          <table:table-cell table:formula="of:=[.G78]-[.$B78]" office:value-type="float" office:value="10.1625227928162" calcext:value-type="float">
            <text:p>10.16252279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3583.70564" calcext:value-type="float">
            <text:p>1443143583.70564</text:p>
          </table:table-cell>
          <table:table-cell office:value-type="float" office:value="4376" calcext:value-type="float">
            <text:p>4376</text:p>
          </table:table-cell>
          <table:table-cell table:formula="of:=[.B79]-[.$B$2]" office:value-type="float" office:value="3.70541334152222" calcext:value-type="float">
            <text:p>3.7054133415</text:p>
          </table:table-cell>
          <table:table-cell table:formula="of:=[.C79]/([.D79]-[.D78])" office:value-type="float" office:value="99703.8063534831" calcext:value-type="float">
            <text:p>99703.8063534831</text:p>
          </table:table-cell>
          <table:table-cell/>
          <table:table-cell office:value-type="float" office:value="1443143593.86814" calcext:value-type="float">
            <text:p>1443143593.86814</text:p>
          </table:table-cell>
          <table:table-cell table:formula="of:=[.G79]-[.$B$2]" office:value-type="float" office:value="13.8679203987122" calcext:value-type="float">
            <text:p>13.8679203987</text:p>
          </table:table-cell>
          <table:table-cell table:formula="of:=[.C79]/([.H79]-[.H78])" office:value-type="float" office:value="99739.5653997891" calcext:value-type="float">
            <text:p>99739.5653997891</text:p>
          </table:table-cell>
          <table:table-cell table:formula="of:=[.G79]-[.$B79]" office:value-type="float" office:value="10.1625070571899" calcext:value-type="float">
            <text:p>10.16250705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3583.74953" calcext:value-type="float">
            <text:p>1443143583.74953</text:p>
          </table:table-cell>
          <table:table-cell office:value-type="float" office:value="4376" calcext:value-type="float">
            <text:p>4376</text:p>
          </table:table-cell>
          <table:table-cell table:formula="of:=[.B80]-[.$B$2]" office:value-type="float" office:value="3.74930739402771" calcext:value-type="float">
            <text:p>3.749307394</text:p>
          </table:table-cell>
          <table:table-cell table:formula="of:=[.C80]/([.D80]-[.D79])" office:value-type="float" office:value="99694.5998424812" calcext:value-type="float">
            <text:p>99694.5998424812</text:p>
          </table:table-cell>
          <table:table-cell/>
          <table:table-cell office:value-type="float" office:value="1443143593.91207" calcext:value-type="float">
            <text:p>1443143593.91207</text:p>
          </table:table-cell>
          <table:table-cell table:formula="of:=[.G80]-[.$B$2]" office:value-type="float" office:value="13.9118468761444" calcext:value-type="float">
            <text:p>13.9118468761</text:p>
          </table:table-cell>
          <table:table-cell table:formula="of:=[.C80]/([.H80]-[.H79])" office:value-type="float" office:value="99621.0089176676" calcext:value-type="float">
            <text:p>99621.0089176676</text:p>
          </table:table-cell>
          <table:table-cell table:formula="of:=[.G80]-[.$B80]" office:value-type="float" office:value="10.1625394821167" calcext:value-type="float">
            <text:p>10.16253948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3583.79342" calcext:value-type="float">
            <text:p>1443143583.79342</text:p>
          </table:table-cell>
          <table:table-cell office:value-type="float" office:value="4376" calcext:value-type="float">
            <text:p>4376</text:p>
          </table:table-cell>
          <table:table-cell table:formula="of:=[.B81]-[.$B$2]" office:value-type="float" office:value="3.79319977760315" calcext:value-type="float">
            <text:p>3.7931997776</text:p>
          </table:table-cell>
          <table:table-cell table:formula="of:=[.C81]/([.D81]-[.D80])" office:value-type="float" office:value="99698.3905528577" calcext:value-type="float">
            <text:p>99698.3905528577</text:p>
          </table:table-cell>
          <table:table-cell/>
          <table:table-cell office:value-type="float" office:value="1443143593.95592" calcext:value-type="float">
            <text:p>1443143593.95592</text:p>
          </table:table-cell>
          <table:table-cell table:formula="of:=[.G81]-[.$B$2]" office:value-type="float" office:value="13.9556972980499" calcext:value-type="float">
            <text:p>13.9556972981</text:p>
          </table:table-cell>
          <table:table-cell table:formula="of:=[.C81]/([.H81]-[.H80])" office:value-type="float" office:value="99793.7946738291" calcext:value-type="float">
            <text:p>99793.7946738291</text:p>
          </table:table-cell>
          <table:table-cell table:formula="of:=[.G81]-[.$B81]" office:value-type="float" office:value="10.1624975204468" calcext:value-type="float">
            <text:p>10.16249752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3583.83731" calcext:value-type="float">
            <text:p>1443143583.83731</text:p>
          </table:table-cell>
          <table:table-cell office:value-type="float" office:value="4376" calcext:value-type="float">
            <text:p>4376</text:p>
          </table:table-cell>
          <table:table-cell table:formula="of:=[.B82]-[.$B$2]" office:value-type="float" office:value="3.83709096908569" calcext:value-type="float">
            <text:p>3.8370909691</text:p>
          </table:table-cell>
          <table:table-cell table:formula="of:=[.C82]/([.D82]-[.D81])" office:value-type="float" office:value="99701.0983796234" calcext:value-type="float">
            <text:p>99701.0983796234</text:p>
          </table:table-cell>
          <table:table-cell/>
          <table:table-cell office:value-type="float" office:value="1443143593.99974" calcext:value-type="float">
            <text:p>1443143593.99974</text:p>
          </table:table-cell>
          <table:table-cell table:formula="of:=[.G82]-[.$B$2]" office:value-type="float" office:value="13.9995205402374" calcext:value-type="float">
            <text:p>13.9995205402</text:p>
          </table:table-cell>
          <table:table-cell table:formula="of:=[.C82]/([.H82]-[.H81])" office:value-type="float" office:value="99855.6880222841" calcext:value-type="float">
            <text:p>99855.6880222841</text:p>
          </table:table-cell>
          <table:table-cell table:formula="of:=[.G82]-[.$B82]" office:value-type="float" office:value="10.1624295711517" calcext:value-type="float">
            <text:p>10.16242957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3583.88123" calcext:value-type="float">
            <text:p>1443143583.88123</text:p>
          </table:table-cell>
          <table:table-cell office:value-type="float" office:value="4376" calcext:value-type="float">
            <text:p>4376</text:p>
          </table:table-cell>
          <table:table-cell table:formula="of:=[.B83]-[.$B$2]" office:value-type="float" office:value="3.88100481033325" calcext:value-type="float">
            <text:p>3.8810048103</text:p>
          </table:table-cell>
          <table:table-cell table:formula="of:=[.C83]/([.D83]-[.D82])" office:value-type="float" office:value="99649.6748105197" calcext:value-type="float">
            <text:p>99649.6748105197</text:p>
          </table:table-cell>
          <table:table-cell/>
          <table:table-cell office:value-type="float" office:value="1443143594.01425" calcext:value-type="float">
            <text:p>1443143594.01425</text:p>
          </table:table-cell>
          <table:table-cell table:formula="of:=[.G83]-[.$B$2]" office:value-type="float" office:value="14.0140247344971" calcext:value-type="float">
            <text:p>14.0140247345</text:p>
          </table:table-cell>
          <table:table-cell table:formula="of:=[.C83]/([.H83]-[.H82])" office:value-type="float" office:value="301705.832234733" calcext:value-type="float">
            <text:p>301705.832234733</text:p>
          </table:table-cell>
          <table:table-cell table:formula="of:=[.G83]-[.$B83]" office:value-type="float" office:value="10.1330199241638" calcext:value-type="float">
            <text:p>10.133019924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3583.92513" calcext:value-type="float">
            <text:p>1443143583.92513</text:p>
          </table:table-cell>
          <table:table-cell office:value-type="float" office:value="4376" calcext:value-type="float">
            <text:p>4376</text:p>
          </table:table-cell>
          <table:table-cell table:formula="of:=[.B84]-[.$B$2]" office:value-type="float" office:value="3.92490530014038" calcext:value-type="float">
            <text:p>3.9249053001</text:p>
          </table:table-cell>
          <table:table-cell table:formula="of:=[.C84]/([.D84]-[.D83])" office:value-type="float" office:value="99679.9812308561" calcext:value-type="float">
            <text:p>99679.9812308561</text:p>
          </table:table-cell>
          <table:table-cell/>
          <table:table-cell office:value-type="float" office:value="1443143594.02879" calcext:value-type="float">
            <text:p>1443143594.02879</text:p>
          </table:table-cell>
          <table:table-cell table:formula="of:=[.G84]-[.$B$2]" office:value-type="float" office:value="14.0285639762878" calcext:value-type="float">
            <text:p>14.0285639763</text:p>
          </table:table-cell>
          <table:table-cell table:formula="of:=[.C84]/([.H84]-[.H83])" office:value-type="float" office:value="300978.556032928" calcext:value-type="float">
            <text:p>300978.556032928</text:p>
          </table:table-cell>
          <table:table-cell table:formula="of:=[.G84]-[.$B84]" office:value-type="float" office:value="10.1036586761475" calcext:value-type="float">
            <text:p>10.103658676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3583.96902" calcext:value-type="float">
            <text:p>1443143583.96902</text:p>
          </table:table-cell>
          <table:table-cell office:value-type="float" office:value="4376" calcext:value-type="float">
            <text:p>4376</text:p>
          </table:table-cell>
          <table:table-cell table:formula="of:=[.B85]-[.$B$2]" office:value-type="float" office:value="3.9687979221344" calcext:value-type="float">
            <text:p>3.9687979221</text:p>
          </table:table-cell>
          <table:table-cell table:formula="of:=[.C85]/([.D85]-[.D84])" office:value-type="float" office:value="99697.8490051548" calcext:value-type="float">
            <text:p>99697.8490051548</text:p>
          </table:table-cell>
          <table:table-cell/>
          <table:table-cell office:value-type="float" office:value="1443143594.06284" calcext:value-type="float">
            <text:p>1443143594.06284</text:p>
          </table:table-cell>
          <table:table-cell table:formula="of:=[.G85]-[.$B$2]" office:value-type="float" office:value="14.0626175403595" calcext:value-type="float">
            <text:p>14.0626175404</text:p>
          </table:table-cell>
          <table:table-cell table:formula="of:=[.C85]/([.H85]-[.H84])" office:value-type="float" office:value="128503.436256835" calcext:value-type="float">
            <text:p>128503.436256835</text:p>
          </table:table-cell>
          <table:table-cell table:formula="of:=[.G85]-[.$B85]" office:value-type="float" office:value="10.0938196182251" calcext:value-type="float">
            <text:p>10.09381961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3584.01283" calcext:value-type="float">
            <text:p>1443143584.01283</text:p>
          </table:table-cell>
          <table:table-cell office:value-type="float" office:value="4376" calcext:value-type="float">
            <text:p>4376</text:p>
          </table:table-cell>
          <table:table-cell table:formula="of:=[.B86]-[.$B$2]" office:value-type="float" office:value="4.01261162757874" calcext:value-type="float">
            <text:p>4.0126116276</text:p>
          </table:table-cell>
          <table:table-cell table:formula="of:=[.C86]/([.D86]-[.D85])" office:value-type="float" office:value="99877.423185756" calcext:value-type="float">
            <text:p>99877.423185756</text:p>
          </table:table-cell>
          <table:table-cell/>
          <table:table-cell office:value-type="float" office:value="1443143594.11184" calcext:value-type="float">
            <text:p>1443143594.11184</text:p>
          </table:table-cell>
          <table:table-cell table:formula="of:=[.G86]-[.$B$2]" office:value-type="float" office:value="14.1116137504578" calcext:value-type="float">
            <text:p>14.1116137505</text:p>
          </table:table-cell>
          <table:table-cell table:formula="of:=[.C86]/([.H86]-[.H85])" office:value-type="float" office:value="89313.0303593587" calcext:value-type="float">
            <text:p>89313.0303593587</text:p>
          </table:table-cell>
          <table:table-cell table:formula="of:=[.G86]-[.$B86]" office:value-type="float" office:value="10.099002122879" calcext:value-type="float">
            <text:p>10.099002122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3584.05651" calcext:value-type="float">
            <text:p>1443143584.05651</text:p>
          </table:table-cell>
          <table:table-cell office:value-type="float" office:value="4376" calcext:value-type="float">
            <text:p>4376</text:p>
          </table:table-cell>
          <table:table-cell table:formula="of:=[.B87]-[.$B$2]" office:value-type="float" office:value="4.0562915802002" calcext:value-type="float">
            <text:p>4.0562915802</text:p>
          </table:table-cell>
          <table:table-cell table:formula="of:=[.C87]/([.D87]-[.D86])" office:value-type="float" office:value="100183.25884928" calcext:value-type="float">
            <text:p>100183.25884928</text:p>
          </table:table-cell>
          <table:table-cell/>
          <table:table-cell office:value-type="float" office:value="1443143594.16031" calcext:value-type="float">
            <text:p>1443143594.16031</text:p>
          </table:table-cell>
          <table:table-cell table:formula="of:=[.G87]-[.$B$2]" office:value-type="float" office:value="14.1600878238678" calcext:value-type="float">
            <text:p>14.1600878239</text:p>
          </table:table-cell>
          <table:table-cell table:formula="of:=[.C87]/([.H87]-[.H86])" office:value-type="float" office:value="90275.0623613605" calcext:value-type="float">
            <text:p>90275.0623613605</text:p>
          </table:table-cell>
          <table:table-cell table:formula="of:=[.G87]-[.$B87]" office:value-type="float" office:value="10.1037962436676" calcext:value-type="float">
            <text:p>10.103796243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3584.10019" calcext:value-type="float">
            <text:p>1443143584.10019</text:p>
          </table:table-cell>
          <table:table-cell office:value-type="float" office:value="4376" calcext:value-type="float">
            <text:p>4376</text:p>
          </table:table-cell>
          <table:table-cell table:formula="of:=[.B88]-[.$B$2]" office:value-type="float" office:value="4.09997177124023" calcext:value-type="float">
            <text:p>4.0999717712</text:p>
          </table:table-cell>
          <table:table-cell table:formula="of:=[.C88]/([.D88]-[.D87])" office:value-type="float" office:value="100182.712021309" calcext:value-type="float">
            <text:p>100182.712021309</text:p>
          </table:table-cell>
          <table:table-cell/>
          <table:table-cell office:value-type="float" office:value="1443143594.2091" calcext:value-type="float">
            <text:p>1443143594.2091</text:p>
          </table:table-cell>
          <table:table-cell table:formula="of:=[.G88]-[.$B$2]" office:value-type="float" office:value="14.208874464035" calcext:value-type="float">
            <text:p>14.208874464</text:p>
          </table:table-cell>
          <table:table-cell table:formula="of:=[.C88]/([.H88]-[.H87])" office:value-type="float" office:value="89696.687146306" calcext:value-type="float">
            <text:p>89696.687146306</text:p>
          </table:table-cell>
          <table:table-cell table:formula="of:=[.G88]-[.$B88]" office:value-type="float" office:value="10.1089026927948" calcext:value-type="float">
            <text:p>10.10890269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3584.14386" calcext:value-type="float">
            <text:p>1443143584.14386</text:p>
          </table:table-cell>
          <table:table-cell office:value-type="float" office:value="4376" calcext:value-type="float">
            <text:p>4376</text:p>
          </table:table-cell>
          <table:table-cell table:formula="of:=[.B89]-[.$B$2]" office:value-type="float" office:value="4.14364147186279" calcext:value-type="float">
            <text:p>4.1436414719</text:p>
          </table:table-cell>
          <table:table-cell table:formula="of:=[.C89]/([.D89]-[.D88])" office:value-type="float" office:value="100206.7781005" calcext:value-type="float">
            <text:p>100206.7781005</text:p>
          </table:table-cell>
          <table:table-cell/>
          <table:table-cell office:value-type="float" office:value="1443143594.25786" calcext:value-type="float">
            <text:p>1443143594.25786</text:p>
          </table:table-cell>
          <table:table-cell table:formula="of:=[.G89]-[.$B$2]" office:value-type="float" office:value="14.2576348781586" calcext:value-type="float">
            <text:p>14.2576348782</text:p>
          </table:table-cell>
          <table:table-cell table:formula="of:=[.C89]/([.H89]-[.H88])" office:value-type="float" office:value="89744.9309785054" calcext:value-type="float">
            <text:p>89744.9309785054</text:p>
          </table:table-cell>
          <table:table-cell table:formula="of:=[.G89]-[.$B89]" office:value-type="float" office:value="10.1139934062958" calcext:value-type="float">
            <text:p>10.113993406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3584.18754" calcext:value-type="float">
            <text:p>1443143584.18754</text:p>
          </table:table-cell>
          <table:table-cell office:value-type="float" office:value="4376" calcext:value-type="float">
            <text:p>4376</text:p>
          </table:table-cell>
          <table:table-cell table:formula="of:=[.B90]-[.$B$2]" office:value-type="float" office:value="4.18731546401978" calcext:value-type="float">
            <text:p>4.187315464</text:p>
          </table:table-cell>
          <table:table-cell table:formula="of:=[.C90]/([.D90]-[.D89])" office:value-type="float" office:value="100196.931488902" calcext:value-type="float">
            <text:p>100196.931488902</text:p>
          </table:table-cell>
          <table:table-cell/>
          <table:table-cell office:value-type="float" office:value="1443143594.30656" calcext:value-type="float">
            <text:p>1443143594.30656</text:p>
          </table:table-cell>
          <table:table-cell table:formula="of:=[.G90]-[.$B$2]" office:value-type="float" office:value="14.3063359260559" calcext:value-type="float">
            <text:p>14.3063359261</text:p>
          </table:table-cell>
          <table:table-cell table:formula="of:=[.C90]/([.H90]-[.H89])" office:value-type="float" office:value="89854.329402204" calcext:value-type="float">
            <text:p>89854.329402204</text:p>
          </table:table-cell>
          <table:table-cell table:formula="of:=[.G90]-[.$B90]" office:value-type="float" office:value="10.1190204620361" calcext:value-type="float">
            <text:p>10.11902046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3584.23122" calcext:value-type="float">
            <text:p>1443143584.23122</text:p>
          </table:table-cell>
          <table:table-cell office:value-type="float" office:value="4376" calcext:value-type="float">
            <text:p>4376</text:p>
          </table:table-cell>
          <table:table-cell table:formula="of:=[.B91]-[.$B$2]" office:value-type="float" office:value="4.23099279403687" calcext:value-type="float">
            <text:p>4.230992794</text:p>
          </table:table-cell>
          <table:table-cell table:formula="of:=[.C91]/([.D91]-[.D90])" office:value-type="float" office:value="100189.274350968" calcext:value-type="float">
            <text:p>100189.274350968</text:p>
          </table:table-cell>
          <table:table-cell/>
          <table:table-cell office:value-type="float" office:value="1443143594.35539" calcext:value-type="float">
            <text:p>1443143594.35539</text:p>
          </table:table-cell>
          <table:table-cell table:formula="of:=[.G91]-[.$B$2]" office:value-type="float" office:value="14.3551640510559" calcext:value-type="float">
            <text:p>14.3551640511</text:p>
          </table:table-cell>
          <table:table-cell table:formula="of:=[.C91]/([.H91]-[.H90])" office:value-type="float" office:value="89620.48" calcext:value-type="float">
            <text:p>89620.48</text:p>
          </table:table-cell>
          <table:table-cell table:formula="of:=[.G91]-[.$B91]" office:value-type="float" office:value="10.124171257019" calcext:value-type="float">
            <text:p>10.12417125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3584.27494" calcext:value-type="float">
            <text:p>1443143584.27494</text:p>
          </table:table-cell>
          <table:table-cell office:value-type="float" office:value="4376" calcext:value-type="float">
            <text:p>4376</text:p>
          </table:table-cell>
          <table:table-cell table:formula="of:=[.B92]-[.$B$2]" office:value-type="float" office:value="4.27471780776978" calcext:value-type="float">
            <text:p>4.2747178078</text:p>
          </table:table-cell>
          <table:table-cell table:formula="of:=[.C92]/([.D92]-[.D91])" office:value-type="float" office:value="100080.014307837" calcext:value-type="float">
            <text:p>100080.014307837</text:p>
          </table:table-cell>
          <table:table-cell/>
          <table:table-cell office:value-type="float" office:value="1443143594.40413" calcext:value-type="float">
            <text:p>1443143594.40413</text:p>
          </table:table-cell>
          <table:table-cell table:formula="of:=[.G92]-[.$B$2]" office:value-type="float" office:value="14.4039089679718" calcext:value-type="float">
            <text:p>14.403908968</text:p>
          </table:table-cell>
          <table:table-cell table:formula="of:=[.C92]/([.H92]-[.H91])" office:value-type="float" office:value="89773.4630987376" calcext:value-type="float">
            <text:p>89773.4630987376</text:p>
          </table:table-cell>
          <table:table-cell table:formula="of:=[.G92]-[.$B92]" office:value-type="float" office:value="10.129191160202" calcext:value-type="float">
            <text:p>10.12919116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3584.31862" calcext:value-type="float">
            <text:p>1443143584.31862</text:p>
          </table:table-cell>
          <table:table-cell office:value-type="float" office:value="4376" calcext:value-type="float">
            <text:p>4376</text:p>
          </table:table-cell>
          <table:table-cell table:formula="of:=[.B93]-[.$B$2]" office:value-type="float" office:value="4.31839656829834" calcext:value-type="float">
            <text:p>4.3183965683</text:p>
          </table:table-cell>
          <table:table-cell table:formula="of:=[.C93]/([.D93]-[.D92])" office:value-type="float" office:value="100185.993078678" calcext:value-type="float">
            <text:p>100185.993078678</text:p>
          </table:table-cell>
          <table:table-cell/>
          <table:table-cell office:value-type="float" office:value="1443143594.45289" calcext:value-type="float">
            <text:p>1443143594.45289</text:p>
          </table:table-cell>
          <table:table-cell table:formula="of:=[.G93]-[.$B$2]" office:value-type="float" office:value="14.4526686668396" calcext:value-type="float">
            <text:p>14.4526686668</text:p>
          </table:table-cell>
          <table:table-cell table:formula="of:=[.C93]/([.H93]-[.H92])" office:value-type="float" office:value="89746.2474463726" calcext:value-type="float">
            <text:p>89746.2474463726</text:p>
          </table:table-cell>
          <table:table-cell table:formula="of:=[.G93]-[.$B93]" office:value-type="float" office:value="10.1342720985413" calcext:value-type="float">
            <text:p>10.134272098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3584.3623" calcext:value-type="float">
            <text:p>1443143584.3623</text:p>
          </table:table-cell>
          <table:table-cell office:value-type="float" office:value="4376" calcext:value-type="float">
            <text:p>4376</text:p>
          </table:table-cell>
          <table:table-cell table:formula="of:=[.B94]-[.$B$2]" office:value-type="float" office:value="4.36207485198975" calcext:value-type="float">
            <text:p>4.362074852</text:p>
          </table:table-cell>
          <table:table-cell table:formula="of:=[.C94]/([.D94]-[.D93])" office:value-type="float" office:value="100187.086812227" calcext:value-type="float">
            <text:p>100187.086812227</text:p>
          </table:table-cell>
          <table:table-cell/>
          <table:table-cell office:value-type="float" office:value="1443143594.50167" calcext:value-type="float">
            <text:p>1443143594.50167</text:p>
          </table:table-cell>
          <table:table-cell table:formula="of:=[.G94]-[.$B$2]" office:value-type="float" office:value="14.501451253891" calcext:value-type="float">
            <text:p>14.5014512539</text:p>
          </table:table-cell>
          <table:table-cell table:formula="of:=[.C94]/([.H94]-[.H93])" office:value-type="float" office:value="89704.1396224017" calcext:value-type="float">
            <text:p>89704.1396224017</text:p>
          </table:table-cell>
          <table:table-cell table:formula="of:=[.G94]-[.$B94]" office:value-type="float" office:value="10.1393764019012" calcext:value-type="float">
            <text:p>10.139376401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3584.40597" calcext:value-type="float">
            <text:p>1443143584.40597</text:p>
          </table:table-cell>
          <table:table-cell office:value-type="float" office:value="4376" calcext:value-type="float">
            <text:p>4376</text:p>
          </table:table-cell>
          <table:table-cell table:formula="of:=[.B95]-[.$B$2]" office:value-type="float" office:value="4.40574717521668" calcext:value-type="float">
            <text:p>4.4057471752</text:p>
          </table:table-cell>
          <table:table-cell table:formula="of:=[.C95]/([.D95]-[.D94])" office:value-type="float" office:value="100200.760496793" calcext:value-type="float">
            <text:p>100200.760496793</text:p>
          </table:table-cell>
          <table:table-cell/>
          <table:table-cell office:value-type="float" office:value="1443143594.55039" calcext:value-type="float">
            <text:p>1443143594.55039</text:p>
          </table:table-cell>
          <table:table-cell table:formula="of:=[.G95]-[.$B$2]" office:value-type="float" office:value="14.5501701831818" calcext:value-type="float">
            <text:p>14.5501701832</text:p>
          </table:table-cell>
          <table:table-cell table:formula="of:=[.C95]/([.H95]-[.H94])" office:value-type="float" office:value="89821.3500112556" calcext:value-type="float">
            <text:p>89821.3500112556</text:p>
          </table:table-cell>
          <table:table-cell table:formula="of:=[.G95]-[.$B95]" office:value-type="float" office:value="10.1444230079651" calcext:value-type="float">
            <text:p>10.14442300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3584.44964" calcext:value-type="float">
            <text:p>1443143584.44964</text:p>
          </table:table-cell>
          <table:table-cell office:value-type="float" office:value="4376" calcext:value-type="float">
            <text:p>4376</text:p>
          </table:table-cell>
          <table:table-cell table:formula="of:=[.B96]-[.$B$2]" office:value-type="float" office:value="4.44942045211792" calcext:value-type="float">
            <text:p>4.4494204521</text:p>
          </table:table-cell>
          <table:table-cell table:formula="of:=[.C96]/([.D96]-[.D95])" office:value-type="float" office:value="100198.57245645" calcext:value-type="float">
            <text:p>100198.57245645</text:p>
          </table:table-cell>
          <table:table-cell/>
          <table:table-cell office:value-type="float" office:value="1443143594.59917" calcext:value-type="float">
            <text:p>1443143594.59917</text:p>
          </table:table-cell>
          <table:table-cell table:formula="of:=[.G96]-[.$B$2]" office:value-type="float" office:value="14.598947763443" calcext:value-type="float">
            <text:p>14.5989477634</text:p>
          </table:table-cell>
          <table:table-cell table:formula="of:=[.C96]/([.H96]-[.H95])" office:value-type="float" office:value="89713.3473321994" calcext:value-type="float">
            <text:p>89713.3473321994</text:p>
          </table:table-cell>
          <table:table-cell table:formula="of:=[.G96]-[.$B96]" office:value-type="float" office:value="10.1495273113251" calcext:value-type="float">
            <text:p>10.14952731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3584.49332" calcext:value-type="float">
            <text:p>1443143584.49332</text:p>
          </table:table-cell>
          <table:table-cell office:value-type="float" office:value="4376" calcext:value-type="float">
            <text:p>4376</text:p>
          </table:table-cell>
          <table:table-cell table:formula="of:=[.B97]-[.$B$2]" office:value-type="float" office:value="4.4930956363678" calcext:value-type="float">
            <text:p>4.4930956364</text:p>
          </table:table-cell>
          <table:table-cell table:formula="of:=[.C97]/([.D97]-[.D96])" office:value-type="float" office:value="100194.196662427" calcext:value-type="float">
            <text:p>100194.196662427</text:p>
          </table:table-cell>
          <table:table-cell/>
          <table:table-cell office:value-type="float" office:value="1443143594.64799" calcext:value-type="float">
            <text:p>1443143594.64799</text:p>
          </table:table-cell>
          <table:table-cell table:formula="of:=[.G97]-[.$B$2]" office:value-type="float" office:value="14.6477663516998" calcext:value-type="float">
            <text:p>14.6477663517</text:p>
          </table:table-cell>
          <table:table-cell table:formula="of:=[.C97]/([.H97]-[.H96])" office:value-type="float" office:value="89637.9874194179" calcext:value-type="float">
            <text:p>89637.9874194179</text:p>
          </table:table-cell>
          <table:table-cell table:formula="of:=[.G97]-[.$B97]" office:value-type="float" office:value="10.154670715332" calcext:value-type="float">
            <text:p>10.154670715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3584.537" calcext:value-type="float">
            <text:p>1443143584.537</text:p>
          </table:table-cell>
          <table:table-cell office:value-type="float" office:value="4376" calcext:value-type="float">
            <text:p>4376</text:p>
          </table:table-cell>
          <table:table-cell table:formula="of:=[.B98]-[.$B$2]" office:value-type="float" office:value="4.53677558898926" calcext:value-type="float">
            <text:p>4.536775589</text:p>
          </table:table-cell>
          <table:table-cell table:formula="of:=[.C98]/([.D98]-[.D97])" office:value-type="float" office:value="100183.25884928" calcext:value-type="float">
            <text:p>100183.25884928</text:p>
          </table:table-cell>
          <table:table-cell/>
          <table:table-cell office:value-type="float" office:value="1443143594.69665" calcext:value-type="float">
            <text:p>1443143594.69665</text:p>
          </table:table-cell>
          <table:table-cell table:formula="of:=[.G98]-[.$B$2]" office:value-type="float" office:value="14.6964273452759" calcext:value-type="float">
            <text:p>14.6964273453</text:p>
          </table:table-cell>
          <table:table-cell table:formula="of:=[.C98]/([.H98]-[.H97])" office:value-type="float" office:value="89928.2911920196" calcext:value-type="float">
            <text:p>89928.2911920196</text:p>
          </table:table-cell>
          <table:table-cell table:formula="of:=[.G98]-[.$B98]" office:value-type="float" office:value="10.1596517562866" calcext:value-type="float">
            <text:p>10.159651756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3584.58068" calcext:value-type="float">
            <text:p>1443143584.58068</text:p>
          </table:table-cell>
          <table:table-cell office:value-type="float" office:value="4376" calcext:value-type="float">
            <text:p>4376</text:p>
          </table:table-cell>
          <table:table-cell table:formula="of:=[.B99]-[.$B$2]" office:value-type="float" office:value="4.58045244216919" calcext:value-type="float">
            <text:p>4.5804524422</text:p>
          </table:table-cell>
          <table:table-cell table:formula="of:=[.C99]/([.D99]-[.D98])" office:value-type="float" office:value="100190.368156162" calcext:value-type="float">
            <text:p>100190.368156162</text:p>
          </table:table-cell>
          <table:table-cell/>
          <table:table-cell office:value-type="float" office:value="1443143594.74549" calcext:value-type="float">
            <text:p>1443143594.74549</text:p>
          </table:table-cell>
          <table:table-cell table:formula="of:=[.G99]-[.$B$2]" office:value-type="float" office:value="14.7452657222748" calcext:value-type="float">
            <text:p>14.7452657223</text:p>
          </table:table-cell>
          <table:table-cell table:formula="of:=[.C99]/([.H99]-[.H98])" office:value-type="float" office:value="89601.6671499636" calcext:value-type="float">
            <text:p>89601.6671499636</text:p>
          </table:table-cell>
          <table:table-cell table:formula="of:=[.G99]-[.$B99]" office:value-type="float" office:value="10.1648132801056" calcext:value-type="float">
            <text:p>10.164813280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3584.62435" calcext:value-type="float">
            <text:p>1443143584.62435</text:p>
          </table:table-cell>
          <table:table-cell office:value-type="float" office:value="4376" calcext:value-type="float">
            <text:p>4376</text:p>
          </table:table-cell>
          <table:table-cell table:formula="of:=[.B100]-[.$B$2]" office:value-type="float" office:value="4.62412643432617" calcext:value-type="float">
            <text:p>4.6241264343</text:p>
          </table:table-cell>
          <table:table-cell table:formula="of:=[.C100]/([.D100]-[.D99])" office:value-type="float" office:value="100196.931488902" calcext:value-type="float">
            <text:p>100196.931488902</text:p>
          </table:table-cell>
          <table:table-cell/>
          <table:table-cell office:value-type="float" office:value="1443143594.79421" calcext:value-type="float">
            <text:p>1443143594.79421</text:p>
          </table:table-cell>
          <table:table-cell table:formula="of:=[.G100]-[.$B$2]" office:value-type="float" office:value="14.7939901351929" calcext:value-type="float">
            <text:p>14.7939901352</text:p>
          </table:table-cell>
          <table:table-cell table:formula="of:=[.C100]/([.H100]-[.H99])" office:value-type="float" office:value="89811.2411812199" calcext:value-type="float">
            <text:p>89811.2411812199</text:p>
          </table:table-cell>
          <table:table-cell table:formula="of:=[.G100]-[.$B100]" office:value-type="float" office:value="10.1698637008667" calcext:value-type="float">
            <text:p>10.169863700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3584.66803" calcext:value-type="float">
            <text:p>1443143584.66803</text:p>
          </table:table-cell>
          <table:table-cell office:value-type="float" office:value="4376" calcext:value-type="float">
            <text:p>4376</text:p>
          </table:table-cell>
          <table:table-cell table:formula="of:=[.B101]-[.$B$2]" office:value-type="float" office:value="4.66780233383179" calcext:value-type="float">
            <text:p>4.6678023338</text:p>
          </table:table-cell>
          <table:table-cell table:formula="of:=[.C101]/([.D101]-[.D100])" office:value-type="float" office:value="100192.555838201" calcext:value-type="float">
            <text:p>100192.555838201</text:p>
          </table:table-cell>
          <table:table-cell/>
          <table:table-cell office:value-type="float" office:value="1443143594.84292" calcext:value-type="float">
            <text:p>1443143594.84292</text:p>
          </table:table-cell>
          <table:table-cell table:formula="of:=[.G101]-[.$B$2]" office:value-type="float" office:value="14.8426926136017" calcext:value-type="float">
            <text:p>14.8426926136</text:p>
          </table:table-cell>
          <table:table-cell table:formula="of:=[.C101]/([.H101]-[.H100])" office:value-type="float" office:value="89851.6901597372" calcext:value-type="float">
            <text:p>89851.6901597372</text:p>
          </table:table-cell>
          <table:table-cell table:formula="of:=[.G101]-[.$B101]" office:value-type="float" office:value="10.1748902797699" calcext:value-type="float">
            <text:p>10.17489027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3584.7117" calcext:value-type="float">
            <text:p>1443143584.7117</text:p>
          </table:table-cell>
          <table:table-cell office:value-type="float" office:value="4376" calcext:value-type="float">
            <text:p>4376</text:p>
          </table:table-cell>
          <table:table-cell table:formula="of:=[.B102]-[.$B$2]" office:value-type="float" office:value="4.71147990226746" calcext:value-type="float">
            <text:p>4.7114799023</text:p>
          </table:table-cell>
          <table:table-cell table:formula="of:=[.C102]/([.D102]-[.D101])" office:value-type="float" office:value="100188.727457327" calcext:value-type="float">
            <text:p>100188.727457327</text:p>
          </table:table-cell>
          <table:table-cell/>
          <table:table-cell office:value-type="float" office:value="1443143594.89182" calcext:value-type="float">
            <text:p>1443143594.89182</text:p>
          </table:table-cell>
          <table:table-cell table:formula="of:=[.G102]-[.$B$2]" office:value-type="float" office:value="14.8915972709656" calcext:value-type="float">
            <text:p>14.891597271</text:p>
          </table:table-cell>
          <table:table-cell table:formula="of:=[.C102]/([.H102]-[.H101])" office:value-type="float" office:value="89480.2302250867" calcext:value-type="float">
            <text:p>89480.2302250867</text:p>
          </table:table-cell>
          <table:table-cell table:formula="of:=[.G102]-[.$B102]" office:value-type="float" office:value="10.1801173686981" calcext:value-type="float">
            <text:p>10.180117368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3584.75538" calcext:value-type="float">
            <text:p>1443143584.75538</text:p>
          </table:table-cell>
          <table:table-cell office:value-type="float" office:value="4376" calcext:value-type="float">
            <text:p>4376</text:p>
          </table:table-cell>
          <table:table-cell table:formula="of:=[.B103]-[.$B$2]" office:value-type="float" office:value="4.75515580177307" calcext:value-type="float">
            <text:p>4.7551558018</text:p>
          </table:table-cell>
          <table:table-cell table:formula="of:=[.C103]/([.D103]-[.D102])" office:value-type="float" office:value="100192.555838201" calcext:value-type="float">
            <text:p>100192.555838201</text:p>
          </table:table-cell>
          <table:table-cell/>
          <table:table-cell office:value-type="float" office:value="1443143594.94053" calcext:value-type="float">
            <text:p>1443143594.94053</text:p>
          </table:table-cell>
          <table:table-cell table:formula="of:=[.G103]-[.$B$2]" office:value-type="float" office:value="14.9403042793274" calcext:value-type="float">
            <text:p>14.9403042793</text:p>
          </table:table-cell>
          <table:table-cell table:formula="of:=[.C103]/([.H103]-[.H102])" office:value-type="float" office:value="89843.3335813444" calcext:value-type="float">
            <text:p>89843.3335813444</text:p>
          </table:table-cell>
          <table:table-cell table:formula="of:=[.G103]-[.$B103]" office:value-type="float" office:value="10.1851484775543" calcext:value-type="float">
            <text:p>10.18514847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3584.79906" calcext:value-type="float">
            <text:p>1443143584.79906</text:p>
          </table:table-cell>
          <table:table-cell office:value-type="float" office:value="4376" calcext:value-type="float">
            <text:p>4376</text:p>
          </table:table-cell>
          <table:table-cell table:formula="of:=[.B104]-[.$B$2]" office:value-type="float" office:value="4.79884004592896" calcext:value-type="float">
            <text:p>4.7988400459</text:p>
          </table:table-cell>
          <table:table-cell table:formula="of:=[.C104]/([.D104]-[.D103])" office:value-type="float" office:value="100173.416859053" calcext:value-type="float">
            <text:p>100173.416859053</text:p>
          </table:table-cell>
          <table:table-cell/>
          <table:table-cell office:value-type="float" office:value="1443143594.98921" calcext:value-type="float">
            <text:p>1443143594.98921</text:p>
          </table:table-cell>
          <table:table-cell table:formula="of:=[.G104]-[.$B$2]" office:value-type="float" office:value="14.9889829158783" calcext:value-type="float">
            <text:p>14.9889829159</text:p>
          </table:table-cell>
          <table:table-cell table:formula="of:=[.C104]/([.H104]-[.H103])" office:value-type="float" office:value="89895.6977857013" calcext:value-type="float">
            <text:p>89895.6977857013</text:p>
          </table:table-cell>
          <table:table-cell table:formula="of:=[.G104]-[.$B104]" office:value-type="float" office:value="10.1901428699493" calcext:value-type="float">
            <text:p>10.19014286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3584.84274" calcext:value-type="float">
            <text:p>1443143584.84274</text:p>
          </table:table-cell>
          <table:table-cell office:value-type="float" office:value="4376" calcext:value-type="float">
            <text:p>4376</text:p>
          </table:table-cell>
          <table:table-cell table:formula="of:=[.B105]-[.$B$2]" office:value-type="float" office:value="4.8425145149231" calcext:value-type="float">
            <text:p>4.8425145149</text:p>
          </table:table-cell>
          <table:table-cell table:formula="of:=[.C105]/([.D105]-[.D104])" office:value-type="float" office:value="100195.837540397" calcext:value-type="float">
            <text:p>100195.837540397</text:p>
          </table:table-cell>
          <table:table-cell/>
          <table:table-cell office:value-type="float" office:value="1443143595.03809" calcext:value-type="float">
            <text:p>1443143595.03809</text:p>
          </table:table-cell>
          <table:table-cell table:formula="of:=[.G105]-[.$B$2]" office:value-type="float" office:value="15.0378634929657" calcext:value-type="float">
            <text:p>15.037863493</text:p>
          </table:table-cell>
          <table:table-cell table:formula="of:=[.C105]/([.H105]-[.H104])" office:value-type="float" office:value="89524.311306214" calcext:value-type="float">
            <text:p>89524.311306214</text:p>
          </table:table-cell>
          <table:table-cell table:formula="of:=[.G105]-[.$B105]" office:value-type="float" office:value="10.1953489780426" calcext:value-type="float">
            <text:p>10.19534897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3584.88641" calcext:value-type="float">
            <text:p>1443143584.88641</text:p>
          </table:table-cell>
          <table:table-cell office:value-type="float" office:value="4376" calcext:value-type="float">
            <text:p>4376</text:p>
          </table:table-cell>
          <table:table-cell table:formula="of:=[.B106]-[.$B$2]" office:value-type="float" office:value="4.88619017601013" calcext:value-type="float">
            <text:p>4.886190176</text:p>
          </table:table-cell>
          <table:table-cell table:formula="of:=[.C106]/([.D106]-[.D105])" office:value-type="float" office:value="100193.102773638" calcext:value-type="float">
            <text:p>100193.102773638</text:p>
          </table:table-cell>
          <table:table-cell/>
          <table:table-cell office:value-type="float" office:value="1443143595.0514" calcext:value-type="float">
            <text:p>1443143595.0514</text:p>
          </table:table-cell>
          <table:table-cell table:formula="of:=[.G106]-[.$B$2]" office:value-type="float" office:value="15.0511822700501" calcext:value-type="float">
            <text:p>15.0511822701</text:p>
          </table:table-cell>
          <table:table-cell table:formula="of:=[.C106]/([.H106]-[.H105])" office:value-type="float" office:value="328558.693661278" calcext:value-type="float">
            <text:p>328558.693661278</text:p>
          </table:table-cell>
          <table:table-cell table:formula="of:=[.G106]-[.$B106]" office:value-type="float" office:value="10.1649920940399" calcext:value-type="float">
            <text:p>10.1649920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3584.93008" calcext:value-type="float">
            <text:p>1443143584.93008</text:p>
          </table:table-cell>
          <table:table-cell office:value-type="float" office:value="4376" calcext:value-type="float">
            <text:p>4376</text:p>
          </table:table-cell>
          <table:table-cell table:formula="of:=[.B107]-[.$B$2]" office:value-type="float" office:value="4.92986178398132" calcext:value-type="float">
            <text:p>4.929861784</text:p>
          </table:table-cell>
          <table:table-cell table:formula="of:=[.C107]/([.D107]-[.D106])" office:value-type="float" office:value="100202.401589763" calcext:value-type="float">
            <text:p>100202.401589763</text:p>
          </table:table-cell>
          <table:table-cell/>
          <table:table-cell office:value-type="float" office:value="1443143595.0647" calcext:value-type="float">
            <text:p>1443143595.0647</text:p>
          </table:table-cell>
          <table:table-cell table:formula="of:=[.G107]-[.$B$2]" office:value-type="float" office:value="15.0644805431366" calcext:value-type="float">
            <text:p>15.0644805431</text:p>
          </table:table-cell>
          <table:table-cell table:formula="of:=[.C107]/([.H107]-[.H106])" office:value-type="float" office:value="329065.283252954" calcext:value-type="float">
            <text:p>329065.283252954</text:p>
          </table:table-cell>
          <table:table-cell table:formula="of:=[.G107]-[.$B107]" office:value-type="float" office:value="10.1346187591553" calcext:value-type="float">
            <text:p>10.134618759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3584.97376" calcext:value-type="float">
            <text:p>1443143584.97376</text:p>
          </table:table-cell>
          <table:table-cell office:value-type="float" office:value="4376" calcext:value-type="float">
            <text:p>4376</text:p>
          </table:table-cell>
          <table:table-cell table:formula="of:=[.B108]-[.$B$2]" office:value-type="float" office:value="4.97353625297546" calcext:value-type="float">
            <text:p>4.973536253</text:p>
          </table:table-cell>
          <table:table-cell table:formula="of:=[.C108]/([.D108]-[.D107])" office:value-type="float" office:value="100195.837540397" calcext:value-type="float">
            <text:p>100195.837540397</text:p>
          </table:table-cell>
          <table:table-cell/>
          <table:table-cell office:value-type="float" office:value="1443143595.08964" calcext:value-type="float">
            <text:p>1443143595.08964</text:p>
          </table:table-cell>
          <table:table-cell table:formula="of:=[.G108]-[.$B$2]" office:value-type="float" office:value="15.0894196033478" calcext:value-type="float">
            <text:p>15.0894196033</text:p>
          </table:table-cell>
          <table:table-cell table:formula="of:=[.C108]/([.H108]-[.H107])" office:value-type="float" office:value="175467.718628707" calcext:value-type="float">
            <text:p>175467.718628707</text:p>
          </table:table-cell>
          <table:table-cell table:formula="of:=[.G108]-[.$B108]" office:value-type="float" office:value="10.1158833503723" calcext:value-type="float">
            <text:p>10.115883350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3585.01669" calcext:value-type="float">
            <text:p>1443143585.01669</text:p>
          </table:table-cell>
          <table:table-cell office:value-type="float" office:value="4376" calcext:value-type="float">
            <text:p>4376</text:p>
          </table:table-cell>
          <table:table-cell table:formula="of:=[.B109]-[.$B$2]" office:value-type="float" office:value="5.01646518707275" calcext:value-type="float">
            <text:p>5.0164651871</text:p>
          </table:table-cell>
          <table:table-cell table:formula="of:=[.C109]/([.D109]-[.D108])" office:value-type="float" office:value="101935.910872668" calcext:value-type="float">
            <text:p>101935.910872668</text:p>
          </table:table-cell>
          <table:table-cell/>
          <table:table-cell office:value-type="float" office:value="1443143595.12955" calcext:value-type="float">
            <text:p>1443143595.12955</text:p>
          </table:table-cell>
          <table:table-cell table:formula="of:=[.G109]-[.$B$2]" office:value-type="float" office:value="15.1293234825134" calcext:value-type="float">
            <text:p>15.1293234825</text:p>
          </table:table-cell>
          <table:table-cell table:formula="of:=[.C109]/([.H109]-[.H108])" office:value-type="float" office:value="109663.523734981" calcext:value-type="float">
            <text:p>109663.523734981</text:p>
          </table:table-cell>
          <table:table-cell table:formula="of:=[.G109]-[.$B109]" office:value-type="float" office:value="10.1128582954407" calcext:value-type="float">
            <text:p>10.112858295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3585.05851" calcext:value-type="float">
            <text:p>1443143585.05851</text:p>
          </table:table-cell>
          <table:table-cell office:value-type="float" office:value="4376" calcext:value-type="float">
            <text:p>4376</text:p>
          </table:table-cell>
          <table:table-cell table:formula="of:=[.B110]-[.$B$2]" office:value-type="float" office:value="5.05828309059143" calcext:value-type="float">
            <text:p>5.0582830906</text:p>
          </table:table-cell>
          <table:table-cell table:formula="of:=[.C110]/([.D110]-[.D109])" office:value-type="float" office:value="104644.174666613" calcext:value-type="float">
            <text:p>104644.174666613</text:p>
          </table:table-cell>
          <table:table-cell/>
          <table:table-cell office:value-type="float" office:value="1443143595.16945" calcext:value-type="float">
            <text:p>1443143595.16945</text:p>
          </table:table-cell>
          <table:table-cell table:formula="of:=[.G110]-[.$B$2]" office:value-type="float" office:value="15.1692247390747" calcext:value-type="float">
            <text:p>15.1692247391</text:p>
          </table:table-cell>
          <table:table-cell table:formula="of:=[.C110]/([.H110]-[.H109])" office:value-type="float" office:value="109670.731629202" calcext:value-type="float">
            <text:p>109670.731629202</text:p>
          </table:table-cell>
          <table:table-cell table:formula="of:=[.G110]-[.$B110]" office:value-type="float" office:value="10.1109416484833" calcext:value-type="float">
            <text:p>10.110941648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3585.10033" calcext:value-type="float">
            <text:p>1443143585.10033</text:p>
          </table:table-cell>
          <table:table-cell office:value-type="float" office:value="4376" calcext:value-type="float">
            <text:p>4376</text:p>
          </table:table-cell>
          <table:table-cell table:formula="of:=[.B111]-[.$B$2]" office:value-type="float" office:value="5.10010671615601" calcext:value-type="float">
            <text:p>5.1001067162</text:p>
          </table:table-cell>
          <table:table-cell table:formula="of:=[.C111]/([.D111]-[.D110])" office:value-type="float" office:value="104629.857907548" calcext:value-type="float">
            <text:p>104629.857907548</text:p>
          </table:table-cell>
          <table:table-cell/>
          <table:table-cell office:value-type="float" office:value="1443143595.20931" calcext:value-type="float">
            <text:p>1443143595.20931</text:p>
          </table:table-cell>
          <table:table-cell table:formula="of:=[.G111]-[.$B$2]" office:value-type="float" office:value="15.2090892791748" calcext:value-type="float">
            <text:p>15.2090892792</text:p>
          </table:table-cell>
          <table:table-cell table:formula="of:=[.C111]/([.H111]-[.H110])" office:value-type="float" office:value="109771.741728667" calcext:value-type="float">
            <text:p>109771.741728667</text:p>
          </table:table-cell>
          <table:table-cell table:formula="of:=[.G111]-[.$B111]" office:value-type="float" office:value="10.1089825630188" calcext:value-type="float">
            <text:p>10.1089825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3585.14214" calcext:value-type="float">
            <text:p>1443143585.14214</text:p>
          </table:table-cell>
          <table:table-cell office:value-type="float" office:value="4376" calcext:value-type="float">
            <text:p>4376</text:p>
          </table:table-cell>
          <table:table-cell table:formula="of:=[.B112]-[.$B$2]" office:value-type="float" office:value="5.14191579818726" calcext:value-type="float">
            <text:p>5.1419157982</text:p>
          </table:table-cell>
          <table:table-cell table:formula="of:=[.C112]/([.D112]-[.D111])" office:value-type="float" office:value="104666.254014599" calcext:value-type="float">
            <text:p>104666.254014599</text:p>
          </table:table-cell>
          <table:table-cell/>
          <table:table-cell office:value-type="float" office:value="1443143595.24923" calcext:value-type="float">
            <text:p>1443143595.24923</text:p>
          </table:table-cell>
          <table:table-cell table:formula="of:=[.G112]-[.$B$2]" office:value-type="float" office:value="15.2490034103394" calcext:value-type="float">
            <text:p>15.2490034103</text:p>
          </table:table-cell>
          <table:table-cell table:formula="of:=[.C112]/([.H112]-[.H111])" office:value-type="float" office:value="109635.356509689" calcext:value-type="float">
            <text:p>109635.356509689</text:p>
          </table:table-cell>
          <table:table-cell table:formula="of:=[.G112]-[.$B112]" office:value-type="float" office:value="10.1070876121521" calcext:value-type="float">
            <text:p>10.107087612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3585.18395" calcext:value-type="float">
            <text:p>1443143585.18395</text:p>
          </table:table-cell>
          <table:table-cell office:value-type="float" office:value="4376" calcext:value-type="float">
            <text:p>4376</text:p>
          </table:table-cell>
          <table:table-cell table:formula="of:=[.B113]-[.$B$2]" office:value-type="float" office:value="5.18372464179993" calcext:value-type="float">
            <text:p>5.1837246418</text:p>
          </table:table-cell>
          <table:table-cell table:formula="of:=[.C113]/([.D113]-[.D112])" office:value-type="float" office:value="104666.850883046" calcext:value-type="float">
            <text:p>104666.850883046</text:p>
          </table:table-cell>
          <table:table-cell/>
          <table:table-cell office:value-type="float" office:value="1443143595.28912" calcext:value-type="float">
            <text:p>1443143595.28912</text:p>
          </table:table-cell>
          <table:table-cell table:formula="of:=[.G113]-[.$B$2]" office:value-type="float" office:value="15.2888979911804" calcext:value-type="float">
            <text:p>15.2888979912</text:p>
          </table:table-cell>
          <table:table-cell table:formula="of:=[.C113]/([.H113]-[.H112])" office:value-type="float" office:value="109689.083272575" calcext:value-type="float">
            <text:p>109689.083272575</text:p>
          </table:table-cell>
          <table:table-cell table:formula="of:=[.G113]-[.$B113]" office:value-type="float" office:value="10.1051733493805" calcext:value-type="float">
            <text:p>10.10517334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3585.22576" calcext:value-type="float">
            <text:p>1443143585.22576</text:p>
          </table:table-cell>
          <table:table-cell office:value-type="float" office:value="4376" calcext:value-type="float">
            <text:p>4376</text:p>
          </table:table-cell>
          <table:table-cell table:formula="of:=[.B114]-[.$B$2]" office:value-type="float" office:value="5.22553277015686" calcext:value-type="float">
            <text:p>5.2255327702</text:p>
          </table:table-cell>
          <table:table-cell table:formula="of:=[.C114]/([.D114]-[.D113])" office:value-type="float" office:value="104668.641529232" calcext:value-type="float">
            <text:p>104668.641529232</text:p>
          </table:table-cell>
          <table:table-cell/>
          <table:table-cell office:value-type="float" office:value="1443143595.32902" calcext:value-type="float">
            <text:p>1443143595.32902</text:p>
          </table:table-cell>
          <table:table-cell table:formula="of:=[.G114]-[.$B$2]" office:value-type="float" office:value="15.3288016319275" calcext:value-type="float">
            <text:p>15.3288016319</text:p>
          </table:table-cell>
          <table:table-cell table:formula="of:=[.C114]/([.H114]-[.H113])" office:value-type="float" office:value="109664.178958941" calcext:value-type="float">
            <text:p>109664.178958941</text:p>
          </table:table-cell>
          <table:table-cell table:formula="of:=[.G114]-[.$B114]" office:value-type="float" office:value="10.1032688617706" calcext:value-type="float">
            <text:p>10.103268861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3585.26757" calcext:value-type="float">
            <text:p>1443143585.26757</text:p>
          </table:table-cell>
          <table:table-cell office:value-type="float" office:value="4376" calcext:value-type="float">
            <text:p>4376</text:p>
          </table:table-cell>
          <table:table-cell table:formula="of:=[.B115]-[.$B$2]" office:value-type="float" office:value="5.26734256744385" calcext:value-type="float">
            <text:p>5.2673425674</text:p>
          </table:table-cell>
          <table:table-cell table:formula="of:=[.C115]/([.D115]-[.D114])" office:value-type="float" office:value="104664.463450101" calcext:value-type="float">
            <text:p>104664.463450101</text:p>
          </table:table-cell>
          <table:table-cell/>
          <table:table-cell office:value-type="float" office:value="1443143595.36885" calcext:value-type="float">
            <text:p>1443143595.36885</text:p>
          </table:table-cell>
          <table:table-cell table:formula="of:=[.G115]-[.$B$2]" office:value-type="float" office:value="15.3686249256134" calcext:value-type="float">
            <text:p>15.3686249256</text:p>
          </table:table-cell>
          <table:table-cell table:formula="of:=[.C115]/([.H115]-[.H114])" office:value-type="float" office:value="109885.436260335" calcext:value-type="float">
            <text:p>109885.436260335</text:p>
          </table:table-cell>
          <table:table-cell table:formula="of:=[.G115]-[.$B115]" office:value-type="float" office:value="10.1012823581696" calcext:value-type="float">
            <text:p>10.101282358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3585.30937" calcext:value-type="float">
            <text:p>1443143585.30937</text:p>
          </table:table-cell>
          <table:table-cell office:value-type="float" office:value="4376" calcext:value-type="float">
            <text:p>4376</text:p>
          </table:table-cell>
          <table:table-cell table:formula="of:=[.B116]-[.$B$2]" office:value-type="float" office:value="5.30915093421936" calcext:value-type="float">
            <text:p>5.3091509342</text:p>
          </table:table-cell>
          <table:table-cell table:formula="of:=[.C116]/([.D116]-[.D115])" office:value-type="float" office:value="104668.044640362" calcext:value-type="float">
            <text:p>104668.044640362</text:p>
          </table:table-cell>
          <table:table-cell/>
          <table:table-cell office:value-type="float" office:value="1443143595.40878" calcext:value-type="float">
            <text:p>1443143595.40878</text:p>
          </table:table-cell>
          <table:table-cell table:formula="of:=[.G116]-[.$B$2]" office:value-type="float" office:value="15.4085533618927" calcext:value-type="float">
            <text:p>15.4085533619</text:p>
          </table:table-cell>
          <table:table-cell table:formula="of:=[.C116]/([.H116]-[.H115])" office:value-type="float" office:value="109596.077577147" calcext:value-type="float">
            <text:p>109596.077577147</text:p>
          </table:table-cell>
          <table:table-cell table:formula="of:=[.G116]-[.$B116]" office:value-type="float" office:value="10.0994024276733" calcext:value-type="float">
            <text:p>10.09940242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3585.35119" calcext:value-type="float">
            <text:p>1443143585.35119</text:p>
          </table:table-cell>
          <table:table-cell office:value-type="float" office:value="4376" calcext:value-type="float">
            <text:p>4376</text:p>
          </table:table-cell>
          <table:table-cell table:formula="of:=[.B117]-[.$B$2]" office:value-type="float" office:value="5.3509669303894" calcext:value-type="float">
            <text:p>5.3509669304</text:p>
          </table:table-cell>
          <table:table-cell table:formula="of:=[.C117]/([.D117]-[.D116])" office:value-type="float" office:value="104648.94779034" calcext:value-type="float">
            <text:p>104648.94779034</text:p>
          </table:table-cell>
          <table:table-cell/>
          <table:table-cell office:value-type="float" office:value="1443143595.4487" calcext:value-type="float">
            <text:p>1443143595.4487</text:p>
          </table:table-cell>
          <table:table-cell table:formula="of:=[.G117]-[.$B$2]" office:value-type="float" office:value="15.4484815597534" calcext:value-type="float">
            <text:p>15.4484815598</text:p>
          </table:table-cell>
          <table:table-cell table:formula="of:=[.C117]/([.H117]-[.H116])" office:value-type="float" office:value="109596.73199539" calcext:value-type="float">
            <text:p>109596.73199539</text:p>
          </table:table-cell>
          <table:table-cell table:formula="of:=[.G117]-[.$B117]" office:value-type="float" office:value="10.097514629364" calcext:value-type="float">
            <text:p>10.097514629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3585.393" calcext:value-type="float">
            <text:p>1443143585.393</text:p>
          </table:table-cell>
          <table:table-cell office:value-type="float" office:value="4376" calcext:value-type="float">
            <text:p>4376</text:p>
          </table:table-cell>
          <table:table-cell table:formula="of:=[.B118]-[.$B$2]" office:value-type="float" office:value="5.3927743434906" calcext:value-type="float">
            <text:p>5.3927743435</text:p>
          </table:table-cell>
          <table:table-cell table:formula="of:=[.C118]/([.D118]-[.D117])" office:value-type="float" office:value="104670.432236688" calcext:value-type="float">
            <text:p>104670.432236688</text:p>
          </table:table-cell>
          <table:table-cell/>
          <table:table-cell office:value-type="float" office:value="1443143595.48861" calcext:value-type="float">
            <text:p>1443143595.48861</text:p>
          </table:table-cell>
          <table:table-cell table:formula="of:=[.G118]-[.$B$2]" office:value-type="float" office:value="15.4883878231049" calcext:value-type="float">
            <text:p>15.4883878231</text:p>
          </table:table-cell>
          <table:table-cell table:formula="of:=[.C118]/([.H118]-[.H117])" office:value-type="float" office:value="109656.971925988" calcext:value-type="float">
            <text:p>109656.971925988</text:p>
          </table:table-cell>
          <table:table-cell table:formula="of:=[.G118]-[.$B118]" office:value-type="float" office:value="10.0956134796143" calcext:value-type="float">
            <text:p>10.095613479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3585.4348" calcext:value-type="float">
            <text:p>1443143585.4348</text:p>
          </table:table-cell>
          <table:table-cell office:value-type="float" office:value="4376" calcext:value-type="float">
            <text:p>4376</text:p>
          </table:table-cell>
          <table:table-cell table:formula="of:=[.B119]-[.$B$2]" office:value-type="float" office:value="5.43458127975464" calcext:value-type="float">
            <text:p>5.4345812798</text:p>
          </table:table-cell>
          <table:table-cell table:formula="of:=[.C119]/([.D119]-[.D118])" office:value-type="float" office:value="104671.6260757" calcext:value-type="float">
            <text:p>104671.6260757</text:p>
          </table:table-cell>
          <table:table-cell/>
          <table:table-cell office:value-type="float" office:value="1443143595.52842" calcext:value-type="float">
            <text:p>1443143595.52842</text:p>
          </table:table-cell>
          <table:table-cell table:formula="of:=[.G119]-[.$B$2]" office:value-type="float" office:value="15.5281927585602" calcext:value-type="float">
            <text:p>15.5281927586</text:p>
          </table:table-cell>
          <table:table-cell table:formula="of:=[.C119]/([.H119]-[.H118])" office:value-type="float" office:value="109936.115960085" calcext:value-type="float">
            <text:p>109936.115960085</text:p>
          </table:table-cell>
          <table:table-cell table:formula="of:=[.G119]-[.$B119]" office:value-type="float" office:value="10.0936114788055" calcext:value-type="float">
            <text:p>10.09361147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3585.47661" calcext:value-type="float">
            <text:p>1443143585.47661</text:p>
          </table:table-cell>
          <table:table-cell office:value-type="float" office:value="4376" calcext:value-type="float">
            <text:p>4376</text:p>
          </table:table-cell>
          <table:table-cell table:formula="of:=[.B120]-[.$B$2]" office:value-type="float" office:value="5.47639036178589" calcext:value-type="float">
            <text:p>5.4763903618</text:p>
          </table:table-cell>
          <table:table-cell table:formula="of:=[.C120]/([.D120]-[.D119])" office:value-type="float" office:value="104666.254014599" calcext:value-type="float">
            <text:p>104666.254014599</text:p>
          </table:table-cell>
          <table:table-cell/>
          <table:table-cell office:value-type="float" office:value="1443143595.56827" calcext:value-type="float">
            <text:p>1443143595.56827</text:p>
          </table:table-cell>
          <table:table-cell table:formula="of:=[.G120]-[.$B$2]" office:value-type="float" office:value="15.5680513381958" calcext:value-type="float">
            <text:p>15.5680513382</text:p>
          </table:table-cell>
          <table:table-cell table:formula="of:=[.C120]/([.H120]-[.H119])" office:value-type="float" office:value="109788.157029292" calcext:value-type="float">
            <text:p>109788.157029292</text:p>
          </table:table-cell>
          <table:table-cell table:formula="of:=[.G120]-[.$B120]" office:value-type="float" office:value="10.0916609764099" calcext:value-type="float">
            <text:p>10.091660976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3585.51842" calcext:value-type="float">
            <text:p>1443143585.51842</text:p>
          </table:table-cell>
          <table:table-cell office:value-type="float" office:value="4376" calcext:value-type="float">
            <text:p>4376</text:p>
          </table:table-cell>
          <table:table-cell table:formula="of:=[.B121]-[.$B$2]" office:value-type="float" office:value="5.51819777488709" calcext:value-type="float">
            <text:p>5.5181977749</text:p>
          </table:table-cell>
          <table:table-cell table:formula="of:=[.C121]/([.D121]-[.D120])" office:value-type="float" office:value="104670.432236688" calcext:value-type="float">
            <text:p>104670.432236688</text:p>
          </table:table-cell>
          <table:table-cell/>
          <table:table-cell office:value-type="float" office:value="1443143595.60824" calcext:value-type="float">
            <text:p>1443143595.60824</text:p>
          </table:table-cell>
          <table:table-cell table:formula="of:=[.G121]-[.$B$2]" office:value-type="float" office:value="15.6080181598663" calcext:value-type="float">
            <text:p>15.6080181599</text:p>
          </table:table-cell>
          <table:table-cell table:formula="of:=[.C121]/([.H121]-[.H120])" office:value-type="float" office:value="109490.818060883" calcext:value-type="float">
            <text:p>109490.818060883</text:p>
          </table:table-cell>
          <table:table-cell table:formula="of:=[.G121]-[.$B121]" office:value-type="float" office:value="10.0898203849793" calcext:value-type="float">
            <text:p>10.0898203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3585.56022" calcext:value-type="float">
            <text:p>1443143585.56022</text:p>
          </table:table-cell>
          <table:table-cell office:value-type="float" office:value="4376" calcext:value-type="float">
            <text:p>4376</text:p>
          </table:table-cell>
          <table:table-cell table:formula="of:=[.B122]-[.$B$2]" office:value-type="float" office:value="5.55999779701233" calcext:value-type="float">
            <text:p>5.559997797</text:p>
          </table:table-cell>
          <table:table-cell table:formula="of:=[.C122]/([.D122]-[.D121])" office:value-type="float" office:value="104688.939802193" calcext:value-type="float">
            <text:p>104688.939802193</text:p>
          </table:table-cell>
          <table:table-cell/>
          <table:table-cell office:value-type="float" office:value="1443143595.64814" calcext:value-type="float">
            <text:p>1443143595.64814</text:p>
          </table:table-cell>
          <table:table-cell table:formula="of:=[.G122]-[.$B$2]" office:value-type="float" office:value="15.6479139328003" calcext:value-type="float">
            <text:p>15.6479139328</text:p>
          </table:table-cell>
          <table:table-cell table:formula="of:=[.C122]/([.H122]-[.H121])" office:value-type="float" office:value="109685.805742971" calcext:value-type="float">
            <text:p>109685.805742971</text:p>
          </table:table-cell>
          <table:table-cell table:formula="of:=[.G122]-[.$B122]" office:value-type="float" office:value="10.087916135788" calcext:value-type="float">
            <text:p>10.087916135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3585.60203" calcext:value-type="float">
            <text:p>1443143585.60203</text:p>
          </table:table-cell>
          <table:table-cell office:value-type="float" office:value="4376" calcext:value-type="float">
            <text:p>4376</text:p>
          </table:table-cell>
          <table:table-cell table:formula="of:=[.B123]-[.$B$2]" office:value-type="float" office:value="5.60180258750916" calcext:value-type="float">
            <text:p>5.6018025875</text:p>
          </table:table-cell>
          <table:table-cell table:formula="of:=[.C123]/([.D123]-[.D122])" office:value-type="float" office:value="104676.998688278" calcext:value-type="float">
            <text:p>104676.998688278</text:p>
          </table:table-cell>
          <table:table-cell/>
          <table:table-cell office:value-type="float" office:value="1443143595.68803" calcext:value-type="float">
            <text:p>1443143595.68803</text:p>
          </table:table-cell>
          <table:table-cell table:formula="of:=[.G123]-[.$B$2]" office:value-type="float" office:value="15.6878106594086" calcext:value-type="float">
            <text:p>15.6878106594</text:p>
          </table:table-cell>
          <table:table-cell table:formula="of:=[.C123]/([.H123]-[.H122])" office:value-type="float" office:value="109683.183860308" calcext:value-type="float">
            <text:p>109683.183860308</text:p>
          </table:table-cell>
          <table:table-cell table:formula="of:=[.G123]-[.$B123]" office:value-type="float" office:value="10.0860080718994" calcext:value-type="float">
            <text:p>10.086008071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3585.64383" calcext:value-type="float">
            <text:p>1443143585.64383</text:p>
          </table:table-cell>
          <table:table-cell office:value-type="float" office:value="4376" calcext:value-type="float">
            <text:p>4376</text:p>
          </table:table-cell>
          <table:table-cell table:formula="of:=[.B124]-[.$B$2]" office:value-type="float" office:value="5.64360666275024" calcext:value-type="float">
            <text:p>5.6436066628</text:p>
          </table:table-cell>
          <table:table-cell table:formula="of:=[.C124]/([.D124]-[.D123])" office:value-type="float" office:value="104678.789681702" calcext:value-type="float">
            <text:p>104678.789681702</text:p>
          </table:table-cell>
          <table:table-cell/>
          <table:table-cell office:value-type="float" office:value="1443143595.728" calcext:value-type="float">
            <text:p>1443143595.728</text:p>
          </table:table-cell>
          <table:table-cell table:formula="of:=[.G124]-[.$B$2]" office:value-type="float" office:value="15.7277774810791" calcext:value-type="float">
            <text:p>15.7277774811</text:p>
          </table:table-cell>
          <table:table-cell table:formula="of:=[.C124]/([.H124]-[.H123])" office:value-type="float" office:value="109490.818060883" calcext:value-type="float">
            <text:p>109490.818060883</text:p>
          </table:table-cell>
          <table:table-cell table:formula="of:=[.G124]-[.$B124]" office:value-type="float" office:value="10.0841708183289" calcext:value-type="float">
            <text:p>10.08417081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3585.68563" calcext:value-type="float">
            <text:p>1443143585.68563</text:p>
          </table:table-cell>
          <table:table-cell office:value-type="float" office:value="4376" calcext:value-type="float">
            <text:p>4376</text:p>
          </table:table-cell>
          <table:table-cell table:formula="of:=[.B125]-[.$B$2]" office:value-type="float" office:value="5.68541169166565" calcext:value-type="float">
            <text:p>5.6854116917</text:p>
          </table:table-cell>
          <table:table-cell table:formula="of:=[.C125]/([.D125]-[.D124])" office:value-type="float" office:value="104676.401704089" calcext:value-type="float">
            <text:p>104676.401704089</text:p>
          </table:table-cell>
          <table:table-cell/>
          <table:table-cell office:value-type="float" office:value="1443143595.76785" calcext:value-type="float">
            <text:p>1443143595.76785</text:p>
          </table:table-cell>
          <table:table-cell table:formula="of:=[.G125]-[.$B$2]" office:value-type="float" office:value="15.7676253318787" calcext:value-type="float">
            <text:p>15.7676253319</text:p>
          </table:table-cell>
          <table:table-cell table:formula="of:=[.C125]/([.H125]-[.H124])" office:value-type="float" office:value="109817.716945684" calcext:value-type="float">
            <text:p>109817.716945684</text:p>
          </table:table-cell>
          <table:table-cell table:formula="of:=[.G125]-[.$B125]" office:value-type="float" office:value="10.082213640213" calcext:value-type="float">
            <text:p>10.082213640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3585.72745" calcext:value-type="float">
            <text:p>1443143585.72745</text:p>
          </table:table-cell>
          <table:table-cell office:value-type="float" office:value="4376" calcext:value-type="float">
            <text:p>4376</text:p>
          </table:table-cell>
          <table:table-cell table:formula="of:=[.B126]-[.$B$2]" office:value-type="float" office:value="5.72722411155701" calcext:value-type="float">
            <text:p>5.7272241116</text:p>
          </table:table-cell>
          <table:table-cell table:formula="of:=[.C126]/([.D126]-[.D125])" office:value-type="float" office:value="104657.898571054" calcext:value-type="float">
            <text:p>104657.898571054</text:p>
          </table:table-cell>
          <table:table-cell/>
          <table:table-cell office:value-type="float" office:value="1443143595.80773" calcext:value-type="float">
            <text:p>1443143595.80773</text:p>
          </table:table-cell>
          <table:table-cell table:formula="of:=[.G126]-[.$B$2]" office:value-type="float" office:value="15.8075091838837" calcext:value-type="float">
            <text:p>15.8075091839</text:p>
          </table:table-cell>
          <table:table-cell table:formula="of:=[.C126]/([.H126]-[.H125])" office:value-type="float" office:value="109718.589855636" calcext:value-type="float">
            <text:p>109718.589855636</text:p>
          </table:table-cell>
          <table:table-cell table:formula="of:=[.G126]-[.$B126]" office:value-type="float" office:value="10.0802850723267" calcext:value-type="float">
            <text:p>10.080285072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3585.7693" calcext:value-type="float">
            <text:p>1443143585.7693</text:p>
          </table:table-cell>
          <table:table-cell office:value-type="float" office:value="4376" calcext:value-type="float">
            <text:p>4376</text:p>
          </table:table-cell>
          <table:table-cell table:formula="of:=[.B127]-[.$B$2]" office:value-type="float" office:value="5.76907467842102" calcext:value-type="float">
            <text:p>5.7690746784</text:p>
          </table:table-cell>
          <table:table-cell table:formula="of:=[.C127]/([.D127]-[.D126])" office:value-type="float" office:value="104562.502443971" calcext:value-type="float">
            <text:p>104562.502443971</text:p>
          </table:table-cell>
          <table:table-cell/>
          <table:table-cell office:value-type="float" office:value="1443143595.84762" calcext:value-type="float">
            <text:p>1443143595.84762</text:p>
          </table:table-cell>
          <table:table-cell table:formula="of:=[.G127]-[.$B$2]" office:value-type="float" office:value="15.8474011421204" calcext:value-type="float">
            <text:p>15.8474011421</text:p>
          </table:table-cell>
          <table:table-cell table:formula="of:=[.C127]/([.H127]-[.H126])" office:value-type="float" office:value="109696.29452722" calcext:value-type="float">
            <text:p>109696.29452722</text:p>
          </table:table-cell>
          <table:table-cell table:formula="of:=[.G127]-[.$B127]" office:value-type="float" office:value="10.0783264636993" calcext:value-type="float">
            <text:p>10.078326463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3585.81111" calcext:value-type="float">
            <text:p>1443143585.81111</text:p>
          </table:table-cell>
          <table:table-cell office:value-type="float" office:value="4376" calcext:value-type="float">
            <text:p>4376</text:p>
          </table:table-cell>
          <table:table-cell table:formula="of:=[.B128]-[.$B$2]" office:value-type="float" office:value="5.81088900566101" calcext:value-type="float">
            <text:p>5.8108890057</text:p>
          </table:table-cell>
          <table:table-cell table:formula="of:=[.C128]/([.D128]-[.D127])" office:value-type="float" office:value="104653.124630806" calcext:value-type="float">
            <text:p>104653.124630806</text:p>
          </table:table-cell>
          <table:table-cell/>
          <table:table-cell office:value-type="float" office:value="1443143595.88754" calcext:value-type="float">
            <text:p>1443143595.88754</text:p>
          </table:table-cell>
          <table:table-cell table:formula="of:=[.G128]-[.$B$2]" office:value-type="float" office:value="15.8873212337494" calcext:value-type="float">
            <text:p>15.8873212337</text:p>
          </table:table-cell>
          <table:table-cell table:formula="of:=[.C128]/([.H128]-[.H127])" office:value-type="float" office:value="109618.986866702" calcext:value-type="float">
            <text:p>109618.986866702</text:p>
          </table:table-cell>
          <table:table-cell table:formula="of:=[.G128]-[.$B128]" office:value-type="float" office:value="10.0764322280884" calcext:value-type="float">
            <text:p>10.076432228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3585.85297" calcext:value-type="float">
            <text:p>1443143585.85297</text:p>
          </table:table-cell>
          <table:table-cell office:value-type="float" office:value="4376" calcext:value-type="float">
            <text:p>4376</text:p>
          </table:table-cell>
          <table:table-cell table:formula="of:=[.B129]-[.$B$2]" office:value-type="float" office:value="5.85274910926819" calcext:value-type="float">
            <text:p>5.8527491093</text:p>
          </table:table-cell>
          <table:table-cell table:formula="of:=[.C129]/([.D129]-[.D128])" office:value-type="float" office:value="104538.680579129" calcext:value-type="float">
            <text:p>104538.680579129</text:p>
          </table:table-cell>
          <table:table-cell/>
          <table:table-cell office:value-type="float" office:value="1443143595.92742" calcext:value-type="float">
            <text:p>1443143595.92742</text:p>
          </table:table-cell>
          <table:table-cell table:formula="of:=[.G129]-[.$B$2]" office:value-type="float" office:value="15.9272019863129" calcext:value-type="float">
            <text:p>15.9272019863</text:p>
          </table:table-cell>
          <table:table-cell table:formula="of:=[.C129]/([.H129]-[.H128])" office:value-type="float" office:value="109727.116935291" calcext:value-type="float">
            <text:p>109727.116935291</text:p>
          </table:table-cell>
          <table:table-cell table:formula="of:=[.G129]-[.$B129]" office:value-type="float" office:value="10.0744528770447" calcext:value-type="float">
            <text:p>10.07445287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3585.89481" calcext:value-type="float">
            <text:p>1443143585.89481</text:p>
          </table:table-cell>
          <table:table-cell office:value-type="float" office:value="4376" calcext:value-type="float">
            <text:p>4376</text:p>
          </table:table-cell>
          <table:table-cell table:formula="of:=[.B130]-[.$B$2]" office:value-type="float" office:value="5.89458560943604" calcext:value-type="float">
            <text:p>5.8945856094</text:p>
          </table:table-cell>
          <table:table-cell table:formula="of:=[.C130]/([.D130]-[.D129])" office:value-type="float" office:value="104597.65951845" calcext:value-type="float">
            <text:p>104597.65951845</text:p>
          </table:table-cell>
          <table:table-cell/>
          <table:table-cell office:value-type="float" office:value="1443143595.9673" calcext:value-type="float">
            <text:p>1443143595.9673</text:p>
          </table:table-cell>
          <table:table-cell table:formula="of:=[.G130]-[.$B$2]" office:value-type="float" office:value="15.9670813083649" calcext:value-type="float">
            <text:p>15.9670813084</text:p>
          </table:table-cell>
          <table:table-cell table:formula="of:=[.C130]/([.H130]-[.H129])" office:value-type="float" office:value="109731.052957565" calcext:value-type="float">
            <text:p>109731.052957565</text:p>
          </table:table-cell>
          <table:table-cell table:formula="of:=[.G130]-[.$B130]" office:value-type="float" office:value="10.0724956989288" calcext:value-type="float">
            <text:p>10.072495698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3585.93665" calcext:value-type="float">
            <text:p>1443143585.93665</text:p>
          </table:table-cell>
          <table:table-cell office:value-type="float" office:value="4376" calcext:value-type="float">
            <text:p>4376</text:p>
          </table:table-cell>
          <table:table-cell table:formula="of:=[.B131]-[.$B$2]" office:value-type="float" office:value="5.93642425537109" calcext:value-type="float">
            <text:p>5.9364242554</text:p>
          </table:table-cell>
          <table:table-cell table:formula="of:=[.C131]/([.D131]-[.D130])" office:value-type="float" office:value="104592.295046842" calcext:value-type="float">
            <text:p>104592.295046842</text:p>
          </table:table-cell>
          <table:table-cell/>
          <table:table-cell office:value-type="float" office:value="1443143596.00723" calcext:value-type="float">
            <text:p>1443143596.00723</text:p>
          </table:table-cell>
          <table:table-cell table:formula="of:=[.G131]-[.$B$2]" office:value-type="float" office:value="16.0070111751556" calcext:value-type="float">
            <text:p>16.0070111752</text:p>
          </table:table-cell>
          <table:table-cell table:formula="of:=[.C131]/([.H131]-[.H130])" office:value-type="float" office:value="109592.151231804" calcext:value-type="float">
            <text:p>109592.151231804</text:p>
          </table:table-cell>
          <table:table-cell table:formula="of:=[.G131]-[.$B131]" office:value-type="float" office:value="10.0705869197845" calcext:value-type="float">
            <text:p>10.070586919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3585.97846" calcext:value-type="float">
            <text:p>1443143585.97846</text:p>
          </table:table-cell>
          <table:table-cell office:value-type="float" office:value="4376" calcext:value-type="float">
            <text:p>4376</text:p>
          </table:table-cell>
          <table:table-cell table:formula="of:=[.B132]-[.$B$2]" office:value-type="float" office:value="5.9782350063324" calcext:value-type="float">
            <text:p>5.9782350063</text:p>
          </table:table-cell>
          <table:table-cell table:formula="of:=[.C132]/([.D132]-[.D131])" office:value-type="float" office:value="104662.076126067" calcext:value-type="float">
            <text:p>104662.076126067</text:p>
          </table:table-cell>
          <table:table-cell/>
          <table:table-cell office:value-type="float" office:value="1443143596.01952" calcext:value-type="float">
            <text:p>1443143596.01952</text:p>
          </table:table-cell>
          <table:table-cell table:formula="of:=[.G132]-[.$B$2]" office:value-type="float" office:value="16.0192995071411" calcext:value-type="float">
            <text:p>16.0192995071</text:p>
          </table:table-cell>
          <table:table-cell table:formula="of:=[.C132]/([.H132]-[.H131])" office:value-type="float" office:value="356110.170621447" calcext:value-type="float">
            <text:p>356110.170621447</text:p>
          </table:table-cell>
          <table:table-cell table:formula="of:=[.G132]-[.$B132]" office:value-type="float" office:value="10.0410645008087" calcext:value-type="float">
            <text:p>10.041064500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3586.01935" calcext:value-type="float">
            <text:p>1443143586.01935</text:p>
          </table:table-cell>
          <table:table-cell office:value-type="float" office:value="4376" calcext:value-type="float">
            <text:p>4376</text:p>
          </table:table-cell>
          <table:table-cell table:formula="of:=[.B133]-[.$B$2]" office:value-type="float" office:value="6.01913118362427" calcext:value-type="float">
            <text:p>6.0191311836</text:p>
          </table:table-cell>
          <table:table-cell table:formula="of:=[.C133]/([.D133]-[.D132])" office:value-type="float" office:value="107002.666013723" calcext:value-type="float">
            <text:p>107002.666013723</text:p>
          </table:table-cell>
          <table:table-cell/>
          <table:table-cell office:value-type="float" office:value="1443143596.03183" calcext:value-type="float">
            <text:p>1443143596.03183</text:p>
          </table:table-cell>
          <table:table-cell table:formula="of:=[.G133]-[.$B$2]" office:value-type="float" office:value="16.0316026210785" calcext:value-type="float">
            <text:p>16.0316026211</text:p>
          </table:table-cell>
          <table:table-cell table:formula="of:=[.C133]/([.H133]-[.H132])" office:value-type="float" office:value="355682.311183458" calcext:value-type="float">
            <text:p>355682.311183458</text:p>
          </table:table-cell>
          <table:table-cell table:formula="of:=[.G133]-[.$B133]" office:value-type="float" office:value="10.0124714374542" calcext:value-type="float">
            <text:p>10.012471437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3586.05928" calcext:value-type="float">
            <text:p>1443143586.05928</text:p>
          </table:table-cell>
          <table:table-cell office:value-type="float" office:value="4376" calcext:value-type="float">
            <text:p>4376</text:p>
          </table:table-cell>
          <table:table-cell table:formula="of:=[.B134]-[.$B$2]" office:value-type="float" office:value="6.05905604362488" calcext:value-type="float">
            <text:p>6.0590560436</text:p>
          </table:table-cell>
          <table:table-cell table:formula="of:=[.C134]/([.D134]-[.D133])" office:value-type="float" office:value="109605.894671468" calcext:value-type="float">
            <text:p>109605.894671468</text:p>
          </table:table-cell>
          <table:table-cell/>
          <table:table-cell office:value-type="float" office:value="1443143596.05456" calcext:value-type="float">
            <text:p>1443143596.05456</text:p>
          </table:table-cell>
          <table:table-cell table:formula="of:=[.G134]-[.$B$2]" office:value-type="float" office:value="16.0543348789215" calcext:value-type="float">
            <text:p>16.0543348789</text:p>
          </table:table-cell>
          <table:table-cell table:formula="of:=[.C134]/([.H134]-[.H133])" office:value-type="float" office:value="192501.775680154" calcext:value-type="float">
            <text:p>192501.775680154</text:p>
          </table:table-cell>
          <table:table-cell table:formula="of:=[.G134]-[.$B134]" office:value-type="float" office:value="9.99527883529663" calcext:value-type="float">
            <text:p>9.995278835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3586.09921" calcext:value-type="float">
            <text:p>1443143586.09921</text:p>
          </table:table-cell>
          <table:table-cell office:value-type="float" office:value="4376" calcext:value-type="float">
            <text:p>4376</text:p>
          </table:table-cell>
          <table:table-cell table:formula="of:=[.B135]-[.$B$2]" office:value-type="float" office:value="6.09899044036865" calcext:value-type="float">
            <text:p>6.0989904404</text:p>
          </table:table-cell>
          <table:table-cell table:formula="of:=[.C135]/([.D135]-[.D134])" office:value-type="float" office:value="109579.719660651" calcext:value-type="float">
            <text:p>109579.719660651</text:p>
          </table:table-cell>
          <table:table-cell/>
          <table:table-cell office:value-type="float" office:value="1443143596.09105" calcext:value-type="float">
            <text:p>1443143596.09105</text:p>
          </table:table-cell>
          <table:table-cell table:formula="of:=[.G135]-[.$B$2]" office:value-type="float" office:value="16.0908298492432" calcext:value-type="float">
            <text:p>16.0908298492</text:p>
          </table:table-cell>
          <table:table-cell table:formula="of:=[.C135]/([.H135]-[.H134])" office:value-type="float" office:value="119906.934063278" calcext:value-type="float">
            <text:p>119906.934063278</text:p>
          </table:table-cell>
          <table:table-cell table:formula="of:=[.G135]-[.$B135]" office:value-type="float" office:value="9.99183940887451" calcext:value-type="float">
            <text:p>9.991839408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3586.13915" calcext:value-type="float">
            <text:p>1443143586.13915</text:p>
          </table:table-cell>
          <table:table-cell office:value-type="float" office:value="4376" calcext:value-type="float">
            <text:p>4376</text:p>
          </table:table-cell>
          <table:table-cell table:formula="of:=[.B136]-[.$B$2]" office:value-type="float" office:value="6.13892912864685" calcext:value-type="float">
            <text:p>6.1389291286</text:p>
          </table:table-cell>
          <table:table-cell table:formula="of:=[.C136]/([.D136]-[.D135])" office:value-type="float" office:value="109567.944984031" calcext:value-type="float">
            <text:p>109567.944984031</text:p>
          </table:table-cell>
          <table:table-cell/>
          <table:table-cell office:value-type="float" office:value="1443143596.12764" calcext:value-type="float">
            <text:p>1443143596.12764</text:p>
          </table:table-cell>
          <table:table-cell table:formula="of:=[.G136]-[.$B$2]" office:value-type="float" office:value="16.1274185180664" calcext:value-type="float">
            <text:p>16.1274185181</text:p>
          </table:table-cell>
          <table:table-cell table:formula="of:=[.C136]/([.H136]-[.H135])" office:value-type="float" office:value="119599.869050722" calcext:value-type="float">
            <text:p>119599.869050722</text:p>
          </table:table-cell>
          <table:table-cell table:formula="of:=[.G136]-[.$B136]" office:value-type="float" office:value="9.98848938941956" calcext:value-type="float">
            <text:p>9.988489389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3586.17907" calcext:value-type="float">
            <text:p>1443143586.17907</text:p>
          </table:table-cell>
          <table:table-cell office:value-type="float" office:value="4376" calcext:value-type="float">
            <text:p>4376</text:p>
          </table:table-cell>
          <table:table-cell table:formula="of:=[.B137]-[.$B$2]" office:value-type="float" office:value="6.17884850502014" calcext:value-type="float">
            <text:p>6.178848505</text:p>
          </table:table-cell>
          <table:table-cell table:formula="of:=[.C137]/([.D137]-[.D136])" office:value-type="float" office:value="109620.950965754" calcext:value-type="float">
            <text:p>109620.950965754</text:p>
          </table:table-cell>
          <table:table-cell/>
          <table:table-cell office:value-type="float" office:value="1443143596.16414" calcext:value-type="float">
            <text:p>1443143596.16414</text:p>
          </table:table-cell>
          <table:table-cell table:formula="of:=[.G137]-[.$B$2]" office:value-type="float" office:value="16.1639204025269" calcext:value-type="float">
            <text:p>16.1639204025</text:p>
          </table:table-cell>
          <table:table-cell table:formula="of:=[.C137]/([.H137]-[.H136])" office:value-type="float" office:value="119884.221450033" calcext:value-type="float">
            <text:p>119884.221450033</text:p>
          </table:table-cell>
          <table:table-cell table:formula="of:=[.G137]-[.$B137]" office:value-type="float" office:value="9.98507189750671" calcext:value-type="float">
            <text:p>9.985071897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3586.21898" calcext:value-type="float">
            <text:p>1443143586.21898</text:p>
          </table:table-cell>
          <table:table-cell office:value-type="float" office:value="4376" calcext:value-type="float">
            <text:p>4376</text:p>
          </table:table-cell>
          <table:table-cell table:formula="of:=[.B138]-[.$B$2]" office:value-type="float" office:value="6.21875929832459" calcext:value-type="float">
            <text:p>6.2187592983</text:p>
          </table:table-cell>
          <table:table-cell table:formula="of:=[.C138]/([.D138]-[.D137])" office:value-type="float" office:value="109644.525645468" calcext:value-type="float">
            <text:p>109644.525645468</text:p>
          </table:table-cell>
          <table:table-cell/>
          <table:table-cell office:value-type="float" office:value="1443143596.20078" calcext:value-type="float">
            <text:p>1443143596.20078</text:p>
          </table:table-cell>
          <table:table-cell table:formula="of:=[.G138]-[.$B$2]" office:value-type="float" office:value="16.2005612850189" calcext:value-type="float">
            <text:p>16.200561285</text:p>
          </table:table-cell>
          <table:table-cell table:formula="of:=[.C138]/([.H138]-[.H137])" office:value-type="float" office:value="119429.437894888" calcext:value-type="float">
            <text:p>119429.437894888</text:p>
          </table:table-cell>
          <table:table-cell table:formula="of:=[.G138]-[.$B138]" office:value-type="float" office:value="9.98180198669434" calcext:value-type="float">
            <text:p>9.98180198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3586.2589" calcext:value-type="float">
            <text:p>1443143586.2589</text:p>
          </table:table-cell>
          <table:table-cell office:value-type="float" office:value="4376" calcext:value-type="float">
            <text:p>4376</text:p>
          </table:table-cell>
          <table:table-cell table:formula="of:=[.B139]-[.$B$2]" office:value-type="float" office:value="6.25867295265198" calcext:value-type="float">
            <text:p>6.2586729527</text:p>
          </table:table-cell>
          <table:table-cell table:formula="of:=[.C139]/([.D139]-[.D138])" office:value-type="float" office:value="109636.666292336" calcext:value-type="float">
            <text:p>109636.666292336</text:p>
          </table:table-cell>
          <table:table-cell/>
          <table:table-cell office:value-type="float" office:value="1443143596.23736" calcext:value-type="float">
            <text:p>1443143596.23736</text:p>
          </table:table-cell>
          <table:table-cell table:formula="of:=[.G139]-[.$B$2]" office:value-type="float" office:value="16.2371337413788" calcext:value-type="float">
            <text:p>16.2371337414</text:p>
          </table:table-cell>
          <table:table-cell table:formula="of:=[.C139]/([.H139]-[.H138])" office:value-type="float" office:value="119652.887324311" calcext:value-type="float">
            <text:p>119652.887324311</text:p>
          </table:table-cell>
          <table:table-cell table:formula="of:=[.G139]-[.$B139]" office:value-type="float" office:value="9.97846078872681" calcext:value-type="float">
            <text:p>9.978460788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3586.29881" calcext:value-type="float">
            <text:p>1443143586.29881</text:p>
          </table:table-cell>
          <table:table-cell office:value-type="float" office:value="4376" calcext:value-type="float">
            <text:p>4376</text:p>
          </table:table-cell>
          <table:table-cell table:formula="of:=[.B140]-[.$B$2]" office:value-type="float" office:value="6.29858684539795" calcext:value-type="float">
            <text:p>6.2985868454</text:p>
          </table:table-cell>
          <table:table-cell table:formula="of:=[.C140]/([.D140]-[.D139])" office:value-type="float" office:value="109636.011397101" calcext:value-type="float">
            <text:p>109636.011397101</text:p>
          </table:table-cell>
          <table:table-cell/>
          <table:table-cell office:value-type="float" office:value="1443143596.27394" calcext:value-type="float">
            <text:p>1443143596.27394</text:p>
          </table:table-cell>
          <table:table-cell table:formula="of:=[.G140]-[.$B$2]" office:value-type="float" office:value="16.2737145423889" calcext:value-type="float">
            <text:p>16.2737145424</text:p>
          </table:table-cell>
          <table:table-cell table:formula="of:=[.C140]/([.H140]-[.H139])" office:value-type="float" office:value="119625.592637733" calcext:value-type="float">
            <text:p>119625.592637733</text:p>
          </table:table-cell>
          <table:table-cell table:formula="of:=[.G140]-[.$B140]" office:value-type="float" office:value="9.97512769699097" calcext:value-type="float">
            <text:p>9.97512769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3586.33871" calcext:value-type="float">
            <text:p>1443143586.33871</text:p>
          </table:table-cell>
          <table:table-cell office:value-type="float" office:value="4376" calcext:value-type="float">
            <text:p>4376</text:p>
          </table:table-cell>
          <table:table-cell table:formula="of:=[.B141]-[.$B$2]" office:value-type="float" office:value="6.33849000930786" calcext:value-type="float">
            <text:p>6.3384900093</text:p>
          </table:table-cell>
          <table:table-cell table:formula="of:=[.C141]/([.D141]-[.D140])" office:value-type="float" office:value="109665.48943035" calcext:value-type="float">
            <text:p>109665.48943035</text:p>
          </table:table-cell>
          <table:table-cell/>
          <table:table-cell office:value-type="float" office:value="1443143596.31052" calcext:value-type="float">
            <text:p>1443143596.31052</text:p>
          </table:table-cell>
          <table:table-cell table:formula="of:=[.G141]-[.$B$2]" office:value-type="float" office:value="16.3102991580963" calcext:value-type="float">
            <text:p>16.3102991581</text:p>
          </table:table-cell>
          <table:table-cell table:formula="of:=[.C141]/([.H141]-[.H140])" office:value-type="float" office:value="119613.1192138" calcext:value-type="float">
            <text:p>119613.1192138</text:p>
          </table:table-cell>
          <table:table-cell table:formula="of:=[.G141]-[.$B141]" office:value-type="float" office:value="9.97180914878845" calcext:value-type="float">
            <text:p>9.971809148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3586.37862" calcext:value-type="float">
            <text:p>1443143586.37862</text:p>
          </table:table-cell>
          <table:table-cell office:value-type="float" office:value="4376" calcext:value-type="float">
            <text:p>4376</text:p>
          </table:table-cell>
          <table:table-cell table:formula="of:=[.B142]-[.$B$2]" office:value-type="float" office:value="6.37840080261231" calcext:value-type="float">
            <text:p>6.3784008026</text:p>
          </table:table-cell>
          <table:table-cell table:formula="of:=[.C142]/([.D142]-[.D141])" office:value-type="float" office:value="109644.525645468" calcext:value-type="float">
            <text:p>109644.525645468</text:p>
          </table:table-cell>
          <table:table-cell/>
          <table:table-cell office:value-type="float" office:value="1443143596.34707" calcext:value-type="float">
            <text:p>1443143596.34707</text:p>
          </table:table-cell>
          <table:table-cell table:formula="of:=[.G142]-[.$B$2]" office:value-type="float" office:value="16.3468508720398" calcext:value-type="float">
            <text:p>16.346850872</text:p>
          </table:table-cell>
          <table:table-cell table:formula="of:=[.C142]/([.H142]-[.H141])" office:value-type="float" office:value="119720.788107678" calcext:value-type="float">
            <text:p>119720.788107678</text:p>
          </table:table-cell>
          <table:table-cell table:formula="of:=[.G142]-[.$B142]" office:value-type="float" office:value="9.96845006942749" calcext:value-type="float">
            <text:p>9.96845006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3586.41852" calcext:value-type="float">
            <text:p>1443143586.41852</text:p>
          </table:table-cell>
          <table:table-cell office:value-type="float" office:value="4376" calcext:value-type="float">
            <text:p>4376</text:p>
          </table:table-cell>
          <table:table-cell table:formula="of:=[.B143]-[.$B$2]" office:value-type="float" office:value="6.41830134391785" calcext:value-type="float">
            <text:p>6.4183013439</text:p>
          </table:table-cell>
          <table:table-cell table:formula="of:=[.C143]/([.D143]-[.D142])" office:value-type="float" office:value="109672.697582982" calcext:value-type="float">
            <text:p>109672.697582982</text:p>
          </table:table-cell>
          <table:table-cell/>
          <table:table-cell office:value-type="float" office:value="1443143596.38361" calcext:value-type="float">
            <text:p>1443143596.38361</text:p>
          </table:table-cell>
          <table:table-cell table:formula="of:=[.G143]-[.$B$2]" office:value-type="float" office:value="16.38338804245" calcext:value-type="float">
            <text:p>16.3833880425</text:p>
          </table:table-cell>
          <table:table-cell table:formula="of:=[.C143]/([.H143]-[.H142])" office:value-type="float" office:value="119768.442681144" calcext:value-type="float">
            <text:p>119768.442681144</text:p>
          </table:table-cell>
          <table:table-cell table:formula="of:=[.G143]-[.$B143]" office:value-type="float" office:value="9.9650866985321" calcext:value-type="float">
            <text:p>9.965086698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3586.45842" calcext:value-type="float">
            <text:p>1443143586.45842</text:p>
          </table:table-cell>
          <table:table-cell office:value-type="float" office:value="4376" calcext:value-type="float">
            <text:p>4376</text:p>
          </table:table-cell>
          <table:table-cell table:formula="of:=[.B144]-[.$B$2]" office:value-type="float" office:value="6.4581995010376" calcext:value-type="float">
            <text:p>6.458199501</text:p>
          </table:table-cell>
          <table:table-cell table:formula="of:=[.C144]/([.D144]-[.D143])" office:value-type="float" office:value="109679.251271326" calcext:value-type="float">
            <text:p>109679.251271326</text:p>
          </table:table-cell>
          <table:table-cell/>
          <table:table-cell office:value-type="float" office:value="1443143596.42019" calcext:value-type="float">
            <text:p>1443143596.42019</text:p>
          </table:table-cell>
          <table:table-cell table:formula="of:=[.G144]-[.$B$2]" office:value-type="float" office:value="16.4199628829956" calcext:value-type="float">
            <text:p>16.419962883</text:p>
          </table:table-cell>
          <table:table-cell table:formula="of:=[.C144]/([.H144]-[.H143])" office:value-type="float" office:value="119645.087571542" calcext:value-type="float">
            <text:p>119645.087571542</text:p>
          </table:table-cell>
          <table:table-cell table:formula="of:=[.G144]-[.$B144]" office:value-type="float" office:value="9.96176338195801" calcext:value-type="float">
            <text:p>9.96176338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3586.49833" calcext:value-type="float">
            <text:p>1443143586.49833</text:p>
          </table:table-cell>
          <table:table-cell office:value-type="float" office:value="4376" calcext:value-type="float">
            <text:p>4376</text:p>
          </table:table-cell>
          <table:table-cell table:formula="of:=[.B145]-[.$B$2]" office:value-type="float" office:value="6.49810576438904" calcext:value-type="float">
            <text:p>6.4981057644</text:p>
          </table:table-cell>
          <table:table-cell table:formula="of:=[.C145]/([.D145]-[.D144])" office:value-type="float" office:value="109656.971925988" calcext:value-type="float">
            <text:p>109656.971925988</text:p>
          </table:table-cell>
          <table:table-cell/>
          <table:table-cell office:value-type="float" office:value="1443143596.45675" calcext:value-type="float">
            <text:p>1443143596.45675</text:p>
          </table:table-cell>
          <table:table-cell table:formula="of:=[.G145]-[.$B$2]" office:value-type="float" office:value="16.4565312862396" calcext:value-type="float">
            <text:p>16.4565312862</text:p>
          </table:table-cell>
          <table:table-cell table:formula="of:=[.C145]/([.H145]-[.H144])" office:value-type="float" office:value="119666.149238162" calcext:value-type="float">
            <text:p>119666.149238162</text:p>
          </table:table-cell>
          <table:table-cell table:formula="of:=[.G145]-[.$B145]" office:value-type="float" office:value="9.95842552185059" calcext:value-type="float">
            <text:p>9.958425521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3586.53823" calcext:value-type="float">
            <text:p>1443143586.53823</text:p>
          </table:table-cell>
          <table:table-cell office:value-type="float" office:value="4376" calcext:value-type="float">
            <text:p>4376</text:p>
          </table:table-cell>
          <table:table-cell table:formula="of:=[.B146]-[.$B$2]" office:value-type="float" office:value="6.53800821304321" calcext:value-type="float">
            <text:p>6.538008213</text:p>
          </table:table-cell>
          <table:table-cell table:formula="of:=[.C146]/([.D146]-[.D145])" office:value-type="float" office:value="109667.45519619" calcext:value-type="float">
            <text:p>109667.45519619</text:p>
          </table:table-cell>
          <table:table-cell/>
          <table:table-cell office:value-type="float" office:value="1443143596.49332" calcext:value-type="float">
            <text:p>1443143596.49332</text:p>
          </table:table-cell>
          <table:table-cell table:formula="of:=[.G146]-[.$B$2]" office:value-type="float" office:value="16.4930999279022" calcext:value-type="float">
            <text:p>16.4930999279</text:p>
          </table:table-cell>
          <table:table-cell table:formula="of:=[.C146]/([.H146]-[.H145])" office:value-type="float" office:value="119665.369044204" calcext:value-type="float">
            <text:p>119665.369044204</text:p>
          </table:table-cell>
          <table:table-cell table:formula="of:=[.G146]-[.$B146]" office:value-type="float" office:value="9.95509171485901" calcext:value-type="float">
            <text:p>9.955091714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3586.57813" calcext:value-type="float">
            <text:p>1443143586.57813</text:p>
          </table:table-cell>
          <table:table-cell office:value-type="float" office:value="4376" calcext:value-type="float">
            <text:p>4376</text:p>
          </table:table-cell>
          <table:table-cell table:formula="of:=[.B147]-[.$B$2]" office:value-type="float" office:value="6.57790899276733" calcext:value-type="float">
            <text:p>6.5779089928</text:p>
          </table:table-cell>
          <table:table-cell table:formula="of:=[.C147]/([.D147]-[.D146])" office:value-type="float" office:value="109672.042257224" calcext:value-type="float">
            <text:p>109672.042257224</text:p>
          </table:table-cell>
          <table:table-cell/>
          <table:table-cell office:value-type="float" office:value="1443143596.5299" calcext:value-type="float">
            <text:p>1443143596.5299</text:p>
          </table:table-cell>
          <table:table-cell table:formula="of:=[.G147]-[.$B$2]" office:value-type="float" office:value="16.5296800136566" calcext:value-type="float">
            <text:p>16.5296800137</text:p>
          </table:table-cell>
          <table:table-cell table:formula="of:=[.C147]/([.H147]-[.H146])" office:value-type="float" office:value="119627.931694345" calcext:value-type="float">
            <text:p>119627.931694345</text:p>
          </table:table-cell>
          <table:table-cell table:formula="of:=[.G147]-[.$B147]" office:value-type="float" office:value="9.95177102088928" calcext:value-type="float">
            <text:p>9.951771020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3586.61805" calcext:value-type="float">
            <text:p>1443143586.61805</text:p>
          </table:table-cell>
          <table:table-cell office:value-type="float" office:value="4376" calcext:value-type="float">
            <text:p>4376</text:p>
          </table:table-cell>
          <table:table-cell table:formula="of:=[.B148]-[.$B$2]" office:value-type="float" office:value="6.61782360076904" calcext:value-type="float">
            <text:p>6.6178236008</text:p>
          </table:table-cell>
          <table:table-cell table:formula="of:=[.C148]/([.D148]-[.D147])" office:value-type="float" office:value="109634.046758336" calcext:value-type="float">
            <text:p>109634.046758336</text:p>
          </table:table-cell>
          <table:table-cell/>
          <table:table-cell office:value-type="float" office:value="1443143596.56649" calcext:value-type="float">
            <text:p>1443143596.56649</text:p>
          </table:table-cell>
          <table:table-cell table:formula="of:=[.G148]-[.$B$2]" office:value-type="float" office:value="16.5662667751312" calcext:value-type="float">
            <text:p>16.5662667751</text:p>
          </table:table-cell>
          <table:table-cell table:formula="of:=[.C148]/([.H148]-[.H147])" office:value-type="float" office:value="119606.104055886" calcext:value-type="float">
            <text:p>119606.104055886</text:p>
          </table:table-cell>
          <table:table-cell table:formula="of:=[.G148]-[.$B148]" office:value-type="float" office:value="9.94844317436218" calcext:value-type="float">
            <text:p>9.948443174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3586.65796" calcext:value-type="float">
            <text:p>1443143586.65796</text:p>
          </table:table-cell>
          <table:table-cell office:value-type="float" office:value="4376" calcext:value-type="float">
            <text:p>4376</text:p>
          </table:table-cell>
          <table:table-cell table:formula="of:=[.B149]-[.$B$2]" office:value-type="float" office:value="6.65774011611939" calcext:value-type="float">
            <text:p>6.6577401161</text:p>
          </table:table-cell>
          <table:table-cell table:formula="of:=[.C149]/([.D149]-[.D148])" office:value-type="float" office:value="109628.808065846" calcext:value-type="float">
            <text:p>109628.808065846</text:p>
          </table:table-cell>
          <table:table-cell/>
          <table:table-cell office:value-type="float" office:value="1443143596.60305" calcext:value-type="float">
            <text:p>1443143596.60305</text:p>
          </table:table-cell>
          <table:table-cell table:formula="of:=[.G149]-[.$B$2]" office:value-type="float" office:value="16.6028249263763" calcext:value-type="float">
            <text:p>16.6028249264</text:p>
          </table:table-cell>
          <table:table-cell table:formula="of:=[.C149]/([.H149]-[.H148])" office:value-type="float" office:value="119699.707205092" calcext:value-type="float">
            <text:p>119699.707205092</text:p>
          </table:table-cell>
          <table:table-cell table:formula="of:=[.G149]-[.$B149]" office:value-type="float" office:value="9.94508481025696" calcext:value-type="float">
            <text:p>9.945084810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3586.69788" calcext:value-type="float">
            <text:p>1443143586.69788</text:p>
          </table:table-cell>
          <table:table-cell office:value-type="float" office:value="4376" calcext:value-type="float">
            <text:p>4376</text:p>
          </table:table-cell>
          <table:table-cell table:formula="of:=[.B150]-[.$B$2]" office:value-type="float" office:value="6.69765615463257" calcext:value-type="float">
            <text:p>6.6976561546</text:p>
          </table:table-cell>
          <table:table-cell table:formula="of:=[.C150]/([.D150]-[.D149])" office:value-type="float" office:value="109630.117692032" calcext:value-type="float">
            <text:p>109630.117692032</text:p>
          </table:table-cell>
          <table:table-cell/>
          <table:table-cell office:value-type="float" office:value="1443143596.63958" calcext:value-type="float">
            <text:p>1443143596.63958</text:p>
          </table:table-cell>
          <table:table-cell table:formula="of:=[.G150]-[.$B$2]" office:value-type="float" office:value="16.6393585205078" calcext:value-type="float">
            <text:p>16.6393585205</text:p>
          </table:table-cell>
          <table:table-cell table:formula="of:=[.C150]/([.H150]-[.H149])" office:value-type="float" office:value="119780.166830905" calcext:value-type="float">
            <text:p>119780.166830905</text:p>
          </table:table-cell>
          <table:table-cell table:formula="of:=[.G150]-[.$B150]" office:value-type="float" office:value="9.94170236587524" calcext:value-type="float">
            <text:p>9.941702365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3586.73779" calcext:value-type="float">
            <text:p>1443143586.73779</text:p>
          </table:table-cell>
          <table:table-cell office:value-type="float" office:value="4376" calcext:value-type="float">
            <text:p>4376</text:p>
          </table:table-cell>
          <table:table-cell table:formula="of:=[.B151]-[.$B$2]" office:value-type="float" office:value="6.73756289482117" calcext:value-type="float">
            <text:p>6.7375628948</text:p>
          </table:table-cell>
          <table:table-cell table:formula="of:=[.C151]/([.D151]-[.D150])" office:value-type="float" office:value="109655.661658133" calcext:value-type="float">
            <text:p>109655.661658133</text:p>
          </table:table-cell>
          <table:table-cell/>
          <table:table-cell office:value-type="float" office:value="1443143596.67615" calcext:value-type="float">
            <text:p>1443143596.67615</text:p>
          </table:table-cell>
          <table:table-cell table:formula="of:=[.G151]-[.$B$2]" office:value-type="float" office:value="16.6759302616119" calcext:value-type="float">
            <text:p>16.6759302616</text:p>
          </table:table-cell>
          <table:table-cell table:formula="of:=[.C151]/([.H151]-[.H150])" office:value-type="float" office:value="119655.227448449" calcext:value-type="float">
            <text:p>119655.227448449</text:p>
          </table:table-cell>
          <table:table-cell table:formula="of:=[.G151]-[.$B151]" office:value-type="float" office:value="9.93836736679077" calcext:value-type="float">
            <text:p>9.93836736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3586.77769" calcext:value-type="float">
            <text:p>1443143586.77769</text:p>
          </table:table-cell>
          <table:table-cell office:value-type="float" office:value="4376" calcext:value-type="float">
            <text:p>4376</text:p>
          </table:table-cell>
          <table:table-cell table:formula="of:=[.B152]-[.$B$2]" office:value-type="float" office:value="6.77746367454529" calcext:value-type="float">
            <text:p>6.7774636745</text:p>
          </table:table-cell>
          <table:table-cell table:formula="of:=[.C152]/([.D152]-[.D151])" office:value-type="float" office:value="109672.042257224" calcext:value-type="float">
            <text:p>109672.042257224</text:p>
          </table:table-cell>
          <table:table-cell/>
          <table:table-cell office:value-type="float" office:value="1443143596.71274" calcext:value-type="float">
            <text:p>1443143596.71274</text:p>
          </table:table-cell>
          <table:table-cell table:formula="of:=[.G152]-[.$B$2]" office:value-type="float" office:value="16.7125136852264" calcext:value-type="float">
            <text:p>16.7125136852</text:p>
          </table:table-cell>
          <table:table-cell table:formula="of:=[.C152]/([.H152]-[.H151])" office:value-type="float" office:value="119617.016879342" calcext:value-type="float">
            <text:p>119617.016879342</text:p>
          </table:table-cell>
          <table:table-cell table:formula="of:=[.G152]-[.$B152]" office:value-type="float" office:value="9.93505001068115" calcext:value-type="float">
            <text:p>9.93505001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3586.81759" calcext:value-type="float">
            <text:p>1443143586.81759</text:p>
          </table:table-cell>
          <table:table-cell office:value-type="float" office:value="4376" calcext:value-type="float">
            <text:p>4376</text:p>
          </table:table-cell>
          <table:table-cell table:formula="of:=[.B153]-[.$B$2]" office:value-type="float" office:value="6.81736588478088" calcext:value-type="float">
            <text:p>6.8173658848</text:p>
          </table:table-cell>
          <table:table-cell table:formula="of:=[.C153]/([.D153]-[.D152])" office:value-type="float" office:value="109668.110467131" calcext:value-type="float">
            <text:p>109668.110467131</text:p>
          </table:table-cell>
          <table:table-cell/>
          <table:table-cell office:value-type="float" office:value="1443143596.74931" calcext:value-type="float">
            <text:p>1443143596.74931</text:p>
          </table:table-cell>
          <table:table-cell table:formula="of:=[.G153]-[.$B$2]" office:value-type="float" office:value="16.7490909099579" calcext:value-type="float">
            <text:p>16.74909091</text:p>
          </table:table-cell>
          <table:table-cell table:formula="of:=[.C153]/([.H153]-[.H152])" office:value-type="float" office:value="119637.288835584" calcext:value-type="float">
            <text:p>119637.288835584</text:p>
          </table:table-cell>
          <table:table-cell table:formula="of:=[.G153]-[.$B153]" office:value-type="float" office:value="9.931725025177" calcext:value-type="float">
            <text:p>9.93172502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3586.85748" calcext:value-type="float">
            <text:p>1443143586.85748</text:p>
          </table:table-cell>
          <table:table-cell office:value-type="float" office:value="4376" calcext:value-type="float">
            <text:p>4376</text:p>
          </table:table-cell>
          <table:table-cell table:formula="of:=[.B154]-[.$B$2]" office:value-type="float" office:value="6.85725450515747" calcext:value-type="float">
            <text:p>6.8572545052</text:p>
          </table:table-cell>
          <table:table-cell table:formula="of:=[.C154]/([.D154]-[.D153])" office:value-type="float" office:value="109705.47385912" calcext:value-type="float">
            <text:p>109705.47385912</text:p>
          </table:table-cell>
          <table:table-cell/>
          <table:table-cell office:value-type="float" office:value="1443143596.7859" calcext:value-type="float">
            <text:p>1443143596.7859</text:p>
          </table:table-cell>
          <table:table-cell table:formula="of:=[.G154]-[.$B$2]" office:value-type="float" office:value="16.7856764793396" calcext:value-type="float">
            <text:p>16.7856764793</text:p>
          </table:table-cell>
          <table:table-cell table:formula="of:=[.C154]/([.H154]-[.H153])" office:value-type="float" office:value="119610.001264247" calcext:value-type="float">
            <text:p>119610.001264247</text:p>
          </table:table-cell>
          <table:table-cell table:formula="of:=[.G154]-[.$B154]" office:value-type="float" office:value="9.92842197418213" calcext:value-type="float">
            <text:p>9.928421974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3586.89739" calcext:value-type="float">
            <text:p>1443143586.89739</text:p>
          </table:table-cell>
          <table:table-cell office:value-type="float" office:value="4376" calcext:value-type="float">
            <text:p>4376</text:p>
          </table:table-cell>
          <table:table-cell table:formula="of:=[.B155]-[.$B$2]" office:value-type="float" office:value="6.89716553688049" calcext:value-type="float">
            <text:p>6.8971655369</text:p>
          </table:table-cell>
          <table:table-cell table:formula="of:=[.C155]/([.D155]-[.D154])" office:value-type="float" office:value="109643.870656336" calcext:value-type="float">
            <text:p>109643.870656336</text:p>
          </table:table-cell>
          <table:table-cell/>
          <table:table-cell office:value-type="float" office:value="1443143596.82247" calcext:value-type="float">
            <text:p>1443143596.82247</text:p>
          </table:table-cell>
          <table:table-cell table:formula="of:=[.G155]-[.$B$2]" office:value-type="float" office:value="16.8222436904907" calcext:value-type="float">
            <text:p>16.8222436905</text:p>
          </table:table-cell>
          <table:table-cell table:formula="of:=[.C155]/([.H155]-[.H154])" office:value-type="float" office:value="119670.050360557" calcext:value-type="float">
            <text:p>119670.050360557</text:p>
          </table:table-cell>
          <table:table-cell table:formula="of:=[.G155]-[.$B155]" office:value-type="float" office:value="9.92507815361023" calcext:value-type="float">
            <text:p>9.925078153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3586.93729" calcext:value-type="float">
            <text:p>1443143586.93729</text:p>
          </table:table-cell>
          <table:table-cell office:value-type="float" office:value="4376" calcext:value-type="float">
            <text:p>4376</text:p>
          </table:table-cell>
          <table:table-cell table:formula="of:=[.B156]-[.$B$2]" office:value-type="float" office:value="6.93706822395325" calcext:value-type="float">
            <text:p>6.937068224</text:p>
          </table:table-cell>
          <table:table-cell table:formula="of:=[.C156]/([.D156]-[.D155])" office:value-type="float" office:value="109666.79993308" calcext:value-type="float">
            <text:p>109666.79993308</text:p>
          </table:table-cell>
          <table:table-cell/>
          <table:table-cell office:value-type="float" office:value="1443143596.85904" calcext:value-type="float">
            <text:p>1443143596.85904</text:p>
          </table:table-cell>
          <table:table-cell table:formula="of:=[.G156]-[.$B$2]" office:value-type="float" office:value="16.8588135242462" calcext:value-type="float">
            <text:p>16.8588135242</text:p>
          </table:table-cell>
          <table:table-cell table:formula="of:=[.C156]/([.H156]-[.H155])" office:value-type="float" office:value="119661.46822701" calcext:value-type="float">
            <text:p>119661.46822701</text:p>
          </table:table-cell>
          <table:table-cell table:formula="of:=[.G156]-[.$B156]" office:value-type="float" office:value="9.92174530029297" calcext:value-type="float">
            <text:p>9.921745300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3586.97719" calcext:value-type="float">
            <text:p>1443143586.97719</text:p>
          </table:table-cell>
          <table:table-cell office:value-type="float" office:value="4376" calcext:value-type="float">
            <text:p>4376</text:p>
          </table:table-cell>
          <table:table-cell table:formula="of:=[.B157]-[.$B$2]" office:value-type="float" office:value="6.97697138786316" calcext:value-type="float">
            <text:p>6.9769713879</text:p>
          </table:table-cell>
          <table:table-cell table:formula="of:=[.C157]/([.D157]-[.D156])" office:value-type="float" office:value="109665.48943035" calcext:value-type="float">
            <text:p>109665.48943035</text:p>
          </table:table-cell>
          <table:table-cell/>
          <table:table-cell office:value-type="float" office:value="1443143596.89564" calcext:value-type="float">
            <text:p>1443143596.89564</text:p>
          </table:table-cell>
          <table:table-cell table:formula="of:=[.G157]-[.$B$2]" office:value-type="float" office:value="16.8954205513001" calcext:value-type="float">
            <text:p>16.8954205513</text:p>
          </table:table-cell>
          <table:table-cell table:formula="of:=[.C157]/([.H157]-[.H156])" office:value-type="float" office:value="119539.890348506" calcext:value-type="float">
            <text:p>119539.890348506</text:p>
          </table:table-cell>
          <table:table-cell table:formula="of:=[.G157]-[.$B157]" office:value-type="float" office:value="9.91844916343689" calcext:value-type="float">
            <text:p>9.918449163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3600.02347" calcext:value-type="float">
            <text:p>1443143600.02347</text:p>
          </table:table-cell>
          <table:table-cell office:value-type="float" office:value="4376" calcext:value-type="float">
            <text:p>4376</text:p>
          </table:table-cell>
          <table:table-cell table:formula="of:=[.B158]-[.$B$2]" office:value-type="float" office:value="20.0232510566711" calcext:value-type="float">
            <text:p>20.0232510567</text:p>
          </table:table-cell>
          <table:table-cell table:formula="of:=[.C158]/([.D158]-[.D157])" office:value-type="float" office:value="335.421293356333" calcext:value-type="float">
            <text:p>335.4212933563</text:p>
          </table:table-cell>
          <table:table-cell/>
          <table:table-cell office:value-type="float" office:value="1443143600.21453" calcext:value-type="float">
            <text:p>1443143600.21453</text:p>
          </table:table-cell>
          <table:table-cell table:formula="of:=[.G158]-[.$B$2]" office:value-type="float" office:value="20.2143075466156" calcext:value-type="float">
            <text:p>20.2143075466</text:p>
          </table:table-cell>
          <table:table-cell table:formula="of:=[.C158]/([.H158]-[.H157])" office:value-type="float" office:value="1318.51431102551" calcext:value-type="float">
            <text:p>1318.5143110255</text:p>
          </table:table-cell>
          <table:table-cell table:formula="of:=[.G158]-[.$B158]" office:value-type="float" office:value="0.191056489944458" calcext:value-type="float">
            <text:p>0.191056489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3600.07832" calcext:value-type="float">
            <text:p>1443143600.07832</text:p>
          </table:table-cell>
          <table:table-cell office:value-type="float" office:value="4376" calcext:value-type="float">
            <text:p>4376</text:p>
          </table:table-cell>
          <table:table-cell table:formula="of:=[.B159]-[.$B$2]" office:value-type="float" office:value="20.0780975818634" calcext:value-type="float">
            <text:p>20.0780975819</text:p>
          </table:table-cell>
          <table:table-cell table:formula="of:=[.C159]/([.D159]-[.D158])" office:value-type="float" office:value="79786.276061432" calcext:value-type="float">
            <text:p>79786.276061432</text:p>
          </table:table-cell>
          <table:table-cell/>
          <table:table-cell office:value-type="float" office:value="1443143600.37746" calcext:value-type="float">
            <text:p>1443143600.37746</text:p>
          </table:table-cell>
          <table:table-cell table:formula="of:=[.G159]-[.$B$2]" office:value-type="float" office:value="20.3772377967834" calcext:value-type="float">
            <text:p>20.3772377968</text:p>
          </table:table-cell>
          <table:table-cell table:formula="of:=[.C159]/([.H159]-[.H158])" office:value-type="float" office:value="26858.1187071888" calcext:value-type="float">
            <text:p>26858.1187071888</text:p>
          </table:table-cell>
          <table:table-cell table:formula="of:=[.G159]-[.$B159]" office:value-type="float" office:value="0.299140214920044" calcext:value-type="float">
            <text:p>0.299140214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3600.13316" calcext:value-type="float">
            <text:p>1443143600.13316</text:p>
          </table:table-cell>
          <table:table-cell office:value-type="float" office:value="4376" calcext:value-type="float">
            <text:p>4376</text:p>
          </table:table-cell>
          <table:table-cell table:formula="of:=[.B160]-[.$B$2]" office:value-type="float" office:value="20.1329364776611" calcext:value-type="float">
            <text:p>20.1329364777</text:p>
          </table:table-cell>
          <table:table-cell table:formula="of:=[.C160]/([.D160]-[.D159])" office:value-type="float" office:value="79797.3762298325" calcext:value-type="float">
            <text:p>79797.3762298325</text:p>
          </table:table-cell>
          <table:table-cell/>
          <table:table-cell office:value-type="float" office:value="1443143600.81613" calcext:value-type="float">
            <text:p>1443143600.81613</text:p>
          </table:table-cell>
          <table:table-cell table:formula="of:=[.G160]-[.$B$2]" office:value-type="float" office:value="20.8159120082855" calcext:value-type="float">
            <text:p>20.8159120083</text:p>
          </table:table-cell>
          <table:table-cell table:formula="of:=[.C160]/([.H160]-[.H159])" office:value-type="float" office:value="9975.51231702459" calcext:value-type="float">
            <text:p>9975.5123170246</text:p>
          </table:table-cell>
          <table:table-cell table:formula="of:=[.G160]-[.$B160]" office:value-type="float" office:value="0.68297553062439" calcext:value-type="float">
            <text:p>0.682975530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3600.18799" calcext:value-type="float">
            <text:p>1443143600.18799</text:p>
          </table:table-cell>
          <table:table-cell office:value-type="float" office:value="4376" calcext:value-type="float">
            <text:p>4376</text:p>
          </table:table-cell>
          <table:table-cell table:formula="of:=[.B161]-[.$B$2]" office:value-type="float" office:value="20.1877703666687" calcext:value-type="float">
            <text:p>20.1877703667</text:p>
          </table:table-cell>
          <table:table-cell table:formula="of:=[.C161]/([.D161]-[.D160])" office:value-type="float" office:value="79804.6623940171" calcext:value-type="float">
            <text:p>79804.6623940171</text:p>
          </table:table-cell>
          <table:table-cell/>
          <table:table-cell office:value-type="float" office:value="1443143601.03554" calcext:value-type="float">
            <text:p>1443143601.03554</text:p>
          </table:table-cell>
          <table:table-cell table:formula="of:=[.G161]-[.$B$2]" office:value-type="float" office:value="21.0353140830994" calcext:value-type="float">
            <text:p>21.0353140831</text:p>
          </table:table-cell>
          <table:table-cell table:formula="of:=[.C161]/([.H161]-[.H160])" office:value-type="float" office:value="19945.1167620586" calcext:value-type="float">
            <text:p>19945.1167620586</text:p>
          </table:table-cell>
          <table:table-cell table:formula="of:=[.G161]-[.$B161]" office:value-type="float" office:value="0.847543716430664" calcext:value-type="float">
            <text:p>0.84754371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3600.2428" calcext:value-type="float">
            <text:p>1443143600.2428</text:p>
          </table:table-cell>
          <table:table-cell office:value-type="float" office:value="4376" calcext:value-type="float">
            <text:p>4376</text:p>
          </table:table-cell>
          <table:table-cell table:formula="of:=[.B162]-[.$B$2]" office:value-type="float" office:value="20.2425816059113" calcext:value-type="float">
            <text:p>20.2425816059</text:p>
          </table:table-cell>
          <table:table-cell table:formula="of:=[.C162]/([.D162]-[.D161])" office:value-type="float" office:value="79837.6402444594" calcext:value-type="float">
            <text:p>79837.6402444594</text:p>
          </table:table-cell>
          <table:table-cell/>
          <table:table-cell office:value-type="float" office:value="1443143601.2526" calcext:value-type="float">
            <text:p>1443143601.2526</text:p>
          </table:table-cell>
          <table:table-cell table:formula="of:=[.G162]-[.$B$2]" office:value-type="float" office:value="21.2523801326752" calcext:value-type="float">
            <text:p>21.2523801327</text:p>
          </table:table-cell>
          <table:table-cell table:formula="of:=[.C162]/([.H162]-[.H161])" office:value-type="float" office:value="20159.7624711541" calcext:value-type="float">
            <text:p>20159.7624711541</text:p>
          </table:table-cell>
          <table:table-cell table:formula="of:=[.G162]-[.$B162]" office:value-type="float" office:value="1.00979852676392" calcext:value-type="float">
            <text:p>1.009798526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3600.29764" calcext:value-type="float">
            <text:p>1443143600.29764</text:p>
          </table:table-cell>
          <table:table-cell office:value-type="float" office:value="4376" calcext:value-type="float">
            <text:p>4376</text:p>
          </table:table-cell>
          <table:table-cell table:formula="of:=[.B163]-[.$B$2]" office:value-type="float" office:value="20.297415971756" calcext:value-type="float">
            <text:p>20.2974159718</text:p>
          </table:table-cell>
          <table:table-cell table:formula="of:=[.C163]/([.D163]-[.D162])" office:value-type="float" office:value="79803.9684162927" calcext:value-type="float">
            <text:p>79803.9684162927</text:p>
          </table:table-cell>
          <table:table-cell/>
          <table:table-cell office:value-type="float" office:value="1443143602.02523" calcext:value-type="float">
            <text:p>1443143602.02523</text:p>
          </table:table-cell>
          <table:table-cell table:formula="of:=[.G163]-[.$B$2]" office:value-type="float" office:value="22.0250098705292" calcext:value-type="float">
            <text:p>22.0250098705</text:p>
          </table:table-cell>
          <table:table-cell table:formula="of:=[.C163]/([.H163]-[.H162])" office:value-type="float" office:value="5663.77371411361" calcext:value-type="float">
            <text:p>5663.7737141136</text:p>
          </table:table-cell>
          <table:table-cell table:formula="of:=[.G163]-[.$B163]" office:value-type="float" office:value="1.72759389877319" calcext:value-type="float">
            <text:p>1.72759389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3600.35251" calcext:value-type="float">
            <text:p>1443143600.35251</text:p>
          </table:table-cell>
          <table:table-cell office:value-type="float" office:value="4376" calcext:value-type="float">
            <text:p>4376</text:p>
          </table:table-cell>
          <table:table-cell table:formula="of:=[.B164]-[.$B$2]" office:value-type="float" office:value="20.3522887229919" calcext:value-type="float">
            <text:p>20.352288723</text:p>
          </table:table-cell>
          <table:table-cell table:formula="of:=[.C164]/([.D164]-[.D163])" office:value-type="float" office:value="79748.1427745891" calcext:value-type="float">
            <text:p>79748.1427745891</text:p>
          </table:table-cell>
          <table:table-cell/>
          <table:table-cell office:value-type="float" office:value="1443143602.18011" calcext:value-type="float">
            <text:p>1443143602.18011</text:p>
          </table:table-cell>
          <table:table-cell table:formula="of:=[.G164]-[.$B$2]" office:value-type="float" office:value="22.1798832416534" calcext:value-type="float">
            <text:p>22.1798832417</text:p>
          </table:table-cell>
          <table:table-cell table:formula="of:=[.C164]/([.H164]-[.H163])" office:value-type="float" office:value="28255.3415621642" calcext:value-type="float">
            <text:p>28255.3415621642</text:p>
          </table:table-cell>
          <table:table-cell table:formula="of:=[.G164]-[.$B164]" office:value-type="float" office:value="1.8275945186615" calcext:value-type="float">
            <text:p>1.827594518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3600.40739" calcext:value-type="float">
            <text:p>1443143600.40739</text:p>
          </table:table-cell>
          <table:table-cell office:value-type="float" office:value="4376" calcext:value-type="float">
            <text:p>4376</text:p>
          </table:table-cell>
          <table:table-cell table:formula="of:=[.B165]-[.$B$2]" office:value-type="float" office:value="20.4071664810181" calcext:value-type="float">
            <text:p>20.407166481</text:p>
          </table:table-cell>
          <table:table-cell table:formula="of:=[.C165]/([.D165]-[.D164])" office:value-type="float" office:value="79740.8669267598" calcext:value-type="float">
            <text:p>79740.8669267598</text:p>
          </table:table-cell>
          <table:table-cell/>
          <table:table-cell office:value-type="float" office:value="1443143605.936" calcext:value-type="float">
            <text:p>1443143605.936</text:p>
          </table:table-cell>
          <table:table-cell table:formula="of:=[.G165]-[.$B$2]" office:value-type="float" office:value="25.9357814788818" calcext:value-type="float">
            <text:p>25.9357814789</text:p>
          </table:table-cell>
          <table:table-cell table:formula="of:=[.C165]/([.H165]-[.H164])" office:value-type="float" office:value="1165.1007891069" calcext:value-type="float">
            <text:p>1165.1007891069</text:p>
          </table:table-cell>
          <table:table-cell table:formula="of:=[.G165]-[.$B165]" office:value-type="float" office:value="5.52861499786377" calcext:value-type="float">
            <text:p>5.528614997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3600.46223" calcext:value-type="float">
            <text:p>1443143600.46223</text:p>
          </table:table-cell>
          <table:table-cell office:value-type="float" office:value="4376" calcext:value-type="float">
            <text:p>4376</text:p>
          </table:table-cell>
          <table:table-cell table:formula="of:=[.B166]-[.$B$2]" office:value-type="float" office:value="20.4620022773743" calcext:value-type="float">
            <text:p>20.4620022774</text:p>
          </table:table-cell>
          <table:table-cell table:formula="of:=[.C166]/([.D166]-[.D165])" office:value-type="float" office:value="79801.8865555353" calcext:value-type="float">
            <text:p>79801.8865555353</text:p>
          </table:table-cell>
          <table:table-cell/>
          <table:table-cell office:value-type="float" office:value="1443143606.01808" calcext:value-type="float">
            <text:p>1443143606.01808</text:p>
          </table:table-cell>
          <table:table-cell table:formula="of:=[.G166]-[.$B$2]" office:value-type="float" office:value="26.0178594589233" calcext:value-type="float">
            <text:p>26.0178594589</text:p>
          </table:table-cell>
          <table:table-cell table:formula="of:=[.C166]/([.H166]-[.H165])" office:value-type="float" office:value="53315.1522221577" calcext:value-type="float">
            <text:p>53315.1522221577</text:p>
          </table:table-cell>
          <table:table-cell table:formula="of:=[.G166]-[.$B166]" office:value-type="float" office:value="5.55585718154907" calcext:value-type="float">
            <text:p>5.55585718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3600.51706" calcext:value-type="float">
            <text:p>1443143600.51706</text:p>
          </table:table-cell>
          <table:table-cell office:value-type="float" office:value="4376" calcext:value-type="float">
            <text:p>4376</text:p>
          </table:table-cell>
          <table:table-cell table:formula="of:=[.B167]-[.$B$2]" office:value-type="float" office:value="20.5168349742889" calcext:value-type="float">
            <text:p>20.5168349743</text:p>
          </table:table-cell>
          <table:table-cell table:formula="of:=[.C167]/([.D167]-[.D166])" office:value-type="float" office:value="79806.3973911342" calcext:value-type="float">
            <text:p>79806.3973911342</text:p>
          </table:table-cell>
          <table:table-cell/>
          <table:table-cell office:value-type="float" office:value="1443143606.10318" calcext:value-type="float">
            <text:p>1443143606.10318</text:p>
          </table:table-cell>
          <table:table-cell table:formula="of:=[.G167]-[.$B$2]" office:value-type="float" office:value="26.1029560565948" calcext:value-type="float">
            <text:p>26.1029560566</text:p>
          </table:table-cell>
          <table:table-cell table:formula="of:=[.C167]/([.H167]-[.H166])" office:value-type="float" office:value="51423.9125856982" calcext:value-type="float">
            <text:p>51423.9125856982</text:p>
          </table:table-cell>
          <table:table-cell table:formula="of:=[.G167]-[.$B167]" office:value-type="float" office:value="5.58612108230591" calcext:value-type="float">
            <text:p>5.586121082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3600.57188" calcext:value-type="float">
            <text:p>1443143600.57188</text:p>
          </table:table-cell>
          <table:table-cell office:value-type="float" office:value="4376" calcext:value-type="float">
            <text:p>4376</text:p>
          </table:table-cell>
          <table:table-cell table:formula="of:=[.B168]-[.$B$2]" office:value-type="float" office:value="20.5716578960419" calcext:value-type="float">
            <text:p>20.571657896</text:p>
          </table:table-cell>
          <table:table-cell table:formula="of:=[.C168]/([.D168]-[.D167])" office:value-type="float" office:value="79820.6272135824" calcext:value-type="float">
            <text:p>79820.6272135824</text:p>
          </table:table-cell>
          <table:table-cell/>
          <table:table-cell office:value-type="float" office:value="1443143606.50482" calcext:value-type="float">
            <text:p>1443143606.50482</text:p>
          </table:table-cell>
          <table:table-cell table:formula="of:=[.G168]-[.$B$2]" office:value-type="float" office:value="26.5046019554138" calcext:value-type="float">
            <text:p>26.5046019554</text:p>
          </table:table-cell>
          <table:table-cell table:formula="of:=[.C168]/([.H168]-[.H167])" office:value-type="float" office:value="10895.1691349707" calcext:value-type="float">
            <text:p>10895.1691349707</text:p>
          </table:table-cell>
          <table:table-cell table:formula="of:=[.G168]-[.$B168]" office:value-type="float" office:value="5.93294405937195" calcext:value-type="float">
            <text:p>5.932944059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3600.6267" calcext:value-type="float">
            <text:p>1443143600.6267</text:p>
          </table:table-cell>
          <table:table-cell office:value-type="float" office:value="4376" calcext:value-type="float">
            <text:p>4376</text:p>
          </table:table-cell>
          <table:table-cell table:formula="of:=[.B169]-[.$B$2]" office:value-type="float" office:value="20.6264803409576" calcext:value-type="float">
            <text:p>20.626480341</text:p>
          </table:table-cell>
          <table:table-cell table:formula="of:=[.C169]/([.D169]-[.D168])" office:value-type="float" office:value="79821.3214810691" calcext:value-type="float">
            <text:p>79821.3214810691</text:p>
          </table:table-cell>
          <table:table-cell/>
          <table:table-cell office:value-type="float" office:value="1443143606.94391" calcext:value-type="float">
            <text:p>1443143606.94391</text:p>
          </table:table-cell>
          <table:table-cell table:formula="of:=[.G169]-[.$B$2]" office:value-type="float" office:value="26.9436855316162" calcext:value-type="float">
            <text:p>26.9436855316</text:p>
          </table:table-cell>
          <table:table-cell table:formula="of:=[.C169]/([.H169]-[.H168])" office:value-type="float" office:value="9966.21198599082" calcext:value-type="float">
            <text:p>9966.2119859908</text:p>
          </table:table-cell>
          <table:table-cell table:formula="of:=[.G169]-[.$B169]" office:value-type="float" office:value="6.31720519065857" calcext:value-type="float">
            <text:p>6.317205190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3600.68153" calcext:value-type="float">
            <text:p>1443143600.68153</text:p>
          </table:table-cell>
          <table:table-cell office:value-type="float" office:value="4376" calcext:value-type="float">
            <text:p>4376</text:p>
          </table:table-cell>
          <table:table-cell table:formula="of:=[.B170]-[.$B$2]" office:value-type="float" office:value="20.6813051700592" calcext:value-type="float">
            <text:p>20.6813051701</text:p>
          </table:table-cell>
          <table:table-cell table:formula="of:=[.C170]/([.D170]-[.D169])" office:value-type="float" office:value="79817.850264403" calcext:value-type="float">
            <text:p>79817.850264403</text:p>
          </table:table-cell>
          <table:table-cell/>
          <table:table-cell office:value-type="float" office:value="1443143607.02366" calcext:value-type="float">
            <text:p>1443143607.02366</text:p>
          </table:table-cell>
          <table:table-cell table:formula="of:=[.G170]-[.$B$2]" office:value-type="float" office:value="27.0234413146973" calcext:value-type="float">
            <text:p>27.0234413147</text:p>
          </table:table-cell>
          <table:table-cell table:formula="of:=[.C170]/([.H170]-[.H169])" office:value-type="float" office:value="54867.4946311132" calcext:value-type="float">
            <text:p>54867.4946311132</text:p>
          </table:table-cell>
          <table:table-cell table:formula="of:=[.G170]-[.$B170]" office:value-type="float" office:value="6.34213614463806" calcext:value-type="float">
            <text:p>6.342136144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3600.73636" calcext:value-type="float">
            <text:p>1443143600.73636</text:p>
          </table:table-cell>
          <table:table-cell office:value-type="float" office:value="4376" calcext:value-type="float">
            <text:p>4376</text:p>
          </table:table-cell>
          <table:table-cell table:formula="of:=[.B171]-[.$B$2]" office:value-type="float" office:value="20.7361381053925" calcext:value-type="float">
            <text:p>20.7361381054</text:p>
          </table:table-cell>
          <table:table-cell table:formula="of:=[.C171]/([.D171]-[.D170])" office:value-type="float" office:value="79806.0503856757" calcext:value-type="float">
            <text:p>79806.0503856757</text:p>
          </table:table-cell>
          <table:table-cell/>
          <table:table-cell office:value-type="float" office:value="1443143611.00367" calcext:value-type="float">
            <text:p>1443143611.00367</text:p>
          </table:table-cell>
          <table:table-cell table:formula="of:=[.G171]-[.$B$2]" office:value-type="float" office:value="31.0034465789795" calcext:value-type="float">
            <text:p>31.003446579</text:p>
          </table:table-cell>
          <table:table-cell table:formula="of:=[.C171]/([.H171]-[.H170])" office:value-type="float" office:value="1099.4960331514" calcext:value-type="float">
            <text:p>1099.4960331514</text:p>
          </table:table-cell>
          <table:table-cell table:formula="of:=[.G171]-[.$B171]" office:value-type="float" office:value="10.267308473587" calcext:value-type="float">
            <text:p>10.267308473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3600.79119" calcext:value-type="float">
            <text:p>1443143600.79119</text:p>
          </table:table-cell>
          <table:table-cell office:value-type="float" office:value="4376" calcext:value-type="float">
            <text:p>4376</text:p>
          </table:table-cell>
          <table:table-cell table:formula="of:=[.B172]-[.$B$2]" office:value-type="float" office:value="20.7909715175629" calcext:value-type="float">
            <text:p>20.7909715176</text:p>
          </table:table-cell>
          <table:table-cell table:formula="of:=[.C172]/([.D172]-[.D171])" office:value-type="float" office:value="79805.3563838113" calcext:value-type="float">
            <text:p>79805.3563838113</text:p>
          </table:table-cell>
          <table:table-cell/>
          <table:table-cell office:value-type="float" office:value="1443143611.02149" calcext:value-type="float">
            <text:p>1443143611.02149</text:p>
          </table:table-cell>
          <table:table-cell table:formula="of:=[.G172]-[.$B$2]" office:value-type="float" office:value="31.0212717056274" calcext:value-type="float">
            <text:p>31.0212717056</text:p>
          </table:table-cell>
          <table:table-cell table:formula="of:=[.C172]/([.H172]-[.H171])" office:value-type="float" office:value="245496.151944786" calcext:value-type="float">
            <text:p>245496.151944786</text:p>
          </table:table-cell>
          <table:table-cell table:formula="of:=[.G172]-[.$B172]" office:value-type="float" office:value="10.2303001880646" calcext:value-type="float">
            <text:p>10.230300188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3600.84605" calcext:value-type="float">
            <text:p>1443143600.84605</text:p>
          </table:table-cell>
          <table:table-cell office:value-type="float" office:value="4376" calcext:value-type="float">
            <text:p>4376</text:p>
          </table:table-cell>
          <table:table-cell table:formula="of:=[.B173]-[.$B$2]" office:value-type="float" office:value="20.8458235263824" calcext:value-type="float">
            <text:p>20.8458235264</text:p>
          </table:table-cell>
          <table:table-cell table:formula="of:=[.C173]/([.D173]-[.D172])" office:value-type="float" office:value="79778.2997226883" calcext:value-type="float">
            <text:p>79778.2997226883</text:p>
          </table:table-cell>
          <table:table-cell/>
          <table:table-cell office:value-type="float" office:value="1443143611.06891" calcext:value-type="float">
            <text:p>1443143611.06891</text:p>
          </table:table-cell>
          <table:table-cell table:formula="of:=[.G173]-[.$B$2]" office:value-type="float" office:value="31.0686876773834" calcext:value-type="float">
            <text:p>31.0686876774</text:p>
          </table:table-cell>
          <table:table-cell table:formula="of:=[.C173]/([.H173]-[.H172])" office:value-type="float" office:value="92289.5774976493" calcext:value-type="float">
            <text:p>92289.5774976493</text:p>
          </table:table-cell>
          <table:table-cell table:formula="of:=[.G173]-[.$B173]" office:value-type="float" office:value="10.222864151001" calcext:value-type="float">
            <text:p>10.22286415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3600.90089" calcext:value-type="float">
            <text:p>1443143600.90089</text:p>
          </table:table-cell>
          <table:table-cell office:value-type="float" office:value="4376" calcext:value-type="float">
            <text:p>4376</text:p>
          </table:table-cell>
          <table:table-cell table:formula="of:=[.B174]-[.$B$2]" office:value-type="float" office:value="20.9006700515747" calcext:value-type="float">
            <text:p>20.9006700516</text:p>
          </table:table-cell>
          <table:table-cell table:formula="of:=[.C174]/([.D174]-[.D173])" office:value-type="float" office:value="79786.276061432" calcext:value-type="float">
            <text:p>79786.276061432</text:p>
          </table:table-cell>
          <table:table-cell/>
          <table:table-cell office:value-type="float" office:value="1443143611.11939" calcext:value-type="float">
            <text:p>1443143611.11939</text:p>
          </table:table-cell>
          <table:table-cell table:formula="of:=[.G174]-[.$B$2]" office:value-type="float" office:value="31.1191682815552" calcext:value-type="float">
            <text:p>31.1191682816</text:p>
          </table:table-cell>
          <table:table-cell table:formula="of:=[.C174]/([.H174]-[.H173])" office:value-type="float" office:value="86686.7596336862" calcext:value-type="float">
            <text:p>86686.7596336862</text:p>
          </table:table-cell>
          <table:table-cell table:formula="of:=[.G174]-[.$B174]" office:value-type="float" office:value="10.2184982299805" calcext:value-type="float">
            <text:p>10.2184982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3600.95573" calcext:value-type="float">
            <text:p>1443143600.95573</text:p>
          </table:table-cell>
          <table:table-cell office:value-type="float" office:value="4376" calcext:value-type="float">
            <text:p>4376</text:p>
          </table:table-cell>
          <table:table-cell table:formula="of:=[.B175]-[.$B$2]" office:value-type="float" office:value="20.9555034637451" calcext:value-type="float">
            <text:p>20.9555034637</text:p>
          </table:table-cell>
          <table:table-cell table:formula="of:=[.C175]/([.D175]-[.D174])" office:value-type="float" office:value="79805.3563838113" calcext:value-type="float">
            <text:p>79805.3563838113</text:p>
          </table:table-cell>
          <table:table-cell/>
          <table:table-cell office:value-type="float" office:value="1443143611.16978" calcext:value-type="float">
            <text:p>1443143611.16978</text:p>
          </table:table-cell>
          <table:table-cell table:formula="of:=[.G175]-[.$B$2]" office:value-type="float" office:value="31.1695599555969" calcext:value-type="float">
            <text:p>31.1695599556</text:p>
          </table:table-cell>
          <table:table-cell table:formula="of:=[.C175]/([.H175]-[.H174])" office:value-type="float" office:value="86839.7425410914" calcext:value-type="float">
            <text:p>86839.7425410914</text:p>
          </table:table-cell>
          <table:table-cell table:formula="of:=[.G175]-[.$B175]" office:value-type="float" office:value="10.2140564918518" calcext:value-type="float">
            <text:p>10.21405649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3601.00994" calcext:value-type="float">
            <text:p>1443143601.00994</text:p>
          </table:table-cell>
          <table:table-cell office:value-type="float" office:value="4376" calcext:value-type="float">
            <text:p>4376</text:p>
          </table:table-cell>
          <table:table-cell table:formula="of:=[.B176]-[.$B$2]" office:value-type="float" office:value="21.0097155570984" calcext:value-type="float">
            <text:p>21.0097155571</text:p>
          </table:table-cell>
          <table:table-cell table:formula="of:=[.C176]/([.D176]-[.D175])" office:value-type="float" office:value="80719.9967631563" calcext:value-type="float">
            <text:p>80719.9967631563</text:p>
          </table:table-cell>
          <table:table-cell/>
          <table:table-cell office:value-type="float" office:value="1443143611.22022" calcext:value-type="float">
            <text:p>1443143611.22022</text:p>
          </table:table-cell>
          <table:table-cell table:formula="of:=[.G176]-[.$B$2]" office:value-type="float" office:value="31.219997882843" calcext:value-type="float">
            <text:p>31.2199978828</text:p>
          </table:table-cell>
          <table:table-cell table:formula="of:=[.C176]/([.H176]-[.H175])" office:value-type="float" office:value="86760.1076992891" calcext:value-type="float">
            <text:p>86760.1076992891</text:p>
          </table:table-cell>
          <table:table-cell table:formula="of:=[.G176]-[.$B176]" office:value-type="float" office:value="10.2102823257446" calcext:value-type="float">
            <text:p>10.210282325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3601.06156" calcext:value-type="float">
            <text:p>1443143601.06156</text:p>
          </table:table-cell>
          <table:table-cell office:value-type="float" office:value="4376" calcext:value-type="float">
            <text:p>4376</text:p>
          </table:table-cell>
          <table:table-cell table:formula="of:=[.B177]-[.$B$2]" office:value-type="float" office:value="21.0613412857056" calcext:value-type="float">
            <text:p>21.0613412857</text:p>
          </table:table-cell>
          <table:table-cell table:formula="of:=[.C177]/([.D177]-[.D176])" office:value-type="float" office:value="84763.9368598003" calcext:value-type="float">
            <text:p>84763.9368598003</text:p>
          </table:table-cell>
          <table:table-cell/>
          <table:table-cell office:value-type="float" office:value="1443143611.27071" calcext:value-type="float">
            <text:p>1443143611.27071</text:p>
          </table:table-cell>
          <table:table-cell table:formula="of:=[.G177]-[.$B$2]" office:value-type="float" office:value="31.2704858779907" calcext:value-type="float">
            <text:p>31.270485878</text:p>
          </table:table-cell>
          <table:table-cell table:formula="of:=[.C177]/([.H177]-[.H176])" office:value-type="float" office:value="86674.0694931102" calcext:value-type="float">
            <text:p>86674.0694931102</text:p>
          </table:table-cell>
          <table:table-cell table:formula="of:=[.G177]-[.$B177]" office:value-type="float" office:value="10.2091445922852" calcext:value-type="float">
            <text:p>10.209144592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3601.11319" calcext:value-type="float">
            <text:p>1443143601.11319</text:p>
          </table:table-cell>
          <table:table-cell office:value-type="float" office:value="4376" calcext:value-type="float">
            <text:p>4376</text:p>
          </table:table-cell>
          <table:table-cell table:formula="of:=[.B178]-[.$B$2]" office:value-type="float" office:value="21.1129684448242" calcext:value-type="float">
            <text:p>21.1129684448</text:p>
          </table:table-cell>
          <table:table-cell table:formula="of:=[.C178]/([.D178]-[.D177])" office:value-type="float" office:value="84761.5881777039" calcext:value-type="float">
            <text:p>84761.5881777039</text:p>
          </table:table-cell>
          <table:table-cell/>
          <table:table-cell office:value-type="float" office:value="1443143611.32111" calcext:value-type="float">
            <text:p>1443143611.32111</text:p>
          </table:table-cell>
          <table:table-cell table:formula="of:=[.G178]-[.$B$2]" office:value-type="float" office:value="31.3208894729614" calcext:value-type="float">
            <text:p>31.320889473</text:p>
          </table:table-cell>
          <table:table-cell table:formula="of:=[.C178]/([.H178]-[.H177])" office:value-type="float" office:value="86819.2041171574" calcext:value-type="float">
            <text:p>86819.2041171574</text:p>
          </table:table-cell>
          <table:table-cell table:formula="of:=[.G178]-[.$B178]" office:value-type="float" office:value="10.2079210281372" calcext:value-type="float">
            <text:p>10.207921028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3601.1648" calcext:value-type="float">
            <text:p>1443143601.1648</text:p>
          </table:table-cell>
          <table:table-cell office:value-type="float" office:value="4376" calcext:value-type="float">
            <text:p>4376</text:p>
          </table:table-cell>
          <table:table-cell table:formula="of:=[.B179]-[.$B$2]" office:value-type="float" office:value="21.1645760536194" calcext:value-type="float">
            <text:p>21.1645760536</text:p>
          </table:table-cell>
          <table:table-cell table:formula="of:=[.C179]/([.D179]-[.D178])" office:value-type="float" office:value="84793.6981030962" calcext:value-type="float">
            <text:p>84793.6981030962</text:p>
          </table:table-cell>
          <table:table-cell/>
          <table:table-cell office:value-type="float" office:value="1443143611.37156" calcext:value-type="float">
            <text:p>1443143611.37156</text:p>
          </table:table-cell>
          <table:table-cell table:formula="of:=[.G179]-[.$B$2]" office:value-type="float" office:value="31.3713359832764" calcext:value-type="float">
            <text:p>31.3713359833</text:p>
          </table:table-cell>
          <table:table-cell table:formula="of:=[.C179]/([.H179]-[.H178])" office:value-type="float" office:value="86745.3461632985" calcext:value-type="float">
            <text:p>86745.3461632985</text:p>
          </table:table-cell>
          <table:table-cell table:formula="of:=[.G179]-[.$B179]" office:value-type="float" office:value="10.206759929657" calcext:value-type="float">
            <text:p>10.206759929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3601.21641" calcext:value-type="float">
            <text:p>1443143601.21641</text:p>
          </table:table-cell>
          <table:table-cell office:value-type="float" office:value="4376" calcext:value-type="float">
            <text:p>4376</text:p>
          </table:table-cell>
          <table:table-cell table:formula="of:=[.B180]-[.$B$2]" office:value-type="float" office:value="21.2161881923676" calcext:value-type="float">
            <text:p>21.2161881924</text:p>
          </table:table-cell>
          <table:table-cell table:formula="of:=[.C180]/([.D180]-[.D179])" office:value-type="float" office:value="84786.2558331832" calcext:value-type="float">
            <text:p>84786.2558331832</text:p>
          </table:table-cell>
          <table:table-cell/>
          <table:table-cell office:value-type="float" office:value="1443143611.422" calcext:value-type="float">
            <text:p>1443143611.422</text:p>
          </table:table-cell>
          <table:table-cell table:formula="of:=[.G180]-[.$B$2]" office:value-type="float" office:value="31.421774148941" calcext:value-type="float">
            <text:p>31.4217741489</text:p>
          </table:table-cell>
          <table:table-cell table:formula="of:=[.C180]/([.H180]-[.H179])" office:value-type="float" office:value="86759.6975887839" calcext:value-type="float">
            <text:p>86759.6975887839</text:p>
          </table:table-cell>
          <table:table-cell table:formula="of:=[.G180]-[.$B180]" office:value-type="float" office:value="10.2055859565735" calcext:value-type="float">
            <text:p>10.205585956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3601.26803" calcext:value-type="float">
            <text:p>1443143601.26803</text:p>
          </table:table-cell>
          <table:table-cell office:value-type="float" office:value="4376" calcext:value-type="float">
            <text:p>4376</text:p>
          </table:table-cell>
          <table:table-cell table:formula="of:=[.B181]-[.$B$2]" office:value-type="float" office:value="21.2678046226501" calcext:value-type="float">
            <text:p>21.2678046227</text:p>
          </table:table-cell>
          <table:table-cell table:formula="of:=[.C181]/([.D181]-[.D180])" office:value-type="float" office:value="84779.206466662" calcext:value-type="float">
            <text:p>84779.206466662</text:p>
          </table:table-cell>
          <table:table-cell/>
          <table:table-cell office:value-type="float" office:value="1443143611.47244" calcext:value-type="float">
            <text:p>1443143611.47244</text:p>
          </table:table-cell>
          <table:table-cell table:formula="of:=[.G181]-[.$B$2]" office:value-type="float" office:value="31.4722156524658" calcext:value-type="float">
            <text:p>31.4722156525</text:p>
          </table:table-cell>
          <table:table-cell table:formula="of:=[.C181]/([.H181]-[.H180])" office:value-type="float" office:value="86753.9564487845" calcext:value-type="float">
            <text:p>86753.9564487845</text:p>
          </table:table-cell>
          <table:table-cell table:formula="of:=[.G181]-[.$B181]" office:value-type="float" office:value="10.2044110298157" calcext:value-type="float">
            <text:p>10.20441102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3601.31964" calcext:value-type="float">
            <text:p>1443143601.31964</text:p>
          </table:table-cell>
          <table:table-cell office:value-type="float" office:value="4376" calcext:value-type="float">
            <text:p>4376</text:p>
          </table:table-cell>
          <table:table-cell table:formula="of:=[.B182]-[.$B$2]" office:value-type="float" office:value="21.3194208145142" calcext:value-type="float">
            <text:p>21.3194208145</text:p>
          </table:table-cell>
          <table:table-cell table:formula="of:=[.C182]/([.D182]-[.D181])" office:value-type="float" office:value="84779.5980673829" calcext:value-type="float">
            <text:p>84779.5980673829</text:p>
          </table:table-cell>
          <table:table-cell/>
          <table:table-cell office:value-type="float" office:value="1443143611.52286" calcext:value-type="float">
            <text:p>1443143611.52286</text:p>
          </table:table-cell>
          <table:table-cell table:formula="of:=[.G182]-[.$B$2]" office:value-type="float" office:value="31.5226366519928" calcext:value-type="float">
            <text:p>31.522636652</text:p>
          </table:table-cell>
          <table:table-cell table:formula="of:=[.C182]/([.H182]-[.H181])" office:value-type="float" office:value="86789.2354585045" calcext:value-type="float">
            <text:p>86789.2354585045</text:p>
          </table:table-cell>
          <table:table-cell table:formula="of:=[.G182]-[.$B182]" office:value-type="float" office:value="10.2032158374786" calcext:value-type="float">
            <text:p>10.203215837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3601.37126" calcext:value-type="float">
            <text:p>1443143601.37126</text:p>
          </table:table-cell>
          <table:table-cell office:value-type="float" office:value="4376" calcext:value-type="float">
            <text:p>4376</text:p>
          </table:table-cell>
          <table:table-cell table:formula="of:=[.B183]-[.$B$2]" office:value-type="float" office:value="21.371039390564" calcext:value-type="float">
            <text:p>21.3710393906</text:p>
          </table:table-cell>
          <table:table-cell table:formula="of:=[.C183]/([.D183]-[.D182])" office:value-type="float" office:value="84775.6822229612" calcext:value-type="float">
            <text:p>84775.6822229612</text:p>
          </table:table-cell>
          <table:table-cell/>
          <table:table-cell office:value-type="float" office:value="1443143611.57332" calcext:value-type="float">
            <text:p>1443143611.57332</text:p>
          </table:table-cell>
          <table:table-cell table:formula="of:=[.G183]-[.$B$2]" office:value-type="float" office:value="31.5730977058411" calcext:value-type="float">
            <text:p>31.5730977058</text:p>
          </table:table-cell>
          <table:table-cell table:formula="of:=[.C183]/([.H183]-[.H182])" office:value-type="float" office:value="86720.3450240729" calcext:value-type="float">
            <text:p>86720.3450240729</text:p>
          </table:table-cell>
          <table:table-cell table:formula="of:=[.G183]-[.$B183]" office:value-type="float" office:value="10.2020583152771" calcext:value-type="float">
            <text:p>10.202058315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3601.42292" calcext:value-type="float">
            <text:p>1443143601.42292</text:p>
          </table:table-cell>
          <table:table-cell office:value-type="float" office:value="4376" calcext:value-type="float">
            <text:p>4376</text:p>
          </table:table-cell>
          <table:table-cell table:formula="of:=[.B184]-[.$B$2]" office:value-type="float" office:value="21.422699213028" calcext:value-type="float">
            <text:p>21.422699213</text:p>
          </table:table-cell>
          <table:table-cell table:formula="of:=[.C184]/([.D184]-[.D183])" office:value-type="float" office:value="84707.9953294535" calcext:value-type="float">
            <text:p>84707.9953294535</text:p>
          </table:table-cell>
          <table:table-cell/>
          <table:table-cell office:value-type="float" office:value="1443143611.62375" calcext:value-type="float">
            <text:p>1443143611.62375</text:p>
          </table:table-cell>
          <table:table-cell table:formula="of:=[.G184]-[.$B$2]" office:value-type="float" office:value="31.6235265731812" calcext:value-type="float">
            <text:p>31.6235265732</text:p>
          </table:table-cell>
          <table:table-cell table:formula="of:=[.C184]/([.H184]-[.H183])" office:value-type="float" office:value="86775.6947719773" calcext:value-type="float">
            <text:p>86775.6947719773</text:p>
          </table:table-cell>
          <table:table-cell table:formula="of:=[.G184]-[.$B184]" office:value-type="float" office:value="10.2008273601532" calcext:value-type="float">
            <text:p>10.200827360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3601.47454" calcext:value-type="float">
            <text:p>1443143601.47454</text:p>
          </table:table-cell>
          <table:table-cell office:value-type="float" office:value="4376" calcext:value-type="float">
            <text:p>4376</text:p>
          </table:table-cell>
          <table:table-cell table:formula="of:=[.B185]-[.$B$2]" office:value-type="float" office:value="21.474317073822" calcext:value-type="float">
            <text:p>21.4743170738</text:p>
          </table:table-cell>
          <table:table-cell table:formula="of:=[.C185]/([.D185]-[.D184])" office:value-type="float" office:value="84776.8569383051" calcext:value-type="float">
            <text:p>84776.8569383051</text:p>
          </table:table-cell>
          <table:table-cell/>
          <table:table-cell office:value-type="float" office:value="1443143611.67416" calcext:value-type="float">
            <text:p>1443143611.67416</text:p>
          </table:table-cell>
          <table:table-cell table:formula="of:=[.G185]-[.$B$2]" office:value-type="float" office:value="31.6739354133606" calcext:value-type="float">
            <text:p>31.6739354134</text:p>
          </table:table-cell>
          <table:table-cell table:formula="of:=[.C185]/([.H185]-[.H184])" office:value-type="float" office:value="86810.1702880386" calcext:value-type="float">
            <text:p>86810.1702880386</text:p>
          </table:table-cell>
          <table:table-cell table:formula="of:=[.G185]-[.$B185]" office:value-type="float" office:value="10.1996183395386" calcext:value-type="float">
            <text:p>10.19961833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3601.52616" calcext:value-type="float">
            <text:p>1443143601.52616</text:p>
          </table:table-cell>
          <table:table-cell office:value-type="float" office:value="4376" calcext:value-type="float">
            <text:p>4376</text:p>
          </table:table-cell>
          <table:table-cell table:formula="of:=[.B186]-[.$B$2]" office:value-type="float" office:value="21.5259387493134" calcext:value-type="float">
            <text:p>21.5259387493</text:p>
          </table:table-cell>
          <table:table-cell table:formula="of:=[.C186]/([.D186]-[.D185])" office:value-type="float" office:value="84770.5921659731" calcext:value-type="float">
            <text:p>84770.5921659731</text:p>
          </table:table-cell>
          <table:table-cell/>
          <table:table-cell office:value-type="float" office:value="1443143611.7246" calcext:value-type="float">
            <text:p>1443143611.7246</text:p>
          </table:table-cell>
          <table:table-cell table:formula="of:=[.G186]-[.$B$2]" office:value-type="float" office:value="31.7243790626526" calcext:value-type="float">
            <text:p>31.7243790627</text:p>
          </table:table-cell>
          <table:table-cell table:formula="of:=[.C186]/([.H186]-[.H185])" office:value-type="float" office:value="86750.2661171399" calcext:value-type="float">
            <text:p>86750.2661171399</text:p>
          </table:table-cell>
          <table:table-cell table:formula="of:=[.G186]-[.$B186]" office:value-type="float" office:value="10.1984403133392" calcext:value-type="float">
            <text:p>10.198440313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3601.57777" calcext:value-type="float">
            <text:p>1443143601.57777</text:p>
          </table:table-cell>
          <table:table-cell office:value-type="float" office:value="4376" calcext:value-type="float">
            <text:p>4376</text:p>
          </table:table-cell>
          <table:table-cell table:formula="of:=[.B187]-[.$B$2]" office:value-type="float" office:value="21.5775499343872" calcext:value-type="float">
            <text:p>21.5775499344</text:p>
          </table:table-cell>
          <table:table-cell table:formula="of:=[.C187]/([.D187]-[.D186])" office:value-type="float" office:value="84787.8225182817" calcext:value-type="float">
            <text:p>84787.8225182817</text:p>
          </table:table-cell>
          <table:table-cell/>
          <table:table-cell office:value-type="float" office:value="1443143611.77506" calcext:value-type="float">
            <text:p>1443143611.77506</text:p>
          </table:table-cell>
          <table:table-cell table:formula="of:=[.G187]-[.$B$2]" office:value-type="float" office:value="31.7748420238495" calcext:value-type="float">
            <text:p>31.7748420238</text:p>
          </table:table-cell>
          <table:table-cell table:formula="of:=[.C187]/([.H187]-[.H186])" office:value-type="float" office:value="86717.06725504" calcext:value-type="float">
            <text:p>86717.06725504</text:p>
          </table:table-cell>
          <table:table-cell table:formula="of:=[.G187]-[.$B187]" office:value-type="float" office:value="10.1972920894623" calcext:value-type="float">
            <text:p>10.197292089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3601.62939" calcext:value-type="float">
            <text:p>1443143601.62939</text:p>
          </table:table-cell>
          <table:table-cell office:value-type="float" office:value="4376" calcext:value-type="float">
            <text:p>4376</text:p>
          </table:table-cell>
          <table:table-cell table:formula="of:=[.B188]-[.$B$2]" office:value-type="float" office:value="21.629162311554" calcext:value-type="float">
            <text:p>21.6291623116</text:p>
          </table:table-cell>
          <table:table-cell table:formula="of:=[.C188]/([.D188]-[.D187])" office:value-type="float" office:value="84785.864170955" calcext:value-type="float">
            <text:p>84785.864170955</text:p>
          </table:table-cell>
          <table:table-cell/>
          <table:table-cell office:value-type="float" office:value="1443143611.8255" calcext:value-type="float">
            <text:p>1443143611.8255</text:p>
          </table:table-cell>
          <table:table-cell table:formula="of:=[.G188]-[.$B$2]" office:value-type="float" office:value="31.8252811431885" calcext:value-type="float">
            <text:p>31.8252811432</text:p>
          </table:table-cell>
          <table:table-cell table:formula="of:=[.C188]/([.H188]-[.H187])" office:value-type="float" office:value="86758.0571855339" calcext:value-type="float">
            <text:p>86758.0571855339</text:p>
          </table:table-cell>
          <table:table-cell table:formula="of:=[.G188]-[.$B188]" office:value-type="float" office:value="10.1961188316345" calcext:value-type="float">
            <text:p>10.196118831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3601.681" calcext:value-type="float">
            <text:p>1443143601.681</text:p>
          </table:table-cell>
          <table:table-cell office:value-type="float" office:value="4376" calcext:value-type="float">
            <text:p>4376</text:p>
          </table:table-cell>
          <table:table-cell table:formula="of:=[.B189]-[.$B$2]" office:value-type="float" office:value="21.6807723045349" calcext:value-type="float">
            <text:p>21.6807723045</text:p>
          </table:table-cell>
          <table:table-cell table:formula="of:=[.C189]/([.D189]-[.D188])" office:value-type="float" office:value="84789.7809560767" calcext:value-type="float">
            <text:p>84789.7809560767</text:p>
          </table:table-cell>
          <table:table-cell/>
          <table:table-cell office:value-type="float" office:value="1443143611.87597" calcext:value-type="float">
            <text:p>1443143611.87597</text:p>
          </table:table-cell>
          <table:table-cell table:formula="of:=[.G189]-[.$B$2]" office:value-type="float" office:value="31.8757469654083" calcext:value-type="float">
            <text:p>31.8757469654</text:p>
          </table:table-cell>
          <table:table-cell table:formula="of:=[.C189]/([.H189]-[.H188])" office:value-type="float" office:value="86712.1510660513" calcext:value-type="float">
            <text:p>86712.1510660513</text:p>
          </table:table-cell>
          <table:table-cell table:formula="of:=[.G189]-[.$B189]" office:value-type="float" office:value="10.1949746608734" calcext:value-type="float">
            <text:p>10.19497466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3601.73261" calcext:value-type="float">
            <text:p>1443143601.73261</text:p>
          </table:table-cell>
          <table:table-cell office:value-type="float" office:value="4376" calcext:value-type="float">
            <text:p>4376</text:p>
          </table:table-cell>
          <table:table-cell table:formula="of:=[.B190]-[.$B$2]" office:value-type="float" office:value="21.7323865890503" calcext:value-type="float">
            <text:p>21.7323865891</text:p>
          </table:table-cell>
          <table:table-cell table:formula="of:=[.C190]/([.D190]-[.D189])" office:value-type="float" office:value="84782.7310033905" calcext:value-type="float">
            <text:p>84782.7310033905</text:p>
          </table:table-cell>
          <table:table-cell/>
          <table:table-cell office:value-type="float" office:value="1443143611.92638" calcext:value-type="float">
            <text:p>1443143611.92638</text:p>
          </table:table-cell>
          <table:table-cell table:formula="of:=[.G190]-[.$B$2]" office:value-type="float" office:value="31.9261527061462" calcext:value-type="float">
            <text:p>31.9261527061</text:p>
          </table:table-cell>
          <table:table-cell table:formula="of:=[.C190]/([.H190]-[.H189])" office:value-type="float" office:value="86815.5082325452" calcext:value-type="float">
            <text:p>86815.5082325452</text:p>
          </table:table-cell>
          <table:table-cell table:formula="of:=[.G190]-[.$B190]" office:value-type="float" office:value="10.1937661170959" calcext:value-type="float">
            <text:p>10.193766117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3601.78422" calcext:value-type="float">
            <text:p>1443143601.78422</text:p>
          </table:table-cell>
          <table:table-cell office:value-type="float" office:value="4376" calcext:value-type="float">
            <text:p>4376</text:p>
          </table:table-cell>
          <table:table-cell table:formula="of:=[.B191]-[.$B$2]" office:value-type="float" office:value="21.7840003967285" calcext:value-type="float">
            <text:p>21.7840003967</text:p>
          </table:table-cell>
          <table:table-cell table:formula="of:=[.C191]/([.D191]-[.D190])" office:value-type="float" office:value="84783.5142735722" calcext:value-type="float">
            <text:p>84783.5142735722</text:p>
          </table:table-cell>
          <table:table-cell/>
          <table:table-cell office:value-type="float" office:value="1443143611.97681" calcext:value-type="float">
            <text:p>1443143611.97681</text:p>
          </table:table-cell>
          <table:table-cell table:formula="of:=[.G191]-[.$B$2]" office:value-type="float" office:value="31.9765908718109" calcext:value-type="float">
            <text:p>31.9765908718</text:p>
          </table:table-cell>
          <table:table-cell table:formula="of:=[.C191]/([.H191]-[.H190])" office:value-type="float" office:value="86759.6975887839" calcext:value-type="float">
            <text:p>86759.6975887839</text:p>
          </table:table-cell>
          <table:table-cell table:formula="of:=[.G191]-[.$B191]" office:value-type="float" office:value="10.1925904750824" calcext:value-type="float">
            <text:p>10.192590475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3601.83584" calcext:value-type="float">
            <text:p>1443143601.83584</text:p>
          </table:table-cell>
          <table:table-cell office:value-type="float" office:value="4376" calcext:value-type="float">
            <text:p>4376</text:p>
          </table:table-cell>
          <table:table-cell table:formula="of:=[.B192]-[.$B$2]" office:value-type="float" office:value="21.8356139659882" calcext:value-type="float">
            <text:p>21.835613966</text:p>
          </table:table-cell>
          <table:table-cell table:formula="of:=[.C192]/([.D192]-[.D191])" office:value-type="float" office:value="84783.9059140903" calcext:value-type="float">
            <text:p>84783.9059140903</text:p>
          </table:table-cell>
          <table:table-cell/>
          <table:table-cell office:value-type="float" office:value="1443143612.02726" calcext:value-type="float">
            <text:p>1443143612.02726</text:p>
          </table:table-cell>
          <table:table-cell table:formula="of:=[.G192]-[.$B$2]" office:value-type="float" office:value="32.0270376205444" calcext:value-type="float">
            <text:p>32.0270376205</text:p>
          </table:table-cell>
          <table:table-cell table:formula="of:=[.C192]/([.H192]-[.H191])" office:value-type="float" office:value="86744.9361923351" calcext:value-type="float">
            <text:p>86744.9361923351</text:p>
          </table:table-cell>
          <table:table-cell table:formula="of:=[.G192]-[.$B192]" office:value-type="float" office:value="10.1914236545563" calcext:value-type="float">
            <text:p>10.191423654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3601.88745" calcext:value-type="float">
            <text:p>1443143601.88745</text:p>
          </table:table-cell>
          <table:table-cell office:value-type="float" office:value="4376" calcext:value-type="float">
            <text:p>4376</text:p>
          </table:table-cell>
          <table:table-cell table:formula="of:=[.B193]-[.$B$2]" office:value-type="float" office:value="21.8872241973877" calcext:value-type="float">
            <text:p>21.8872241974</text:p>
          </table:table-cell>
          <table:table-cell table:formula="of:=[.C193]/([.D193]-[.D192])" office:value-type="float" office:value="84789.3892612799" calcext:value-type="float">
            <text:p>84789.3892612799</text:p>
          </table:table-cell>
          <table:table-cell/>
          <table:table-cell office:value-type="float" office:value="1443143612.04325" calcext:value-type="float">
            <text:p>1443143612.04325</text:p>
          </table:table-cell>
          <table:table-cell table:formula="of:=[.G193]-[.$B$2]" office:value-type="float" office:value="32.0430235862732" calcext:value-type="float">
            <text:p>32.0430235863</text:p>
          </table:table-cell>
          <table:table-cell table:formula="of:=[.C193]/([.H193]-[.H192])" office:value-type="float" office:value="273740.108933632" calcext:value-type="float">
            <text:p>273740.108933632</text:p>
          </table:table-cell>
          <table:table-cell table:formula="of:=[.G193]-[.$B193]" office:value-type="float" office:value="10.1557993888855" calcext:value-type="float">
            <text:p>10.155799388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3601.93907" calcext:value-type="float">
            <text:p>1443143601.93907</text:p>
          </table:table-cell>
          <table:table-cell office:value-type="float" office:value="4376" calcext:value-type="float">
            <text:p>4376</text:p>
          </table:table-cell>
          <table:table-cell table:formula="of:=[.B194]-[.$B$2]" office:value-type="float" office:value="21.9388422966003" calcext:value-type="float">
            <text:p>21.9388422966</text:p>
          </table:table-cell>
          <table:table-cell table:formula="of:=[.C194]/([.D194]-[.D193])" office:value-type="float" office:value="84776.4653629066" calcext:value-type="float">
            <text:p>84776.4653629066</text:p>
          </table:table-cell>
          <table:table-cell/>
          <table:table-cell office:value-type="float" office:value="1443143612.05925" calcext:value-type="float">
            <text:p>1443143612.05925</text:p>
          </table:table-cell>
          <table:table-cell table:formula="of:=[.G194]-[.$B$2]" office:value-type="float" office:value="32.0590245723724" calcext:value-type="float">
            <text:p>32.0590245724</text:p>
          </table:table-cell>
          <table:table-cell table:formula="of:=[.C194]/([.H194]-[.H193])" office:value-type="float" office:value="273483.144904862" calcext:value-type="float">
            <text:p>273483.144904862</text:p>
          </table:table-cell>
          <table:table-cell table:formula="of:=[.G194]-[.$B194]" office:value-type="float" office:value="10.1201822757721" calcext:value-type="float">
            <text:p>10.120182275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3601.9907" calcext:value-type="float">
            <text:p>1443143601.9907</text:p>
          </table:table-cell>
          <table:table-cell office:value-type="float" office:value="4376" calcext:value-type="float">
            <text:p>4376</text:p>
          </table:table-cell>
          <table:table-cell table:formula="of:=[.B195]-[.$B$2]" office:value-type="float" office:value="21.9904735088348" calcext:value-type="float">
            <text:p>21.9904735088</text:p>
          </table:table-cell>
          <table:table-cell table:formula="of:=[.C195]/([.D195]-[.D194])" office:value-type="float" office:value="84754.9342851997" calcext:value-type="float">
            <text:p>84754.9342851997</text:p>
          </table:table-cell>
          <table:table-cell/>
          <table:table-cell office:value-type="float" office:value="1443143612.08771" calcext:value-type="float">
            <text:p>1443143612.08771</text:p>
          </table:table-cell>
          <table:table-cell table:formula="of:=[.G195]-[.$B$2]" office:value-type="float" office:value="32.0874879360199" calcext:value-type="float">
            <text:p>32.087487936</text:p>
          </table:table-cell>
          <table:table-cell table:formula="of:=[.C195]/([.H195]-[.H194])" office:value-type="float" office:value="153741.492193259" calcext:value-type="float">
            <text:p>153741.492193259</text:p>
          </table:table-cell>
          <table:table-cell table:formula="of:=[.G195]-[.$B195]" office:value-type="float" office:value="10.0970144271851" calcext:value-type="float">
            <text:p>10.097014427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3602.03523" calcext:value-type="float">
            <text:p>1443143602.03523</text:p>
          </table:table-cell>
          <table:table-cell office:value-type="float" office:value="4376" calcext:value-type="float">
            <text:p>4376</text:p>
          </table:table-cell>
          <table:table-cell table:formula="of:=[.B196]-[.$B$2]" office:value-type="float" office:value="22.0350091457367" calcext:value-type="float">
            <text:p>22.0350091457</text:p>
          </table:table-cell>
          <table:table-cell table:formula="of:=[.C196]/([.D196]-[.D195])" office:value-type="float" office:value="98258.3904580398" calcext:value-type="float">
            <text:p>98258.3904580398</text:p>
          </table:table-cell>
          <table:table-cell/>
          <table:table-cell office:value-type="float" office:value="1443143612.13437" calcext:value-type="float">
            <text:p>1443143612.13437</text:p>
          </table:table-cell>
          <table:table-cell table:formula="of:=[.G196]-[.$B$2]" office:value-type="float" office:value="32.1341490745544" calcext:value-type="float">
            <text:p>32.1341490746</text:p>
          </table:table-cell>
          <table:table-cell table:formula="of:=[.C196]/([.H196]-[.H195])" office:value-type="float" office:value="93782.538048449" calcext:value-type="float">
            <text:p>93782.538048449</text:p>
          </table:table-cell>
          <table:table-cell table:formula="of:=[.G196]-[.$B196]" office:value-type="float" office:value="10.0991399288177" calcext:value-type="float">
            <text:p>10.099139928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3602.0781" calcext:value-type="float">
            <text:p>1443143602.0781</text:p>
          </table:table-cell>
          <table:table-cell office:value-type="float" office:value="4376" calcext:value-type="float">
            <text:p>4376</text:p>
          </table:table-cell>
          <table:table-cell table:formula="of:=[.B197]-[.$B$2]" office:value-type="float" office:value="22.0778784751892" calcext:value-type="float">
            <text:p>22.0778784752</text:p>
          </table:table-cell>
          <table:table-cell table:formula="of:=[.C197]/([.D197]-[.D196])" office:value-type="float" office:value="102077.640492306" calcext:value-type="float">
            <text:p>102077.640492306</text:p>
          </table:table-cell>
          <table:table-cell/>
          <table:table-cell office:value-type="float" office:value="1443143612.18104" calcext:value-type="float">
            <text:p>1443143612.18104</text:p>
          </table:table-cell>
          <table:table-cell table:formula="of:=[.G197]-[.$B$2]" office:value-type="float" office:value="32.1808130741119" calcext:value-type="float">
            <text:p>32.1808130741</text:p>
          </table:table-cell>
          <table:table-cell table:formula="of:=[.C197]/([.H197]-[.H196])" office:value-type="float" office:value="93776.788134251" calcext:value-type="float">
            <text:p>93776.788134251</text:p>
          </table:table-cell>
          <table:table-cell table:formula="of:=[.G197]-[.$B197]" office:value-type="float" office:value="10.1029345989227" calcext:value-type="float">
            <text:p>10.10293459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3602.12095" calcext:value-type="float">
            <text:p>1443143602.12095</text:p>
          </table:table-cell>
          <table:table-cell office:value-type="float" office:value="4376" calcext:value-type="float">
            <text:p>4376</text:p>
          </table:table-cell>
          <table:table-cell table:formula="of:=[.B198]-[.$B$2]" office:value-type="float" office:value="22.1207239627838" calcext:value-type="float">
            <text:p>22.1207239628</text:p>
          </table:table-cell>
          <table:table-cell table:formula="of:=[.C198]/([.D198]-[.D197])" office:value-type="float" office:value="102134.442754039" calcext:value-type="float">
            <text:p>102134.442754039</text:p>
          </table:table-cell>
          <table:table-cell/>
          <table:table-cell office:value-type="float" office:value="1443143612.22772" calcext:value-type="float">
            <text:p>1443143612.22772</text:p>
          </table:table-cell>
          <table:table-cell table:formula="of:=[.G198]-[.$B$2]" office:value-type="float" office:value="32.2275016307831" calcext:value-type="float">
            <text:p>32.2275016308</text:p>
          </table:table-cell>
          <table:table-cell table:formula="of:=[.C198]/([.H198]-[.H197])" office:value-type="float" office:value="93727.4636871508" calcext:value-type="float">
            <text:p>93727.4636871508</text:p>
          </table:table-cell>
          <table:table-cell table:formula="of:=[.G198]-[.$B198]" office:value-type="float" office:value="10.1067776679993" calcext:value-type="float">
            <text:p>10.10677766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3602.16382" calcext:value-type="float">
            <text:p>1443143602.16382</text:p>
          </table:table-cell>
          <table:table-cell office:value-type="float" office:value="4376" calcext:value-type="float">
            <text:p>4376</text:p>
          </table:table-cell>
          <table:table-cell table:formula="of:=[.B199]-[.$B$2]" office:value-type="float" office:value="22.1635971069336" calcext:value-type="float">
            <text:p>22.1635971069</text:p>
          </table:table-cell>
          <table:table-cell table:formula="of:=[.C199]/([.D199]-[.D198])" office:value-type="float" office:value="102068.557993138" calcext:value-type="float">
            <text:p>102068.557993138</text:p>
          </table:table-cell>
          <table:table-cell/>
          <table:table-cell office:value-type="float" office:value="1443143612.27442" calcext:value-type="float">
            <text:p>1443143612.27442</text:p>
          </table:table-cell>
          <table:table-cell table:formula="of:=[.G199]-[.$B$2]" office:value-type="float" office:value="32.2741975784302" calcext:value-type="float">
            <text:p>32.2741975784</text:p>
          </table:table-cell>
          <table:table-cell table:formula="of:=[.C199]/([.H199]-[.H198])" office:value-type="float" office:value="93712.6286219027" calcext:value-type="float">
            <text:p>93712.6286219027</text:p>
          </table:table-cell>
          <table:table-cell table:formula="of:=[.G199]-[.$B199]" office:value-type="float" office:value="10.1106004714966" calcext:value-type="float">
            <text:p>10.110600471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3602.2067" calcext:value-type="float">
            <text:p>1443143602.2067</text:p>
          </table:table-cell>
          <table:table-cell office:value-type="float" office:value="4376" calcext:value-type="float">
            <text:p>4376</text:p>
          </table:table-cell>
          <table:table-cell table:formula="of:=[.B200]-[.$B$2]" office:value-type="float" office:value="22.2064778804779" calcext:value-type="float">
            <text:p>22.2064778805</text:p>
          </table:table-cell>
          <table:table-cell table:formula="of:=[.C200]/([.D200]-[.D199])" office:value-type="float" office:value="102050.397842707" calcext:value-type="float">
            <text:p>102050.397842707</text:p>
          </table:table-cell>
          <table:table-cell/>
          <table:table-cell office:value-type="float" office:value="1443143612.32113" calcext:value-type="float">
            <text:p>1443143612.32113</text:p>
          </table:table-cell>
          <table:table-cell table:formula="of:=[.G200]-[.$B$2]" office:value-type="float" office:value="32.3209075927734" calcext:value-type="float">
            <text:p>32.3209075928</text:p>
          </table:table-cell>
          <table:table-cell table:formula="of:=[.C200]/([.H200]-[.H199])" office:value-type="float" office:value="93684.4071132526" calcext:value-type="float">
            <text:p>93684.4071132526</text:p>
          </table:table-cell>
          <table:table-cell table:formula="of:=[.G200]-[.$B200]" office:value-type="float" office:value="10.1144297122955" calcext:value-type="float">
            <text:p>10.114429712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3602.24957" calcext:value-type="float">
            <text:p>1443143602.24957</text:p>
          </table:table-cell>
          <table:table-cell office:value-type="float" office:value="4376" calcext:value-type="float">
            <text:p>4376</text:p>
          </table:table-cell>
          <table:table-cell table:formula="of:=[.B201]-[.$B$2]" office:value-type="float" office:value="22.2493464946747" calcext:value-type="float">
            <text:p>22.2493464947</text:p>
          </table:table-cell>
          <table:table-cell table:formula="of:=[.C201]/([.D201]-[.D200])" office:value-type="float" office:value="102079.343640853" calcext:value-type="float">
            <text:p>102079.343640853</text:p>
          </table:table-cell>
          <table:table-cell/>
          <table:table-cell office:value-type="float" office:value="1443143612.36778" calcext:value-type="float">
            <text:p>1443143612.36778</text:p>
          </table:table-cell>
          <table:table-cell table:formula="of:=[.G201]-[.$B$2]" office:value-type="float" office:value="32.3675532341003" calcext:value-type="float">
            <text:p>32.3675532341</text:p>
          </table:table-cell>
          <table:table-cell table:formula="of:=[.C201]/([.H201]-[.H200])" office:value-type="float" office:value="93813.6956748413" calcext:value-type="float">
            <text:p>93813.6956748413</text:p>
          </table:table-cell>
          <table:table-cell table:formula="of:=[.G201]-[.$B201]" office:value-type="float" office:value="10.1182067394257" calcext:value-type="float">
            <text:p>10.11820673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3602.29244" calcext:value-type="float">
            <text:p>1443143602.29244</text:p>
          </table:table-cell>
          <table:table-cell office:value-type="float" office:value="4376" calcext:value-type="float">
            <text:p>4376</text:p>
          </table:table-cell>
          <table:table-cell table:formula="of:=[.B202]-[.$B$2]" office:value-type="float" office:value="22.2922139167786" calcext:value-type="float">
            <text:p>22.2922139168</text:p>
          </table:table-cell>
          <table:table-cell table:formula="of:=[.C202]/([.D202]-[.D201])" office:value-type="float" office:value="102082.182348066" calcext:value-type="float">
            <text:p>102082.182348066</text:p>
          </table:table-cell>
          <table:table-cell/>
          <table:table-cell office:value-type="float" office:value="1443143612.41447" calcext:value-type="float">
            <text:p>1443143612.41447</text:p>
          </table:table-cell>
          <table:table-cell table:formula="of:=[.G202]-[.$B$2]" office:value-type="float" office:value="32.4142463207245" calcext:value-type="float">
            <text:p>32.4142463207</text:p>
          </table:table-cell>
          <table:table-cell table:formula="of:=[.C202]/([.H202]-[.H201])" office:value-type="float" office:value="93718.3706706835" calcext:value-type="float">
            <text:p>93718.3706706835</text:p>
          </table:table-cell>
          <table:table-cell table:formula="of:=[.G202]-[.$B202]" office:value-type="float" office:value="10.1220324039459" calcext:value-type="float">
            <text:p>10.122032403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3602.33531" calcext:value-type="float">
            <text:p>1443143602.33531</text:p>
          </table:table-cell>
          <table:table-cell office:value-type="float" office:value="4376" calcext:value-type="float">
            <text:p>4376</text:p>
          </table:table-cell>
          <table:table-cell table:formula="of:=[.B203]-[.$B$2]" office:value-type="float" office:value="22.3350841999054" calcext:value-type="float">
            <text:p>22.3350841999</text:p>
          </table:table-cell>
          <table:table-cell table:formula="of:=[.C203]/([.D203]-[.D202])" office:value-type="float" office:value="102075.36971598" calcext:value-type="float">
            <text:p>102075.36971598</text:p>
          </table:table-cell>
          <table:table-cell/>
          <table:table-cell office:value-type="float" office:value="1443143612.46114" calcext:value-type="float">
            <text:p>1443143612.46114</text:p>
          </table:table-cell>
          <table:table-cell table:formula="of:=[.G203]-[.$B$2]" office:value-type="float" office:value="32.4609127044678" calcext:value-type="float">
            <text:p>32.4609127045</text:p>
          </table:table-cell>
          <table:table-cell table:formula="of:=[.C203]/([.H203]-[.H202])" office:value-type="float" office:value="93771.9970776517" calcext:value-type="float">
            <text:p>93771.9970776517</text:p>
          </table:table-cell>
          <table:table-cell table:formula="of:=[.G203]-[.$B203]" office:value-type="float" office:value="10.1258285045624" calcext:value-type="float">
            <text:p>10.125828504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3602.37817" calcext:value-type="float">
            <text:p>1443143602.37817</text:p>
          </table:table-cell>
          <table:table-cell office:value-type="float" office:value="4376" calcext:value-type="float">
            <text:p>4376</text:p>
          </table:table-cell>
          <table:table-cell table:formula="of:=[.B204]-[.$B$2]" office:value-type="float" office:value="22.3779520988464" calcext:value-type="float">
            <text:p>22.3779520988</text:p>
          </table:table-cell>
          <table:table-cell table:formula="of:=[.C204]/([.D204]-[.D203])" office:value-type="float" office:value="102081.046846236" calcext:value-type="float">
            <text:p>102081.046846236</text:p>
          </table:table-cell>
          <table:table-cell/>
          <table:table-cell office:value-type="float" office:value="1443143612.50783" calcext:value-type="float">
            <text:p>1443143612.50783</text:p>
          </table:table-cell>
          <table:table-cell table:formula="of:=[.G204]-[.$B$2]" office:value-type="float" office:value="32.5076081752777" calcext:value-type="float">
            <text:p>32.5076081753</text:p>
          </table:table-cell>
          <table:table-cell table:formula="of:=[.C204]/([.H204]-[.H203])" office:value-type="float" office:value="93713.5855811697" calcext:value-type="float">
            <text:p>93713.5855811697</text:p>
          </table:table-cell>
          <table:table-cell table:formula="of:=[.G204]-[.$B204]" office:value-type="float" office:value="10.1296560764313" calcext:value-type="float">
            <text:p>10.129656076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3602.42104" calcext:value-type="float">
            <text:p>1443143602.42104</text:p>
          </table:table-cell>
          <table:table-cell office:value-type="float" office:value="4376" calcext:value-type="float">
            <text:p>4376</text:p>
          </table:table-cell>
          <table:table-cell table:formula="of:=[.B205]-[.$B$2]" office:value-type="float" office:value="22.4208204746246" calcext:value-type="float">
            <text:p>22.4208204746</text:p>
          </table:table-cell>
          <table:table-cell table:formula="of:=[.C205]/([.D205]-[.D204])" office:value-type="float" office:value="102079.911369666" calcext:value-type="float">
            <text:p>102079.911369666</text:p>
          </table:table-cell>
          <table:table-cell/>
          <table:table-cell office:value-type="float" office:value="1443143612.55449" calcext:value-type="float">
            <text:p>1443143612.55449</text:p>
          </table:table-cell>
          <table:table-cell table:formula="of:=[.G205]-[.$B$2]" office:value-type="float" office:value="32.5542640686035" calcext:value-type="float">
            <text:p>32.5542640686</text:p>
          </table:table-cell>
          <table:table-cell table:formula="of:=[.C205]/([.H205]-[.H204])" office:value-type="float" office:value="93793.0813893474" calcext:value-type="float">
            <text:p>93793.0813893474</text:p>
          </table:table-cell>
          <table:table-cell table:formula="of:=[.G205]-[.$B205]" office:value-type="float" office:value="10.1334435939789" calcext:value-type="float">
            <text:p>10.13344359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3602.46391" calcext:value-type="float">
            <text:p>1443143602.46391</text:p>
          </table:table-cell>
          <table:table-cell office:value-type="float" office:value="4376" calcext:value-type="float">
            <text:p>4376</text:p>
          </table:table-cell>
          <table:table-cell table:formula="of:=[.B206]-[.$B$2]" office:value-type="float" office:value="22.4636881351471" calcext:value-type="float">
            <text:p>22.4636881351</text:p>
          </table:table-cell>
          <table:table-cell table:formula="of:=[.C206]/([.D206]-[.D205])" office:value-type="float" office:value="102081.614593993" calcext:value-type="float">
            <text:p>102081.614593993</text:p>
          </table:table-cell>
          <table:table-cell/>
          <table:table-cell office:value-type="float" office:value="1443143612.60123" calcext:value-type="float">
            <text:p>1443143612.60123</text:p>
          </table:table-cell>
          <table:table-cell table:formula="of:=[.G206]-[.$B$2]" office:value-type="float" office:value="32.6010093688965" calcext:value-type="float">
            <text:p>32.6010093689</text:p>
          </table:table-cell>
          <table:table-cell table:formula="of:=[.C206]/([.H206]-[.H205])" office:value-type="float" office:value="93613.6889179044" calcext:value-type="float">
            <text:p>93613.6889179044</text:p>
          </table:table-cell>
          <table:table-cell table:formula="of:=[.G206]-[.$B206]" office:value-type="float" office:value="10.1373212337494" calcext:value-type="float">
            <text:p>10.137321233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3602.50677" calcext:value-type="float">
            <text:p>1443143602.50677</text:p>
          </table:table-cell>
          <table:table-cell office:value-type="float" office:value="4376" calcext:value-type="float">
            <text:p>4376</text:p>
          </table:table-cell>
          <table:table-cell table:formula="of:=[.B207]-[.$B$2]" office:value-type="float" office:value="22.5065519809723" calcext:value-type="float">
            <text:p>22.506551981</text:p>
          </table:table-cell>
          <table:table-cell table:formula="of:=[.C207]/([.D207]-[.D206])" office:value-type="float" office:value="102090.699417078" calcext:value-type="float">
            <text:p>102090.699417078</text:p>
          </table:table-cell>
          <table:table-cell/>
          <table:table-cell office:value-type="float" office:value="1443143612.64788" calcext:value-type="float">
            <text:p>1443143612.64788</text:p>
          </table:table-cell>
          <table:table-cell table:formula="of:=[.G207]-[.$B$2]" office:value-type="float" office:value="32.6476557254791" calcext:value-type="float">
            <text:p>32.6476557255</text:p>
          </table:table-cell>
          <table:table-cell table:formula="of:=[.C207]/([.H207]-[.H206])" office:value-type="float" office:value="93812.2571748386" calcext:value-type="float">
            <text:p>93812.2571748386</text:p>
          </table:table-cell>
          <table:table-cell table:formula="of:=[.G207]-[.$B207]" office:value-type="float" office:value="10.1411037445068" calcext:value-type="float">
            <text:p>10.141103744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3602.54964" calcext:value-type="float">
            <text:p>1443143602.54964</text:p>
          </table:table-cell>
          <table:table-cell office:value-type="float" office:value="4376" calcext:value-type="float">
            <text:p>4376</text:p>
          </table:table-cell>
          <table:table-cell table:formula="of:=[.B208]-[.$B$2]" office:value-type="float" office:value="22.5494191646576" calcext:value-type="float">
            <text:p>22.5494191647</text:p>
          </table:table-cell>
          <table:table-cell table:formula="of:=[.C208]/([.D208]-[.D207])" office:value-type="float" office:value="102082.750108455" calcext:value-type="float">
            <text:p>102082.750108455</text:p>
          </table:table-cell>
          <table:table-cell/>
          <table:table-cell office:value-type="float" office:value="1443143612.69458" calcext:value-type="float">
            <text:p>1443143612.69458</text:p>
          </table:table-cell>
          <table:table-cell table:formula="of:=[.G208]-[.$B$2]" office:value-type="float" office:value="32.6943616867065" calcext:value-type="float">
            <text:p>32.6943616867</text:p>
          </table:table-cell>
          <table:table-cell table:formula="of:=[.C208]/([.H208]-[.H207])" office:value-type="float" office:value="93692.5369910005" calcext:value-type="float">
            <text:p>93692.5369910005</text:p>
          </table:table-cell>
          <table:table-cell table:formula="of:=[.G208]-[.$B208]" office:value-type="float" office:value="10.144942522049" calcext:value-type="float">
            <text:p>10.14494252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3602.59251" calcext:value-type="float">
            <text:p>1443143602.59251</text:p>
          </table:table-cell>
          <table:table-cell office:value-type="float" office:value="4376" calcext:value-type="float">
            <text:p>4376</text:p>
          </table:table-cell>
          <table:table-cell table:formula="of:=[.B209]-[.$B$2]" office:value-type="float" office:value="22.5922858715057" calcext:value-type="float">
            <text:p>22.5922858715</text:p>
          </table:table-cell>
          <table:table-cell table:formula="of:=[.C209]/([.D209]-[.D208])" office:value-type="float" office:value="102083.885648179" calcext:value-type="float">
            <text:p>102083.885648179</text:p>
          </table:table-cell>
          <table:table-cell/>
          <table:table-cell office:value-type="float" office:value="1443143612.74128" calcext:value-type="float">
            <text:p>1443143612.74128</text:p>
          </table:table-cell>
          <table:table-cell table:formula="of:=[.G209]-[.$B$2]" office:value-type="float" office:value="32.741055727005" calcext:value-type="float">
            <text:p>32.741055727</text:p>
          </table:table-cell>
          <table:table-cell table:formula="of:=[.C209]/([.H209]-[.H208])" office:value-type="float" office:value="93716.4565762399" calcext:value-type="float">
            <text:p>93716.4565762399</text:p>
          </table:table-cell>
          <table:table-cell table:formula="of:=[.G209]-[.$B209]" office:value-type="float" office:value="10.1487698554993" calcext:value-type="float">
            <text:p>10.148769855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3602.63538" calcext:value-type="float">
            <text:p>1443143602.63538</text:p>
          </table:table-cell>
          <table:table-cell office:value-type="float" office:value="4376" calcext:value-type="float">
            <text:p>4376</text:p>
          </table:table-cell>
          <table:table-cell table:formula="of:=[.B210]-[.$B$2]" office:value-type="float" office:value="22.6351540088654" calcext:value-type="float">
            <text:p>22.6351540089</text:p>
          </table:table-cell>
          <table:table-cell table:formula="of:=[.C210]/([.D210]-[.D209])" office:value-type="float" office:value="102080.479104793" calcext:value-type="float">
            <text:p>102080.479104793</text:p>
          </table:table-cell>
          <table:table-cell/>
          <table:table-cell office:value-type="float" office:value="1443143612.78794" calcext:value-type="float">
            <text:p>1443143612.78794</text:p>
          </table:table-cell>
          <table:table-cell table:formula="of:=[.G210]-[.$B$2]" office:value-type="float" office:value="32.7877130508423" calcext:value-type="float">
            <text:p>32.7877130508</text:p>
          </table:table-cell>
          <table:table-cell table:formula="of:=[.C210]/([.H210]-[.H209])" office:value-type="float" office:value="93790.2056976417" calcext:value-type="float">
            <text:p>93790.2056976417</text:p>
          </table:table-cell>
          <table:table-cell table:formula="of:=[.G210]-[.$B210]" office:value-type="float" office:value="10.1525590419769" calcext:value-type="float">
            <text:p>10.15255904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3602.67825" calcext:value-type="float">
            <text:p>1443143602.67825</text:p>
          </table:table-cell>
          <table:table-cell office:value-type="float" office:value="4376" calcext:value-type="float">
            <text:p>4376</text:p>
          </table:table-cell>
          <table:table-cell table:formula="of:=[.B211]-[.$B$2]" office:value-type="float" office:value="22.6780257225037" calcext:value-type="float">
            <text:p>22.6780257225</text:p>
          </table:table-cell>
          <table:table-cell table:formula="of:=[.C211]/([.D211]-[.D210])" office:value-type="float" office:value="102071.963740914" calcext:value-type="float">
            <text:p>102071.963740914</text:p>
          </table:table-cell>
          <table:table-cell/>
          <table:table-cell office:value-type="float" office:value="1443143612.8346" calcext:value-type="float">
            <text:p>1443143612.8346</text:p>
          </table:table-cell>
          <table:table-cell table:formula="of:=[.G211]-[.$B$2]" office:value-type="float" office:value="32.8343784809113" calcext:value-type="float">
            <text:p>32.8343784809</text:p>
          </table:table-cell>
          <table:table-cell table:formula="of:=[.C211]/([.H211]-[.H210])" office:value-type="float" office:value="93773.9134415442" calcext:value-type="float">
            <text:p>93773.9134415442</text:p>
          </table:table-cell>
          <table:table-cell table:formula="of:=[.G211]-[.$B211]" office:value-type="float" office:value="10.1563527584076" calcext:value-type="float">
            <text:p>10.156352758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3602.72112" calcext:value-type="float">
            <text:p>1443143602.72112</text:p>
          </table:table-cell>
          <table:table-cell office:value-type="float" office:value="4376" calcext:value-type="float">
            <text:p>4376</text:p>
          </table:table-cell>
          <table:table-cell table:formula="of:=[.B212]-[.$B$2]" office:value-type="float" office:value="22.7208979129791" calcext:value-type="float">
            <text:p>22.720897913</text:p>
          </table:table-cell>
          <table:table-cell table:formula="of:=[.C212]/([.D212]-[.D211])" office:value-type="float" office:value="102070.828466402" calcext:value-type="float">
            <text:p>102070.828466402</text:p>
          </table:table-cell>
          <table:table-cell/>
          <table:table-cell office:value-type="float" office:value="1443143612.88128" calcext:value-type="float">
            <text:p>1443143612.88128</text:p>
          </table:table-cell>
          <table:table-cell table:formula="of:=[.G212]-[.$B$2]" office:value-type="float" office:value="32.8810548782349" calcext:value-type="float">
            <text:p>32.8810548782</text:p>
          </table:table-cell>
          <table:table-cell table:formula="of:=[.C212]/([.H212]-[.H211])" office:value-type="float" office:value="93751.8799846763" calcext:value-type="float">
            <text:p>93751.8799846763</text:p>
          </table:table-cell>
          <table:table-cell table:formula="of:=[.G212]-[.$B212]" office:value-type="float" office:value="10.1601569652557" calcext:value-type="float">
            <text:p>10.160156965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3602.76399" calcext:value-type="float">
            <text:p>1443143602.76399</text:p>
          </table:table-cell>
          <table:table-cell office:value-type="float" office:value="4376" calcext:value-type="float">
            <text:p>4376</text:p>
          </table:table-cell>
          <table:table-cell table:formula="of:=[.B213]-[.$B$2]" office:value-type="float" office:value="22.7637660503387" calcext:value-type="float">
            <text:p>22.7637660503</text:p>
          </table:table-cell>
          <table:table-cell table:formula="of:=[.C213]/([.D213]-[.D212])" office:value-type="float" office:value="102080.479104793" calcext:value-type="float">
            <text:p>102080.479104793</text:p>
          </table:table-cell>
          <table:table-cell/>
          <table:table-cell office:value-type="float" office:value="1443143612.92794" calcext:value-type="float">
            <text:p>1443143612.92794</text:p>
          </table:table-cell>
          <table:table-cell table:formula="of:=[.G213]-[.$B$2]" office:value-type="float" office:value="32.927717924118" calcext:value-type="float">
            <text:p>32.9277179241</text:p>
          </table:table-cell>
          <table:table-cell table:formula="of:=[.C213]/([.H213]-[.H212])" office:value-type="float" office:value="93778.7046939745" calcext:value-type="float">
            <text:p>93778.7046939745</text:p>
          </table:table-cell>
          <table:table-cell table:formula="of:=[.G213]-[.$B213]" office:value-type="float" office:value="10.1639518737793" calcext:value-type="float">
            <text:p>10.16395187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3602.80686" calcext:value-type="float">
            <text:p>1443143602.80686</text:p>
          </table:table-cell>
          <table:table-cell office:value-type="float" office:value="4376" calcext:value-type="float">
            <text:p>4376</text:p>
          </table:table-cell>
          <table:table-cell table:formula="of:=[.B214]-[.$B$2]" office:value-type="float" office:value="22.8066344261169" calcext:value-type="float">
            <text:p>22.8066344261</text:p>
          </table:table-cell>
          <table:table-cell table:formula="of:=[.C214]/([.D214]-[.D213])" office:value-type="float" office:value="102079.911369666" calcext:value-type="float">
            <text:p>102079.911369666</text:p>
          </table:table-cell>
          <table:table-cell/>
          <table:table-cell office:value-type="float" office:value="1443143612.97461" calcext:value-type="float">
            <text:p>1443143612.97461</text:p>
          </table:table-cell>
          <table:table-cell table:formula="of:=[.G214]-[.$B$2]" office:value-type="float" office:value="32.9743869304657" calcext:value-type="float">
            <text:p>32.9743869305</text:p>
          </table:table-cell>
          <table:table-cell table:formula="of:=[.C214]/([.H214]-[.H213])" office:value-type="float" office:value="93766.7274807912" calcext:value-type="float">
            <text:p>93766.7274807912</text:p>
          </table:table-cell>
          <table:table-cell table:formula="of:=[.G214]-[.$B214]" office:value-type="float" office:value="10.1677525043488" calcext:value-type="float">
            <text:p>10.167752504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3602.84972" calcext:value-type="float">
            <text:p>1443143602.84972</text:p>
          </table:table-cell>
          <table:table-cell office:value-type="float" office:value="4376" calcext:value-type="float">
            <text:p>4376</text:p>
          </table:table-cell>
          <table:table-cell table:formula="of:=[.B215]-[.$B$2]" office:value-type="float" office:value="22.8494980335236" calcext:value-type="float">
            <text:p>22.8494980335</text:p>
          </table:table-cell>
          <table:table-cell table:formula="of:=[.C215]/([.D215]-[.D214])" office:value-type="float" office:value="102091.267272212" calcext:value-type="float">
            <text:p>102091.267272212</text:p>
          </table:table-cell>
          <table:table-cell/>
          <table:table-cell office:value-type="float" office:value="1443143613.02141" calcext:value-type="float">
            <text:p>1443143613.02141</text:p>
          </table:table-cell>
          <table:table-cell table:formula="of:=[.G215]-[.$B$2]" office:value-type="float" office:value="33.0211882591248" calcext:value-type="float">
            <text:p>33.0211882591</text:p>
          </table:table-cell>
          <table:table-cell table:formula="of:=[.C215]/([.H215]-[.H214])" office:value-type="float" office:value="93501.6189792103" calcext:value-type="float">
            <text:p>93501.6189792103</text:p>
          </table:table-cell>
          <table:table-cell table:formula="of:=[.G215]-[.$B215]" office:value-type="float" office:value="10.1716902256012" calcext:value-type="float">
            <text:p>10.171690225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3602.8926" calcext:value-type="float">
            <text:p>1443143602.8926</text:p>
          </table:table-cell>
          <table:table-cell office:value-type="float" office:value="4376" calcext:value-type="float">
            <text:p>4376</text:p>
          </table:table-cell>
          <table:table-cell table:formula="of:=[.B216]-[.$B$2]" office:value-type="float" office:value="22.8923752307892" calcext:value-type="float">
            <text:p>22.8923752308</text:p>
          </table:table-cell>
          <table:table-cell table:formula="of:=[.C216]/([.D216]-[.D215])" office:value-type="float" office:value="102058.909608541" calcext:value-type="float">
            <text:p>102058.909608541</text:p>
          </table:table-cell>
          <table:table-cell/>
          <table:table-cell office:value-type="float" office:value="1443143613.03601" calcext:value-type="float">
            <text:p>1443143613.03601</text:p>
          </table:table-cell>
          <table:table-cell table:formula="of:=[.G216]-[.$B$2]" office:value-type="float" office:value="33.0357899665832" calcext:value-type="float">
            <text:p>33.0357899666</text:p>
          </table:table-cell>
          <table:table-cell table:formula="of:=[.C216]/([.H216]-[.H215])" office:value-type="float" office:value="299690.978773431" calcext:value-type="float">
            <text:p>299690.978773431</text:p>
          </table:table-cell>
          <table:table-cell table:formula="of:=[.G216]-[.$B216]" office:value-type="float" office:value="10.1434147357941" calcext:value-type="float">
            <text:p>10.143414735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3602.93547" calcext:value-type="float">
            <text:p>1443143602.93547</text:p>
          </table:table-cell>
          <table:table-cell office:value-type="float" office:value="4376" calcext:value-type="float">
            <text:p>4376</text:p>
          </table:table-cell>
          <table:table-cell table:formula="of:=[.B217]-[.$B$2]" office:value-type="float" office:value="22.9352502822876" calcext:value-type="float">
            <text:p>22.9352502823</text:p>
          </table:table-cell>
          <table:table-cell table:formula="of:=[.C217]/([.D217]-[.D216])" office:value-type="float" office:value="102064.017349623" calcext:value-type="float">
            <text:p>102064.017349623</text:p>
          </table:table-cell>
          <table:table-cell/>
          <table:table-cell office:value-type="float" office:value="1443143613.05062" calcext:value-type="float">
            <text:p>1443143613.05062</text:p>
          </table:table-cell>
          <table:table-cell table:formula="of:=[.G217]-[.$B$2]" office:value-type="float" office:value="33.050398349762" calcext:value-type="float">
            <text:p>33.0503983498</text:p>
          </table:table-cell>
          <table:table-cell table:formula="of:=[.C217]/([.H217]-[.H216])" office:value-type="float" office:value="299554.0263742" calcext:value-type="float">
            <text:p>299554.0263742</text:p>
          </table:table-cell>
          <table:table-cell table:formula="of:=[.G217]-[.$B217]" office:value-type="float" office:value="10.1151480674744" calcext:value-type="float">
            <text:p>10.115148067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3602.97835" calcext:value-type="float">
            <text:p>1443143602.97835</text:p>
          </table:table-cell>
          <table:table-cell office:value-type="float" office:value="4376" calcext:value-type="float">
            <text:p>4376</text:p>
          </table:table-cell>
          <table:table-cell table:formula="of:=[.B218]-[.$B$2]" office:value-type="float" office:value="22.9781284332275" calcext:value-type="float">
            <text:p>22.9781284332</text:p>
          </table:table-cell>
          <table:table-cell table:formula="of:=[.C218]/([.D218]-[.D217])" office:value-type="float" office:value="102056.639665488" calcext:value-type="float">
            <text:p>102056.639665488</text:p>
          </table:table-cell>
          <table:table-cell/>
          <table:table-cell office:value-type="float" office:value="1443143613.07814" calcext:value-type="float">
            <text:p>1443143613.07814</text:p>
          </table:table-cell>
          <table:table-cell table:formula="of:=[.G218]-[.$B$2]" office:value-type="float" office:value="33.0779185295105" calcext:value-type="float">
            <text:p>33.0779185295</text:p>
          </table:table-cell>
          <table:table-cell table:formula="of:=[.C218]/([.H218]-[.H217])" office:value-type="float" office:value="159010.589319749" calcext:value-type="float">
            <text:p>159010.589319749</text:p>
          </table:table-cell>
          <table:table-cell table:formula="of:=[.G218]-[.$B218]" office:value-type="float" office:value="10.099790096283" calcext:value-type="float">
            <text:p>10.099790096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3603.02174" calcext:value-type="float">
            <text:p>1443143603.02174</text:p>
          </table:table-cell>
          <table:table-cell office:value-type="float" office:value="4376" calcext:value-type="float">
            <text:p>4376</text:p>
          </table:table-cell>
          <table:table-cell table:formula="of:=[.B219]-[.$B$2]" office:value-type="float" office:value="23.0215182304382" calcext:value-type="float">
            <text:p>23.0215182304</text:p>
          </table:table-cell>
          <table:table-cell table:formula="of:=[.C219]/([.D219]-[.D218])" office:value-type="float" office:value="100853.202395736" calcext:value-type="float">
            <text:p>100853.202395736</text:p>
          </table:table-cell>
          <table:table-cell/>
          <table:table-cell office:value-type="float" office:value="1443143613.12202" calcext:value-type="float">
            <text:p>1443143613.12202</text:p>
          </table:table-cell>
          <table:table-cell table:formula="of:=[.G219]-[.$B$2]" office:value-type="float" office:value="33.1217951774597" calcext:value-type="float">
            <text:p>33.1217951775</text:p>
          </table:table-cell>
          <table:table-cell table:formula="of:=[.C219]/([.H219]-[.H218])" office:value-type="float" office:value="99734.1457137889" calcext:value-type="float">
            <text:p>99734.1457137889</text:p>
          </table:table-cell>
          <table:table-cell table:formula="of:=[.G219]-[.$B219]" office:value-type="float" office:value="10.1002769470215" calcext:value-type="float">
            <text:p>10.10027694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3603.06565" calcext:value-type="float">
            <text:p>1443143603.06565</text:p>
          </table:table-cell>
          <table:table-cell office:value-type="float" office:value="4376" calcext:value-type="float">
            <text:p>4376</text:p>
          </table:table-cell>
          <table:table-cell table:formula="of:=[.B220]-[.$B$2]" office:value-type="float" office:value="23.0654261112213" calcext:value-type="float">
            <text:p>23.0654261112</text:p>
          </table:table-cell>
          <table:table-cell table:formula="of:=[.C220]/([.D220]-[.D219])" office:value-type="float" office:value="99663.2021850209" calcext:value-type="float">
            <text:p>99663.2021850209</text:p>
          </table:table-cell>
          <table:table-cell/>
          <table:table-cell office:value-type="float" office:value="1443143613.16591" calcext:value-type="float">
            <text:p>1443143613.16591</text:p>
          </table:table-cell>
          <table:table-cell table:formula="of:=[.G220]-[.$B$2]" office:value-type="float" office:value="33.1656877994537" calcext:value-type="float">
            <text:p>33.1656877995</text:p>
          </table:table-cell>
          <table:table-cell table:formula="of:=[.C220]/([.H220]-[.H219])" office:value-type="float" office:value="99697.8490051548" calcext:value-type="float">
            <text:p>99697.8490051548</text:p>
          </table:table-cell>
          <table:table-cell table:formula="of:=[.G220]-[.$B220]" office:value-type="float" office:value="10.1002616882324" calcext:value-type="float">
            <text:p>10.100261688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3603.10955" calcext:value-type="float">
            <text:p>1443143603.10955</text:p>
          </table:table-cell>
          <table:table-cell office:value-type="float" office:value="4376" calcext:value-type="float">
            <text:p>4376</text:p>
          </table:table-cell>
          <table:table-cell table:formula="of:=[.B221]-[.$B$2]" office:value-type="float" office:value="23.1093263626099" calcext:value-type="float">
            <text:p>23.1093263626</text:p>
          </table:table-cell>
          <table:table-cell table:formula="of:=[.C221]/([.D221]-[.D220])" office:value-type="float" office:value="99680.5225844643" calcext:value-type="float">
            <text:p>99680.5225844643</text:p>
          </table:table-cell>
          <table:table-cell/>
          <table:table-cell office:value-type="float" office:value="1443143613.20981" calcext:value-type="float">
            <text:p>1443143613.20981</text:p>
          </table:table-cell>
          <table:table-cell table:formula="of:=[.G221]-[.$B$2]" office:value-type="float" office:value="33.2095823287964" calcext:value-type="float">
            <text:p>33.2095823288</text:p>
          </table:table-cell>
          <table:table-cell table:formula="of:=[.C221]/([.H221]-[.H220])" office:value-type="float" office:value="99693.5168353186" calcext:value-type="float">
            <text:p>99693.5168353186</text:p>
          </table:table-cell>
          <table:table-cell table:formula="of:=[.G221]-[.$B221]" office:value-type="float" office:value="10.1002559661865" calcext:value-type="float">
            <text:p>10.10025596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3603.15345" calcext:value-type="float">
            <text:p>1443143603.15345</text:p>
          </table:table-cell>
          <table:table-cell office:value-type="float" office:value="4376" calcext:value-type="float">
            <text:p>4376</text:p>
          </table:table-cell>
          <table:table-cell table:formula="of:=[.B222]-[.$B$2]" office:value-type="float" office:value="23.1532280445099" calcext:value-type="float">
            <text:p>23.1532280445</text:p>
          </table:table-cell>
          <table:table-cell table:formula="of:=[.C222]/([.D222]-[.D221])" office:value-type="float" office:value="99677.2745510136" calcext:value-type="float">
            <text:p>99677.2745510136</text:p>
          </table:table-cell>
          <table:table-cell/>
          <table:table-cell office:value-type="float" office:value="1443143613.25371" calcext:value-type="float">
            <text:p>1443143613.25371</text:p>
          </table:table-cell>
          <table:table-cell table:formula="of:=[.G222]-[.$B$2]" office:value-type="float" office:value="33.2534871101379" calcext:value-type="float">
            <text:p>33.2534871101</text:p>
          </table:table-cell>
          <table:table-cell table:formula="of:=[.C222]/([.H222]-[.H221])" office:value-type="float" office:value="99670.2378713006" calcext:value-type="float">
            <text:p>99670.2378713006</text:p>
          </table:table-cell>
          <table:table-cell table:formula="of:=[.G222]-[.$B222]" office:value-type="float" office:value="10.1002590656281" calcext:value-type="float">
            <text:p>10.10025906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3603.19735" calcext:value-type="float">
            <text:p>1443143603.19735</text:p>
          </table:table-cell>
          <table:table-cell office:value-type="float" office:value="4376" calcext:value-type="float">
            <text:p>4376</text:p>
          </table:table-cell>
          <table:table-cell table:formula="of:=[.B223]-[.$B$2]" office:value-type="float" office:value="23.1971306800842" calcext:value-type="float">
            <text:p>23.1971306801</text:p>
          </table:table-cell>
          <table:table-cell table:formula="of:=[.C223]/([.D223]-[.D222])" office:value-type="float" office:value="99675.1093129721" calcext:value-type="float">
            <text:p>99675.1093129721</text:p>
          </table:table-cell>
          <table:table-cell/>
          <table:table-cell office:value-type="float" office:value="1443143613.29754" calcext:value-type="float">
            <text:p>1443143613.29754</text:p>
          </table:table-cell>
          <table:table-cell table:formula="of:=[.G223]-[.$B$2]" office:value-type="float" office:value="33.2973184585571" calcext:value-type="float">
            <text:p>33.2973184586</text:p>
          </table:table-cell>
          <table:table-cell table:formula="of:=[.C223]/([.H223]-[.H222])" office:value-type="float" office:value="99837.2205698371" calcext:value-type="float">
            <text:p>99837.2205698371</text:p>
          </table:table-cell>
          <table:table-cell table:formula="of:=[.G223]-[.$B223]" office:value-type="float" office:value="10.1001877784729" calcext:value-type="float">
            <text:p>10.100187778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3603.24125" calcext:value-type="float">
            <text:p>1443143603.24125</text:p>
          </table:table-cell>
          <table:table-cell office:value-type="float" office:value="4376" calcext:value-type="float">
            <text:p>4376</text:p>
          </table:table-cell>
          <table:table-cell table:formula="of:=[.B224]-[.$B$2]" office:value-type="float" office:value="23.2410311698914" calcext:value-type="float">
            <text:p>23.2410311699</text:p>
          </table:table-cell>
          <table:table-cell table:formula="of:=[.C224]/([.D224]-[.D223])" office:value-type="float" office:value="99679.9812308561" calcext:value-type="float">
            <text:p>99679.9812308561</text:p>
          </table:table-cell>
          <table:table-cell/>
          <table:table-cell office:value-type="float" office:value="1443143613.34147" calcext:value-type="float">
            <text:p>1443143613.34147</text:p>
          </table:table-cell>
          <table:table-cell table:formula="of:=[.G224]-[.$B$2]" office:value-type="float" office:value="33.3412470817566" calcext:value-type="float">
            <text:p>33.3412470818</text:p>
          </table:table-cell>
          <table:table-cell table:formula="of:=[.C224]/([.H224]-[.H223])" office:value-type="float" office:value="99616.1427625509" calcext:value-type="float">
            <text:p>99616.1427625509</text:p>
          </table:table-cell>
          <table:table-cell table:formula="of:=[.G224]-[.$B224]" office:value-type="float" office:value="10.1002159118652" calcext:value-type="float">
            <text:p>10.100215911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3603.28516" calcext:value-type="float">
            <text:p>1443143603.28516</text:p>
          </table:table-cell>
          <table:table-cell office:value-type="float" office:value="4376" calcext:value-type="float">
            <text:p>4376</text:p>
          </table:table-cell>
          <table:table-cell table:formula="of:=[.B225]-[.$B$2]" office:value-type="float" office:value="23.28493309021" calcext:value-type="float">
            <text:p>23.2849330902</text:p>
          </table:table-cell>
          <table:table-cell table:formula="of:=[.C225]/([.D225]-[.D224])" office:value-type="float" office:value="99676.7332326842" calcext:value-type="float">
            <text:p>99676.7332326842</text:p>
          </table:table-cell>
          <table:table-cell/>
          <table:table-cell office:value-type="float" office:value="1443143613.38532" calcext:value-type="float">
            <text:p>1443143613.38532</text:p>
          </table:table-cell>
          <table:table-cell table:formula="of:=[.G225]-[.$B$2]" office:value-type="float" office:value="33.3851010799408" calcext:value-type="float">
            <text:p>33.3851010799</text:p>
          </table:table-cell>
          <table:table-cell table:formula="of:=[.C225]/([.H225]-[.H224])" office:value-type="float" office:value="99785.656523701" calcext:value-type="float">
            <text:p>99785.656523701</text:p>
          </table:table-cell>
          <table:table-cell table:formula="of:=[.G225]-[.$B225]" office:value-type="float" office:value="10.1001679897308" calcext:value-type="float">
            <text:p>10.100167989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3603.32905" calcext:value-type="float">
            <text:p>1443143603.32905</text:p>
          </table:table-cell>
          <table:table-cell office:value-type="float" office:value="4376" calcext:value-type="float">
            <text:p>4376</text:p>
          </table:table-cell>
          <table:table-cell table:formula="of:=[.B226]-[.$B$2]" office:value-type="float" office:value="23.3288321495056" calcext:value-type="float">
            <text:p>23.3288321495</text:p>
          </table:table-cell>
          <table:table-cell table:formula="of:=[.C226]/([.D226]-[.D225])" office:value-type="float" office:value="99683.2294407091" calcext:value-type="float">
            <text:p>99683.2294407091</text:p>
          </table:table-cell>
          <table:table-cell/>
          <table:table-cell office:value-type="float" office:value="1443143613.42923" calcext:value-type="float">
            <text:p>1443143613.42923</text:p>
          </table:table-cell>
          <table:table-cell table:formula="of:=[.G226]-[.$B$2]" office:value-type="float" office:value="33.4290089607239" calcext:value-type="float">
            <text:p>33.4290089607</text:p>
          </table:table-cell>
          <table:table-cell table:formula="of:=[.C226]/([.H226]-[.H225])" office:value-type="float" office:value="99663.2021850209" calcext:value-type="float">
            <text:p>99663.2021850209</text:p>
          </table:table-cell>
          <table:table-cell table:formula="of:=[.G226]-[.$B226]" office:value-type="float" office:value="10.1001768112183" calcext:value-type="float">
            <text:p>10.100176811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3603.37296" calcext:value-type="float">
            <text:p>1443143603.37296</text:p>
          </table:table-cell>
          <table:table-cell office:value-type="float" office:value="4376" calcext:value-type="float">
            <text:p>4376</text:p>
          </table:table-cell>
          <table:table-cell table:formula="of:=[.B227]-[.$B$2]" office:value-type="float" office:value="23.3727331161499" calcext:value-type="float">
            <text:p>23.3727331161</text:p>
          </table:table-cell>
          <table:table-cell table:formula="of:=[.C227]/([.D227]-[.D226])" office:value-type="float" office:value="99678.8985412797" calcext:value-type="float">
            <text:p>99678.8985412797</text:p>
          </table:table-cell>
          <table:table-cell/>
          <table:table-cell office:value-type="float" office:value="1443143613.47312" calcext:value-type="float">
            <text:p>1443143613.47312</text:p>
          </table:table-cell>
          <table:table-cell table:formula="of:=[.G227]-[.$B$2]" office:value-type="float" office:value="33.4728996753693" calcext:value-type="float">
            <text:p>33.4728996754</text:p>
          </table:table-cell>
          <table:table-cell table:formula="of:=[.C227]/([.H227]-[.H226])" office:value-type="float" office:value="99702.1815515153" calcext:value-type="float">
            <text:p>99702.1815515153</text:p>
          </table:table-cell>
          <table:table-cell table:formula="of:=[.G227]-[.$B227]" office:value-type="float" office:value="10.1001665592194" calcext:value-type="float">
            <text:p>10.100166559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3603.41686" calcext:value-type="float">
            <text:p>1443143603.41686</text:p>
          </table:table-cell>
          <table:table-cell office:value-type="float" office:value="4376" calcext:value-type="float">
            <text:p>4376</text:p>
          </table:table-cell>
          <table:table-cell table:formula="of:=[.B228]-[.$B$2]" office:value-type="float" office:value="23.4166357517242" calcext:value-type="float">
            <text:p>23.4166357517</text:p>
          </table:table-cell>
          <table:table-cell table:formula="of:=[.C228]/([.D228]-[.D227])" office:value-type="float" office:value="99675.1093129721" calcext:value-type="float">
            <text:p>99675.1093129721</text:p>
          </table:table-cell>
          <table:table-cell/>
          <table:table-cell office:value-type="float" office:value="1443143613.517" calcext:value-type="float">
            <text:p>1443143613.517</text:p>
          </table:table-cell>
          <table:table-cell table:formula="of:=[.G228]-[.$B$2]" office:value-type="float" office:value="33.5167798995972" calcext:value-type="float">
            <text:p>33.5167798996</text:p>
          </table:table-cell>
          <table:table-cell table:formula="of:=[.C228]/([.H228]-[.H227])" office:value-type="float" office:value="99726.017289062" calcext:value-type="float">
            <text:p>99726.017289062</text:p>
          </table:table-cell>
          <table:table-cell table:formula="of:=[.G228]-[.$B228]" office:value-type="float" office:value="10.1001441478729" calcext:value-type="float">
            <text:p>10.10014414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3603.46076" calcext:value-type="float">
            <text:p>1443143603.46076</text:p>
          </table:table-cell>
          <table:table-cell office:value-type="float" office:value="4376" calcext:value-type="float">
            <text:p>4376</text:p>
          </table:table-cell>
          <table:table-cell table:formula="of:=[.B229]-[.$B$2]" office:value-type="float" office:value="23.4605379104614" calcext:value-type="float">
            <text:p>23.4605379105</text:p>
          </table:table-cell>
          <table:table-cell table:formula="of:=[.C229]/([.D229]-[.D228])" office:value-type="float" office:value="99676.1919202342" calcext:value-type="float">
            <text:p>99676.1919202342</text:p>
          </table:table-cell>
          <table:table-cell/>
          <table:table-cell office:value-type="float" office:value="1443143613.56089" calcext:value-type="float">
            <text:p>1443143613.56089</text:p>
          </table:table-cell>
          <table:table-cell table:formula="of:=[.G229]-[.$B$2]" office:value-type="float" office:value="33.5606663227081" calcext:value-type="float">
            <text:p>33.5606663227</text:p>
          </table:table-cell>
          <table:table-cell table:formula="of:=[.C229]/([.H229]-[.H228])" office:value-type="float" office:value="99711.9311577472" calcext:value-type="float">
            <text:p>99711.9311577472</text:p>
          </table:table-cell>
          <table:table-cell table:formula="of:=[.G229]-[.$B229]" office:value-type="float" office:value="10.1001284122467" calcext:value-type="float">
            <text:p>10.10012841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3603.50465" calcext:value-type="float">
            <text:p>1443143603.50465</text:p>
          </table:table-cell>
          <table:table-cell office:value-type="float" office:value="4376" calcext:value-type="float">
            <text:p>4376</text:p>
          </table:table-cell>
          <table:table-cell table:formula="of:=[.B230]-[.$B$2]" office:value-type="float" office:value="23.5044281482697" calcext:value-type="float">
            <text:p>23.5044281483</text:p>
          </table:table-cell>
          <table:table-cell table:formula="of:=[.C230]/([.D230]-[.D229])" office:value-type="float" office:value="99703.2647469431" calcext:value-type="float">
            <text:p>99703.2647469431</text:p>
          </table:table-cell>
          <table:table-cell/>
          <table:table-cell office:value-type="float" office:value="1443143613.60476" calcext:value-type="float">
            <text:p>1443143613.60476</text:p>
          </table:table-cell>
          <table:table-cell table:formula="of:=[.G230]-[.$B$2]" office:value-type="float" office:value="33.60453748703" calcext:value-type="float">
            <text:p>33.604537487</text:p>
          </table:table-cell>
          <table:table-cell table:formula="of:=[.C230]/([.H230]-[.H229])" office:value-type="float" office:value="99746.6118722454" calcext:value-type="float">
            <text:p>99746.6118722454</text:p>
          </table:table-cell>
          <table:table-cell table:formula="of:=[.G230]-[.$B230]" office:value-type="float" office:value="10.1001093387604" calcext:value-type="float">
            <text:p>10.100109338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3603.54856" calcext:value-type="float">
            <text:p>1443143603.54856</text:p>
          </table:table-cell>
          <table:table-cell office:value-type="float" office:value="4376" calcext:value-type="float">
            <text:p>4376</text:p>
          </table:table-cell>
          <table:table-cell table:formula="of:=[.B231]-[.$B$2]" office:value-type="float" office:value="23.5483338832855" calcext:value-type="float">
            <text:p>23.5483338833</text:p>
          </table:table-cell>
          <table:table-cell table:formula="of:=[.C231]/([.D231]-[.D230])" office:value-type="float" office:value="99668.0729389533" calcext:value-type="float">
            <text:p>99668.0729389533</text:p>
          </table:table-cell>
          <table:table-cell/>
          <table:table-cell office:value-type="float" office:value="1443143613.64878" calcext:value-type="float">
            <text:p>1443143613.64878</text:p>
          </table:table-cell>
          <table:table-cell table:formula="of:=[.G231]-[.$B$2]" office:value-type="float" office:value="33.6485588550568" calcext:value-type="float">
            <text:p>33.6485588551</text:p>
          </table:table-cell>
          <table:table-cell table:formula="of:=[.C231]/([.H231]-[.H230])" office:value-type="float" office:value="99406.2700946171" calcext:value-type="float">
            <text:p>99406.2700946171</text:p>
          </table:table-cell>
          <table:table-cell table:formula="of:=[.G231]-[.$B231]" office:value-type="float" office:value="10.1002249717712" calcext:value-type="float">
            <text:p>10.100224971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3603.59246" calcext:value-type="float">
            <text:p>1443143603.59246</text:p>
          </table:table-cell>
          <table:table-cell office:value-type="float" office:value="4376" calcext:value-type="float">
            <text:p>4376</text:p>
          </table:table-cell>
          <table:table-cell table:formula="of:=[.B232]-[.$B$2]" office:value-type="float" office:value="23.5922391414642" calcext:value-type="float">
            <text:p>23.5922391415</text:p>
          </table:table-cell>
          <table:table-cell table:formula="of:=[.C232]/([.D232]-[.D231])" office:value-type="float" office:value="99669.1553933707" calcext:value-type="float">
            <text:p>99669.1553933707</text:p>
          </table:table-cell>
          <table:table-cell/>
          <table:table-cell office:value-type="float" office:value="1443143613.6925" calcext:value-type="float">
            <text:p>1443143613.6925</text:p>
          </table:table-cell>
          <table:table-cell table:formula="of:=[.G232]-[.$B$2]" office:value-type="float" office:value="33.692277431488" calcext:value-type="float">
            <text:p>33.6922774315</text:p>
          </table:table-cell>
          <table:table-cell table:formula="of:=[.C232]/([.H232]-[.H231])" office:value-type="float" office:value="100094.75049763" calcext:value-type="float">
            <text:p>100094.75049763</text:p>
          </table:table-cell>
          <table:table-cell table:formula="of:=[.G232]-[.$B232]" office:value-type="float" office:value="10.1000382900238" calcext:value-type="float">
            <text:p>10.100038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3603.63636" calcext:value-type="float">
            <text:p>1443143603.63636</text:p>
          </table:table-cell>
          <table:table-cell office:value-type="float" office:value="4376" calcext:value-type="float">
            <text:p>4376</text:p>
          </table:table-cell>
          <table:table-cell table:formula="of:=[.B233]-[.$B$2]" office:value-type="float" office:value="23.6361334323883" calcext:value-type="float">
            <text:p>23.6361334324</text:p>
          </table:table-cell>
          <table:table-cell table:formula="of:=[.C233]/([.D233]-[.D232])" office:value-type="float" office:value="99694.0583359586" calcext:value-type="float">
            <text:p>99694.0583359586</text:p>
          </table:table-cell>
          <table:table-cell/>
          <table:table-cell office:value-type="float" office:value="1443143613.73639" calcext:value-type="float">
            <text:p>1443143613.73639</text:p>
          </table:table-cell>
          <table:table-cell table:formula="of:=[.G233]-[.$B$2]" office:value-type="float" office:value="33.7361681461334" calcext:value-type="float">
            <text:p>33.7361681461</text:p>
          </table:table-cell>
          <table:table-cell table:formula="of:=[.C233]/([.H233]-[.H232])" office:value-type="float" office:value="99702.1815515153" calcext:value-type="float">
            <text:p>99702.1815515153</text:p>
          </table:table-cell>
          <table:table-cell table:formula="of:=[.G233]-[.$B233]" office:value-type="float" office:value="10.1000347137451" calcext:value-type="float">
            <text:p>10.100034713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3603.68025" calcext:value-type="float">
            <text:p>1443143603.68025</text:p>
          </table:table-cell>
          <table:table-cell office:value-type="float" office:value="4376" calcext:value-type="float">
            <text:p>4376</text:p>
          </table:table-cell>
          <table:table-cell table:formula="of:=[.B234]-[.$B$2]" office:value-type="float" office:value="23.6800272464752" calcext:value-type="float">
            <text:p>23.6800272465</text:p>
          </table:table-cell>
          <table:table-cell table:formula="of:=[.C234]/([.D234]-[.D233])" office:value-type="float" office:value="99695.1413548864" calcext:value-type="float">
            <text:p>99695.1413548864</text:p>
          </table:table-cell>
          <table:table-cell/>
          <table:table-cell office:value-type="float" office:value="1443143613.78026" calcext:value-type="float">
            <text:p>1443143613.78026</text:p>
          </table:table-cell>
          <table:table-cell table:formula="of:=[.G234]-[.$B$2]" office:value-type="float" office:value="33.780038356781" calcext:value-type="float">
            <text:p>33.7800383568</text:p>
          </table:table-cell>
          <table:table-cell table:formula="of:=[.C234]/([.H234]-[.H233])" office:value-type="float" office:value="99748.7802179289" calcext:value-type="float">
            <text:p>99748.7802179289</text:p>
          </table:table-cell>
          <table:table-cell table:formula="of:=[.G234]-[.$B234]" office:value-type="float" office:value="10.1000111103058" calcext:value-type="float">
            <text:p>10.100011110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3603.72414" calcext:value-type="float">
            <text:p>1443143603.72414</text:p>
          </table:table-cell>
          <table:table-cell office:value-type="float" office:value="4376" calcext:value-type="float">
            <text:p>4376</text:p>
          </table:table-cell>
          <table:table-cell table:formula="of:=[.B235]-[.$B$2]" office:value-type="float" office:value="23.7239153385162" calcext:value-type="float">
            <text:p>23.7239153385</text:p>
          </table:table-cell>
          <table:table-cell table:formula="of:=[.C235]/([.D235]-[.D234])" office:value-type="float" office:value="99708.1394176445" calcext:value-type="float">
            <text:p>99708.1394176445</text:p>
          </table:table-cell>
          <table:table-cell/>
          <table:table-cell office:value-type="float" office:value="1443143613.82416" calcext:value-type="float">
            <text:p>1443143613.82416</text:p>
          </table:table-cell>
          <table:table-cell table:formula="of:=[.G235]-[.$B$2]" office:value-type="float" office:value="33.823933839798" calcext:value-type="float">
            <text:p>33.8239338398</text:p>
          </table:table-cell>
          <table:table-cell table:formula="of:=[.C235]/([.H235]-[.H234])" office:value-type="float" office:value="99691.3508915817" calcext:value-type="float">
            <text:p>99691.3508915817</text:p>
          </table:table-cell>
          <table:table-cell table:formula="of:=[.G235]-[.$B235]" office:value-type="float" office:value="10.1000185012817" calcext:value-type="float">
            <text:p>10.100018501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3603.76803" calcext:value-type="float">
            <text:p>1443143603.76803</text:p>
          </table:table-cell>
          <table:table-cell office:value-type="float" office:value="4376" calcext:value-type="float">
            <text:p>4376</text:p>
          </table:table-cell>
          <table:table-cell table:formula="of:=[.B236]-[.$B$2]" office:value-type="float" office:value="23.7678098678589" calcext:value-type="float">
            <text:p>23.7678098679</text:p>
          </table:table-cell>
          <table:table-cell table:formula="of:=[.C236]/([.D236]-[.D235])" office:value-type="float" office:value="99693.5168353186" calcext:value-type="float">
            <text:p>99693.5168353186</text:p>
          </table:table-cell>
          <table:table-cell/>
          <table:table-cell office:value-type="float" office:value="1443143613.86804" calcext:value-type="float">
            <text:p>1443143613.86804</text:p>
          </table:table-cell>
          <table:table-cell table:formula="of:=[.G236]-[.$B$2]" office:value-type="float" office:value="33.8678169250488" calcext:value-type="float">
            <text:p>33.867816925</text:p>
          </table:table-cell>
          <table:table-cell table:formula="of:=[.C236]/([.H236]-[.H235])" office:value-type="float" office:value="99719.515503181" calcext:value-type="float">
            <text:p>99719.515503181</text:p>
          </table:table-cell>
          <table:table-cell table:formula="of:=[.G236]-[.$B236]" office:value-type="float" office:value="10.1000070571899" calcext:value-type="float">
            <text:p>10.100007057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3603.81193" calcext:value-type="float">
            <text:p>1443143603.81193</text:p>
          </table:table-cell>
          <table:table-cell office:value-type="float" office:value="4376" calcext:value-type="float">
            <text:p>4376</text:p>
          </table:table-cell>
          <table:table-cell table:formula="of:=[.B237]-[.$B$2]" office:value-type="float" office:value="23.8117046356201" calcext:value-type="float">
            <text:p>23.8117046356</text:p>
          </table:table-cell>
          <table:table-cell table:formula="of:=[.C237]/([.D237]-[.D236])" office:value-type="float" office:value="99692.975340561" calcext:value-type="float">
            <text:p>99692.975340561</text:p>
          </table:table-cell>
          <table:table-cell/>
          <table:table-cell office:value-type="float" office:value="1443143613.91191" calcext:value-type="float">
            <text:p>1443143613.91191</text:p>
          </table:table-cell>
          <table:table-cell table:formula="of:=[.G237]-[.$B$2]" office:value-type="float" office:value="33.9116895198822" calcext:value-type="float">
            <text:p>33.9116895199</text:p>
          </table:table-cell>
          <table:table-cell table:formula="of:=[.C237]/([.H237]-[.H236])" office:value-type="float" office:value="99743.3595304731" calcext:value-type="float">
            <text:p>99743.3595304731</text:p>
          </table:table-cell>
          <table:table-cell table:formula="of:=[.G237]-[.$B237]" office:value-type="float" office:value="10.0999848842621" calcext:value-type="float">
            <text:p>10.09998488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3603.85584" calcext:value-type="float">
            <text:p>1443143603.85584</text:p>
          </table:table-cell>
          <table:table-cell office:value-type="float" office:value="4376" calcext:value-type="float">
            <text:p>4376</text:p>
          </table:table-cell>
          <table:table-cell table:formula="of:=[.B238]-[.$B$2]" office:value-type="float" office:value="23.8556146621704" calcext:value-type="float">
            <text:p>23.8556146622</text:p>
          </table:table-cell>
          <table:table-cell table:formula="of:=[.C238]/([.D238]-[.D237])" office:value-type="float" office:value="99658.3319071303" calcext:value-type="float">
            <text:p>99658.3319071303</text:p>
          </table:table-cell>
          <table:table-cell/>
          <table:table-cell office:value-type="float" office:value="1443143613.9558" calcext:value-type="float">
            <text:p>1443143613.9558</text:p>
          </table:table-cell>
          <table:table-cell table:formula="of:=[.G238]-[.$B$2]" office:value-type="float" office:value="33.9555742740631" calcext:value-type="float">
            <text:p>33.9555742741</text:p>
          </table:table-cell>
          <table:table-cell table:formula="of:=[.C238]/([.H238]-[.H237])" office:value-type="float" office:value="99715.7231862484" calcext:value-type="float">
            <text:p>99715.7231862484</text:p>
          </table:table-cell>
          <table:table-cell table:formula="of:=[.G238]-[.$B238]" office:value-type="float" office:value="10.0999596118927" calcext:value-type="float">
            <text:p>10.099959611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3603.89973" calcext:value-type="float">
            <text:p>1443143603.89973</text:p>
          </table:table-cell>
          <table:table-cell office:value-type="float" office:value="4376" calcext:value-type="float">
            <text:p>4376</text:p>
          </table:table-cell>
          <table:table-cell table:formula="of:=[.B239]-[.$B$2]" office:value-type="float" office:value="23.8995034694672" calcext:value-type="float">
            <text:p>23.8995034695</text:p>
          </table:table-cell>
          <table:table-cell table:formula="of:=[.C239]/([.D239]-[.D238])" office:value-type="float" office:value="99706.514474449" calcext:value-type="float">
            <text:p>99706.514474449</text:p>
          </table:table-cell>
          <table:table-cell/>
          <table:table-cell office:value-type="float" office:value="1443143613.99971" calcext:value-type="float">
            <text:p>1443143613.99971</text:p>
          </table:table-cell>
          <table:table-cell table:formula="of:=[.G239]-[.$B$2]" office:value-type="float" office:value="33.9994850158691" calcext:value-type="float">
            <text:p>33.9994850159</text:p>
          </table:table-cell>
          <table:table-cell table:formula="of:=[.C239]/([.H239]-[.H238])" office:value-type="float" office:value="99656.7085869418" calcext:value-type="float">
            <text:p>99656.7085869418</text:p>
          </table:table-cell>
          <table:table-cell table:formula="of:=[.G239]-[.$B239]" office:value-type="float" office:value="10.099981546402" calcext:value-type="float">
            <text:p>10.09998154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3603.94359" calcext:value-type="float">
            <text:p>1443143603.94359</text:p>
          </table:table-cell>
          <table:table-cell office:value-type="float" office:value="4376" calcext:value-type="float">
            <text:p>4376</text:p>
          </table:table-cell>
          <table:table-cell table:formula="of:=[.B240]-[.$B$2]" office:value-type="float" office:value="23.9433715343475" calcext:value-type="float">
            <text:p>23.9433715343</text:p>
          </table:table-cell>
          <table:table-cell table:formula="of:=[.C240]/([.D240]-[.D239])" office:value-type="float" office:value="99753.6593404205" calcext:value-type="float">
            <text:p>99753.6593404205</text:p>
          </table:table-cell>
          <table:table-cell/>
          <table:table-cell office:value-type="float" office:value="1443143614.01422" calcext:value-type="float">
            <text:p>1443143614.01422</text:p>
          </table:table-cell>
          <table:table-cell table:formula="of:=[.G240]-[.$B$2]" office:value-type="float" office:value="34.0139992237091" calcext:value-type="float">
            <text:p>34.0139992237</text:p>
          </table:table-cell>
          <table:table-cell table:formula="of:=[.C240]/([.H240]-[.H239])" office:value-type="float" office:value="301497.680634722" calcext:value-type="float">
            <text:p>301497.680634722</text:p>
          </table:table-cell>
          <table:table-cell table:formula="of:=[.G240]-[.$B240]" office:value-type="float" office:value="10.0706276893616" calcext:value-type="float">
            <text:p>10.070627689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3603.98746" calcext:value-type="float">
            <text:p>1443143603.98746</text:p>
          </table:table-cell>
          <table:table-cell office:value-type="float" office:value="4376" calcext:value-type="float">
            <text:p>4376</text:p>
          </table:table-cell>
          <table:table-cell table:formula="of:=[.B241]-[.$B$2]" office:value-type="float" office:value="23.9872407913208" calcext:value-type="float">
            <text:p>23.9872407913</text:p>
          </table:table-cell>
          <table:table-cell table:formula="of:=[.C241]/([.D241]-[.D240])" office:value-type="float" office:value="99750.9486578877" calcext:value-type="float">
            <text:p>99750.9486578877</text:p>
          </table:table-cell>
          <table:table-cell/>
          <table:table-cell office:value-type="float" office:value="1443143614.02875" calcext:value-type="float">
            <text:p>1443143614.02875</text:p>
          </table:table-cell>
          <table:table-cell table:formula="of:=[.G241]-[.$B$2]" office:value-type="float" office:value="34.0285308361053" calcext:value-type="float">
            <text:p>34.0285308361</text:p>
          </table:table-cell>
          <table:table-cell table:formula="of:=[.C241]/([.H241]-[.H240])" office:value-type="float" office:value="301136.575947498" calcext:value-type="float">
            <text:p>301136.575947498</text:p>
          </table:table-cell>
          <table:table-cell table:formula="of:=[.G241]-[.$B241]" office:value-type="float" office:value="10.0412900447845" calcext:value-type="float">
            <text:p>10.041290044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3604.03122" calcext:value-type="float">
            <text:p>1443143604.03122</text:p>
          </table:table-cell>
          <table:table-cell office:value-type="float" office:value="4376" calcext:value-type="float">
            <text:p>4376</text:p>
          </table:table-cell>
          <table:table-cell table:formula="of:=[.B242]-[.$B$2]" office:value-type="float" office:value="24.0309982299805" calcext:value-type="float">
            <text:p>24.03099823</text:p>
          </table:table-cell>
          <table:table-cell table:formula="of:=[.C242]/([.D242]-[.D241])" office:value-type="float" office:value="100005.853496938" calcext:value-type="float">
            <text:p>100005.853496938</text:p>
          </table:table-cell>
          <table:table-cell/>
          <table:table-cell office:value-type="float" office:value="1443143614.06279" calcext:value-type="float">
            <text:p>1443143614.06279</text:p>
          </table:table-cell>
          <table:table-cell table:formula="of:=[.G242]-[.$B$2]" office:value-type="float" office:value="34.0625660419464" calcext:value-type="float">
            <text:p>34.0625660419</text:p>
          </table:table-cell>
          <table:table-cell table:formula="of:=[.C242]/([.H242]-[.H241])" office:value-type="float" office:value="128572.74965325" calcext:value-type="float">
            <text:p>128572.74965325</text:p>
          </table:table-cell>
          <table:table-cell table:formula="of:=[.G242]-[.$B242]" office:value-type="float" office:value="10.0315678119659" calcext:value-type="float">
            <text:p>10.0315678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3604.07492" calcext:value-type="float">
            <text:p>1443143604.07492</text:p>
          </table:table-cell>
          <table:table-cell office:value-type="float" office:value="4376" calcext:value-type="float">
            <text:p>4376</text:p>
          </table:table-cell>
          <table:table-cell table:formula="of:=[.B243]-[.$B$2]" office:value-type="float" office:value="24.0746960639954" calcext:value-type="float">
            <text:p>24.074696064</text:p>
          </table:table-cell>
          <table:table-cell table:formula="of:=[.C243]/([.D243]-[.D242])" office:value-type="float" office:value="100142.26331009" calcext:value-type="float">
            <text:p>100142.26331009</text:p>
          </table:table-cell>
          <table:table-cell/>
          <table:table-cell office:value-type="float" office:value="1443143614.11153" calcext:value-type="float">
            <text:p>1443143614.11153</text:p>
          </table:table-cell>
          <table:table-cell table:formula="of:=[.G243]-[.$B$2]" office:value-type="float" office:value="34.1113111972809" calcext:value-type="float">
            <text:p>34.1113111973</text:p>
          </table:table-cell>
          <table:table-cell table:formula="of:=[.C243]/([.H243]-[.H242])" office:value-type="float" office:value="89773.0240056346" calcext:value-type="float">
            <text:p>89773.0240056346</text:p>
          </table:table-cell>
          <table:table-cell table:formula="of:=[.G243]-[.$B243]" office:value-type="float" office:value="10.0366151332855" calcext:value-type="float">
            <text:p>10.036615133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3604.1186" calcext:value-type="float">
            <text:p>1443143604.1186</text:p>
          </table:table-cell>
          <table:table-cell office:value-type="float" office:value="4376" calcext:value-type="float">
            <text:p>4376</text:p>
          </table:table-cell>
          <table:table-cell table:formula="of:=[.B244]-[.$B$2]" office:value-type="float" office:value="24.118381023407" calcext:value-type="float">
            <text:p>24.1183810234</text:p>
          </table:table-cell>
          <table:table-cell table:formula="of:=[.C244]/([.D244]-[.D243])" office:value-type="float" office:value="100171.776715349" calcext:value-type="float">
            <text:p>100171.776715349</text:p>
          </table:table-cell>
          <table:table-cell/>
          <table:table-cell office:value-type="float" office:value="1443143614.16029" calcext:value-type="float">
            <text:p>1443143614.16029</text:p>
          </table:table-cell>
          <table:table-cell table:formula="of:=[.G244]-[.$B$2]" office:value-type="float" office:value="34.1600668430328" calcext:value-type="float">
            <text:p>34.160066843</text:p>
          </table:table-cell>
          <table:table-cell table:formula="of:=[.C244]/([.H244]-[.H243])" office:value-type="float" office:value="89753.7081605508" calcext:value-type="float">
            <text:p>89753.7081605508</text:p>
          </table:table-cell>
          <table:table-cell table:formula="of:=[.G244]-[.$B244]" office:value-type="float" office:value="10.0416858196259" calcext:value-type="float">
            <text:p>10.041685819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3604.16229" calcext:value-type="float">
            <text:p>1443143604.16229</text:p>
          </table:table-cell>
          <table:table-cell office:value-type="float" office:value="4376" calcext:value-type="float">
            <text:p>4376</text:p>
          </table:table-cell>
          <table:table-cell table:formula="of:=[.B245]-[.$B$2]" office:value-type="float" office:value="24.1620659828186" calcext:value-type="float">
            <text:p>24.1620659828</text:p>
          </table:table-cell>
          <table:table-cell table:formula="of:=[.C245]/([.D245]-[.D244])" office:value-type="float" office:value="100171.776715349" calcext:value-type="float">
            <text:p>100171.776715349</text:p>
          </table:table-cell>
          <table:table-cell/>
          <table:table-cell office:value-type="float" office:value="1443143614.20905" calcext:value-type="float">
            <text:p>1443143614.20905</text:p>
          </table:table-cell>
          <table:table-cell table:formula="of:=[.G245]-[.$B$2]" office:value-type="float" office:value="34.2088234424591" calcext:value-type="float">
            <text:p>34.2088234425</text:p>
          </table:table-cell>
          <table:table-cell table:formula="of:=[.C245]/([.H245]-[.H244])" office:value-type="float" office:value="89751.9525867971" calcext:value-type="float">
            <text:p>89751.9525867971</text:p>
          </table:table-cell>
          <table:table-cell table:formula="of:=[.G245]-[.$B245]" office:value-type="float" office:value="10.0467574596405" calcext:value-type="float">
            <text:p>10.046757459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3604.20597" calcext:value-type="float">
            <text:p>1443143604.20597</text:p>
          </table:table-cell>
          <table:table-cell office:value-type="float" office:value="4376" calcext:value-type="float">
            <text:p>4376</text:p>
          </table:table-cell>
          <table:table-cell table:formula="of:=[.B246]-[.$B$2]" office:value-type="float" office:value="24.2057437896729" calcext:value-type="float">
            <text:p>24.2057437897</text:p>
          </table:table-cell>
          <table:table-cell table:formula="of:=[.C246]/([.D246]-[.D245])" office:value-type="float" office:value="100188.180569657" calcext:value-type="float">
            <text:p>100188.180569657</text:p>
          </table:table-cell>
          <table:table-cell/>
          <table:table-cell office:value-type="float" office:value="1443143614.25781" calcext:value-type="float">
            <text:p>1443143614.25781</text:p>
          </table:table-cell>
          <table:table-cell table:formula="of:=[.G246]-[.$B$2]" office:value-type="float" office:value="34.2575886249542" calcext:value-type="float">
            <text:p>34.257588625</text:p>
          </table:table-cell>
          <table:table-cell table:formula="of:=[.C246]/([.H246]-[.H245])" office:value-type="float" office:value="89736.155512966" calcext:value-type="float">
            <text:p>89736.155512966</text:p>
          </table:table-cell>
          <table:table-cell table:formula="of:=[.G246]-[.$B246]" office:value-type="float" office:value="10.0518448352814" calcext:value-type="float">
            <text:p>10.05184483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3604.24965" calcext:value-type="float">
            <text:p>1443143604.24965</text:p>
          </table:table-cell>
          <table:table-cell office:value-type="float" office:value="4376" calcext:value-type="float">
            <text:p>4376</text:p>
          </table:table-cell>
          <table:table-cell table:formula="of:=[.B247]-[.$B$2]" office:value-type="float" office:value="24.2494280338287" calcext:value-type="float">
            <text:p>24.2494280338</text:p>
          </table:table-cell>
          <table:table-cell table:formula="of:=[.C247]/([.D247]-[.D246])" office:value-type="float" office:value="100173.416859053" calcext:value-type="float">
            <text:p>100173.416859053</text:p>
          </table:table-cell>
          <table:table-cell/>
          <table:table-cell office:value-type="float" office:value="1443143614.30657" calcext:value-type="float">
            <text:p>1443143614.30657</text:p>
          </table:table-cell>
          <table:table-cell table:formula="of:=[.G247]-[.$B$2]" office:value-type="float" office:value="34.306348323822" calcext:value-type="float">
            <text:p>34.3063483238</text:p>
          </table:table-cell>
          <table:table-cell table:formula="of:=[.C247]/([.H247]-[.H246])" office:value-type="float" office:value="89746.2474463726" calcext:value-type="float">
            <text:p>89746.2474463726</text:p>
          </table:table-cell>
          <table:table-cell table:formula="of:=[.G247]-[.$B247]" office:value-type="float" office:value="10.0569202899933" calcext:value-type="float">
            <text:p>10.0569202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3604.29334" calcext:value-type="float">
            <text:p>1443143604.29334</text:p>
          </table:table-cell>
          <table:table-cell office:value-type="float" office:value="4376" calcext:value-type="float">
            <text:p>4376</text:p>
          </table:table-cell>
          <table:table-cell table:formula="of:=[.B248]-[.$B$2]" office:value-type="float" office:value="24.2931122779846" calcext:value-type="float">
            <text:p>24.293112278</text:p>
          </table:table-cell>
          <table:table-cell table:formula="of:=[.C248]/([.D248]-[.D247])" office:value-type="float" office:value="100173.416859053" calcext:value-type="float">
            <text:p>100173.416859053</text:p>
          </table:table-cell>
          <table:table-cell/>
          <table:table-cell office:value-type="float" office:value="1443143614.35533" calcext:value-type="float">
            <text:p>1443143614.35533</text:p>
          </table:table-cell>
          <table:table-cell table:formula="of:=[.G248]-[.$B$2]" office:value-type="float" office:value="34.3551025390625" calcext:value-type="float">
            <text:p>34.3551025391</text:p>
          </table:table-cell>
          <table:table-cell table:formula="of:=[.C248]/([.H248]-[.H247])" office:value-type="float" office:value="89756.3416499584" calcext:value-type="float">
            <text:p>89756.3416499584</text:p>
          </table:table-cell>
          <table:table-cell table:formula="of:=[.G248]-[.$B248]" office:value-type="float" office:value="10.0619902610779" calcext:value-type="float">
            <text:p>10.061990261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3604.33702" calcext:value-type="float">
            <text:p>1443143604.33702</text:p>
          </table:table-cell>
          <table:table-cell office:value-type="float" office:value="4376" calcext:value-type="float">
            <text:p>4376</text:p>
          </table:table-cell>
          <table:table-cell table:formula="of:=[.B249]-[.$B$2]" office:value-type="float" office:value="24.3367960453033" calcext:value-type="float">
            <text:p>24.3367960453</text:p>
          </table:table-cell>
          <table:table-cell table:formula="of:=[.C249]/([.D249]-[.D248])" office:value-type="float" office:value="100174.510318028" calcext:value-type="float">
            <text:p>100174.510318028</text:p>
          </table:table-cell>
          <table:table-cell/>
          <table:table-cell office:value-type="float" office:value="1443143614.40408" calcext:value-type="float">
            <text:p>1443143614.40408</text:p>
          </table:table-cell>
          <table:table-cell table:formula="of:=[.G249]-[.$B$2]" office:value-type="float" office:value="34.4038591384888" calcext:value-type="float">
            <text:p>34.4038591385</text:p>
          </table:table-cell>
          <table:table-cell table:formula="of:=[.C249]/([.H249]-[.H248])" office:value-type="float" office:value="89751.9525867971" calcext:value-type="float">
            <text:p>89751.9525867971</text:p>
          </table:table-cell>
          <table:table-cell table:formula="of:=[.G249]-[.$B249]" office:value-type="float" office:value="10.0670630931854" calcext:value-type="float">
            <text:p>10.067063093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3604.38071" calcext:value-type="float">
            <text:p>1443143604.38071</text:p>
          </table:table-cell>
          <table:table-cell office:value-type="float" office:value="4376" calcext:value-type="float">
            <text:p>4376</text:p>
          </table:table-cell>
          <table:table-cell table:formula="of:=[.B250]-[.$B$2]" office:value-type="float" office:value="24.3804850578308" calcext:value-type="float">
            <text:p>24.3804850578</text:p>
          </table:table-cell>
          <table:table-cell table:formula="of:=[.C250]/([.D250]-[.D249])" office:value-type="float" office:value="100162.48358209" calcext:value-type="float">
            <text:p>100162.48358209</text:p>
          </table:table-cell>
          <table:table-cell/>
          <table:table-cell office:value-type="float" office:value="1443143614.45285" calcext:value-type="float">
            <text:p>1443143614.45285</text:p>
          </table:table-cell>
          <table:table-cell table:formula="of:=[.G250]-[.$B$2]" office:value-type="float" office:value="34.4526298046112" calcext:value-type="float">
            <text:p>34.4526298046</text:p>
          </table:table-cell>
          <table:table-cell table:formula="of:=[.C250]/([.H250]-[.H249])" office:value-type="float" office:value="89726.0658489727" calcext:value-type="float">
            <text:p>89726.0658489727</text:p>
          </table:table-cell>
          <table:table-cell table:formula="of:=[.G250]-[.$B250]" office:value-type="float" office:value="10.0721447467804" calcext:value-type="float">
            <text:p>10.072144746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3604.42439" calcext:value-type="float">
            <text:p>1443143604.42439</text:p>
          </table:table-cell>
          <table:table-cell office:value-type="float" office:value="4376" calcext:value-type="float">
            <text:p>4376</text:p>
          </table:table-cell>
          <table:table-cell table:formula="of:=[.B251]-[.$B$2]" office:value-type="float" office:value="24.4241631031036" calcext:value-type="float">
            <text:p>24.4241631031</text:p>
          </table:table-cell>
          <table:table-cell table:formula="of:=[.C251]/([.D251]-[.D250])" office:value-type="float" office:value="100187.633687957" calcext:value-type="float">
            <text:p>100187.633687957</text:p>
          </table:table-cell>
          <table:table-cell/>
          <table:table-cell office:value-type="float" office:value="1443143614.5016" calcext:value-type="float">
            <text:p>1443143614.5016</text:p>
          </table:table-cell>
          <table:table-cell table:formula="of:=[.G251]-[.$B$2]" office:value-type="float" office:value="34.5013756752014" calcext:value-type="float">
            <text:p>34.5013756752</text:p>
          </table:table-cell>
          <table:table-cell table:formula="of:=[.C251]/([.H251]-[.H250])" office:value-type="float" office:value="89771.706752097" calcext:value-type="float">
            <text:p>89771.706752097</text:p>
          </table:table-cell>
          <table:table-cell table:formula="of:=[.G251]-[.$B251]" office:value-type="float" office:value="10.0772125720978" calcext:value-type="float">
            <text:p>10.07721257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3604.46806" calcext:value-type="float">
            <text:p>1443143604.46806</text:p>
          </table:table-cell>
          <table:table-cell office:value-type="float" office:value="4376" calcext:value-type="float">
            <text:p>4376</text:p>
          </table:table-cell>
          <table:table-cell table:formula="of:=[.B252]-[.$B$2]" office:value-type="float" office:value="24.4678409099579" calcext:value-type="float">
            <text:p>24.46784091</text:p>
          </table:table-cell>
          <table:table-cell table:formula="of:=[.C252]/([.D252]-[.D251])" office:value-type="float" office:value="100188.180569657" calcext:value-type="float">
            <text:p>100188.180569657</text:p>
          </table:table-cell>
          <table:table-cell/>
          <table:table-cell office:value-type="float" office:value="1443143614.55037" calcext:value-type="float">
            <text:p>1443143614.55037</text:p>
          </table:table-cell>
          <table:table-cell table:formula="of:=[.G252]-[.$B$2]" office:value-type="float" office:value="34.5501518249512" calcext:value-type="float">
            <text:p>34.550151825</text:p>
          </table:table-cell>
          <table:table-cell table:formula="of:=[.C252]/([.H252]-[.H251])" office:value-type="float" office:value="89715.9784536274" calcext:value-type="float">
            <text:p>89715.9784536274</text:p>
          </table:table-cell>
          <table:table-cell table:formula="of:=[.G252]-[.$B252]" office:value-type="float" office:value="10.0823109149933" calcext:value-type="float">
            <text:p>10.08231091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3604.51174" calcext:value-type="float">
            <text:p>1443143604.51174</text:p>
          </table:table-cell>
          <table:table-cell office:value-type="float" office:value="4376" calcext:value-type="float">
            <text:p>4376</text:p>
          </table:table-cell>
          <table:table-cell table:formula="of:=[.B253]-[.$B$2]" office:value-type="float" office:value="24.5115156173706" calcext:value-type="float">
            <text:p>24.5115156174</text:p>
          </table:table-cell>
          <table:table-cell table:formula="of:=[.C253]/([.D253]-[.D252])" office:value-type="float" office:value="100195.290575102" calcext:value-type="float">
            <text:p>100195.290575102</text:p>
          </table:table-cell>
          <table:table-cell/>
          <table:table-cell office:value-type="float" office:value="1443143614.59911" calcext:value-type="float">
            <text:p>1443143614.59911</text:p>
          </table:table-cell>
          <table:table-cell table:formula="of:=[.G253]-[.$B$2]" office:value-type="float" office:value="34.5988874435425" calcext:value-type="float">
            <text:p>34.5988874435</text:p>
          </table:table-cell>
          <table:table-cell table:formula="of:=[.C253]/([.H253]-[.H252])" office:value-type="float" office:value="89790.5910807585" calcext:value-type="float">
            <text:p>89790.5910807585</text:p>
          </table:table-cell>
          <table:table-cell table:formula="of:=[.G253]-[.$B253]" office:value-type="float" office:value="10.0873718261719" calcext:value-type="float">
            <text:p>10.087371826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3604.55542" calcext:value-type="float">
            <text:p>1443143604.55542</text:p>
          </table:table-cell>
          <table:table-cell office:value-type="float" office:value="4376" calcext:value-type="float">
            <text:p>4376</text:p>
          </table:table-cell>
          <table:table-cell table:formula="of:=[.B254]-[.$B$2]" office:value-type="float" office:value="24.5551934242249" calcext:value-type="float">
            <text:p>24.5551934242</text:p>
          </table:table-cell>
          <table:table-cell table:formula="of:=[.C254]/([.D254]-[.D253])" office:value-type="float" office:value="100188.180569657" calcext:value-type="float">
            <text:p>100188.180569657</text:p>
          </table:table-cell>
          <table:table-cell/>
          <table:table-cell office:value-type="float" office:value="1443143614.64788" calcext:value-type="float">
            <text:p>1443143614.64788</text:p>
          </table:table-cell>
          <table:table-cell table:formula="of:=[.G254]-[.$B$2]" office:value-type="float" office:value="34.6476578712463" calcext:value-type="float">
            <text:p>34.6476578712</text:p>
          </table:table-cell>
          <table:table-cell table:formula="of:=[.C254]/([.H254]-[.H253])" office:value-type="float" office:value="89726.5044828362" calcext:value-type="float">
            <text:p>89726.5044828362</text:p>
          </table:table-cell>
          <table:table-cell table:formula="of:=[.G254]-[.$B254]" office:value-type="float" office:value="10.0924644470215" calcext:value-type="float">
            <text:p>10.0924644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3604.59909" calcext:value-type="float">
            <text:p>1443143604.59909</text:p>
          </table:table-cell>
          <table:table-cell office:value-type="float" office:value="4376" calcext:value-type="float">
            <text:p>4376</text:p>
          </table:table-cell>
          <table:table-cell table:formula="of:=[.B255]-[.$B$2]" office:value-type="float" office:value="24.5988702774048" calcext:value-type="float">
            <text:p>24.5988702774</text:p>
          </table:table-cell>
          <table:table-cell table:formula="of:=[.C255]/([.D255]-[.D254])" office:value-type="float" office:value="100190.368156162" calcext:value-type="float">
            <text:p>100190.368156162</text:p>
          </table:table-cell>
          <table:table-cell/>
          <table:table-cell office:value-type="float" office:value="1443143614.69665" calcext:value-type="float">
            <text:p>1443143614.69665</text:p>
          </table:table-cell>
          <table:table-cell table:formula="of:=[.G255]-[.$B$2]" office:value-type="float" office:value="34.6964230537415" calcext:value-type="float">
            <text:p>34.6964230537</text:p>
          </table:table-cell>
          <table:table-cell table:formula="of:=[.C255]/([.H255]-[.H254])" office:value-type="float" office:value="89736.155512966" calcext:value-type="float">
            <text:p>89736.155512966</text:p>
          </table:table-cell>
          <table:table-cell table:formula="of:=[.G255]-[.$B255]" office:value-type="float" office:value="10.0975527763367" calcext:value-type="float">
            <text:p>10.09755277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3604.64277" calcext:value-type="float">
            <text:p>1443143604.64277</text:p>
          </table:table-cell>
          <table:table-cell office:value-type="float" office:value="4376" calcext:value-type="float">
            <text:p>4376</text:p>
          </table:table-cell>
          <table:table-cell table:formula="of:=[.B256]-[.$B$2]" office:value-type="float" office:value="24.6425447463989" calcext:value-type="float">
            <text:p>24.6425447464</text:p>
          </table:table-cell>
          <table:table-cell table:formula="of:=[.C256]/([.D256]-[.D255])" office:value-type="float" office:value="100195.837540397" calcext:value-type="float">
            <text:p>100195.837540397</text:p>
          </table:table-cell>
          <table:table-cell/>
          <table:table-cell office:value-type="float" office:value="1443143614.74542" calcext:value-type="float">
            <text:p>1443143614.74542</text:p>
          </table:table-cell>
          <table:table-cell table:formula="of:=[.G256]-[.$B$2]" office:value-type="float" office:value="34.7451977729797" calcext:value-type="float">
            <text:p>34.745197773</text:p>
          </table:table-cell>
          <table:table-cell table:formula="of:=[.C256]/([.H256]-[.H255])" office:value-type="float" office:value="89718.6097293915" calcext:value-type="float">
            <text:p>89718.6097293915</text:p>
          </table:table-cell>
          <table:table-cell table:formula="of:=[.G256]-[.$B256]" office:value-type="float" office:value="10.1026530265808" calcext:value-type="float">
            <text:p>10.102653026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3604.68645" calcext:value-type="float">
            <text:p>1443143604.68645</text:p>
          </table:table-cell>
          <table:table-cell office:value-type="float" office:value="4376" calcext:value-type="float">
            <text:p>4376</text:p>
          </table:table-cell>
          <table:table-cell table:formula="of:=[.B257]-[.$B$2]" office:value-type="float" office:value="24.6862297058105" calcext:value-type="float">
            <text:p>24.6862297058</text:p>
          </table:table-cell>
          <table:table-cell table:formula="of:=[.C257]/([.D257]-[.D256])" office:value-type="float" office:value="100171.776715349" calcext:value-type="float">
            <text:p>100171.776715349</text:p>
          </table:table-cell>
          <table:table-cell/>
          <table:table-cell office:value-type="float" office:value="1443143614.79416" calcext:value-type="float">
            <text:p>1443143614.79416</text:p>
          </table:table-cell>
          <table:table-cell table:formula="of:=[.G257]-[.$B$2]" office:value-type="float" office:value="34.7939336299896" calcext:value-type="float">
            <text:p>34.79393363</text:p>
          </table:table-cell>
          <table:table-cell table:formula="of:=[.C257]/([.H257]-[.H256])" office:value-type="float" office:value="89790.1518200897" calcext:value-type="float">
            <text:p>89790.1518200897</text:p>
          </table:table-cell>
          <table:table-cell table:formula="of:=[.G257]-[.$B257]" office:value-type="float" office:value="10.1077039241791" calcext:value-type="float">
            <text:p>10.10770392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3604.73015" calcext:value-type="float">
            <text:p>1443143604.73015</text:p>
          </table:table-cell>
          <table:table-cell office:value-type="float" office:value="4376" calcext:value-type="float">
            <text:p>4376</text:p>
          </table:table-cell>
          <table:table-cell table:formula="of:=[.B258]-[.$B$2]" office:value-type="float" office:value="24.7299225330353" calcext:value-type="float">
            <text:p>24.729922533</text:p>
          </table:table-cell>
          <table:table-cell table:formula="of:=[.C258]/([.D258]-[.D257])" office:value-type="float" office:value="100153.738678715" calcext:value-type="float">
            <text:p>100153.738678715</text:p>
          </table:table-cell>
          <table:table-cell/>
          <table:table-cell office:value-type="float" office:value="1443143614.84292" calcext:value-type="float">
            <text:p>1443143614.84292</text:p>
          </table:table-cell>
          <table:table-cell table:formula="of:=[.G258]-[.$B$2]" office:value-type="float" office:value="34.8427000045776" calcext:value-type="float">
            <text:p>34.8427000046</text:p>
          </table:table-cell>
          <table:table-cell table:formula="of:=[.C258]/([.H258]-[.H257])" office:value-type="float" office:value="89733.9619147262" calcext:value-type="float">
            <text:p>89733.9619147262</text:p>
          </table:table-cell>
          <table:table-cell table:formula="of:=[.G258]-[.$B258]" office:value-type="float" office:value="10.1127774715424" calcext:value-type="float">
            <text:p>10.112777471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3604.77382" calcext:value-type="float">
            <text:p>1443143604.77382</text:p>
          </table:table-cell>
          <table:table-cell office:value-type="float" office:value="4376" calcext:value-type="float">
            <text:p>4376</text:p>
          </table:table-cell>
          <table:table-cell table:formula="of:=[.B259]-[.$B$2]" office:value-type="float" office:value="24.7735967636108" calcext:value-type="float">
            <text:p>24.7735967636</text:p>
          </table:table-cell>
          <table:table-cell table:formula="of:=[.C259]/([.D259]-[.D258])" office:value-type="float" office:value="100196.384511663" calcext:value-type="float">
            <text:p>100196.384511663</text:p>
          </table:table-cell>
          <table:table-cell/>
          <table:table-cell office:value-type="float" office:value="1443143614.8917" calcext:value-type="float">
            <text:p>1443143614.8917</text:p>
          </table:table-cell>
          <table:table-cell table:formula="of:=[.G259]-[.$B$2]" office:value-type="float" office:value="34.8914761543274" calcext:value-type="float">
            <text:p>34.8914761543</text:p>
          </table:table-cell>
          <table:table-cell table:formula="of:=[.C259]/([.H259]-[.H258])" office:value-type="float" office:value="89715.9784536274" calcext:value-type="float">
            <text:p>89715.9784536274</text:p>
          </table:table-cell>
          <table:table-cell table:formula="of:=[.G259]-[.$B259]" office:value-type="float" office:value="10.1178793907166" calcext:value-type="float">
            <text:p>10.11787939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3604.81749" calcext:value-type="float">
            <text:p>1443143604.81749</text:p>
          </table:table-cell>
          <table:table-cell office:value-type="float" office:value="4376" calcext:value-type="float">
            <text:p>4376</text:p>
          </table:table-cell>
          <table:table-cell table:formula="of:=[.B260]-[.$B$2]" office:value-type="float" office:value="24.8172702789307" calcext:value-type="float">
            <text:p>24.8172702789</text:p>
          </table:table-cell>
          <table:table-cell table:formula="of:=[.C260]/([.D260]-[.D259])" office:value-type="float" office:value="100198.025461295" calcext:value-type="float">
            <text:p>100198.025461295</text:p>
          </table:table-cell>
          <table:table-cell/>
          <table:table-cell office:value-type="float" office:value="1443143614.94044" calcext:value-type="float">
            <text:p>1443143614.94044</text:p>
          </table:table-cell>
          <table:table-cell table:formula="of:=[.G260]-[.$B$2]" office:value-type="float" office:value="34.9402163028717" calcext:value-type="float">
            <text:p>34.9402163029</text:p>
          </table:table-cell>
          <table:table-cell table:formula="of:=[.C260]/([.H260]-[.H259])" office:value-type="float" office:value="89782.2458629073" calcext:value-type="float">
            <text:p>89782.2458629073</text:p>
          </table:table-cell>
          <table:table-cell table:formula="of:=[.G260]-[.$B260]" office:value-type="float" office:value="10.122946023941" calcext:value-type="float">
            <text:p>10.12294602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3604.86117" calcext:value-type="float">
            <text:p>1443143604.86117</text:p>
          </table:table-cell>
          <table:table-cell office:value-type="float" office:value="4376" calcext:value-type="float">
            <text:p>4376</text:p>
          </table:table-cell>
          <table:table-cell table:formula="of:=[.B261]-[.$B$2]" office:value-type="float" office:value="24.8609466552734" calcext:value-type="float">
            <text:p>24.8609466553</text:p>
          </table:table-cell>
          <table:table-cell table:formula="of:=[.C261]/([.D261]-[.D260])" office:value-type="float" office:value="100191.46198524" calcext:value-type="float">
            <text:p>100191.46198524</text:p>
          </table:table-cell>
          <table:table-cell/>
          <table:table-cell office:value-type="float" office:value="1443143614.98923" calcext:value-type="float">
            <text:p>1443143614.98923</text:p>
          </table:table-cell>
          <table:table-cell table:formula="of:=[.G261]-[.$B$2]" office:value-type="float" office:value="34.9890036582947" calcext:value-type="float">
            <text:p>34.9890036583</text:p>
          </table:table-cell>
          <table:table-cell table:formula="of:=[.C261]/([.H261]-[.H260])" office:value-type="float" office:value="89695.3721320048" calcext:value-type="float">
            <text:p>89695.3721320048</text:p>
          </table:table-cell>
          <table:table-cell table:formula="of:=[.G261]-[.$B261]" office:value-type="float" office:value="10.1280570030212" calcext:value-type="float">
            <text:p>10.12805700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3604.90486" calcext:value-type="float">
            <text:p>1443143604.90486</text:p>
          </table:table-cell>
          <table:table-cell office:value-type="float" office:value="4376" calcext:value-type="float">
            <text:p>4376</text:p>
          </table:table-cell>
          <table:table-cell table:formula="of:=[.B262]-[.$B$2]" office:value-type="float" office:value="24.9046416282654" calcext:value-type="float">
            <text:p>24.9046416283</text:p>
          </table:table-cell>
          <table:table-cell table:formula="of:=[.C262]/([.D262]-[.D261])" office:value-type="float" office:value="100148.820341573" calcext:value-type="float">
            <text:p>100148.820341573</text:p>
          </table:table-cell>
          <table:table-cell/>
          <table:table-cell office:value-type="float" office:value="1443143615.038" calcext:value-type="float">
            <text:p>1443143615.038</text:p>
          </table:table-cell>
          <table:table-cell table:formula="of:=[.G262]-[.$B$2]" office:value-type="float" office:value="35.0377810001373" calcext:value-type="float">
            <text:p>35.0377810001</text:p>
          </table:table-cell>
          <table:table-cell table:formula="of:=[.C262]/([.H262]-[.H261])" office:value-type="float" office:value="89713.7858417202" calcext:value-type="float">
            <text:p>89713.7858417202</text:p>
          </table:table-cell>
          <table:table-cell table:formula="of:=[.G262]-[.$B262]" office:value-type="float" office:value="10.1331393718719" calcext:value-type="float">
            <text:p>10.133139371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3604.94854" calcext:value-type="float">
            <text:p>1443143604.94854</text:p>
          </table:table-cell>
          <table:table-cell office:value-type="float" office:value="4376" calcext:value-type="float">
            <text:p>4376</text:p>
          </table:table-cell>
          <table:table-cell table:formula="of:=[.B263]-[.$B$2]" office:value-type="float" office:value="24.9483163356781" calcext:value-type="float">
            <text:p>24.9483163357</text:p>
          </table:table-cell>
          <table:table-cell table:formula="of:=[.C263]/([.D263]-[.D262])" office:value-type="float" office:value="100195.290575102" calcext:value-type="float">
            <text:p>100195.290575102</text:p>
          </table:table-cell>
          <table:table-cell/>
          <table:table-cell office:value-type="float" office:value="1443143615.05132" calcext:value-type="float">
            <text:p>1443143615.05132</text:p>
          </table:table-cell>
          <table:table-cell table:formula="of:=[.G263]-[.$B$2]" office:value-type="float" office:value="35.0511016845703" calcext:value-type="float">
            <text:p>35.0511016846</text:p>
          </table:table-cell>
          <table:table-cell table:formula="of:=[.C263]/([.H263]-[.H262])" office:value-type="float" office:value="328511.648332767" calcext:value-type="float">
            <text:p>328511.648332767</text:p>
          </table:table-cell>
          <table:table-cell table:formula="of:=[.G263]-[.$B263]" office:value-type="float" office:value="10.1027853488922" calcext:value-type="float">
            <text:p>10.102785348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3604.99221" calcext:value-type="float">
            <text:p>1443143604.99221</text:p>
          </table:table-cell>
          <table:table-cell office:value-type="float" office:value="4376" calcext:value-type="float">
            <text:p>4376</text:p>
          </table:table-cell>
          <table:table-cell table:formula="of:=[.B264]-[.$B$2]" office:value-type="float" office:value="24.9919900894165" calcext:value-type="float">
            <text:p>24.9919900894</text:p>
          </table:table-cell>
          <table:table-cell table:formula="of:=[.C264]/([.D264]-[.D263])" office:value-type="float" office:value="100197.478472112" calcext:value-type="float">
            <text:p>100197.478472112</text:p>
          </table:table-cell>
          <table:table-cell/>
          <table:table-cell office:value-type="float" office:value="1443143615.06465" calcext:value-type="float">
            <text:p>1443143615.06465</text:p>
          </table:table-cell>
          <table:table-cell table:formula="of:=[.G264]-[.$B$2]" office:value-type="float" office:value="35.0644226074219" calcext:value-type="float">
            <text:p>35.0644226074</text:p>
          </table:table-cell>
          <table:table-cell table:formula="of:=[.C264]/([.H264]-[.H263])" office:value-type="float" office:value="328505.768613975" calcext:value-type="float">
            <text:p>328505.768613975</text:p>
          </table:table-cell>
          <table:table-cell table:formula="of:=[.G264]-[.$B264]" office:value-type="float" office:value="10.0724325180054" calcext:value-type="float">
            <text:p>10.07243251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3605.03435" calcext:value-type="float">
            <text:p>1443143605.03435</text:p>
          </table:table-cell>
          <table:table-cell office:value-type="float" office:value="4376" calcext:value-type="float">
            <text:p>4376</text:p>
          </table:table-cell>
          <table:table-cell table:formula="of:=[.B265]-[.$B$2]" office:value-type="float" office:value="25.0341308116913" calcext:value-type="float">
            <text:p>25.0341308117</text:p>
          </table:table-cell>
          <table:table-cell table:formula="of:=[.C265]/([.D265]-[.D264])" office:value-type="float" office:value="103842.54857964" calcext:value-type="float">
            <text:p>103842.54857964</text:p>
          </table:table-cell>
          <table:table-cell/>
          <table:table-cell office:value-type="float" office:value="1443143615.0896" calcext:value-type="float">
            <text:p>1443143615.0896</text:p>
          </table:table-cell>
          <table:table-cell table:formula="of:=[.G265]-[.$B$2]" office:value-type="float" office:value="35.0893797874451" calcext:value-type="float">
            <text:p>35.0893797874</text:p>
          </table:table-cell>
          <table:table-cell table:formula="of:=[.C265]/([.H265]-[.H264])" office:value-type="float" office:value="175340.322742123" calcext:value-type="float">
            <text:p>175340.322742123</text:p>
          </table:table-cell>
          <table:table-cell table:formula="of:=[.G265]-[.$B265]" office:value-type="float" office:value="10.0552489757538" calcext:value-type="float">
            <text:p>10.05524897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3605.07616" calcext:value-type="float">
            <text:p>1443143605.07616</text:p>
          </table:table-cell>
          <table:table-cell office:value-type="float" office:value="4376" calcext:value-type="float">
            <text:p>4376</text:p>
          </table:table-cell>
          <table:table-cell table:formula="of:=[.B266]-[.$B$2]" office:value-type="float" office:value="25.0759370326996" calcext:value-type="float">
            <text:p>25.0759370327</text:p>
          </table:table-cell>
          <table:table-cell table:formula="of:=[.C266]/([.D266]-[.D265])" office:value-type="float" office:value="104673.41688528" calcext:value-type="float">
            <text:p>104673.41688528</text:p>
          </table:table-cell>
          <table:table-cell/>
          <table:table-cell office:value-type="float" office:value="1443143615.12948" calcext:value-type="float">
            <text:p>1443143615.12948</text:p>
          </table:table-cell>
          <table:table-cell table:formula="of:=[.G266]-[.$B$2]" office:value-type="float" office:value="35.1292586326599" calcext:value-type="float">
            <text:p>35.1292586327</text:p>
          </table:table-cell>
          <table:table-cell table:formula="of:=[.C266]/([.H266]-[.H265])" office:value-type="float" office:value="109732.365027741" calcext:value-type="float">
            <text:p>109732.365027741</text:p>
          </table:table-cell>
          <table:table-cell table:formula="of:=[.G266]-[.$B266]" office:value-type="float" office:value="10.0533215999603" calcext:value-type="float">
            <text:p>10.053321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3605.11797" calcext:value-type="float">
            <text:p>1443143605.11797</text:p>
          </table:table-cell>
          <table:table-cell office:value-type="float" office:value="4376" calcext:value-type="float">
            <text:p>4376</text:p>
          </table:table-cell>
          <table:table-cell table:formula="of:=[.B267]-[.$B$2]" office:value-type="float" office:value="25.1177458763123" calcext:value-type="float">
            <text:p>25.1177458763</text:p>
          </table:table-cell>
          <table:table-cell table:formula="of:=[.C267]/([.D267]-[.D266])" office:value-type="float" office:value="104666.850883046" calcext:value-type="float">
            <text:p>104666.850883046</text:p>
          </table:table-cell>
          <table:table-cell/>
          <table:table-cell office:value-type="float" office:value="1443143615.16942" calcext:value-type="float">
            <text:p>1443143615.16942</text:p>
          </table:table-cell>
          <table:table-cell table:formula="of:=[.G267]-[.$B$2]" office:value-type="float" office:value="35.1691970825195" calcext:value-type="float">
            <text:p>35.1691970825</text:p>
          </table:table-cell>
          <table:table-cell table:formula="of:=[.C267]/([.H267]-[.H266])" office:value-type="float" office:value="109568.599066347" calcext:value-type="float">
            <text:p>109568.599066347</text:p>
          </table:table-cell>
          <table:table-cell table:formula="of:=[.G267]-[.$B267]" office:value-type="float" office:value="10.0514512062073" calcext:value-type="float">
            <text:p>10.051451206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3605.15978" calcext:value-type="float">
            <text:p>1443143605.15978</text:p>
          </table:table-cell>
          <table:table-cell office:value-type="float" office:value="4376" calcext:value-type="float">
            <text:p>4376</text:p>
          </table:table-cell>
          <table:table-cell table:formula="of:=[.B268]-[.$B$2]" office:value-type="float" office:value="25.1595549583435" calcext:value-type="float">
            <text:p>25.1595549583</text:p>
          </table:table-cell>
          <table:table-cell table:formula="of:=[.C268]/([.D268]-[.D267])" office:value-type="float" office:value="104666.254014599" calcext:value-type="float">
            <text:p>104666.254014599</text:p>
          </table:table-cell>
          <table:table-cell/>
          <table:table-cell office:value-type="float" office:value="1443143615.20924" calcext:value-type="float">
            <text:p>1443143615.20924</text:p>
          </table:table-cell>
          <table:table-cell table:formula="of:=[.G268]-[.$B$2]" office:value-type="float" office:value="35.2090151309967" calcext:value-type="float">
            <text:p>35.209015131</text:p>
          </table:table-cell>
          <table:table-cell table:formula="of:=[.C268]/([.H268]-[.H267])" office:value-type="float" office:value="109899.911405972" calcext:value-type="float">
            <text:p>109899.911405972</text:p>
          </table:table-cell>
          <table:table-cell table:formula="of:=[.G268]-[.$B268]" office:value-type="float" office:value="10.0494601726532" calcext:value-type="float">
            <text:p>10.049460172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3605.20158" calcext:value-type="float">
            <text:p>1443143605.20158</text:p>
          </table:table-cell>
          <table:table-cell office:value-type="float" office:value="4376" calcext:value-type="float">
            <text:p>4376</text:p>
          </table:table-cell>
          <table:table-cell table:formula="of:=[.B269]-[.$B$2]" office:value-type="float" office:value="25.2013595104218" calcext:value-type="float">
            <text:p>25.2013595104</text:p>
          </table:table-cell>
          <table:table-cell table:formula="of:=[.C269]/([.D269]-[.D268])" office:value-type="float" office:value="104677.595679276" calcext:value-type="float">
            <text:p>104677.595679276</text:p>
          </table:table-cell>
          <table:table-cell/>
          <table:table-cell office:value-type="float" office:value="1443143615.24912" calcext:value-type="float">
            <text:p>1443143615.24912</text:p>
          </table:table-cell>
          <table:table-cell table:formula="of:=[.G269]-[.$B$2]" office:value-type="float" office:value="35.2488932609558" calcext:value-type="float">
            <text:p>35.248893261</text:p>
          </table:table-cell>
          <table:table-cell table:formula="of:=[.C269]/([.H269]-[.H268])" office:value-type="float" office:value="109734.333191838" calcext:value-type="float">
            <text:p>109734.333191838</text:p>
          </table:table-cell>
          <table:table-cell table:formula="of:=[.G269]-[.$B269]" office:value-type="float" office:value="10.0475337505341" calcext:value-type="float">
            <text:p>10.047533750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3605.24338" calcext:value-type="float">
            <text:p>1443143605.24338</text:p>
          </table:table-cell>
          <table:table-cell office:value-type="float" office:value="4376" calcext:value-type="float">
            <text:p>4376</text:p>
          </table:table-cell>
          <table:table-cell table:formula="of:=[.B270]-[.$B$2]" office:value-type="float" office:value="25.2431588172913" calcext:value-type="float">
            <text:p>25.2431588173</text:p>
          </table:table-cell>
          <table:table-cell table:formula="of:=[.C270]/([.D270]-[.D269])" office:value-type="float" office:value="104690.731204262" calcext:value-type="float">
            <text:p>104690.731204262</text:p>
          </table:table-cell>
          <table:table-cell/>
          <table:table-cell office:value-type="float" office:value="1443143615.28903" calcext:value-type="float">
            <text:p>1443143615.28903</text:p>
          </table:table-cell>
          <table:table-cell table:formula="of:=[.G270]-[.$B$2]" office:value-type="float" office:value="35.2888045310974" calcext:value-type="float">
            <text:p>35.2888045311</text:p>
          </table:table-cell>
          <table:table-cell table:formula="of:=[.C270]/([.H270]-[.H269])" office:value-type="float" office:value="109643.21567503" calcext:value-type="float">
            <text:p>109643.21567503</text:p>
          </table:table-cell>
          <table:table-cell table:formula="of:=[.G270]-[.$B270]" office:value-type="float" office:value="10.0456457138062" calcext:value-type="float">
            <text:p>10.045645713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3605.28519" calcext:value-type="float">
            <text:p>1443143605.28519</text:p>
          </table:table-cell>
          <table:table-cell office:value-type="float" office:value="4376" calcext:value-type="float">
            <text:p>4376</text:p>
          </table:table-cell>
          <table:table-cell table:formula="of:=[.B271]-[.$B$2]" office:value-type="float" office:value="25.2849681377411" calcext:value-type="float">
            <text:p>25.2849681377</text:p>
          </table:table-cell>
          <table:table-cell table:formula="of:=[.C271]/([.D271]-[.D270])" office:value-type="float" office:value="104665.657152959" calcext:value-type="float">
            <text:p>104665.657152959</text:p>
          </table:table-cell>
          <table:table-cell/>
          <table:table-cell office:value-type="float" office:value="1443143615.32892" calcext:value-type="float">
            <text:p>1443143615.32892</text:p>
          </table:table-cell>
          <table:table-cell table:formula="of:=[.G271]-[.$B$2]" office:value-type="float" office:value="35.3286998271942" calcext:value-type="float">
            <text:p>35.3286998272</text:p>
          </table:table-cell>
          <table:table-cell table:formula="of:=[.C271]/([.H271]-[.H270])" office:value-type="float" office:value="109687.116731308" calcext:value-type="float">
            <text:p>109687.116731308</text:p>
          </table:table-cell>
          <table:table-cell table:formula="of:=[.G271]-[.$B271]" office:value-type="float" office:value="10.0437316894531" calcext:value-type="float">
            <text:p>10.043731689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3605.327" calcext:value-type="float">
            <text:p>1443143605.327</text:p>
          </table:table-cell>
          <table:table-cell office:value-type="float" office:value="4376" calcext:value-type="float">
            <text:p>4376</text:p>
          </table:table-cell>
          <table:table-cell table:formula="of:=[.B272]-[.$B$2]" office:value-type="float" office:value="25.3267767429352" calcext:value-type="float">
            <text:p>25.3267767429</text:p>
          </table:table-cell>
          <table:table-cell table:formula="of:=[.C272]/([.D272]-[.D271])" office:value-type="float" office:value="104667.4477583" calcext:value-type="float">
            <text:p>104667.4477583</text:p>
          </table:table-cell>
          <table:table-cell/>
          <table:table-cell office:value-type="float" office:value="1443143615.36882" calcext:value-type="float">
            <text:p>1443143615.36882</text:p>
          </table:table-cell>
          <table:table-cell table:formula="of:=[.G272]-[.$B$2]" office:value-type="float" office:value="35.3685956001282" calcext:value-type="float">
            <text:p>35.3685956001</text:p>
          </table:table-cell>
          <table:table-cell table:formula="of:=[.C272]/([.H272]-[.H271])" office:value-type="float" office:value="109685.805742971" calcext:value-type="float">
            <text:p>109685.805742971</text:p>
          </table:table-cell>
          <table:table-cell table:formula="of:=[.G272]-[.$B272]" office:value-type="float" office:value="10.041818857193" calcext:value-type="float">
            <text:p>10.04181885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3605.3688" calcext:value-type="float">
            <text:p>1443143605.3688</text:p>
          </table:table-cell>
          <table:table-cell office:value-type="float" office:value="4376" calcext:value-type="float">
            <text:p>4376</text:p>
          </table:table-cell>
          <table:table-cell table:formula="of:=[.B273]-[.$B$2]" office:value-type="float" office:value="25.368577003479" calcext:value-type="float">
            <text:p>25.3685770035</text:p>
          </table:table-cell>
          <table:table-cell table:formula="of:=[.C273]/([.D273]-[.D272])" office:value-type="float" office:value="104688.342681793" calcext:value-type="float">
            <text:p>104688.342681793</text:p>
          </table:table-cell>
          <table:table-cell/>
          <table:table-cell office:value-type="float" office:value="1443143615.40871" calcext:value-type="float">
            <text:p>1443143615.40871</text:p>
          </table:table-cell>
          <table:table-cell table:formula="of:=[.G273]-[.$B$2]" office:value-type="float" office:value="35.408486366272" calcext:value-type="float">
            <text:p>35.4084863663</text:p>
          </table:table-cell>
          <table:table-cell table:formula="of:=[.C273]/([.H273]-[.H272])" office:value-type="float" office:value="109699.572683697" calcext:value-type="float">
            <text:p>109699.572683697</text:p>
          </table:table-cell>
          <table:table-cell table:formula="of:=[.G273]-[.$B273]" office:value-type="float" office:value="10.039909362793" calcext:value-type="float">
            <text:p>10.039909362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3605.41061" calcext:value-type="float">
            <text:p>1443143605.41061</text:p>
          </table:table-cell>
          <table:table-cell office:value-type="float" office:value="4376" calcext:value-type="float">
            <text:p>4376</text:p>
          </table:table-cell>
          <table:table-cell table:formula="of:=[.B274]-[.$B$2]" office:value-type="float" office:value="25.4103844165802" calcext:value-type="float">
            <text:p>25.4103844166</text:p>
          </table:table-cell>
          <table:table-cell table:formula="of:=[.C274]/([.D274]-[.D273])" office:value-type="float" office:value="104670.432236688" calcext:value-type="float">
            <text:p>104670.432236688</text:p>
          </table:table-cell>
          <table:table-cell/>
          <table:table-cell office:value-type="float" office:value="1443143615.44864" calcext:value-type="float">
            <text:p>1443143615.44864</text:p>
          </table:table-cell>
          <table:table-cell table:formula="of:=[.G274]-[.$B$2]" office:value-type="float" office:value="35.4484205245972" calcext:value-type="float">
            <text:p>35.4484205246</text:p>
          </table:table-cell>
          <table:table-cell table:formula="of:=[.C274]/([.H274]-[.H273])" office:value-type="float" office:value="109580.373883555" calcext:value-type="float">
            <text:p>109580.373883555</text:p>
          </table:table-cell>
          <table:table-cell table:formula="of:=[.G274]-[.$B274]" office:value-type="float" office:value="10.038036108017" calcext:value-type="float">
            <text:p>10.03803610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3605.45241" calcext:value-type="float">
            <text:p>1443143605.45241</text:p>
          </table:table-cell>
          <table:table-cell office:value-type="float" office:value="4376" calcext:value-type="float">
            <text:p>4376</text:p>
          </table:table-cell>
          <table:table-cell table:formula="of:=[.B275]-[.$B$2]" office:value-type="float" office:value="25.4521915912628" calcext:value-type="float">
            <text:p>25.4521915913</text:p>
          </table:table-cell>
          <table:table-cell table:formula="of:=[.C275]/([.D275]-[.D274])" office:value-type="float" office:value="104671.02915279" calcext:value-type="float">
            <text:p>104671.02915279</text:p>
          </table:table-cell>
          <table:table-cell/>
          <table:table-cell office:value-type="float" office:value="1443143615.48849" calcext:value-type="float">
            <text:p>1443143615.48849</text:p>
          </table:table-cell>
          <table:table-cell table:formula="of:=[.G275]-[.$B$2]" office:value-type="float" office:value="35.4882719516754" calcext:value-type="float">
            <text:p>35.4882719517</text:p>
          </table:table-cell>
          <table:table-cell table:formula="of:=[.C275]/([.H275]-[.H274])" office:value-type="float" office:value="109807.861871743" calcext:value-type="float">
            <text:p>109807.861871743</text:p>
          </table:table-cell>
          <table:table-cell table:formula="of:=[.G275]-[.$B275]" office:value-type="float" office:value="10.0360803604126" calcext:value-type="float">
            <text:p>10.036080360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3605.49423" calcext:value-type="float">
            <text:p>1443143605.49423</text:p>
          </table:table-cell>
          <table:table-cell office:value-type="float" office:value="4376" calcext:value-type="float">
            <text:p>4376</text:p>
          </table:table-cell>
          <table:table-cell table:formula="of:=[.B276]-[.$B$2]" office:value-type="float" office:value="25.4940056800842" calcext:value-type="float">
            <text:p>25.4940056801</text:p>
          </table:table-cell>
          <table:table-cell table:formula="of:=[.C276]/([.D276]-[.D275])" office:value-type="float" office:value="104653.721349519" calcext:value-type="float">
            <text:p>104653.721349519</text:p>
          </table:table-cell>
          <table:table-cell/>
          <table:table-cell office:value-type="float" office:value="1443143615.52856" calcext:value-type="float">
            <text:p>1443143615.52856</text:p>
          </table:table-cell>
          <table:table-cell table:formula="of:=[.G276]-[.$B$2]" office:value-type="float" office:value="35.5283353328705" calcext:value-type="float">
            <text:p>35.5283353329</text:p>
          </table:table-cell>
          <table:table-cell table:formula="of:=[.C276]/([.H276]-[.H275])" office:value-type="float" office:value="109226.926671348" calcext:value-type="float">
            <text:p>109226.926671348</text:p>
          </table:table-cell>
          <table:table-cell table:formula="of:=[.G276]-[.$B276]" office:value-type="float" office:value="10.0343296527863" calcext:value-type="float">
            <text:p>10.034329652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3605.53604" calcext:value-type="float">
            <text:p>1443143605.53604</text:p>
          </table:table-cell>
          <table:table-cell office:value-type="float" office:value="4376" calcext:value-type="float">
            <text:p>4376</text:p>
          </table:table-cell>
          <table:table-cell table:formula="of:=[.B277]-[.$B$2]" office:value-type="float" office:value="25.5358135700226" calcext:value-type="float">
            <text:p>25.53581357</text:p>
          </table:table-cell>
          <table:table-cell table:formula="of:=[.C277]/([.D277]-[.D276])" office:value-type="float" office:value="104669.238424909" calcext:value-type="float">
            <text:p>104669.238424909</text:p>
          </table:table-cell>
          <table:table-cell/>
          <table:table-cell office:value-type="float" office:value="1443143615.56833" calcext:value-type="float">
            <text:p>1443143615.56833</text:p>
          </table:table-cell>
          <table:table-cell table:formula="of:=[.G277]-[.$B$2]" office:value-type="float" office:value="35.5681042671204" calcext:value-type="float">
            <text:p>35.5681042671</text:p>
          </table:table-cell>
          <table:table-cell table:formula="of:=[.C277]/([.H277]-[.H276])" office:value-type="float" office:value="110035.636673201" calcext:value-type="float">
            <text:p>110035.636673201</text:p>
          </table:table-cell>
          <table:table-cell table:formula="of:=[.G277]-[.$B277]" office:value-type="float" office:value="10.0322906970978" calcext:value-type="float">
            <text:p>10.03229069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3605.57786" calcext:value-type="float">
            <text:p>1443143605.57786</text:p>
          </table:table-cell>
          <table:table-cell office:value-type="float" office:value="4376" calcext:value-type="float">
            <text:p>4376</text:p>
          </table:table-cell>
          <table:table-cell table:formula="of:=[.B278]-[.$B$2]" office:value-type="float" office:value="25.5776329040527" calcext:value-type="float">
            <text:p>25.5776329041</text:p>
          </table:table-cell>
          <table:table-cell table:formula="of:=[.C278]/([.D278]-[.D277])" office:value-type="float" office:value="104640.595109548" calcext:value-type="float">
            <text:p>104640.595109548</text:p>
          </table:table-cell>
          <table:table-cell/>
          <table:table-cell office:value-type="float" office:value="1443143615.6082" calcext:value-type="float">
            <text:p>1443143615.6082</text:p>
          </table:table-cell>
          <table:table-cell table:formula="of:=[.G278]-[.$B$2]" office:value-type="float" office:value="35.6079797744751" calcext:value-type="float">
            <text:p>35.6079797745</text:p>
          </table:table-cell>
          <table:table-cell table:formula="of:=[.C278]/([.H278]-[.H277])" office:value-type="float" office:value="109741.550397608" calcext:value-type="float">
            <text:p>109741.550397608</text:p>
          </table:table-cell>
          <table:table-cell table:formula="of:=[.G278]-[.$B278]" office:value-type="float" office:value="10.0303468704224" calcext:value-type="float">
            <text:p>10.030346870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3605.61966" calcext:value-type="float">
            <text:p>1443143605.61966</text:p>
          </table:table-cell>
          <table:table-cell office:value-type="float" office:value="4376" calcext:value-type="float">
            <text:p>4376</text:p>
          </table:table-cell>
          <table:table-cell table:formula="of:=[.B279]-[.$B$2]" office:value-type="float" office:value="25.6194396018982" calcext:value-type="float">
            <text:p>25.6194396019</text:p>
          </table:table-cell>
          <table:table-cell table:formula="of:=[.C279]/([.D279]-[.D278])" office:value-type="float" office:value="104672.223005418" calcext:value-type="float">
            <text:p>104672.223005418</text:p>
          </table:table-cell>
          <table:table-cell/>
          <table:table-cell office:value-type="float" office:value="1443143615.64806" calcext:value-type="float">
            <text:p>1443143615.64806</text:p>
          </table:table-cell>
          <table:table-cell table:formula="of:=[.G279]-[.$B$2]" office:value-type="float" office:value="35.6478383541107" calcext:value-type="float">
            <text:p>35.6478383541</text:p>
          </table:table-cell>
          <table:table-cell table:formula="of:=[.C279]/([.H279]-[.H278])" office:value-type="float" office:value="109788.157029292" calcext:value-type="float">
            <text:p>109788.157029292</text:p>
          </table:table-cell>
          <table:table-cell table:formula="of:=[.G279]-[.$B279]" office:value-type="float" office:value="10.0283987522125" calcext:value-type="float">
            <text:p>10.02839875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3605.66147" calcext:value-type="float">
            <text:p>1443143605.66147</text:p>
          </table:table-cell>
          <table:table-cell office:value-type="float" office:value="4376" calcext:value-type="float">
            <text:p>4376</text:p>
          </table:table-cell>
          <table:table-cell table:formula="of:=[.B280]-[.$B$2]" office:value-type="float" office:value="25.6612484455109" calcext:value-type="float">
            <text:p>25.6612484455</text:p>
          </table:table-cell>
          <table:table-cell table:formula="of:=[.C280]/([.D280]-[.D279])" office:value-type="float" office:value="104666.850883046" calcext:value-type="float">
            <text:p>104666.850883046</text:p>
          </table:table-cell>
          <table:table-cell/>
          <table:table-cell office:value-type="float" office:value="1443143615.68803" calcext:value-type="float">
            <text:p>1443143615.68803</text:p>
          </table:table-cell>
          <table:table-cell table:formula="of:=[.G280]-[.$B$2]" office:value-type="float" office:value="35.6878066062927" calcext:value-type="float">
            <text:p>35.6878066063</text:p>
          </table:table-cell>
          <table:table-cell table:formula="of:=[.C280]/([.H280]-[.H279])" office:value-type="float" office:value="109486.899253754" calcext:value-type="float">
            <text:p>109486.899253754</text:p>
          </table:table-cell>
          <table:table-cell table:formula="of:=[.G280]-[.$B280]" office:value-type="float" office:value="10.0265581607819" calcext:value-type="float">
            <text:p>10.026558160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3605.70328" calcext:value-type="float">
            <text:p>1443143605.70328</text:p>
          </table:table-cell>
          <table:table-cell office:value-type="float" office:value="4376" calcext:value-type="float">
            <text:p>4376</text:p>
          </table:table-cell>
          <table:table-cell table:formula="of:=[.B281]-[.$B$2]" office:value-type="float" office:value="25.7030553817749" calcext:value-type="float">
            <text:p>25.7030553818</text:p>
          </table:table-cell>
          <table:table-cell table:formula="of:=[.C281]/([.D281]-[.D280])" office:value-type="float" office:value="104671.6260757" calcext:value-type="float">
            <text:p>104671.6260757</text:p>
          </table:table-cell>
          <table:table-cell/>
          <table:table-cell office:value-type="float" office:value="1443143615.72788" calcext:value-type="float">
            <text:p>1443143615.72788</text:p>
          </table:table-cell>
          <table:table-cell table:formula="of:=[.G281]-[.$B$2]" office:value-type="float" office:value="35.7276561260223" calcext:value-type="float">
            <text:p>35.727656126</text:p>
          </table:table-cell>
          <table:table-cell table:formula="of:=[.C281]/([.H281]-[.H280])" office:value-type="float" office:value="109813.117691051" calcext:value-type="float">
            <text:p>109813.117691051</text:p>
          </table:table-cell>
          <table:table-cell table:formula="of:=[.G281]-[.$B281]" office:value-type="float" office:value="10.0246007442474" calcext:value-type="float">
            <text:p>10.024600744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3605.74509" calcext:value-type="float">
            <text:p>1443143605.74509</text:p>
          </table:table-cell>
          <table:table-cell office:value-type="float" office:value="4376" calcext:value-type="float">
            <text:p>4376</text:p>
          </table:table-cell>
          <table:table-cell table:formula="of:=[.B282]-[.$B$2]" office:value-type="float" office:value="25.7448663711548" calcext:value-type="float">
            <text:p>25.7448663712</text:p>
          </table:table-cell>
          <table:table-cell table:formula="of:=[.C282]/([.D282]-[.D281])" office:value-type="float" office:value="104661.479312075" calcext:value-type="float">
            <text:p>104661.479312075</text:p>
          </table:table-cell>
          <table:table-cell/>
          <table:table-cell office:value-type="float" office:value="1443143615.76777" calcext:value-type="float">
            <text:p>1443143615.76777</text:p>
          </table:table-cell>
          <table:table-cell table:formula="of:=[.G282]-[.$B$2]" office:value-type="float" office:value="35.767546415329" calcext:value-type="float">
            <text:p>35.7675464153</text:p>
          </table:table-cell>
          <table:table-cell table:formula="of:=[.C282]/([.H282]-[.H281])" office:value-type="float" office:value="109700.884001148" calcext:value-type="float">
            <text:p>109700.884001148</text:p>
          </table:table-cell>
          <table:table-cell table:formula="of:=[.G282]-[.$B282]" office:value-type="float" office:value="10.0226800441742" calcext:value-type="float">
            <text:p>10.022680044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3605.7869" calcext:value-type="float">
            <text:p>1443143605.7869</text:p>
          </table:table-cell>
          <table:table-cell office:value-type="float" office:value="4376" calcext:value-type="float">
            <text:p>4376</text:p>
          </table:table-cell>
          <table:table-cell table:formula="of:=[.B283]-[.$B$2]" office:value-type="float" office:value="25.7866771221161" calcext:value-type="float">
            <text:p>25.7866771221</text:p>
          </table:table-cell>
          <table:table-cell table:formula="of:=[.C283]/([.D283]-[.D282])" office:value-type="float" office:value="104662.076126067" calcext:value-type="float">
            <text:p>104662.076126067</text:p>
          </table:table-cell>
          <table:table-cell/>
          <table:table-cell office:value-type="float" office:value="1443143615.80769" calcext:value-type="float">
            <text:p>1443143615.80769</text:p>
          </table:table-cell>
          <table:table-cell table:formula="of:=[.G283]-[.$B$2]" office:value-type="float" office:value="35.8074624538422" calcext:value-type="float">
            <text:p>35.8074624538</text:p>
          </table:table-cell>
          <table:table-cell table:formula="of:=[.C283]/([.H283]-[.H282])" office:value-type="float" office:value="109630.117692032" calcext:value-type="float">
            <text:p>109630.117692032</text:p>
          </table:table-cell>
          <table:table-cell table:formula="of:=[.G283]-[.$B283]" office:value-type="float" office:value="10.0207853317261" calcext:value-type="float">
            <text:p>10.020785331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3605.82871" calcext:value-type="float">
            <text:p>1443143605.82871</text:p>
          </table:table-cell>
          <table:table-cell office:value-type="float" office:value="4376" calcext:value-type="float">
            <text:p>4376</text:p>
          </table:table-cell>
          <table:table-cell table:formula="of:=[.B284]-[.$B$2]" office:value-type="float" office:value="25.8284869194031" calcext:value-type="float">
            <text:p>25.8284869194</text:p>
          </table:table-cell>
          <table:table-cell table:formula="of:=[.C284]/([.D284]-[.D283])" office:value-type="float" office:value="104664.463450101" calcext:value-type="float">
            <text:p>104664.463450101</text:p>
          </table:table-cell>
          <table:table-cell/>
          <table:table-cell office:value-type="float" office:value="1443143615.84763" calcext:value-type="float">
            <text:p>1443143615.84763</text:p>
          </table:table-cell>
          <table:table-cell table:formula="of:=[.G284]-[.$B$2]" office:value-type="float" office:value="35.8474104404449" calcext:value-type="float">
            <text:p>35.8474104404</text:p>
          </table:table-cell>
          <table:table-cell table:formula="of:=[.C284]/([.H284]-[.H283])" office:value-type="float" office:value="109542.441863519" calcext:value-type="float">
            <text:p>109542.441863519</text:p>
          </table:table-cell>
          <table:table-cell table:formula="of:=[.G284]-[.$B284]" office:value-type="float" office:value="10.0189235210419" calcext:value-type="float">
            <text:p>10.01892352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3605.87052" calcext:value-type="float">
            <text:p>1443143605.87052</text:p>
          </table:table-cell>
          <table:table-cell office:value-type="float" office:value="4376" calcext:value-type="float">
            <text:p>4376</text:p>
          </table:table-cell>
          <table:table-cell table:formula="of:=[.B285]-[.$B$2]" office:value-type="float" office:value="25.8702960014343" calcext:value-type="float">
            <text:p>25.8702960014</text:p>
          </table:table-cell>
          <table:table-cell table:formula="of:=[.C285]/([.D285]-[.D284])" office:value-type="float" office:value="104666.254014599" calcext:value-type="float">
            <text:p>104666.254014599</text:p>
          </table:table-cell>
          <table:table-cell/>
          <table:table-cell office:value-type="float" office:value="1443143615.88769" calcext:value-type="float">
            <text:p>1443143615.88769</text:p>
          </table:table-cell>
          <table:table-cell table:formula="of:=[.G285]-[.$B$2]" office:value-type="float" office:value="35.8874697685242" calcext:value-type="float">
            <text:p>35.8874697685</text:p>
          </table:table-cell>
          <table:table-cell table:formula="of:=[.C285]/([.H285]-[.H284])" office:value-type="float" office:value="109237.978014653" calcext:value-type="float">
            <text:p>109237.978014653</text:p>
          </table:table-cell>
          <table:table-cell table:formula="of:=[.G285]-[.$B285]" office:value-type="float" office:value="10.0171737670898" calcext:value-type="float">
            <text:p>10.017173767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3605.91234" calcext:value-type="float">
            <text:p>1443143605.91234</text:p>
          </table:table-cell>
          <table:table-cell office:value-type="float" office:value="4376" calcext:value-type="float">
            <text:p>4376</text:p>
          </table:table-cell>
          <table:table-cell table:formula="of:=[.B286]-[.$B$2]" office:value-type="float" office:value="25.9121162891388" calcext:value-type="float">
            <text:p>25.9121162891</text:p>
          </table:table-cell>
          <table:table-cell table:formula="of:=[.C286]/([.D286]-[.D285])" office:value-type="float" office:value="104638.208874218" calcext:value-type="float">
            <text:p>104638.208874218</text:p>
          </table:table-cell>
          <table:table-cell/>
          <table:table-cell office:value-type="float" office:value="1443143615.92727" calcext:value-type="float">
            <text:p>1443143615.92727</text:p>
          </table:table-cell>
          <table:table-cell table:formula="of:=[.G286]-[.$B$2]" office:value-type="float" office:value="35.9270484447479" calcext:value-type="float">
            <text:p>35.9270484447</text:p>
          </table:table-cell>
          <table:table-cell table:formula="of:=[.C286]/([.H286]-[.H285])" office:value-type="float" office:value="110564.587235324" calcext:value-type="float">
            <text:p>110564.587235324</text:p>
          </table:table-cell>
          <table:table-cell table:formula="of:=[.G286]-[.$B286]" office:value-type="float" office:value="10.0149321556091" calcext:value-type="float">
            <text:p>10.014932155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3605.95417" calcext:value-type="float">
            <text:p>1443143605.95417</text:p>
          </table:table-cell>
          <table:table-cell office:value-type="float" office:value="4376" calcext:value-type="float">
            <text:p>4376</text:p>
          </table:table-cell>
          <table:table-cell table:formula="of:=[.B287]-[.$B$2]" office:value-type="float" office:value="25.9539515972137" calcext:value-type="float">
            <text:p>25.9539515972</text:p>
          </table:table-cell>
          <table:table-cell table:formula="of:=[.C287]/([.D287]-[.D286])" office:value-type="float" office:value="104600.640018237" calcext:value-type="float">
            <text:p>104600.640018237</text:p>
          </table:table-cell>
          <table:table-cell/>
          <table:table-cell office:value-type="float" office:value="1443143615.96716" calcext:value-type="float">
            <text:p>1443143615.96716</text:p>
          </table:table-cell>
          <table:table-cell table:formula="of:=[.G287]-[.$B$2]" office:value-type="float" office:value="35.9669375419617" calcext:value-type="float">
            <text:p>35.966937542</text:p>
          </table:table-cell>
          <table:table-cell table:formula="of:=[.C287]/([.H287]-[.H286])" office:value-type="float" office:value="109704.162431937" calcext:value-type="float">
            <text:p>109704.162431937</text:p>
          </table:table-cell>
          <table:table-cell table:formula="of:=[.G287]-[.$B287]" office:value-type="float" office:value="10.0129859447479" calcext:value-type="float">
            <text:p>10.012985944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3605.99599" calcext:value-type="float">
            <text:p>1443143605.99599</text:p>
          </table:table-cell>
          <table:table-cell office:value-type="float" office:value="4376" calcext:value-type="float">
            <text:p>4376</text:p>
          </table:table-cell>
          <table:table-cell table:formula="of:=[.B288]-[.$B$2]" office:value-type="float" office:value="25.9957644939423" calcext:value-type="float">
            <text:p>25.9957644939</text:p>
          </table:table-cell>
          <table:table-cell table:formula="of:=[.C288]/([.D288]-[.D287])" office:value-type="float" office:value="104656.70504516" calcext:value-type="float">
            <text:p>104656.70504516</text:p>
          </table:table-cell>
          <table:table-cell/>
          <table:table-cell office:value-type="float" office:value="1443143616.00722" calcext:value-type="float">
            <text:p>1443143616.00722</text:p>
          </table:table-cell>
          <table:table-cell table:formula="of:=[.G288]-[.$B$2]" office:value-type="float" office:value="36.0069980621338" calcext:value-type="float">
            <text:p>36.0069980621</text:p>
          </table:table-cell>
          <table:table-cell table:formula="of:=[.C288]/([.H288]-[.H287])" office:value-type="float" office:value="109234.727387428" calcext:value-type="float">
            <text:p>109234.727387428</text:p>
          </table:table-cell>
          <table:table-cell table:formula="of:=[.G288]-[.$B288]" office:value-type="float" office:value="10.0112335681915" calcext:value-type="float">
            <text:p>10.011233568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3606.0361" calcext:value-type="float">
            <text:p>1443143606.0361</text:p>
          </table:table-cell>
          <table:table-cell office:value-type="float" office:value="4376" calcext:value-type="float">
            <text:p>4376</text:p>
          </table:table-cell>
          <table:table-cell table:formula="of:=[.B289]-[.$B$2]" office:value-type="float" office:value="26.0358803272247" calcext:value-type="float">
            <text:p>26.0358803272</text:p>
          </table:table-cell>
          <table:table-cell table:formula="of:=[.C289]/([.D289]-[.D288])" office:value-type="float" office:value="109084.110734705" calcext:value-type="float">
            <text:p>109084.110734705</text:p>
          </table:table-cell>
          <table:table-cell/>
          <table:table-cell office:value-type="float" office:value="1443143616.01963" calcext:value-type="float">
            <text:p>1443143616.01963</text:p>
          </table:table-cell>
          <table:table-cell table:formula="of:=[.G289]-[.$B$2]" office:value-type="float" office:value="36.019403219223" calcext:value-type="float">
            <text:p>36.0194032192</text:p>
          </table:table-cell>
          <table:table-cell table:formula="of:=[.C289]/([.H289]-[.H288])" office:value-type="float" office:value="352756.516384463" calcext:value-type="float">
            <text:p>352756.516384463</text:p>
          </table:table-cell>
          <table:table-cell table:formula="of:=[.G289]-[.$B289]" office:value-type="float" office:value="9.98352289199829" calcext:value-type="float">
            <text:p>9.98352289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3606.07607" calcext:value-type="float">
            <text:p>1443143606.07607</text:p>
          </table:table-cell>
          <table:table-cell office:value-type="float" office:value="4376" calcext:value-type="float">
            <text:p>4376</text:p>
          </table:table-cell>
          <table:table-cell table:formula="of:=[.B290]-[.$B$2]" office:value-type="float" office:value="26.0758430957794" calcext:value-type="float">
            <text:p>26.0758430958</text:p>
          </table:table-cell>
          <table:table-cell table:formula="of:=[.C290]/([.D290]-[.D289])" office:value-type="float" office:value="109501.922871325" calcext:value-type="float">
            <text:p>109501.922871325</text:p>
          </table:table-cell>
          <table:table-cell/>
          <table:table-cell office:value-type="float" office:value="1443143616.03192" calcext:value-type="float">
            <text:p>1443143616.03192</text:p>
          </table:table-cell>
          <table:table-cell table:formula="of:=[.G290]-[.$B$2]" office:value-type="float" office:value="36.0317010879517" calcext:value-type="float">
            <text:p>36.031701088</text:p>
          </table:table-cell>
          <table:table-cell table:formula="of:=[.C290]/([.H290]-[.H289])" office:value-type="float" office:value="355834.014540238" calcext:value-type="float">
            <text:p>355834.014540238</text:p>
          </table:table-cell>
          <table:table-cell table:formula="of:=[.G290]-[.$B290]" office:value-type="float" office:value="9.95585799217224" calcext:value-type="float">
            <text:p>9.955857992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3606.11598" calcext:value-type="float">
            <text:p>1443143606.11598</text:p>
          </table:table-cell>
          <table:table-cell office:value-type="float" office:value="4376" calcext:value-type="float">
            <text:p>4376</text:p>
          </table:table-cell>
          <table:table-cell table:formula="of:=[.B291]-[.$B$2]" office:value-type="float" office:value="26.1157593727112" calcext:value-type="float">
            <text:p>26.1157593727</text:p>
          </table:table-cell>
          <table:table-cell table:formula="of:=[.C291]/([.D291]-[.D290])" office:value-type="float" office:value="109629.462875028" calcext:value-type="float">
            <text:p>109629.462875028</text:p>
          </table:table-cell>
          <table:table-cell/>
          <table:table-cell office:value-type="float" office:value="1443143616.05451" calcext:value-type="float">
            <text:p>1443143616.05451</text:p>
          </table:table-cell>
          <table:table-cell table:formula="of:=[.G291]-[.$B$2]" office:value-type="float" office:value="36.054283618927" calcext:value-type="float">
            <text:p>36.0542836189</text:p>
          </table:table-cell>
          <table:table-cell table:formula="of:=[.C291]/([.H291]-[.H290])" office:value-type="float" office:value="193778.102409257" calcext:value-type="float">
            <text:p>193778.102409257</text:p>
          </table:table-cell>
          <table:table-cell table:formula="of:=[.G291]-[.$B291]" office:value-type="float" office:value="9.93852424621582" calcext:value-type="float">
            <text:p>9.938524246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3606.1559" calcext:value-type="float">
            <text:p>1443143606.1559</text:p>
          </table:table-cell>
          <table:table-cell office:value-type="float" office:value="4376" calcext:value-type="float">
            <text:p>4376</text:p>
          </table:table-cell>
          <table:table-cell table:formula="of:=[.B292]-[.$B$2]" office:value-type="float" office:value="26.1556758880615" calcext:value-type="float">
            <text:p>26.1556758881</text:p>
          </table:table-cell>
          <table:table-cell table:formula="of:=[.C292]/([.D292]-[.D291])" office:value-type="float" office:value="109628.808065846" calcext:value-type="float">
            <text:p>109628.808065846</text:p>
          </table:table-cell>
          <table:table-cell/>
          <table:table-cell office:value-type="float" office:value="1443143616.09106" calcext:value-type="float">
            <text:p>1443143616.09106</text:p>
          </table:table-cell>
          <table:table-cell table:formula="of:=[.G292]-[.$B$2]" office:value-type="float" office:value="36.0908417701721" calcext:value-type="float">
            <text:p>36.0908417702</text:p>
          </table:table-cell>
          <table:table-cell table:formula="of:=[.C292]/([.H292]-[.H291])" office:value-type="float" office:value="119699.707205092" calcext:value-type="float">
            <text:p>119699.707205092</text:p>
          </table:table-cell>
          <table:table-cell table:formula="of:=[.G292]-[.$B292]" office:value-type="float" office:value="9.9351658821106" calcext:value-type="float">
            <text:p>9.935165882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3606.19581" calcext:value-type="float">
            <text:p>1443143606.19581</text:p>
          </table:table-cell>
          <table:table-cell office:value-type="float" office:value="4376" calcext:value-type="float">
            <text:p>4376</text:p>
          </table:table-cell>
          <table:table-cell table:formula="of:=[.B293]-[.$B$2]" office:value-type="float" office:value="26.1955862045288" calcext:value-type="float">
            <text:p>26.1955862045</text:p>
          </table:table-cell>
          <table:table-cell table:formula="of:=[.C293]/([.D293]-[.D292])" office:value-type="float" office:value="109645.835647208" calcext:value-type="float">
            <text:p>109645.835647208</text:p>
          </table:table-cell>
          <table:table-cell/>
          <table:table-cell office:value-type="float" office:value="1443143616.1276" calcext:value-type="float">
            <text:p>1443143616.1276</text:p>
          </table:table-cell>
          <table:table-cell table:formula="of:=[.G293]-[.$B$2]" office:value-type="float" office:value="36.1273756027222" calcext:value-type="float">
            <text:p>36.1273756027</text:p>
          </table:table-cell>
          <table:table-cell table:formula="of:=[.C293]/([.H293]-[.H292])" office:value-type="float" office:value="119779.38514951" calcext:value-type="float">
            <text:p>119779.38514951</text:p>
          </table:table-cell>
          <table:table-cell table:formula="of:=[.G293]-[.$B293]" office:value-type="float" office:value="9.93178939819336" calcext:value-type="float">
            <text:p>9.931789398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3606.23572" calcext:value-type="float">
            <text:p>1443143606.23572</text:p>
          </table:table-cell>
          <table:table-cell office:value-type="float" office:value="4376" calcext:value-type="float">
            <text:p>4376</text:p>
          </table:table-cell>
          <table:table-cell table:formula="of:=[.B294]-[.$B$2]" office:value-type="float" office:value="26.2354979515076" calcext:value-type="float">
            <text:p>26.2354979515</text:p>
          </table:table-cell>
          <table:table-cell table:formula="of:=[.C294]/([.D294]-[.D293])" office:value-type="float" office:value="109641.905735893" calcext:value-type="float">
            <text:p>109641.905735893</text:p>
          </table:table-cell>
          <table:table-cell/>
          <table:table-cell office:value-type="float" office:value="1443143616.1642" calcext:value-type="float">
            <text:p>1443143616.1642</text:p>
          </table:table-cell>
          <table:table-cell table:formula="of:=[.G294]-[.$B$2]" office:value-type="float" office:value="36.1639771461487" calcext:value-type="float">
            <text:p>36.1639771461</text:p>
          </table:table-cell>
          <table:table-cell table:formula="of:=[.C294]/([.H294]-[.H293])" office:value-type="float" office:value="119557.799762894" calcext:value-type="float">
            <text:p>119557.799762894</text:p>
          </table:table-cell>
          <table:table-cell table:formula="of:=[.G294]-[.$B294]" office:value-type="float" office:value="9.92847919464111" calcext:value-type="float">
            <text:p>9.928479194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3606.27564" calcext:value-type="float">
            <text:p>1443143606.27564</text:p>
          </table:table-cell>
          <table:table-cell office:value-type="float" office:value="4376" calcext:value-type="float">
            <text:p>4376</text:p>
          </table:table-cell>
          <table:table-cell table:formula="of:=[.B295]-[.$B$2]" office:value-type="float" office:value="26.2754147052765" calcext:value-type="float">
            <text:p>26.2754147053</text:p>
          </table:table-cell>
          <table:table-cell table:formula="of:=[.C295]/([.D295]-[.D294])" office:value-type="float" office:value="109628.153264486" calcext:value-type="float">
            <text:p>109628.153264486</text:p>
          </table:table-cell>
          <table:table-cell/>
          <table:table-cell office:value-type="float" office:value="1443143616.20077" calcext:value-type="float">
            <text:p>1443143616.20077</text:p>
          </table:table-cell>
          <table:table-cell table:formula="of:=[.G295]-[.$B$2]" office:value-type="float" office:value="36.2005455493927" calcext:value-type="float">
            <text:p>36.2005455494</text:p>
          </table:table-cell>
          <table:table-cell table:formula="of:=[.C295]/([.H295]-[.H294])" office:value-type="float" office:value="119666.149238162" calcext:value-type="float">
            <text:p>119666.149238162</text:p>
          </table:table-cell>
          <table:table-cell table:formula="of:=[.G295]-[.$B295]" office:value-type="float" office:value="9.92513084411621" calcext:value-type="float">
            <text:p>9.925130844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3606.31554" calcext:value-type="float">
            <text:p>1443143606.31554</text:p>
          </table:table-cell>
          <table:table-cell office:value-type="float" office:value="4376" calcext:value-type="float">
            <text:p>4376</text:p>
          </table:table-cell>
          <table:table-cell table:formula="of:=[.B296]-[.$B$2]" office:value-type="float" office:value="26.3153145313263" calcext:value-type="float">
            <text:p>26.3153145313</text:p>
          </table:table-cell>
          <table:table-cell table:formula="of:=[.C296]/([.D296]-[.D295])" office:value-type="float" office:value="109674.663607247" calcext:value-type="float">
            <text:p>109674.663607247</text:p>
          </table:table-cell>
          <table:table-cell/>
          <table:table-cell office:value-type="float" office:value="1443143616.23733" calcext:value-type="float">
            <text:p>1443143616.23733</text:p>
          </table:table-cell>
          <table:table-cell table:formula="of:=[.G296]-[.$B$2]" office:value-type="float" office:value="36.2371068000793" calcext:value-type="float">
            <text:p>36.2371068001</text:p>
          </table:table-cell>
          <table:table-cell table:formula="of:=[.C296]/([.H296]-[.H295])" office:value-type="float" office:value="119689.559788456" calcext:value-type="float">
            <text:p>119689.559788456</text:p>
          </table:table-cell>
          <table:table-cell table:formula="of:=[.G296]-[.$B296]" office:value-type="float" office:value="9.92179226875305" calcext:value-type="float">
            <text:p>9.92179226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3606.35545" calcext:value-type="float">
            <text:p>1443143606.35545</text:p>
          </table:table-cell>
          <table:table-cell office:value-type="float" office:value="4376" calcext:value-type="float">
            <text:p>4376</text:p>
          </table:table-cell>
          <table:table-cell table:formula="of:=[.B297]-[.$B$2]" office:value-type="float" office:value="26.3552277088165" calcext:value-type="float">
            <text:p>26.3552277088</text:p>
          </table:table-cell>
          <table:table-cell table:formula="of:=[.C297]/([.D297]-[.D296])" office:value-type="float" office:value="109637.976106279" calcext:value-type="float">
            <text:p>109637.976106279</text:p>
          </table:table-cell>
          <table:table-cell/>
          <table:table-cell office:value-type="float" office:value="1443143616.27389" calcext:value-type="float">
            <text:p>1443143616.27389</text:p>
          </table:table-cell>
          <table:table-cell table:formula="of:=[.G297]-[.$B$2]" office:value-type="float" office:value="36.2736663818359" calcext:value-type="float">
            <text:p>36.2736663818</text:p>
          </table:table-cell>
          <table:table-cell table:formula="of:=[.C297]/([.H297]-[.H296])" office:value-type="float" office:value="119695.023568233" calcext:value-type="float">
            <text:p>119695.023568233</text:p>
          </table:table-cell>
          <table:table-cell table:formula="of:=[.G297]-[.$B297]" office:value-type="float" office:value="9.91843867301941" calcext:value-type="float">
            <text:p>9.91843867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3606.39536" calcext:value-type="float">
            <text:p>1443143606.39536</text:p>
          </table:table-cell>
          <table:table-cell office:value-type="float" office:value="4376" calcext:value-type="float">
            <text:p>4376</text:p>
          </table:table-cell>
          <table:table-cell table:formula="of:=[.B298]-[.$B$2]" office:value-type="float" office:value="26.3951416015625" calcext:value-type="float">
            <text:p>26.3951416016</text:p>
          </table:table-cell>
          <table:table-cell table:formula="of:=[.C298]/([.D298]-[.D297])" office:value-type="float" office:value="109636.011397101" calcext:value-type="float">
            <text:p>109636.011397101</text:p>
          </table:table-cell>
          <table:table-cell/>
          <table:table-cell office:value-type="float" office:value="1443143616.31044" calcext:value-type="float">
            <text:p>1443143616.31044</text:p>
          </table:table-cell>
          <table:table-cell table:formula="of:=[.G298]-[.$B$2]" office:value-type="float" office:value="36.3102195262909" calcext:value-type="float">
            <text:p>36.3102195263</text:p>
          </table:table-cell>
          <table:table-cell table:formula="of:=[.C298]/([.H298]-[.H297])" office:value-type="float" office:value="119716.102820989" calcext:value-type="float">
            <text:p>119716.102820989</text:p>
          </table:table-cell>
          <table:table-cell table:formula="of:=[.G298]-[.$B298]" office:value-type="float" office:value="9.91507792472839" calcext:value-type="float">
            <text:p>9.915077924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3606.43535" calcext:value-type="float">
            <text:p>1443143606.43535</text:p>
          </table:table-cell>
          <table:table-cell office:value-type="float" office:value="4376" calcext:value-type="float">
            <text:p>4376</text:p>
          </table:table-cell>
          <table:table-cell table:formula="of:=[.B299]-[.$B$2]" office:value-type="float" office:value="26.4351236820221" calcext:value-type="float">
            <text:p>26.435123682</text:p>
          </table:table-cell>
          <table:table-cell table:formula="of:=[.C299]/([.D299]-[.D298])" office:value-type="float" office:value="109449.03190874" calcext:value-type="float">
            <text:p>109449.03190874</text:p>
          </table:table-cell>
          <table:table-cell/>
          <table:table-cell office:value-type="float" office:value="1443143616.34701" calcext:value-type="float">
            <text:p>1443143616.34701</text:p>
          </table:table-cell>
          <table:table-cell table:formula="of:=[.G299]-[.$B$2]" office:value-type="float" office:value="36.3467919826508" calcext:value-type="float">
            <text:p>36.3467919827</text:p>
          </table:table-cell>
          <table:table-cell table:formula="of:=[.C299]/([.H299]-[.H298])" office:value-type="float" office:value="119652.887324311" calcext:value-type="float">
            <text:p>119652.887324311</text:p>
          </table:table-cell>
          <table:table-cell table:formula="of:=[.G299]-[.$B299]" office:value-type="float" office:value="9.91166830062866" calcext:value-type="float">
            <text:p>9.911668300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3606.47526" calcext:value-type="float">
            <text:p>1443143606.47526</text:p>
          </table:table-cell>
          <table:table-cell office:value-type="float" office:value="4376" calcext:value-type="float">
            <text:p>4376</text:p>
          </table:table-cell>
          <table:table-cell table:formula="of:=[.B300]-[.$B$2]" office:value-type="float" office:value="26.4750399589539" calcext:value-type="float">
            <text:p>26.475039959</text:p>
          </table:table-cell>
          <table:table-cell table:formula="of:=[.C300]/([.D300]-[.D299])" office:value-type="float" office:value="109629.462875028" calcext:value-type="float">
            <text:p>109629.462875028</text:p>
          </table:table-cell>
          <table:table-cell/>
          <table:table-cell office:value-type="float" office:value="1443143616.38364" calcext:value-type="float">
            <text:p>1443143616.38364</text:p>
          </table:table-cell>
          <table:table-cell table:formula="of:=[.G300]-[.$B$2]" office:value-type="float" office:value="36.3834128379822" calcext:value-type="float">
            <text:p>36.383412838</text:p>
          </table:table-cell>
          <table:table-cell table:formula="of:=[.C300]/([.H300]-[.H299])" office:value-type="float" office:value="119494.751293954" calcext:value-type="float">
            <text:p>119494.751293954</text:p>
          </table:table-cell>
          <table:table-cell table:formula="of:=[.G300]-[.$B300]" office:value-type="float" office:value="9.90837287902832" calcext:value-type="float">
            <text:p>9.90837287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3606.51517" calcext:value-type="float">
            <text:p>1443143606.51517</text:p>
          </table:table-cell>
          <table:table-cell office:value-type="float" office:value="4376" calcext:value-type="float">
            <text:p>4376</text:p>
          </table:table-cell>
          <table:table-cell table:formula="of:=[.B301]-[.$B$2]" office:value-type="float" office:value="26.5149517059326" calcext:value-type="float">
            <text:p>26.5149517059</text:p>
          </table:table-cell>
          <table:table-cell table:formula="of:=[.C301]/([.D301]-[.D300])" office:value-type="float" office:value="109641.905735893" calcext:value-type="float">
            <text:p>109641.905735893</text:p>
          </table:table-cell>
          <table:table-cell/>
          <table:table-cell office:value-type="float" office:value="1443143616.42019" calcext:value-type="float">
            <text:p>1443143616.42019</text:p>
          </table:table-cell>
          <table:table-cell table:formula="of:=[.G301]-[.$B$2]" office:value-type="float" office:value="36.4199664592743" calcext:value-type="float">
            <text:p>36.4199664593</text:p>
          </table:table-cell>
          <table:table-cell table:formula="of:=[.C301]/([.H301]-[.H300])" office:value-type="float" office:value="119714.541140252" calcext:value-type="float">
            <text:p>119714.541140252</text:p>
          </table:table-cell>
          <table:table-cell table:formula="of:=[.G301]-[.$B301]" office:value-type="float" office:value="9.90501475334168" calcext:value-type="float">
            <text:p>9.905014753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3606.55509" calcext:value-type="float">
            <text:p>1443143606.55509</text:p>
          </table:table-cell>
          <table:table-cell office:value-type="float" office:value="4376" calcext:value-type="float">
            <text:p>4376</text:p>
          </table:table-cell>
          <table:table-cell table:formula="of:=[.B302]-[.$B$2]" office:value-type="float" office:value="26.5548696517944" calcext:value-type="float">
            <text:p>26.5548696518</text:p>
          </table:table-cell>
          <table:table-cell table:formula="of:=[.C302]/([.D302]-[.D301])" office:value-type="float" office:value="109624.879375015" calcext:value-type="float">
            <text:p>109624.879375015</text:p>
          </table:table-cell>
          <table:table-cell/>
          <table:table-cell office:value-type="float" office:value="1443143616.45674" calcext:value-type="float">
            <text:p>1443143616.45674</text:p>
          </table:table-cell>
          <table:table-cell table:formula="of:=[.G302]-[.$B$2]" office:value-type="float" office:value="36.456512928009" calcext:value-type="float">
            <text:p>36.456512928</text:p>
          </table:table-cell>
          <table:table-cell table:formula="of:=[.C302]/([.H302]-[.H301])" office:value-type="float" office:value="119737.970630256" calcext:value-type="float">
            <text:p>119737.970630256</text:p>
          </table:table-cell>
          <table:table-cell table:formula="of:=[.G302]-[.$B302]" office:value-type="float" office:value="9.9016432762146" calcext:value-type="float">
            <text:p>9.901643276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3606.59499" calcext:value-type="float">
            <text:p>1443143606.59499</text:p>
          </table:table-cell>
          <table:table-cell office:value-type="float" office:value="4376" calcext:value-type="float">
            <text:p>4376</text:p>
          </table:table-cell>
          <table:table-cell table:formula="of:=[.B303]-[.$B$2]" office:value-type="float" office:value="26.5947709083557" calcext:value-type="float">
            <text:p>26.5947709084</text:p>
          </table:table-cell>
          <table:table-cell table:formula="of:=[.C303]/([.D303]-[.D302])" office:value-type="float" office:value="109670.731629202" calcext:value-type="float">
            <text:p>109670.731629202</text:p>
          </table:table-cell>
          <table:table-cell/>
          <table:table-cell office:value-type="float" office:value="1443143616.49333" calcext:value-type="float">
            <text:p>1443143616.49333</text:p>
          </table:table-cell>
          <table:table-cell table:formula="of:=[.G303]-[.$B$2]" office:value-type="float" office:value="36.4931063652039" calcext:value-type="float">
            <text:p>36.4931063652</text:p>
          </table:table-cell>
          <table:table-cell table:formula="of:=[.C303]/([.H303]-[.H302])" office:value-type="float" office:value="119584.284381434" calcext:value-type="float">
            <text:p>119584.284381434</text:p>
          </table:table-cell>
          <table:table-cell table:formula="of:=[.G303]-[.$B303]" office:value-type="float" office:value="9.89833545684814" calcext:value-type="float">
            <text:p>9.898335456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3606.63489" calcext:value-type="float">
            <text:p>1443143606.63489</text:p>
          </table:table-cell>
          <table:table-cell office:value-type="float" office:value="4376" calcext:value-type="float">
            <text:p>4376</text:p>
          </table:table-cell>
          <table:table-cell table:formula="of:=[.B304]-[.$B$2]" office:value-type="float" office:value="26.634667634964" calcext:value-type="float">
            <text:p>26.634667635</text:p>
          </table:table-cell>
          <table:table-cell table:formula="of:=[.C304]/([.D304]-[.D303])" office:value-type="float" office:value="109683.183860308" calcext:value-type="float">
            <text:p>109683.183860308</text:p>
          </table:table-cell>
          <table:table-cell/>
          <table:table-cell office:value-type="float" office:value="1443143616.52988" calcext:value-type="float">
            <text:p>1443143616.52988</text:p>
          </table:table-cell>
          <table:table-cell table:formula="of:=[.G304]-[.$B$2]" office:value-type="float" office:value="36.5296580791473" calcext:value-type="float">
            <text:p>36.5296580791</text:p>
          </table:table-cell>
          <table:table-cell table:formula="of:=[.C304]/([.H304]-[.H303])" office:value-type="float" office:value="119720.788107678" calcext:value-type="float">
            <text:p>119720.788107678</text:p>
          </table:table-cell>
          <table:table-cell table:formula="of:=[.G304]-[.$B304]" office:value-type="float" office:value="9.89499044418335" calcext:value-type="float">
            <text:p>9.894990444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3606.67479" calcext:value-type="float">
            <text:p>1443143606.67479</text:p>
          </table:table-cell>
          <table:table-cell office:value-type="float" office:value="4376" calcext:value-type="float">
            <text:p>4376</text:p>
          </table:table-cell>
          <table:table-cell table:formula="of:=[.B305]-[.$B$2]" office:value-type="float" office:value="26.6745688915253" calcext:value-type="float">
            <text:p>26.6745688915</text:p>
          </table:table-cell>
          <table:table-cell table:formula="of:=[.C305]/([.D305]-[.D304])" office:value-type="float" office:value="109670.731629202" calcext:value-type="float">
            <text:p>109670.731629202</text:p>
          </table:table-cell>
          <table:table-cell/>
          <table:table-cell office:value-type="float" office:value="1443143616.56645" calcext:value-type="float">
            <text:p>1443143616.56645</text:p>
          </table:table-cell>
          <table:table-cell table:formula="of:=[.G305]-[.$B$2]" office:value-type="float" office:value="36.5662317276001" calcext:value-type="float">
            <text:p>36.5662317276</text:p>
          </table:table-cell>
          <table:table-cell table:formula="of:=[.C305]/([.H305]-[.H304])" office:value-type="float" office:value="119648.987320813" calcext:value-type="float">
            <text:p>119648.987320813</text:p>
          </table:table-cell>
          <table:table-cell table:formula="of:=[.G305]-[.$B305]" office:value-type="float" office:value="9.89166283607483" calcext:value-type="float">
            <text:p>9.891662836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3606.7147" calcext:value-type="float">
            <text:p>1443143606.7147</text:p>
          </table:table-cell>
          <table:table-cell office:value-type="float" office:value="4376" calcext:value-type="float">
            <text:p>4376</text:p>
          </table:table-cell>
          <table:table-cell table:formula="of:=[.B306]-[.$B$2]" office:value-type="float" office:value="26.7144787311554" calcext:value-type="float">
            <text:p>26.7144787312</text:p>
          </table:table-cell>
          <table:table-cell table:formula="of:=[.C306]/([.D306]-[.D305])" office:value-type="float" office:value="109647.145680251" calcext:value-type="float">
            <text:p>109647.145680251</text:p>
          </table:table-cell>
          <table:table-cell/>
          <table:table-cell office:value-type="float" office:value="1443143616.60305" calcext:value-type="float">
            <text:p>1443143616.60305</text:p>
          </table:table-cell>
          <table:table-cell table:formula="of:=[.G306]-[.$B$2]" office:value-type="float" office:value="36.6028232574463" calcext:value-type="float">
            <text:p>36.6028232574</text:p>
          </table:table-cell>
          <table:table-cell table:formula="of:=[.C306]/([.H306]-[.H305])" office:value-type="float" office:value="119590.517761735" calcext:value-type="float">
            <text:p>119590.517761735</text:p>
          </table:table-cell>
          <table:table-cell table:formula="of:=[.G306]-[.$B306]" office:value-type="float" office:value="9.88834452629089" calcext:value-type="float">
            <text:p>9.888344526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3606.7546" calcext:value-type="float">
            <text:p>1443143606.7546</text:p>
          </table:table-cell>
          <table:table-cell office:value-type="float" office:value="4376" calcext:value-type="float">
            <text:p>4376</text:p>
          </table:table-cell>
          <table:table-cell table:formula="of:=[.B307]-[.$B$2]" office:value-type="float" office:value="26.7543745040894" calcext:value-type="float">
            <text:p>26.7543745041</text:p>
          </table:table-cell>
          <table:table-cell table:formula="of:=[.C307]/([.D307]-[.D306])" office:value-type="float" office:value="109685.805742971" calcext:value-type="float">
            <text:p>109685.805742971</text:p>
          </table:table-cell>
          <table:table-cell/>
          <table:table-cell office:value-type="float" office:value="1443143616.63961" calcext:value-type="float">
            <text:p>1443143616.63961</text:p>
          </table:table-cell>
          <table:table-cell table:formula="of:=[.G307]-[.$B$2]" office:value-type="float" office:value="36.6393885612488" calcext:value-type="float">
            <text:p>36.6393885612</text:p>
          </table:table-cell>
          <table:table-cell table:formula="of:=[.C307]/([.H307]-[.H306])" office:value-type="float" office:value="119676.292685471" calcext:value-type="float">
            <text:p>119676.292685471</text:p>
          </table:table-cell>
          <table:table-cell table:formula="of:=[.G307]-[.$B307]" office:value-type="float" office:value="9.88501405715942" calcext:value-type="float">
            <text:p>9.885014057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3606.7945" calcext:value-type="float">
            <text:p>1443143606.7945</text:p>
          </table:table-cell>
          <table:table-cell office:value-type="float" office:value="4376" calcext:value-type="float">
            <text:p>4376</text:p>
          </table:table-cell>
          <table:table-cell table:formula="of:=[.B308]-[.$B$2]" office:value-type="float" office:value="26.7942736148834" calcext:value-type="float">
            <text:p>26.7942736149</text:p>
          </table:table-cell>
          <table:table-cell table:formula="of:=[.C308]/([.D308]-[.D307])" office:value-type="float" office:value="109676.629702" calcext:value-type="float">
            <text:p>109676.629702</text:p>
          </table:table-cell>
          <table:table-cell/>
          <table:table-cell office:value-type="float" office:value="1443143616.67618" calcext:value-type="float">
            <text:p>1443143616.67618</text:p>
          </table:table-cell>
          <table:table-cell table:formula="of:=[.G308]-[.$B$2]" office:value-type="float" office:value="36.67595744133" calcext:value-type="float">
            <text:p>36.6759574413</text:p>
          </table:table-cell>
          <table:table-cell table:formula="of:=[.C308]/([.H308]-[.H307])" office:value-type="float" office:value="119664.588860419" calcext:value-type="float">
            <text:p>119664.588860419</text:p>
          </table:table-cell>
          <table:table-cell table:formula="of:=[.G308]-[.$B308]" office:value-type="float" office:value="9.88168382644653" calcext:value-type="float">
            <text:p>9.881683826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3606.83442" calcext:value-type="float">
            <text:p>1443143606.83442</text:p>
          </table:table-cell>
          <table:table-cell office:value-type="float" office:value="4376" calcext:value-type="float">
            <text:p>4376</text:p>
          </table:table-cell>
          <table:table-cell table:formula="of:=[.B309]-[.$B$2]" office:value-type="float" office:value="26.8341946601868" calcext:value-type="float">
            <text:p>26.8341946602</text:p>
          </table:table-cell>
          <table:table-cell table:formula="of:=[.C309]/([.D309]-[.D308])" office:value-type="float" office:value="109616.368177448" calcext:value-type="float">
            <text:p>109616.368177448</text:p>
          </table:table-cell>
          <table:table-cell/>
          <table:table-cell office:value-type="float" office:value="1443143616.71273" calcext:value-type="float">
            <text:p>1443143616.71273</text:p>
          </table:table-cell>
          <table:table-cell table:formula="of:=[.G309]-[.$B$2]" office:value-type="float" office:value="36.7125060558319" calcext:value-type="float">
            <text:p>36.7125060558</text:p>
          </table:table-cell>
          <table:table-cell table:formula="of:=[.C309]/([.H309]-[.H308])" office:value-type="float" office:value="119730.940820374" calcext:value-type="float">
            <text:p>119730.940820374</text:p>
          </table:table-cell>
          <table:table-cell table:formula="of:=[.G309]-[.$B309]" office:value-type="float" office:value="9.87831139564514" calcext:value-type="float">
            <text:p>9.878311395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3606.87436" calcext:value-type="float">
            <text:p>1443143606.87436</text:p>
          </table:table-cell>
          <table:table-cell office:value-type="float" office:value="4376" calcext:value-type="float">
            <text:p>4376</text:p>
          </table:table-cell>
          <table:table-cell table:formula="of:=[.B310]-[.$B$2]" office:value-type="float" office:value="26.8741407394409" calcext:value-type="float">
            <text:p>26.8741407394</text:p>
          </table:table-cell>
          <table:table-cell table:formula="of:=[.C310]/([.D310]-[.D309])" office:value-type="float" office:value="109547.672304919" calcext:value-type="float">
            <text:p>109547.672304919</text:p>
          </table:table-cell>
          <table:table-cell/>
          <table:table-cell office:value-type="float" office:value="1443143616.7493" calcext:value-type="float">
            <text:p>1443143616.7493</text:p>
          </table:table-cell>
          <table:table-cell table:formula="of:=[.G310]-[.$B$2]" office:value-type="float" office:value="36.7490801811218" calcext:value-type="float">
            <text:p>36.7490801811</text:p>
          </table:table-cell>
          <table:table-cell table:formula="of:=[.C310]/([.H310]-[.H309])" office:value-type="float" office:value="119647.427390599" calcext:value-type="float">
            <text:p>119647.427390599</text:p>
          </table:table-cell>
          <table:table-cell table:formula="of:=[.G310]-[.$B310]" office:value-type="float" office:value="9.87493944168091" calcext:value-type="float">
            <text:p>9.874939441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3606.91426" calcext:value-type="float">
            <text:p>1443143606.91426</text:p>
          </table:table-cell>
          <table:table-cell office:value-type="float" office:value="4376" calcext:value-type="float">
            <text:p>4376</text:p>
          </table:table-cell>
          <table:table-cell table:formula="of:=[.B311]-[.$B$2]" office:value-type="float" office:value="26.9140343666077" calcext:value-type="float">
            <text:p>26.9140343666</text:p>
          </table:table-cell>
          <table:table-cell table:formula="of:=[.C311]/([.D311]-[.D310])" office:value-type="float" office:value="109691.70543729" calcext:value-type="float">
            <text:p>109691.70543729</text:p>
          </table:table-cell>
          <table:table-cell/>
          <table:table-cell office:value-type="float" office:value="1443143616.78589" calcext:value-type="float">
            <text:p>1443143616.78589</text:p>
          </table:table-cell>
          <table:table-cell table:formula="of:=[.G311]-[.$B$2]" office:value-type="float" office:value="36.785671710968" calcext:value-type="float">
            <text:p>36.785671711</text:p>
          </table:table-cell>
          <table:table-cell table:formula="of:=[.C311]/([.H311]-[.H310])" office:value-type="float" office:value="119590.517761735" calcext:value-type="float">
            <text:p>119590.517761735</text:p>
          </table:table-cell>
          <table:table-cell table:formula="of:=[.G311]-[.$B311]" office:value-type="float" office:value="9.87163734436035" calcext:value-type="float">
            <text:p>9.871637344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3606.95414" calcext:value-type="float">
            <text:p>1443143606.95414</text:p>
          </table:table-cell>
          <table:table-cell office:value-type="float" office:value="4376" calcext:value-type="float">
            <text:p>4376</text:p>
          </table:table-cell>
          <table:table-cell table:formula="of:=[.B312]-[.$B$2]" office:value-type="float" office:value="26.9539175033569" calcext:value-type="float">
            <text:p>26.9539175034</text:p>
          </table:table-cell>
          <table:table-cell table:formula="of:=[.C312]/([.D312]-[.D311])" office:value-type="float" office:value="109720.557525615" calcext:value-type="float">
            <text:p>109720.557525615</text:p>
          </table:table-cell>
          <table:table-cell/>
          <table:table-cell office:value-type="float" office:value="1443143616.82243" calcext:value-type="float">
            <text:p>1443143616.82243</text:p>
          </table:table-cell>
          <table:table-cell table:formula="of:=[.G312]-[.$B$2]" office:value-type="float" office:value="36.8222079277039" calcext:value-type="float">
            <text:p>36.8222079277</text:p>
          </table:table-cell>
          <table:table-cell table:formula="of:=[.C312]/([.H312]-[.H311])" office:value-type="float" office:value="119771.568896662" calcext:value-type="float">
            <text:p>119771.568896662</text:p>
          </table:table-cell>
          <table:table-cell table:formula="of:=[.G312]-[.$B312]" office:value-type="float" office:value="9.86829042434692" calcext:value-type="float">
            <text:p>9.868290424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3606.99402" calcext:value-type="float">
            <text:p>1443143606.99402</text:p>
          </table:table-cell>
          <table:table-cell office:value-type="float" office:value="4376" calcext:value-type="float">
            <text:p>4376</text:p>
          </table:table-cell>
          <table:table-cell table:formula="of:=[.B313]-[.$B$2]" office:value-type="float" office:value="26.9938008785248" calcext:value-type="float">
            <text:p>26.9938008785</text:p>
          </table:table-cell>
          <table:table-cell table:formula="of:=[.C313]/([.D313]-[.D312])" office:value-type="float" office:value="109719.90162778" calcext:value-type="float">
            <text:p>109719.90162778</text:p>
          </table:table-cell>
          <table:table-cell/>
          <table:table-cell office:value-type="float" office:value="1443143616.85902" calcext:value-type="float">
            <text:p>1443143616.85902</text:p>
          </table:table-cell>
          <table:table-cell table:formula="of:=[.G313]-[.$B$2]" office:value-type="float" office:value="36.8587923049927" calcext:value-type="float">
            <text:p>36.858792305</text:p>
          </table:table-cell>
          <table:table-cell table:formula="of:=[.C313]/([.H313]-[.H312])" office:value-type="float" office:value="119613.898726588" calcext:value-type="float">
            <text:p>119613.898726588</text:p>
          </table:table-cell>
          <table:table-cell table:formula="of:=[.G313]-[.$B313]" office:value-type="float" office:value="9.8649914264679" calcext:value-type="float">
            <text:p>9.864991426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3620.04661" calcext:value-type="float">
            <text:p>1443143620.04661</text:p>
          </table:table-cell>
          <table:table-cell office:value-type="float" office:value="4376" calcext:value-type="float">
            <text:p>4376</text:p>
          </table:table-cell>
          <table:table-cell table:formula="of:=[.B314]-[.$B$2]" office:value-type="float" office:value="40.0463914871216" calcext:value-type="float">
            <text:p>40.0463914871</text:p>
          </table:table-cell>
          <table:table-cell table:formula="of:=[.C314]/([.D314]-[.D313])" office:value-type="float" office:value="335.259116846723" calcext:value-type="float">
            <text:p>335.2591168467</text:p>
          </table:table-cell>
          <table:table-cell/>
          <table:table-cell office:value-type="float" office:value="1443143620.23755" calcext:value-type="float">
            <text:p>1443143620.23755</text:p>
          </table:table-cell>
          <table:table-cell table:formula="of:=[.G314]-[.$B$2]" office:value-type="float" office:value="40.237331867218" calcext:value-type="float">
            <text:p>40.2373318672</text:p>
          </table:table-cell>
          <table:table-cell table:formula="of:=[.C314]/([.H314]-[.H313])" office:value-type="float" office:value="1295.23420383382" calcext:value-type="float">
            <text:p>1295.2342038338</text:p>
          </table:table-cell>
          <table:table-cell table:formula="of:=[.G314]-[.$B314]" office:value-type="float" office:value="0.190940380096436" calcext:value-type="float">
            <text:p>0.190940380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3620.10145" calcext:value-type="float">
            <text:p>1443143620.10145</text:p>
          </table:table-cell>
          <table:table-cell office:value-type="float" office:value="4376" calcext:value-type="float">
            <text:p>4376</text:p>
          </table:table-cell>
          <table:table-cell table:formula="of:=[.B315]-[.$B$2]" office:value-type="float" office:value="40.1012279987335" calcext:value-type="float">
            <text:p>40.1012279987</text:p>
          </table:table-cell>
          <table:table-cell table:formula="of:=[.C315]/([.D315]-[.D314])" office:value-type="float" office:value="79800.8456658884" calcext:value-type="float">
            <text:p>79800.8456658884</text:p>
          </table:table-cell>
          <table:table-cell/>
          <table:table-cell office:value-type="float" office:value="1443143620.40041" calcext:value-type="float">
            <text:p>1443143620.40041</text:p>
          </table:table-cell>
          <table:table-cell table:formula="of:=[.G315]-[.$B$2]" office:value-type="float" office:value="40.4001841545105" calcext:value-type="float">
            <text:p>40.4001841545</text:p>
          </table:table-cell>
          <table:table-cell table:formula="of:=[.C315]/([.H315]-[.H314])" office:value-type="float" office:value="26870.9765932901" calcext:value-type="float">
            <text:p>26870.9765932901</text:p>
          </table:table-cell>
          <table:table-cell table:formula="of:=[.G315]-[.$B315]" office:value-type="float" office:value="0.298956155776978" calcext:value-type="float">
            <text:p>0.298956155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3620.15627" calcext:value-type="float">
            <text:p>1443143620.15627</text:p>
          </table:table-cell>
          <table:table-cell office:value-type="float" office:value="4376" calcext:value-type="float">
            <text:p>4376</text:p>
          </table:table-cell>
          <table:table-cell table:formula="of:=[.B316]-[.$B$2]" office:value-type="float" office:value="40.1560475826263" calcext:value-type="float">
            <text:p>40.1560475826</text:p>
          </table:table-cell>
          <table:table-cell table:formula="of:=[.C316]/([.D316]-[.D315])" office:value-type="float" office:value="79825.4873396251" calcext:value-type="float">
            <text:p>79825.4873396251</text:p>
          </table:table-cell>
          <table:table-cell/>
          <table:table-cell office:value-type="float" office:value="1443143620.83899" calcext:value-type="float">
            <text:p>1443143620.83899</text:p>
          </table:table-cell>
          <table:table-cell table:formula="of:=[.G316]-[.$B$2]" office:value-type="float" office:value="40.8387634754181" calcext:value-type="float">
            <text:p>40.8387634754</text:p>
          </table:table-cell>
          <table:table-cell table:formula="of:=[.C316]/([.H316]-[.H315])" office:value-type="float" office:value="9977.67060914851" calcext:value-type="float">
            <text:p>9977.6706091485</text:p>
          </table:table-cell>
          <table:table-cell table:formula="of:=[.G316]-[.$B316]" office:value-type="float" office:value="0.682715892791748" calcext:value-type="float">
            <text:p>0.68271589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3620.21112" calcext:value-type="float">
            <text:p>1443143620.21112</text:p>
          </table:table-cell>
          <table:table-cell office:value-type="float" office:value="4376" calcext:value-type="float">
            <text:p>4376</text:p>
          </table:table-cell>
          <table:table-cell table:formula="of:=[.B317]-[.$B$2]" office:value-type="float" office:value="40.2109005451202" calcext:value-type="float">
            <text:p>40.2109005451</text:p>
          </table:table-cell>
          <table:table-cell table:formula="of:=[.C317]/([.D317]-[.D316])" office:value-type="float" office:value="79776.912696136" calcext:value-type="float">
            <text:p>79776.912696136</text:p>
          </table:table-cell>
          <table:table-cell/>
          <table:table-cell office:value-type="float" office:value="1443143621.00346" calcext:value-type="float">
            <text:p>1443143621.00346</text:p>
          </table:table-cell>
          <table:table-cell table:formula="of:=[.G317]-[.$B$2]" office:value-type="float" office:value="41.0032377243042" calcext:value-type="float">
            <text:p>41.0032377243</text:p>
          </table:table-cell>
          <table:table-cell table:formula="of:=[.C317]/([.H317]-[.H316])" office:value-type="float" office:value="26605.988655587" calcext:value-type="float">
            <text:p>26605.988655587</text:p>
          </table:table-cell>
          <table:table-cell table:formula="of:=[.G317]-[.$B317]" office:value-type="float" office:value="0.79233717918396" calcext:value-type="float">
            <text:p>0.792337179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3620.26597" calcext:value-type="float">
            <text:p>1443143620.26597</text:p>
          </table:table-cell>
          <table:table-cell office:value-type="float" office:value="4376" calcext:value-type="float">
            <text:p>4376</text:p>
          </table:table-cell>
          <table:table-cell table:formula="of:=[.B318]-[.$B$2]" office:value-type="float" office:value="40.2657434940338" calcext:value-type="float">
            <text:p>40.265743494</text:p>
          </table:table-cell>
          <table:table-cell table:formula="of:=[.C318]/([.D318]-[.D317])" office:value-type="float" office:value="79791.4788808319" calcext:value-type="float">
            <text:p>79791.4788808319</text:p>
          </table:table-cell>
          <table:table-cell/>
          <table:table-cell office:value-type="float" office:value="1443143621.16976" calcext:value-type="float">
            <text:p>1443143621.16976</text:p>
          </table:table-cell>
          <table:table-cell table:formula="of:=[.G318]-[.$B$2]" office:value-type="float" office:value="41.169538974762" calcext:value-type="float">
            <text:p>41.1695389748</text:p>
          </table:table-cell>
          <table:table-cell table:formula="of:=[.C318]/([.H318]-[.H317])" office:value-type="float" office:value="26313.6926989698" calcext:value-type="float">
            <text:p>26313.6926989698</text:p>
          </table:table-cell>
          <table:table-cell table:formula="of:=[.G318]-[.$B318]" office:value-type="float" office:value="0.903795480728149" calcext:value-type="float">
            <text:p>0.90379548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3620.32084" calcext:value-type="float">
            <text:p>1443143620.32084</text:p>
          </table:table-cell>
          <table:table-cell office:value-type="float" office:value="4376" calcext:value-type="float">
            <text:p>4376</text:p>
          </table:table-cell>
          <table:table-cell table:formula="of:=[.B319]-[.$B$2]" office:value-type="float" office:value="40.3206198215485" calcext:value-type="float">
            <text:p>40.3206198215</text:p>
          </table:table-cell>
          <table:table-cell table:formula="of:=[.C319]/([.D319]-[.D318])" office:value-type="float" office:value="79742.9456049494" calcext:value-type="float">
            <text:p>79742.9456049494</text:p>
          </table:table-cell>
          <table:table-cell/>
          <table:table-cell office:value-type="float" office:value="1443143621.99524" calcext:value-type="float">
            <text:p>1443143621.99524</text:p>
          </table:table-cell>
          <table:table-cell table:formula="of:=[.G319]-[.$B$2]" office:value-type="float" office:value="41.9950129985809" calcext:value-type="float">
            <text:p>41.9950129986</text:p>
          </table:table-cell>
          <table:table-cell table:formula="of:=[.C319]/([.H319]-[.H318])" office:value-type="float" office:value="5301.19649284043" calcext:value-type="float">
            <text:p>5301.1964928404</text:p>
          </table:table-cell>
          <table:table-cell table:formula="of:=[.G319]-[.$B319]" office:value-type="float" office:value="1.67439317703247" calcext:value-type="float">
            <text:p>1.67439317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3620.37568" calcext:value-type="float">
            <text:p>1443143620.37568</text:p>
          </table:table-cell>
          <table:table-cell office:value-type="float" office:value="4376" calcext:value-type="float">
            <text:p>4376</text:p>
          </table:table-cell>
          <table:table-cell table:formula="of:=[.B320]-[.$B$2]" office:value-type="float" office:value="40.3754532337189" calcext:value-type="float">
            <text:p>40.3754532337</text:p>
          </table:table-cell>
          <table:table-cell table:formula="of:=[.C320]/([.D320]-[.D319])" office:value-type="float" office:value="79805.3563838113" calcext:value-type="float">
            <text:p>79805.3563838113</text:p>
          </table:table-cell>
          <table:table-cell/>
          <table:table-cell office:value-type="float" office:value="1443143622.15014" calcext:value-type="float">
            <text:p>1443143622.15014</text:p>
          </table:table-cell>
          <table:table-cell table:formula="of:=[.G320]-[.$B$2]" office:value-type="float" office:value="42.1499135494232" calcext:value-type="float">
            <text:p>42.1499135494</text:p>
          </table:table-cell>
          <table:table-cell table:formula="of:=[.C320]/([.H320]-[.H319])" office:value-type="float" office:value="28250.3837217177" calcext:value-type="float">
            <text:p>28250.3837217177</text:p>
          </table:table-cell>
          <table:table-cell table:formula="of:=[.G320]-[.$B320]" office:value-type="float" office:value="1.77446031570435" calcext:value-type="float">
            <text:p>1.774460315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3620.43051" calcext:value-type="float">
            <text:p>1443143620.43051</text:p>
          </table:table-cell>
          <table:table-cell office:value-type="float" office:value="4376" calcext:value-type="float">
            <text:p>4376</text:p>
          </table:table-cell>
          <table:table-cell table:formula="of:=[.B321]-[.$B$2]" office:value-type="float" office:value="40.4302864074707" calcext:value-type="float">
            <text:p>40.4302864075</text:p>
          </table:table-cell>
          <table:table-cell table:formula="of:=[.C321]/([.D321]-[.D320])" office:value-type="float" office:value="79805.7033832347" calcext:value-type="float">
            <text:p>79805.7033832347</text:p>
          </table:table-cell>
          <table:table-cell/>
          <table:table-cell office:value-type="float" office:value="1443143625.99383" calcext:value-type="float">
            <text:p>1443143625.99383</text:p>
          </table:table-cell>
          <table:table-cell table:formula="of:=[.G321]-[.$B$2]" office:value-type="float" office:value="45.9936120510101" calcext:value-type="float">
            <text:p>45.993612051</text:p>
          </table:table-cell>
          <table:table-cell table:formula="of:=[.C321]/([.H321]-[.H320])" office:value-type="float" office:value="1138.48679811731" calcext:value-type="float">
            <text:p>1138.4867981173</text:p>
          </table:table-cell>
          <table:table-cell table:formula="of:=[.G321]-[.$B321]" office:value-type="float" office:value="5.56332564353943" calcext:value-type="float">
            <text:p>5.56332564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3620.48534" calcext:value-type="float">
            <text:p>1443143620.48534</text:p>
          </table:table-cell>
          <table:table-cell office:value-type="float" office:value="4376" calcext:value-type="float">
            <text:p>4376</text:p>
          </table:table-cell>
          <table:table-cell table:formula="of:=[.B322]-[.$B$2]" office:value-type="float" office:value="40.4851212501526" calcext:value-type="float">
            <text:p>40.4851212502</text:p>
          </table:table-cell>
          <table:table-cell table:formula="of:=[.C322]/([.D322]-[.D321])" office:value-type="float" office:value="79803.2744506378" calcext:value-type="float">
            <text:p>79803.2744506378</text:p>
          </table:table-cell>
          <table:table-cell/>
          <table:table-cell office:value-type="float" office:value="1443143626.07969" calcext:value-type="float">
            <text:p>1443143626.07969</text:p>
          </table:table-cell>
          <table:table-cell table:formula="of:=[.G322]-[.$B$2]" office:value-type="float" office:value="46.0794672966003" calcext:value-type="float">
            <text:p>46.0794672966</text:p>
          </table:table-cell>
          <table:table-cell table:formula="of:=[.C322]/([.H322]-[.H321])" office:value-type="float" office:value="50969.5123450791" calcext:value-type="float">
            <text:p>50969.5123450791</text:p>
          </table:table-cell>
          <table:table-cell table:formula="of:=[.G322]-[.$B322]" office:value-type="float" office:value="5.59434604644775" calcext:value-type="float">
            <text:p>5.594346046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3620.54018" calcext:value-type="float">
            <text:p>1443143620.54018</text:p>
          </table:table-cell>
          <table:table-cell office:value-type="float" office:value="4376" calcext:value-type="float">
            <text:p>4376</text:p>
          </table:table-cell>
          <table:table-cell table:formula="of:=[.B323]-[.$B$2]" office:value-type="float" office:value="40.5399580001831" calcext:value-type="float">
            <text:p>40.5399580002</text:p>
          </table:table-cell>
          <table:table-cell table:formula="of:=[.C323]/([.D323]-[.D322])" office:value-type="float" office:value="79800.4987087069" calcext:value-type="float">
            <text:p>79800.4987087069</text:p>
          </table:table-cell>
          <table:table-cell/>
          <table:table-cell office:value-type="float" office:value="1443143626.44405" calcext:value-type="float">
            <text:p>1443143626.44405</text:p>
          </table:table-cell>
          <table:table-cell table:formula="of:=[.G323]-[.$B$2]" office:value-type="float" office:value="46.4438297748566" calcext:value-type="float">
            <text:p>46.4438297749</text:p>
          </table:table-cell>
          <table:table-cell table:formula="of:=[.C323]/([.H323]-[.H322])" office:value-type="float" office:value="12010.0182130245" calcext:value-type="float">
            <text:p>12010.0182130245</text:p>
          </table:table-cell>
          <table:table-cell table:formula="of:=[.G323]-[.$B323]" office:value-type="float" office:value="5.90387177467346" calcext:value-type="float">
            <text:p>5.903871774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3620.59501" calcext:value-type="float">
            <text:p>1443143620.59501</text:p>
          </table:table-cell>
          <table:table-cell office:value-type="float" office:value="4376" calcext:value-type="float">
            <text:p>4376</text:p>
          </table:table-cell>
          <table:table-cell table:formula="of:=[.B324]-[.$B$2]" office:value-type="float" office:value="40.5947921276093" calcext:value-type="float">
            <text:p>40.5947921276</text:p>
          </table:table-cell>
          <table:table-cell table:formula="of:=[.C324]/([.D324]-[.D323])" office:value-type="float" office:value="79804.3154036462" calcext:value-type="float">
            <text:p>79804.3154036462</text:p>
          </table:table-cell>
          <table:table-cell/>
          <table:table-cell office:value-type="float" office:value="1443143626.88302" calcext:value-type="float">
            <text:p>1443143626.88302</text:p>
          </table:table-cell>
          <table:table-cell table:formula="of:=[.G324]-[.$B$2]" office:value-type="float" office:value="46.8827998638153" calcext:value-type="float">
            <text:p>46.8827998638</text:p>
          </table:table-cell>
          <table:table-cell table:formula="of:=[.C324]/([.H324]-[.H323])" office:value-type="float" office:value="9968.78855773545" calcext:value-type="float">
            <text:p>9968.7885577355</text:p>
          </table:table-cell>
          <table:table-cell table:formula="of:=[.G324]-[.$B324]" office:value-type="float" office:value="6.28800773620606" calcext:value-type="float">
            <text:p>6.288007736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3620.64985" calcext:value-type="float">
            <text:p>1443143620.64985</text:p>
          </table:table-cell>
          <table:table-cell office:value-type="float" office:value="4376" calcext:value-type="float">
            <text:p>4376</text:p>
          </table:table-cell>
          <table:table-cell table:formula="of:=[.B325]-[.$B$2]" office:value-type="float" office:value="40.6496267318726" calcext:value-type="float">
            <text:p>40.6496267319</text:p>
          </table:table-cell>
          <table:table-cell table:formula="of:=[.C325]/([.D325]-[.D324])" office:value-type="float" office:value="79803.6214319566" calcext:value-type="float">
            <text:p>79803.6214319566</text:p>
          </table:table-cell>
          <table:table-cell/>
          <table:table-cell office:value-type="float" office:value="1443143627.00066" calcext:value-type="float">
            <text:p>1443143627.00066</text:p>
          </table:table-cell>
          <table:table-cell table:formula="of:=[.G325]-[.$B$2]" office:value-type="float" office:value="47.0004394054413" calcext:value-type="float">
            <text:p>47.0004394054</text:p>
          </table:table-cell>
          <table:table-cell table:formula="of:=[.C325]/([.H325]-[.H324])" office:value-type="float" office:value="37198.3768341521" calcext:value-type="float">
            <text:p>37198.3768341521</text:p>
          </table:table-cell>
          <table:table-cell table:formula="of:=[.G325]-[.$B325]" office:value-type="float" office:value="6.35081267356873" calcext:value-type="float">
            <text:p>6.350812673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3620.70469" calcext:value-type="float">
            <text:p>1443143620.70469</text:p>
          </table:table-cell>
          <table:table-cell office:value-type="float" office:value="4376" calcext:value-type="float">
            <text:p>4376</text:p>
          </table:table-cell>
          <table:table-cell table:formula="of:=[.B326]-[.$B$2]" office:value-type="float" office:value="40.7044665813446" calcext:value-type="float">
            <text:p>40.7044665813</text:p>
          </table:table-cell>
          <table:table-cell table:formula="of:=[.C326]/([.D326]-[.D325])" office:value-type="float" office:value="79795.9885398778" calcext:value-type="float">
            <text:p>79795.9885398778</text:p>
          </table:table-cell>
          <table:table-cell/>
          <table:table-cell office:value-type="float" office:value="1443143631.00364" calcext:value-type="float">
            <text:p>1443143631.00364</text:p>
          </table:table-cell>
          <table:table-cell table:formula="of:=[.G326]-[.$B$2]" office:value-type="float" office:value="51.0034136772156" calcext:value-type="float">
            <text:p>51.0034136772</text:p>
          </table:table-cell>
          <table:table-cell table:formula="of:=[.C326]/([.H326]-[.H325])" office:value-type="float" office:value="1093.18714108556" calcext:value-type="float">
            <text:p>1093.1871410856</text:p>
          </table:table-cell>
          <table:table-cell table:formula="of:=[.G326]-[.$B326]" office:value-type="float" office:value="10.298947095871" calcext:value-type="float">
            <text:p>10.298947095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3620.75953" calcext:value-type="float">
            <text:p>1443143620.75953</text:p>
          </table:table-cell>
          <table:table-cell office:value-type="float" office:value="4376" calcext:value-type="float">
            <text:p>4376</text:p>
          </table:table-cell>
          <table:table-cell table:formula="of:=[.B327]-[.$B$2]" office:value-type="float" office:value="40.7593033313751" calcext:value-type="float">
            <text:p>40.7593033314</text:p>
          </table:table-cell>
          <table:table-cell table:formula="of:=[.C327]/([.D327]-[.D326])" office:value-type="float" office:value="79800.4987087069" calcext:value-type="float">
            <text:p>79800.4987087069</text:p>
          </table:table-cell>
          <table:table-cell/>
          <table:table-cell office:value-type="float" office:value="1443143631.02145" calcext:value-type="float">
            <text:p>1443143631.02145</text:p>
          </table:table-cell>
          <table:table-cell table:formula="of:=[.G327]-[.$B$2]" office:value-type="float" office:value="51.0212225914002" calcext:value-type="float">
            <text:p>51.0212225914</text:p>
          </table:table-cell>
          <table:table-cell table:formula="of:=[.C327]/([.H327]-[.H326])" office:value-type="float" office:value="245719.640998179" calcext:value-type="float">
            <text:p>245719.640998179</text:p>
          </table:table-cell>
          <table:table-cell table:formula="of:=[.G327]-[.$B327]" office:value-type="float" office:value="10.261919260025" calcext:value-type="float">
            <text:p>10.261919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3620.81435" calcext:value-type="float">
            <text:p>1443143620.81435</text:p>
          </table:table-cell>
          <table:table-cell office:value-type="float" office:value="4376" calcext:value-type="float">
            <text:p>4376</text:p>
          </table:table-cell>
          <table:table-cell table:formula="of:=[.B328]-[.$B$2]" office:value-type="float" office:value="40.8141267299652" calcext:value-type="float">
            <text:p>40.81412673</text:p>
          </table:table-cell>
          <table:table-cell table:formula="of:=[.C328]/([.D328]-[.D327])" office:value-type="float" office:value="79819.9329581728" calcext:value-type="float">
            <text:p>79819.9329581728</text:p>
          </table:table-cell>
          <table:table-cell/>
          <table:table-cell office:value-type="float" office:value="1443143631.06892" calcext:value-type="float">
            <text:p>1443143631.06892</text:p>
          </table:table-cell>
          <table:table-cell table:formula="of:=[.G328]-[.$B$2]" office:value-type="float" office:value="51.068695306778" calcext:value-type="float">
            <text:p>51.0686953068</text:p>
          </table:table-cell>
          <table:table-cell table:formula="of:=[.C328]/([.H328]-[.H327])" office:value-type="float" office:value="92179.2647665922" calcext:value-type="float">
            <text:p>92179.2647665922</text:p>
          </table:table-cell>
          <table:table-cell table:formula="of:=[.G328]-[.$B328]" office:value-type="float" office:value="10.2545685768127" calcext:value-type="float">
            <text:p>10.254568576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3620.86918" calcext:value-type="float">
            <text:p>1443143620.86918</text:p>
          </table:table-cell>
          <table:table-cell office:value-type="float" office:value="4376" calcext:value-type="float">
            <text:p>4376</text:p>
          </table:table-cell>
          <table:table-cell table:formula="of:=[.B329]-[.$B$2]" office:value-type="float" office:value="40.8689594268799" calcext:value-type="float">
            <text:p>40.8689594269</text:p>
          </table:table-cell>
          <table:table-cell table:formula="of:=[.C329]/([.D329]-[.D328])" office:value-type="float" office:value="79806.3973911342" calcext:value-type="float">
            <text:p>79806.3973911342</text:p>
          </table:table-cell>
          <table:table-cell/>
          <table:table-cell office:value-type="float" office:value="1443143631.1193" calcext:value-type="float">
            <text:p>1443143631.1193</text:p>
          </table:table-cell>
          <table:table-cell table:formula="of:=[.G329]-[.$B$2]" office:value-type="float" office:value="51.1190752983093" calcext:value-type="float">
            <text:p>51.1190752983</text:p>
          </table:table-cell>
          <table:table-cell table:formula="of:=[.C329]/([.H329]-[.H328])" office:value-type="float" office:value="86859.8796265185" calcext:value-type="float">
            <text:p>86859.8796265185</text:p>
          </table:table-cell>
          <table:table-cell table:formula="of:=[.G329]-[.$B329]" office:value-type="float" office:value="10.2501158714294" calcext:value-type="float">
            <text:p>10.250115871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3620.92403" calcext:value-type="float">
            <text:p>1443143620.92403</text:p>
          </table:table-cell>
          <table:table-cell office:value-type="float" office:value="4376" calcext:value-type="float">
            <text:p>4376</text:p>
          </table:table-cell>
          <table:table-cell table:formula="of:=[.B330]-[.$B$2]" office:value-type="float" office:value="40.9238042831421" calcext:value-type="float">
            <text:p>40.9238042831</text:p>
          </table:table-cell>
          <table:table-cell table:formula="of:=[.C330]/([.D330]-[.D329])" office:value-type="float" office:value="79788.7039593803" calcext:value-type="float">
            <text:p>79788.7039593803</text:p>
          </table:table-cell>
          <table:table-cell/>
          <table:table-cell office:value-type="float" office:value="1443143631.16974" calcext:value-type="float">
            <text:p>1443143631.16974</text:p>
          </table:table-cell>
          <table:table-cell table:formula="of:=[.G330]-[.$B$2]" office:value-type="float" office:value="51.1695144176483" calcext:value-type="float">
            <text:p>51.1695144176</text:p>
          </table:table-cell>
          <table:table-cell table:formula="of:=[.C330]/([.H330]-[.H329])" office:value-type="float" office:value="86758.0571855339" calcext:value-type="float">
            <text:p>86758.0571855339</text:p>
          </table:table-cell>
          <table:table-cell table:formula="of:=[.G330]-[.$B330]" office:value-type="float" office:value="10.2457101345062" calcext:value-type="float">
            <text:p>10.245710134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3620.97886" calcext:value-type="float">
            <text:p>1443143620.97886</text:p>
          </table:table-cell>
          <table:table-cell office:value-type="float" office:value="4376" calcext:value-type="float">
            <text:p>4376</text:p>
          </table:table-cell>
          <table:table-cell table:formula="of:=[.B331]-[.$B$2]" office:value-type="float" office:value="40.9786376953125" calcext:value-type="float">
            <text:p>40.9786376953</text:p>
          </table:table-cell>
          <table:table-cell table:formula="of:=[.C331]/([.D331]-[.D330])" office:value-type="float" office:value="79805.3563838113" calcext:value-type="float">
            <text:p>79805.3563838113</text:p>
          </table:table-cell>
          <table:table-cell/>
          <table:table-cell office:value-type="float" office:value="1443143631.22017" calcext:value-type="float">
            <text:p>1443143631.22017</text:p>
          </table:table-cell>
          <table:table-cell table:formula="of:=[.G331]-[.$B$2]" office:value-type="float" office:value="51.2199459075928" calcext:value-type="float">
            <text:p>51.2199459076</text:p>
          </table:table-cell>
          <table:table-cell table:formula="of:=[.C331]/([.H331]-[.H330])" office:value-type="float" office:value="86771.1821486822" calcext:value-type="float">
            <text:p>86771.1821486822</text:p>
          </table:table-cell>
          <table:table-cell table:formula="of:=[.G331]-[.$B331]" office:value-type="float" office:value="10.2413082122803" calcext:value-type="float">
            <text:p>10.241308212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3621.03171" calcext:value-type="float">
            <text:p>1443143621.03171</text:p>
          </table:table-cell>
          <table:table-cell office:value-type="float" office:value="4376" calcext:value-type="float">
            <text:p>4376</text:p>
          </table:table-cell>
          <table:table-cell table:formula="of:=[.B332]-[.$B$2]" office:value-type="float" office:value="41.0314857959747" calcext:value-type="float">
            <text:p>41.031485796</text:p>
          </table:table-cell>
          <table:table-cell table:formula="of:=[.C332]/([.D332]-[.D331])" office:value-type="float" office:value="82803.3542391309" calcext:value-type="float">
            <text:p>82803.3542391309</text:p>
          </table:table-cell>
          <table:table-cell/>
          <table:table-cell office:value-type="float" office:value="1443143631.27064" calcext:value-type="float">
            <text:p>1443143631.27064</text:p>
          </table:table-cell>
          <table:table-cell table:formula="of:=[.G332]-[.$B$2]" office:value-type="float" office:value="51.2704145908356" calcext:value-type="float">
            <text:p>51.2704145908</text:p>
          </table:table-cell>
          <table:table-cell table:formula="of:=[.C332]/([.H332]-[.H331])" office:value-type="float" office:value="86707.2354344509" calcext:value-type="float">
            <text:p>86707.2354344509</text:p>
          </table:table-cell>
          <table:table-cell table:formula="of:=[.G332]-[.$B332]" office:value-type="float" office:value="10.2389287948608" calcext:value-type="float">
            <text:p>10.238928794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3621.08333" calcext:value-type="float">
            <text:p>1443143621.08333</text:p>
          </table:table-cell>
          <table:table-cell office:value-type="float" office:value="4376" calcext:value-type="float">
            <text:p>4376</text:p>
          </table:table-cell>
          <table:table-cell table:formula="of:=[.B333]-[.$B$2]" office:value-type="float" office:value="41.0831091403961" calcext:value-type="float">
            <text:p>41.0831091404</text:p>
          </table:table-cell>
          <table:table-cell table:formula="of:=[.C333]/([.D333]-[.D332])" office:value-type="float" office:value="84767.85161922" calcext:value-type="float">
            <text:p>84767.85161922</text:p>
          </table:table-cell>
          <table:table-cell/>
          <table:table-cell office:value-type="float" office:value="1443143631.32102" calcext:value-type="float">
            <text:p>1443143631.32102</text:p>
          </table:table-cell>
          <table:table-cell table:formula="of:=[.G333]-[.$B$2]" office:value-type="float" office:value="51.3207929134369" calcext:value-type="float">
            <text:p>51.3207929134</text:p>
          </table:table-cell>
          <table:table-cell table:formula="of:=[.C333]/([.H333]-[.H332])" office:value-type="float" office:value="86862.7571154083" calcext:value-type="float">
            <text:p>86862.7571154083</text:p>
          </table:table-cell>
          <table:table-cell table:formula="of:=[.G333]-[.$B333]" office:value-type="float" office:value="10.2376837730408" calcext:value-type="float">
            <text:p>10.23768377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3621.13495" calcext:value-type="float">
            <text:p>1443143621.13495</text:p>
          </table:table-cell>
          <table:table-cell office:value-type="float" office:value="4376" calcext:value-type="float">
            <text:p>4376</text:p>
          </table:table-cell>
          <table:table-cell table:formula="of:=[.B334]-[.$B$2]" office:value-type="float" office:value="41.1347234249115" calcext:value-type="float">
            <text:p>41.1347234249</text:p>
          </table:table-cell>
          <table:table-cell table:formula="of:=[.C334]/([.D334]-[.D333])" office:value-type="float" office:value="84782.7310033905" calcext:value-type="float">
            <text:p>84782.7310033905</text:p>
          </table:table-cell>
          <table:table-cell/>
          <table:table-cell office:value-type="float" office:value="1443143631.37148" calcext:value-type="float">
            <text:p>1443143631.37148</text:p>
          </table:table-cell>
          <table:table-cell table:formula="of:=[.G334]-[.$B$2]" office:value-type="float" office:value="51.3712611198425" calcext:value-type="float">
            <text:p>51.3712611198</text:p>
          </table:table-cell>
          <table:table-cell table:formula="of:=[.C334]/([.H334]-[.H333])" office:value-type="float" office:value="86708.0546676808" calcext:value-type="float">
            <text:p>86708.0546676808</text:p>
          </table:table-cell>
          <table:table-cell table:formula="of:=[.G334]-[.$B334]" office:value-type="float" office:value="10.236537694931" calcext:value-type="float">
            <text:p>10.236537694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3621.18657" calcext:value-type="float">
            <text:p>1443143621.18657</text:p>
          </table:table-cell>
          <table:table-cell office:value-type="float" office:value="4376" calcext:value-type="float">
            <text:p>4376</text:p>
          </table:table-cell>
          <table:table-cell table:formula="of:=[.B335]-[.$B$2]" office:value-type="float" office:value="41.1863474845886" calcext:value-type="float">
            <text:p>41.1863474846</text:p>
          </table:table-cell>
          <table:table-cell table:formula="of:=[.C335]/([.D335]-[.D334])" office:value-type="float" office:value="84766.6771534266" calcext:value-type="float">
            <text:p>84766.6771534266</text:p>
          </table:table-cell>
          <table:table-cell/>
          <table:table-cell office:value-type="float" office:value="1443143631.42193" calcext:value-type="float">
            <text:p>1443143631.42193</text:p>
          </table:table-cell>
          <table:table-cell table:formula="of:=[.G335]-[.$B$2]" office:value-type="float" office:value="51.4217028617859" calcext:value-type="float">
            <text:p>51.4217028618</text:p>
          </table:table-cell>
          <table:table-cell table:formula="of:=[.C335]/([.H335]-[.H334])" office:value-type="float" office:value="86753.5463964305" calcext:value-type="float">
            <text:p>86753.5463964305</text:p>
          </table:table-cell>
          <table:table-cell table:formula="of:=[.G335]-[.$B335]" office:value-type="float" office:value="10.2353553771973" calcext:value-type="float">
            <text:p>10.235355377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3621.23819" calcext:value-type="float">
            <text:p>1443143621.23819</text:p>
          </table:table-cell>
          <table:table-cell office:value-type="float" office:value="4376" calcext:value-type="float">
            <text:p>4376</text:p>
          </table:table-cell>
          <table:table-cell table:formula="of:=[.B336]-[.$B$2]" office:value-type="float" office:value="41.2379667758942" calcext:value-type="float">
            <text:p>41.2379667759</text:p>
          </table:table-cell>
          <table:table-cell table:formula="of:=[.C336]/([.D336]-[.D335])" office:value-type="float" office:value="84774.5075401719" calcext:value-type="float">
            <text:p>84774.5075401719</text:p>
          </table:table-cell>
          <table:table-cell/>
          <table:table-cell office:value-type="float" office:value="1443143631.47236" calcext:value-type="float">
            <text:p>1443143631.47236</text:p>
          </table:table-cell>
          <table:table-cell table:formula="of:=[.G336]-[.$B$2]" office:value-type="float" office:value="51.4721410274506" calcext:value-type="float">
            <text:p>51.4721410275</text:p>
          </table:table-cell>
          <table:table-cell table:formula="of:=[.C336]/([.H336]-[.H335])" office:value-type="float" office:value="86759.6975887839" calcext:value-type="float">
            <text:p>86759.6975887839</text:p>
          </table:table-cell>
          <table:table-cell table:formula="of:=[.G336]-[.$B336]" office:value-type="float" office:value="10.2341742515564" calcext:value-type="float">
            <text:p>10.234174251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3621.28988" calcext:value-type="float">
            <text:p>1443143621.28988</text:p>
          </table:table-cell>
          <table:table-cell office:value-type="float" office:value="4376" calcext:value-type="float">
            <text:p>4376</text:p>
          </table:table-cell>
          <table:table-cell table:formula="of:=[.B337]-[.$B$2]" office:value-type="float" office:value="41.289656162262" calcext:value-type="float">
            <text:p>41.2896561623</text:p>
          </table:table-cell>
          <table:table-cell table:formula="of:=[.C337]/([.D337]-[.D336])" office:value-type="float" office:value="84659.5463305058" calcext:value-type="float">
            <text:p>84659.5463305058</text:p>
          </table:table-cell>
          <table:table-cell/>
          <table:table-cell office:value-type="float" office:value="1443143631.52278" calcext:value-type="float">
            <text:p>1443143631.52278</text:p>
          </table:table-cell>
          <table:table-cell table:formula="of:=[.G337]-[.$B$2]" office:value-type="float" office:value="51.522557258606" calcext:value-type="float">
            <text:p>51.5225572586</text:p>
          </table:table-cell>
          <table:table-cell table:formula="of:=[.C337]/([.H337]-[.H336])" office:value-type="float" office:value="86797.4439920364" calcext:value-type="float">
            <text:p>86797.4439920364</text:p>
          </table:table-cell>
          <table:table-cell table:formula="of:=[.G337]-[.$B337]" office:value-type="float" office:value="10.232901096344" calcext:value-type="float">
            <text:p>10.232901096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3621.34149" calcext:value-type="float">
            <text:p>1443143621.34149</text:p>
          </table:table-cell>
          <table:table-cell office:value-type="float" office:value="4376" calcext:value-type="float">
            <text:p>4376</text:p>
          </table:table-cell>
          <table:table-cell table:formula="of:=[.B338]-[.$B$2]" office:value-type="float" office:value="41.3412647247314" calcext:value-type="float">
            <text:p>41.3412647247</text:p>
          </table:table-cell>
          <table:table-cell table:formula="of:=[.C338]/([.D338]-[.D337])" office:value-type="float" office:value="84792.1312008574" calcext:value-type="float">
            <text:p>84792.1312008574</text:p>
          </table:table-cell>
          <table:table-cell/>
          <table:table-cell office:value-type="float" office:value="1443143631.57325" calcext:value-type="float">
            <text:p>1443143631.57325</text:p>
          </table:table-cell>
          <table:table-cell table:formula="of:=[.G338]-[.$B$2]" office:value-type="float" office:value="51.5730283260345" calcext:value-type="float">
            <text:p>51.573028326</text:p>
          </table:table-cell>
          <table:table-cell table:formula="of:=[.C338]/([.H338]-[.H337])" office:value-type="float" office:value="86703.1395004984" calcext:value-type="float">
            <text:p>86703.1395004984</text:p>
          </table:table-cell>
          <table:table-cell table:formula="of:=[.G338]-[.$B338]" office:value-type="float" office:value="10.2317636013031" calcext:value-type="float">
            <text:p>10.231763601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3621.39311" calcext:value-type="float">
            <text:p>1443143621.39311</text:p>
          </table:table-cell>
          <table:table-cell office:value-type="float" office:value="4376" calcext:value-type="float">
            <text:p>4376</text:p>
          </table:table-cell>
          <table:table-cell table:formula="of:=[.B339]-[.$B$2]" office:value-type="float" office:value="41.3928825855255" calcext:value-type="float">
            <text:p>41.3928825855</text:p>
          </table:table-cell>
          <table:table-cell table:formula="of:=[.C339]/([.D339]-[.D338])" office:value-type="float" office:value="84776.8569383051" calcext:value-type="float">
            <text:p>84776.8569383051</text:p>
          </table:table-cell>
          <table:table-cell/>
          <table:table-cell office:value-type="float" office:value="1443143631.62369" calcext:value-type="float">
            <text:p>1443143631.62369</text:p>
          </table:table-cell>
          <table:table-cell table:formula="of:=[.G339]-[.$B$2]" office:value-type="float" office:value="51.6234695911408" calcext:value-type="float">
            <text:p>51.6234695911</text:p>
          </table:table-cell>
          <table:table-cell table:formula="of:=[.C339]/([.H339]-[.H338])" office:value-type="float" office:value="86754.366505015" calcext:value-type="float">
            <text:p>86754.366505015</text:p>
          </table:table-cell>
          <table:table-cell table:formula="of:=[.G339]-[.$B339]" office:value-type="float" office:value="10.2305870056152" calcext:value-type="float">
            <text:p>10.230587005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3621.44471" calcext:value-type="float">
            <text:p>1443143621.44471</text:p>
          </table:table-cell>
          <table:table-cell office:value-type="float" office:value="4376" calcext:value-type="float">
            <text:p>4376</text:p>
          </table:table-cell>
          <table:table-cell table:formula="of:=[.B340]-[.$B$2]" office:value-type="float" office:value="41.4444894790649" calcext:value-type="float">
            <text:p>41.4444894791</text:p>
          </table:table-cell>
          <table:table-cell table:formula="of:=[.C340]/([.D340]-[.D339])" office:value-type="float" office:value="84794.8733177797" calcext:value-type="float">
            <text:p>84794.8733177797</text:p>
          </table:table-cell>
          <table:table-cell/>
          <table:table-cell office:value-type="float" office:value="1443143631.67418" calcext:value-type="float">
            <text:p>1443143631.67418</text:p>
          </table:table-cell>
          <table:table-cell table:formula="of:=[.G340]-[.$B$2]" office:value-type="float" office:value="51.6739523410797" calcext:value-type="float">
            <text:p>51.6739523411</text:p>
          </table:table-cell>
          <table:table-cell table:formula="of:=[.C340]/([.H340]-[.H339])" office:value-type="float" office:value="86683.0750165297" calcext:value-type="float">
            <text:p>86683.0750165297</text:p>
          </table:table-cell>
          <table:table-cell table:formula="of:=[.G340]-[.$B340]" office:value-type="float" office:value="10.2294628620148" calcext:value-type="float">
            <text:p>10.22946286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3621.49633" calcext:value-type="float">
            <text:p>1443143621.49633</text:p>
          </table:table-cell>
          <table:table-cell office:value-type="float" office:value="4376" calcext:value-type="float">
            <text:p>4376</text:p>
          </table:table-cell>
          <table:table-cell table:formula="of:=[.B341]-[.$B$2]" office:value-type="float" office:value="41.4961059093475" calcext:value-type="float">
            <text:p>41.4961059093</text:p>
          </table:table-cell>
          <table:table-cell table:formula="of:=[.C341]/([.D341]-[.D340])" office:value-type="float" office:value="84779.206466662" calcext:value-type="float">
            <text:p>84779.206466662</text:p>
          </table:table-cell>
          <table:table-cell/>
          <table:table-cell office:value-type="float" office:value="1443143631.72455" calcext:value-type="float">
            <text:p>1443143631.72455</text:p>
          </table:table-cell>
          <table:table-cell table:formula="of:=[.G341]-[.$B$2]" office:value-type="float" office:value="51.724330663681" calcext:value-type="float">
            <text:p>51.7243306637</text:p>
          </table:table-cell>
          <table:table-cell table:formula="of:=[.C341]/([.H341]-[.H340])" office:value-type="float" office:value="86862.7571154083" calcext:value-type="float">
            <text:p>86862.7571154083</text:p>
          </table:table-cell>
          <table:table-cell table:formula="of:=[.G341]-[.$B341]" office:value-type="float" office:value="10.2282247543335" calcext:value-type="float">
            <text:p>10.228224754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3621.54794" calcext:value-type="float">
            <text:p>1443143621.54794</text:p>
          </table:table-cell>
          <table:table-cell office:value-type="float" office:value="4376" calcext:value-type="float">
            <text:p>4376</text:p>
          </table:table-cell>
          <table:table-cell table:formula="of:=[.B342]-[.$B$2]" office:value-type="float" office:value="41.5477187633514" calcext:value-type="float">
            <text:p>41.5477187634</text:p>
          </table:table-cell>
          <table:table-cell table:formula="of:=[.C342]/([.D342]-[.D341])" office:value-type="float" office:value="84785.080857354" calcext:value-type="float">
            <text:p>84785.080857354</text:p>
          </table:table-cell>
          <table:table-cell/>
          <table:table-cell office:value-type="float" office:value="1443143631.77502" calcext:value-type="float">
            <text:p>1443143631.77502</text:p>
          </table:table-cell>
          <table:table-cell table:formula="of:=[.G342]-[.$B$2]" office:value-type="float" office:value="51.7747945785523" calcext:value-type="float">
            <text:p>51.7747945786</text:p>
          </table:table-cell>
          <table:table-cell table:formula="of:=[.C342]/([.H342]-[.H341])" office:value-type="float" office:value="86715.4284634392" calcext:value-type="float">
            <text:p>86715.4284634392</text:p>
          </table:table-cell>
          <table:table-cell table:formula="of:=[.G342]-[.$B342]" office:value-type="float" office:value="10.2270758152008" calcext:value-type="float">
            <text:p>10.227075815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3621.59956" calcext:value-type="float">
            <text:p>1443143621.59956</text:p>
          </table:table-cell>
          <table:table-cell office:value-type="float" office:value="4376" calcext:value-type="float">
            <text:p>4376</text:p>
          </table:table-cell>
          <table:table-cell table:formula="of:=[.B343]-[.$B$2]" office:value-type="float" office:value="41.5993354320526" calcext:value-type="float">
            <text:p>41.5993354321</text:p>
          </table:table-cell>
          <table:table-cell table:formula="of:=[.C343]/([.D343]-[.D342])" office:value-type="float" office:value="84778.8148695588" calcext:value-type="float">
            <text:p>84778.8148695588</text:p>
          </table:table-cell>
          <table:table-cell/>
          <table:table-cell office:value-type="float" office:value="1443143631.82546" calcext:value-type="float">
            <text:p>1443143631.82546</text:p>
          </table:table-cell>
          <table:table-cell table:formula="of:=[.G343]-[.$B$2]" office:value-type="float" office:value="51.8252367973328" calcext:value-type="float">
            <text:p>51.8252367973</text:p>
          </table:table-cell>
          <table:table-cell table:formula="of:=[.C343]/([.H343]-[.H342])" office:value-type="float" office:value="86752.7263033511" calcext:value-type="float">
            <text:p>86752.7263033511</text:p>
          </table:table-cell>
          <table:table-cell table:formula="of:=[.G343]-[.$B343]" office:value-type="float" office:value="10.2259013652802" calcext:value-type="float">
            <text:p>10.225901365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3621.65118" calcext:value-type="float">
            <text:p>1443143621.65118</text:p>
          </table:table-cell>
          <table:table-cell office:value-type="float" office:value="4376" calcext:value-type="float">
            <text:p>4376</text:p>
          </table:table-cell>
          <table:table-cell table:formula="of:=[.B344]-[.$B$2]" office:value-type="float" office:value="41.6509590148926" calcext:value-type="float">
            <text:p>41.6509590149</text:p>
          </table:table-cell>
          <table:table-cell table:formula="of:=[.C344]/([.D344]-[.D343])" office:value-type="float" office:value="84767.4601270061" calcext:value-type="float">
            <text:p>84767.4601270061</text:p>
          </table:table-cell>
          <table:table-cell/>
          <table:table-cell office:value-type="float" office:value="1443143631.87595" calcext:value-type="float">
            <text:p>1443143631.87595</text:p>
          </table:table-cell>
          <table:table-cell table:formula="of:=[.G344]-[.$B$2]" office:value-type="float" office:value="51.8757293224335" calcext:value-type="float">
            <text:p>51.8757293224</text:p>
          </table:table-cell>
          <table:table-cell table:formula="of:=[.C344]/([.H344]-[.H343])" office:value-type="float" office:value="86666.2935013056" calcext:value-type="float">
            <text:p>86666.2935013056</text:p>
          </table:table-cell>
          <table:table-cell table:formula="of:=[.G344]-[.$B344]" office:value-type="float" office:value="10.2247703075409" calcext:value-type="float">
            <text:p>10.224770307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3621.7028" calcext:value-type="float">
            <text:p>1443143621.7028</text:p>
          </table:table-cell>
          <table:table-cell office:value-type="float" office:value="4376" calcext:value-type="float">
            <text:p>4376</text:p>
          </table:table-cell>
          <table:table-cell table:formula="of:=[.B345]-[.$B$2]" office:value-type="float" office:value="41.7025799751282" calcext:value-type="float">
            <text:p>41.7025799751</text:p>
          </table:table-cell>
          <table:table-cell table:formula="of:=[.C345]/([.D345]-[.D344])" office:value-type="float" office:value="84771.766740257" calcext:value-type="float">
            <text:p>84771.766740257</text:p>
          </table:table-cell>
          <table:table-cell/>
          <table:table-cell office:value-type="float" office:value="1443143631.92638" calcext:value-type="float">
            <text:p>1443143631.92638</text:p>
          </table:table-cell>
          <table:table-cell table:formula="of:=[.G345]-[.$B$2]" office:value-type="float" office:value="51.9261562824249" calcext:value-type="float">
            <text:p>51.9261562824</text:p>
          </table:table-cell>
          <table:table-cell table:formula="of:=[.C345]/([.H345]-[.H344])" office:value-type="float" office:value="86778.9769746485" calcext:value-type="float">
            <text:p>86778.9769746485</text:p>
          </table:table-cell>
          <table:table-cell table:formula="of:=[.G345]-[.$B345]" office:value-type="float" office:value="10.2235763072968" calcext:value-type="float">
            <text:p>10.223576307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3621.7544" calcext:value-type="float">
            <text:p>1443143621.7544</text:p>
          </table:table-cell>
          <table:table-cell office:value-type="float" office:value="4376" calcext:value-type="float">
            <text:p>4376</text:p>
          </table:table-cell>
          <table:table-cell table:formula="of:=[.B346]-[.$B$2]" office:value-type="float" office:value="41.7541806697845" calcext:value-type="float">
            <text:p>41.7541806698</text:p>
          </table:table-cell>
          <table:table-cell table:formula="of:=[.C346]/([.D346]-[.D345])" office:value-type="float" office:value="84805.0598764491" calcext:value-type="float">
            <text:p>84805.0598764491</text:p>
          </table:table-cell>
          <table:table-cell/>
          <table:table-cell office:value-type="float" office:value="1443143631.97681" calcext:value-type="float">
            <text:p>1443143631.97681</text:p>
          </table:table-cell>
          <table:table-cell table:formula="of:=[.G346]-[.$B$2]" office:value-type="float" office:value="51.9765830039978" calcext:value-type="float">
            <text:p>51.976583004</text:p>
          </table:table-cell>
          <table:table-cell table:formula="of:=[.C346]/([.H346]-[.H345])" office:value-type="float" office:value="86779.3872674405" calcext:value-type="float">
            <text:p>86779.3872674405</text:p>
          </table:table-cell>
          <table:table-cell table:formula="of:=[.G346]-[.$B346]" office:value-type="float" office:value="10.2224023342133" calcext:value-type="float">
            <text:p>10.222402334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3621.80603" calcext:value-type="float">
            <text:p>1443143621.80603</text:p>
          </table:table-cell>
          <table:table-cell office:value-type="float" office:value="4376" calcext:value-type="float">
            <text:p>4376</text:p>
          </table:table-cell>
          <table:table-cell table:formula="of:=[.B347]-[.$B$2]" office:value-type="float" office:value="41.8058035373688" calcext:value-type="float">
            <text:p>41.8058035374</text:p>
          </table:table-cell>
          <table:table-cell table:formula="of:=[.C347]/([.D347]-[.D346])" office:value-type="float" office:value="84768.6346144964" calcext:value-type="float">
            <text:p>84768.6346144964</text:p>
          </table:table-cell>
          <table:table-cell/>
          <table:table-cell office:value-type="float" office:value="1443143632.02717" calcext:value-type="float">
            <text:p>1443143632.02717</text:p>
          </table:table-cell>
          <table:table-cell table:formula="of:=[.G347]-[.$B$2]" office:value-type="float" office:value="52.0269508361816" calcext:value-type="float">
            <text:p>52.0269508362</text:p>
          </table:table-cell>
          <table:table-cell table:formula="of:=[.C347]/([.H347]-[.H346])" office:value-type="float" office:value="86880.8485548476" calcext:value-type="float">
            <text:p>86880.8485548476</text:p>
          </table:table-cell>
          <table:table-cell table:formula="of:=[.G347]-[.$B347]" office:value-type="float" office:value="10.2211472988129" calcext:value-type="float">
            <text:p>10.221147298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3621.85764" calcext:value-type="float">
            <text:p>1443143621.85764</text:p>
          </table:table-cell>
          <table:table-cell office:value-type="float" office:value="4376" calcext:value-type="float">
            <text:p>4376</text:p>
          </table:table-cell>
          <table:table-cell table:formula="of:=[.B348]-[.$B$2]" office:value-type="float" office:value="41.8574185371399" calcext:value-type="float">
            <text:p>41.8574185371</text:p>
          </table:table-cell>
          <table:table-cell table:formula="of:=[.C348]/([.D348]-[.D347])" office:value-type="float" office:value="84781.5561252535" calcext:value-type="float">
            <text:p>84781.5561252535</text:p>
          </table:table-cell>
          <table:table-cell/>
          <table:table-cell office:value-type="float" office:value="1443143632.04316" calcext:value-type="float">
            <text:p>1443143632.04316</text:p>
          </table:table-cell>
          <table:table-cell table:formula="of:=[.G348]-[.$B$2]" office:value-type="float" office:value="52.0429379940033" calcext:value-type="float">
            <text:p>52.042937994</text:p>
          </table:table-cell>
          <table:table-cell table:formula="of:=[.C348]/([.H348]-[.H347])" office:value-type="float" office:value="273719.697323093" calcext:value-type="float">
            <text:p>273719.697323093</text:p>
          </table:table-cell>
          <table:table-cell table:formula="of:=[.G348]-[.$B348]" office:value-type="float" office:value="10.1855194568634" calcext:value-type="float">
            <text:p>10.185519456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3621.90926" calcext:value-type="float">
            <text:p>1443143621.90926</text:p>
          </table:table-cell>
          <table:table-cell office:value-type="float" office:value="4376" calcext:value-type="float">
            <text:p>4376</text:p>
          </table:table-cell>
          <table:table-cell table:formula="of:=[.B349]-[.$B$2]" office:value-type="float" office:value="41.9090373516083" calcext:value-type="float">
            <text:p>41.9090373516</text:p>
          </table:table-cell>
          <table:table-cell table:formula="of:=[.C349]/([.D349]-[.D348])" office:value-type="float" office:value="84775.2906584143" calcext:value-type="float">
            <text:p>84775.2906584143</text:p>
          </table:table-cell>
          <table:table-cell/>
          <table:table-cell office:value-type="float" office:value="1443143632.05916" calcext:value-type="float">
            <text:p>1443143632.05916</text:p>
          </table:table-cell>
          <table:table-cell table:formula="of:=[.G349]-[.$B$2]" office:value-type="float" office:value="52.0589327812195" calcext:value-type="float">
            <text:p>52.0589327812</text:p>
          </table:table-cell>
          <table:table-cell table:formula="of:=[.C349]/([.H349]-[.H348])" office:value-type="float" office:value="273589.135063425" calcext:value-type="float">
            <text:p>273589.135063425</text:p>
          </table:table-cell>
          <table:table-cell table:formula="of:=[.G349]-[.$B349]" office:value-type="float" office:value="10.1498954296112" calcext:value-type="float">
            <text:p>10.149895429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3621.96087" calcext:value-type="float">
            <text:p>1443143621.96087</text:p>
          </table:table-cell>
          <table:table-cell office:value-type="float" office:value="4376" calcext:value-type="float">
            <text:p>4376</text:p>
          </table:table-cell>
          <table:table-cell table:formula="of:=[.B350]-[.$B$2]" office:value-type="float" office:value="41.9606459140778" calcext:value-type="float">
            <text:p>41.9606459141</text:p>
          </table:table-cell>
          <table:table-cell table:formula="of:=[.C350]/([.D350]-[.D349])" office:value-type="float" office:value="84792.1312008574" calcext:value-type="float">
            <text:p>84792.1312008574</text:p>
          </table:table-cell>
          <table:table-cell/>
          <table:table-cell office:value-type="float" office:value="1443143632.08759" calcext:value-type="float">
            <text:p>1443143632.08759</text:p>
          </table:table-cell>
          <table:table-cell table:formula="of:=[.G350]-[.$B$2]" office:value-type="float" office:value="52.0873668193817" calcext:value-type="float">
            <text:p>52.0873668194</text:p>
          </table:table-cell>
          <table:table-cell table:formula="of:=[.C350]/([.H350]-[.H349])" office:value-type="float" office:value="153900.053697353" calcext:value-type="float">
            <text:p>153900.053697353</text:p>
          </table:table-cell>
          <table:table-cell table:formula="of:=[.G350]-[.$B350]" office:value-type="float" office:value="10.126720905304" calcext:value-type="float">
            <text:p>10.126720905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3622.01042" calcext:value-type="float">
            <text:p>1443143622.01042</text:p>
          </table:table-cell>
          <table:table-cell office:value-type="float" office:value="4376" calcext:value-type="float">
            <text:p>4376</text:p>
          </table:table-cell>
          <table:table-cell table:formula="of:=[.B351]-[.$B$2]" office:value-type="float" office:value="42.0102000236511" calcext:value-type="float">
            <text:p>42.0102000237</text:p>
          </table:table-cell>
          <table:table-cell table:formula="of:=[.C351]/([.D351]-[.D350])" office:value-type="float" office:value="88307.5094613775" calcext:value-type="float">
            <text:p>88307.5094613775</text:p>
          </table:table-cell>
          <table:table-cell/>
          <table:table-cell office:value-type="float" office:value="1443143632.13426" calcext:value-type="float">
            <text:p>1443143632.13426</text:p>
          </table:table-cell>
          <table:table-cell table:formula="of:=[.G351]-[.$B$2]" office:value-type="float" office:value="52.1340372562409" calcext:value-type="float">
            <text:p>52.1340372562</text:p>
          </table:table-cell>
          <table:table-cell table:formula="of:=[.C351]/([.H351]-[.H350])" office:value-type="float" office:value="93763.8534048531" calcext:value-type="float">
            <text:p>93763.8534048531</text:p>
          </table:table-cell>
          <table:table-cell table:formula="of:=[.G351]-[.$B351]" office:value-type="float" office:value="10.1238372325897" calcext:value-type="float">
            <text:p>10.123837232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3622.0533" calcext:value-type="float">
            <text:p>1443143622.0533</text:p>
          </table:table-cell>
          <table:table-cell office:value-type="float" office:value="4376" calcext:value-type="float">
            <text:p>4376</text:p>
          </table:table-cell>
          <table:table-cell table:formula="of:=[.B352]-[.$B$2]" office:value-type="float" office:value="42.0530736446381" calcext:value-type="float">
            <text:p>42.0530736446</text:p>
          </table:table-cell>
          <table:table-cell table:formula="of:=[.C352]/([.D352]-[.D351])" office:value-type="float" office:value="102067.422794383" calcext:value-type="float">
            <text:p>102067.422794383</text:p>
          </table:table-cell>
          <table:table-cell/>
          <table:table-cell office:value-type="float" office:value="1443143632.18098" calcext:value-type="float">
            <text:p>1443143632.18098</text:p>
          </table:table-cell>
          <table:table-cell table:formula="of:=[.G352]-[.$B$2]" office:value-type="float" office:value="52.180762052536" calcext:value-type="float">
            <text:p>52.1807620525</text:p>
          </table:table-cell>
          <table:table-cell table:formula="of:=[.C352]/([.H352]-[.H351])" office:value-type="float" office:value="93654.7689230424" calcext:value-type="float">
            <text:p>93654.7689230424</text:p>
          </table:table-cell>
          <table:table-cell table:formula="of:=[.G352]-[.$B352]" office:value-type="float" office:value="10.127688407898" calcext:value-type="float">
            <text:p>10.127688407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3622.09617" calcext:value-type="float">
            <text:p>1443143622.09617</text:p>
          </table:table-cell>
          <table:table-cell office:value-type="float" office:value="4376" calcext:value-type="float">
            <text:p>4376</text:p>
          </table:table-cell>
          <table:table-cell table:formula="of:=[.B353]-[.$B$2]" office:value-type="float" office:value="42.0959475040436" calcext:value-type="float">
            <text:p>42.095947504</text:p>
          </table:table-cell>
          <table:table-cell table:formula="of:=[.C353]/([.D353]-[.D352])" office:value-type="float" office:value="102066.855204475" calcext:value-type="float">
            <text:p>102066.855204475</text:p>
          </table:table-cell>
          <table:table-cell/>
          <table:table-cell office:value-type="float" office:value="1443143632.22776" calcext:value-type="float">
            <text:p>1443143632.22776</text:p>
          </table:table-cell>
          <table:table-cell table:formula="of:=[.G353]-[.$B$2]" office:value-type="float" office:value="52.2275404930115" calcext:value-type="float">
            <text:p>52.227540493</text:p>
          </table:table-cell>
          <table:table-cell table:formula="of:=[.C353]/([.H353]-[.H352])" office:value-type="float" office:value="93547.3683073144" calcext:value-type="float">
            <text:p>93547.3683073144</text:p>
          </table:table-cell>
          <table:table-cell table:formula="of:=[.G353]-[.$B353]" office:value-type="float" office:value="10.1315929889679" calcext:value-type="float">
            <text:p>10.13159298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3622.13905" calcext:value-type="float">
            <text:p>1443143622.13905</text:p>
          </table:table-cell>
          <table:table-cell office:value-type="float" office:value="4376" calcext:value-type="float">
            <text:p>4376</text:p>
          </table:table-cell>
          <table:table-cell table:formula="of:=[.B354]-[.$B$2]" office:value-type="float" office:value="42.1388227939606" calcext:value-type="float">
            <text:p>42.138822794</text:p>
          </table:table-cell>
          <table:table-cell table:formula="of:=[.C354]/([.D354]-[.D353])" office:value-type="float" office:value="102063.449797589" calcext:value-type="float">
            <text:p>102063.449797589</text:p>
          </table:table-cell>
          <table:table-cell/>
          <table:table-cell office:value-type="float" office:value="1443143632.27438" calcext:value-type="float">
            <text:p>1443143632.27438</text:p>
          </table:table-cell>
          <table:table-cell table:formula="of:=[.G354]-[.$B$2]" office:value-type="float" office:value="52.2741544246674" calcext:value-type="float">
            <text:p>52.2741544247</text:p>
          </table:table-cell>
          <table:table-cell table:formula="of:=[.C354]/([.H354]-[.H353])" office:value-type="float" office:value="93877.5135361843" calcext:value-type="float">
            <text:p>93877.5135361843</text:p>
          </table:table-cell>
          <table:table-cell table:formula="of:=[.G354]-[.$B354]" office:value-type="float" office:value="10.1353316307068" calcext:value-type="float">
            <text:p>10.135331630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3622.18191" calcext:value-type="float">
            <text:p>1443143622.18191</text:p>
          </table:table-cell>
          <table:table-cell office:value-type="float" office:value="4376" calcext:value-type="float">
            <text:p>4376</text:p>
          </table:table-cell>
          <table:table-cell table:formula="of:=[.B355]-[.$B$2]" office:value-type="float" office:value="42.1816918849945" calcext:value-type="float">
            <text:p>42.181691885</text:p>
          </table:table-cell>
          <table:table-cell table:formula="of:=[.C355]/([.D355]-[.D354])" office:value-type="float" office:value="102078.208202173" calcext:value-type="float">
            <text:p>102078.208202173</text:p>
          </table:table-cell>
          <table:table-cell/>
          <table:table-cell office:value-type="float" office:value="1443143632.32105" calcext:value-type="float">
            <text:p>1443143632.32105</text:p>
          </table:table-cell>
          <table:table-cell table:formula="of:=[.G355]-[.$B$2]" office:value-type="float" office:value="52.3208293914795" calcext:value-type="float">
            <text:p>52.3208293915</text:p>
          </table:table-cell>
          <table:table-cell table:formula="of:=[.C355]/([.H355]-[.H354])" office:value-type="float" office:value="93754.7533266248" calcext:value-type="float">
            <text:p>93754.7533266248</text:p>
          </table:table-cell>
          <table:table-cell table:formula="of:=[.G355]-[.$B355]" office:value-type="float" office:value="10.139137506485" calcext:value-type="float">
            <text:p>10.139137506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3622.22478" calcext:value-type="float">
            <text:p>1443143622.22478</text:p>
          </table:table-cell>
          <table:table-cell office:value-type="float" office:value="4376" calcext:value-type="float">
            <text:p>4376</text:p>
          </table:table-cell>
          <table:table-cell table:formula="of:=[.B356]-[.$B$2]" office:value-type="float" office:value="42.2245588302612" calcext:value-type="float">
            <text:p>42.2245588303</text:p>
          </table:table-cell>
          <table:table-cell table:formula="of:=[.C356]/([.D356]-[.D355])" office:value-type="float" office:value="102083.317875159" calcext:value-type="float">
            <text:p>102083.317875159</text:p>
          </table:table-cell>
          <table:table-cell/>
          <table:table-cell office:value-type="float" office:value="1443143632.36772" calcext:value-type="float">
            <text:p>1443143632.36772</text:p>
          </table:table-cell>
          <table:table-cell table:formula="of:=[.G356]-[.$B$2]" office:value-type="float" office:value="52.3674967288971" calcext:value-type="float">
            <text:p>52.3674967289</text:p>
          </table:table-cell>
          <table:table-cell table:formula="of:=[.C356]/([.H356]-[.H355])" office:value-type="float" office:value="93770.0807920833" calcext:value-type="float">
            <text:p>93770.0807920833</text:p>
          </table:table-cell>
          <table:table-cell table:formula="of:=[.G356]-[.$B356]" office:value-type="float" office:value="10.1429378986359" calcext:value-type="float">
            <text:p>10.142937898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3622.26766" calcext:value-type="float">
            <text:p>1443143622.26766</text:p>
          </table:table-cell>
          <table:table-cell office:value-type="float" office:value="4376" calcext:value-type="float">
            <text:p>4376</text:p>
          </table:table-cell>
          <table:table-cell table:formula="of:=[.B357]-[.$B$2]" office:value-type="float" office:value="42.2674355506897" calcext:value-type="float">
            <text:p>42.2674355507</text:p>
          </table:table-cell>
          <table:table-cell table:formula="of:=[.C357]/([.D357]-[.D356])" office:value-type="float" office:value="102060.044617934" calcext:value-type="float">
            <text:p>102060.044617934</text:p>
          </table:table-cell>
          <table:table-cell/>
          <table:table-cell office:value-type="float" office:value="1443143632.41436" calcext:value-type="float">
            <text:p>1443143632.41436</text:p>
          </table:table-cell>
          <table:table-cell table:formula="of:=[.G357]-[.$B$2]" office:value-type="float" office:value="52.4141380786896" calcext:value-type="float">
            <text:p>52.4141380787</text:p>
          </table:table-cell>
          <table:table-cell table:formula="of:=[.C357]/([.H357]-[.H356])" office:value-type="float" office:value="93822.3276013659" calcext:value-type="float">
            <text:p>93822.3276013659</text:p>
          </table:table-cell>
          <table:table-cell table:formula="of:=[.G357]-[.$B357]" office:value-type="float" office:value="10.1467025279999" calcext:value-type="float">
            <text:p>10.14670252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3622.31053" calcext:value-type="float">
            <text:p>1443143622.31053</text:p>
          </table:table-cell>
          <table:table-cell office:value-type="float" office:value="4376" calcext:value-type="float">
            <text:p>4376</text:p>
          </table:table-cell>
          <table:table-cell table:formula="of:=[.B358]-[.$B$2]" office:value-type="float" office:value="42.3103108406067" calcext:value-type="float">
            <text:p>42.3103108406</text:p>
          </table:table-cell>
          <table:table-cell table:formula="of:=[.C358]/([.D358]-[.D357])" office:value-type="float" office:value="102063.449797589" calcext:value-type="float">
            <text:p>102063.449797589</text:p>
          </table:table-cell>
          <table:table-cell/>
          <table:table-cell office:value-type="float" office:value="1443143632.46108" calcext:value-type="float">
            <text:p>1443143632.46108</text:p>
          </table:table-cell>
          <table:table-cell table:formula="of:=[.G358]-[.$B$2]" office:value-type="float" office:value="52.4608561992645" calcext:value-type="float">
            <text:p>52.4608561993</text:p>
          </table:table-cell>
          <table:table-cell table:formula="of:=[.C358]/([.H358]-[.H357])" office:value-type="float" office:value="93668.1515896913" calcext:value-type="float">
            <text:p>93668.1515896913</text:p>
          </table:table-cell>
          <table:table-cell table:formula="of:=[.G358]-[.$B358]" office:value-type="float" office:value="10.1505453586578" calcext:value-type="float">
            <text:p>10.150545358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3622.3534" calcext:value-type="float">
            <text:p>1443143622.3534</text:p>
          </table:table-cell>
          <table:table-cell office:value-type="float" office:value="4376" calcext:value-type="float">
            <text:p>4376</text:p>
          </table:table-cell>
          <table:table-cell table:formula="of:=[.B359]-[.$B$2]" office:value-type="float" office:value="42.3531808853149" calcext:value-type="float">
            <text:p>42.3531808853</text:p>
          </table:table-cell>
          <table:table-cell table:formula="of:=[.C359]/([.D359]-[.D358])" office:value-type="float" office:value="102075.93740059" calcext:value-type="float">
            <text:p>102075.93740059</text:p>
          </table:table-cell>
          <table:table-cell/>
          <table:table-cell office:value-type="float" office:value="1443143632.50777" calcext:value-type="float">
            <text:p>1443143632.50777</text:p>
          </table:table-cell>
          <table:table-cell table:formula="of:=[.G359]-[.$B$2]" office:value-type="float" office:value="52.5075435638428" calcext:value-type="float">
            <text:p>52.5075435638</text:p>
          </table:table-cell>
          <table:table-cell table:formula="of:=[.C359]/([.H359]-[.H358])" office:value-type="float" office:value="93729.8568794971" calcext:value-type="float">
            <text:p>93729.8568794971</text:p>
          </table:table-cell>
          <table:table-cell table:formula="of:=[.G359]-[.$B359]" office:value-type="float" office:value="10.1543626785278" calcext:value-type="float">
            <text:p>10.154362678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3622.39628" calcext:value-type="float">
            <text:p>1443143622.39628</text:p>
          </table:table-cell>
          <table:table-cell office:value-type="float" office:value="4376" calcext:value-type="float">
            <text:p>4376</text:p>
          </table:table-cell>
          <table:table-cell table:formula="of:=[.B360]-[.$B$2]" office:value-type="float" office:value="42.3960552215576" calcext:value-type="float">
            <text:p>42.3960552216</text:p>
          </table:table-cell>
          <table:table-cell table:formula="of:=[.C360]/([.D360]-[.D359])" office:value-type="float" office:value="102065.720043597" calcext:value-type="float">
            <text:p>102065.720043597</text:p>
          </table:table-cell>
          <table:table-cell/>
          <table:table-cell office:value-type="float" office:value="1443143632.55448" calcext:value-type="float">
            <text:p>1443143632.55448</text:p>
          </table:table-cell>
          <table:table-cell table:formula="of:=[.G360]-[.$B$2]" office:value-type="float" office:value="52.5542604923248" calcext:value-type="float">
            <text:p>52.5542604923</text:p>
          </table:table-cell>
          <table:table-cell table:formula="of:=[.C360]/([.H360]-[.H359])" office:value-type="float" office:value="93670.5417540636" calcext:value-type="float">
            <text:p>93670.5417540636</text:p>
          </table:table-cell>
          <table:table-cell table:formula="of:=[.G360]-[.$B360]" office:value-type="float" office:value="10.1582052707672" calcext:value-type="float">
            <text:p>10.158205270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3622.43919" calcext:value-type="float">
            <text:p>1443143622.43919</text:p>
          </table:table-cell>
          <table:table-cell office:value-type="float" office:value="4376" calcext:value-type="float">
            <text:p>4376</text:p>
          </table:table-cell>
          <table:table-cell table:formula="of:=[.B361]-[.$B$2]" office:value-type="float" office:value="42.4389669895172" calcext:value-type="float">
            <text:p>42.4389669895</text:p>
          </table:table-cell>
          <table:table-cell table:formula="of:=[.C361]/([.D361]-[.D360])" office:value-type="float" office:value="101976.688635164" calcext:value-type="float">
            <text:p>101976.688635164</text:p>
          </table:table-cell>
          <table:table-cell/>
          <table:table-cell office:value-type="float" office:value="1443143632.60113" calcext:value-type="float">
            <text:p>1443143632.60113</text:p>
          </table:table-cell>
          <table:table-cell table:formula="of:=[.G361]-[.$B$2]" office:value-type="float" office:value="52.6009120941162" calcext:value-type="float">
            <text:p>52.6009120941</text:p>
          </table:table-cell>
          <table:table-cell table:formula="of:=[.C361]/([.H361]-[.H360])" office:value-type="float" office:value="93801.7095226171" calcext:value-type="float">
            <text:p>93801.7095226171</text:p>
          </table:table-cell>
          <table:table-cell table:formula="of:=[.G361]-[.$B361]" office:value-type="float" office:value="10.161945104599" calcext:value-type="float">
            <text:p>10.161945104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3622.48206" calcext:value-type="float">
            <text:p>1443143622.48206</text:p>
          </table:table-cell>
          <table:table-cell office:value-type="float" office:value="4376" calcext:value-type="float">
            <text:p>4376</text:p>
          </table:table-cell>
          <table:table-cell table:formula="of:=[.B362]-[.$B$2]" office:value-type="float" office:value="42.4818353652954" calcext:value-type="float">
            <text:p>42.4818353653</text:p>
          </table:table-cell>
          <table:table-cell table:formula="of:=[.C362]/([.D362]-[.D361])" office:value-type="float" office:value="102079.911369666" calcext:value-type="float">
            <text:p>102079.911369666</text:p>
          </table:table-cell>
          <table:table-cell/>
          <table:table-cell office:value-type="float" office:value="1443143632.64782" calcext:value-type="float">
            <text:p>1443143632.64782</text:p>
          </table:table-cell>
          <table:table-cell table:formula="of:=[.G362]-[.$B$2]" office:value-type="float" office:value="52.6475958824158" calcext:value-type="float">
            <text:p>52.6475958824</text:p>
          </table:table-cell>
          <table:table-cell table:formula="of:=[.C362]/([.H362]-[.H361])" office:value-type="float" office:value="93737.0371898716" calcext:value-type="float">
            <text:p>93737.0371898716</text:p>
          </table:table-cell>
          <table:table-cell table:formula="of:=[.G362]-[.$B362]" office:value-type="float" office:value="10.1657605171204" calcext:value-type="float">
            <text:p>10.165760517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3622.52494" calcext:value-type="float">
            <text:p>1443143622.52494</text:p>
          </table:table-cell>
          <table:table-cell office:value-type="float" office:value="4376" calcext:value-type="float">
            <text:p>4376</text:p>
          </table:table-cell>
          <table:table-cell table:formula="of:=[.B363]-[.$B$2]" office:value-type="float" office:value="42.5247149467468" calcext:value-type="float">
            <text:p>42.5247149467</text:p>
          </table:table-cell>
          <table:table-cell table:formula="of:=[.C363]/([.D363]-[.D362])" office:value-type="float" office:value="102053.234940228" calcext:value-type="float">
            <text:p>102053.234940228</text:p>
          </table:table-cell>
          <table:table-cell/>
          <table:table-cell office:value-type="float" office:value="1443143632.69451" calcext:value-type="float">
            <text:p>1443143632.69451</text:p>
          </table:table-cell>
          <table:table-cell table:formula="of:=[.G363]-[.$B$2]" office:value-type="float" office:value="52.6942858695984" calcext:value-type="float">
            <text:p>52.6942858696</text:p>
          </table:table-cell>
          <table:table-cell table:formula="of:=[.C363]/([.H363]-[.H362])" office:value-type="float" office:value="93724.5920176478" calcext:value-type="float">
            <text:p>93724.5920176478</text:p>
          </table:table-cell>
          <table:table-cell table:formula="of:=[.G363]-[.$B363]" office:value-type="float" office:value="10.1695709228516" calcext:value-type="float">
            <text:p>10.169570922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3622.56781" calcext:value-type="float">
            <text:p>1443143622.56781</text:p>
          </table:table-cell>
          <table:table-cell office:value-type="float" office:value="4376" calcext:value-type="float">
            <text:p>4376</text:p>
          </table:table-cell>
          <table:table-cell table:formula="of:=[.B364]-[.$B$2]" office:value-type="float" office:value="42.567583322525" calcext:value-type="float">
            <text:p>42.5675833225</text:p>
          </table:table-cell>
          <table:table-cell table:formula="of:=[.C364]/([.D364]-[.D363])" office:value-type="float" office:value="102079.911369666" calcext:value-type="float">
            <text:p>102079.911369666</text:p>
          </table:table-cell>
          <table:table-cell/>
          <table:table-cell office:value-type="float" office:value="1443143632.74119" calcext:value-type="float">
            <text:p>1443143632.74119</text:p>
          </table:table-cell>
          <table:table-cell table:formula="of:=[.G364]-[.$B$2]" office:value-type="float" office:value="52.740971326828" calcext:value-type="float">
            <text:p>52.7409713268</text:p>
          </table:table-cell>
          <table:table-cell table:formula="of:=[.C364]/([.H364]-[.H363])" office:value-type="float" office:value="93733.6862414651" calcext:value-type="float">
            <text:p>93733.6862414651</text:p>
          </table:table-cell>
          <table:table-cell table:formula="of:=[.G364]-[.$B364]" office:value-type="float" office:value="10.173388004303" calcext:value-type="float">
            <text:p>10.173388004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3622.61084" calcext:value-type="float">
            <text:p>1443143622.61084</text:p>
          </table:table-cell>
          <table:table-cell office:value-type="float" office:value="4376" calcext:value-type="float">
            <text:p>4376</text:p>
          </table:table-cell>
          <table:table-cell table:formula="of:=[.B365]-[.$B$2]" office:value-type="float" office:value="42.6106214523315" calcext:value-type="float">
            <text:p>42.6106214523</text:p>
          </table:table-cell>
          <table:table-cell table:formula="of:=[.C365]/([.D365]-[.D364])" office:value-type="float" office:value="101677.280580561" calcext:value-type="float">
            <text:p>101677.280580561</text:p>
          </table:table-cell>
          <table:table-cell/>
          <table:table-cell office:value-type="float" office:value="1443143632.78787" calcext:value-type="float">
            <text:p>1443143632.78787</text:p>
          </table:table-cell>
          <table:table-cell table:formula="of:=[.G365]-[.$B$2]" office:value-type="float" office:value="52.7876482009888" calcext:value-type="float">
            <text:p>52.787648201</text:p>
          </table:table-cell>
          <table:table-cell table:formula="of:=[.C365]/([.H365]-[.H364])" office:value-type="float" office:value="93750.9222431644" calcext:value-type="float">
            <text:p>93750.9222431644</text:p>
          </table:table-cell>
          <table:table-cell table:formula="of:=[.G365]-[.$B365]" office:value-type="float" office:value="10.1770267486572" calcext:value-type="float">
            <text:p>10.177026748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3622.65371" calcext:value-type="float">
            <text:p>1443143622.65371</text:p>
          </table:table-cell>
          <table:table-cell office:value-type="float" office:value="4376" calcext:value-type="float">
            <text:p>4376</text:p>
          </table:table-cell>
          <table:table-cell table:formula="of:=[.B366]-[.$B$2]" office:value-type="float" office:value="42.6534886360169" calcext:value-type="float">
            <text:p>42.653488636</text:p>
          </table:table-cell>
          <table:table-cell table:formula="of:=[.C366]/([.D366]-[.D365])" office:value-type="float" office:value="102082.750108455" calcext:value-type="float">
            <text:p>102082.750108455</text:p>
          </table:table-cell>
          <table:table-cell/>
          <table:table-cell office:value-type="float" office:value="1443143632.83456" calcext:value-type="float">
            <text:p>1443143632.83456</text:p>
          </table:table-cell>
          <table:table-cell table:formula="of:=[.G366]-[.$B$2]" office:value-type="float" office:value="52.8343343734741" calcext:value-type="float">
            <text:p>52.8343343735</text:p>
          </table:table-cell>
          <table:table-cell table:formula="of:=[.C366]/([.H366]-[.H365])" office:value-type="float" office:value="93732.2501940597" calcext:value-type="float">
            <text:p>93732.2501940597</text:p>
          </table:table-cell>
          <table:table-cell table:formula="of:=[.G366]-[.$B366]" office:value-type="float" office:value="10.1808457374573" calcext:value-type="float">
            <text:p>10.180845737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3622.69658" calcext:value-type="float">
            <text:p>1443143622.69658</text:p>
          </table:table-cell>
          <table:table-cell office:value-type="float" office:value="4376" calcext:value-type="float">
            <text:p>4376</text:p>
          </table:table-cell>
          <table:table-cell table:formula="of:=[.B367]-[.$B$2]" office:value-type="float" office:value="42.696355342865" calcext:value-type="float">
            <text:p>42.6963553429</text:p>
          </table:table-cell>
          <table:table-cell table:formula="of:=[.C367]/([.D367]-[.D366])" office:value-type="float" office:value="102083.885648179" calcext:value-type="float">
            <text:p>102083.885648179</text:p>
          </table:table-cell>
          <table:table-cell/>
          <table:table-cell office:value-type="float" office:value="1443143632.88124" calcext:value-type="float">
            <text:p>1443143632.88124</text:p>
          </table:table-cell>
          <table:table-cell table:formula="of:=[.G367]-[.$B$2]" office:value-type="float" office:value="52.8810217380524" calcext:value-type="float">
            <text:p>52.8810217381</text:p>
          </table:table-cell>
          <table:table-cell table:formula="of:=[.C367]/([.H367]-[.H366])" office:value-type="float" office:value="93729.8568794971" calcext:value-type="float">
            <text:p>93729.8568794971</text:p>
          </table:table-cell>
          <table:table-cell table:formula="of:=[.G367]-[.$B367]" office:value-type="float" office:value="10.1846663951874" calcext:value-type="float">
            <text:p>10.184666395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3622.73945" calcext:value-type="float">
            <text:p>1443143622.73945</text:p>
          </table:table-cell>
          <table:table-cell office:value-type="float" office:value="4376" calcext:value-type="float">
            <text:p>4376</text:p>
          </table:table-cell>
          <table:table-cell table:formula="of:=[.B368]-[.$B$2]" office:value-type="float" office:value="42.7392251491547" calcext:value-type="float">
            <text:p>42.7392251492</text:p>
          </table:table-cell>
          <table:table-cell table:formula="of:=[.C368]/([.D368]-[.D367])" office:value-type="float" office:value="102076.505091514" calcext:value-type="float">
            <text:p>102076.505091514</text:p>
          </table:table-cell>
          <table:table-cell/>
          <table:table-cell office:value-type="float" office:value="1443143632.92795" calcext:value-type="float">
            <text:p>1443143632.92795</text:p>
          </table:table-cell>
          <table:table-cell table:formula="of:=[.G368]-[.$B$2]" office:value-type="float" office:value="52.9277284145355" calcext:value-type="float">
            <text:p>52.9277284145</text:p>
          </table:table-cell>
          <table:table-cell table:formula="of:=[.C368]/([.H368]-[.H367])" office:value-type="float" office:value="93691.1022041633" calcext:value-type="float">
            <text:p>93691.1022041633</text:p>
          </table:table-cell>
          <table:table-cell table:formula="of:=[.G368]-[.$B368]" office:value-type="float" office:value="10.1885032653809" calcext:value-type="float">
            <text:p>10.188503265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3622.78231" calcext:value-type="float">
            <text:p>1443143622.78231</text:p>
          </table:table-cell>
          <table:table-cell office:value-type="float" office:value="4376" calcext:value-type="float">
            <text:p>4376</text:p>
          </table:table-cell>
          <table:table-cell table:formula="of:=[.B369]-[.$B$2]" office:value-type="float" office:value="42.7820918560028" calcext:value-type="float">
            <text:p>42.782091856</text:p>
          </table:table-cell>
          <table:table-cell table:formula="of:=[.C369]/([.D369]-[.D368])" office:value-type="float" office:value="102083.885648179" calcext:value-type="float">
            <text:p>102083.885648179</text:p>
          </table:table-cell>
          <table:table-cell/>
          <table:table-cell office:value-type="float" office:value="1443143632.97461" calcext:value-type="float">
            <text:p>1443143632.97461</text:p>
          </table:table-cell>
          <table:table-cell table:formula="of:=[.G369]-[.$B$2]" office:value-type="float" office:value="52.9743847846985" calcext:value-type="float">
            <text:p>52.9743847847</text:p>
          </table:table-cell>
          <table:table-cell table:formula="of:=[.C369]/([.H369]-[.H368])" office:value-type="float" office:value="93792.1228058521" calcext:value-type="float">
            <text:p>93792.1228058521</text:p>
          </table:table-cell>
          <table:table-cell table:formula="of:=[.G369]-[.$B369]" office:value-type="float" office:value="10.1922929286957" calcext:value-type="float">
            <text:p>10.192292928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3622.82518" calcext:value-type="float">
            <text:p>1443143622.82518</text:p>
          </table:table-cell>
          <table:table-cell office:value-type="float" office:value="4376" calcext:value-type="float">
            <text:p>4376</text:p>
          </table:table-cell>
          <table:table-cell table:formula="of:=[.B370]-[.$B$2]" office:value-type="float" office:value="42.8249576091766" calcext:value-type="float">
            <text:p>42.8249576092</text:p>
          </table:table-cell>
          <table:table-cell table:formula="of:=[.C370]/([.D370]-[.D369])" office:value-type="float" office:value="102086.156803417" calcext:value-type="float">
            <text:p>102086.156803417</text:p>
          </table:table-cell>
          <table:table-cell/>
          <table:table-cell office:value-type="float" office:value="1443143633.02134" calcext:value-type="float">
            <text:p>1443143633.02134</text:p>
          </table:table-cell>
          <table:table-cell table:formula="of:=[.G370]-[.$B$2]" office:value-type="float" office:value="53.0211157798767" calcext:value-type="float">
            <text:p>53.0211157799</text:p>
          </table:table-cell>
          <table:table-cell table:formula="of:=[.C370]/([.H370]-[.H369])" office:value-type="float" office:value="93642.345584784" calcext:value-type="float">
            <text:p>93642.345584784</text:p>
          </table:table-cell>
          <table:table-cell table:formula="of:=[.G370]-[.$B370]" office:value-type="float" office:value="10.1961581707001" calcext:value-type="float">
            <text:p>10.196158170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3622.86805" calcext:value-type="float">
            <text:p>1443143622.86805</text:p>
          </table:table-cell>
          <table:table-cell office:value-type="float" office:value="4376" calcext:value-type="float">
            <text:p>4376</text:p>
          </table:table-cell>
          <table:table-cell table:formula="of:=[.B371]-[.$B$2]" office:value-type="float" office:value="42.8678240776062" calcext:value-type="float">
            <text:p>42.8678240776</text:p>
          </table:table-cell>
          <table:table-cell table:formula="of:=[.C371]/([.D371]-[.D370])" office:value-type="float" office:value="102084.453427515" calcext:value-type="float">
            <text:p>102084.453427515</text:p>
          </table:table-cell>
          <table:table-cell/>
          <table:table-cell office:value-type="float" office:value="1443143633.03593" calcext:value-type="float">
            <text:p>1443143633.03593</text:p>
          </table:table-cell>
          <table:table-cell table:formula="of:=[.G371]-[.$B$2]" office:value-type="float" office:value="53.0357086658478" calcext:value-type="float">
            <text:p>53.0357086658</text:p>
          </table:table-cell>
          <table:table-cell table:formula="of:=[.C371]/([.H371]-[.H370])" office:value-type="float" office:value="299872.143774405" calcext:value-type="float">
            <text:p>299872.143774405</text:p>
          </table:table-cell>
          <table:table-cell table:formula="of:=[.G371]-[.$B371]" office:value-type="float" office:value="10.1678845882416" calcext:value-type="float">
            <text:p>10.167884588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3622.91092" calcext:value-type="float">
            <text:p>1443143622.91092</text:p>
          </table:table-cell>
          <table:table-cell office:value-type="float" office:value="4376" calcext:value-type="float">
            <text:p>4376</text:p>
          </table:table-cell>
          <table:table-cell table:formula="of:=[.B372]-[.$B$2]" office:value-type="float" office:value="42.9106931686401" calcext:value-type="float">
            <text:p>42.9106931686</text:p>
          </table:table-cell>
          <table:table-cell table:formula="of:=[.C372]/([.D372]-[.D371])" office:value-type="float" office:value="102078.208202173" calcext:value-type="float">
            <text:p>102078.208202173</text:p>
          </table:table-cell>
          <table:table-cell/>
          <table:table-cell office:value-type="float" office:value="1443143633.05053" calcext:value-type="float">
            <text:p>1443143633.05053</text:p>
          </table:table-cell>
          <table:table-cell table:formula="of:=[.G372]-[.$B$2]" office:value-type="float" office:value="53.0503029823303" calcext:value-type="float">
            <text:p>53.0503029823</text:p>
          </table:table-cell>
          <table:table-cell table:formula="of:=[.C372]/([.H372]-[.H371])" office:value-type="float" office:value="299842.750788231" calcext:value-type="float">
            <text:p>299842.750788231</text:p>
          </table:table-cell>
          <table:table-cell table:formula="of:=[.G372]-[.$B372]" office:value-type="float" office:value="10.1396098136902" calcext:value-type="float">
            <text:p>10.139609813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3622.95378" calcext:value-type="float">
            <text:p>1443143622.95378</text:p>
          </table:table-cell>
          <table:table-cell office:value-type="float" office:value="4376" calcext:value-type="float">
            <text:p>4376</text:p>
          </table:table-cell>
          <table:table-cell table:formula="of:=[.B373]-[.$B$2]" office:value-type="float" office:value="42.9535584449768" calcext:value-type="float">
            <text:p>42.953558445</text:p>
          </table:table-cell>
          <table:table-cell table:formula="of:=[.C373]/([.D373]-[.D372])" office:value-type="float" office:value="102087.292418933" calcext:value-type="float">
            <text:p>102087.292418933</text:p>
          </table:table-cell>
          <table:table-cell/>
          <table:table-cell office:value-type="float" office:value="1443143633.07808" calcext:value-type="float">
            <text:p>1443143633.07808</text:p>
          </table:table-cell>
          <table:table-cell table:formula="of:=[.G373]-[.$B$2]" office:value-type="float" office:value="53.0778524875641" calcext:value-type="float">
            <text:p>53.0778524876</text:p>
          </table:table-cell>
          <table:table-cell table:formula="of:=[.C373]/([.H373]-[.H372])" office:value-type="float" office:value="158841.328106204" calcext:value-type="float">
            <text:p>158841.328106204</text:p>
          </table:table-cell>
          <table:table-cell table:formula="of:=[.G373]-[.$B373]" office:value-type="float" office:value="10.1242940425873" calcext:value-type="float">
            <text:p>10.124294042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3622.99665" calcext:value-type="float">
            <text:p>1443143622.99665</text:p>
          </table:table-cell>
          <table:table-cell office:value-type="float" office:value="4376" calcext:value-type="float">
            <text:p>4376</text:p>
          </table:table-cell>
          <table:table-cell table:formula="of:=[.B374]-[.$B$2]" office:value-type="float" office:value="42.9964249134064" calcext:value-type="float">
            <text:p>42.9964249134</text:p>
          </table:table-cell>
          <table:table-cell table:formula="of:=[.C374]/([.D374]-[.D373])" office:value-type="float" office:value="102084.453427515" calcext:value-type="float">
            <text:p>102084.453427515</text:p>
          </table:table-cell>
          <table:table-cell/>
          <table:table-cell office:value-type="float" office:value="1443143633.12195" calcext:value-type="float">
            <text:p>1443143633.12195</text:p>
          </table:table-cell>
          <table:table-cell table:formula="of:=[.G374]-[.$B$2]" office:value-type="float" office:value="53.1217248439789" calcext:value-type="float">
            <text:p>53.121724844</text:p>
          </table:table-cell>
          <table:table-cell table:formula="of:=[.C374]/([.H374]-[.H373])" office:value-type="float" office:value="99743.9015727064" calcext:value-type="float">
            <text:p>99743.9015727064</text:p>
          </table:table-cell>
          <table:table-cell table:formula="of:=[.G374]-[.$B374]" office:value-type="float" office:value="10.1252999305725" calcext:value-type="float">
            <text:p>10.125299930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3623.04054" calcext:value-type="float">
            <text:p>1443143623.04054</text:p>
          </table:table-cell>
          <table:table-cell office:value-type="float" office:value="4376" calcext:value-type="float">
            <text:p>4376</text:p>
          </table:table-cell>
          <table:table-cell table:formula="of:=[.B375]-[.$B$2]" office:value-type="float" office:value="43.0403215885162" calcext:value-type="float">
            <text:p>43.0403215885</text:p>
          </table:table-cell>
          <table:table-cell table:formula="of:=[.C375]/([.D375]-[.D374])" office:value-type="float" office:value="99688.6435942558" calcext:value-type="float">
            <text:p>99688.6435942558</text:p>
          </table:table-cell>
          <table:table-cell/>
          <table:table-cell office:value-type="float" office:value="1443143633.16587" calcext:value-type="float">
            <text:p>1443143633.16587</text:p>
          </table:table-cell>
          <table:table-cell table:formula="of:=[.G375]-[.$B$2]" office:value-type="float" office:value="53.1656455993652" calcext:value-type="float">
            <text:p>53.1656455994</text:p>
          </table:table-cell>
          <table:table-cell table:formula="of:=[.C375]/([.H375]-[.H374])" office:value-type="float" office:value="99633.9876558624" calcext:value-type="float">
            <text:p>99633.9876558624</text:p>
          </table:table-cell>
          <table:table-cell table:formula="of:=[.G375]-[.$B375]" office:value-type="float" office:value="10.125324010849" calcext:value-type="float">
            <text:p>10.125324010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3623.08444" calcext:value-type="float">
            <text:p>1443143623.08444</text:p>
          </table:table-cell>
          <table:table-cell office:value-type="float" office:value="4376" calcext:value-type="float">
            <text:p>4376</text:p>
          </table:table-cell>
          <table:table-cell table:formula="of:=[.B376]-[.$B$2]" office:value-type="float" office:value="43.0842220783234" calcext:value-type="float">
            <text:p>43.0842220783</text:p>
          </table:table-cell>
          <table:table-cell table:formula="of:=[.C376]/([.D376]-[.D375])" office:value-type="float" office:value="99679.9812308561" calcext:value-type="float">
            <text:p>99679.9812308561</text:p>
          </table:table-cell>
          <table:table-cell/>
          <table:table-cell office:value-type="float" office:value="1443143633.20972" calcext:value-type="float">
            <text:p>1443143633.20972</text:p>
          </table:table-cell>
          <table:table-cell table:formula="of:=[.G376]-[.$B$2]" office:value-type="float" office:value="53.2094979286194" calcext:value-type="float">
            <text:p>53.2094979286</text:p>
          </table:table-cell>
          <table:table-cell table:formula="of:=[.C376]/([.H376]-[.H375])" office:value-type="float" office:value="99789.4541619094" calcext:value-type="float">
            <text:p>99789.4541619094</text:p>
          </table:table-cell>
          <table:table-cell table:formula="of:=[.G376]-[.$B376]" office:value-type="float" office:value="10.125275850296" calcext:value-type="float">
            <text:p>10.125275850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3623.12834" calcext:value-type="float">
            <text:p>1443143623.12834</text:p>
          </table:table-cell>
          <table:table-cell office:value-type="float" office:value="4376" calcext:value-type="float">
            <text:p>4376</text:p>
          </table:table-cell>
          <table:table-cell table:formula="of:=[.B377]-[.$B$2]" office:value-type="float" office:value="43.1281161308289" calcext:value-type="float">
            <text:p>43.1281161308</text:p>
          </table:table-cell>
          <table:table-cell table:formula="of:=[.C377]/([.D377]-[.D376])" office:value-type="float" office:value="99694.5998424812" calcext:value-type="float">
            <text:p>99694.5998424812</text:p>
          </table:table-cell>
          <table:table-cell/>
          <table:table-cell office:value-type="float" office:value="1443143633.2536" calcext:value-type="float">
            <text:p>1443143633.2536</text:p>
          </table:table-cell>
          <table:table-cell table:formula="of:=[.G377]-[.$B$2]" office:value-type="float" office:value="53.2533800601959" calcext:value-type="float">
            <text:p>53.2533800602</text:p>
          </table:table-cell>
          <table:table-cell table:formula="of:=[.C377]/([.H377]-[.H376])" office:value-type="float" office:value="99721.6826709408" calcext:value-type="float">
            <text:p>99721.6826709408</text:p>
          </table:table-cell>
          <table:table-cell table:formula="of:=[.G377]-[.$B377]" office:value-type="float" office:value="10.1252639293671" calcext:value-type="float">
            <text:p>10.125263929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3623.17224" calcext:value-type="float">
            <text:p>1443143623.17224</text:p>
          </table:table-cell>
          <table:table-cell office:value-type="float" office:value="4376" calcext:value-type="float">
            <text:p>4376</text:p>
          </table:table-cell>
          <table:table-cell table:formula="of:=[.B378]-[.$B$2]" office:value-type="float" office:value="43.1720123291016" calcext:value-type="float">
            <text:p>43.1720123291</text:p>
          </table:table-cell>
          <table:table-cell table:formula="of:=[.C378]/([.D378]-[.D377])" office:value-type="float" office:value="99689.7264955408" calcext:value-type="float">
            <text:p>99689.7264955408</text:p>
          </table:table-cell>
          <table:table-cell/>
          <table:table-cell office:value-type="float" office:value="1443143633.29751" calcext:value-type="float">
            <text:p>1443143633.29751</text:p>
          </table:table-cell>
          <table:table-cell table:formula="of:=[.G378]-[.$B$2]" office:value-type="float" office:value="53.2972912788391" calcext:value-type="float">
            <text:p>53.2972912788</text:p>
          </table:table-cell>
          <table:table-cell table:formula="of:=[.C378]/([.H378]-[.H377])" office:value-type="float" office:value="99655.6264028625" calcext:value-type="float">
            <text:p>99655.6264028625</text:p>
          </table:table-cell>
          <table:table-cell table:formula="of:=[.G378]-[.$B378]" office:value-type="float" office:value="10.1252789497375" calcext:value-type="float">
            <text:p>10.125278949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3623.21614" calcext:value-type="float">
            <text:p>1443143623.21614</text:p>
          </table:table-cell>
          <table:table-cell office:value-type="float" office:value="4376" calcext:value-type="float">
            <text:p>4376</text:p>
          </table:table-cell>
          <table:table-cell table:formula="of:=[.B379]-[.$B$2]" office:value-type="float" office:value="43.2159218788147" calcext:value-type="float">
            <text:p>43.2159218788</text:p>
          </table:table-cell>
          <table:table-cell table:formula="of:=[.C379]/([.D379]-[.D378])" office:value-type="float" office:value="99659.4141499701" calcext:value-type="float">
            <text:p>99659.4141499701</text:p>
          </table:table-cell>
          <table:table-cell/>
          <table:table-cell office:value-type="float" office:value="1443143633.34142" calcext:value-type="float">
            <text:p>1443143633.34142</text:p>
          </table:table-cell>
          <table:table-cell table:formula="of:=[.G379]-[.$B$2]" office:value-type="float" office:value="53.3411998748779" calcext:value-type="float">
            <text:p>53.3411998749</text:p>
          </table:table-cell>
          <table:table-cell table:formula="of:=[.C379]/([.H379]-[.H378])" office:value-type="float" office:value="99661.5787061673" calcext:value-type="float">
            <text:p>99661.5787061673</text:p>
          </table:table-cell>
          <table:table-cell table:formula="of:=[.G379]-[.$B379]" office:value-type="float" office:value="10.1252779960632" calcext:value-type="float">
            <text:p>10.125277996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3623.26004" calcext:value-type="float">
            <text:p>1443143623.26004</text:p>
          </table:table-cell>
          <table:table-cell office:value-type="float" office:value="4376" calcext:value-type="float">
            <text:p>4376</text:p>
          </table:table-cell>
          <table:table-cell table:formula="of:=[.B380]-[.$B$2]" office:value-type="float" office:value="43.2598211765289" calcext:value-type="float">
            <text:p>43.2598211765</text:p>
          </table:table-cell>
          <table:table-cell table:formula="of:=[.C380]/([.D380]-[.D379])" office:value-type="float" office:value="99682.6880576993" calcext:value-type="float">
            <text:p>99682.6880576993</text:p>
          </table:table-cell>
          <table:table-cell/>
          <table:table-cell office:value-type="float" office:value="1443143633.38526" calcext:value-type="float">
            <text:p>1443143633.38526</text:p>
          </table:table-cell>
          <table:table-cell table:formula="of:=[.G380]-[.$B$2]" office:value-type="float" office:value="53.3850402832031" calcext:value-type="float">
            <text:p>53.3850402832</text:p>
          </table:table-cell>
          <table:table-cell table:formula="of:=[.C380]/([.H380]-[.H379])" office:value-type="float" office:value="99816.5885577551" calcext:value-type="float">
            <text:p>99816.5885577551</text:p>
          </table:table-cell>
          <table:table-cell table:formula="of:=[.G380]-[.$B380]" office:value-type="float" office:value="10.1252191066742" calcext:value-type="float">
            <text:p>10.125219106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3623.30396" calcext:value-type="float">
            <text:p>1443143623.30396</text:p>
          </table:table-cell>
          <table:table-cell office:value-type="float" office:value="4376" calcext:value-type="float">
            <text:p>4376</text:p>
          </table:table-cell>
          <table:table-cell table:formula="of:=[.B381]-[.$B$2]" office:value-type="float" office:value="43.3037388324738" calcext:value-type="float">
            <text:p>43.3037388325</text:p>
          </table:table-cell>
          <table:table-cell table:formula="of:=[.C381]/([.D381]-[.D380])" office:value-type="float" office:value="99641.0192178237" calcext:value-type="float">
            <text:p>99641.0192178237</text:p>
          </table:table-cell>
          <table:table-cell/>
          <table:table-cell office:value-type="float" office:value="1443143633.42915" calcext:value-type="float">
            <text:p>1443143633.42915</text:p>
          </table:table-cell>
          <table:table-cell table:formula="of:=[.G381]-[.$B$2]" office:value-type="float" office:value="53.4289288520813" calcext:value-type="float">
            <text:p>53.4289288521</text:p>
          </table:table-cell>
          <table:table-cell table:formula="of:=[.C381]/([.H381]-[.H380])" office:value-type="float" office:value="99707.056116296" calcext:value-type="float">
            <text:p>99707.056116296</text:p>
          </table:table-cell>
          <table:table-cell table:formula="of:=[.G381]-[.$B381]" office:value-type="float" office:value="10.1251900196075" calcext:value-type="float">
            <text:p>10.125190019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3623.34786" calcext:value-type="float">
            <text:p>1443143623.34786</text:p>
          </table:table-cell>
          <table:table-cell office:value-type="float" office:value="4376" calcext:value-type="float">
            <text:p>4376</text:p>
          </table:table-cell>
          <table:table-cell table:formula="of:=[.B382]-[.$B$2]" office:value-type="float" office:value="43.3476333618164" calcext:value-type="float">
            <text:p>43.3476333618</text:p>
          </table:table-cell>
          <table:table-cell table:formula="of:=[.C382]/([.D382]-[.D381])" office:value-type="float" office:value="99693.5168353186" calcext:value-type="float">
            <text:p>99693.5168353186</text:p>
          </table:table-cell>
          <table:table-cell/>
          <table:table-cell office:value-type="float" office:value="1443143633.47302" calcext:value-type="float">
            <text:p>1443143633.47302</text:p>
          </table:table-cell>
          <table:table-cell table:formula="of:=[.G382]-[.$B$2]" office:value-type="float" office:value="53.4727971553803" calcext:value-type="float">
            <text:p>53.4727971554</text:p>
          </table:table-cell>
          <table:table-cell table:formula="of:=[.C382]/([.H382]-[.H381])" office:value-type="float" office:value="99753.1171921281" calcext:value-type="float">
            <text:p>99753.1171921281</text:p>
          </table:table-cell>
          <table:table-cell table:formula="of:=[.G382]-[.$B382]" office:value-type="float" office:value="10.1251637935638" calcext:value-type="float">
            <text:p>10.125163793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3623.39176" calcext:value-type="float">
            <text:p>1443143623.39176</text:p>
          </table:table-cell>
          <table:table-cell office:value-type="float" office:value="4376" calcext:value-type="float">
            <text:p>4376</text:p>
          </table:table-cell>
          <table:table-cell table:formula="of:=[.B383]-[.$B$2]" office:value-type="float" office:value="43.3915338516235" calcext:value-type="float">
            <text:p>43.3915338516</text:p>
          </table:table-cell>
          <table:table-cell table:formula="of:=[.C383]/([.D383]-[.D382])" office:value-type="float" office:value="99679.9812308561" calcext:value-type="float">
            <text:p>99679.9812308561</text:p>
          </table:table-cell>
          <table:table-cell/>
          <table:table-cell office:value-type="float" office:value="1443143633.51691" calcext:value-type="float">
            <text:p>1443143633.51691</text:p>
          </table:table-cell>
          <table:table-cell table:formula="of:=[.G383]-[.$B$2]" office:value-type="float" office:value="53.5166852474213" calcext:value-type="float">
            <text:p>53.5166852474</text:p>
          </table:table-cell>
          <table:table-cell table:formula="of:=[.C383]/([.H383]-[.H382])" office:value-type="float" office:value="99708.1394176445" calcext:value-type="float">
            <text:p>99708.1394176445</text:p>
          </table:table-cell>
          <table:table-cell table:formula="of:=[.G383]-[.$B383]" office:value-type="float" office:value="10.1251513957977" calcext:value-type="float">
            <text:p>10.125151395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3623.43565" calcext:value-type="float">
            <text:p>1443143623.43565</text:p>
          </table:table-cell>
          <table:table-cell office:value-type="float" office:value="4376" calcext:value-type="float">
            <text:p>4376</text:p>
          </table:table-cell>
          <table:table-cell table:formula="of:=[.B384]-[.$B$2]" office:value-type="float" office:value="43.435426235199" calcext:value-type="float">
            <text:p>43.4354262352</text:p>
          </table:table-cell>
          <table:table-cell table:formula="of:=[.C384]/([.D384]-[.D383])" office:value-type="float" office:value="99698.3905528577" calcext:value-type="float">
            <text:p>99698.3905528577</text:p>
          </table:table-cell>
          <table:table-cell/>
          <table:table-cell office:value-type="float" office:value="1443143633.5608" calcext:value-type="float">
            <text:p>1443143633.5608</text:p>
          </table:table-cell>
          <table:table-cell table:formula="of:=[.G384]-[.$B$2]" office:value-type="float" office:value="53.5605752468109" calcext:value-type="float">
            <text:p>53.5605752468</text:p>
          </table:table-cell>
          <table:table-cell table:formula="of:=[.C384]/([.H384]-[.H383])" office:value-type="float" office:value="99703.8063534831" calcext:value-type="float">
            <text:p>99703.8063534831</text:p>
          </table:table-cell>
          <table:table-cell table:formula="of:=[.G384]-[.$B384]" office:value-type="float" office:value="10.1251490116119" calcext:value-type="float">
            <text:p>10.125149011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3623.47954" calcext:value-type="float">
            <text:p>1443143623.47954</text:p>
          </table:table-cell>
          <table:table-cell office:value-type="float" office:value="4376" calcext:value-type="float">
            <text:p>4376</text:p>
          </table:table-cell>
          <table:table-cell table:formula="of:=[.B385]-[.$B$2]" office:value-type="float" office:value="43.4793202877045" calcext:value-type="float">
            <text:p>43.4793202877</text:p>
          </table:table-cell>
          <table:table-cell table:formula="of:=[.C385]/([.D385]-[.D384])" office:value-type="float" office:value="99694.5998424812" calcext:value-type="float">
            <text:p>99694.5998424812</text:p>
          </table:table-cell>
          <table:table-cell/>
          <table:table-cell office:value-type="float" office:value="1443143633.60467" calcext:value-type="float">
            <text:p>1443143633.60467</text:p>
          </table:table-cell>
          <table:table-cell table:formula="of:=[.G385]-[.$B$2]" office:value-type="float" office:value="53.604451417923" calcext:value-type="float">
            <text:p>53.6044514179</text:p>
          </table:table-cell>
          <table:table-cell table:formula="of:=[.C385]/([.H385]-[.H384])" office:value-type="float" office:value="99735.2296038689" calcext:value-type="float">
            <text:p>99735.2296038689</text:p>
          </table:table-cell>
          <table:table-cell table:formula="of:=[.G385]-[.$B385]" office:value-type="float" office:value="10.1251311302185" calcext:value-type="float">
            <text:p>10.125131130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3623.52343" calcext:value-type="float">
            <text:p>1443143623.52343</text:p>
          </table:table-cell>
          <table:table-cell office:value-type="float" office:value="4376" calcext:value-type="float">
            <text:p>4376</text:p>
          </table:table-cell>
          <table:table-cell table:formula="of:=[.B386]-[.$B$2]" office:value-type="float" office:value="43.5232079029083" calcext:value-type="float">
            <text:p>43.5232079029</text:p>
          </table:table-cell>
          <table:table-cell table:formula="of:=[.C386]/([.D386]-[.D385])" office:value-type="float" office:value="99709.2227425331" calcext:value-type="float">
            <text:p>99709.2227425331</text:p>
          </table:table-cell>
          <table:table-cell/>
          <table:table-cell office:value-type="float" office:value="1443143633.64857" calcext:value-type="float">
            <text:p>1443143633.64857</text:p>
          </table:table-cell>
          <table:table-cell table:formula="of:=[.G386]-[.$B$2]" office:value-type="float" office:value="53.6483492851257" calcext:value-type="float">
            <text:p>53.6483492851</text:p>
          </table:table-cell>
          <table:table-cell table:formula="of:=[.C386]/([.H386]-[.H385])" office:value-type="float" office:value="99685.9364439689" calcext:value-type="float">
            <text:p>99685.9364439689</text:p>
          </table:table-cell>
          <table:table-cell table:formula="of:=[.G386]-[.$B386]" office:value-type="float" office:value="10.1251413822174" calcext:value-type="float">
            <text:p>10.125141382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3623.56733" calcext:value-type="float">
            <text:p>1443143623.56733</text:p>
          </table:table-cell>
          <table:table-cell office:value-type="float" office:value="4376" calcext:value-type="float">
            <text:p>4376</text:p>
          </table:table-cell>
          <table:table-cell table:formula="of:=[.B387]-[.$B$2]" office:value-type="float" office:value="43.5671033859253" calcext:value-type="float">
            <text:p>43.5671033859</text:p>
          </table:table-cell>
          <table:table-cell table:formula="of:=[.C387]/([.D387]-[.D386])" office:value-type="float" office:value="99691.3508915817" calcext:value-type="float">
            <text:p>99691.3508915817</text:p>
          </table:table-cell>
          <table:table-cell/>
          <table:table-cell office:value-type="float" office:value="1443143633.69249" calcext:value-type="float">
            <text:p>1443143633.69249</text:p>
          </table:table-cell>
          <table:table-cell table:formula="of:=[.G387]-[.$B$2]" office:value-type="float" office:value="53.6922686100006" calcext:value-type="float">
            <text:p>53.69226861</text:p>
          </table:table-cell>
          <table:table-cell table:formula="of:=[.C387]/([.H387]-[.H386])" office:value-type="float" office:value="99637.2328688298" calcext:value-type="float">
            <text:p>99637.2328688298</text:p>
          </table:table-cell>
          <table:table-cell table:formula="of:=[.G387]-[.$B387]" office:value-type="float" office:value="10.1251652240753" calcext:value-type="float">
            <text:p>10.125165224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3623.61122" calcext:value-type="float">
            <text:p>1443143623.61122</text:p>
          </table:table-cell>
          <table:table-cell office:value-type="float" office:value="4376" calcext:value-type="float">
            <text:p>4376</text:p>
          </table:table-cell>
          <table:table-cell table:formula="of:=[.B388]-[.$B$2]" office:value-type="float" office:value="43.6109998226166" calcext:value-type="float">
            <text:p>43.6109998226</text:p>
          </table:table-cell>
          <table:table-cell table:formula="of:=[.C388]/([.D388]-[.D387])" office:value-type="float" office:value="99689.1850419575" calcext:value-type="float">
            <text:p>99689.1850419575</text:p>
          </table:table-cell>
          <table:table-cell/>
          <table:table-cell office:value-type="float" office:value="1443143633.73633" calcext:value-type="float">
            <text:p>1443143633.73633</text:p>
          </table:table-cell>
          <table:table-cell table:formula="of:=[.G388]-[.$B$2]" office:value-type="float" office:value="53.7361085414887" calcext:value-type="float">
            <text:p>53.7361085415</text:p>
          </table:table-cell>
          <table:table-cell table:formula="of:=[.C388]/([.H388]-[.H387])" office:value-type="float" office:value="99817.674240529" calcext:value-type="float">
            <text:p>99817.674240529</text:p>
          </table:table-cell>
          <table:table-cell table:formula="of:=[.G388]-[.$B388]" office:value-type="float" office:value="10.1251087188721" calcext:value-type="float">
            <text:p>10.125108718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3623.65516" calcext:value-type="float">
            <text:p>1443143623.65516</text:p>
          </table:table-cell>
          <table:table-cell office:value-type="float" office:value="4376" calcext:value-type="float">
            <text:p>4376</text:p>
          </table:table-cell>
          <table:table-cell table:formula="of:=[.B389]-[.$B$2]" office:value-type="float" office:value="43.6549386978149" calcext:value-type="float">
            <text:p>43.6549386978</text:p>
          </table:table-cell>
          <table:table-cell table:formula="of:=[.C389]/([.D389]-[.D388])" office:value-type="float" office:value="99592.8999148096" calcext:value-type="float">
            <text:p>99592.8999148096</text:p>
          </table:table-cell>
          <table:table-cell/>
          <table:table-cell office:value-type="float" office:value="1443143633.78021" calcext:value-type="float">
            <text:p>1443143633.78021</text:p>
          </table:table-cell>
          <table:table-cell table:formula="of:=[.G389]-[.$B$2]" office:value-type="float" office:value="53.7799897193909" calcext:value-type="float">
            <text:p>53.7799897194</text:p>
          </table:table-cell>
          <table:table-cell table:formula="of:=[.C389]/([.H389]-[.H388])" office:value-type="float" office:value="99723.849932899" calcext:value-type="float">
            <text:p>99723.849932899</text:p>
          </table:table-cell>
          <table:table-cell table:formula="of:=[.G389]-[.$B389]" office:value-type="float" office:value="10.1250510215759" calcext:value-type="float">
            <text:p>10.125051021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3623.69906" calcext:value-type="float">
            <text:p>1443143623.69906</text:p>
          </table:table-cell>
          <table:table-cell office:value-type="float" office:value="4376" calcext:value-type="float">
            <text:p>4376</text:p>
          </table:table-cell>
          <table:table-cell table:formula="of:=[.B390]-[.$B$2]" office:value-type="float" office:value="43.6988413333893" calcext:value-type="float">
            <text:p>43.6988413334</text:p>
          </table:table-cell>
          <table:table-cell table:formula="of:=[.C390]/([.D390]-[.D389])" office:value-type="float" office:value="99675.1093129721" calcext:value-type="float">
            <text:p>99675.1093129721</text:p>
          </table:table-cell>
          <table:table-cell/>
          <table:table-cell office:value-type="float" office:value="1443143633.82408" calcext:value-type="float">
            <text:p>1443143633.82408</text:p>
          </table:table-cell>
          <table:table-cell table:formula="of:=[.G390]-[.$B$2]" office:value-type="float" office:value="53.8238599300385" calcext:value-type="float">
            <text:p>53.82385993</text:p>
          </table:table-cell>
          <table:table-cell table:formula="of:=[.C390]/([.H390]-[.H389])" office:value-type="float" office:value="99748.7802179289" calcext:value-type="float">
            <text:p>99748.7802179289</text:p>
          </table:table-cell>
          <table:table-cell table:formula="of:=[.G390]-[.$B390]" office:value-type="float" office:value="10.1250185966492" calcext:value-type="float">
            <text:p>10.125018596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3623.74299" calcext:value-type="float">
            <text:p>1443143623.74299</text:p>
          </table:table-cell>
          <table:table-cell office:value-type="float" office:value="4376" calcext:value-type="float">
            <text:p>4376</text:p>
          </table:table-cell>
          <table:table-cell table:formula="of:=[.B391]-[.$B$2]" office:value-type="float" office:value="43.7427680492401" calcext:value-type="float">
            <text:p>43.7427680492</text:p>
          </table:table-cell>
          <table:table-cell table:formula="of:=[.C391]/([.D391]-[.D390])" office:value-type="float" office:value="99620.4682102886" calcext:value-type="float">
            <text:p>99620.4682102886</text:p>
          </table:table-cell>
          <table:table-cell/>
          <table:table-cell office:value-type="float" office:value="1443143633.86799" calcext:value-type="float">
            <text:p>1443143633.86799</text:p>
          </table:table-cell>
          <table:table-cell table:formula="of:=[.G391]-[.$B$2]" office:value-type="float" office:value="53.8677656650543" calcext:value-type="float">
            <text:p>53.8677656651</text:p>
          </table:table-cell>
          <table:table-cell table:formula="of:=[.C391]/([.H391]-[.H390])" office:value-type="float" office:value="99668.0729389533" calcext:value-type="float">
            <text:p>99668.0729389533</text:p>
          </table:table-cell>
          <table:table-cell table:formula="of:=[.G391]-[.$B391]" office:value-type="float" office:value="10.1249976158142" calcext:value-type="float">
            <text:p>10.124997615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3623.78692" calcext:value-type="float">
            <text:p>1443143623.78692</text:p>
          </table:table-cell>
          <table:table-cell office:value-type="float" office:value="4376" calcext:value-type="float">
            <text:p>4376</text:p>
          </table:table-cell>
          <table:table-cell table:formula="of:=[.B392]-[.$B$2]" office:value-type="float" office:value="43.7867021560669" calcext:value-type="float">
            <text:p>43.7867021561</text:p>
          </table:table-cell>
          <table:table-cell table:formula="of:=[.C392]/([.D392]-[.D391])" office:value-type="float" office:value="99603.7091923396" calcext:value-type="float">
            <text:p>99603.7091923396</text:p>
          </table:table-cell>
          <table:table-cell/>
          <table:table-cell office:value-type="float" office:value="1443143633.91194" calcext:value-type="float">
            <text:p>1443143633.91194</text:p>
          </table:table-cell>
          <table:table-cell table:formula="of:=[.G392]-[.$B$2]" office:value-type="float" office:value="53.9117178916931" calcext:value-type="float">
            <text:p>53.9117178917</text:p>
          </table:table-cell>
          <table:table-cell table:formula="of:=[.C392]/([.H392]-[.H391])" office:value-type="float" office:value="99562.6464152233" calcext:value-type="float">
            <text:p>99562.6464152233</text:p>
          </table:table-cell>
          <table:table-cell table:formula="of:=[.G392]-[.$B392]" office:value-type="float" office:value="10.1250157356262" calcext:value-type="float">
            <text:p>10.125015735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3623.83082" calcext:value-type="float">
            <text:p>1443143623.83082</text:p>
          </table:table-cell>
          <table:table-cell office:value-type="float" office:value="4376" calcext:value-type="float">
            <text:p>4376</text:p>
          </table:table-cell>
          <table:table-cell table:formula="of:=[.B393]-[.$B$2]" office:value-type="float" office:value="43.8306005001068" calcext:value-type="float">
            <text:p>43.8306005001</text:p>
          </table:table-cell>
          <table:table-cell table:formula="of:=[.C393]/([.D393]-[.D392])" office:value-type="float" office:value="99684.8536250224" calcext:value-type="float">
            <text:p>99684.8536250224</text:p>
          </table:table-cell>
          <table:table-cell/>
          <table:table-cell office:value-type="float" office:value="1443143633.95579" calcext:value-type="float">
            <text:p>1443143633.95579</text:p>
          </table:table-cell>
          <table:table-cell table:formula="of:=[.G393]-[.$B$2]" office:value-type="float" office:value="53.9555628299713" calcext:value-type="float">
            <text:p>53.95556283</text:p>
          </table:table-cell>
          <table:table-cell table:formula="of:=[.C393]/([.H393]-[.H392])" office:value-type="float" office:value="99806.2757491884" calcext:value-type="float">
            <text:p>99806.2757491884</text:p>
          </table:table-cell>
          <table:table-cell table:formula="of:=[.G393]-[.$B393]" office:value-type="float" office:value="10.1249623298645" calcext:value-type="float">
            <text:p>10.124962329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3623.87474" calcext:value-type="float">
            <text:p>1443143623.87474</text:p>
          </table:table-cell>
          <table:table-cell office:value-type="float" office:value="4376" calcext:value-type="float">
            <text:p>4376</text:p>
          </table:table-cell>
          <table:table-cell table:formula="of:=[.B394]-[.$B$2]" office:value-type="float" office:value="43.8745124340057" calcext:value-type="float">
            <text:p>43.874512434</text:p>
          </table:table-cell>
          <table:table-cell table:formula="of:=[.C394]/([.D394]-[.D393])" office:value-type="float" office:value="99654.0031708112" calcext:value-type="float">
            <text:p>99654.0031708112</text:p>
          </table:table-cell>
          <table:table-cell/>
          <table:table-cell office:value-type="float" office:value="1443143633.99962" calcext:value-type="float">
            <text:p>1443143633.99962</text:p>
          </table:table-cell>
          <table:table-cell table:formula="of:=[.G394]-[.$B$2]" office:value-type="float" office:value="53.9994013309479" calcext:value-type="float">
            <text:p>53.9994013309</text:p>
          </table:table-cell>
          <table:table-cell table:formula="of:=[.C394]/([.H394]-[.H393])" office:value-type="float" office:value="99820.9314305604" calcext:value-type="float">
            <text:p>99820.9314305604</text:p>
          </table:table-cell>
          <table:table-cell table:formula="of:=[.G394]-[.$B394]" office:value-type="float" office:value="10.1248888969421" calcext:value-type="float">
            <text:p>10.124888896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3623.91864" calcext:value-type="float">
            <text:p>1443143623.91864</text:p>
          </table:table-cell>
          <table:table-cell office:value-type="float" office:value="4376" calcext:value-type="float">
            <text:p>4376</text:p>
          </table:table-cell>
          <table:table-cell table:formula="of:=[.B395]-[.$B$2]" office:value-type="float" office:value="43.9184219837189" calcext:value-type="float">
            <text:p>43.9184219837</text:p>
          </table:table-cell>
          <table:table-cell table:formula="of:=[.C395]/([.D395]-[.D394])" office:value-type="float" office:value="99659.4141499701" calcext:value-type="float">
            <text:p>99659.4141499701</text:p>
          </table:table-cell>
          <table:table-cell/>
          <table:table-cell office:value-type="float" office:value="1443143634.01414" calcext:value-type="float">
            <text:p>1443143634.01414</text:p>
          </table:table-cell>
          <table:table-cell table:formula="of:=[.G395]-[.$B$2]" office:value-type="float" office:value="54.0139136314392" calcext:value-type="float">
            <text:p>54.0139136314</text:p>
          </table:table-cell>
          <table:table-cell table:formula="of:=[.C395]/([.H395]-[.H394])" office:value-type="float" office:value="301537.306412131" calcext:value-type="float">
            <text:p>301537.306412131</text:p>
          </table:table-cell>
          <table:table-cell table:formula="of:=[.G395]-[.$B395]" office:value-type="float" office:value="10.0954916477203" calcext:value-type="float">
            <text:p>10.095491647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3623.96254" calcext:value-type="float">
            <text:p>1443143623.96254</text:p>
          </table:table-cell>
          <table:table-cell office:value-type="float" office:value="4376" calcext:value-type="float">
            <text:p>4376</text:p>
          </table:table-cell>
          <table:table-cell table:formula="of:=[.B396]-[.$B$2]" office:value-type="float" office:value="43.9623148441315" calcext:value-type="float">
            <text:p>43.9623148441</text:p>
          </table:table-cell>
          <table:table-cell table:formula="of:=[.C396]/([.D396]-[.D395])" office:value-type="float" office:value="99697.3074633351" calcext:value-type="float">
            <text:p>99697.3074633351</text:p>
          </table:table-cell>
          <table:table-cell/>
          <table:table-cell office:value-type="float" office:value="1443143634.02867" calcext:value-type="float">
            <text:p>1443143634.02867</text:p>
          </table:table-cell>
          <table:table-cell table:formula="of:=[.G396]-[.$B$2]" office:value-type="float" office:value="54.028443813324" calcext:value-type="float">
            <text:p>54.0284438133</text:p>
          </table:table-cell>
          <table:table-cell table:formula="of:=[.C396]/([.H396]-[.H395])" office:value-type="float" office:value="301166.223155684" calcext:value-type="float">
            <text:p>301166.223155684</text:p>
          </table:table-cell>
          <table:table-cell table:formula="of:=[.G396]-[.$B396]" office:value-type="float" office:value="10.0661289691925" calcext:value-type="float">
            <text:p>10.06612896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3624.00639" calcext:value-type="float">
            <text:p>1443143624.00639</text:p>
          </table:table-cell>
          <table:table-cell office:value-type="float" office:value="4376" calcext:value-type="float">
            <text:p>4376</text:p>
          </table:table-cell>
          <table:table-cell table:formula="of:=[.B397]-[.$B$2]" office:value-type="float" office:value="44.0061640739441" calcext:value-type="float">
            <text:p>44.0061640739</text:p>
          </table:table-cell>
          <table:table-cell table:formula="of:=[.C397]/([.D397]-[.D396])" office:value-type="float" office:value="99796.5076855321" calcext:value-type="float">
            <text:p>99796.5076855321</text:p>
          </table:table-cell>
          <table:table-cell/>
          <table:table-cell office:value-type="float" office:value="1443143634.06274" calcext:value-type="float">
            <text:p>1443143634.06274</text:p>
          </table:table-cell>
          <table:table-cell table:formula="of:=[.G397]-[.$B$2]" office:value-type="float" office:value="54.0625176429749" calcext:value-type="float">
            <text:p>54.062517643</text:p>
          </table:table-cell>
          <table:table-cell table:formula="of:=[.C397]/([.H397]-[.H396])" office:value-type="float" office:value="128427.008200621" calcext:value-type="float">
            <text:p>128427.008200621</text:p>
          </table:table-cell>
          <table:table-cell table:formula="of:=[.G397]-[.$B397]" office:value-type="float" office:value="10.0563535690308" calcext:value-type="float">
            <text:p>10.05635356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3624.05007" calcext:value-type="float">
            <text:p>1443143624.05007</text:p>
          </table:table-cell>
          <table:table-cell office:value-type="float" office:value="4376" calcext:value-type="float">
            <text:p>4376</text:p>
          </table:table-cell>
          <table:table-cell table:formula="of:=[.B398]-[.$B$2]" office:value-type="float" office:value="44.0498485565186" calcext:value-type="float">
            <text:p>44.0498485565</text:p>
          </table:table-cell>
          <table:table-cell table:formula="of:=[.C398]/([.D398]-[.D397])" office:value-type="float" office:value="100172.870138517" calcext:value-type="float">
            <text:p>100172.870138517</text:p>
          </table:table-cell>
          <table:table-cell/>
          <table:table-cell office:value-type="float" office:value="1443143634.11146" calcext:value-type="float">
            <text:p>1443143634.11146</text:p>
          </table:table-cell>
          <table:table-cell table:formula="of:=[.G398]-[.$B$2]" office:value-type="float" office:value="54.111236333847" calcext:value-type="float">
            <text:p>54.1112363338</text:p>
          </table:table-cell>
          <table:table-cell table:formula="of:=[.C398]/([.H398]-[.H397])" office:value-type="float" office:value="89821.7895772263" calcext:value-type="float">
            <text:p>89821.7895772263</text:p>
          </table:table-cell>
          <table:table-cell table:formula="of:=[.G398]-[.$B398]" office:value-type="float" office:value="10.0613877773285" calcext:value-type="float">
            <text:p>10.061387777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3624.09375" calcext:value-type="float">
            <text:p>1443143624.09375</text:p>
          </table:table-cell>
          <table:table-cell office:value-type="float" office:value="4376" calcext:value-type="float">
            <text:p>4376</text:p>
          </table:table-cell>
          <table:table-cell table:formula="of:=[.B399]-[.$B$2]" office:value-type="float" office:value="44.0935244560242" calcext:value-type="float">
            <text:p>44.093524456</text:p>
          </table:table-cell>
          <table:table-cell table:formula="of:=[.C399]/([.D399]-[.D398])" office:value-type="float" office:value="100192.555838201" calcext:value-type="float">
            <text:p>100192.555838201</text:p>
          </table:table-cell>
          <table:table-cell/>
          <table:table-cell office:value-type="float" office:value="1443143634.16021" calcext:value-type="float">
            <text:p>1443143634.16021</text:p>
          </table:table-cell>
          <table:table-cell table:formula="of:=[.G399]-[.$B$2]" office:value-type="float" office:value="54.1599922180176" calcext:value-type="float">
            <text:p>54.159992218</text:p>
          </table:table-cell>
          <table:table-cell table:formula="of:=[.C399]/([.H399]-[.H398])" office:value-type="float" office:value="89753.2692606738" calcext:value-type="float">
            <text:p>89753.2692606738</text:p>
          </table:table-cell>
          <table:table-cell table:formula="of:=[.G399]-[.$B399]" office:value-type="float" office:value="10.0664677619934" calcext:value-type="float">
            <text:p>10.06646776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3624.13743" calcext:value-type="float">
            <text:p>1443143624.13743</text:p>
          </table:table-cell>
          <table:table-cell office:value-type="float" office:value="4376" calcext:value-type="float">
            <text:p>4376</text:p>
          </table:table-cell>
          <table:table-cell table:formula="of:=[.B400]-[.$B$2]" office:value-type="float" office:value="44.1372034549713" calcext:value-type="float">
            <text:p>44.137203455</text:p>
          </table:table-cell>
          <table:table-cell table:formula="of:=[.C400]/([.D400]-[.D399])" office:value-type="float" office:value="100185.446220859" calcext:value-type="float">
            <text:p>100185.446220859</text:p>
          </table:table-cell>
          <table:table-cell/>
          <table:table-cell office:value-type="float" office:value="1443143634.20897" calcext:value-type="float">
            <text:p>1443143634.20897</text:p>
          </table:table-cell>
          <table:table-cell table:formula="of:=[.G400]-[.$B$2]" office:value-type="float" office:value="54.2087507247925" calcext:value-type="float">
            <text:p>54.2087507248</text:p>
          </table:table-cell>
          <table:table-cell table:formula="of:=[.C400]/([.H400]-[.H399])" office:value-type="float" office:value="89748.4416453146" calcext:value-type="float">
            <text:p>89748.4416453146</text:p>
          </table:table-cell>
          <table:table-cell table:formula="of:=[.G400]-[.$B400]" office:value-type="float" office:value="10.0715472698212" calcext:value-type="float">
            <text:p>10.071547269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3624.18111" calcext:value-type="float">
            <text:p>1443143624.18111</text:p>
          </table:table-cell>
          <table:table-cell office:value-type="float" office:value="4376" calcext:value-type="float">
            <text:p>4376</text:p>
          </table:table-cell>
          <table:table-cell table:formula="of:=[.B401]-[.$B$2]" office:value-type="float" office:value="44.1808834075928" calcext:value-type="float">
            <text:p>44.1808834076</text:p>
          </table:table-cell>
          <table:table-cell table:formula="of:=[.C401]/([.D401]-[.D400])" office:value-type="float" office:value="100183.25884928" calcext:value-type="float">
            <text:p>100183.25884928</text:p>
          </table:table-cell>
          <table:table-cell/>
          <table:table-cell office:value-type="float" office:value="1443143634.25774" calcext:value-type="float">
            <text:p>1443143634.25774</text:p>
          </table:table-cell>
          <table:table-cell table:formula="of:=[.G401]-[.$B$2]" office:value-type="float" office:value="54.2575149536133" calcext:value-type="float">
            <text:p>54.2575149536</text:p>
          </table:table-cell>
          <table:table-cell table:formula="of:=[.C401]/([.H401]-[.H400])" office:value-type="float" office:value="89737.9104687775" calcext:value-type="float">
            <text:p>89737.9104687775</text:p>
          </table:table-cell>
          <table:table-cell table:formula="of:=[.G401]-[.$B401]" office:value-type="float" office:value="10.0766315460205" calcext:value-type="float">
            <text:p>10.0766315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3624.22479" calcext:value-type="float">
            <text:p>1443143624.22479</text:p>
          </table:table-cell>
          <table:table-cell office:value-type="float" office:value="4376" calcext:value-type="float">
            <text:p>4376</text:p>
          </table:table-cell>
          <table:table-cell table:formula="of:=[.B402]-[.$B$2]" office:value-type="float" office:value="44.2245643138886" calcext:value-type="float">
            <text:p>44.2245643139</text:p>
          </table:table-cell>
          <table:table-cell table:formula="of:=[.C402]/([.D402]-[.D401])" office:value-type="float" office:value="100181.071573213" calcext:value-type="float">
            <text:p>100181.071573213</text:p>
          </table:table-cell>
          <table:table-cell/>
          <table:table-cell office:value-type="float" office:value="1443143634.30648" calcext:value-type="float">
            <text:p>1443143634.30648</text:p>
          </table:table-cell>
          <table:table-cell table:formula="of:=[.G402]-[.$B$2]" office:value-type="float" office:value="54.3062584400177" calcext:value-type="float">
            <text:p>54.30625844</text:p>
          </table:table-cell>
          <table:table-cell table:formula="of:=[.C402]/([.H402]-[.H401])" office:value-type="float" office:value="89776.0977475605" calcext:value-type="float">
            <text:p>89776.0977475605</text:p>
          </table:table-cell>
          <table:table-cell table:formula="of:=[.G402]-[.$B402]" office:value-type="float" office:value="10.0816941261292" calcext:value-type="float">
            <text:p>10.081694126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3624.26846" calcext:value-type="float">
            <text:p>1443143624.26846</text:p>
          </table:table-cell>
          <table:table-cell office:value-type="float" office:value="4376" calcext:value-type="float">
            <text:p>4376</text:p>
          </table:table-cell>
          <table:table-cell table:formula="of:=[.B403]-[.$B$2]" office:value-type="float" office:value="44.2682366371155" calcext:value-type="float">
            <text:p>44.2682366371</text:p>
          </table:table-cell>
          <table:table-cell table:formula="of:=[.C403]/([.D403]-[.D402])" office:value-type="float" office:value="100200.760496793" calcext:value-type="float">
            <text:p>100200.760496793</text:p>
          </table:table-cell>
          <table:table-cell/>
          <table:table-cell office:value-type="float" office:value="1443143634.35525" calcext:value-type="float">
            <text:p>1443143634.35525</text:p>
          </table:table-cell>
          <table:table-cell table:formula="of:=[.G403]-[.$B$2]" office:value-type="float" office:value="54.3550283908844" calcext:value-type="float">
            <text:p>54.3550283909</text:p>
          </table:table-cell>
          <table:table-cell table:formula="of:=[.C403]/([.H403]-[.H402])" office:value-type="float" office:value="89727.3817634291" calcext:value-type="float">
            <text:p>89727.3817634291</text:p>
          </table:table-cell>
          <table:table-cell table:formula="of:=[.G403]-[.$B403]" office:value-type="float" office:value="10.0867917537689" calcext:value-type="float">
            <text:p>10.086791753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3624.31214" calcext:value-type="float">
            <text:p>1443143624.31214</text:p>
          </table:table-cell>
          <table:table-cell office:value-type="float" office:value="4376" calcext:value-type="float">
            <text:p>4376</text:p>
          </table:table-cell>
          <table:table-cell table:formula="of:=[.B404]-[.$B$2]" office:value-type="float" office:value="44.3119192123413" calcext:value-type="float">
            <text:p>44.3119192123</text:p>
          </table:table-cell>
          <table:table-cell table:formula="of:=[.C404]/([.D404]-[.D403])" office:value-type="float" office:value="100177.244069906" calcext:value-type="float">
            <text:p>100177.244069906</text:p>
          </table:table-cell>
          <table:table-cell/>
          <table:table-cell office:value-type="float" office:value="1443143634.40402" calcext:value-type="float">
            <text:p>1443143634.40402</text:p>
          </table:table-cell>
          <table:table-cell table:formula="of:=[.G404]-[.$B$2]" office:value-type="float" office:value="54.4037933349609" calcext:value-type="float">
            <text:p>54.403793335</text:p>
          </table:table-cell>
          <table:table-cell table:formula="of:=[.C404]/([.H404]-[.H403])" office:value-type="float" office:value="89736.5942454837" calcext:value-type="float">
            <text:p>89736.5942454837</text:p>
          </table:table-cell>
          <table:table-cell table:formula="of:=[.G404]-[.$B404]" office:value-type="float" office:value="10.0918741226196" calcext:value-type="float">
            <text:p>10.091874122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3624.35582" calcext:value-type="float">
            <text:p>1443143624.35582</text:p>
          </table:table-cell>
          <table:table-cell office:value-type="float" office:value="4376" calcext:value-type="float">
            <text:p>4376</text:p>
          </table:table-cell>
          <table:table-cell table:formula="of:=[.B405]-[.$B$2]" office:value-type="float" office:value="44.3555946350098" calcext:value-type="float">
            <text:p>44.355594635</text:p>
          </table:table-cell>
          <table:table-cell table:formula="of:=[.C405]/([.D405]-[.D404])" office:value-type="float" office:value="100193.649715047" calcext:value-type="float">
            <text:p>100193.649715047</text:p>
          </table:table-cell>
          <table:table-cell/>
          <table:table-cell office:value-type="float" office:value="1443143634.45277" calcext:value-type="float">
            <text:p>1443143634.45277</text:p>
          </table:table-cell>
          <table:table-cell table:formula="of:=[.G405]-[.$B$2]" office:value-type="float" office:value="54.4525508880615" calcext:value-type="float">
            <text:p>54.4525508881</text:p>
          </table:table-cell>
          <table:table-cell table:formula="of:=[.C405]/([.H405]-[.H404])" office:value-type="float" office:value="89750.1970817197" calcext:value-type="float">
            <text:p>89750.1970817197</text:p>
          </table:table-cell>
          <table:table-cell table:formula="of:=[.G405]-[.$B405]" office:value-type="float" office:value="10.0969562530518" calcext:value-type="float">
            <text:p>10.096956253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3624.39949" calcext:value-type="float">
            <text:p>1443143624.39949</text:p>
          </table:table-cell>
          <table:table-cell office:value-type="float" office:value="4376" calcext:value-type="float">
            <text:p>4376</text:p>
          </table:table-cell>
          <table:table-cell table:formula="of:=[.B406]-[.$B$2]" office:value-type="float" office:value="44.3992698192596" calcext:value-type="float">
            <text:p>44.3992698193</text:p>
          </table:table-cell>
          <table:table-cell table:formula="of:=[.C406]/([.D406]-[.D405])" office:value-type="float" office:value="100194.196662427" calcext:value-type="float">
            <text:p>100194.196662427</text:p>
          </table:table-cell>
          <table:table-cell/>
          <table:table-cell office:value-type="float" office:value="1443143634.50154" calcext:value-type="float">
            <text:p>1443143634.50154</text:p>
          </table:table-cell>
          <table:table-cell table:formula="of:=[.G406]-[.$B$2]" office:value-type="float" office:value="54.5013127326965" calcext:value-type="float">
            <text:p>54.5013127327</text:p>
          </table:table-cell>
          <table:table-cell table:formula="of:=[.C406]/([.H406]-[.H405])" office:value-type="float" office:value="89742.2981586333" calcext:value-type="float">
            <text:p>89742.2981586333</text:p>
          </table:table-cell>
          <table:table-cell table:formula="of:=[.G406]-[.$B406]" office:value-type="float" office:value="10.1020429134369" calcext:value-type="float">
            <text:p>10.102042913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3624.44317" calcext:value-type="float">
            <text:p>1443143624.44317</text:p>
          </table:table-cell>
          <table:table-cell office:value-type="float" office:value="4376" calcext:value-type="float">
            <text:p>4376</text:p>
          </table:table-cell>
          <table:table-cell table:formula="of:=[.B407]-[.$B$2]" office:value-type="float" office:value="44.4429445266724" calcext:value-type="float">
            <text:p>44.4429445267</text:p>
          </table:table-cell>
          <table:table-cell table:formula="of:=[.C407]/([.D407]-[.D406])" office:value-type="float" office:value="100195.290575102" calcext:value-type="float">
            <text:p>100195.290575102</text:p>
          </table:table-cell>
          <table:table-cell/>
          <table:table-cell office:value-type="float" office:value="1443143634.55029" calcext:value-type="float">
            <text:p>1443143634.55029</text:p>
          </table:table-cell>
          <table:table-cell table:formula="of:=[.G407]-[.$B$2]" office:value-type="float" office:value="54.5500679016113" calcext:value-type="float">
            <text:p>54.5500679016</text:p>
          </table:table-cell>
          <table:table-cell table:formula="of:=[.C407]/([.H407]-[.H406])" office:value-type="float" office:value="89754.5859731826" calcext:value-type="float">
            <text:p>89754.5859731826</text:p>
          </table:table-cell>
          <table:table-cell table:formula="of:=[.G407]-[.$B407]" office:value-type="float" office:value="10.107123374939" calcext:value-type="float">
            <text:p>10.107123374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3624.48684" calcext:value-type="float">
            <text:p>1443143624.48684</text:p>
          </table:table-cell>
          <table:table-cell office:value-type="float" office:value="4376" calcext:value-type="float">
            <text:p>4376</text:p>
          </table:table-cell>
          <table:table-cell table:formula="of:=[.B408]-[.$B$2]" office:value-type="float" office:value="44.4866197109222" calcext:value-type="float">
            <text:p>44.4866197109</text:p>
          </table:table-cell>
          <table:table-cell table:formula="of:=[.C408]/([.D408]-[.D407])" office:value-type="float" office:value="100194.196662427" calcext:value-type="float">
            <text:p>100194.196662427</text:p>
          </table:table-cell>
          <table:table-cell/>
          <table:table-cell office:value-type="float" office:value="1443143634.59905" calcext:value-type="float">
            <text:p>1443143634.59905</text:p>
          </table:table-cell>
          <table:table-cell table:formula="of:=[.G408]-[.$B$2]" office:value-type="float" office:value="54.5988304615021" calcext:value-type="float">
            <text:p>54.5988304615</text:p>
          </table:table-cell>
          <table:table-cell table:formula="of:=[.C408]/([.H408]-[.H407])" office:value-type="float" office:value="89740.9818066251" calcext:value-type="float">
            <text:p>89740.9818066251</text:p>
          </table:table-cell>
          <table:table-cell table:formula="of:=[.G408]-[.$B408]" office:value-type="float" office:value="10.1122107505798" calcext:value-type="float">
            <text:p>10.112210750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3624.53052" calcext:value-type="float">
            <text:p>1443143624.53052</text:p>
          </table:table-cell>
          <table:table-cell office:value-type="float" office:value="4376" calcext:value-type="float">
            <text:p>4376</text:p>
          </table:table-cell>
          <table:table-cell table:formula="of:=[.B409]-[.$B$2]" office:value-type="float" office:value="44.5302956104279" calcext:value-type="float">
            <text:p>44.5302956104</text:p>
          </table:table-cell>
          <table:table-cell table:formula="of:=[.C409]/([.D409]-[.D408])" office:value-type="float" office:value="100192.555838201" calcext:value-type="float">
            <text:p>100192.555838201</text:p>
          </table:table-cell>
          <table:table-cell/>
          <table:table-cell office:value-type="float" office:value="1443143634.64781" calcext:value-type="float">
            <text:p>1443143634.64781</text:p>
          </table:table-cell>
          <table:table-cell table:formula="of:=[.G409]-[.$B$2]" office:value-type="float" office:value="54.6475856304169" calcext:value-type="float">
            <text:p>54.6475856304</text:p>
          </table:table-cell>
          <table:table-cell table:formula="of:=[.C409]/([.H409]-[.H408])" office:value-type="float" office:value="89754.5859731826" calcext:value-type="float">
            <text:p>89754.5859731826</text:p>
          </table:table-cell>
          <table:table-cell table:formula="of:=[.G409]-[.$B409]" office:value-type="float" office:value="10.117290019989" calcext:value-type="float">
            <text:p>10.1172900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3624.57419" calcext:value-type="float">
            <text:p>1443143624.57419</text:p>
          </table:table-cell>
          <table:table-cell office:value-type="float" office:value="4376" calcext:value-type="float">
            <text:p>4376</text:p>
          </table:table-cell>
          <table:table-cell table:formula="of:=[.B410]-[.$B$2]" office:value-type="float" office:value="44.5739707946777" calcext:value-type="float">
            <text:p>44.5739707947</text:p>
          </table:table-cell>
          <table:table-cell table:formula="of:=[.C410]/([.D410]-[.D409])" office:value-type="float" office:value="100194.196662427" calcext:value-type="float">
            <text:p>100194.196662427</text:p>
          </table:table-cell>
          <table:table-cell/>
          <table:table-cell office:value-type="float" office:value="1443143634.69655" calcext:value-type="float">
            <text:p>1443143634.69655</text:p>
          </table:table-cell>
          <table:table-cell table:formula="of:=[.G410]-[.$B$2]" office:value-type="float" office:value="54.6963238716126" calcext:value-type="float">
            <text:p>54.6963238716</text:p>
          </table:table-cell>
          <table:table-cell table:formula="of:=[.C410]/([.H410]-[.H409])" office:value-type="float" office:value="89785.7594497684" calcext:value-type="float">
            <text:p>89785.7594497684</text:p>
          </table:table-cell>
          <table:table-cell table:formula="of:=[.G410]-[.$B410]" office:value-type="float" office:value="10.1223530769348" calcext:value-type="float">
            <text:p>10.122353076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3624.61787" calcext:value-type="float">
            <text:p>1443143624.61787</text:p>
          </table:table-cell>
          <table:table-cell office:value-type="float" office:value="4376" calcext:value-type="float">
            <text:p>4376</text:p>
          </table:table-cell>
          <table:table-cell table:formula="of:=[.B411]-[.$B$2]" office:value-type="float" office:value="44.6176462173462" calcext:value-type="float">
            <text:p>44.6176462173</text:p>
          </table:table-cell>
          <table:table-cell table:formula="of:=[.C411]/([.D411]-[.D410])" office:value-type="float" office:value="100193.649715047" calcext:value-type="float">
            <text:p>100193.649715047</text:p>
          </table:table-cell>
          <table:table-cell/>
          <table:table-cell office:value-type="float" office:value="1443143634.74535" calcext:value-type="float">
            <text:p>1443143634.74535</text:p>
          </table:table-cell>
          <table:table-cell table:formula="of:=[.G411]-[.$B$2]" office:value-type="float" office:value="54.7451276779175" calcext:value-type="float">
            <text:p>54.7451276779</text:p>
          </table:table-cell>
          <table:table-cell table:formula="of:=[.C411]/([.H411]-[.H410])" office:value-type="float" office:value="89665.1374414992" calcext:value-type="float">
            <text:p>89665.1374414992</text:p>
          </table:table-cell>
          <table:table-cell table:formula="of:=[.G411]-[.$B411]" office:value-type="float" office:value="10.1274814605713" calcext:value-type="float">
            <text:p>10.127481460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3624.66154" calcext:value-type="float">
            <text:p>1443143624.66154</text:p>
          </table:table-cell>
          <table:table-cell office:value-type="float" office:value="4376" calcext:value-type="float">
            <text:p>4376</text:p>
          </table:table-cell>
          <table:table-cell table:formula="of:=[.B412]-[.$B$2]" office:value-type="float" office:value="44.6613211631775" calcext:value-type="float">
            <text:p>44.6613211632</text:p>
          </table:table-cell>
          <table:table-cell table:formula="of:=[.C412]/([.D412]-[.D411])" office:value-type="float" office:value="100194.743615779" calcext:value-type="float">
            <text:p>100194.743615779</text:p>
          </table:table-cell>
          <table:table-cell/>
          <table:table-cell office:value-type="float" office:value="1443143634.79412" calcext:value-type="float">
            <text:p>1443143634.79412</text:p>
          </table:table-cell>
          <table:table-cell table:formula="of:=[.G412]-[.$B$2]" office:value-type="float" office:value="54.7938981056213" calcext:value-type="float">
            <text:p>54.7938981056</text:p>
          </table:table-cell>
          <table:table-cell table:formula="of:=[.C412]/([.H412]-[.H411])" office:value-type="float" office:value="89726.5044828362" calcext:value-type="float">
            <text:p>89726.5044828362</text:p>
          </table:table-cell>
          <table:table-cell table:formula="of:=[.G412]-[.$B412]" office:value-type="float" office:value="10.1325769424438" calcext:value-type="float">
            <text:p>10.132576942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3624.70526" calcext:value-type="float">
            <text:p>1443143624.70526</text:p>
          </table:table-cell>
          <table:table-cell office:value-type="float" office:value="4376" calcext:value-type="float">
            <text:p>4376</text:p>
          </table:table-cell>
          <table:table-cell table:formula="of:=[.B413]-[.$B$2]" office:value-type="float" office:value="44.7050414085388" calcext:value-type="float">
            <text:p>44.7050414085</text:p>
          </table:table-cell>
          <table:table-cell table:formula="of:=[.C413]/([.D413]-[.D412])" office:value-type="float" office:value="100090.929587296" calcext:value-type="float">
            <text:p>100090.929587296</text:p>
          </table:table-cell>
          <table:table-cell/>
          <table:table-cell office:value-type="float" office:value="1443143634.84286" calcext:value-type="float">
            <text:p>1443143634.84286</text:p>
          </table:table-cell>
          <table:table-cell table:formula="of:=[.G413]-[.$B$2]" office:value-type="float" office:value="54.84264087677" calcext:value-type="float">
            <text:p>54.8426408768</text:p>
          </table:table-cell>
          <table:table-cell table:formula="of:=[.C413]/([.H413]-[.H412])" office:value-type="float" office:value="89777.4151299635" calcext:value-type="float">
            <text:p>89777.4151299635</text:p>
          </table:table-cell>
          <table:table-cell table:formula="of:=[.G413]-[.$B413]" office:value-type="float" office:value="10.1375994682312" calcext:value-type="float">
            <text:p>10.137599468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3624.74894" calcext:value-type="float">
            <text:p>1443143624.74894</text:p>
          </table:table-cell>
          <table:table-cell office:value-type="float" office:value="4376" calcext:value-type="float">
            <text:p>4376</text:p>
          </table:table-cell>
          <table:table-cell table:formula="of:=[.B414]-[.$B$2]" office:value-type="float" office:value="44.7487199306488" calcext:value-type="float">
            <text:p>44.7487199306</text:p>
          </table:table-cell>
          <table:table-cell table:formula="of:=[.C414]/([.D414]-[.D413])" office:value-type="float" office:value="100186.539942468" calcext:value-type="float">
            <text:p>100186.539942468</text:p>
          </table:table-cell>
          <table:table-cell/>
          <table:table-cell office:value-type="float" office:value="1443143634.89164" calcext:value-type="float">
            <text:p>1443143634.89164</text:p>
          </table:table-cell>
          <table:table-cell table:formula="of:=[.G414]-[.$B$2]" office:value-type="float" office:value="54.8914194107056" calcext:value-type="float">
            <text:p>54.8914194107</text:p>
          </table:table-cell>
          <table:table-cell table:formula="of:=[.C414]/([.H414]-[.H413])" office:value-type="float" office:value="89711.5933369829" calcext:value-type="float">
            <text:p>89711.5933369829</text:p>
          </table:table-cell>
          <table:table-cell table:formula="of:=[.G414]-[.$B414]" office:value-type="float" office:value="10.1426994800568" calcext:value-type="float">
            <text:p>10.142699480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3624.79262" calcext:value-type="float">
            <text:p>1443143624.79262</text:p>
          </table:table-cell>
          <table:table-cell office:value-type="float" office:value="4376" calcext:value-type="float">
            <text:p>4376</text:p>
          </table:table-cell>
          <table:table-cell table:formula="of:=[.B415]-[.$B$2]" office:value-type="float" office:value="44.7923924922943" calcext:value-type="float">
            <text:p>44.7923924923</text:p>
          </table:table-cell>
          <table:table-cell table:formula="of:=[.C415]/([.D415]-[.D414])" office:value-type="float" office:value="100200.213477748" calcext:value-type="float">
            <text:p>100200.213477748</text:p>
          </table:table-cell>
          <table:table-cell/>
          <table:table-cell office:value-type="float" office:value="1443143634.94036" calcext:value-type="float">
            <text:p>1443143634.94036</text:p>
          </table:table-cell>
          <table:table-cell table:formula="of:=[.G415]-[.$B$2]" office:value-type="float" office:value="54.9401407241821" calcext:value-type="float">
            <text:p>54.9401407242</text:p>
          </table:table-cell>
          <table:table-cell table:formula="of:=[.C415]/([.H415]-[.H414])" office:value-type="float" office:value="89816.9545881616" calcext:value-type="float">
            <text:p>89816.9545881616</text:p>
          </table:table-cell>
          <table:table-cell table:formula="of:=[.G415]-[.$B415]" office:value-type="float" office:value="10.1477482318878" calcext:value-type="float">
            <text:p>10.147748231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3624.83633" calcext:value-type="float">
            <text:p>1443143624.83633</text:p>
          </table:table-cell>
          <table:table-cell office:value-type="float" office:value="4376" calcext:value-type="float">
            <text:p>4376</text:p>
          </table:table-cell>
          <table:table-cell table:formula="of:=[.B416]-[.$B$2]" office:value-type="float" office:value="44.8361074924469" calcext:value-type="float">
            <text:p>44.8361074924</text:p>
          </table:table-cell>
          <table:table-cell table:formula="of:=[.C416]/([.D416]-[.D415])" office:value-type="float" office:value="100102.939145042" calcext:value-type="float">
            <text:p>100102.939145042</text:p>
          </table:table-cell>
          <table:table-cell/>
          <table:table-cell office:value-type="float" office:value="1443143634.98916" calcext:value-type="float">
            <text:p>1443143634.98916</text:p>
          </table:table-cell>
          <table:table-cell table:formula="of:=[.G416]-[.$B$2]" office:value-type="float" office:value="54.9889416694641" calcext:value-type="float">
            <text:p>54.9889416695</text:p>
          </table:table-cell>
          <table:table-cell table:formula="of:=[.C416]/([.H416]-[.H415])" office:value-type="float" office:value="89670.3941842627" calcext:value-type="float">
            <text:p>89670.3941842627</text:p>
          </table:table-cell>
          <table:table-cell table:formula="of:=[.G416]-[.$B416]" office:value-type="float" office:value="10.1528341770172" calcext:value-type="float">
            <text:p>10.15283417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3624.88005" calcext:value-type="float">
            <text:p>1443143624.88005</text:p>
          </table:table-cell>
          <table:table-cell office:value-type="float" office:value="4376" calcext:value-type="float">
            <text:p>4376</text:p>
          </table:table-cell>
          <table:table-cell table:formula="of:=[.B417]-[.$B$2]" office:value-type="float" office:value="44.879825592041" calcext:value-type="float">
            <text:p>44.879825592</text:p>
          </table:table-cell>
          <table:table-cell table:formula="of:=[.C417]/([.D417]-[.D416])" office:value-type="float" office:value="100095.84223988" calcext:value-type="float">
            <text:p>100095.84223988</text:p>
          </table:table-cell>
          <table:table-cell/>
          <table:table-cell office:value-type="float" office:value="1443143635.03796" calcext:value-type="float">
            <text:p>1443143635.03796</text:p>
          </table:table-cell>
          <table:table-cell table:formula="of:=[.G417]-[.$B$2]" office:value-type="float" office:value="55.0377333164215" calcext:value-type="float">
            <text:p>55.0377333164</text:p>
          </table:table-cell>
          <table:table-cell table:formula="of:=[.C417]/([.H417]-[.H416])" office:value-type="float" office:value="89687.4828558445" calcext:value-type="float">
            <text:p>89687.4828558445</text:p>
          </table:table-cell>
          <table:table-cell table:formula="of:=[.G417]-[.$B417]" office:value-type="float" office:value="10.1579077243805" calcext:value-type="float">
            <text:p>10.157907724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3624.92378" calcext:value-type="float">
            <text:p>1443143624.92378</text:p>
          </table:table-cell>
          <table:table-cell office:value-type="float" office:value="4376" calcext:value-type="float">
            <text:p>4376</text:p>
          </table:table-cell>
          <table:table-cell table:formula="of:=[.B418]-[.$B$2]" office:value-type="float" office:value="44.9235565662384" calcext:value-type="float">
            <text:p>44.9235565662</text:p>
          </table:table-cell>
          <table:table-cell table:formula="of:=[.C418]/([.D418]-[.D417])" office:value-type="float" office:value="100066.373555918" calcext:value-type="float">
            <text:p>100066.373555918</text:p>
          </table:table-cell>
          <table:table-cell/>
          <table:table-cell office:value-type="float" office:value="1443143635.05127" calcext:value-type="float">
            <text:p>1443143635.05127</text:p>
          </table:table-cell>
          <table:table-cell table:formula="of:=[.G418]-[.$B$2]" office:value-type="float" office:value="55.0510511398315" calcext:value-type="float">
            <text:p>55.0510511398</text:p>
          </table:table-cell>
          <table:table-cell table:formula="of:=[.C418]/([.H418]-[.H417])" office:value-type="float" office:value="328582.221378829" calcext:value-type="float">
            <text:p>328582.221378829</text:p>
          </table:table-cell>
          <table:table-cell table:formula="of:=[.G418]-[.$B418]" office:value-type="float" office:value="10.1274945735931" calcext:value-type="float">
            <text:p>10.127494573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3624.96746" calcext:value-type="float">
            <text:p>1443143624.96746</text:p>
          </table:table-cell>
          <table:table-cell office:value-type="float" office:value="4376" calcext:value-type="float">
            <text:p>4376</text:p>
          </table:table-cell>
          <table:table-cell table:formula="of:=[.B419]-[.$B$2]" office:value-type="float" office:value="44.9672336578369" calcext:value-type="float">
            <text:p>44.9672336578</text:p>
          </table:table-cell>
          <table:table-cell table:formula="of:=[.C419]/([.D419]-[.D418])" office:value-type="float" office:value="100189.82125058" calcext:value-type="float">
            <text:p>100189.82125058</text:p>
          </table:table-cell>
          <table:table-cell/>
          <table:table-cell office:value-type="float" office:value="1443143635.06459" calcext:value-type="float">
            <text:p>1443143635.06459</text:p>
          </table:table-cell>
          <table:table-cell table:formula="of:=[.G419]-[.$B$2]" office:value-type="float" office:value="55.0643689632416" calcext:value-type="float">
            <text:p>55.0643689632</text:p>
          </table:table-cell>
          <table:table-cell table:formula="of:=[.C419]/([.H419]-[.H418])" office:value-type="float" office:value="328582.221378829" calcext:value-type="float">
            <text:p>328582.221378829</text:p>
          </table:table-cell>
          <table:table-cell table:formula="of:=[.G419]-[.$B419]" office:value-type="float" office:value="10.0971353054047" calcext:value-type="float">
            <text:p>10.097135305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3625.01069" calcext:value-type="float">
            <text:p>1443143625.01069</text:p>
          </table:table-cell>
          <table:table-cell office:value-type="float" office:value="4376" calcext:value-type="float">
            <text:p>4376</text:p>
          </table:table-cell>
          <table:table-cell table:formula="of:=[.B420]-[.$B$2]" office:value-type="float" office:value="45.0104682445526" calcext:value-type="float">
            <text:p>45.0104682446</text:p>
          </table:table-cell>
          <table:table-cell table:formula="of:=[.C420]/([.D420]-[.D419])" office:value-type="float" office:value="101215.261493667" calcext:value-type="float">
            <text:p>101215.261493667</text:p>
          </table:table-cell>
          <table:table-cell/>
          <table:table-cell office:value-type="float" office:value="1443143635.08954" calcext:value-type="float">
            <text:p>1443143635.08954</text:p>
          </table:table-cell>
          <table:table-cell table:formula="of:=[.G420]-[.$B$2]" office:value-type="float" office:value="55.0893170833588" calcext:value-type="float">
            <text:p>55.0893170834</text:p>
          </table:table-cell>
          <table:table-cell table:formula="of:=[.C420]/([.H420]-[.H419])" office:value-type="float" office:value="175403.997553517" calcext:value-type="float">
            <text:p>175403.997553517</text:p>
          </table:table-cell>
          <table:table-cell table:formula="of:=[.G420]-[.$B420]" office:value-type="float" office:value="10.0788488388062" calcext:value-type="float">
            <text:p>10.078848838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3625.05251" calcext:value-type="float">
            <text:p>1443143625.05251</text:p>
          </table:table-cell>
          <table:table-cell office:value-type="float" office:value="4376" calcext:value-type="float">
            <text:p>4376</text:p>
          </table:table-cell>
          <table:table-cell table:formula="of:=[.B421]-[.$B$2]" office:value-type="float" office:value="45.0522842407227" calcext:value-type="float">
            <text:p>45.0522842407</text:p>
          </table:table-cell>
          <table:table-cell table:formula="of:=[.C421]/([.D421]-[.D420])" office:value-type="float" office:value="104648.94779034" calcext:value-type="float">
            <text:p>104648.94779034</text:p>
          </table:table-cell>
          <table:table-cell/>
          <table:table-cell office:value-type="float" office:value="1443143635.12945" calcext:value-type="float">
            <text:p>1443143635.12945</text:p>
          </table:table-cell>
          <table:table-cell table:formula="of:=[.G421]-[.$B$2]" office:value-type="float" office:value="55.1292231082916" calcext:value-type="float">
            <text:p>55.1292231083</text:p>
          </table:table-cell>
          <table:table-cell table:formula="of:=[.C421]/([.H421]-[.H420])" office:value-type="float" office:value="109657.627071658" calcext:value-type="float">
            <text:p>109657.627071658</text:p>
          </table:table-cell>
          <table:table-cell table:formula="of:=[.G421]-[.$B421]" office:value-type="float" office:value="10.076938867569" calcext:value-type="float">
            <text:p>10.076938867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3625.09432" calcext:value-type="float">
            <text:p>1443143625.09432</text:p>
          </table:table-cell>
          <table:table-cell office:value-type="float" office:value="4376" calcext:value-type="float">
            <text:p>4376</text:p>
          </table:table-cell>
          <table:table-cell table:formula="of:=[.B422]-[.$B$2]" office:value-type="float" office:value="45.0940997600555" calcext:value-type="float">
            <text:p>45.0940997601</text:p>
          </table:table-cell>
          <table:table-cell table:formula="of:=[.C422]/([.D422]-[.D421])" office:value-type="float" office:value="104650.141139309" calcext:value-type="float">
            <text:p>104650.141139309</text:p>
          </table:table-cell>
          <table:table-cell/>
          <table:table-cell office:value-type="float" office:value="1443143635.16931" calcext:value-type="float">
            <text:p>1443143635.16931</text:p>
          </table:table-cell>
          <table:table-cell table:formula="of:=[.G422]-[.$B$2]" office:value-type="float" office:value="55.1690876483917" calcext:value-type="float">
            <text:p>55.1690876484</text:p>
          </table:table-cell>
          <table:table-cell table:formula="of:=[.C422]/([.H422]-[.H421])" office:value-type="float" office:value="109771.741728667" calcext:value-type="float">
            <text:p>109771.741728667</text:p>
          </table:table-cell>
          <table:table-cell table:formula="of:=[.G422]-[.$B422]" office:value-type="float" office:value="10.0749878883362" calcext:value-type="float">
            <text:p>10.074987888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3625.13613" calcext:value-type="float">
            <text:p>1443143625.13613</text:p>
          </table:table-cell>
          <table:table-cell office:value-type="float" office:value="4376" calcext:value-type="float">
            <text:p>4376</text:p>
          </table:table-cell>
          <table:table-cell table:formula="of:=[.B423]-[.$B$2]" office:value-type="float" office:value="45.1359095573425" calcext:value-type="float">
            <text:p>45.1359095573</text:p>
          </table:table-cell>
          <table:table-cell table:formula="of:=[.C423]/([.D423]-[.D422])" office:value-type="float" office:value="104664.463450101" calcext:value-type="float">
            <text:p>104664.463450101</text:p>
          </table:table-cell>
          <table:table-cell/>
          <table:table-cell office:value-type="float" office:value="1443143635.20923" calcext:value-type="float">
            <text:p>1443143635.20923</text:p>
          </table:table-cell>
          <table:table-cell table:formula="of:=[.G423]-[.$B$2]" office:value-type="float" office:value="55.2090039253235" calcext:value-type="float">
            <text:p>55.2090039253</text:p>
          </table:table-cell>
          <table:table-cell table:formula="of:=[.C423]/([.H423]-[.H422])" office:value-type="float" office:value="109629.462875028" calcext:value-type="float">
            <text:p>109629.462875028</text:p>
          </table:table-cell>
          <table:table-cell table:formula="of:=[.G423]-[.$B423]" office:value-type="float" office:value="10.073094367981" calcext:value-type="float">
            <text:p>10.07309436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3625.17796" calcext:value-type="float">
            <text:p>1443143625.17796</text:p>
          </table:table-cell>
          <table:table-cell office:value-type="float" office:value="4376" calcext:value-type="float">
            <text:p>4376</text:p>
          </table:table-cell>
          <table:table-cell table:formula="of:=[.B424]-[.$B$2]" office:value-type="float" office:value="45.1777350902557" calcext:value-type="float">
            <text:p>45.1777350903</text:p>
          </table:table-cell>
          <table:table-cell table:formula="of:=[.C424]/([.D424]-[.D423])" office:value-type="float" office:value="104625.086525033" calcext:value-type="float">
            <text:p>104625.086525033</text:p>
          </table:table-cell>
          <table:table-cell/>
          <table:table-cell office:value-type="float" office:value="1443143635.24908" calcext:value-type="float">
            <text:p>1443143635.24908</text:p>
          </table:table-cell>
          <table:table-cell table:formula="of:=[.G424]-[.$B$2]" office:value-type="float" office:value="55.2488529682159" calcext:value-type="float">
            <text:p>55.2488529682</text:p>
          </table:table-cell>
          <table:table-cell table:formula="of:=[.C424]/([.H424]-[.H423])" office:value-type="float" office:value="109814.431724493" calcext:value-type="float">
            <text:p>109814.431724493</text:p>
          </table:table-cell>
          <table:table-cell table:formula="of:=[.G424]-[.$B424]" office:value-type="float" office:value="10.0711178779602" calcext:value-type="float">
            <text:p>10.07111787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3625.21977" calcext:value-type="float">
            <text:p>1443143625.21977</text:p>
          </table:table-cell>
          <table:table-cell office:value-type="float" office:value="4376" calcext:value-type="float">
            <text:p>4376</text:p>
          </table:table-cell>
          <table:table-cell table:formula="of:=[.B425]-[.$B$2]" office:value-type="float" office:value="45.2195436954498" calcext:value-type="float">
            <text:p>45.2195436954</text:p>
          </table:table-cell>
          <table:table-cell table:formula="of:=[.C425]/([.D425]-[.D424])" office:value-type="float" office:value="104667.4477583" calcext:value-type="float">
            <text:p>104667.4477583</text:p>
          </table:table-cell>
          <table:table-cell/>
          <table:table-cell office:value-type="float" office:value="1443143635.28897" calcext:value-type="float">
            <text:p>1443143635.28897</text:p>
          </table:table-cell>
          <table:table-cell table:formula="of:=[.G425]-[.$B$2]" office:value-type="float" office:value="55.2887489795685" calcext:value-type="float">
            <text:p>55.2887489796</text:p>
          </table:table-cell>
          <table:table-cell table:formula="of:=[.C425]/([.H425]-[.H424])" office:value-type="float" office:value="109685.150260554" calcext:value-type="float">
            <text:p>109685.150260554</text:p>
          </table:table-cell>
          <table:table-cell table:formula="of:=[.G425]-[.$B425]" office:value-type="float" office:value="10.0692052841187" calcext:value-type="float">
            <text:p>10.069205284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3625.26158" calcext:value-type="float">
            <text:p>1443143625.26158</text:p>
          </table:table-cell>
          <table:table-cell office:value-type="float" office:value="4376" calcext:value-type="float">
            <text:p>4376</text:p>
          </table:table-cell>
          <table:table-cell table:formula="of:=[.B426]-[.$B$2]" office:value-type="float" office:value="45.2613546848297" calcext:value-type="float">
            <text:p>45.2613546848</text:p>
          </table:table-cell>
          <table:table-cell table:formula="of:=[.C426]/([.D426]-[.D425])" office:value-type="float" office:value="104661.479312075" calcext:value-type="float">
            <text:p>104661.479312075</text:p>
          </table:table-cell>
          <table:table-cell/>
          <table:table-cell office:value-type="float" office:value="1443143635.32887" calcext:value-type="float">
            <text:p>1443143635.32887</text:p>
          </table:table-cell>
          <table:table-cell table:formula="of:=[.G426]-[.$B$2]" office:value-type="float" office:value="55.3286430835724" calcext:value-type="float">
            <text:p>55.3286430836</text:p>
          </table:table-cell>
          <table:table-cell table:formula="of:=[.C426]/([.H426]-[.H425])" office:value-type="float" office:value="109690.394339262" calcext:value-type="float">
            <text:p>109690.394339262</text:p>
          </table:table-cell>
          <table:table-cell table:formula="of:=[.G426]-[.$B426]" office:value-type="float" office:value="10.0672883987427" calcext:value-type="float">
            <text:p>10.067288398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3625.30339" calcext:value-type="float">
            <text:p>1443143625.30339</text:p>
          </table:table-cell>
          <table:table-cell office:value-type="float" office:value="4376" calcext:value-type="float">
            <text:p>4376</text:p>
          </table:table-cell>
          <table:table-cell table:formula="of:=[.B427]-[.$B$2]" office:value-type="float" office:value="45.3031692504883" calcext:value-type="float">
            <text:p>45.3031692505</text:p>
          </table:table-cell>
          <table:table-cell table:formula="of:=[.C427]/([.D427]-[.D426])" office:value-type="float" office:value="104652.527918898" calcext:value-type="float">
            <text:p>104652.527918898</text:p>
          </table:table-cell>
          <table:table-cell/>
          <table:table-cell office:value-type="float" office:value="1443143635.36876" calcext:value-type="float">
            <text:p>1443143635.36876</text:p>
          </table:table-cell>
          <table:table-cell table:formula="of:=[.G427]-[.$B$2]" office:value-type="float" office:value="55.368537902832" calcext:value-type="float">
            <text:p>55.3685379028</text:p>
          </table:table-cell>
          <table:table-cell table:formula="of:=[.C427]/([.H427]-[.H426])" office:value-type="float" office:value="109688.427750985" calcext:value-type="float">
            <text:p>109688.427750985</text:p>
          </table:table-cell>
          <table:table-cell table:formula="of:=[.G427]-[.$B427]" office:value-type="float" office:value="10.0653686523438" calcext:value-type="float">
            <text:p>10.065368652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3625.3452" calcext:value-type="float">
            <text:p>1443143625.3452</text:p>
          </table:table-cell>
          <table:table-cell office:value-type="float" office:value="4376" calcext:value-type="float">
            <text:p>4376</text:p>
          </table:table-cell>
          <table:table-cell table:formula="of:=[.B428]-[.$B$2]" office:value-type="float" office:value="45.3449769020081" calcext:value-type="float">
            <text:p>45.344976902</text:p>
          </table:table-cell>
          <table:table-cell table:formula="of:=[.C428]/([.D428]-[.D427])" office:value-type="float" office:value="104669.835327395" calcext:value-type="float">
            <text:p>104669.835327395</text:p>
          </table:table-cell>
          <table:table-cell/>
          <table:table-cell office:value-type="float" office:value="1443143635.40865" calcext:value-type="float">
            <text:p>1443143635.40865</text:p>
          </table:table-cell>
          <table:table-cell table:formula="of:=[.G428]-[.$B$2]" office:value-type="float" office:value="55.4084289073944" calcext:value-type="float">
            <text:p>55.4084289074</text:p>
          </table:table-cell>
          <table:table-cell table:formula="of:=[.C428]/([.H428]-[.H427])" office:value-type="float" office:value="109698.917036727" calcext:value-type="float">
            <text:p>109698.917036727</text:p>
          </table:table-cell>
          <table:table-cell table:formula="of:=[.G428]-[.$B428]" office:value-type="float" office:value="10.0634520053864" calcext:value-type="float">
            <text:p>10.063452005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3625.38701" calcext:value-type="float">
            <text:p>1443143625.38701</text:p>
          </table:table-cell>
          <table:table-cell office:value-type="float" office:value="4376" calcext:value-type="float">
            <text:p>4376</text:p>
          </table:table-cell>
          <table:table-cell table:formula="of:=[.B429]-[.$B$2]" office:value-type="float" office:value="45.3867840766907" calcext:value-type="float">
            <text:p>45.3867840767</text:p>
          </table:table-cell>
          <table:table-cell table:formula="of:=[.C429]/([.D429]-[.D428])" office:value-type="float" office:value="104671.02915279" calcext:value-type="float">
            <text:p>104671.02915279</text:p>
          </table:table-cell>
          <table:table-cell/>
          <table:table-cell office:value-type="float" office:value="1443143635.44856" calcext:value-type="float">
            <text:p>1443143635.44856</text:p>
          </table:table-cell>
          <table:table-cell table:formula="of:=[.G429]-[.$B$2]" office:value-type="float" office:value="55.4483408927918" calcext:value-type="float">
            <text:p>55.4483408928</text:p>
          </table:table-cell>
          <table:table-cell table:formula="of:=[.C429]/([.H429]-[.H428])" office:value-type="float" office:value="109641.250778063" calcext:value-type="float">
            <text:p>109641.250778063</text:p>
          </table:table-cell>
          <table:table-cell table:formula="of:=[.G429]-[.$B429]" office:value-type="float" office:value="10.0615568161011" calcext:value-type="float">
            <text:p>10.061556816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3625.42878" calcext:value-type="float">
            <text:p>1443143625.42878</text:p>
          </table:table-cell>
          <table:table-cell office:value-type="float" office:value="4376" calcext:value-type="float">
            <text:p>4376</text:p>
          </table:table-cell>
          <table:table-cell table:formula="of:=[.B430]-[.$B$2]" office:value-type="float" office:value="45.4285595417023" calcext:value-type="float">
            <text:p>45.4285595417</text:p>
          </table:table-cell>
          <table:table-cell table:formula="of:=[.C430]/([.D430]-[.D429])" office:value-type="float" office:value="104750.479708251" calcext:value-type="float">
            <text:p>104750.479708251</text:p>
          </table:table-cell>
          <table:table-cell/>
          <table:table-cell office:value-type="float" office:value="1443143635.48844" calcext:value-type="float">
            <text:p>1443143635.48844</text:p>
          </table:table-cell>
          <table:table-cell table:formula="of:=[.G430]-[.$B$2]" office:value-type="float" office:value="55.4882154464722" calcext:value-type="float">
            <text:p>55.4882154465</text:p>
          </table:table-cell>
          <table:table-cell table:formula="of:=[.C430]/([.H430]-[.H429])" office:value-type="float" office:value="109744.175071452" calcext:value-type="float">
            <text:p>109744.175071452</text:p>
          </table:table-cell>
          <table:table-cell table:formula="of:=[.G430]-[.$B430]" office:value-type="float" office:value="10.0596559047699" calcext:value-type="float">
            <text:p>10.059655904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3625.47059" calcext:value-type="float">
            <text:p>1443143625.47059</text:p>
          </table:table-cell>
          <table:table-cell office:value-type="float" office:value="4376" calcext:value-type="float">
            <text:p>4376</text:p>
          </table:table-cell>
          <table:table-cell table:formula="of:=[.B431]-[.$B$2]" office:value-type="float" office:value="45.4703679084778" calcext:value-type="float">
            <text:p>45.4703679085</text:p>
          </table:table-cell>
          <table:table-cell table:formula="of:=[.C431]/([.D431]-[.D430])" office:value-type="float" office:value="104668.044640362" calcext:value-type="float">
            <text:p>104668.044640362</text:p>
          </table:table-cell>
          <table:table-cell/>
          <table:table-cell office:value-type="float" office:value="1443143635.52834" calcext:value-type="float">
            <text:p>1443143635.52834</text:p>
          </table:table-cell>
          <table:table-cell table:formula="of:=[.G431]-[.$B$2]" office:value-type="float" office:value="55.528112411499" calcext:value-type="float">
            <text:p>55.5281124115</text:p>
          </table:table-cell>
          <table:table-cell table:formula="of:=[.C431]/([.H431]-[.H430])" office:value-type="float" office:value="109682.528409227" calcext:value-type="float">
            <text:p>109682.528409227</text:p>
          </table:table-cell>
          <table:table-cell table:formula="of:=[.G431]-[.$B431]" office:value-type="float" office:value="10.0577445030212" calcext:value-type="float">
            <text:p>10.05774450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3625.51241" calcext:value-type="float">
            <text:p>1443143625.51241</text:p>
          </table:table-cell>
          <table:table-cell office:value-type="float" office:value="4376" calcext:value-type="float">
            <text:p>4376</text:p>
          </table:table-cell>
          <table:table-cell table:formula="of:=[.B432]-[.$B$2]" office:value-type="float" office:value="45.5121836662292" calcext:value-type="float">
            <text:p>45.5121836662</text:p>
          </table:table-cell>
          <table:table-cell table:formula="of:=[.C432]/([.D432]-[.D431])" office:value-type="float" office:value="104649.544461423" calcext:value-type="float">
            <text:p>104649.544461423</text:p>
          </table:table-cell>
          <table:table-cell/>
          <table:table-cell office:value-type="float" office:value="1443143635.56823" calcext:value-type="float">
            <text:p>1443143635.56823</text:p>
          </table:table-cell>
          <table:table-cell table:formula="of:=[.G432]-[.$B$2]" office:value-type="float" office:value="55.5680041313171" calcext:value-type="float">
            <text:p>55.5680041313</text:p>
          </table:table-cell>
          <table:table-cell table:formula="of:=[.C432]/([.H432]-[.H431])" office:value-type="float" office:value="109696.950142842" calcext:value-type="float">
            <text:p>109696.950142842</text:p>
          </table:table-cell>
          <table:table-cell table:formula="of:=[.G432]-[.$B432]" office:value-type="float" office:value="10.0558204650879" calcext:value-type="float">
            <text:p>10.055820465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3625.55427" calcext:value-type="float">
            <text:p>1443143625.55427</text:p>
          </table:table-cell>
          <table:table-cell office:value-type="float" office:value="4376" calcext:value-type="float">
            <text:p>4376</text:p>
          </table:table-cell>
          <table:table-cell table:formula="of:=[.B433]-[.$B$2]" office:value-type="float" office:value="45.5540502071381" calcext:value-type="float">
            <text:p>45.5540502071</text:p>
          </table:table-cell>
          <table:table-cell table:formula="of:=[.C433]/([.D433]-[.D432])" office:value-type="float" office:value="104522.606955541" calcext:value-type="float">
            <text:p>104522.606955541</text:p>
          </table:table-cell>
          <table:table-cell/>
          <table:table-cell office:value-type="float" office:value="1443143635.60811" calcext:value-type="float">
            <text:p>1443143635.60811</text:p>
          </table:table-cell>
          <table:table-cell table:formula="of:=[.G433]-[.$B$2]" office:value-type="float" office:value="55.607892036438" calcext:value-type="float">
            <text:p>55.6078920364</text:p>
          </table:table-cell>
          <table:table-cell table:formula="of:=[.C433]/([.H433]-[.H432])" office:value-type="float" office:value="109707.441058684" calcext:value-type="float">
            <text:p>109707.441058684</text:p>
          </table:table-cell>
          <table:table-cell table:formula="of:=[.G433]-[.$B433]" office:value-type="float" office:value="10.0538418292999" calcext:value-type="float">
            <text:p>10.053841829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3625.59608" calcext:value-type="float">
            <text:p>1443143625.59608</text:p>
          </table:table-cell>
          <table:table-cell office:value-type="float" office:value="4376" calcext:value-type="float">
            <text:p>4376</text:p>
          </table:table-cell>
          <table:table-cell table:formula="of:=[.B434]-[.$B$2]" office:value-type="float" office:value="45.5958597660065" calcext:value-type="float">
            <text:p>45.595859766</text:p>
          </table:table-cell>
          <table:table-cell table:formula="of:=[.C434]/([.D434]-[.D433])" office:value-type="float" office:value="104665.060298126" calcext:value-type="float">
            <text:p>104665.060298126</text:p>
          </table:table-cell>
          <table:table-cell/>
          <table:table-cell office:value-type="float" office:value="1443143635.64801" calcext:value-type="float">
            <text:p>1443143635.64801</text:p>
          </table:table-cell>
          <table:table-cell table:formula="of:=[.G434]-[.$B$2]" office:value-type="float" office:value="55.6477897167206" calcext:value-type="float">
            <text:p>55.6477897167</text:p>
          </table:table-cell>
          <table:table-cell table:formula="of:=[.C434]/([.H434]-[.H433])" office:value-type="float" office:value="109680.562102986" calcext:value-type="float">
            <text:p>109680.562102986</text:p>
          </table:table-cell>
          <table:table-cell table:formula="of:=[.G434]-[.$B434]" office:value-type="float" office:value="10.0519299507141" calcext:value-type="float">
            <text:p>10.051929950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3625.6379" calcext:value-type="float">
            <text:p>1443143625.6379</text:p>
          </table:table-cell>
          <table:table-cell office:value-type="float" office:value="4376" calcext:value-type="float">
            <text:p>4376</text:p>
          </table:table-cell>
          <table:table-cell table:formula="of:=[.B435]-[.$B$2]" office:value-type="float" office:value="45.6376767158508" calcext:value-type="float">
            <text:p>45.6376767159</text:p>
          </table:table-cell>
          <table:table-cell table:formula="of:=[.C435]/([.D435]-[.D434])" office:value-type="float" office:value="104646.561174049" calcext:value-type="float">
            <text:p>104646.561174049</text:p>
          </table:table-cell>
          <table:table-cell/>
          <table:table-cell office:value-type="float" office:value="1443143635.68792" calcext:value-type="float">
            <text:p>1443143635.68792</text:p>
          </table:table-cell>
          <table:table-cell table:formula="of:=[.G435]-[.$B$2]" office:value-type="float" office:value="55.6876928806305" calcext:value-type="float">
            <text:p>55.6876928806</text:p>
          </table:table-cell>
          <table:table-cell table:formula="of:=[.C435]/([.H435]-[.H434])" office:value-type="float" office:value="109665.48943035" calcext:value-type="float">
            <text:p>109665.48943035</text:p>
          </table:table-cell>
          <table:table-cell table:formula="of:=[.G435]-[.$B435]" office:value-type="float" office:value="10.0500161647797" calcext:value-type="float">
            <text:p>10.050016164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3625.67971" calcext:value-type="float">
            <text:p>1443143625.67971</text:p>
          </table:table-cell>
          <table:table-cell office:value-type="float" office:value="4376" calcext:value-type="float">
            <text:p>4376</text:p>
          </table:table-cell>
          <table:table-cell table:formula="of:=[.B436]-[.$B$2]" office:value-type="float" office:value="45.6794838905334" calcext:value-type="float">
            <text:p>45.6794838905</text:p>
          </table:table-cell>
          <table:table-cell table:formula="of:=[.C436]/([.D436]-[.D435])" office:value-type="float" office:value="104671.02915279" calcext:value-type="float">
            <text:p>104671.02915279</text:p>
          </table:table-cell>
          <table:table-cell/>
          <table:table-cell office:value-type="float" office:value="1443143635.72777" calcext:value-type="float">
            <text:p>1443143635.72777</text:p>
          </table:table-cell>
          <table:table-cell table:formula="of:=[.G436]-[.$B$2]" office:value-type="float" office:value="55.7275483608246" calcext:value-type="float">
            <text:p>55.7275483608</text:p>
          </table:table-cell>
          <table:table-cell table:formula="of:=[.C436]/([.H436]-[.H435])" office:value-type="float" office:value="109796.694926002" calcext:value-type="float">
            <text:p>109796.694926002</text:p>
          </table:table-cell>
          <table:table-cell table:formula="of:=[.G436]-[.$B436]" office:value-type="float" office:value="10.0480644702911" calcext:value-type="float">
            <text:p>10.048064470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3625.72151" calcext:value-type="float">
            <text:p>1443143625.72151</text:p>
          </table:table-cell>
          <table:table-cell office:value-type="float" office:value="4376" calcext:value-type="float">
            <text:p>4376</text:p>
          </table:table-cell>
          <table:table-cell table:formula="of:=[.B437]-[.$B$2]" office:value-type="float" office:value="45.7212901115418" calcext:value-type="float">
            <text:p>45.7212901115</text:p>
          </table:table-cell>
          <table:table-cell table:formula="of:=[.C437]/([.D437]-[.D436])" office:value-type="float" office:value="104673.41688528" calcext:value-type="float">
            <text:p>104673.41688528</text:p>
          </table:table-cell>
          <table:table-cell/>
          <table:table-cell office:value-type="float" office:value="1443143635.76766" calcext:value-type="float">
            <text:p>1443143635.76766</text:p>
          </table:table-cell>
          <table:table-cell table:formula="of:=[.G437]-[.$B$2]" office:value-type="float" office:value="55.7674374580383" calcext:value-type="float">
            <text:p>55.767437458</text:p>
          </table:table-cell>
          <table:table-cell table:formula="of:=[.C437]/([.H437]-[.H436])" office:value-type="float" office:value="109704.162431937" calcext:value-type="float">
            <text:p>109704.162431937</text:p>
          </table:table-cell>
          <table:table-cell table:formula="of:=[.G437]-[.$B437]" office:value-type="float" office:value="10.0461473464966" calcext:value-type="float">
            <text:p>10.046147346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3625.76332" calcext:value-type="float">
            <text:p>1443143625.76332</text:p>
          </table:table-cell>
          <table:table-cell office:value-type="float" office:value="4376" calcext:value-type="float">
            <text:p>4376</text:p>
          </table:table-cell>
          <table:table-cell table:formula="of:=[.B438]-[.$B$2]" office:value-type="float" office:value="45.7630987167358" calcext:value-type="float">
            <text:p>45.7630987167</text:p>
          </table:table-cell>
          <table:table-cell table:formula="of:=[.C438]/([.D438]-[.D437])" office:value-type="float" office:value="104667.4477583" calcext:value-type="float">
            <text:p>104667.4477583</text:p>
          </table:table-cell>
          <table:table-cell/>
          <table:table-cell office:value-type="float" office:value="1443143635.80755" calcext:value-type="float">
            <text:p>1443143635.80755</text:p>
          </table:table-cell>
          <table:table-cell table:formula="of:=[.G438]-[.$B$2]" office:value-type="float" office:value="55.8073263168335" calcext:value-type="float">
            <text:p>55.8073263168</text:p>
          </table:table-cell>
          <table:table-cell table:formula="of:=[.C438]/([.H438]-[.H437])" office:value-type="float" office:value="109704.818141609" calcext:value-type="float">
            <text:p>109704.818141609</text:p>
          </table:table-cell>
          <table:table-cell table:formula="of:=[.G438]-[.$B438]" office:value-type="float" office:value="10.0442276000977" calcext:value-type="float">
            <text:p>10.044227600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3625.80513" calcext:value-type="float">
            <text:p>1443143625.80513</text:p>
          </table:table-cell>
          <table:table-cell office:value-type="float" office:value="4376" calcext:value-type="float">
            <text:p>4376</text:p>
          </table:table-cell>
          <table:table-cell table:formula="of:=[.B439]-[.$B$2]" office:value-type="float" office:value="45.8049054145813" calcext:value-type="float">
            <text:p>45.8049054146</text:p>
          </table:table-cell>
          <table:table-cell table:formula="of:=[.C439]/([.D439]-[.D438])" office:value-type="float" office:value="104672.223005418" calcext:value-type="float">
            <text:p>104672.223005418</text:p>
          </table:table-cell>
          <table:table-cell/>
          <table:table-cell office:value-type="float" office:value="1443143635.84744" calcext:value-type="float">
            <text:p>1443143635.84744</text:p>
          </table:table-cell>
          <table:table-cell table:formula="of:=[.G439]-[.$B$2]" office:value-type="float" office:value="55.8472194671631" calcext:value-type="float">
            <text:p>55.8472194672</text:p>
          </table:table-cell>
          <table:table-cell table:formula="of:=[.C439]/([.H439]-[.H438])" office:value-type="float" office:value="109693.016566661" calcext:value-type="float">
            <text:p>109693.016566661</text:p>
          </table:table-cell>
          <table:table-cell table:formula="of:=[.G439]-[.$B439]" office:value-type="float" office:value="10.0423140525818" calcext:value-type="float">
            <text:p>10.042314052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3625.84693" calcext:value-type="float">
            <text:p>1443143625.84693</text:p>
          </table:table-cell>
          <table:table-cell office:value-type="float" office:value="4376" calcext:value-type="float">
            <text:p>4376</text:p>
          </table:table-cell>
          <table:table-cell table:formula="of:=[.B440]-[.$B$2]" office:value-type="float" office:value="45.8467116355896" calcext:value-type="float">
            <text:p>45.8467116356</text:p>
          </table:table-cell>
          <table:table-cell table:formula="of:=[.C440]/([.D440]-[.D439])" office:value-type="float" office:value="104673.41688528" calcext:value-type="float">
            <text:p>104673.41688528</text:p>
          </table:table-cell>
          <table:table-cell/>
          <table:table-cell office:value-type="float" office:value="1443143635.88741" calcext:value-type="float">
            <text:p>1443143635.88741</text:p>
          </table:table-cell>
          <table:table-cell table:formula="of:=[.G440]-[.$B$2]" office:value-type="float" office:value="55.8871858119965" calcext:value-type="float">
            <text:p>55.887185812</text:p>
          </table:table-cell>
          <table:table-cell table:formula="of:=[.C440]/([.H440]-[.H439])" office:value-type="float" office:value="109492.124392266" calcext:value-type="float">
            <text:p>109492.124392266</text:p>
          </table:table-cell>
          <table:table-cell table:formula="of:=[.G440]-[.$B440]" office:value-type="float" office:value="10.0404741764069" calcext:value-type="float">
            <text:p>10.040474176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3625.88875" calcext:value-type="float">
            <text:p>1443143625.88875</text:p>
          </table:table-cell>
          <table:table-cell office:value-type="float" office:value="4376" calcext:value-type="float">
            <text:p>4376</text:p>
          </table:table-cell>
          <table:table-cell table:formula="of:=[.B441]-[.$B$2]" office:value-type="float" office:value="45.8885295391083" calcext:value-type="float">
            <text:p>45.8885295391</text:p>
          </table:table-cell>
          <table:table-cell table:formula="of:=[.C441]/([.D441]-[.D440])" office:value-type="float" office:value="104644.174666613" calcext:value-type="float">
            <text:p>104644.174666613</text:p>
          </table:table-cell>
          <table:table-cell/>
          <table:table-cell office:value-type="float" office:value="1443143635.92726" calcext:value-type="float">
            <text:p>1443143635.92726</text:p>
          </table:table-cell>
          <table:table-cell table:formula="of:=[.G441]-[.$B$2]" office:value-type="float" office:value="55.9270389080048" calcext:value-type="float">
            <text:p>55.927038908</text:p>
          </table:table-cell>
          <table:table-cell table:formula="of:=[.C441]/([.H441]-[.H440])" office:value-type="float" office:value="109803.263442533" calcext:value-type="float">
            <text:p>109803.263442533</text:p>
          </table:table-cell>
          <table:table-cell table:formula="of:=[.G441]-[.$B441]" office:value-type="float" office:value="10.0385093688965" calcext:value-type="float">
            <text:p>10.038509368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3625.93056" calcext:value-type="float">
            <text:p>1443143625.93056</text:p>
          </table:table-cell>
          <table:table-cell office:value-type="float" office:value="4376" calcext:value-type="float">
            <text:p>4376</text:p>
          </table:table-cell>
          <table:table-cell table:formula="of:=[.B442]-[.$B$2]" office:value-type="float" office:value="45.930340051651" calcext:value-type="float">
            <text:p>45.9303400517</text:p>
          </table:table-cell>
          <table:table-cell table:formula="of:=[.C442]/([.D442]-[.D441])" office:value-type="float" office:value="104662.672946865" calcext:value-type="float">
            <text:p>104662.672946865</text:p>
          </table:table-cell>
          <table:table-cell/>
          <table:table-cell office:value-type="float" office:value="1443143635.96717" calcext:value-type="float">
            <text:p>1443143635.96717</text:p>
          </table:table-cell>
          <table:table-cell table:formula="of:=[.G442]-[.$B$2]" office:value-type="float" office:value="55.9669480323792" calcext:value-type="float">
            <text:p>55.9669480324</text:p>
          </table:table-cell>
          <table:table-cell table:formula="of:=[.C442]/([.H442]-[.H441])" office:value-type="float" office:value="109649.110788513" calcext:value-type="float">
            <text:p>109649.110788513</text:p>
          </table:table-cell>
          <table:table-cell table:formula="of:=[.G442]-[.$B442]" office:value-type="float" office:value="10.0366079807282" calcext:value-type="float">
            <text:p>10.036607980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3625.97237" calcext:value-type="float">
            <text:p>1443143625.97237</text:p>
          </table:table-cell>
          <table:table-cell office:value-type="float" office:value="4376" calcext:value-type="float">
            <text:p>4376</text:p>
          </table:table-cell>
          <table:table-cell table:formula="of:=[.B443]-[.$B$2]" office:value-type="float" office:value="45.9721493721008" calcext:value-type="float">
            <text:p>45.9721493721</text:p>
          </table:table-cell>
          <table:table-cell table:formula="of:=[.C443]/([.D443]-[.D442])" office:value-type="float" office:value="104665.657152959" calcext:value-type="float">
            <text:p>104665.657152959</text:p>
          </table:table-cell>
          <table:table-cell/>
          <table:table-cell office:value-type="float" office:value="1443143636.00707" calcext:value-type="float">
            <text:p>1443143636.00707</text:p>
          </table:table-cell>
          <table:table-cell table:formula="of:=[.G443]-[.$B$2]" office:value-type="float" office:value="56.0068426132202" calcext:value-type="float">
            <text:p>56.0068426132</text:p>
          </table:table-cell>
          <table:table-cell table:formula="of:=[.C443]/([.H443]-[.H442])" office:value-type="float" office:value="109689.083272575" calcext:value-type="float">
            <text:p>109689.083272575</text:p>
          </table:table-cell>
          <table:table-cell table:formula="of:=[.G443]-[.$B443]" office:value-type="float" office:value="10.0346932411194" calcext:value-type="float">
            <text:p>10.034693241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3626.01354" calcext:value-type="float">
            <text:p>1443143626.01354</text:p>
          </table:table-cell>
          <table:table-cell office:value-type="float" office:value="4376" calcext:value-type="float">
            <text:p>4376</text:p>
          </table:table-cell>
          <table:table-cell table:formula="of:=[.B444]-[.$B$2]" office:value-type="float" office:value="46.0133185386658" calcext:value-type="float">
            <text:p>46.0133185387</text:p>
          </table:table-cell>
          <table:table-cell table:formula="of:=[.C444]/([.D444]-[.D443])" office:value-type="float" office:value="106293.140355348" calcext:value-type="float">
            <text:p>106293.140355348</text:p>
          </table:table-cell>
          <table:table-cell/>
          <table:table-cell office:value-type="float" office:value="1443143636.01935" calcext:value-type="float">
            <text:p>1443143636.01935</text:p>
          </table:table-cell>
          <table:table-cell table:formula="of:=[.G444]-[.$B$2]" office:value-type="float" office:value="56.0191278457642" calcext:value-type="float">
            <text:p>56.0191278458</text:p>
          </table:table-cell>
          <table:table-cell table:formula="of:=[.C444]/([.H444]-[.H443])" office:value-type="float" office:value="356200.013662475" calcext:value-type="float">
            <text:p>356200.013662475</text:p>
          </table:table-cell>
          <table:table-cell table:formula="of:=[.G444]-[.$B444]" office:value-type="float" office:value="10.0058093070984" calcext:value-type="float">
            <text:p>10.005809307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3626.05346" calcext:value-type="float">
            <text:p>1443143626.05346</text:p>
          </table:table-cell>
          <table:table-cell office:value-type="float" office:value="4376" calcext:value-type="float">
            <text:p>4376</text:p>
          </table:table-cell>
          <table:table-cell table:formula="of:=[.B445]-[.$B$2]" office:value-type="float" office:value="46.0532360076904" calcext:value-type="float">
            <text:p>46.0532360077</text:p>
          </table:table-cell>
          <table:table-cell table:formula="of:=[.C445]/([.D445]-[.D444])" office:value-type="float" office:value="109626.188907338" calcext:value-type="float">
            <text:p>109626.188907338</text:p>
          </table:table-cell>
          <table:table-cell/>
          <table:table-cell office:value-type="float" office:value="1443143636.03164" calcext:value-type="float">
            <text:p>1443143636.03164</text:p>
          </table:table-cell>
          <table:table-cell table:formula="of:=[.G445]-[.$B$2]" office:value-type="float" office:value="56.031421661377" calcext:value-type="float">
            <text:p>56.0314216614</text:p>
          </table:table-cell>
          <table:table-cell table:formula="of:=[.C445]/([.H445]-[.H444])" office:value-type="float" office:value="355951.328523776" calcext:value-type="float">
            <text:p>355951.328523776</text:p>
          </table:table-cell>
          <table:table-cell table:formula="of:=[.G445]-[.$B445]" office:value-type="float" office:value="9.97818565368652" calcext:value-type="float">
            <text:p>9.978185653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3626.09338" calcext:value-type="float">
            <text:p>1443143626.09338</text:p>
          </table:table-cell>
          <table:table-cell office:value-type="float" office:value="4376" calcext:value-type="float">
            <text:p>4376</text:p>
          </table:table-cell>
          <table:table-cell table:formula="of:=[.B446]-[.$B$2]" office:value-type="float" office:value="46.093156337738" calcext:value-type="float">
            <text:p>46.0931563377</text:p>
          </table:table-cell>
          <table:table-cell table:formula="of:=[.C446]/([.D446]-[.D445])" office:value-type="float" office:value="109618.332182659" calcext:value-type="float">
            <text:p>109618.332182659</text:p>
          </table:table-cell>
          <table:table-cell/>
          <table:table-cell office:value-type="float" office:value="1443143636.05442" calcext:value-type="float">
            <text:p>1443143636.05442</text:p>
          </table:table-cell>
          <table:table-cell table:formula="of:=[.G446]-[.$B$2]" office:value-type="float" office:value="56.054194688797" calcext:value-type="float">
            <text:p>56.0541946888</text:p>
          </table:table-cell>
          <table:table-cell table:formula="of:=[.C446]/([.H446]-[.H445])" office:value-type="float" office:value="192157.147984129" calcext:value-type="float">
            <text:p>192157.147984129</text:p>
          </table:table-cell>
          <table:table-cell table:formula="of:=[.G446]-[.$B446]" office:value-type="float" office:value="9.96103835105896" calcext:value-type="float">
            <text:p>9.961038351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3626.13329" calcext:value-type="float">
            <text:p>1443143626.13329</text:p>
          </table:table-cell>
          <table:table-cell office:value-type="float" office:value="4376" calcext:value-type="float">
            <text:p>4376</text:p>
          </table:table-cell>
          <table:table-cell table:formula="of:=[.B447]-[.$B$2]" office:value-type="float" office:value="46.1330683231354" calcext:value-type="float">
            <text:p>46.1330683231</text:p>
          </table:table-cell>
          <table:table-cell table:formula="of:=[.C447]/([.D447]-[.D446])" office:value-type="float" office:value="109641.250778063" calcext:value-type="float">
            <text:p>109641.250778063</text:p>
          </table:table-cell>
          <table:table-cell/>
          <table:table-cell office:value-type="float" office:value="1443143636.09094" calcext:value-type="float">
            <text:p>1443143636.09094</text:p>
          </table:table-cell>
          <table:table-cell table:formula="of:=[.G447]-[.$B$2]" office:value-type="float" office:value="56.0907161235809" calcext:value-type="float">
            <text:p>56.0907161236</text:p>
          </table:table-cell>
          <table:table-cell table:formula="of:=[.C447]/([.H447]-[.H446])" office:value-type="float" office:value="119820.046115079" calcext:value-type="float">
            <text:p>119820.046115079</text:p>
          </table:table-cell>
          <table:table-cell table:formula="of:=[.G447]-[.$B447]" office:value-type="float" office:value="9.95764780044556" calcext:value-type="float">
            <text:p>9.957647800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3626.17321" calcext:value-type="float">
            <text:p>1443143626.17321</text:p>
          </table:table-cell>
          <table:table-cell office:value-type="float" office:value="4376" calcext:value-type="float">
            <text:p>4376</text:p>
          </table:table-cell>
          <table:table-cell table:formula="of:=[.B448]-[.$B$2]" office:value-type="float" office:value="46.1729876995087" calcext:value-type="float">
            <text:p>46.1729876995</text:p>
          </table:table-cell>
          <table:table-cell table:formula="of:=[.C448]/([.D448]-[.D447])" office:value-type="float" office:value="109620.950965754" calcext:value-type="float">
            <text:p>109620.950965754</text:p>
          </table:table-cell>
          <table:table-cell/>
          <table:table-cell office:value-type="float" office:value="1443143636.1275" calcext:value-type="float">
            <text:p>1443143636.1275</text:p>
          </table:table-cell>
          <table:table-cell table:formula="of:=[.G448]-[.$B$2]" office:value-type="float" office:value="56.1272804737091" calcext:value-type="float">
            <text:p>56.1272804737</text:p>
          </table:table-cell>
          <table:table-cell table:formula="of:=[.C448]/([.H448]-[.H447])" office:value-type="float" office:value="119679.414092148" calcext:value-type="float">
            <text:p>119679.414092148</text:p>
          </table:table-cell>
          <table:table-cell table:formula="of:=[.G448]-[.$B448]" office:value-type="float" office:value="9.95429277420044" calcext:value-type="float">
            <text:p>9.954292774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3626.21314" calcext:value-type="float">
            <text:p>1443143626.21314</text:p>
          </table:table-cell>
          <table:table-cell office:value-type="float" office:value="4376" calcext:value-type="float">
            <text:p>4376</text:p>
          </table:table-cell>
          <table:table-cell table:formula="of:=[.B449]-[.$B$2]" office:value-type="float" office:value="46.2129166126251" calcext:value-type="float">
            <text:p>46.2129166126</text:p>
          </table:table-cell>
          <table:table-cell table:formula="of:=[.C449]/([.D449]-[.D448])" office:value-type="float" office:value="109594.768764107" calcext:value-type="float">
            <text:p>109594.768764107</text:p>
          </table:table-cell>
          <table:table-cell/>
          <table:table-cell office:value-type="float" office:value="1443143636.16407" calcext:value-type="float">
            <text:p>1443143636.16407</text:p>
          </table:table-cell>
          <table:table-cell table:formula="of:=[.G449]-[.$B$2]" office:value-type="float" office:value="56.1638431549072" calcext:value-type="float">
            <text:p>56.1638431549</text:p>
          </table:table-cell>
          <table:table-cell table:formula="of:=[.C449]/([.H449]-[.H448])" office:value-type="float" office:value="119684.876945649" calcext:value-type="float">
            <text:p>119684.876945649</text:p>
          </table:table-cell>
          <table:table-cell table:formula="of:=[.G449]-[.$B449]" office:value-type="float" office:value="9.9509265422821" calcext:value-type="float">
            <text:p>9.950926542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3626.25305" calcext:value-type="float">
            <text:p>1443143626.25305</text:p>
          </table:table-cell>
          <table:table-cell office:value-type="float" office:value="4376" calcext:value-type="float">
            <text:p>4376</text:p>
          </table:table-cell>
          <table:table-cell table:formula="of:=[.B450]-[.$B$2]" office:value-type="float" office:value="46.2528290748596" calcext:value-type="float">
            <text:p>46.2528290749</text:p>
          </table:table-cell>
          <table:table-cell table:formula="of:=[.C450]/([.D450]-[.D449])" office:value-type="float" office:value="109639.940885876" calcext:value-type="float">
            <text:p>109639.940885876</text:p>
          </table:table-cell>
          <table:table-cell/>
          <table:table-cell office:value-type="float" office:value="1443143636.20062" calcext:value-type="float">
            <text:p>1443143636.20062</text:p>
          </table:table-cell>
          <table:table-cell table:formula="of:=[.G450]-[.$B$2]" office:value-type="float" office:value="56.2003989219666" calcext:value-type="float">
            <text:p>56.200398922</text:p>
          </table:table-cell>
          <table:table-cell table:formula="of:=[.C450]/([.H450]-[.H449])" office:value-type="float" office:value="119707.514081108" calcext:value-type="float">
            <text:p>119707.514081108</text:p>
          </table:table-cell>
          <table:table-cell table:formula="of:=[.G450]-[.$B450]" office:value-type="float" office:value="9.94756984710693" calcext:value-type="float">
            <text:p>9.947569847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3626.29296" calcext:value-type="float">
            <text:p>1443143626.29296</text:p>
          </table:table-cell>
          <table:table-cell office:value-type="float" office:value="4376" calcext:value-type="float">
            <text:p>4376</text:p>
          </table:table-cell>
          <table:table-cell table:formula="of:=[.B451]-[.$B$2]" office:value-type="float" office:value="46.2927417755127" calcext:value-type="float">
            <text:p>46.2927417755</text:p>
          </table:table-cell>
          <table:table-cell table:formula="of:=[.C451]/([.D451]-[.D450])" office:value-type="float" office:value="109639.285951519" calcext:value-type="float">
            <text:p>109639.285951519</text:p>
          </table:table-cell>
          <table:table-cell/>
          <table:table-cell office:value-type="float" office:value="1443143636.2372" calcext:value-type="float">
            <text:p>1443143636.2372</text:p>
          </table:table-cell>
          <table:table-cell table:formula="of:=[.G451]-[.$B$2]" office:value-type="float" office:value="56.2369816303253" calcext:value-type="float">
            <text:p>56.2369816303</text:p>
          </table:table-cell>
          <table:table-cell table:formula="of:=[.C451]/([.H451]-[.H450])" office:value-type="float" office:value="119619.355600597" calcext:value-type="float">
            <text:p>119619.355600597</text:p>
          </table:table-cell>
          <table:table-cell table:formula="of:=[.G451]-[.$B451]" office:value-type="float" office:value="9.94423985481262" calcext:value-type="float">
            <text:p>9.944239854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3626.33288" calcext:value-type="float">
            <text:p>1443143626.33288</text:p>
          </table:table-cell>
          <table:table-cell office:value-type="float" office:value="4376" calcext:value-type="float">
            <text:p>4376</text:p>
          </table:table-cell>
          <table:table-cell table:formula="of:=[.B452]-[.$B$2]" office:value-type="float" office:value="46.3326542377472" calcext:value-type="float">
            <text:p>46.3326542377</text:p>
          </table:table-cell>
          <table:table-cell table:formula="of:=[.C452]/([.D452]-[.D451])" office:value-type="float" office:value="109639.940885876" calcext:value-type="float">
            <text:p>109639.940885876</text:p>
          </table:table-cell>
          <table:table-cell/>
          <table:table-cell office:value-type="float" office:value="1443143636.27376" calcext:value-type="float">
            <text:p>1443143636.27376</text:p>
          </table:table-cell>
          <table:table-cell table:formula="of:=[.G452]-[.$B$2]" office:value-type="float" office:value="56.2735366821289" calcext:value-type="float">
            <text:p>56.2735366821</text:p>
          </table:table-cell>
          <table:table-cell table:formula="of:=[.C452]/([.H452]-[.H451])" office:value-type="float" office:value="119709.856342493" calcext:value-type="float">
            <text:p>119709.856342493</text:p>
          </table:table-cell>
          <table:table-cell table:formula="of:=[.G452]-[.$B452]" office:value-type="float" office:value="9.94088244438171" calcext:value-type="float">
            <text:p>9.940882444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3626.37279" calcext:value-type="float">
            <text:p>1443143626.37279</text:p>
          </table:table-cell>
          <table:table-cell office:value-type="float" office:value="4376" calcext:value-type="float">
            <text:p>4376</text:p>
          </table:table-cell>
          <table:table-cell table:formula="of:=[.B453]-[.$B$2]" office:value-type="float" office:value="46.3725664615631" calcext:value-type="float">
            <text:p>46.3725664616</text:p>
          </table:table-cell>
          <table:table-cell table:formula="of:=[.C453]/([.D453]-[.D452])" office:value-type="float" office:value="109640.595828057" calcext:value-type="float">
            <text:p>109640.595828057</text:p>
          </table:table-cell>
          <table:table-cell/>
          <table:table-cell office:value-type="float" office:value="1443143636.31034" calcext:value-type="float">
            <text:p>1443143636.31034</text:p>
          </table:table-cell>
          <table:table-cell table:formula="of:=[.G453]-[.$B$2]" office:value-type="float" office:value="56.3101127147675" calcext:value-type="float">
            <text:p>56.3101127148</text:p>
          </table:table-cell>
          <table:table-cell table:formula="of:=[.C453]/([.H453]-[.H452])" office:value-type="float" office:value="119641.188076474" calcext:value-type="float">
            <text:p>119641.188076474</text:p>
          </table:table-cell>
          <table:table-cell table:formula="of:=[.G453]-[.$B453]" office:value-type="float" office:value="9.93754625320435" calcext:value-type="float">
            <text:p>9.937546253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3626.4127" calcext:value-type="float">
            <text:p>1443143626.4127</text:p>
          </table:table-cell>
          <table:table-cell office:value-type="float" office:value="4376" calcext:value-type="float">
            <text:p>4376</text:p>
          </table:table-cell>
          <table:table-cell table:formula="of:=[.B454]-[.$B$2]" office:value-type="float" office:value="46.4124810695648" calcext:value-type="float">
            <text:p>46.4124810696</text:p>
          </table:table-cell>
          <table:table-cell table:formula="of:=[.C454]/([.D454]-[.D453])" office:value-type="float" office:value="109634.046758336" calcext:value-type="float">
            <text:p>109634.046758336</text:p>
          </table:table-cell>
          <table:table-cell/>
          <table:table-cell office:value-type="float" office:value="1443143636.3469" calcext:value-type="float">
            <text:p>1443143636.3469</text:p>
          </table:table-cell>
          <table:table-cell table:formula="of:=[.G454]-[.$B$2]" office:value-type="float" office:value="56.3466722965241" calcext:value-type="float">
            <text:p>56.3466722965</text:p>
          </table:table-cell>
          <table:table-cell table:formula="of:=[.C454]/([.H454]-[.H453])" office:value-type="float" office:value="119695.023568233" calcext:value-type="float">
            <text:p>119695.023568233</text:p>
          </table:table-cell>
          <table:table-cell table:formula="of:=[.G454]-[.$B454]" office:value-type="float" office:value="9.93419122695923" calcext:value-type="float">
            <text:p>9.93419122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3626.45262" calcext:value-type="float">
            <text:p>1443143626.45262</text:p>
          </table:table-cell>
          <table:table-cell office:value-type="float" office:value="4376" calcext:value-type="float">
            <text:p>4376</text:p>
          </table:table-cell>
          <table:table-cell table:formula="of:=[.B455]-[.$B$2]" office:value-type="float" office:value="46.4523928165436" calcext:value-type="float">
            <text:p>46.4523928165</text:p>
          </table:table-cell>
          <table:table-cell table:formula="of:=[.C455]/([.D455]-[.D454])" office:value-type="float" office:value="109641.905735893" calcext:value-type="float">
            <text:p>109641.905735893</text:p>
          </table:table-cell>
          <table:table-cell/>
          <table:table-cell office:value-type="float" office:value="1443143636.38347" calcext:value-type="float">
            <text:p>1443143636.38347</text:p>
          </table:table-cell>
          <table:table-cell table:formula="of:=[.G455]-[.$B$2]" office:value-type="float" office:value="56.3832499980927" calcext:value-type="float">
            <text:p>56.3832499981</text:p>
          </table:table-cell>
          <table:table-cell table:formula="of:=[.C455]/([.H455]-[.H454])" office:value-type="float" office:value="119635.729210393" calcext:value-type="float">
            <text:p>119635.729210393</text:p>
          </table:table-cell>
          <table:table-cell table:formula="of:=[.G455]-[.$B455]" office:value-type="float" office:value="9.93085718154907" calcext:value-type="float">
            <text:p>9.930857181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3626.49253" calcext:value-type="float">
            <text:p>1443143626.49253</text:p>
          </table:table-cell>
          <table:table-cell office:value-type="float" office:value="4376" calcext:value-type="float">
            <text:p>4376</text:p>
          </table:table-cell>
          <table:table-cell table:formula="of:=[.B456]-[.$B$2]" office:value-type="float" office:value="46.4923105239868" calcext:value-type="float">
            <text:p>46.492310524</text:p>
          </table:table-cell>
          <table:table-cell table:formula="of:=[.C456]/([.D456]-[.D455])" office:value-type="float" office:value="109625.534137266" calcext:value-type="float">
            <text:p>109625.534137266</text:p>
          </table:table-cell>
          <table:table-cell/>
          <table:table-cell office:value-type="float" office:value="1443143636.42004" calcext:value-type="float">
            <text:p>1443143636.42004</text:p>
          </table:table-cell>
          <table:table-cell table:formula="of:=[.G456]-[.$B$2]" office:value-type="float" office:value="56.4198136329651" calcext:value-type="float">
            <text:p>56.419813633</text:p>
          </table:table-cell>
          <table:table-cell table:formula="of:=[.C456]/([.H456]-[.H455])" office:value-type="float" office:value="119681.755254012" calcext:value-type="float">
            <text:p>119681.755254012</text:p>
          </table:table-cell>
          <table:table-cell table:formula="of:=[.G456]-[.$B456]" office:value-type="float" office:value="9.92750310897827" calcext:value-type="float">
            <text:p>9.92750310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3626.53245" calcext:value-type="float">
            <text:p>1443143626.53245</text:p>
          </table:table-cell>
          <table:table-cell office:value-type="float" office:value="4376" calcext:value-type="float">
            <text:p>4376</text:p>
          </table:table-cell>
          <table:table-cell table:formula="of:=[.B457]-[.$B$2]" office:value-type="float" office:value="46.5322244167328" calcext:value-type="float">
            <text:p>46.5322244167</text:p>
          </table:table-cell>
          <table:table-cell table:formula="of:=[.C457]/([.D457]-[.D456])" office:value-type="float" office:value="109636.011397101" calcext:value-type="float">
            <text:p>109636.011397101</text:p>
          </table:table-cell>
          <table:table-cell/>
          <table:table-cell office:value-type="float" office:value="1443143636.4566" calcext:value-type="float">
            <text:p>1443143636.4566</text:p>
          </table:table-cell>
          <table:table-cell table:formula="of:=[.G457]-[.$B$2]" office:value-type="float" office:value="56.4563810825348" calcext:value-type="float">
            <text:p>56.4563810825</text:p>
          </table:table-cell>
          <table:table-cell table:formula="of:=[.C457]/([.H457]-[.H456])" office:value-type="float" office:value="119669.270115729" calcext:value-type="float">
            <text:p>119669.270115729</text:p>
          </table:table-cell>
          <table:table-cell table:formula="of:=[.G457]-[.$B457]" office:value-type="float" office:value="9.924156665802" calcext:value-type="float">
            <text:p>9.924156665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3626.57237" calcext:value-type="float">
            <text:p>1443143626.57237</text:p>
          </table:table-cell>
          <table:table-cell office:value-type="float" office:value="4376" calcext:value-type="float">
            <text:p>4376</text:p>
          </table:table-cell>
          <table:table-cell table:formula="of:=[.B458]-[.$B$2]" office:value-type="float" office:value="46.5721442699432" calcext:value-type="float">
            <text:p>46.5721442699</text:p>
          </table:table-cell>
          <table:table-cell table:formula="of:=[.C458]/([.D458]-[.D457])" office:value-type="float" office:value="109619.641558566" calcext:value-type="float">
            <text:p>109619.641558566</text:p>
          </table:table-cell>
          <table:table-cell/>
          <table:table-cell office:value-type="float" office:value="1443143636.49317" calcext:value-type="float">
            <text:p>1443143636.49317</text:p>
          </table:table-cell>
          <table:table-cell table:formula="of:=[.G458]-[.$B$2]" office:value-type="float" office:value="56.4929482936859" calcext:value-type="float">
            <text:p>56.4929482937</text:p>
          </table:table-cell>
          <table:table-cell table:formula="of:=[.C458]/([.H458]-[.H457])" office:value-type="float" office:value="119670.050360557" calcext:value-type="float">
            <text:p>119670.050360557</text:p>
          </table:table-cell>
          <table:table-cell table:formula="of:=[.G458]-[.$B458]" office:value-type="float" office:value="9.92080402374268" calcext:value-type="float">
            <text:p>9.920804023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3626.61228" calcext:value-type="float">
            <text:p>1443143626.61228</text:p>
          </table:table-cell>
          <table:table-cell office:value-type="float" office:value="4376" calcext:value-type="float">
            <text:p>4376</text:p>
          </table:table-cell>
          <table:table-cell table:formula="of:=[.B459]-[.$B$2]" office:value-type="float" office:value="46.6120617389679" calcext:value-type="float">
            <text:p>46.612061739</text:p>
          </table:table-cell>
          <table:table-cell table:formula="of:=[.C459]/([.D459]-[.D458])" office:value-type="float" office:value="109626.188907338" calcext:value-type="float">
            <text:p>109626.188907338</text:p>
          </table:table-cell>
          <table:table-cell/>
          <table:table-cell office:value-type="float" office:value="1443143636.52976" calcext:value-type="float">
            <text:p>1443143636.52976</text:p>
          </table:table-cell>
          <table:table-cell table:formula="of:=[.G459]-[.$B$2]" office:value-type="float" office:value="56.5295357704163" calcext:value-type="float">
            <text:p>56.5295357704</text:p>
          </table:table-cell>
          <table:table-cell table:formula="of:=[.C459]/([.H459]-[.H458])" office:value-type="float" office:value="119603.765852769" calcext:value-type="float">
            <text:p>119603.765852769</text:p>
          </table:table-cell>
          <table:table-cell table:formula="of:=[.G459]-[.$B459]" office:value-type="float" office:value="9.91747403144836" calcext:value-type="float">
            <text:p>9.917474031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3626.65221" calcext:value-type="float">
            <text:p>1443143626.65221</text:p>
          </table:table-cell>
          <table:table-cell office:value-type="float" office:value="4376" calcext:value-type="float">
            <text:p>4376</text:p>
          </table:table-cell>
          <table:table-cell table:formula="of:=[.B460]-[.$B$2]" office:value-type="float" office:value="46.6519837379456" calcext:value-type="float">
            <text:p>46.6519837379</text:p>
          </table:table-cell>
          <table:table-cell table:formula="of:=[.C460]/([.D460]-[.D459])" office:value-type="float" office:value="109613.749613306" calcext:value-type="float">
            <text:p>109613.749613306</text:p>
          </table:table-cell>
          <table:table-cell/>
          <table:table-cell office:value-type="float" office:value="1443143636.56632" calcext:value-type="float">
            <text:p>1443143636.56632</text:p>
          </table:table-cell>
          <table:table-cell table:formula="of:=[.G460]-[.$B$2]" office:value-type="float" office:value="56.5660982131958" calcext:value-type="float">
            <text:p>56.5660982132</text:p>
          </table:table-cell>
          <table:table-cell table:formula="of:=[.C460]/([.H460]-[.H459])" office:value-type="float" office:value="119685.657394003" calcext:value-type="float">
            <text:p>119685.657394003</text:p>
          </table:table-cell>
          <table:table-cell table:formula="of:=[.G460]-[.$B460]" office:value-type="float" office:value="9.91411447525024" calcext:value-type="float">
            <text:p>9.914114475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3626.69212" calcext:value-type="float">
            <text:p>1443143626.69212</text:p>
          </table:table-cell>
          <table:table-cell office:value-type="float" office:value="4376" calcext:value-type="float">
            <text:p>4376</text:p>
          </table:table-cell>
          <table:table-cell table:formula="of:=[.B461]-[.$B$2]" office:value-type="float" office:value="46.6918964385986" calcext:value-type="float">
            <text:p>46.6918964386</text:p>
          </table:table-cell>
          <table:table-cell table:formula="of:=[.C461]/([.D461]-[.D460])" office:value-type="float" office:value="109639.285951519" calcext:value-type="float">
            <text:p>109639.285951519</text:p>
          </table:table-cell>
          <table:table-cell/>
          <table:table-cell office:value-type="float" office:value="1443143636.60289" calcext:value-type="float">
            <text:p>1443143636.60289</text:p>
          </table:table-cell>
          <table:table-cell table:formula="of:=[.G461]-[.$B$2]" office:value-type="float" office:value="56.6026628017426" calcext:value-type="float">
            <text:p>56.6026628017</text:p>
          </table:table-cell>
          <table:table-cell table:formula="of:=[.C461]/([.H461]-[.H460])" office:value-type="float" office:value="119678.633725214" calcext:value-type="float">
            <text:p>119678.633725214</text:p>
          </table:table-cell>
          <table:table-cell table:formula="of:=[.G461]-[.$B461]" office:value-type="float" office:value="9.91076636314392" calcext:value-type="float">
            <text:p>9.910766363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3626.73203" calcext:value-type="float">
            <text:p>1443143626.73203</text:p>
          </table:table-cell>
          <table:table-cell office:value-type="float" office:value="4376" calcext:value-type="float">
            <text:p>4376</text:p>
          </table:table-cell>
          <table:table-cell table:formula="of:=[.B462]-[.$B$2]" office:value-type="float" office:value="46.7318091392517" calcext:value-type="float">
            <text:p>46.7318091393</text:p>
          </table:table-cell>
          <table:table-cell table:formula="of:=[.C462]/([.D462]-[.D461])" office:value-type="float" office:value="109639.285951519" calcext:value-type="float">
            <text:p>109639.285951519</text:p>
          </table:table-cell>
          <table:table-cell/>
          <table:table-cell office:value-type="float" office:value="1443143636.63945" calcext:value-type="float">
            <text:p>1443143636.63945</text:p>
          </table:table-cell>
          <table:table-cell table:formula="of:=[.G462]-[.$B$2]" office:value-type="float" office:value="56.6392312049866" calcext:value-type="float">
            <text:p>56.639231205</text:p>
          </table:table-cell>
          <table:table-cell table:formula="of:=[.C462]/([.H462]-[.H461])" office:value-type="float" office:value="119666.149238162" calcext:value-type="float">
            <text:p>119666.149238162</text:p>
          </table:table-cell>
          <table:table-cell table:formula="of:=[.G462]-[.$B462]" office:value-type="float" office:value="9.90742206573486" calcext:value-type="float">
            <text:p>9.907422065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3626.77194" calcext:value-type="float">
            <text:p>1443143626.77194</text:p>
          </table:table-cell>
          <table:table-cell office:value-type="float" office:value="4376" calcext:value-type="float">
            <text:p>4376</text:p>
          </table:table-cell>
          <table:table-cell table:formula="of:=[.B463]-[.$B$2]" office:value-type="float" office:value="46.7717218399048" calcext:value-type="float">
            <text:p>46.7717218399</text:p>
          </table:table-cell>
          <table:table-cell table:formula="of:=[.C463]/([.D463]-[.D462])" office:value-type="float" office:value="109639.285951519" calcext:value-type="float">
            <text:p>109639.285951519</text:p>
          </table:table-cell>
          <table:table-cell/>
          <table:table-cell office:value-type="float" office:value="1443143636.67605" calcext:value-type="float">
            <text:p>1443143636.67605</text:p>
          </table:table-cell>
          <table:table-cell table:formula="of:=[.G463]-[.$B$2]" office:value-type="float" office:value="56.6758306026459" calcext:value-type="float">
            <text:p>56.6758306026</text:p>
          </table:table-cell>
          <table:table-cell table:formula="of:=[.C463]/([.H463]-[.H462])" office:value-type="float" office:value="119564.809255483" calcext:value-type="float">
            <text:p>119564.809255483</text:p>
          </table:table-cell>
          <table:table-cell table:formula="of:=[.G463]-[.$B463]" office:value-type="float" office:value="9.90410876274109" calcext:value-type="float">
            <text:p>9.904108762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3626.81186" calcext:value-type="float">
            <text:p>1443143626.81186</text:p>
          </table:table-cell>
          <table:table-cell office:value-type="float" office:value="4376" calcext:value-type="float">
            <text:p>4376</text:p>
          </table:table-cell>
          <table:table-cell table:formula="of:=[.B464]-[.$B$2]" office:value-type="float" office:value="46.8116352558136" calcext:value-type="float">
            <text:p>46.8116352558</text:p>
          </table:table-cell>
          <table:table-cell table:formula="of:=[.C464]/([.D464]-[.D463])" office:value-type="float" office:value="109637.321195396" calcext:value-type="float">
            <text:p>109637.321195396</text:p>
          </table:table-cell>
          <table:table-cell/>
          <table:table-cell office:value-type="float" office:value="1443143636.71261" calcext:value-type="float">
            <text:p>1443143636.71261</text:p>
          </table:table-cell>
          <table:table-cell table:formula="of:=[.G464]-[.$B$2]" office:value-type="float" office:value="56.7123892307282" calcext:value-type="float">
            <text:p>56.7123892307</text:p>
          </table:table-cell>
          <table:table-cell table:formula="of:=[.C464]/([.H464]-[.H463])" office:value-type="float" office:value="119698.14595208" calcext:value-type="float">
            <text:p>119698.14595208</text:p>
          </table:table-cell>
          <table:table-cell table:formula="of:=[.G464]-[.$B464]" office:value-type="float" office:value="9.90075397491455" calcext:value-type="float">
            <text:p>9.900753974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3626.85177" calcext:value-type="float">
            <text:p>1443143626.85177</text:p>
          </table:table-cell>
          <table:table-cell office:value-type="float" office:value="4376" calcext:value-type="float">
            <text:p>4376</text:p>
          </table:table-cell>
          <table:table-cell table:formula="of:=[.B465]-[.$B$2]" office:value-type="float" office:value="46.8515484333038" calcext:value-type="float">
            <text:p>46.8515484333</text:p>
          </table:table-cell>
          <table:table-cell table:formula="of:=[.C465]/([.D465]-[.D464])" office:value-type="float" office:value="109637.976106279" calcext:value-type="float">
            <text:p>109637.976106279</text:p>
          </table:table-cell>
          <table:table-cell/>
          <table:table-cell office:value-type="float" office:value="1443143636.74916" calcext:value-type="float">
            <text:p>1443143636.74916</text:p>
          </table:table-cell>
          <table:table-cell table:formula="of:=[.G465]-[.$B$2]" office:value-type="float" office:value="56.7489383220673" calcext:value-type="float">
            <text:p>56.7489383221</text:p>
          </table:table-cell>
          <table:table-cell table:formula="of:=[.C465]/([.H465]-[.H464])" office:value-type="float" office:value="119729.378752495" calcext:value-type="float">
            <text:p>119729.378752495</text:p>
          </table:table-cell>
          <table:table-cell table:formula="of:=[.G465]-[.$B465]" office:value-type="float" office:value="9.89738988876343" calcext:value-type="float">
            <text:p>9.897389888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3626.89169" calcext:value-type="float">
            <text:p>1443143626.89169</text:p>
          </table:table-cell>
          <table:table-cell office:value-type="float" office:value="4376" calcext:value-type="float">
            <text:p>4376</text:p>
          </table:table-cell>
          <table:table-cell table:formula="of:=[.B466]-[.$B$2]" office:value-type="float" office:value="46.8914694786072" calcext:value-type="float">
            <text:p>46.8914694786</text:p>
          </table:table-cell>
          <table:table-cell table:formula="of:=[.C466]/([.D466]-[.D465])" office:value-type="float" office:value="109616.368177448" calcext:value-type="float">
            <text:p>109616.368177448</text:p>
          </table:table-cell>
          <table:table-cell/>
          <table:table-cell office:value-type="float" office:value="1443143636.78573" calcext:value-type="float">
            <text:p>1443143636.78573</text:p>
          </table:table-cell>
          <table:table-cell table:formula="of:=[.G466]-[.$B$2]" office:value-type="float" office:value="56.7855107784271" calcext:value-type="float">
            <text:p>56.7855107784</text:p>
          </table:table-cell>
          <table:table-cell table:formula="of:=[.C466]/([.H466]-[.H465])" office:value-type="float" office:value="119652.887324311" calcext:value-type="float">
            <text:p>119652.887324311</text:p>
          </table:table-cell>
          <table:table-cell table:formula="of:=[.G466]-[.$B466]" office:value-type="float" office:value="9.89404129981995" calcext:value-type="float">
            <text:p>9.894041299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3626.93161" calcext:value-type="float">
            <text:p>1443143626.93161</text:p>
          </table:table-cell>
          <table:table-cell office:value-type="float" office:value="4376" calcext:value-type="float">
            <text:p>4376</text:p>
          </table:table-cell>
          <table:table-cell table:formula="of:=[.B467]-[.$B$2]" office:value-type="float" office:value="46.9313864707947" calcext:value-type="float">
            <text:p>46.9313864708</text:p>
          </table:table-cell>
          <table:table-cell table:formula="of:=[.C467]/([.D467]-[.D466])" office:value-type="float" office:value="109627.498470948" calcext:value-type="float">
            <text:p>109627.498470948</text:p>
          </table:table-cell>
          <table:table-cell/>
          <table:table-cell office:value-type="float" office:value="1443143636.82231" calcext:value-type="float">
            <text:p>1443143636.82231</text:p>
          </table:table-cell>
          <table:table-cell table:formula="of:=[.G467]-[.$B$2]" office:value-type="float" office:value="56.822084903717" calcext:value-type="float">
            <text:p>56.8220849037</text:p>
          </table:table-cell>
          <table:table-cell table:formula="of:=[.C467]/([.H467]-[.H466])" office:value-type="float" office:value="119647.427390599" calcext:value-type="float">
            <text:p>119647.427390599</text:p>
          </table:table-cell>
          <table:table-cell table:formula="of:=[.G467]-[.$B467]" office:value-type="float" office:value="9.89069843292236" calcext:value-type="float">
            <text:p>9.890698432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3626.97153" calcext:value-type="float">
            <text:p>1443143626.97153</text:p>
          </table:table-cell>
          <table:table-cell office:value-type="float" office:value="4376" calcext:value-type="float">
            <text:p>4376</text:p>
          </table:table-cell>
          <table:table-cell table:formula="of:=[.B468]-[.$B$2]" office:value-type="float" office:value="46.971302986145" calcext:value-type="float">
            <text:p>46.9713029861</text:p>
          </table:table-cell>
          <table:table-cell table:formula="of:=[.C468]/([.D468]-[.D467])" office:value-type="float" office:value="109628.808065846" calcext:value-type="float">
            <text:p>109628.808065846</text:p>
          </table:table-cell>
          <table:table-cell/>
          <table:table-cell office:value-type="float" office:value="1443143636.8589" calcext:value-type="float">
            <text:p>1443143636.8589</text:p>
          </table:table-cell>
          <table:table-cell table:formula="of:=[.G468]-[.$B$2]" office:value-type="float" office:value="56.8586809635162" calcext:value-type="float">
            <text:p>56.8586809635</text:p>
          </table:table-cell>
          <table:table-cell table:formula="of:=[.C468]/([.H468]-[.H467])" office:value-type="float" office:value="119575.714544448" calcext:value-type="float">
            <text:p>119575.714544448</text:p>
          </table:table-cell>
          <table:table-cell table:formula="of:=[.G468]-[.$B468]" office:value-type="float" office:value="9.88737797737122" calcext:value-type="float">
            <text:p>9.887377977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3640.01568" calcext:value-type="float">
            <text:p>1443143640.01568</text:p>
          </table:table-cell>
          <table:table-cell office:value-type="float" office:value="4376" calcext:value-type="float">
            <text:p>4376</text:p>
          </table:table-cell>
          <table:table-cell table:formula="of:=[.B469]-[.$B$2]" office:value-type="float" office:value="60.0154554843903" calcext:value-type="float">
            <text:p>60.0154554844</text:p>
          </table:table-cell>
          <table:table-cell table:formula="of:=[.C469]/([.D469]-[.D468])" office:value-type="float" office:value="335.475992065309" calcext:value-type="float">
            <text:p>335.4759920653</text:p>
          </table:table-cell>
          <table:table-cell/>
          <table:table-cell office:value-type="float" office:value="1443143640.20662" calcext:value-type="float">
            <text:p>1443143640.20662</text:p>
          </table:table-cell>
          <table:table-cell table:formula="of:=[.G469]-[.$B$2]" office:value-type="float" office:value="60.2063930034637" calcext:value-type="float">
            <text:p>60.2063930035</text:p>
          </table:table-cell>
          <table:table-cell table:formula="of:=[.C469]/([.H469]-[.H468])" office:value-type="float" office:value="1307.16141286412" calcext:value-type="float">
            <text:p>1307.1614128641</text:p>
          </table:table-cell>
          <table:table-cell table:formula="of:=[.G469]-[.$B469]" office:value-type="float" office:value="0.190937519073486" calcext:value-type="float">
            <text:p>0.190937519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3640.07053" calcext:value-type="float">
            <text:p>1443143640.07053</text:p>
          </table:table-cell>
          <table:table-cell office:value-type="float" office:value="4376" calcext:value-type="float">
            <text:p>4376</text:p>
          </table:table-cell>
          <table:table-cell table:formula="of:=[.B470]-[.$B$2]" office:value-type="float" office:value="60.0703096389771" calcext:value-type="float">
            <text:p>60.070309639</text:p>
          </table:table-cell>
          <table:table-cell table:formula="of:=[.C470]/([.D470]-[.D469])" office:value-type="float" office:value="79775.1789807671" calcext:value-type="float">
            <text:p>79775.1789807671</text:p>
          </table:table-cell>
          <table:table-cell/>
          <table:table-cell office:value-type="float" office:value="1443143640.31625" calcext:value-type="float">
            <text:p>1443143640.31625</text:p>
          </table:table-cell>
          <table:table-cell table:formula="of:=[.G470]-[.$B$2]" office:value-type="float" office:value="60.3160259723663" calcext:value-type="float">
            <text:p>60.3160259724</text:p>
          </table:table-cell>
          <table:table-cell table:formula="of:=[.C470]/([.H470]-[.H469])" office:value-type="float" office:value="39915.0004218914" calcext:value-type="float">
            <text:p>39915.0004218914</text:p>
          </table:table-cell>
          <table:table-cell table:formula="of:=[.G470]-[.$B470]" office:value-type="float" office:value="0.245716333389282" calcext:value-type="float">
            <text:p>0.245716333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3640.12537" calcext:value-type="float">
            <text:p>1443143640.12537</text:p>
          </table:table-cell>
          <table:table-cell office:value-type="float" office:value="4376" calcext:value-type="float">
            <text:p>4376</text:p>
          </table:table-cell>
          <table:table-cell table:formula="of:=[.B471]-[.$B$2]" office:value-type="float" office:value="60.1251471042633" calcext:value-type="float">
            <text:p>60.1251471043</text:p>
          </table:table-cell>
          <table:table-cell table:formula="of:=[.C471]/([.D471]-[.D470])" office:value-type="float" office:value="79799.457855264" calcext:value-type="float">
            <text:p>79799.457855264</text:p>
          </table:table-cell>
          <table:table-cell/>
          <table:table-cell office:value-type="float" office:value="1443143640.755" calcext:value-type="float">
            <text:p>1443143640.755</text:p>
          </table:table-cell>
          <table:table-cell table:formula="of:=[.G471]-[.$B$2]" office:value-type="float" office:value="60.7547771930695" calcext:value-type="float">
            <text:p>60.7547771931</text:p>
          </table:table-cell>
          <table:table-cell table:formula="of:=[.C471]/([.H471]-[.H470])" office:value-type="float" office:value="9973.76142449746" calcext:value-type="float">
            <text:p>9973.7614244975</text:p>
          </table:table-cell>
          <table:table-cell table:formula="of:=[.G471]-[.$B471]" office:value-type="float" office:value="0.629630088806152" calcext:value-type="float">
            <text:p>0.629630088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3640.18021" calcext:value-type="float">
            <text:p>1443143640.18021</text:p>
          </table:table-cell>
          <table:table-cell office:value-type="float" office:value="4376" calcext:value-type="float">
            <text:p>4376</text:p>
          </table:table-cell>
          <table:table-cell table:formula="of:=[.B472]-[.$B$2]" office:value-type="float" office:value="60.1799831390381" calcext:value-type="float">
            <text:p>60.179983139</text:p>
          </table:table-cell>
          <table:table-cell table:formula="of:=[.C472]/([.D472]-[.D471])" office:value-type="float" office:value="79801.5395893026" calcext:value-type="float">
            <text:p>79801.5395893026</text:p>
          </table:table-cell>
          <table:table-cell/>
          <table:table-cell office:value-type="float" office:value="1443143641.02679" calcext:value-type="float">
            <text:p>1443143641.02679</text:p>
          </table:table-cell>
          <table:table-cell table:formula="of:=[.G472]-[.$B$2]" office:value-type="float" office:value="61.0265662670136" calcext:value-type="float">
            <text:p>61.026566267</text:p>
          </table:table-cell>
          <table:table-cell table:formula="of:=[.C472]/([.H472]-[.H471])" office:value-type="float" office:value="16100.7208144804" calcext:value-type="float">
            <text:p>16100.7208144804</text:p>
          </table:table-cell>
          <table:table-cell table:formula="of:=[.G472]-[.$B472]" office:value-type="float" office:value="0.846583127975464" calcext:value-type="float">
            <text:p>0.846583128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3640.23504" calcext:value-type="float">
            <text:p>1443143640.23504</text:p>
          </table:table-cell>
          <table:table-cell office:value-type="float" office:value="4376" calcext:value-type="float">
            <text:p>4376</text:p>
          </table:table-cell>
          <table:table-cell table:formula="of:=[.B473]-[.$B$2]" office:value-type="float" office:value="60.2348167896271" calcext:value-type="float">
            <text:p>60.2348167896</text:p>
          </table:table-cell>
          <table:table-cell table:formula="of:=[.C473]/([.D473]-[.D472])" office:value-type="float" office:value="79805.0093874055" calcext:value-type="float">
            <text:p>79805.0093874055</text:p>
          </table:table-cell>
          <table:table-cell/>
          <table:table-cell office:value-type="float" office:value="1443143641.19409" calcext:value-type="float">
            <text:p>1443143641.19409</text:p>
          </table:table-cell>
          <table:table-cell table:formula="of:=[.G473]-[.$B$2]" office:value-type="float" office:value="61.1938683986664" calcext:value-type="float">
            <text:p>61.1938683987</text:p>
          </table:table-cell>
          <table:table-cell table:formula="of:=[.C473]/([.H473]-[.H472])" office:value-type="float" office:value="26156.2716312582" calcext:value-type="float">
            <text:p>26156.2716312582</text:p>
          </table:table-cell>
          <table:table-cell table:formula="of:=[.G473]-[.$B473]" office:value-type="float" office:value="0.959051609039307" calcext:value-type="float">
            <text:p>0.95905160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3640.28989" calcext:value-type="float">
            <text:p>1443143640.28989</text:p>
          </table:table-cell>
          <table:table-cell office:value-type="float" office:value="4376" calcext:value-type="float">
            <text:p>4376</text:p>
          </table:table-cell>
          <table:table-cell table:formula="of:=[.B474]-[.$B$2]" office:value-type="float" office:value="60.289665222168" calcext:value-type="float">
            <text:p>60.2896652222</text:p>
          </table:table-cell>
          <table:table-cell table:formula="of:=[.C474]/([.D474]-[.D473])" office:value-type="float" office:value="79783.5015018409" calcext:value-type="float">
            <text:p>79783.5015018409</text:p>
          </table:table-cell>
          <table:table-cell/>
          <table:table-cell office:value-type="float" office:value="1443143642.0171" calcext:value-type="float">
            <text:p>1443143642.0171</text:p>
          </table:table-cell>
          <table:table-cell table:formula="of:=[.G474]-[.$B$2]" office:value-type="float" office:value="62.0168724060059" calcext:value-type="float">
            <text:p>62.016872406</text:p>
          </table:table-cell>
          <table:table-cell table:formula="of:=[.C474]/([.H474]-[.H473])" office:value-type="float" office:value="5317.10655230742" calcext:value-type="float">
            <text:p>5317.1065523074</text:p>
          </table:table-cell>
          <table:table-cell table:formula="of:=[.G474]-[.$B474]" office:value-type="float" office:value="1.72720718383789" calcext:value-type="float">
            <text:p>1.727207183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3640.34472" calcext:value-type="float">
            <text:p>1443143640.34472</text:p>
          </table:table-cell>
          <table:table-cell office:value-type="float" office:value="4376" calcext:value-type="float">
            <text:p>4376</text:p>
          </table:table-cell>
          <table:table-cell table:formula="of:=[.B475]-[.$B$2]" office:value-type="float" office:value="60.3444993495941" calcext:value-type="float">
            <text:p>60.3444993496</text:p>
          </table:table-cell>
          <table:table-cell table:formula="of:=[.C475]/([.D475]-[.D474])" office:value-type="float" office:value="79804.3154036462" calcext:value-type="float">
            <text:p>79804.3154036462</text:p>
          </table:table-cell>
          <table:table-cell/>
          <table:table-cell office:value-type="float" office:value="1443143642.17192" calcext:value-type="float">
            <text:p>1443143642.17192</text:p>
          </table:table-cell>
          <table:table-cell table:formula="of:=[.G475]-[.$B$2]" office:value-type="float" office:value="62.1716959476471" calcext:value-type="float">
            <text:p>62.1716959476</text:p>
          </table:table-cell>
          <table:table-cell table:formula="of:=[.C475]/([.H475]-[.H474])" office:value-type="float" office:value="28264.4354573691" calcext:value-type="float">
            <text:p>28264.4354573691</text:p>
          </table:table-cell>
          <table:table-cell table:formula="of:=[.G475]-[.$B475]" office:value-type="float" office:value="1.82719659805298" calcext:value-type="float">
            <text:p>1.827196598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3640.39956" calcext:value-type="float">
            <text:p>1443143640.39956</text:p>
          </table:table-cell>
          <table:table-cell office:value-type="float" office:value="4376" calcext:value-type="float">
            <text:p>4376</text:p>
          </table:table-cell>
          <table:table-cell table:formula="of:=[.B476]-[.$B$2]" office:value-type="float" office:value="60.3993353843689" calcext:value-type="float">
            <text:p>60.3993353844</text:p>
          </table:table-cell>
          <table:table-cell table:formula="of:=[.C476]/([.D476]-[.D475])" office:value-type="float" office:value="79801.5395893026" calcext:value-type="float">
            <text:p>79801.5395893026</text:p>
          </table:table-cell>
          <table:table-cell/>
          <table:table-cell office:value-type="float" office:value="1443143643.99498" calcext:value-type="float">
            <text:p>1443143643.99498</text:p>
          </table:table-cell>
          <table:table-cell table:formula="of:=[.G476]-[.$B$2]" office:value-type="float" office:value="63.9947526454926" calcext:value-type="float">
            <text:p>63.9947526455</text:p>
          </table:table-cell>
          <table:table-cell table:formula="of:=[.C476]/([.H476]-[.H475])" office:value-type="float" office:value="2400.36418240403" calcext:value-type="float">
            <text:p>2400.364182404</text:p>
          </table:table-cell>
          <table:table-cell table:formula="of:=[.G476]-[.$B476]" office:value-type="float" office:value="3.59541726112366" calcext:value-type="float">
            <text:p>3.59541726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3640.4544" calcext:value-type="float">
            <text:p>1443143640.4544</text:p>
          </table:table-cell>
          <table:table-cell office:value-type="float" office:value="4376" calcext:value-type="float">
            <text:p>4376</text:p>
          </table:table-cell>
          <table:table-cell table:formula="of:=[.B477]-[.$B$2]" office:value-type="float" office:value="60.4541804790497" calcext:value-type="float">
            <text:p>60.454180479</text:p>
          </table:table-cell>
          <table:table-cell table:formula="of:=[.C477]/([.D477]-[.D476])" office:value-type="float" office:value="79788.3571077696" calcext:value-type="float">
            <text:p>79788.3571077696</text:p>
          </table:table-cell>
          <table:table-cell/>
          <table:table-cell office:value-type="float" office:value="1443143645.38722" calcext:value-type="float">
            <text:p>1443143645.38722</text:p>
          </table:table-cell>
          <table:table-cell table:formula="of:=[.G477]-[.$B$2]" office:value-type="float" office:value="65.3869955539703" calcext:value-type="float">
            <text:p>65.386995554</text:p>
          </table:table-cell>
          <table:table-cell table:formula="of:=[.C477]/([.H477]-[.H476])" office:value-type="float" office:value="3143.12967468049" calcext:value-type="float">
            <text:p>3143.1296746805</text:p>
          </table:table-cell>
          <table:table-cell table:formula="of:=[.G477]-[.$B477]" office:value-type="float" office:value="4.93281507492065" calcext:value-type="float">
            <text:p>4.932815074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3640.50924" calcext:value-type="float">
            <text:p>1443143640.50924</text:p>
          </table:table-cell>
          <table:table-cell office:value-type="float" office:value="4376" calcext:value-type="float">
            <text:p>4376</text:p>
          </table:table-cell>
          <table:table-cell table:formula="of:=[.B478]-[.$B$2]" office:value-type="float" office:value="60.5090169906616" calcext:value-type="float">
            <text:p>60.5090169907</text:p>
          </table:table-cell>
          <table:table-cell table:formula="of:=[.C478]/([.D478]-[.D477])" office:value-type="float" office:value="79800.8456658884" calcext:value-type="float">
            <text:p>79800.8456658884</text:p>
          </table:table-cell>
          <table:table-cell/>
          <table:table-cell office:value-type="float" office:value="1443143645.42913" calcext:value-type="float">
            <text:p>1443143645.42913</text:p>
          </table:table-cell>
          <table:table-cell table:formula="of:=[.G478]-[.$B$2]" office:value-type="float" office:value="65.4289109706879" calcext:value-type="float">
            <text:p>65.4289109707</text:p>
          </table:table-cell>
          <table:table-cell table:formula="of:=[.C478]/([.H478]-[.H477])" office:value-type="float" office:value="104400.727529208" calcext:value-type="float">
            <text:p>104400.727529208</text:p>
          </table:table-cell>
          <table:table-cell table:formula="of:=[.G478]-[.$B478]" office:value-type="float" office:value="4.91989398002625" calcext:value-type="float">
            <text:p>4.9198939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3640.56408" calcext:value-type="float">
            <text:p>1443143640.56408</text:p>
          </table:table-cell>
          <table:table-cell office:value-type="float" office:value="4376" calcext:value-type="float">
            <text:p>4376</text:p>
          </table:table-cell>
          <table:table-cell table:formula="of:=[.B479]-[.$B$2]" office:value-type="float" office:value="60.563854932785" calcext:value-type="float">
            <text:p>60.5638549328</text:p>
          </table:table-cell>
          <table:table-cell table:formula="of:=[.C479]/([.D479]-[.D478])" office:value-type="float" office:value="79798.7639680531" calcext:value-type="float">
            <text:p>79798.7639680531</text:p>
          </table:table-cell>
          <table:table-cell/>
          <table:table-cell office:value-type="float" office:value="1443143645.47112" calcext:value-type="float">
            <text:p>1443143645.47112</text:p>
          </table:table-cell>
          <table:table-cell table:formula="of:=[.G479]-[.$B$2]" office:value-type="float" office:value="65.470899105072" calcext:value-type="float">
            <text:p>65.4708991051</text:p>
          </table:table-cell>
          <table:table-cell table:formula="of:=[.C479]/([.H479]-[.H478])" office:value-type="float" office:value="104219.919846006" calcext:value-type="float">
            <text:p>104219.919846006</text:p>
          </table:table-cell>
          <table:table-cell table:formula="of:=[.G479]-[.$B479]" office:value-type="float" office:value="4.90704417228699" calcext:value-type="float">
            <text:p>4.907044172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3640.61891" calcext:value-type="float">
            <text:p>1443143640.61891</text:p>
          </table:table-cell>
          <table:table-cell office:value-type="float" office:value="4376" calcext:value-type="float">
            <text:p>4376</text:p>
          </table:table-cell>
          <table:table-cell table:formula="of:=[.B480]-[.$B$2]" office:value-type="float" office:value="60.618686914444" calcext:value-type="float">
            <text:p>60.6186869144</text:p>
          </table:table-cell>
          <table:table-cell table:formula="of:=[.C480]/([.D480]-[.D479])" office:value-type="float" office:value="79807.4384256159" calcext:value-type="float">
            <text:p>79807.4384256159</text:p>
          </table:table-cell>
          <table:table-cell/>
          <table:table-cell office:value-type="float" office:value="1443143645.51272" calcext:value-type="float">
            <text:p>1443143645.51272</text:p>
          </table:table-cell>
          <table:table-cell table:formula="of:=[.G480]-[.$B$2]" office:value-type="float" office:value="65.512501001358" calcext:value-type="float">
            <text:p>65.5125010014</text:p>
          </table:table-cell>
          <table:table-cell table:formula="of:=[.C480]/([.H480]-[.H479])" office:value-type="float" office:value="105187.512845935" calcext:value-type="float">
            <text:p>105187.512845935</text:p>
          </table:table-cell>
          <table:table-cell table:formula="of:=[.G480]-[.$B480]" office:value-type="float" office:value="4.89381408691406" calcext:value-type="float">
            <text:p>4.893814086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3640.67375" calcext:value-type="float">
            <text:p>1443143640.67375</text:p>
          </table:table-cell>
          <table:table-cell office:value-type="float" office:value="4376" calcext:value-type="float">
            <text:p>4376</text:p>
          </table:table-cell>
          <table:table-cell table:formula="of:=[.B481]-[.$B$2]" office:value-type="float" office:value="60.6735236644745" calcext:value-type="float">
            <text:p>60.6735236645</text:p>
          </table:table-cell>
          <table:table-cell table:formula="of:=[.C481]/([.D481]-[.D480])" office:value-type="float" office:value="79800.4987087069" calcext:value-type="float">
            <text:p>79800.4987087069</text:p>
          </table:table-cell>
          <table:table-cell/>
          <table:table-cell office:value-type="float" office:value="1443143645.55448" calcext:value-type="float">
            <text:p>1443143645.55448</text:p>
          </table:table-cell>
          <table:table-cell table:formula="of:=[.G481]-[.$B$2]" office:value-type="float" office:value="65.5542545318604" calcext:value-type="float">
            <text:p>65.5542545319</text:p>
          </table:table-cell>
          <table:table-cell table:formula="of:=[.C481]/([.H481]-[.H480])" office:value-type="float" office:value="104805.508596618" calcext:value-type="float">
            <text:p>104805.508596618</text:p>
          </table:table-cell>
          <table:table-cell table:formula="of:=[.G481]-[.$B481]" office:value-type="float" office:value="4.88073086738586" calcext:value-type="float">
            <text:p>4.880730867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3640.72858" calcext:value-type="float">
            <text:p>1443143640.72858</text:p>
          </table:table-cell>
          <table:table-cell office:value-type="float" office:value="4376" calcext:value-type="float">
            <text:p>4376</text:p>
          </table:table-cell>
          <table:table-cell table:formula="of:=[.B482]-[.$B$2]" office:value-type="float" office:value="60.7283573150635" calcext:value-type="float">
            <text:p>60.7283573151</text:p>
          </table:table-cell>
          <table:table-cell table:formula="of:=[.C482]/([.D482]-[.D481])" office:value-type="float" office:value="79805.0093874055" calcext:value-type="float">
            <text:p>79805.0093874055</text:p>
          </table:table-cell>
          <table:table-cell/>
          <table:table-cell office:value-type="float" office:value="1443143645.59621" calcext:value-type="float">
            <text:p>1443143645.59621</text:p>
          </table:table-cell>
          <table:table-cell table:formula="of:=[.G482]-[.$B$2]" office:value-type="float" office:value="65.5959887504578" calcext:value-type="float">
            <text:p>65.5959887505</text:p>
          </table:table-cell>
          <table:table-cell table:formula="of:=[.C482]/([.H482]-[.H481])" office:value-type="float" office:value="104854.00582704" calcext:value-type="float">
            <text:p>104854.00582704</text:p>
          </table:table-cell>
          <table:table-cell table:formula="of:=[.G482]-[.$B482]" office:value-type="float" office:value="4.86763143539429" calcext:value-type="float">
            <text:p>4.867631435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3640.78341" calcext:value-type="float">
            <text:p>1443143640.78341</text:p>
          </table:table-cell>
          <table:table-cell office:value-type="float" office:value="4376" calcext:value-type="float">
            <text:p>4376</text:p>
          </table:table-cell>
          <table:table-cell table:formula="of:=[.B483]-[.$B$2]" office:value-type="float" office:value="60.783191204071" calcext:value-type="float">
            <text:p>60.7831912041</text:p>
          </table:table-cell>
          <table:table-cell table:formula="of:=[.C483]/([.D483]-[.D482])" office:value-type="float" office:value="79804.6623940171" calcext:value-type="float">
            <text:p>79804.6623940171</text:p>
          </table:table-cell>
          <table:table-cell/>
          <table:table-cell office:value-type="float" office:value="1443143645.63831" calcext:value-type="float">
            <text:p>1443143645.63831</text:p>
          </table:table-cell>
          <table:table-cell table:formula="of:=[.G483]-[.$B$2]" office:value-type="float" office:value="65.6380908489227" calcext:value-type="float">
            <text:p>65.6380908489</text:p>
          </table:table-cell>
          <table:table-cell table:formula="of:=[.C483]/([.H483]-[.H482])" office:value-type="float" office:value="103937.812117403" calcext:value-type="float">
            <text:p>103937.812117403</text:p>
          </table:table-cell>
          <table:table-cell table:formula="of:=[.G483]-[.$B483]" office:value-type="float" office:value="4.85489964485168" calcext:value-type="float">
            <text:p>4.854899644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3640.83825" calcext:value-type="float">
            <text:p>1443143640.83825</text:p>
          </table:table-cell>
          <table:table-cell office:value-type="float" office:value="4376" calcext:value-type="float">
            <text:p>4376</text:p>
          </table:table-cell>
          <table:table-cell table:formula="of:=[.B484]-[.$B$2]" office:value-type="float" office:value="60.8380298614502" calcext:value-type="float">
            <text:p>60.8380298615</text:p>
          </table:table-cell>
          <table:table-cell table:formula="of:=[.C484]/([.D484]-[.D483])" office:value-type="float" office:value="79797.7231598626" calcext:value-type="float">
            <text:p>79797.7231598626</text:p>
          </table:table-cell>
          <table:table-cell/>
          <table:table-cell office:value-type="float" office:value="1443143645.67995" calcext:value-type="float">
            <text:p>1443143645.67995</text:p>
          </table:table-cell>
          <table:table-cell table:formula="of:=[.G484]-[.$B$2]" office:value-type="float" office:value="65.6797258853912" calcext:value-type="float">
            <text:p>65.6797258854</text:p>
          </table:table-cell>
          <table:table-cell table:formula="of:=[.C484]/([.H484]-[.H483])" office:value-type="float" office:value="105103.78688656" calcext:value-type="float">
            <text:p>105103.78688656</text:p>
          </table:table-cell>
          <table:table-cell table:formula="of:=[.G484]-[.$B484]" office:value-type="float" office:value="4.84169602394104" calcext:value-type="float">
            <text:p>4.841696023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3640.8931" calcext:value-type="float">
            <text:p>1443143640.8931</text:p>
          </table:table-cell>
          <table:table-cell office:value-type="float" office:value="4376" calcext:value-type="float">
            <text:p>4376</text:p>
          </table:table-cell>
          <table:table-cell table:formula="of:=[.B485]-[.$B$2]" office:value-type="float" office:value="60.892874956131" calcext:value-type="float">
            <text:p>60.8928749561</text:p>
          </table:table-cell>
          <table:table-cell table:formula="of:=[.C485]/([.D485]-[.D484])" office:value-type="float" office:value="79788.3571077696" calcext:value-type="float">
            <text:p>79788.3571077696</text:p>
          </table:table-cell>
          <table:table-cell/>
          <table:table-cell office:value-type="float" office:value="1443143645.72203" calcext:value-type="float">
            <text:p>1443143645.72203</text:p>
          </table:table-cell>
          <table:table-cell table:formula="of:=[.G485]-[.$B$2]" office:value-type="float" office:value="65.7218101024628" calcext:value-type="float">
            <text:p>65.7218101025</text:p>
          </table:table-cell>
          <table:table-cell table:formula="of:=[.C485]/([.H485]-[.H484])" office:value-type="float" office:value="103981.974823527" calcext:value-type="float">
            <text:p>103981.974823527</text:p>
          </table:table-cell>
          <table:table-cell table:formula="of:=[.G485]-[.$B485]" office:value-type="float" office:value="4.82893514633179" calcext:value-type="float">
            <text:p>4.828935146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3640.94793" calcext:value-type="float">
            <text:p>1443143640.94793</text:p>
          </table:table-cell>
          <table:table-cell office:value-type="float" office:value="4376" calcext:value-type="float">
            <text:p>4376</text:p>
          </table:table-cell>
          <table:table-cell table:formula="of:=[.B486]-[.$B$2]" office:value-type="float" office:value="60.9477078914642" calcext:value-type="float">
            <text:p>60.9477078915</text:p>
          </table:table-cell>
          <table:table-cell table:formula="of:=[.C486]/([.D486]-[.D485])" office:value-type="float" office:value="79806.0503856757" calcext:value-type="float">
            <text:p>79806.0503856757</text:p>
          </table:table-cell>
          <table:table-cell/>
          <table:table-cell office:value-type="float" office:value="1443143645.7639" calcext:value-type="float">
            <text:p>1443143645.7639</text:p>
          </table:table-cell>
          <table:table-cell table:formula="of:=[.G486]-[.$B$2]" office:value-type="float" office:value="65.7636790275574" calcext:value-type="float">
            <text:p>65.7636790276</text:p>
          </table:table-cell>
          <table:table-cell table:formula="of:=[.C486]/([.H486]-[.H485])" office:value-type="float" office:value="104516.655015916" calcext:value-type="float">
            <text:p>104516.655015916</text:p>
          </table:table-cell>
          <table:table-cell table:formula="of:=[.G486]-[.$B486]" office:value-type="float" office:value="4.81597113609314" calcext:value-type="float">
            <text:p>4.815971136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3641.00323" calcext:value-type="float">
            <text:p>1443143641.00323</text:p>
          </table:table-cell>
          <table:table-cell office:value-type="float" office:value="4376" calcext:value-type="float">
            <text:p>4376</text:p>
          </table:table-cell>
          <table:table-cell table:formula="of:=[.B487]-[.$B$2]" office:value-type="float" office:value="61.003005027771" calcext:value-type="float">
            <text:p>61.0030050278</text:p>
          </table:table-cell>
          <table:table-cell table:formula="of:=[.C487]/([.D487]-[.D486])" office:value-type="float" office:value="79136.1052717811" calcext:value-type="float">
            <text:p>79136.1052717811</text:p>
          </table:table-cell>
          <table:table-cell/>
          <table:table-cell office:value-type="float" office:value="1443143645.77722" calcext:value-type="float">
            <text:p>1443143645.77722</text:p>
          </table:table-cell>
          <table:table-cell table:formula="of:=[.G487]-[.$B$2]" office:value-type="float" office:value="65.776992559433" calcext:value-type="float">
            <text:p>65.7769925594</text:p>
          </table:table-cell>
          <table:table-cell table:formula="of:=[.C487]/([.H487]-[.H486])" office:value-type="float" office:value="328688.137819881" calcext:value-type="float">
            <text:p>328688.137819881</text:p>
          </table:table-cell>
          <table:table-cell table:formula="of:=[.G487]-[.$B487]" office:value-type="float" office:value="4.77398753166199" calcext:value-type="float">
            <text:p>4.77398753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3641.05485" calcext:value-type="float">
            <text:p>1443143641.05485</text:p>
          </table:table-cell>
          <table:table-cell office:value-type="float" office:value="4376" calcext:value-type="float">
            <text:p>4376</text:p>
          </table:table-cell>
          <table:table-cell table:formula="of:=[.B488]-[.$B$2]" office:value-type="float" office:value="61.0546309947968" calcext:value-type="float">
            <text:p>61.0546309948</text:p>
          </table:table-cell>
          <table:table-cell table:formula="of:=[.C488]/([.D488]-[.D487])" office:value-type="float" office:value="84763.5454037454" calcext:value-type="float">
            <text:p>84763.5454037454</text:p>
          </table:table-cell>
          <table:table-cell/>
          <table:table-cell office:value-type="float" office:value="1443143645.80979" calcext:value-type="float">
            <text:p>1443143645.80979</text:p>
          </table:table-cell>
          <table:table-cell table:formula="of:=[.G488]-[.$B$2]" office:value-type="float" office:value="65.8095710277557" calcext:value-type="float">
            <text:p>65.8095710278</text:p>
          </table:table-cell>
          <table:table-cell table:formula="of:=[.C488]/([.H488]-[.H487])" office:value-type="float" office:value="134321.845847604" calcext:value-type="float">
            <text:p>134321.845847604</text:p>
          </table:table-cell>
          <table:table-cell table:formula="of:=[.G488]-[.$B488]" office:value-type="float" office:value="4.75494003295898" calcext:value-type="float">
            <text:p>4.75494003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3641.10647" calcext:value-type="float">
            <text:p>1443143641.10647</text:p>
          </table:table-cell>
          <table:table-cell office:value-type="float" office:value="4376" calcext:value-type="float">
            <text:p>4376</text:p>
          </table:table-cell>
          <table:table-cell table:formula="of:=[.B489]-[.$B$2]" office:value-type="float" office:value="61.106251001358" calcext:value-type="float">
            <text:p>61.1062510014</text:p>
          </table:table-cell>
          <table:table-cell table:formula="of:=[.C489]/([.D489]-[.D488])" office:value-type="float" office:value="84773.3328899358" calcext:value-type="float">
            <text:p>84773.3328899358</text:p>
          </table:table-cell>
          <table:table-cell/>
          <table:table-cell office:value-type="float" office:value="1443143645.84972" calcext:value-type="float">
            <text:p>1443143645.84972</text:p>
          </table:table-cell>
          <table:table-cell table:formula="of:=[.G489]-[.$B$2]" office:value-type="float" office:value="65.8494985103607" calcext:value-type="float">
            <text:p>65.8494985104</text:p>
          </table:table-cell>
          <table:table-cell table:formula="of:=[.C489]/([.H489]-[.H488])" office:value-type="float" office:value="109598.695297012" calcext:value-type="float">
            <text:p>109598.695297012</text:p>
          </table:table-cell>
          <table:table-cell table:formula="of:=[.G489]-[.$B489]" office:value-type="float" office:value="4.74324750900269" calcext:value-type="float">
            <text:p>4.74324750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3641.15819" calcext:value-type="float">
            <text:p>1443143641.15819</text:p>
          </table:table-cell>
          <table:table-cell office:value-type="float" office:value="4376" calcext:value-type="float">
            <text:p>4376</text:p>
          </table:table-cell>
          <table:table-cell table:formula="of:=[.B490]-[.$B$2]" office:value-type="float" office:value="61.1579637527466" calcext:value-type="float">
            <text:p>61.1579637527</text:p>
          </table:table-cell>
          <table:table-cell table:formula="of:=[.C490]/([.D490]-[.D489])" office:value-type="float" office:value="84621.2951834725" calcext:value-type="float">
            <text:p>84621.2951834725</text:p>
          </table:table-cell>
          <table:table-cell/>
          <table:table-cell office:value-type="float" office:value="1443143645.88962" calcext:value-type="float">
            <text:p>1443143645.88962</text:p>
          </table:table-cell>
          <table:table-cell table:formula="of:=[.G490]-[.$B$2]" office:value-type="float" office:value="65.8894004821777" calcext:value-type="float">
            <text:p>65.8894004822</text:p>
          </table:table-cell>
          <table:table-cell table:formula="of:=[.C490]/([.H490]-[.H489])" office:value-type="float" office:value="109668.765745903" calcext:value-type="float">
            <text:p>109668.765745903</text:p>
          </table:table-cell>
          <table:table-cell table:formula="of:=[.G490]-[.$B490]" office:value-type="float" office:value="4.73143672943115" calcext:value-type="float">
            <text:p>4.731436729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3641.20981" calcext:value-type="float">
            <text:p>1443143641.20981</text:p>
          </table:table-cell>
          <table:table-cell office:value-type="float" office:value="4376" calcext:value-type="float">
            <text:p>4376</text:p>
          </table:table-cell>
          <table:table-cell table:formula="of:=[.B491]-[.$B$2]" office:value-type="float" office:value="61.2095861434937" calcext:value-type="float">
            <text:p>61.2095861435</text:p>
          </table:table-cell>
          <table:table-cell table:formula="of:=[.C491]/([.D491]-[.D490])" office:value-type="float" office:value="84769.417624238" calcext:value-type="float">
            <text:p>84769.417624238</text:p>
          </table:table-cell>
          <table:table-cell/>
          <table:table-cell office:value-type="float" office:value="1443143645.92952" calcext:value-type="float">
            <text:p>1443143645.92952</text:p>
          </table:table-cell>
          <table:table-cell table:formula="of:=[.G491]-[.$B$2]" office:value-type="float" office:value="65.9292964935303" calcext:value-type="float">
            <text:p>65.9292964935</text:p>
          </table:table-cell>
          <table:table-cell table:formula="of:=[.C491]/([.H491]-[.H490])" office:value-type="float" office:value="109685.150260554" calcext:value-type="float">
            <text:p>109685.150260554</text:p>
          </table:table-cell>
          <table:table-cell table:formula="of:=[.G491]-[.$B491]" office:value-type="float" office:value="4.71971035003662" calcext:value-type="float">
            <text:p>4.7197103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3641.26143" calcext:value-type="float">
            <text:p>1443143641.26143</text:p>
          </table:table-cell>
          <table:table-cell office:value-type="float" office:value="4376" calcext:value-type="float">
            <text:p>4376</text:p>
          </table:table-cell>
          <table:table-cell table:formula="of:=[.B492]-[.$B$2]" office:value-type="float" office:value="61.2612051963806" calcext:value-type="float">
            <text:p>61.2612051964</text:p>
          </table:table-cell>
          <table:table-cell table:formula="of:=[.C492]/([.D492]-[.D491])" office:value-type="float" office:value="84774.8990974846" calcext:value-type="float">
            <text:p>84774.8990974846</text:p>
          </table:table-cell>
          <table:table-cell/>
          <table:table-cell office:value-type="float" office:value="1443143645.9694" calcext:value-type="float">
            <text:p>1443143645.9694</text:p>
          </table:table-cell>
          <table:table-cell table:formula="of:=[.G492]-[.$B$2]" office:value-type="float" office:value="65.9691772460937" calcext:value-type="float">
            <text:p>65.9691772461</text:p>
          </table:table-cell>
          <table:table-cell table:formula="of:=[.C492]/([.H492]-[.H491])" office:value-type="float" office:value="109727.116935291" calcext:value-type="float">
            <text:p>109727.116935291</text:p>
          </table:table-cell>
          <table:table-cell table:formula="of:=[.G492]-[.$B492]" office:value-type="float" office:value="4.70797204971314" calcext:value-type="float">
            <text:p>4.707972049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3641.31304" calcext:value-type="float">
            <text:p>1443143641.31304</text:p>
          </table:table-cell>
          <table:table-cell office:value-type="float" office:value="4376" calcext:value-type="float">
            <text:p>4376</text:p>
          </table:table-cell>
          <table:table-cell table:formula="of:=[.B493]-[.$B$2]" office:value-type="float" office:value="61.3128144741058" calcext:value-type="float">
            <text:p>61.3128144741</text:p>
          </table:table-cell>
          <table:table-cell table:formula="of:=[.C493]/([.D493]-[.D492])" office:value-type="float" office:value="84790.956062181" calcext:value-type="float">
            <text:p>84790.956062181</text:p>
          </table:table-cell>
          <table:table-cell/>
          <table:table-cell office:value-type="float" office:value="1443143646.00937" calcext:value-type="float">
            <text:p>1443143646.00937</text:p>
          </table:table-cell>
          <table:table-cell table:formula="of:=[.G493]-[.$B$2]" office:value-type="float" office:value="66.0091454982758" calcext:value-type="float">
            <text:p>66.0091454983</text:p>
          </table:table-cell>
          <table:table-cell table:formula="of:=[.C493]/([.H493]-[.H492])" office:value-type="float" office:value="109486.899253754" calcext:value-type="float">
            <text:p>109486.899253754</text:p>
          </table:table-cell>
          <table:table-cell table:formula="of:=[.G493]-[.$B493]" office:value-type="float" office:value="4.69633102416992" calcext:value-type="float">
            <text:p>4.696331024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3641.36466" calcext:value-type="float">
            <text:p>1443143641.36466</text:p>
          </table:table-cell>
          <table:table-cell office:value-type="float" office:value="4376" calcext:value-type="float">
            <text:p>4376</text:p>
          </table:table-cell>
          <table:table-cell table:formula="of:=[.B494]-[.$B$2]" office:value-type="float" office:value="61.3644330501556" calcext:value-type="float">
            <text:p>61.3644330502</text:p>
          </table:table-cell>
          <table:table-cell table:formula="of:=[.C494]/([.D494]-[.D493])" office:value-type="float" office:value="84775.6822229612" calcext:value-type="float">
            <text:p>84775.6822229612</text:p>
          </table:table-cell>
          <table:table-cell/>
          <table:table-cell office:value-type="float" office:value="1443143646.02167" calcext:value-type="float">
            <text:p>1443143646.02167</text:p>
          </table:table-cell>
          <table:table-cell table:formula="of:=[.G494]-[.$B$2]" office:value-type="float" office:value="66.0214505195618" calcext:value-type="float">
            <text:p>66.0214505196</text:p>
          </table:table-cell>
          <table:table-cell table:formula="of:=[.C494]/([.H494]-[.H493])" office:value-type="float" office:value="355627.178392203" calcext:value-type="float">
            <text:p>355627.178392203</text:p>
          </table:table-cell>
          <table:table-cell table:formula="of:=[.G494]-[.$B494]" office:value-type="float" office:value="4.65701746940613" calcext:value-type="float">
            <text:p>4.657017469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3641.41628" calcext:value-type="float">
            <text:p>1443143641.41628</text:p>
          </table:table-cell>
          <table:table-cell office:value-type="float" office:value="4376" calcext:value-type="float">
            <text:p>4376</text:p>
          </table:table-cell>
          <table:table-cell table:formula="of:=[.B495]-[.$B$2]" office:value-type="float" office:value="61.4160530567169" calcext:value-type="float">
            <text:p>61.4160530567</text:p>
          </table:table-cell>
          <table:table-cell table:formula="of:=[.C495]/([.D495]-[.D494])" office:value-type="float" office:value="84773.3328899358" calcext:value-type="float">
            <text:p>84773.3328899358</text:p>
          </table:table-cell>
          <table:table-cell/>
          <table:table-cell office:value-type="float" office:value="1443143646.03397" calcext:value-type="float">
            <text:p>1443143646.03397</text:p>
          </table:table-cell>
          <table:table-cell table:formula="of:=[.G495]-[.$B$2]" office:value-type="float" office:value="66.0337483882904" calcext:value-type="float">
            <text:p>66.0337483883</text:p>
          </table:table-cell>
          <table:table-cell table:formula="of:=[.C495]/([.H495]-[.H494])" office:value-type="float" office:value="355834.014540238" calcext:value-type="float">
            <text:p>355834.014540238</text:p>
          </table:table-cell>
          <table:table-cell table:formula="of:=[.G495]-[.$B495]" office:value-type="float" office:value="4.61769533157349" calcext:value-type="float">
            <text:p>4.617695331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3641.4679" calcext:value-type="float">
            <text:p>1443143641.4679</text:p>
          </table:table-cell>
          <table:table-cell office:value-type="float" office:value="4376" calcext:value-type="float">
            <text:p>4376</text:p>
          </table:table-cell>
          <table:table-cell table:formula="of:=[.B496]-[.$B$2]" office:value-type="float" office:value="61.4676744937897" calcext:value-type="float">
            <text:p>61.4676744938</text:p>
          </table:table-cell>
          <table:table-cell table:formula="of:=[.C496]/([.D496]-[.D495])" office:value-type="float" office:value="84770.9836871178" calcext:value-type="float">
            <text:p>84770.9836871178</text:p>
          </table:table-cell>
          <table:table-cell/>
          <table:table-cell office:value-type="float" office:value="1443143646.05667" calcext:value-type="float">
            <text:p>1443143646.05667</text:p>
          </table:table-cell>
          <table:table-cell table:formula="of:=[.G496]-[.$B$2]" office:value-type="float" office:value="66.0564458370209" calcext:value-type="float">
            <text:p>66.056445837</text:p>
          </table:table-cell>
          <table:table-cell table:formula="of:=[.C496]/([.H496]-[.H495])" office:value-type="float" office:value="192796.998991597" calcext:value-type="float">
            <text:p>192796.998991597</text:p>
          </table:table-cell>
          <table:table-cell table:formula="of:=[.G496]-[.$B496]" office:value-type="float" office:value="4.5887713432312" calcext:value-type="float">
            <text:p>4.588771343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3641.51952" calcext:value-type="float">
            <text:p>1443143641.51952</text:p>
          </table:table-cell>
          <table:table-cell office:value-type="float" office:value="4376" calcext:value-type="float">
            <text:p>4376</text:p>
          </table:table-cell>
          <table:table-cell table:formula="of:=[.B497]-[.$B$2]" office:value-type="float" office:value="61.5192985534668" calcext:value-type="float">
            <text:p>61.5192985535</text:p>
          </table:table-cell>
          <table:table-cell table:formula="of:=[.C497]/([.D497]-[.D496])" office:value-type="float" office:value="84766.6771534266" calcext:value-type="float">
            <text:p>84766.6771534266</text:p>
          </table:table-cell>
          <table:table-cell/>
          <table:table-cell office:value-type="float" office:value="1443143646.09321" calcext:value-type="float">
            <text:p>1443143646.09321</text:p>
          </table:table-cell>
          <table:table-cell table:formula="of:=[.G497]-[.$B$2]" office:value-type="float" office:value="66.0929896831513" calcext:value-type="float">
            <text:p>66.0929896832</text:p>
          </table:table-cell>
          <table:table-cell table:formula="of:=[.C497]/([.H497]-[.H496])" office:value-type="float" office:value="119746.563741225" calcext:value-type="float">
            <text:p>119746.563741225</text:p>
          </table:table-cell>
          <table:table-cell table:formula="of:=[.G497]-[.$B497]" office:value-type="float" office:value="4.57369112968445" calcext:value-type="float">
            <text:p>4.573691129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3641.57117" calcext:value-type="float">
            <text:p>1443143641.57117</text:p>
          </table:table-cell>
          <table:table-cell office:value-type="float" office:value="4376" calcext:value-type="float">
            <text:p>4376</text:p>
          </table:table-cell>
          <table:table-cell table:formula="of:=[.B498]-[.$B$2]" office:value-type="float" office:value="61.5709476470947" calcext:value-type="float">
            <text:p>61.5709476471</text:p>
          </table:table-cell>
          <table:table-cell table:formula="of:=[.C498]/([.D498]-[.D497])" office:value-type="float" office:value="84725.5913438458" calcext:value-type="float">
            <text:p>84725.5913438458</text:p>
          </table:table-cell>
          <table:table-cell/>
          <table:table-cell office:value-type="float" office:value="1443143646.12978" calcext:value-type="float">
            <text:p>1443143646.12978</text:p>
          </table:table-cell>
          <table:table-cell table:formula="of:=[.G498]-[.$B$2]" office:value-type="float" office:value="66.1295614242554" calcext:value-type="float">
            <text:p>66.1295614243</text:p>
          </table:table-cell>
          <table:table-cell table:formula="of:=[.C498]/([.H498]-[.H497])" office:value-type="float" office:value="119655.227448449" calcext:value-type="float">
            <text:p>119655.227448449</text:p>
          </table:table-cell>
          <table:table-cell table:formula="of:=[.G498]-[.$B498]" office:value-type="float" office:value="4.55861377716064" calcext:value-type="float">
            <text:p>4.558613777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3641.62281" calcext:value-type="float">
            <text:p>1443143641.62281</text:p>
          </table:table-cell>
          <table:table-cell office:value-type="float" office:value="4376" calcext:value-type="float">
            <text:p>4376</text:p>
          </table:table-cell>
          <table:table-cell table:formula="of:=[.B499]-[.$B$2]" office:value-type="float" office:value="61.6225869655609" calcext:value-type="float">
            <text:p>61.6225869656</text:p>
          </table:table-cell>
          <table:table-cell table:formula="of:=[.C499]/([.D499]-[.D498])" office:value-type="float" office:value="84741.6296337336" calcext:value-type="float">
            <text:p>84741.6296337336</text:p>
          </table:table-cell>
          <table:table-cell/>
          <table:table-cell office:value-type="float" office:value="1443143646.16632" calcext:value-type="float">
            <text:p>1443143646.16632</text:p>
          </table:table-cell>
          <table:table-cell table:formula="of:=[.G499]-[.$B$2]" office:value-type="float" office:value="66.1661002635956" calcext:value-type="float">
            <text:p>66.1661002636</text:p>
          </table:table-cell>
          <table:table-cell table:formula="of:=[.C499]/([.H499]-[.H498])" office:value-type="float" office:value="119762.972196666" calcext:value-type="float">
            <text:p>119762.972196666</text:p>
          </table:table-cell>
          <table:table-cell table:formula="of:=[.G499]-[.$B499]" office:value-type="float" office:value="4.54351329803467" calcext:value-type="float">
            <text:p>4.5435132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3641.67442" calcext:value-type="float">
            <text:p>1443143641.67442</text:p>
          </table:table-cell>
          <table:table-cell office:value-type="float" office:value="4376" calcext:value-type="float">
            <text:p>4376</text:p>
          </table:table-cell>
          <table:table-cell table:formula="of:=[.B500]-[.$B$2]" office:value-type="float" office:value="61.674201965332" calcext:value-type="float">
            <text:p>61.6742019653</text:p>
          </table:table-cell>
          <table:table-cell table:formula="of:=[.C500]/([.D500]-[.D499])" office:value-type="float" office:value="84781.5561252535" calcext:value-type="float">
            <text:p>84781.5561252535</text:p>
          </table:table-cell>
          <table:table-cell/>
          <table:table-cell office:value-type="float" office:value="1443143646.20296" calcext:value-type="float">
            <text:p>1443143646.20296</text:p>
          </table:table-cell>
          <table:table-cell table:formula="of:=[.G500]-[.$B$2]" office:value-type="float" office:value="66.2027339935303" calcext:value-type="float">
            <text:p>66.2027339935</text:p>
          </table:table-cell>
          <table:table-cell table:formula="of:=[.C500]/([.H500]-[.H499])" office:value-type="float" office:value="119452.755911046" calcext:value-type="float">
            <text:p>119452.755911046</text:p>
          </table:table-cell>
          <table:table-cell table:formula="of:=[.G500]-[.$B500]" office:value-type="float" office:value="4.52853202819824" calcext:value-type="float">
            <text:p>4.528532028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3641.72604" calcext:value-type="float">
            <text:p>1443143641.72604</text:p>
          </table:table-cell>
          <table:table-cell office:value-type="float" office:value="4376" calcext:value-type="float">
            <text:p>4376</text:p>
          </table:table-cell>
          <table:table-cell table:formula="of:=[.B501]-[.$B$2]" office:value-type="float" office:value="61.7258181571961" calcext:value-type="float">
            <text:p>61.7258181572</text:p>
          </table:table-cell>
          <table:table-cell table:formula="of:=[.C501]/([.D501]-[.D500])" office:value-type="float" office:value="84779.5980673829" calcext:value-type="float">
            <text:p>84779.5980673829</text:p>
          </table:table-cell>
          <table:table-cell/>
          <table:table-cell office:value-type="float" office:value="1443143646.23949" calcext:value-type="float">
            <text:p>1443143646.23949</text:p>
          </table:table-cell>
          <table:table-cell table:formula="of:=[.G501]-[.$B$2]" office:value-type="float" office:value="66.2392644882202" calcext:value-type="float">
            <text:p>66.2392644882</text:p>
          </table:table-cell>
          <table:table-cell table:formula="of:=[.C501]/([.H501]-[.H500])" office:value-type="float" office:value="119790.329617543" calcext:value-type="float">
            <text:p>119790.329617543</text:p>
          </table:table-cell>
          <table:table-cell table:formula="of:=[.G501]-[.$B501]" office:value-type="float" office:value="4.51344633102417" calcext:value-type="float">
            <text:p>4.5134463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3641.77766" calcext:value-type="float">
            <text:p>1443143641.77766</text:p>
          </table:table-cell>
          <table:table-cell office:value-type="float" office:value="4376" calcext:value-type="float">
            <text:p>4376</text:p>
          </table:table-cell>
          <table:table-cell table:formula="of:=[.B502]-[.$B$2]" office:value-type="float" office:value="61.7774324417114" calcext:value-type="float">
            <text:p>61.7774324417</text:p>
          </table:table-cell>
          <table:table-cell table:formula="of:=[.C502]/([.D502]-[.D501])" office:value-type="float" office:value="84782.7310033905" calcext:value-type="float">
            <text:p>84782.7310033905</text:p>
          </table:table-cell>
          <table:table-cell/>
          <table:table-cell office:value-type="float" office:value="1443143646.27606" calcext:value-type="float">
            <text:p>1443143646.27606</text:p>
          </table:table-cell>
          <table:table-cell table:formula="of:=[.G502]-[.$B$2]" office:value-type="float" office:value="66.2758362293243" calcext:value-type="float">
            <text:p>66.2758362293</text:p>
          </table:table-cell>
          <table:table-cell table:formula="of:=[.C502]/([.H502]-[.H501])" office:value-type="float" office:value="119655.227448449" calcext:value-type="float">
            <text:p>119655.227448449</text:p>
          </table:table-cell>
          <table:table-cell table:formula="of:=[.G502]-[.$B502]" office:value-type="float" office:value="4.49840378761292" calcext:value-type="float">
            <text:p>4.498403787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3641.82927" calcext:value-type="float">
            <text:p>1443143641.82927</text:p>
          </table:table-cell>
          <table:table-cell office:value-type="float" office:value="4376" calcext:value-type="float">
            <text:p>4376</text:p>
          </table:table-cell>
          <table:table-cell table:formula="of:=[.B503]-[.$B$2]" office:value-type="float" office:value="61.8290464878082" calcext:value-type="float">
            <text:p>61.8290464878</text:p>
          </table:table-cell>
          <table:table-cell table:formula="of:=[.C503]/([.D503]-[.D502])" office:value-type="float" office:value="84783.1226366723" calcext:value-type="float">
            <text:p>84783.1226366723</text:p>
          </table:table-cell>
          <table:table-cell/>
          <table:table-cell office:value-type="float" office:value="1443143646.31262" calcext:value-type="float">
            <text:p>1443143646.31262</text:p>
          </table:table-cell>
          <table:table-cell table:formula="of:=[.G503]-[.$B$2]" office:value-type="float" office:value="66.3123981952667" calcext:value-type="float">
            <text:p>66.3123981953</text:p>
          </table:table-cell>
          <table:table-cell table:formula="of:=[.C503]/([.H503]-[.H502])" office:value-type="float" office:value="119687.218321248" calcext:value-type="float">
            <text:p>119687.218321248</text:p>
          </table:table-cell>
          <table:table-cell table:formula="of:=[.G503]-[.$B503]" office:value-type="float" office:value="4.4833517074585" calcext:value-type="float">
            <text:p>4.483351707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3641.8809" calcext:value-type="float">
            <text:p>1443143641.8809</text:p>
          </table:table-cell>
          <table:table-cell office:value-type="float" office:value="4376" calcext:value-type="float">
            <text:p>4376</text:p>
          </table:table-cell>
          <table:table-cell table:formula="of:=[.B504]-[.$B$2]" office:value-type="float" office:value="61.8806753158569" calcext:value-type="float">
            <text:p>61.8806753159</text:p>
          </table:table-cell>
          <table:table-cell table:formula="of:=[.C504]/([.D504]-[.D503])" office:value-type="float" office:value="84758.84821309" calcext:value-type="float">
            <text:p>84758.84821309</text:p>
          </table:table-cell>
          <table:table-cell/>
          <table:table-cell office:value-type="float" office:value="1443143646.3492" calcext:value-type="float">
            <text:p>1443143646.3492</text:p>
          </table:table-cell>
          <table:table-cell table:formula="of:=[.G504]-[.$B$2]" office:value-type="float" office:value="66.3489727973938" calcext:value-type="float">
            <text:p>66.3489727974</text:p>
          </table:table-cell>
          <table:table-cell table:formula="of:=[.C504]/([.H504]-[.H503])" office:value-type="float" office:value="119645.867501059" calcext:value-type="float">
            <text:p>119645.867501059</text:p>
          </table:table-cell>
          <table:table-cell table:formula="of:=[.G504]-[.$B504]" office:value-type="float" office:value="4.46829748153687" calcext:value-type="float">
            <text:p>4.468297481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3641.93252" calcext:value-type="float">
            <text:p>1443143641.93252</text:p>
          </table:table-cell>
          <table:table-cell office:value-type="float" office:value="4376" calcext:value-type="float">
            <text:p>4376</text:p>
          </table:table-cell>
          <table:table-cell table:formula="of:=[.B505]-[.$B$2]" office:value-type="float" office:value="61.9322955608368" calcext:value-type="float">
            <text:p>61.9322955608</text:p>
          </table:table-cell>
          <table:table-cell table:formula="of:=[.C505]/([.D505]-[.D504])" office:value-type="float" office:value="84772.9413470909" calcext:value-type="float">
            <text:p>84772.9413470909</text:p>
          </table:table-cell>
          <table:table-cell/>
          <table:table-cell office:value-type="float" office:value="1443143646.38575" calcext:value-type="float">
            <text:p>1443143646.38575</text:p>
          </table:table-cell>
          <table:table-cell table:formula="of:=[.G505]-[.$B$2]" office:value-type="float" office:value="66.3855288028717" calcext:value-type="float">
            <text:p>66.3855288029</text:p>
          </table:table-cell>
          <table:table-cell table:formula="of:=[.C505]/([.H505]-[.H504])" office:value-type="float" office:value="119706.733347682" calcext:value-type="float">
            <text:p>119706.733347682</text:p>
          </table:table-cell>
          <table:table-cell table:formula="of:=[.G505]-[.$B505]" office:value-type="float" office:value="4.45323324203491" calcext:value-type="float">
            <text:p>4.45323324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3641.98413" calcext:value-type="float">
            <text:p>1443143641.98413</text:p>
          </table:table-cell>
          <table:table-cell office:value-type="float" office:value="4376" calcext:value-type="float">
            <text:p>4376</text:p>
          </table:table-cell>
          <table:table-cell table:formula="of:=[.B506]-[.$B$2]" office:value-type="float" office:value="61.983907699585" calcext:value-type="float">
            <text:p>61.9839076996</text:p>
          </table:table-cell>
          <table:table-cell table:formula="of:=[.C506]/([.D506]-[.D505])" office:value-type="float" office:value="84786.2558331832" calcext:value-type="float">
            <text:p>84786.2558331832</text:p>
          </table:table-cell>
          <table:table-cell/>
          <table:table-cell office:value-type="float" office:value="1443143646.42234" calcext:value-type="float">
            <text:p>1443143646.42234</text:p>
          </table:table-cell>
          <table:table-cell table:formula="of:=[.G506]-[.$B$2]" office:value-type="float" office:value="66.4221153259277" calcext:value-type="float">
            <text:p>66.4221153259</text:p>
          </table:table-cell>
          <table:table-cell table:formula="of:=[.C506]/([.H506]-[.H505])" office:value-type="float" office:value="119606.883477241" calcext:value-type="float">
            <text:p>119606.883477241</text:p>
          </table:table-cell>
          <table:table-cell table:formula="of:=[.G506]-[.$B506]" office:value-type="float" office:value="4.43820762634277" calcext:value-type="float">
            <text:p>4.438207626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3642.02968" calcext:value-type="float">
            <text:p>1443143642.02968</text:p>
          </table:table-cell>
          <table:table-cell office:value-type="float" office:value="4376" calcext:value-type="float">
            <text:p>4376</text:p>
          </table:table-cell>
          <table:table-cell table:formula="of:=[.B507]-[.$B$2]" office:value-type="float" office:value="62.0294559001923" calcext:value-type="float">
            <text:p>62.0294559002</text:p>
          </table:table-cell>
          <table:table-cell table:formula="of:=[.C507]/([.D507]-[.D506])" office:value-type="float" office:value="96074.0477484127" calcext:value-type="float">
            <text:p>96074.0477484127</text:p>
          </table:table-cell>
          <table:table-cell/>
          <table:table-cell office:value-type="float" office:value="1443143646.45891" calcext:value-type="float">
            <text:p>1443143646.45891</text:p>
          </table:table-cell>
          <table:table-cell table:formula="of:=[.G507]-[.$B$2]" office:value-type="float" office:value="66.4586877822876" calcext:value-type="float">
            <text:p>66.4586877823</text:p>
          </table:table-cell>
          <table:table-cell table:formula="of:=[.C507]/([.H507]-[.H506])" office:value-type="float" office:value="119652.887324311" calcext:value-type="float">
            <text:p>119652.887324311</text:p>
          </table:table-cell>
          <table:table-cell table:formula="of:=[.G507]-[.$B507]" office:value-type="float" office:value="4.42923188209534" calcext:value-type="float">
            <text:p>4.429231882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3642.07252" calcext:value-type="float">
            <text:p>1443143642.07252</text:p>
          </table:table-cell>
          <table:table-cell office:value-type="float" office:value="4376" calcext:value-type="float">
            <text:p>4376</text:p>
          </table:table-cell>
          <table:table-cell table:formula="of:=[.B508]-[.$B$2]" office:value-type="float" office:value="62.0723013877869" calcext:value-type="float">
            <text:p>62.0723013878</text:p>
          </table:table-cell>
          <table:table-cell table:formula="of:=[.C508]/([.D508]-[.D507])" office:value-type="float" office:value="102134.442754039" calcext:value-type="float">
            <text:p>102134.442754039</text:p>
          </table:table-cell>
          <table:table-cell/>
          <table:table-cell office:value-type="float" office:value="1443143646.49541" calcext:value-type="float">
            <text:p>1443143646.49541</text:p>
          </table:table-cell>
          <table:table-cell table:formula="of:=[.G508]-[.$B$2]" office:value-type="float" office:value="66.4951832294464" calcext:value-type="float">
            <text:p>66.4951832294</text:p>
          </table:table-cell>
          <table:table-cell table:formula="of:=[.C508]/([.H508]-[.H507])" office:value-type="float" office:value="119905.367399868" calcext:value-type="float">
            <text:p>119905.367399868</text:p>
          </table:table-cell>
          <table:table-cell table:formula="of:=[.G508]-[.$B508]" office:value-type="float" office:value="4.42288184165955" calcext:value-type="float">
            <text:p>4.422881841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3642.1154" calcext:value-type="float">
            <text:p>1443143642.1154</text:p>
          </table:table-cell>
          <table:table-cell office:value-type="float" office:value="4376" calcext:value-type="float">
            <text:p>4376</text:p>
          </table:table-cell>
          <table:table-cell table:formula="of:=[.B509]-[.$B$2]" office:value-type="float" office:value="62.1151742935181" calcext:value-type="float">
            <text:p>62.1151742935</text:p>
          </table:table-cell>
          <table:table-cell table:formula="of:=[.C509]/([.D509]-[.D508])" office:value-type="float" office:value="102069.125601984" calcext:value-type="float">
            <text:p>102069.125601984</text:p>
          </table:table-cell>
          <table:table-cell/>
          <table:table-cell office:value-type="float" office:value="1443143646.532" calcext:value-type="float">
            <text:p>1443143646.532</text:p>
          </table:table-cell>
          <table:table-cell table:formula="of:=[.G509]-[.$B$2]" office:value-type="float" office:value="66.5317811965942" calcext:value-type="float">
            <text:p>66.5317811966</text:p>
          </table:table-cell>
          <table:table-cell table:formula="of:=[.C509]/([.H509]-[.H508])" office:value-type="float" office:value="119569.482707178" calcext:value-type="float">
            <text:p>119569.482707178</text:p>
          </table:table-cell>
          <table:table-cell table:formula="of:=[.G509]-[.$B509]" office:value-type="float" office:value="4.41660690307617" calcext:value-type="float">
            <text:p>4.416606903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3642.15827" calcext:value-type="float">
            <text:p>1443143642.15827</text:p>
          </table:table-cell>
          <table:table-cell office:value-type="float" office:value="4376" calcext:value-type="float">
            <text:p>4376</text:p>
          </table:table-cell>
          <table:table-cell table:formula="of:=[.B510]-[.$B$2]" office:value-type="float" office:value="62.1580455303192" calcext:value-type="float">
            <text:p>62.1580455303</text:p>
          </table:table-cell>
          <table:table-cell table:formula="of:=[.C510]/([.D510]-[.D509])" office:value-type="float" office:value="102073.099040681" calcext:value-type="float">
            <text:p>102073.099040681</text:p>
          </table:table-cell>
          <table:table-cell/>
          <table:table-cell office:value-type="float" office:value="1443143646.56861" calcext:value-type="float">
            <text:p>1443143646.56861</text:p>
          </table:table-cell>
          <table:table-cell table:formula="of:=[.G510]-[.$B$2]" office:value-type="float" office:value="66.5683877468109" calcext:value-type="float">
            <text:p>66.5683877468</text:p>
          </table:table-cell>
          <table:table-cell table:formula="of:=[.C510]/([.H510]-[.H509])" office:value-type="float" office:value="119541.447475886" calcext:value-type="float">
            <text:p>119541.447475886</text:p>
          </table:table-cell>
          <table:table-cell table:formula="of:=[.G510]-[.$B510]" office:value-type="float" office:value="4.4103422164917" calcext:value-type="float">
            <text:p>4.410342216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3642.20114" calcext:value-type="float">
            <text:p>1443143642.20114</text:p>
          </table:table-cell>
          <table:table-cell office:value-type="float" office:value="4376" calcext:value-type="float">
            <text:p>4376</text:p>
          </table:table-cell>
          <table:table-cell table:formula="of:=[.B511]-[.$B$2]" office:value-type="float" office:value="62.2009131908417" calcext:value-type="float">
            <text:p>62.2009131908</text:p>
          </table:table-cell>
          <table:table-cell table:formula="of:=[.C511]/([.D511]-[.D510])" office:value-type="float" office:value="102081.614593993" calcext:value-type="float">
            <text:p>102081.614593993</text:p>
          </table:table-cell>
          <table:table-cell/>
          <table:table-cell office:value-type="float" office:value="1443143646.60517" calcext:value-type="float">
            <text:p>1443143646.60517</text:p>
          </table:table-cell>
          <table:table-cell table:formula="of:=[.G511]-[.$B$2]" office:value-type="float" office:value="66.6049516201019" calcext:value-type="float">
            <text:p>66.6049516201</text:p>
          </table:table-cell>
          <table:table-cell table:formula="of:=[.C511]/([.H511]-[.H510])" office:value-type="float" office:value="119680.974856547" calcext:value-type="float">
            <text:p>119680.974856547</text:p>
          </table:table-cell>
          <table:table-cell table:formula="of:=[.G511]-[.$B511]" office:value-type="float" office:value="4.40403842926025" calcext:value-type="float">
            <text:p>4.404038429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3642.24401" calcext:value-type="float">
            <text:p>1443143642.24401</text:p>
          </table:table-cell>
          <table:table-cell office:value-type="float" office:value="4376" calcext:value-type="float">
            <text:p>4376</text:p>
          </table:table-cell>
          <table:table-cell table:formula="of:=[.B512]-[.$B$2]" office:value-type="float" office:value="62.2437834739685" calcext:value-type="float">
            <text:p>62.243783474</text:p>
          </table:table-cell>
          <table:table-cell table:formula="of:=[.C512]/([.D512]-[.D511])" office:value-type="float" office:value="102075.36971598" calcext:value-type="float">
            <text:p>102075.36971598</text:p>
          </table:table-cell>
          <table:table-cell/>
          <table:table-cell office:value-type="float" office:value="1443143646.64171" calcext:value-type="float">
            <text:p>1443143646.64171</text:p>
          </table:table-cell>
          <table:table-cell table:formula="of:=[.G512]-[.$B$2]" office:value-type="float" office:value="66.6414911746979" calcext:value-type="float">
            <text:p>66.6414911747</text:p>
          </table:table-cell>
          <table:table-cell table:formula="of:=[.C512]/([.H512]-[.H511])" office:value-type="float" office:value="119760.627856295" calcext:value-type="float">
            <text:p>119760.627856295</text:p>
          </table:table-cell>
          <table:table-cell table:formula="of:=[.G512]-[.$B512]" office:value-type="float" office:value="4.39770770072937" calcext:value-type="float">
            <text:p>4.397707700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3642.28687" calcext:value-type="float">
            <text:p>1443143642.28687</text:p>
          </table:table-cell>
          <table:table-cell office:value-type="float" office:value="4376" calcext:value-type="float">
            <text:p>4376</text:p>
          </table:table-cell>
          <table:table-cell table:formula="of:=[.B513]-[.$B$2]" office:value-type="float" office:value="62.2866516113281" calcext:value-type="float">
            <text:p>62.2866516113</text:p>
          </table:table-cell>
          <table:table-cell table:formula="of:=[.C513]/([.D513]-[.D512])" office:value-type="float" office:value="102080.479104793" calcext:value-type="float">
            <text:p>102080.479104793</text:p>
          </table:table-cell>
          <table:table-cell/>
          <table:table-cell office:value-type="float" office:value="1443143646.67832" calcext:value-type="float">
            <text:p>1443143646.67832</text:p>
          </table:table-cell>
          <table:table-cell table:formula="of:=[.G513]-[.$B$2]" office:value-type="float" office:value="66.6780986785889" calcext:value-type="float">
            <text:p>66.6780986786</text:p>
          </table:table-cell>
          <table:table-cell table:formula="of:=[.C513]/([.H513]-[.H512])" office:value-type="float" office:value="119538.333261692" calcext:value-type="float">
            <text:p>119538.333261692</text:p>
          </table:table-cell>
          <table:table-cell table:formula="of:=[.G513]-[.$B513]" office:value-type="float" office:value="4.39144706726074" calcext:value-type="float">
            <text:p>4.39144706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3642.32974" calcext:value-type="float">
            <text:p>1443143642.32974</text:p>
          </table:table-cell>
          <table:table-cell office:value-type="float" office:value="4376" calcext:value-type="float">
            <text:p>4376</text:p>
          </table:table-cell>
          <table:table-cell table:formula="of:=[.B514]-[.$B$2]" office:value-type="float" office:value="62.3295171260834" calcext:value-type="float">
            <text:p>62.3295171261</text:p>
          </table:table-cell>
          <table:table-cell table:formula="of:=[.C514]/([.D514]-[.D513])" office:value-type="float" office:value="102086.724608017" calcext:value-type="float">
            <text:p>102086.724608017</text:p>
          </table:table-cell>
          <table:table-cell/>
          <table:table-cell office:value-type="float" office:value="1443143646.71497" calcext:value-type="float">
            <text:p>1443143646.71497</text:p>
          </table:table-cell>
          <table:table-cell table:formula="of:=[.G514]-[.$B$2]" office:value-type="float" office:value="66.7147469520569" calcext:value-type="float">
            <text:p>66.7147469521</text:p>
          </table:table-cell>
          <table:table-cell table:formula="of:=[.C514]/([.H514]-[.H513])" office:value-type="float" office:value="119405.352173517" calcext:value-type="float">
            <text:p>119405.352173517</text:p>
          </table:table-cell>
          <table:table-cell table:formula="of:=[.G514]-[.$B514]" office:value-type="float" office:value="4.38522982597351" calcext:value-type="float">
            <text:p>4.38522982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3642.37265" calcext:value-type="float">
            <text:p>1443143642.37265</text:p>
          </table:table-cell>
          <table:table-cell office:value-type="float" office:value="4376" calcext:value-type="float">
            <text:p>4376</text:p>
          </table:table-cell>
          <table:table-cell table:formula="of:=[.B515]-[.$B$2]" office:value-type="float" office:value="62.3724310398102" calcext:value-type="float">
            <text:p>62.3724310398</text:p>
          </table:table-cell>
          <table:table-cell table:formula="of:=[.C515]/([.D515]-[.D514])" office:value-type="float" office:value="101971.589630765" calcext:value-type="float">
            <text:p>101971.589630765</text:p>
          </table:table-cell>
          <table:table-cell/>
          <table:table-cell office:value-type="float" office:value="1443143646.75148" calcext:value-type="float">
            <text:p>1443143646.75148</text:p>
          </table:table-cell>
          <table:table-cell table:formula="of:=[.G515]-[.$B$2]" office:value-type="float" office:value="66.7512576580048" calcext:value-type="float">
            <text:p>66.751257658</text:p>
          </table:table-cell>
          <table:table-cell table:formula="of:=[.C515]/([.H515]-[.H514])" office:value-type="float" office:value="119855.255777506" calcext:value-type="float">
            <text:p>119855.255777506</text:p>
          </table:table-cell>
          <table:table-cell table:formula="of:=[.G515]-[.$B515]" office:value-type="float" office:value="4.37882661819458" calcext:value-type="float">
            <text:p>4.378826618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3642.41553" calcext:value-type="float">
            <text:p>1443143642.41553</text:p>
          </table:table-cell>
          <table:table-cell office:value-type="float" office:value="4376" calcext:value-type="float">
            <text:p>4376</text:p>
          </table:table-cell>
          <table:table-cell table:formula="of:=[.B516]-[.$B$2]" office:value-type="float" office:value="62.4153075218201" calcext:value-type="float">
            <text:p>62.4153075218</text:p>
          </table:table-cell>
          <table:table-cell table:formula="of:=[.C516]/([.D516]-[.D515])" office:value-type="float" office:value="102060.612132097" calcext:value-type="float">
            <text:p>102060.612132097</text:p>
          </table:table-cell>
          <table:table-cell/>
          <table:table-cell office:value-type="float" office:value="1443143646.78806" calcext:value-type="float">
            <text:p>1443143646.78806</text:p>
          </table:table-cell>
          <table:table-cell table:formula="of:=[.G516]-[.$B$2]" office:value-type="float" office:value="66.7878408432007" calcext:value-type="float">
            <text:p>66.7878408432</text:p>
          </table:table-cell>
          <table:table-cell table:formula="of:=[.C516]/([.H516]-[.H515])" office:value-type="float" office:value="119617.796442932" calcext:value-type="float">
            <text:p>119617.796442932</text:p>
          </table:table-cell>
          <table:table-cell table:formula="of:=[.G516]-[.$B516]" office:value-type="float" office:value="4.37253332138062" calcext:value-type="float">
            <text:p>4.372533321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3642.4584" calcext:value-type="float">
            <text:p>1443143642.4584</text:p>
          </table:table-cell>
          <table:table-cell office:value-type="float" office:value="4376" calcext:value-type="float">
            <text:p>4376</text:p>
          </table:table-cell>
          <table:table-cell table:formula="of:=[.B517]-[.$B$2]" office:value-type="float" office:value="62.4581785202026" calcext:value-type="float">
            <text:p>62.4581785202</text:p>
          </table:table-cell>
          <table:table-cell table:formula="of:=[.C517]/([.D517]-[.D516])" office:value-type="float" office:value="102073.666700034" calcext:value-type="float">
            <text:p>102073.666700034</text:p>
          </table:table-cell>
          <table:table-cell/>
          <table:table-cell office:value-type="float" office:value="1443143646.82463" calcext:value-type="float">
            <text:p>1443143646.82463</text:p>
          </table:table-cell>
          <table:table-cell table:formula="of:=[.G517]-[.$B$2]" office:value-type="float" office:value="66.8244047164917" calcext:value-type="float">
            <text:p>66.8244047165</text:p>
          </table:table-cell>
          <table:table-cell table:formula="of:=[.C517]/([.H517]-[.H516])" office:value-type="float" office:value="119680.974856547" calcext:value-type="float">
            <text:p>119680.974856547</text:p>
          </table:table-cell>
          <table:table-cell table:formula="of:=[.G517]-[.$B517]" office:value-type="float" office:value="4.36622619628906" calcext:value-type="float">
            <text:p>4.366226196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3642.50127" calcext:value-type="float">
            <text:p>1443143642.50127</text:p>
          </table:table-cell>
          <table:table-cell office:value-type="float" office:value="4376" calcext:value-type="float">
            <text:p>4376</text:p>
          </table:table-cell>
          <table:table-cell table:formula="of:=[.B518]-[.$B$2]" office:value-type="float" office:value="62.5010468959808" calcext:value-type="float">
            <text:p>62.501046896</text:p>
          </table:table-cell>
          <table:table-cell table:formula="of:=[.C518]/([.D518]-[.D517])" office:value-type="float" office:value="102079.911369666" calcext:value-type="float">
            <text:p>102079.911369666</text:p>
          </table:table-cell>
          <table:table-cell/>
          <table:table-cell office:value-type="float" office:value="1443143646.86121" calcext:value-type="float">
            <text:p>1443143646.86121</text:p>
          </table:table-cell>
          <table:table-cell table:formula="of:=[.G518]-[.$B$2]" office:value-type="float" office:value="66.8609843254089" calcext:value-type="float">
            <text:p>66.8609843254</text:p>
          </table:table-cell>
          <table:table-cell table:formula="of:=[.C518]/([.H518]-[.H517])" office:value-type="float" office:value="119629.491116238" calcext:value-type="float">
            <text:p>119629.491116238</text:p>
          </table:table-cell>
          <table:table-cell table:formula="of:=[.G518]-[.$B518]" office:value-type="float" office:value="4.3599374294281" calcext:value-type="float">
            <text:p>4.359937429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3642.54414" calcext:value-type="float">
            <text:p>1443143642.54414</text:p>
          </table:table-cell>
          <table:table-cell office:value-type="float" office:value="4376" calcext:value-type="float">
            <text:p>4376</text:p>
          </table:table-cell>
          <table:table-cell table:formula="of:=[.B519]-[.$B$2]" office:value-type="float" office:value="62.5439202785492" calcext:value-type="float">
            <text:p>62.5439202785</text:p>
          </table:table-cell>
          <table:table-cell table:formula="of:=[.C519]/([.D519]-[.D518])" office:value-type="float" office:value="102067.990390604" calcext:value-type="float">
            <text:p>102067.990390604</text:p>
          </table:table-cell>
          <table:table-cell/>
          <table:table-cell office:value-type="float" office:value="1443143646.89783" calcext:value-type="float">
            <text:p>1443143646.89783</text:p>
          </table:table-cell>
          <table:table-cell table:formula="of:=[.G519]-[.$B$2]" office:value-type="float" office:value="66.8976027965546" calcext:value-type="float">
            <text:p>66.8976027966</text:p>
          </table:table-cell>
          <table:table-cell table:formula="of:=[.C519]/([.H519]-[.H518])" office:value-type="float" office:value="119502.531457331" calcext:value-type="float">
            <text:p>119502.531457331</text:p>
          </table:table-cell>
          <table:table-cell table:formula="of:=[.G519]-[.$B519]" office:value-type="float" office:value="4.35368251800537" calcext:value-type="float">
            <text:p>4.35368251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3642.58702" calcext:value-type="float">
            <text:p>1443143642.58702</text:p>
          </table:table-cell>
          <table:table-cell office:value-type="float" office:value="4376" calcext:value-type="float">
            <text:p>4376</text:p>
          </table:table-cell>
          <table:table-cell table:formula="of:=[.B520]-[.$B$2]" office:value-type="float" office:value="62.5867931842804" calcext:value-type="float">
            <text:p>62.5867931843</text:p>
          </table:table-cell>
          <table:table-cell table:formula="of:=[.C520]/([.D520]-[.D519])" office:value-type="float" office:value="102069.125601984" calcext:value-type="float">
            <text:p>102069.125601984</text:p>
          </table:table-cell>
          <table:table-cell/>
          <table:table-cell office:value-type="float" office:value="1443143646.9343" calcext:value-type="float">
            <text:p>1443143646.9343</text:p>
          </table:table-cell>
          <table:table-cell table:formula="of:=[.G520]-[.$B$2]" office:value-type="float" office:value="66.9340777397156" calcext:value-type="float">
            <text:p>66.9340777397</text:p>
          </table:table-cell>
          <table:table-cell table:formula="of:=[.C520]/([.H520]-[.H519])" office:value-type="float" office:value="119972.770915176" calcext:value-type="float">
            <text:p>119972.770915176</text:p>
          </table:table-cell>
          <table:table-cell table:formula="of:=[.G520]-[.$B520]" office:value-type="float" office:value="4.34728455543518" calcext:value-type="float">
            <text:p>4.347284555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3642.62989" calcext:value-type="float">
            <text:p>1443143642.62989</text:p>
          </table:table-cell>
          <table:table-cell office:value-type="float" office:value="4376" calcext:value-type="float">
            <text:p>4376</text:p>
          </table:table-cell>
          <table:table-cell table:formula="of:=[.B521]-[.$B$2]" office:value-type="float" office:value="62.6296632289886" calcext:value-type="float">
            <text:p>62.629663229</text:p>
          </table:table-cell>
          <table:table-cell table:formula="of:=[.C521]/([.D521]-[.D520])" office:value-type="float" office:value="102075.93740059" calcext:value-type="float">
            <text:p>102075.93740059</text:p>
          </table:table-cell>
          <table:table-cell/>
          <table:table-cell office:value-type="float" office:value="1443143646.97087" calcext:value-type="float">
            <text:p>1443143646.97087</text:p>
          </table:table-cell>
          <table:table-cell table:formula="of:=[.G521]-[.$B$2]" office:value-type="float" office:value="66.9706494808197" calcext:value-type="float">
            <text:p>66.9706494808</text:p>
          </table:table-cell>
          <table:table-cell table:formula="of:=[.C521]/([.H521]-[.H520])" office:value-type="float" office:value="119655.227448449" calcext:value-type="float">
            <text:p>119655.227448449</text:p>
          </table:table-cell>
          <table:table-cell table:formula="of:=[.G521]-[.$B521]" office:value-type="float" office:value="4.34098625183106" calcext:value-type="float">
            <text:p>4.340986251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3642.67275" calcext:value-type="float">
            <text:p>1443143642.67275</text:p>
          </table:table-cell>
          <table:table-cell office:value-type="float" office:value="4376" calcext:value-type="float">
            <text:p>4376</text:p>
          </table:table-cell>
          <table:table-cell table:formula="of:=[.B522]-[.$B$2]" office:value-type="float" office:value="62.6725285053253" calcext:value-type="float">
            <text:p>62.6725285053</text:p>
          </table:table-cell>
          <table:table-cell table:formula="of:=[.C522]/([.D522]-[.D521])" office:value-type="float" office:value="102087.292418933" calcext:value-type="float">
            <text:p>102087.292418933</text:p>
          </table:table-cell>
          <table:table-cell/>
          <table:table-cell office:value-type="float" office:value="1443143647.00749" calcext:value-type="float">
            <text:p>1443143647.00749</text:p>
          </table:table-cell>
          <table:table-cell table:formula="of:=[.G522]-[.$B$2]" office:value-type="float" office:value="67.0072627067566" calcext:value-type="float">
            <text:p>67.0072627068</text:p>
          </table:table-cell>
          <table:table-cell table:formula="of:=[.C522]/([.H522]-[.H521])" office:value-type="float" office:value="119519.651383435" calcext:value-type="float">
            <text:p>119519.651383435</text:p>
          </table:table-cell>
          <table:table-cell table:formula="of:=[.G522]-[.$B522]" office:value-type="float" office:value="4.33473420143127" calcext:value-type="float">
            <text:p>4.334734201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3642.71563" calcext:value-type="float">
            <text:p>1443143642.71563</text:p>
          </table:table-cell>
          <table:table-cell office:value-type="float" office:value="4376" calcext:value-type="float">
            <text:p>4376</text:p>
          </table:table-cell>
          <table:table-cell table:formula="of:=[.B523]-[.$B$2]" office:value-type="float" office:value="62.7154049873352" calcext:value-type="float">
            <text:p>62.7154049873</text:p>
          </table:table-cell>
          <table:table-cell table:formula="of:=[.C523]/([.D523]-[.D522])" office:value-type="float" office:value="102060.612132097" calcext:value-type="float">
            <text:p>102060.612132097</text:p>
          </table:table-cell>
          <table:table-cell/>
          <table:table-cell office:value-type="float" office:value="1443143650.01843" calcext:value-type="float">
            <text:p>1443143650.01843</text:p>
          </table:table-cell>
          <table:table-cell table:formula="of:=[.G523]-[.$B$2]" office:value-type="float" office:value="70.0182061195374" calcext:value-type="float">
            <text:p>70.0182061195</text:p>
          </table:table-cell>
          <table:table-cell table:formula="of:=[.C523]/([.H523]-[.H522])" office:value-type="float" office:value="1453.36507535309" calcext:value-type="float">
            <text:p>1453.3650753531</text:p>
          </table:table-cell>
          <table:table-cell table:formula="of:=[.G523]-[.$B523]" office:value-type="float" office:value="7.30280113220215" calcext:value-type="float">
            <text:p>7.302801132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3642.75849" calcext:value-type="float">
            <text:p>1443143642.75849</text:p>
          </table:table-cell>
          <table:table-cell office:value-type="float" office:value="4376" calcext:value-type="float">
            <text:p>4376</text:p>
          </table:table-cell>
          <table:table-cell table:formula="of:=[.B524]-[.$B$2]" office:value-type="float" office:value="62.7582678794861" calcext:value-type="float">
            <text:p>62.7582678795</text:p>
          </table:table-cell>
          <table:table-cell table:formula="of:=[.C524]/([.D524]-[.D523])" office:value-type="float" office:value="102092.970875515" calcext:value-type="float">
            <text:p>102092.970875515</text:p>
          </table:table-cell>
          <table:table-cell/>
          <table:table-cell office:value-type="float" office:value="1443143650.03681" calcext:value-type="float">
            <text:p>1443143650.03681</text:p>
          </table:table-cell>
          <table:table-cell table:formula="of:=[.G524]-[.$B$2]" office:value-type="float" office:value="70.0365824699402" calcext:value-type="float">
            <text:p>70.0365824699</text:p>
          </table:table-cell>
          <table:table-cell table:formula="of:=[.C524]/([.H524]-[.H523])" office:value-type="float" office:value="238132.159219472" calcext:value-type="float">
            <text:p>238132.159219472</text:p>
          </table:table-cell>
          <table:table-cell table:formula="of:=[.G524]-[.$B524]" office:value-type="float" office:value="7.2783145904541" calcext:value-type="float">
            <text:p>7.278314590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3642.80137" calcext:value-type="float">
            <text:p>1443143642.80137</text:p>
          </table:table-cell>
          <table:table-cell office:value-type="float" office:value="4376" calcext:value-type="float">
            <text:p>4376</text:p>
          </table:table-cell>
          <table:table-cell table:formula="of:=[.B525]-[.$B$2]" office:value-type="float" office:value="62.801144361496" calcext:value-type="float">
            <text:p>62.8011443615</text:p>
          </table:table-cell>
          <table:table-cell table:formula="of:=[.C525]/([.D525]-[.D524])" office:value-type="float" office:value="102060.612132097" calcext:value-type="float">
            <text:p>102060.612132097</text:p>
          </table:table-cell>
          <table:table-cell/>
          <table:table-cell office:value-type="float" office:value="1443143650.98934" calcext:value-type="float">
            <text:p>1443143650.98934</text:p>
          </table:table-cell>
          <table:table-cell table:formula="of:=[.G525]-[.$B$2]" office:value-type="float" office:value="70.9891135692596" calcext:value-type="float">
            <text:p>70.9891135693</text:p>
          </table:table-cell>
          <table:table-cell table:formula="of:=[.C525]/([.H525]-[.H524])" office:value-type="float" office:value="4594.07572427447" calcext:value-type="float">
            <text:p>4594.0757242745</text:p>
          </table:table-cell>
          <table:table-cell table:formula="of:=[.G525]-[.$B525]" office:value-type="float" office:value="8.18796920776367" calcext:value-type="float">
            <text:p>8.187969207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3642.84424" calcext:value-type="float">
            <text:p>1443143642.84424</text:p>
          </table:table-cell>
          <table:table-cell office:value-type="float" office:value="4376" calcext:value-type="float">
            <text:p>4376</text:p>
          </table:table-cell>
          <table:table-cell table:formula="of:=[.B526]-[.$B$2]" office:value-type="float" office:value="62.8440175056458" calcext:value-type="float">
            <text:p>62.8440175056</text:p>
          </table:table-cell>
          <table:table-cell table:formula="of:=[.C526]/([.D526]-[.D525])" office:value-type="float" office:value="102068.557993138" calcext:value-type="float">
            <text:p>102068.557993138</text:p>
          </table:table-cell>
          <table:table-cell/>
          <table:table-cell office:value-type="float" office:value="1443143651.00746" calcext:value-type="float">
            <text:p>1443143651.00746</text:p>
          </table:table-cell>
          <table:table-cell table:formula="of:=[.G526]-[.$B$2]" office:value-type="float" office:value="71.0072405338287" calcext:value-type="float">
            <text:p>71.0072405338</text:p>
          </table:table-cell>
          <table:table-cell table:formula="of:=[.C526]/([.H526]-[.H525])" office:value-type="float" office:value="241408.316506642" calcext:value-type="float">
            <text:p>241408.316506642</text:p>
          </table:table-cell>
          <table:table-cell table:formula="of:=[.G526]-[.$B526]" office:value-type="float" office:value="8.16322302818298" calcext:value-type="float">
            <text:p>8.163223028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3642.88716" calcext:value-type="float">
            <text:p>1443143642.88716</text:p>
          </table:table-cell>
          <table:table-cell office:value-type="float" office:value="4376" calcext:value-type="float">
            <text:p>4376</text:p>
          </table:table-cell>
          <table:table-cell table:formula="of:=[.B527]-[.$B$2]" office:value-type="float" office:value="62.8869352340698" calcext:value-type="float">
            <text:p>62.8869352341</text:p>
          </table:table-cell>
          <table:table-cell table:formula="of:=[.C527]/([.D527]-[.D526])" office:value-type="float" office:value="101962.525993" calcext:value-type="float">
            <text:p>101962.525993</text:p>
          </table:table-cell>
          <table:table-cell/>
          <table:table-cell office:value-type="float" office:value="1443143651.02525" calcext:value-type="float">
            <text:p>1443143651.02525</text:p>
          </table:table-cell>
          <table:table-cell table:formula="of:=[.G527]-[.$B$2]" office:value-type="float" office:value="71.0250251293182" calcext:value-type="float">
            <text:p>71.0250251293</text:p>
          </table:table-cell>
          <table:table-cell table:formula="of:=[.C527]/([.H527]-[.H526])" office:value-type="float" office:value="246055.638576829" calcext:value-type="float">
            <text:p>246055.638576829</text:p>
          </table:table-cell>
          <table:table-cell table:formula="of:=[.G527]-[.$B527]" office:value-type="float" office:value="8.13808989524841" calcext:value-type="float">
            <text:p>8.138089895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3642.93001" calcext:value-type="float">
            <text:p>1443143642.93001</text:p>
          </table:table-cell>
          <table:table-cell office:value-type="float" office:value="4376" calcext:value-type="float">
            <text:p>4376</text:p>
          </table:table-cell>
          <table:table-cell table:formula="of:=[.B528]-[.$B$2]" office:value-type="float" office:value="62.9297842979431" calcext:value-type="float">
            <text:p>62.9297842979</text:p>
          </table:table-cell>
          <table:table-cell table:formula="of:=[.C528]/([.D528]-[.D527])" office:value-type="float" office:value="102125.918385061" calcext:value-type="float">
            <text:p>102125.918385061</text:p>
          </table:table-cell>
          <table:table-cell/>
          <table:table-cell office:value-type="float" office:value="1443143651.04303" calcext:value-type="float">
            <text:p>1443143651.04303</text:p>
          </table:table-cell>
          <table:table-cell table:formula="of:=[.G528]-[.$B$2]" office:value-type="float" office:value="71.0428061485291" calcext:value-type="float">
            <text:p>71.0428061485</text:p>
          </table:table-cell>
          <table:table-cell table:formula="of:=[.C528]/([.H528]-[.H527])" office:value-type="float" office:value="246105.12750238" calcext:value-type="float">
            <text:p>246105.12750238</text:p>
          </table:table-cell>
          <table:table-cell table:formula="of:=[.G528]-[.$B528]" office:value-type="float" office:value="8.11302185058594" calcext:value-type="float">
            <text:p>8.113021850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3642.97285" calcext:value-type="float">
            <text:p>1443143642.97285</text:p>
          </table:table-cell>
          <table:table-cell office:value-type="float" office:value="4376" calcext:value-type="float">
            <text:p>4376</text:p>
          </table:table-cell>
          <table:table-cell table:formula="of:=[.B529]-[.$B$2]" office:value-type="float" office:value="62.9726319313049" calcext:value-type="float">
            <text:p>62.9726319313</text:p>
          </table:table-cell>
          <table:table-cell table:formula="of:=[.C529]/([.D529]-[.D528])" office:value-type="float" office:value="102129.327961895" calcext:value-type="float">
            <text:p>102129.327961895</text:p>
          </table:table-cell>
          <table:table-cell/>
          <table:table-cell office:value-type="float" office:value="1443143651.06082" calcext:value-type="float">
            <text:p>1443143651.06082</text:p>
          </table:table-cell>
          <table:table-cell table:formula="of:=[.G529]-[.$B$2]" office:value-type="float" office:value="71.0605952739716" calcext:value-type="float">
            <text:p>71.060595274</text:p>
          </table:table-cell>
          <table:table-cell table:formula="of:=[.C529]/([.H529]-[.H528])" office:value-type="float" office:value="245992.981169501" calcext:value-type="float">
            <text:p>245992.981169501</text:p>
          </table:table-cell>
          <table:table-cell table:formula="of:=[.G529]-[.$B529]" office:value-type="float" office:value="8.08796334266663" calcext:value-type="float">
            <text:p>8.087963342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3643.01608" calcext:value-type="float">
            <text:p>1443143643.01608</text:p>
          </table:table-cell>
          <table:table-cell office:value-type="float" office:value="4376" calcext:value-type="float">
            <text:p>4376</text:p>
          </table:table-cell>
          <table:table-cell table:formula="of:=[.B530]-[.$B$2]" office:value-type="float" office:value="63.0158553123474" calcext:value-type="float">
            <text:p>63.0158553123</text:p>
          </table:table-cell>
          <table:table-cell table:formula="of:=[.C530]/([.D530]-[.D529])" office:value-type="float" office:value="101241.501577565" calcext:value-type="float">
            <text:p>101241.501577565</text:p>
          </table:table-cell>
          <table:table-cell/>
          <table:table-cell office:value-type="float" office:value="1443143651.0786" calcext:value-type="float">
            <text:p>1443143651.0786</text:p>
          </table:table-cell>
          <table:table-cell table:formula="of:=[.G530]-[.$B$2]" office:value-type="float" office:value="71.0783755779266" calcext:value-type="float">
            <text:p>71.0783755779</text:p>
          </table:table-cell>
          <table:table-cell table:formula="of:=[.C530]/([.H530]-[.H529])" office:value-type="float" office:value="246115.027676464" calcext:value-type="float">
            <text:p>246115.027676464</text:p>
          </table:table-cell>
          <table:table-cell table:formula="of:=[.G530]-[.$B530]" office:value-type="float" office:value="8.06252026557922" calcext:value-type="float">
            <text:p>8.062520265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3643.05999" calcext:value-type="float">
            <text:p>1443143643.05999</text:p>
          </table:table-cell>
          <table:table-cell office:value-type="float" office:value="4376" calcext:value-type="float">
            <text:p>4376</text:p>
          </table:table-cell>
          <table:table-cell table:formula="of:=[.B531]-[.$B$2]" office:value-type="float" office:value="63.059766292572" calcext:value-type="float">
            <text:p>63.0597662926</text:p>
          </table:table-cell>
          <table:table-cell table:formula="of:=[.C531]/([.D531]-[.D530])" office:value-type="float" office:value="99656.1674919642" calcext:value-type="float">
            <text:p>99656.1674919642</text:p>
          </table:table-cell>
          <table:table-cell/>
          <table:table-cell office:value-type="float" office:value="1443143651.11932" calcext:value-type="float">
            <text:p>1443143651.11932</text:p>
          </table:table-cell>
          <table:table-cell table:formula="of:=[.G531]-[.$B$2]" office:value-type="float" office:value="71.1190927028656" calcext:value-type="float">
            <text:p>71.1190927029</text:p>
          </table:table-cell>
          <table:table-cell table:formula="of:=[.C531]/([.H531]-[.H530])" office:value-type="float" office:value="107473.207073428" calcext:value-type="float">
            <text:p>107473.207073428</text:p>
          </table:table-cell>
          <table:table-cell table:formula="of:=[.G531]-[.$B531]" office:value-type="float" office:value="8.05932641029358" calcext:value-type="float">
            <text:p>8.059326410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3643.10389" calcext:value-type="float">
            <text:p>1443143643.10389</text:p>
          </table:table-cell>
          <table:table-cell office:value-type="float" office:value="4376" calcext:value-type="float">
            <text:p>4376</text:p>
          </table:table-cell>
          <table:table-cell table:formula="of:=[.B532]-[.$B$2]" office:value-type="float" office:value="63.103666305542" calcext:value-type="float">
            <text:p>63.1036663055</text:p>
          </table:table-cell>
          <table:table-cell table:formula="of:=[.C532]/([.D532]-[.D531])" office:value-type="float" office:value="99681.0639439526" calcext:value-type="float">
            <text:p>99681.0639439526</text:p>
          </table:table-cell>
          <table:table-cell/>
          <table:table-cell office:value-type="float" office:value="1443143651.16979" calcext:value-type="float">
            <text:p>1443143651.16979</text:p>
          </table:table-cell>
          <table:table-cell table:formula="of:=[.G532]-[.$B$2]" office:value-type="float" office:value="71.1695663928986" calcext:value-type="float">
            <text:p>71.1695663929</text:p>
          </table:table-cell>
          <table:table-cell table:formula="of:=[.C532]/([.H532]-[.H531])" office:value-type="float" office:value="86698.6344200811" calcext:value-type="float">
            <text:p>86698.6344200811</text:p>
          </table:table-cell>
          <table:table-cell table:formula="of:=[.G532]-[.$B532]" office:value-type="float" office:value="8.06590008735657" calcext:value-type="float">
            <text:p>8.065900087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3643.14779" calcext:value-type="float">
            <text:p>1443143643.14779</text:p>
          </table:table-cell>
          <table:table-cell office:value-type="float" office:value="4376" calcext:value-type="float">
            <text:p>4376</text:p>
          </table:table-cell>
          <table:table-cell table:formula="of:=[.B533]-[.$B$2]" office:value-type="float" office:value="63.1475698947907" calcext:value-type="float">
            <text:p>63.1475698948</text:p>
          </table:table-cell>
          <table:table-cell table:formula="of:=[.C533]/([.D533]-[.D532])" office:value-type="float" office:value="99672.9441689973" calcext:value-type="float">
            <text:p>99672.9441689973</text:p>
          </table:table-cell>
          <table:table-cell/>
          <table:table-cell office:value-type="float" office:value="1443143651.22017" calcext:value-type="float">
            <text:p>1443143651.22017</text:p>
          </table:table-cell>
          <table:table-cell table:formula="of:=[.G533]-[.$B$2]" office:value-type="float" office:value="71.2199518680573" calcext:value-type="float">
            <text:p>71.2199518681</text:p>
          </table:table-cell>
          <table:table-cell table:formula="of:=[.C533]/([.H533]-[.H532])" office:value-type="float" office:value="86850.4263623114" calcext:value-type="float">
            <text:p>86850.4263623114</text:p>
          </table:table-cell>
          <table:table-cell table:formula="of:=[.G533]-[.$B533]" office:value-type="float" office:value="8.0723819732666" calcext:value-type="float">
            <text:p>8.07238197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3643.19169" calcext:value-type="float">
            <text:p>1443143643.19169</text:p>
          </table:table-cell>
          <table:table-cell office:value-type="float" office:value="4376" calcext:value-type="float">
            <text:p>4376</text:p>
          </table:table-cell>
          <table:table-cell table:formula="of:=[.B534]-[.$B$2]" office:value-type="float" office:value="63.1914677619934" calcext:value-type="float">
            <text:p>63.191467762</text:p>
          </table:table-cell>
          <table:table-cell table:formula="of:=[.C534]/([.D534]-[.D533])" office:value-type="float" office:value="99685.9364439689" calcext:value-type="float">
            <text:p>99685.9364439689</text:p>
          </table:table-cell>
          <table:table-cell/>
          <table:table-cell office:value-type="float" office:value="1443143651.27064" calcext:value-type="float">
            <text:p>1443143651.27064</text:p>
          </table:table-cell>
          <table:table-cell table:formula="of:=[.G534]-[.$B$2]" office:value-type="float" office:value="71.2704193592072" calcext:value-type="float">
            <text:p>71.2704193592</text:p>
          </table:table-cell>
          <table:table-cell table:formula="of:=[.C534]/([.H534]-[.H533])" office:value-type="float" office:value="86709.2835465523" calcext:value-type="float">
            <text:p>86709.2835465523</text:p>
          </table:table-cell>
          <table:table-cell table:formula="of:=[.G534]-[.$B534]" office:value-type="float" office:value="8.07895159721375" calcext:value-type="float">
            <text:p>8.078951597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3643.23559" calcext:value-type="float">
            <text:p>1443143643.23559</text:p>
          </table:table-cell>
          <table:table-cell office:value-type="float" office:value="4376" calcext:value-type="float">
            <text:p>4376</text:p>
          </table:table-cell>
          <table:table-cell table:formula="of:=[.B535]-[.$B$2]" office:value-type="float" office:value="63.2353665828705" calcext:value-type="float">
            <text:p>63.2353665829</text:p>
          </table:table-cell>
          <table:table-cell table:formula="of:=[.C535]/([.D535]-[.D534])" office:value-type="float" office:value="99683.7708295995" calcext:value-type="float">
            <text:p>99683.7708295995</text:p>
          </table:table-cell>
          <table:table-cell/>
          <table:table-cell office:value-type="float" office:value="1443143651.32118" calcext:value-type="float">
            <text:p>1443143651.32118</text:p>
          </table:table-cell>
          <table:table-cell table:formula="of:=[.G535]-[.$B$2]" office:value-type="float" office:value="71.3209588527679" calcext:value-type="float">
            <text:p>71.3209588528</text:p>
          </table:table-cell>
          <table:table-cell table:formula="of:=[.C535]/([.H535]-[.H534])" office:value-type="float" office:value="86585.7508986782" calcext:value-type="float">
            <text:p>86585.7508986782</text:p>
          </table:table-cell>
          <table:table-cell table:formula="of:=[.G535]-[.$B535]" office:value-type="float" office:value="8.08559226989746" calcext:value-type="float">
            <text:p>8.085592269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3643.27949" calcext:value-type="float">
            <text:p>1443143643.27949</text:p>
          </table:table-cell>
          <table:table-cell office:value-type="float" office:value="4376" calcext:value-type="float">
            <text:p>4376</text:p>
          </table:table-cell>
          <table:table-cell table:formula="of:=[.B536]-[.$B$2]" office:value-type="float" office:value="63.2792661190033" calcext:value-type="float">
            <text:p>63.279266119</text:p>
          </table:table-cell>
          <table:table-cell table:formula="of:=[.C536]/([.D536]-[.D535])" office:value-type="float" office:value="99682.14668057" calcext:value-type="float">
            <text:p>99682.14668057</text:p>
          </table:table-cell>
          <table:table-cell/>
          <table:table-cell office:value-type="float" office:value="1443143651.37154" calcext:value-type="float">
            <text:p>1443143651.37154</text:p>
          </table:table-cell>
          <table:table-cell table:formula="of:=[.G536]-[.$B$2]" office:value-type="float" office:value="71.3713195323944" calcext:value-type="float">
            <text:p>71.3713195324</text:p>
          </table:table-cell>
          <table:table-cell table:formula="of:=[.C536]/([.H536]-[.H535])" office:value-type="float" office:value="86893.1879485674" calcext:value-type="float">
            <text:p>86893.1879485674</text:p>
          </table:table-cell>
          <table:table-cell table:formula="of:=[.G536]-[.$B536]" office:value-type="float" office:value="8.09205341339111" calcext:value-type="float">
            <text:p>8.092053413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3643.32338" calcext:value-type="float">
            <text:p>1443143643.32338</text:p>
          </table:table-cell>
          <table:table-cell office:value-type="float" office:value="4376" calcext:value-type="float">
            <text:p>4376</text:p>
          </table:table-cell>
          <table:table-cell table:formula="of:=[.B537]-[.$B$2]" office:value-type="float" office:value="63.3231563568115" calcext:value-type="float">
            <text:p>63.3231563568</text:p>
          </table:table-cell>
          <table:table-cell table:formula="of:=[.C537]/([.D537]-[.D536])" office:value-type="float" office:value="99703.2647469431" calcext:value-type="float">
            <text:p>99703.2647469431</text:p>
          </table:table-cell>
          <table:table-cell/>
          <table:table-cell office:value-type="float" office:value="1443143651.42196" calcext:value-type="float">
            <text:p>1443143651.42196</text:p>
          </table:table-cell>
          <table:table-cell table:formula="of:=[.G537]-[.$B$2]" office:value-type="float" office:value="71.421737909317" calcext:value-type="float">
            <text:p>71.4217379093</text:p>
          </table:table-cell>
          <table:table-cell table:formula="of:=[.C537]/([.H537]-[.H536])" office:value-type="float" office:value="86793.7499598052" calcext:value-type="float">
            <text:p>86793.7499598052</text:p>
          </table:table-cell>
          <table:table-cell table:formula="of:=[.G537]-[.$B537]" office:value-type="float" office:value="8.09858155250549" calcext:value-type="float">
            <text:p>8.098581552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3643.36728" calcext:value-type="float">
            <text:p>1443143643.36728</text:p>
          </table:table-cell>
          <table:table-cell office:value-type="float" office:value="4376" calcext:value-type="float">
            <text:p>4376</text:p>
          </table:table-cell>
          <table:table-cell table:formula="of:=[.B538]-[.$B$2]" office:value-type="float" office:value="63.3670537471771" calcext:value-type="float">
            <text:p>63.3670537472</text:p>
          </table:table-cell>
          <table:table-cell table:formula="of:=[.C538]/([.D538]-[.D537])" office:value-type="float" office:value="99687.0192864398" calcext:value-type="float">
            <text:p>99687.0192864398</text:p>
          </table:table-cell>
          <table:table-cell/>
          <table:table-cell office:value-type="float" office:value="1443143651.4724" calcext:value-type="float">
            <text:p>1443143651.4724</text:p>
          </table:table-cell>
          <table:table-cell table:formula="of:=[.G538]-[.$B$2]" office:value-type="float" office:value="71.4721803665161" calcext:value-type="float">
            <text:p>71.4721803665</text:p>
          </table:table-cell>
          <table:table-cell table:formula="of:=[.C538]/([.H538]-[.H537])" office:value-type="float" office:value="86752.3162626258" calcext:value-type="float">
            <text:p>86752.3162626258</text:p>
          </table:table-cell>
          <table:table-cell table:formula="of:=[.G538]-[.$B538]" office:value-type="float" office:value="8.10512661933899" calcext:value-type="float">
            <text:p>8.105126619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3643.41117" calcext:value-type="float">
            <text:p>1443143643.41117</text:p>
          </table:table-cell>
          <table:table-cell office:value-type="float" office:value="4376" calcext:value-type="float">
            <text:p>4376</text:p>
          </table:table-cell>
          <table:table-cell table:formula="of:=[.B539]-[.$B$2]" office:value-type="float" office:value="63.410950422287" calcext:value-type="float">
            <text:p>63.4109504223</text:p>
          </table:table-cell>
          <table:table-cell table:formula="of:=[.C539]/([.D539]-[.D538])" office:value-type="float" office:value="99688.6435942558" calcext:value-type="float">
            <text:p>99688.6435942558</text:p>
          </table:table-cell>
          <table:table-cell/>
          <table:table-cell office:value-type="float" office:value="1443143651.52281" calcext:value-type="float">
            <text:p>1443143651.52281</text:p>
          </table:table-cell>
          <table:table-cell table:formula="of:=[.G539]-[.$B$2]" office:value-type="float" office:value="71.5225896835327" calcext:value-type="float">
            <text:p>71.5225896835</text:p>
          </table:table-cell>
          <table:table-cell table:formula="of:=[.C539]/([.H539]-[.H538])" office:value-type="float" office:value="86809.3491240683" calcext:value-type="float">
            <text:p>86809.3491240683</text:p>
          </table:table-cell>
          <table:table-cell table:formula="of:=[.G539]-[.$B539]" office:value-type="float" office:value="8.11163926124573" calcext:value-type="float">
            <text:p>8.111639261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3643.45511" calcext:value-type="float">
            <text:p>1443143643.45511</text:p>
          </table:table-cell>
          <table:table-cell office:value-type="float" office:value="4376" calcext:value-type="float">
            <text:p>4376</text:p>
          </table:table-cell>
          <table:table-cell table:formula="of:=[.B540]-[.$B$2]" office:value-type="float" office:value="63.4548830986023" calcext:value-type="float">
            <text:p>63.4548830986</text:p>
          </table:table-cell>
          <table:table-cell table:formula="of:=[.C540]/([.D540]-[.D539])" office:value-type="float" office:value="99606.9524331541" calcext:value-type="float">
            <text:p>99606.9524331541</text:p>
          </table:table-cell>
          <table:table-cell/>
          <table:table-cell office:value-type="float" office:value="1443143651.57328" calcext:value-type="float">
            <text:p>1443143651.57328</text:p>
          </table:table-cell>
          <table:table-cell table:formula="of:=[.G540]-[.$B$2]" office:value-type="float" office:value="71.5730586051941" calcext:value-type="float">
            <text:p>71.5730586052</text:p>
          </table:table-cell>
          <table:table-cell table:formula="of:=[.C540]/([.H540]-[.H539])" office:value-type="float" office:value="86706.8258236411" calcext:value-type="float">
            <text:p>86706.8258236411</text:p>
          </table:table-cell>
          <table:table-cell table:formula="of:=[.G540]-[.$B540]" office:value-type="float" office:value="8.1181755065918" calcext:value-type="float">
            <text:p>8.118175506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3643.499" calcext:value-type="float">
            <text:p>1443143643.499</text:p>
          </table:table-cell>
          <table:table-cell office:value-type="float" office:value="4376" calcext:value-type="float">
            <text:p>4376</text:p>
          </table:table-cell>
          <table:table-cell table:formula="of:=[.B541]-[.$B$2]" office:value-type="float" office:value="63.4987771511078" calcext:value-type="float">
            <text:p>63.4987771511</text:p>
          </table:table-cell>
          <table:table-cell table:formula="of:=[.C541]/([.D541]-[.D540])" office:value-type="float" office:value="99694.5998424812" calcext:value-type="float">
            <text:p>99694.5998424812</text:p>
          </table:table-cell>
          <table:table-cell/>
          <table:table-cell office:value-type="float" office:value="1443143651.62373" calcext:value-type="float">
            <text:p>1443143651.62373</text:p>
          </table:table-cell>
          <table:table-cell table:formula="of:=[.G541]-[.$B$2]" office:value-type="float" office:value="71.623507976532" calcext:value-type="float">
            <text:p>71.6235079765</text:p>
          </table:table-cell>
          <table:table-cell table:formula="of:=[.C541]/([.H541]-[.H540])" office:value-type="float" office:value="86740.4267674858" calcext:value-type="float">
            <text:p>86740.4267674858</text:p>
          </table:table-cell>
          <table:table-cell table:formula="of:=[.G541]-[.$B541]" office:value-type="float" office:value="8.12473082542419" calcext:value-type="float">
            <text:p>8.124730825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3643.54289" calcext:value-type="float">
            <text:p>1443143643.54289</text:p>
          </table:table-cell>
          <table:table-cell office:value-type="float" office:value="4376" calcext:value-type="float">
            <text:p>4376</text:p>
          </table:table-cell>
          <table:table-cell table:formula="of:=[.B542]-[.$B$2]" office:value-type="float" office:value="63.5426709651947" calcext:value-type="float">
            <text:p>63.5426709652</text:p>
          </table:table-cell>
          <table:table-cell table:formula="of:=[.C542]/([.D542]-[.D541])" office:value-type="float" office:value="99695.1413548864" calcext:value-type="float">
            <text:p>99695.1413548864</text:p>
          </table:table-cell>
          <table:table-cell/>
          <table:table-cell office:value-type="float" office:value="1443143651.67418" calcext:value-type="float">
            <text:p>1443143651.67418</text:p>
          </table:table-cell>
          <table:table-cell table:formula="of:=[.G542]-[.$B$2]" office:value-type="float" office:value="71.6739552021027" calcext:value-type="float">
            <text:p>71.6739552021</text:p>
          </table:table-cell>
          <table:table-cell table:formula="of:=[.C542]/([.H542]-[.H541])" office:value-type="float" office:value="86744.1162620338" calcext:value-type="float">
            <text:p>86744.1162620338</text:p>
          </table:table-cell>
          <table:table-cell table:formula="of:=[.G542]-[.$B542]" office:value-type="float" office:value="8.13128423690796" calcext:value-type="float">
            <text:p>8.131284236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3643.58679" calcext:value-type="float">
            <text:p>1443143643.58679</text:p>
          </table:table-cell>
          <table:table-cell office:value-type="float" office:value="4376" calcext:value-type="float">
            <text:p>4376</text:p>
          </table:table-cell>
          <table:table-cell table:formula="of:=[.B543]-[.$B$2]" office:value-type="float" office:value="63.5865635871887" calcext:value-type="float">
            <text:p>63.5865635872</text:p>
          </table:table-cell>
          <table:table-cell table:formula="of:=[.C543]/([.D543]-[.D542])" office:value-type="float" office:value="99697.8490051548" calcext:value-type="float">
            <text:p>99697.8490051548</text:p>
          </table:table-cell>
          <table:table-cell/>
          <table:table-cell office:value-type="float" office:value="1443143651.72458" calcext:value-type="float">
            <text:p>1443143651.72458</text:p>
          </table:table-cell>
          <table:table-cell table:formula="of:=[.G543]-[.$B$2]" office:value-type="float" office:value="71.7243528366089" calcext:value-type="float">
            <text:p>71.7243528366</text:p>
          </table:table-cell>
          <table:table-cell table:formula="of:=[.C543]/([.H543]-[.H542])" office:value-type="float" office:value="86829.4721145977" calcext:value-type="float">
            <text:p>86829.4721145977</text:p>
          </table:table-cell>
          <table:table-cell table:formula="of:=[.G543]-[.$B543]" office:value-type="float" office:value="8.13778924942017" calcext:value-type="float">
            <text:p>8.137789249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3643.63068" calcext:value-type="float">
            <text:p>1443143643.63068</text:p>
          </table:table-cell>
          <table:table-cell office:value-type="float" office:value="4376" calcext:value-type="float">
            <text:p>4376</text:p>
          </table:table-cell>
          <table:table-cell table:formula="of:=[.B544]-[.$B$2]" office:value-type="float" office:value="63.6304552555084" calcext:value-type="float">
            <text:p>63.6304552555</text:p>
          </table:table-cell>
          <table:table-cell table:formula="of:=[.C544]/([.D544]-[.D543])" office:value-type="float" office:value="99700.0152312665" calcext:value-type="float">
            <text:p>99700.0152312665</text:p>
          </table:table-cell>
          <table:table-cell/>
          <table:table-cell office:value-type="float" office:value="1443143651.77501" calcext:value-type="float">
            <text:p>1443143651.77501</text:p>
          </table:table-cell>
          <table:table-cell table:formula="of:=[.G544]-[.$B$2]" office:value-type="float" office:value="71.7747921943665" calcext:value-type="float">
            <text:p>71.7747921944</text:p>
          </table:table-cell>
          <table:table-cell table:formula="of:=[.C544]/([.H544]-[.H543])" office:value-type="float" office:value="86757.6470944138" calcext:value-type="float">
            <text:p>86757.6470944138</text:p>
          </table:table-cell>
          <table:table-cell table:formula="of:=[.G544]-[.$B544]" office:value-type="float" office:value="8.14433693885803" calcext:value-type="float">
            <text:p>8.144336938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3643.67457" calcext:value-type="float">
            <text:p>1443143643.67457</text:p>
          </table:table-cell>
          <table:table-cell office:value-type="float" office:value="4376" calcext:value-type="float">
            <text:p>4376</text:p>
          </table:table-cell>
          <table:table-cell table:formula="of:=[.B545]-[.$B$2]" office:value-type="float" office:value="63.6743495464325" calcext:value-type="float">
            <text:p>63.6743495464</text:p>
          </table:table-cell>
          <table:table-cell table:formula="of:=[.C545]/([.D545]-[.D544])" office:value-type="float" office:value="99694.0583359586" calcext:value-type="float">
            <text:p>99694.0583359586</text:p>
          </table:table-cell>
          <table:table-cell/>
          <table:table-cell office:value-type="float" office:value="1443143651.82547" calcext:value-type="float">
            <text:p>1443143651.82547</text:p>
          </table:table-cell>
          <table:table-cell table:formula="of:=[.G545]-[.$B$2]" office:value-type="float" office:value="71.8252439498901" calcext:value-type="float">
            <text:p>71.8252439499</text:p>
          </table:table-cell>
          <table:table-cell table:formula="of:=[.C545]/([.H545]-[.H544])" office:value-type="float" office:value="86736.3276971788" calcext:value-type="float">
            <text:p>86736.3276971788</text:p>
          </table:table-cell>
          <table:table-cell table:formula="of:=[.G545]-[.$B545]" office:value-type="float" office:value="8.15089440345764" calcext:value-type="float">
            <text:p>8.150894403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3643.71847" calcext:value-type="float">
            <text:p>1443143643.71847</text:p>
          </table:table-cell>
          <table:table-cell office:value-type="float" office:value="4376" calcext:value-type="float">
            <text:p>4376</text:p>
          </table:table-cell>
          <table:table-cell table:formula="of:=[.B546]-[.$B$2]" office:value-type="float" office:value="63.718249797821" calcext:value-type="float">
            <text:p>63.7182497978</text:p>
          </table:table-cell>
          <table:table-cell table:formula="of:=[.C546]/([.D546]-[.D545])" office:value-type="float" office:value="99680.5225844643" calcext:value-type="float">
            <text:p>99680.5225844643</text:p>
          </table:table-cell>
          <table:table-cell/>
          <table:table-cell office:value-type="float" office:value="1443143651.87605" calcext:value-type="float">
            <text:p>1443143651.87605</text:p>
          </table:table-cell>
          <table:table-cell table:formula="of:=[.G546]-[.$B$2]" office:value-type="float" office:value="71.8758273124695" calcext:value-type="float">
            <text:p>71.8758273125</text:p>
          </table:table-cell>
          <table:table-cell table:formula="of:=[.C546]/([.H546]-[.H545])" office:value-type="float" office:value="86510.6583836879" calcext:value-type="float">
            <text:p>86510.6583836879</text:p>
          </table:table-cell>
          <table:table-cell table:formula="of:=[.G546]-[.$B546]" office:value-type="float" office:value="8.15757751464844" calcext:value-type="float">
            <text:p>8.157577514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3643.76237" calcext:value-type="float">
            <text:p>1443143643.76237</text:p>
          </table:table-cell>
          <table:table-cell office:value-type="float" office:value="4376" calcext:value-type="float">
            <text:p>4376</text:p>
          </table:table-cell>
          <table:table-cell table:formula="of:=[.B547]-[.$B$2]" office:value-type="float" office:value="63.7621433734894" calcext:value-type="float">
            <text:p>63.7621433735</text:p>
          </table:table-cell>
          <table:table-cell table:formula="of:=[.C547]/([.D547]-[.D546])" office:value-type="float" office:value="99695.6828731743" calcext:value-type="float">
            <text:p>99695.6828731743</text:p>
          </table:table-cell>
          <table:table-cell/>
          <table:table-cell office:value-type="float" office:value="1443143651.92644" calcext:value-type="float">
            <text:p>1443143651.92644</text:p>
          </table:table-cell>
          <table:table-cell table:formula="of:=[.G547]-[.$B$2]" office:value-type="float" office:value="71.9262130260468" calcext:value-type="float">
            <text:p>71.926213026</text:p>
          </table:table-cell>
          <table:table-cell table:formula="of:=[.C547]/([.H547]-[.H546])" office:value-type="float" office:value="86850.0153975006" calcext:value-type="float">
            <text:p>86850.0153975006</text:p>
          </table:table-cell>
          <table:table-cell table:formula="of:=[.G547]-[.$B547]" office:value-type="float" office:value="8.16406965255737" calcext:value-type="float">
            <text:p>8.164069652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3643.80626" calcext:value-type="float">
            <text:p>1443143643.80626</text:p>
          </table:table-cell>
          <table:table-cell office:value-type="float" office:value="4376" calcext:value-type="float">
            <text:p>4376</text:p>
          </table:table-cell>
          <table:table-cell table:formula="of:=[.B548]-[.$B$2]" office:value-type="float" office:value="63.8060338497162" calcext:value-type="float">
            <text:p>63.8060338497</text:p>
          </table:table-cell>
          <table:table-cell table:formula="of:=[.C548]/([.D548]-[.D547])" office:value-type="float" office:value="99702.7231462871" calcext:value-type="float">
            <text:p>99702.7231462871</text:p>
          </table:table-cell>
          <table:table-cell/>
          <table:table-cell office:value-type="float" office:value="1443143651.97686" calcext:value-type="float">
            <text:p>1443143651.97686</text:p>
          </table:table-cell>
          <table:table-cell table:formula="of:=[.G548]-[.$B$2]" office:value-type="float" office:value="71.9766323566437" calcext:value-type="float">
            <text:p>71.9766323566</text:p>
          </table:table-cell>
          <table:table-cell table:formula="of:=[.C548]/([.H548]-[.H547])" office:value-type="float" office:value="86792.1082686288" calcext:value-type="float">
            <text:p>86792.1082686288</text:p>
          </table:table-cell>
          <table:table-cell table:formula="of:=[.G548]-[.$B548]" office:value-type="float" office:value="8.17059850692749" calcext:value-type="float">
            <text:p>8.170598506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3643.85015" calcext:value-type="float">
            <text:p>1443143643.85015</text:p>
          </table:table-cell>
          <table:table-cell office:value-type="float" office:value="4376" calcext:value-type="float">
            <text:p>4376</text:p>
          </table:table-cell>
          <table:table-cell table:formula="of:=[.B549]-[.$B$2]" office:value-type="float" office:value="63.8499264717102" calcext:value-type="float">
            <text:p>63.8499264717</text:p>
          </table:table-cell>
          <table:table-cell table:formula="of:=[.C549]/([.D549]-[.D548])" office:value-type="float" office:value="99697.8490051548" calcext:value-type="float">
            <text:p>99697.8490051548</text:p>
          </table:table-cell>
          <table:table-cell/>
          <table:table-cell office:value-type="float" office:value="1443143652.02726" calcext:value-type="float">
            <text:p>1443143652.02726</text:p>
          </table:table-cell>
          <table:table-cell table:formula="of:=[.G549]-[.$B$2]" office:value-type="float" office:value="72.0270366668701" calcext:value-type="float">
            <text:p>72.0270366669</text:p>
          </table:table-cell>
          <table:table-cell table:formula="of:=[.C549]/([.H549]-[.H548])" office:value-type="float" office:value="86817.972120656" calcext:value-type="float">
            <text:p>86817.972120656</text:p>
          </table:table-cell>
          <table:table-cell table:formula="of:=[.G549]-[.$B549]" office:value-type="float" office:value="8.17711019515991" calcext:value-type="float">
            <text:p>8.177110195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3643.89406" calcext:value-type="float">
            <text:p>1443143643.89406</text:p>
          </table:table-cell>
          <table:table-cell office:value-type="float" office:value="4376" calcext:value-type="float">
            <text:p>4376</text:p>
          </table:table-cell>
          <table:table-cell table:formula="of:=[.B550]-[.$B$2]" office:value-type="float" office:value="63.8938407897949" calcext:value-type="float">
            <text:p>63.8938407898</text:p>
          </table:table-cell>
          <table:table-cell table:formula="of:=[.C550]/([.D550]-[.D549])" office:value-type="float" office:value="99648.5927791954" calcext:value-type="float">
            <text:p>99648.5927791954</text:p>
          </table:table-cell>
          <table:table-cell/>
          <table:table-cell office:value-type="float" office:value="1443143652.04325" calcext:value-type="float">
            <text:p>1443143652.04325</text:p>
          </table:table-cell>
          <table:table-cell table:formula="of:=[.G550]-[.$B$2]" office:value-type="float" office:value="72.0430297851563" calcext:value-type="float">
            <text:p>72.0430297852</text:p>
          </table:table-cell>
          <table:table-cell table:formula="of:=[.C550]/([.H550]-[.H549])" office:value-type="float" office:value="273617.684913536" calcext:value-type="float">
            <text:p>273617.684913536</text:p>
          </table:table-cell>
          <table:table-cell table:formula="of:=[.G550]-[.$B550]" office:value-type="float" office:value="8.14918899536133" calcext:value-type="float">
            <text:p>8.149188995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3643.93797" calcext:value-type="float">
            <text:p>1443143643.93797</text:p>
          </table:table-cell>
          <table:table-cell office:value-type="float" office:value="4376" calcext:value-type="float">
            <text:p>4376</text:p>
          </table:table-cell>
          <table:table-cell table:formula="of:=[.B551]-[.$B$2]" office:value-type="float" office:value="63.9377491474152" calcext:value-type="float">
            <text:p>63.9377491474</text:p>
          </table:table-cell>
          <table:table-cell table:formula="of:=[.C551]/([.D551]-[.D550])" office:value-type="float" office:value="99662.1198599082" calcext:value-type="float">
            <text:p>99662.1198599082</text:p>
          </table:table-cell>
          <table:table-cell/>
          <table:table-cell office:value-type="float" office:value="1443143652.05924" calcext:value-type="float">
            <text:p>1443143652.05924</text:p>
          </table:table-cell>
          <table:table-cell table:formula="of:=[.G551]-[.$B$2]" office:value-type="float" office:value="72.0590212345123" calcext:value-type="float">
            <text:p>72.0590212345</text:p>
          </table:table-cell>
          <table:table-cell table:formula="of:=[.C551]/([.H551]-[.H550])" office:value-type="float" office:value="273646.240722795" calcext:value-type="float">
            <text:p>273646.240722795</text:p>
          </table:table-cell>
          <table:table-cell table:formula="of:=[.G551]-[.$B551]" office:value-type="float" office:value="8.12127208709717" calcext:value-type="float">
            <text:p>8.121272087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3643.98187" calcext:value-type="float">
            <text:p>1443143643.98187</text:p>
          </table:table-cell>
          <table:table-cell office:value-type="float" office:value="4376" calcext:value-type="float">
            <text:p>4376</text:p>
          </table:table-cell>
          <table:table-cell table:formula="of:=[.B552]-[.$B$2]" office:value-type="float" office:value="63.9816434383392" calcext:value-type="float">
            <text:p>63.9816434383</text:p>
          </table:table-cell>
          <table:table-cell table:formula="of:=[.C552]/([.D552]-[.D551])" office:value-type="float" office:value="99694.0583359586" calcext:value-type="float">
            <text:p>99694.0583359586</text:p>
          </table:table-cell>
          <table:table-cell/>
          <table:table-cell office:value-type="float" office:value="1443143652.08776" calcext:value-type="float">
            <text:p>1443143652.08776</text:p>
          </table:table-cell>
          <table:table-cell table:formula="of:=[.G552]-[.$B$2]" office:value-type="float" office:value="72.0875382423401" calcext:value-type="float">
            <text:p>72.0875382423</text:p>
          </table:table-cell>
          <table:table-cell table:formula="of:=[.C552]/([.H552]-[.H551])" office:value-type="float" office:value="153452.284560526" calcext:value-type="float">
            <text:p>153452.284560526</text:p>
          </table:table-cell>
          <table:table-cell table:formula="of:=[.G552]-[.$B552]" office:value-type="float" office:value="8.10589480400085" calcext:value-type="float">
            <text:p>8.10589480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3644.02564" calcext:value-type="float">
            <text:p>1443143644.02564</text:p>
          </table:table-cell>
          <table:table-cell office:value-type="float" office:value="4376" calcext:value-type="float">
            <text:p>4376</text:p>
          </table:table-cell>
          <table:table-cell table:formula="of:=[.B553]-[.$B$2]" office:value-type="float" office:value="64.0254218578339" calcext:value-type="float">
            <text:p>64.0254218578</text:p>
          </table:table-cell>
          <table:table-cell table:formula="of:=[.C553]/([.D553]-[.D552])" office:value-type="float" office:value="99957.9256290165" calcext:value-type="float">
            <text:p>99957.9256290165</text:p>
          </table:table-cell>
          <table:table-cell/>
          <table:table-cell office:value-type="float" office:value="1443143652.13447" calcext:value-type="float">
            <text:p>1443143652.13447</text:p>
          </table:table-cell>
          <table:table-cell table:formula="of:=[.G553]-[.$B$2]" office:value-type="float" office:value="72.134242773056" calcext:value-type="float">
            <text:p>72.1342427731</text:p>
          </table:table-cell>
          <table:table-cell table:formula="of:=[.C553]/([.H553]-[.H552])" office:value-type="float" office:value="93695.4066965129" calcext:value-type="float">
            <text:p>93695.4066965129</text:p>
          </table:table-cell>
          <table:table-cell table:formula="of:=[.G553]-[.$B553]" office:value-type="float" office:value="8.10882091522217" calcext:value-type="float">
            <text:p>8.108820915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3644.06933" calcext:value-type="float">
            <text:p>1443143644.06933</text:p>
          </table:table-cell>
          <table:table-cell office:value-type="float" office:value="4376" calcext:value-type="float">
            <text:p>4376</text:p>
          </table:table-cell>
          <table:table-cell table:formula="of:=[.B554]-[.$B$2]" office:value-type="float" office:value="64.0691108703613" calcext:value-type="float">
            <text:p>64.0691108704</text:p>
          </table:table-cell>
          <table:table-cell table:formula="of:=[.C554]/([.D554]-[.D553])" office:value-type="float" office:value="100162.48358209" calcext:value-type="float">
            <text:p>100162.48358209</text:p>
          </table:table-cell>
          <table:table-cell/>
          <table:table-cell office:value-type="float" office:value="1443143652.18098" calcext:value-type="float">
            <text:p>1443143652.18098</text:p>
          </table:table-cell>
          <table:table-cell table:formula="of:=[.G554]-[.$B$2]" office:value-type="float" office:value="72.1807577610016" calcext:value-type="float">
            <text:p>72.180757761</text:p>
          </table:table-cell>
          <table:table-cell table:formula="of:=[.C554]/([.H554]-[.H553])" office:value-type="float" office:value="94077.2037847646" calcext:value-type="float">
            <text:p>94077.2037847646</text:p>
          </table:table-cell>
          <table:table-cell table:formula="of:=[.G554]-[.$B554]" office:value-type="float" office:value="8.11164689064026" calcext:value-type="float">
            <text:p>8.111646890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3644.11304" calcext:value-type="float">
            <text:p>1443143644.11304</text:p>
          </table:table-cell>
          <table:table-cell office:value-type="float" office:value="4376" calcext:value-type="float">
            <text:p>4376</text:p>
          </table:table-cell>
          <table:table-cell table:formula="of:=[.B555]-[.$B$2]" office:value-type="float" office:value="64.1128129959106" calcext:value-type="float">
            <text:p>64.1128129959</text:p>
          </table:table-cell>
          <table:table-cell table:formula="of:=[.C555]/([.D555]-[.D554])" office:value-type="float" office:value="100132.429372613" calcext:value-type="float">
            <text:p>100132.429372613</text:p>
          </table:table-cell>
          <table:table-cell/>
          <table:table-cell office:value-type="float" office:value="1443143652.22768" calcext:value-type="float">
            <text:p>1443143652.22768</text:p>
          </table:table-cell>
          <table:table-cell table:formula="of:=[.G555]-[.$B$2]" office:value-type="float" office:value="72.2274615764618" calcext:value-type="float">
            <text:p>72.2274615765</text:p>
          </table:table-cell>
          <table:table-cell table:formula="of:=[.C555]/([.H555]-[.H554])" office:value-type="float" office:value="93696.8416151922" calcext:value-type="float">
            <text:p>93696.8416151922</text:p>
          </table:table-cell>
          <table:table-cell table:formula="of:=[.G555]-[.$B555]" office:value-type="float" office:value="8.11464858055115" calcext:value-type="float">
            <text:p>8.114648580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3644.15671" calcext:value-type="float">
            <text:p>1443143644.15671</text:p>
          </table:table-cell>
          <table:table-cell office:value-type="float" office:value="4376" calcext:value-type="float">
            <text:p>4376</text:p>
          </table:table-cell>
          <table:table-cell table:formula="of:=[.B556]-[.$B$2]" office:value-type="float" office:value="64.1564869880676" calcext:value-type="float">
            <text:p>64.1564869881</text:p>
          </table:table-cell>
          <table:table-cell table:formula="of:=[.C556]/([.D556]-[.D555])" office:value-type="float" office:value="100196.931488902" calcext:value-type="float">
            <text:p>100196.931488902</text:p>
          </table:table-cell>
          <table:table-cell/>
          <table:table-cell office:value-type="float" office:value="1443143652.27439" calcext:value-type="float">
            <text:p>1443143652.27439</text:p>
          </table:table-cell>
          <table:table-cell table:formula="of:=[.G556]-[.$B$2]" office:value-type="float" office:value="72.2741670608521" calcext:value-type="float">
            <text:p>72.2741670609</text:p>
          </table:table-cell>
          <table:table-cell table:formula="of:=[.C556]/([.H556]-[.H555])" office:value-type="float" office:value="93693.4935399725" calcext:value-type="float">
            <text:p>93693.4935399725</text:p>
          </table:table-cell>
          <table:table-cell table:formula="of:=[.G556]-[.$B556]" office:value-type="float" office:value="8.11768007278442" calcext:value-type="float">
            <text:p>8.117680072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3644.20039" calcext:value-type="float">
            <text:p>1443143644.20039</text:p>
          </table:table-cell>
          <table:table-cell office:value-type="float" office:value="4376" calcext:value-type="float">
            <text:p>4376</text:p>
          </table:table-cell>
          <table:table-cell table:formula="of:=[.B557]-[.$B$2]" office:value-type="float" office:value="64.2001631259918" calcext:value-type="float">
            <text:p>64.200163126</text:p>
          </table:table-cell>
          <table:table-cell table:formula="of:=[.C557]/([.D557]-[.D556])" office:value-type="float" office:value="100192.008908735" calcext:value-type="float">
            <text:p>100192.008908735</text:p>
          </table:table-cell>
          <table:table-cell/>
          <table:table-cell office:value-type="float" office:value="1443143652.32103" calcext:value-type="float">
            <text:p>1443143652.32103</text:p>
          </table:table-cell>
          <table:table-cell table:formula="of:=[.G557]-[.$B$2]" office:value-type="float" office:value="72.3208057880402" calcext:value-type="float">
            <text:p>72.320805788</text:p>
          </table:table-cell>
          <table:table-cell table:formula="of:=[.C557]/([.H557]-[.H556])" office:value-type="float" office:value="93827.6034495979" calcext:value-type="float">
            <text:p>93827.6034495979</text:p>
          </table:table-cell>
          <table:table-cell table:formula="of:=[.G557]-[.$B557]" office:value-type="float" office:value="8.12064266204834" calcext:value-type="float">
            <text:p>8.12064266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3644.24406" calcext:value-type="float">
            <text:p>1443143644.24406</text:p>
          </table:table-cell>
          <table:table-cell office:value-type="float" office:value="4376" calcext:value-type="float">
            <text:p>4376</text:p>
          </table:table-cell>
          <table:table-cell table:formula="of:=[.B558]-[.$B$2]" office:value-type="float" office:value="64.2438373565674" calcext:value-type="float">
            <text:p>64.2438373566</text:p>
          </table:table-cell>
          <table:table-cell table:formula="of:=[.C558]/([.D558]-[.D557])" office:value-type="float" office:value="100196.384511663" calcext:value-type="float">
            <text:p>100196.384511663</text:p>
          </table:table-cell>
          <table:table-cell/>
          <table:table-cell office:value-type="float" office:value="1443143652.36788" calcext:value-type="float">
            <text:p>1443143652.36788</text:p>
          </table:table-cell>
          <table:table-cell table:formula="of:=[.G558]-[.$B$2]" office:value-type="float" office:value="72.3676602840424" calcext:value-type="float">
            <text:p>72.367660284</text:p>
          </table:table-cell>
          <table:table-cell table:formula="of:=[.C558]/([.H558]-[.H557])" office:value-type="float" office:value="93395.5196059474" calcext:value-type="float">
            <text:p>93395.5196059474</text:p>
          </table:table-cell>
          <table:table-cell table:formula="of:=[.G558]-[.$B558]" office:value-type="float" office:value="8.12382292747498" calcext:value-type="float">
            <text:p>8.123822927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3644.28774" calcext:value-type="float">
            <text:p>1443143644.28774</text:p>
          </table:table-cell>
          <table:table-cell office:value-type="float" office:value="4376" calcext:value-type="float">
            <text:p>4376</text:p>
          </table:table-cell>
          <table:table-cell table:formula="of:=[.B559]-[.$B$2]" office:value-type="float" office:value="64.2875158786774" calcext:value-type="float">
            <text:p>64.2875158787</text:p>
          </table:table-cell>
          <table:table-cell table:formula="of:=[.C559]/([.D559]-[.D558])" office:value-type="float" office:value="100186.539942468" calcext:value-type="float">
            <text:p>100186.539942468</text:p>
          </table:table-cell>
          <table:table-cell/>
          <table:table-cell office:value-type="float" office:value="1443143652.4144" calcext:value-type="float">
            <text:p>1443143652.4144</text:p>
          </table:table-cell>
          <table:table-cell table:formula="of:=[.G559]-[.$B$2]" office:value-type="float" office:value="72.4141767024994" calcext:value-type="float">
            <text:p>72.4141767025</text:p>
          </table:table-cell>
          <table:table-cell table:formula="of:=[.C559]/([.H559]-[.H558])" office:value-type="float" office:value="94074.3106445793" calcext:value-type="float">
            <text:p>94074.3106445793</text:p>
          </table:table-cell>
          <table:table-cell table:formula="of:=[.G559]-[.$B559]" office:value-type="float" office:value="8.12666082382202" calcext:value-type="float">
            <text:p>8.126660823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3644.33143" calcext:value-type="float">
            <text:p>1443143644.33143</text:p>
          </table:table-cell>
          <table:table-cell office:value-type="float" office:value="4376" calcext:value-type="float">
            <text:p>4376</text:p>
          </table:table-cell>
          <table:table-cell table:formula="of:=[.B560]-[.$B$2]" office:value-type="float" office:value="64.331205368042" calcext:value-type="float">
            <text:p>64.331205368</text:p>
          </table:table-cell>
          <table:table-cell table:formula="of:=[.C560]/([.D560]-[.D559])" office:value-type="float" office:value="100161.390385654" calcext:value-type="float">
            <text:p>100161.390385654</text:p>
          </table:table-cell>
          <table:table-cell/>
          <table:table-cell office:value-type="float" office:value="1443143652.46112" calcext:value-type="float">
            <text:p>1443143652.46112</text:p>
          </table:table-cell>
          <table:table-cell table:formula="of:=[.G560]-[.$B$2]" office:value-type="float" office:value="72.4608933925629" calcext:value-type="float">
            <text:p>72.4608933926</text:p>
          </table:table-cell>
          <table:table-cell table:formula="of:=[.C560]/([.H560]-[.H559])" office:value-type="float" office:value="93671.019801576" calcext:value-type="float">
            <text:p>93671.019801576</text:p>
          </table:table-cell>
          <table:table-cell table:formula="of:=[.G560]-[.$B560]" office:value-type="float" office:value="8.12968802452087" calcext:value-type="float">
            <text:p>8.129688024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3644.37513" calcext:value-type="float">
            <text:p>1443143644.37513</text:p>
          </table:table-cell>
          <table:table-cell office:value-type="float" office:value="4376" calcext:value-type="float">
            <text:p>4376</text:p>
          </table:table-cell>
          <table:table-cell table:formula="of:=[.B561]-[.$B$2]" office:value-type="float" office:value="64.3749094009399" calcext:value-type="float">
            <text:p>64.3749094009</text:p>
          </table:table-cell>
          <table:table-cell table:formula="of:=[.C561]/([.D561]-[.D560])" office:value-type="float" office:value="100128.059353656" calcext:value-type="float">
            <text:p>100128.059353656</text:p>
          </table:table-cell>
          <table:table-cell/>
          <table:table-cell office:value-type="float" office:value="1443143652.5078" calcext:value-type="float">
            <text:p>1443143652.5078</text:p>
          </table:table-cell>
          <table:table-cell table:formula="of:=[.G561]-[.$B$2]" office:value-type="float" office:value="72.507577419281" calcext:value-type="float">
            <text:p>72.5075774193</text:p>
          </table:table-cell>
          <table:table-cell table:formula="of:=[.C561]/([.H561]-[.H560])" office:value-type="float" office:value="93736.5584682877" calcext:value-type="float">
            <text:p>93736.5584682877</text:p>
          </table:table-cell>
          <table:table-cell table:formula="of:=[.G561]-[.$B561]" office:value-type="float" office:value="8.13266801834106" calcext:value-type="float">
            <text:p>8.132668018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3644.41881" calcext:value-type="float">
            <text:p>1443143644.41881</text:p>
          </table:table-cell>
          <table:table-cell office:value-type="float" office:value="4376" calcext:value-type="float">
            <text:p>4376</text:p>
          </table:table-cell>
          <table:table-cell table:formula="of:=[.B562]-[.$B$2]" office:value-type="float" office:value="64.418586730957" calcext:value-type="float">
            <text:p>64.418586731</text:p>
          </table:table-cell>
          <table:table-cell table:formula="of:=[.C562]/([.D562]-[.D561])" office:value-type="float" office:value="100189.274350968" calcext:value-type="float">
            <text:p>100189.274350968</text:p>
          </table:table-cell>
          <table:table-cell/>
          <table:table-cell office:value-type="float" office:value="1443143652.55448" calcext:value-type="float">
            <text:p>1443143652.55448</text:p>
          </table:table-cell>
          <table:table-cell table:formula="of:=[.G562]-[.$B$2]" office:value-type="float" office:value="72.5542538166046" calcext:value-type="float">
            <text:p>72.5542538166</text:p>
          </table:table-cell>
          <table:table-cell table:formula="of:=[.C562]/([.H562]-[.H561])" office:value-type="float" office:value="93751.8799846763" calcext:value-type="float">
            <text:p>93751.8799846763</text:p>
          </table:table-cell>
          <table:table-cell table:formula="of:=[.G562]-[.$B562]" office:value-type="float" office:value="8.13566708564758" calcext:value-type="float">
            <text:p>8.13566708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3644.46248" calcext:value-type="float">
            <text:p>1443143644.46248</text:p>
          </table:table-cell>
          <table:table-cell office:value-type="float" office:value="4376" calcext:value-type="float">
            <text:p>4376</text:p>
          </table:table-cell>
          <table:table-cell table:formula="of:=[.B563]-[.$B$2]" office:value-type="float" office:value="64.4622611999512" calcext:value-type="float">
            <text:p>64.4622612</text:p>
          </table:table-cell>
          <table:table-cell table:formula="of:=[.C563]/([.D563]-[.D562])" office:value-type="float" office:value="100195.837540397" calcext:value-type="float">
            <text:p>100195.837540397</text:p>
          </table:table-cell>
          <table:table-cell/>
          <table:table-cell office:value-type="float" office:value="1443143652.60117" calcext:value-type="float">
            <text:p>1443143652.60117</text:p>
          </table:table-cell>
          <table:table-cell table:formula="of:=[.G563]-[.$B$2]" office:value-type="float" office:value="72.6009426116943" calcext:value-type="float">
            <text:p>72.6009426117</text:p>
          </table:table-cell>
          <table:table-cell table:formula="of:=[.C563]/([.H563]-[.H562])" office:value-type="float" office:value="93726.9850633467" calcext:value-type="float">
            <text:p>93726.9850633467</text:p>
          </table:table-cell>
          <table:table-cell table:formula="of:=[.G563]-[.$B563]" office:value-type="float" office:value="8.13868141174316" calcext:value-type="float">
            <text:p>8.138681411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3644.50613" calcext:value-type="float">
            <text:p>1443143644.50613</text:p>
          </table:table-cell>
          <table:table-cell office:value-type="float" office:value="4376" calcext:value-type="float">
            <text:p>4376</text:p>
          </table:table-cell>
          <table:table-cell table:formula="of:=[.B564]-[.$B$2]" office:value-type="float" office:value="64.5059065818787" calcext:value-type="float">
            <text:p>64.5059065819</text:p>
          </table:table-cell>
          <table:table-cell table:formula="of:=[.C564]/([.D564]-[.D563])" office:value-type="float" office:value="100262.612142334" calcext:value-type="float">
            <text:p>100262.612142334</text:p>
          </table:table-cell>
          <table:table-cell/>
          <table:table-cell office:value-type="float" office:value="1443143652.64779" calcext:value-type="float">
            <text:p>1443143652.64779</text:p>
          </table:table-cell>
          <table:table-cell table:formula="of:=[.G564]-[.$B$2]" office:value-type="float" office:value="72.6475656032562" calcext:value-type="float">
            <text:p>72.6475656033</text:p>
          </table:table-cell>
          <table:table-cell table:formula="of:=[.C564]/([.H564]-[.H563])" office:value-type="float" office:value="93859.2710034722" calcext:value-type="float">
            <text:p>93859.2710034722</text:p>
          </table:table-cell>
          <table:table-cell table:formula="of:=[.G564]-[.$B564]" office:value-type="float" office:value="8.14165902137756" calcext:value-type="float">
            <text:p>8.141659021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3644.54981" calcext:value-type="float">
            <text:p>1443143644.54981</text:p>
          </table:table-cell>
          <table:table-cell office:value-type="float" office:value="4376" calcext:value-type="float">
            <text:p>4376</text:p>
          </table:table-cell>
          <table:table-cell table:formula="of:=[.B565]-[.$B$2]" office:value-type="float" office:value="64.5495893955231" calcext:value-type="float">
            <text:p>64.5495893955</text:p>
          </table:table-cell>
          <table:table-cell table:formula="of:=[.C565]/([.D565]-[.D564])" office:value-type="float" office:value="100176.697307594" calcext:value-type="float">
            <text:p>100176.697307594</text:p>
          </table:table-cell>
          <table:table-cell/>
          <table:table-cell office:value-type="float" office:value="1443143652.69455" calcext:value-type="float">
            <text:p>1443143652.69455</text:p>
          </table:table-cell>
          <table:table-cell table:formula="of:=[.G565]-[.$B$2]" office:value-type="float" office:value="72.6943261623383" calcext:value-type="float">
            <text:p>72.6943261623</text:p>
          </table:table-cell>
          <table:table-cell table:formula="of:=[.C565]/([.H565]-[.H564])" office:value-type="float" office:value="93583.1411323217" calcext:value-type="float">
            <text:p>93583.1411323217</text:p>
          </table:table-cell>
          <table:table-cell table:formula="of:=[.G565]-[.$B565]" office:value-type="float" office:value="8.14473676681519" calcext:value-type="float">
            <text:p>8.1447367668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3644.5935" calcext:value-type="float">
            <text:p>1443143644.5935</text:p>
          </table:table-cell>
          <table:table-cell office:value-type="float" office:value="4376" calcext:value-type="float">
            <text:p>4376</text:p>
          </table:table-cell>
          <table:table-cell table:formula="of:=[.B566]-[.$B$2]" office:value-type="float" office:value="64.5932731628418" calcext:value-type="float">
            <text:p>64.5932731628</text:p>
          </table:table-cell>
          <table:table-cell table:formula="of:=[.C566]/([.D566]-[.D565])" office:value-type="float" office:value="100174.510318028" calcext:value-type="float">
            <text:p>100174.510318028</text:p>
          </table:table-cell>
          <table:table-cell/>
          <table:table-cell office:value-type="float" office:value="1443143652.74122" calcext:value-type="float">
            <text:p>1443143652.74122</text:p>
          </table:table-cell>
          <table:table-cell table:formula="of:=[.G566]-[.$B$2]" office:value-type="float" office:value="72.7410006523132" calcext:value-type="float">
            <text:p>72.7410006523</text:p>
          </table:table-cell>
          <table:table-cell table:formula="of:=[.C566]/([.H566]-[.H565])" office:value-type="float" office:value="93755.7111464139" calcext:value-type="float">
            <text:p>93755.7111464139</text:p>
          </table:table-cell>
          <table:table-cell table:formula="of:=[.G566]-[.$B566]" office:value-type="float" office:value="8.14772748947144" calcext:value-type="float">
            <text:p>8.14772748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3644.63718" calcext:value-type="float">
            <text:p>1443143644.63718</text:p>
          </table:table-cell>
          <table:table-cell office:value-type="float" office:value="4376" calcext:value-type="float">
            <text:p>4376</text:p>
          </table:table-cell>
          <table:table-cell table:formula="of:=[.B567]-[.$B$2]" office:value-type="float" office:value="64.6369605064392" calcext:value-type="float">
            <text:p>64.6369605064</text:p>
          </table:table-cell>
          <table:table-cell table:formula="of:=[.C567]/([.D567]-[.D566])" office:value-type="float" office:value="100166.309957542" calcext:value-type="float">
            <text:p>100166.309957542</text:p>
          </table:table-cell>
          <table:table-cell/>
          <table:table-cell office:value-type="float" office:value="1443143652.78792" calcext:value-type="float">
            <text:p>1443143652.78792</text:p>
          </table:table-cell>
          <table:table-cell table:formula="of:=[.G567]-[.$B$2]" office:value-type="float" office:value="72.7876982688904" calcext:value-type="float">
            <text:p>72.7876982689</text:p>
          </table:table-cell>
          <table:table-cell table:formula="of:=[.C567]/([.H567]-[.H566])" office:value-type="float" office:value="93709.2794183719" calcext:value-type="float">
            <text:p>93709.2794183719</text:p>
          </table:table-cell>
          <table:table-cell table:formula="of:=[.G567]-[.$B567]" office:value-type="float" office:value="8.15073776245117" calcext:value-type="float">
            <text:p>8.150737762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3644.68087" calcext:value-type="float">
            <text:p>1443143644.68087</text:p>
          </table:table-cell>
          <table:table-cell office:value-type="float" office:value="4376" calcext:value-type="float">
            <text:p>4376</text:p>
          </table:table-cell>
          <table:table-cell table:formula="of:=[.B568]-[.$B$2]" office:value-type="float" office:value="64.6806433200836" calcext:value-type="float">
            <text:p>64.6806433201</text:p>
          </table:table-cell>
          <table:table-cell table:formula="of:=[.C568]/([.D568]-[.D567])" office:value-type="float" office:value="100176.697307594" calcext:value-type="float">
            <text:p>100176.697307594</text:p>
          </table:table-cell>
          <table:table-cell/>
          <table:table-cell office:value-type="float" office:value="1443143652.8346" calcext:value-type="float">
            <text:p>1443143652.8346</text:p>
          </table:table-cell>
          <table:table-cell table:formula="of:=[.G568]-[.$B$2]" office:value-type="float" office:value="72.8343772888184" calcext:value-type="float">
            <text:p>72.8343772888</text:p>
          </table:table-cell>
          <table:table-cell table:formula="of:=[.C568]/([.H568]-[.H567])" office:value-type="float" office:value="93746.612648504" calcext:value-type="float">
            <text:p>93746.612648504</text:p>
          </table:table-cell>
          <table:table-cell table:formula="of:=[.G568]-[.$B568]" office:value-type="float" office:value="8.15373396873474" calcext:value-type="float">
            <text:p>8.153733968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3644.72453" calcext:value-type="float">
            <text:p>1443143644.72453</text:p>
          </table:table-cell>
          <table:table-cell office:value-type="float" office:value="4376" calcext:value-type="float">
            <text:p>4376</text:p>
          </table:table-cell>
          <table:table-cell table:formula="of:=[.B569]-[.$B$2]" office:value-type="float" office:value="64.7243032455444" calcext:value-type="float">
            <text:p>64.7243032455</text:p>
          </table:table-cell>
          <table:table-cell table:formula="of:=[.C569]/([.D569]-[.D568])" office:value-type="float" office:value="100229.21371974" calcext:value-type="float">
            <text:p>100229.21371974</text:p>
          </table:table-cell>
          <table:table-cell/>
          <table:table-cell office:value-type="float" office:value="1443143652.88128" calcext:value-type="float">
            <text:p>1443143652.88128</text:p>
          </table:table-cell>
          <table:table-cell table:formula="of:=[.G569]-[.$B$2]" office:value-type="float" office:value="72.8810567855835" calcext:value-type="float">
            <text:p>72.8810567856</text:p>
          </table:table-cell>
          <table:table-cell table:formula="of:=[.C569]/([.H569]-[.H568])" office:value-type="float" office:value="93745.6550146076" calcext:value-type="float">
            <text:p>93745.6550146076</text:p>
          </table:table-cell>
          <table:table-cell table:formula="of:=[.G569]-[.$B569]" office:value-type="float" office:value="8.15675354003906" calcext:value-type="float">
            <text:p>8.1567535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3644.7682" calcext:value-type="float">
            <text:p>1443143644.7682</text:p>
          </table:table-cell>
          <table:table-cell office:value-type="float" office:value="4376" calcext:value-type="float">
            <text:p>4376</text:p>
          </table:table-cell>
          <table:table-cell table:formula="of:=[.B570]-[.$B$2]" office:value-type="float" office:value="64.7679784297943" calcext:value-type="float">
            <text:p>64.7679784298</text:p>
          </table:table-cell>
          <table:table-cell table:formula="of:=[.C570]/([.D570]-[.D569])" office:value-type="float" office:value="100194.196662427" calcext:value-type="float">
            <text:p>100194.196662427</text:p>
          </table:table-cell>
          <table:table-cell/>
          <table:table-cell office:value-type="float" office:value="1443143652.92795" calcext:value-type="float">
            <text:p>1443143652.92795</text:p>
          </table:table-cell>
          <table:table-cell table:formula="of:=[.G570]-[.$B$2]" office:value-type="float" office:value="72.9277284145355" calcext:value-type="float">
            <text:p>72.9277284145</text:p>
          </table:table-cell>
          <table:table-cell table:formula="of:=[.C570]/([.H570]-[.H569])" office:value-type="float" office:value="93761.4584761564" calcext:value-type="float">
            <text:p>93761.4584761564</text:p>
          </table:table-cell>
          <table:table-cell table:formula="of:=[.G570]-[.$B570]" office:value-type="float" office:value="8.15974998474121" calcext:value-type="float">
            <text:p>8.1597499847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3644.81187" calcext:value-type="float">
            <text:p>1443143644.81187</text:p>
          </table:table-cell>
          <table:table-cell office:value-type="float" office:value="4376" calcext:value-type="float">
            <text:p>4376</text:p>
          </table:table-cell>
          <table:table-cell table:formula="of:=[.B571]-[.$B$2]" office:value-type="float" office:value="64.8116507530212" calcext:value-type="float">
            <text:p>64.811650753</text:p>
          </table:table-cell>
          <table:table-cell table:formula="of:=[.C571]/([.D571]-[.D570])" office:value-type="float" office:value="100200.760496793" calcext:value-type="float">
            <text:p>100200.760496793</text:p>
          </table:table-cell>
          <table:table-cell/>
          <table:table-cell office:value-type="float" office:value="1443143652.97464" calcext:value-type="float">
            <text:p>1443143652.97464</text:p>
          </table:table-cell>
          <table:table-cell table:formula="of:=[.G571]-[.$B$2]" office:value-type="float" office:value="72.9744162559509" calcext:value-type="float">
            <text:p>72.974416256</text:p>
          </table:table-cell>
          <table:table-cell table:formula="of:=[.C571]/([.H571]-[.H570])" office:value-type="float" office:value="93728.8995878932" calcext:value-type="float">
            <text:p>93728.8995878932</text:p>
          </table:table-cell>
          <table:table-cell table:formula="of:=[.G571]-[.$B571]" office:value-type="float" office:value="8.16276550292969" calcext:value-type="float">
            <text:p>8.162765502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3644.85555" calcext:value-type="float">
            <text:p>1443143644.85555</text:p>
          </table:table-cell>
          <table:table-cell office:value-type="float" office:value="4376" calcext:value-type="float">
            <text:p>4376</text:p>
          </table:table-cell>
          <table:table-cell table:formula="of:=[.B572]-[.$B$2]" office:value-type="float" office:value="64.8553245067596" calcext:value-type="float">
            <text:p>64.8553245068</text:p>
          </table:table-cell>
          <table:table-cell table:formula="of:=[.C572]/([.D572]-[.D571])" office:value-type="float" office:value="100197.478472112" calcext:value-type="float">
            <text:p>100197.478472112</text:p>
          </table:table-cell>
          <table:table-cell/>
          <table:table-cell office:value-type="float" office:value="1443143653.02139" calcext:value-type="float">
            <text:p>1443143653.02139</text:p>
          </table:table-cell>
          <table:table-cell table:formula="of:=[.G572]-[.$B$2]" office:value-type="float" office:value="73.0211689472199" calcext:value-type="float">
            <text:p>73.0211689472</text:p>
          </table:table-cell>
          <table:table-cell table:formula="of:=[.C572]/([.H572]-[.H571])" office:value-type="float" office:value="93598.8898442082" calcext:value-type="float">
            <text:p>93598.8898442082</text:p>
          </table:table-cell>
          <table:table-cell table:formula="of:=[.G572]-[.$B572]" office:value-type="float" office:value="8.16584444046021" calcext:value-type="float">
            <text:p>8.165844440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3644.89923" calcext:value-type="float">
            <text:p>1443143644.89923</text:p>
          </table:table-cell>
          <table:table-cell office:value-type="float" office:value="4376" calcext:value-type="float">
            <text:p>4376</text:p>
          </table:table-cell>
          <table:table-cell table:formula="of:=[.B573]-[.$B$2]" office:value-type="float" office:value="64.899005651474" calcext:value-type="float">
            <text:p>64.8990056515</text:p>
          </table:table-cell>
          <table:table-cell table:formula="of:=[.C573]/([.D573]-[.D572])" office:value-type="float" office:value="100180.52476912" calcext:value-type="float">
            <text:p>100180.52476912</text:p>
          </table:table-cell>
          <table:table-cell/>
          <table:table-cell office:value-type="float" office:value="1443143653.03601" calcext:value-type="float">
            <text:p>1443143653.03601</text:p>
          </table:table-cell>
          <table:table-cell table:formula="of:=[.G573]-[.$B$2]" office:value-type="float" office:value="73.0357847213745" calcext:value-type="float">
            <text:p>73.0357847214</text:p>
          </table:table-cell>
          <table:table-cell table:formula="of:=[.C573]/([.H573]-[.H572])" office:value-type="float" office:value="299402.54643329" calcext:value-type="float">
            <text:p>299402.54643329</text:p>
          </table:table-cell>
          <table:table-cell table:formula="of:=[.G573]-[.$B573]" office:value-type="float" office:value="8.13677906990051" calcext:value-type="float">
            <text:p>8.136779069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3644.9429" calcext:value-type="float">
            <text:p>1443143644.9429</text:p>
          </table:table-cell>
          <table:table-cell office:value-type="float" office:value="4376" calcext:value-type="float">
            <text:p>4376</text:p>
          </table:table-cell>
          <table:table-cell table:formula="of:=[.B574]-[.$B$2]" office:value-type="float" office:value="64.9426815509796" calcext:value-type="float">
            <text:p>64.942681551</text:p>
          </table:table-cell>
          <table:table-cell table:formula="of:=[.C574]/([.D574]-[.D573])" office:value-type="float" office:value="100192.555838201" calcext:value-type="float">
            <text:p>100192.555838201</text:p>
          </table:table-cell>
          <table:table-cell/>
          <table:table-cell office:value-type="float" office:value="1443143653.05063" calcext:value-type="float">
            <text:p>1443143653.05063</text:p>
          </table:table-cell>
          <table:table-cell table:formula="of:=[.G574]-[.$B$2]" office:value-type="float" office:value="73.0504026412964" calcext:value-type="float">
            <text:p>73.0504026413</text:p>
          </table:table-cell>
          <table:table-cell table:formula="of:=[.C574]/([.H574]-[.H573])" office:value-type="float" office:value="299358.597077244" calcext:value-type="float">
            <text:p>299358.597077244</text:p>
          </table:table-cell>
          <table:table-cell table:formula="of:=[.G574]-[.$B574]" office:value-type="float" office:value="8.10772109031677" calcext:value-type="float">
            <text:p>8.107721090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3644.98658" calcext:value-type="float">
            <text:p>1443143644.98658</text:p>
          </table:table-cell>
          <table:table-cell office:value-type="float" office:value="4376" calcext:value-type="float">
            <text:p>4376</text:p>
          </table:table-cell>
          <table:table-cell table:formula="of:=[.B575]-[.$B$2]" office:value-type="float" office:value="64.9863560199738" calcext:value-type="float">
            <text:p>64.98635602</text:p>
          </table:table-cell>
          <table:table-cell table:formula="of:=[.C575]/([.D575]-[.D574])" office:value-type="float" office:value="100195.837540397" calcext:value-type="float">
            <text:p>100195.837540397</text:p>
          </table:table-cell>
          <table:table-cell/>
          <table:table-cell office:value-type="float" office:value="1443143653.07811" calcext:value-type="float">
            <text:p>1443143653.07811</text:p>
          </table:table-cell>
          <table:table-cell table:formula="of:=[.G575]-[.$B$2]" office:value-type="float" office:value="73.0778827667236" calcext:value-type="float">
            <text:p>73.0778827667</text:p>
          </table:table-cell>
          <table:table-cell table:formula="of:=[.C575]/([.H575]-[.H574])" office:value-type="float" office:value="159242.359049106" calcext:value-type="float">
            <text:p>159242.359049106</text:p>
          </table:table-cell>
          <table:table-cell table:formula="of:=[.G575]-[.$B575]" office:value-type="float" office:value="8.09152674674988" calcext:value-type="float">
            <text:p>8.091526746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3645.02897" calcext:value-type="float">
            <text:p>1443143645.02897</text:p>
          </table:table-cell>
          <table:table-cell office:value-type="float" office:value="4376" calcext:value-type="float">
            <text:p>4376</text:p>
          </table:table-cell>
          <table:table-cell table:formula="of:=[.B576]-[.$B$2]" office:value-type="float" office:value="65.0287430286407" calcext:value-type="float">
            <text:p>65.0287430286</text:p>
          </table:table-cell>
          <table:table-cell table:formula="of:=[.C576]/([.D576]-[.D575])" office:value-type="float" office:value="103239.179588714" calcext:value-type="float">
            <text:p>103239.179588714</text:p>
          </table:table-cell>
          <table:table-cell/>
          <table:table-cell office:value-type="float" office:value="1443143653.12199" calcext:value-type="float">
            <text:p>1443143653.12199</text:p>
          </table:table-cell>
          <table:table-cell table:formula="of:=[.G576]-[.$B$2]" office:value-type="float" office:value="73.121764421463" calcext:value-type="float">
            <text:p>73.1217644215</text:p>
          </table:table-cell>
          <table:table-cell table:formula="of:=[.C576]/([.H576]-[.H575])" office:value-type="float" office:value="99722.7662901447" calcext:value-type="float">
            <text:p>99722.7662901447</text:p>
          </table:table-cell>
          <table:table-cell table:formula="of:=[.G576]-[.$B576]" office:value-type="float" office:value="8.09302139282227" calcext:value-type="float">
            <text:p>8.093021392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3645.07078" calcext:value-type="float">
            <text:p>1443143645.07078</text:p>
          </table:table-cell>
          <table:table-cell office:value-type="float" office:value="4376" calcext:value-type="float">
            <text:p>4376</text:p>
          </table:table-cell>
          <table:table-cell table:formula="of:=[.B577]-[.$B$2]" office:value-type="float" office:value="65.0705544948578" calcext:value-type="float">
            <text:p>65.0705544949</text:p>
          </table:table-cell>
          <table:table-cell table:formula="of:=[.C577]/([.D577]-[.D576])" office:value-type="float" office:value="104660.28570451" calcext:value-type="float">
            <text:p>104660.28570451</text:p>
          </table:table-cell>
          <table:table-cell/>
          <table:table-cell office:value-type="float" office:value="1443143653.1659" calcext:value-type="float">
            <text:p>1443143653.1659</text:p>
          </table:table-cell>
          <table:table-cell table:formula="of:=[.G577]-[.$B$2]" office:value-type="float" office:value="73.1656742095947" calcext:value-type="float">
            <text:p>73.1656742096</text:p>
          </table:table-cell>
          <table:table-cell table:formula="of:=[.C577]/([.H577]-[.H576])" office:value-type="float" office:value="99658.8730256121" calcext:value-type="float">
            <text:p>99658.8730256121</text:p>
          </table:table-cell>
          <table:table-cell table:formula="of:=[.G577]-[.$B577]" office:value-type="float" office:value="8.09511971473694" calcext:value-type="float">
            <text:p>8.095119714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3645.11259" calcext:value-type="float">
            <text:p>1443143645.11259</text:p>
          </table:table-cell>
          <table:table-cell office:value-type="float" office:value="4376" calcext:value-type="float">
            <text:p>4376</text:p>
          </table:table-cell>
          <table:table-cell table:formula="of:=[.B578]-[.$B$2]" office:value-type="float" office:value="65.1123650074005" calcext:value-type="float">
            <text:p>65.1123650074</text:p>
          </table:table-cell>
          <table:table-cell table:formula="of:=[.C578]/([.D578]-[.D577])" office:value-type="float" office:value="104662.672946865" calcext:value-type="float">
            <text:p>104662.672946865</text:p>
          </table:table-cell>
          <table:table-cell/>
          <table:table-cell office:value-type="float" office:value="1443143653.20977" calcext:value-type="float">
            <text:p>1443143653.20977</text:p>
          </table:table-cell>
          <table:table-cell table:formula="of:=[.G578]-[.$B$2]" office:value-type="float" office:value="73.2095465660095" calcext:value-type="float">
            <text:p>73.209546566</text:p>
          </table:table-cell>
          <table:table-cell table:formula="of:=[.C578]/([.H578]-[.H577])" office:value-type="float" office:value="99743.9015727064" calcext:value-type="float">
            <text:p>99743.9015727064</text:p>
          </table:table-cell>
          <table:table-cell table:formula="of:=[.G578]-[.$B578]" office:value-type="float" office:value="8.09718155860901" calcext:value-type="float">
            <text:p>8.097181558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3645.15445" calcext:value-type="float">
            <text:p>1443143645.15445</text:p>
          </table:table-cell>
          <table:table-cell office:value-type="float" office:value="4376" calcext:value-type="float">
            <text:p>4376</text:p>
          </table:table-cell>
          <table:table-cell table:formula="of:=[.B579]-[.$B$2]" office:value-type="float" office:value="65.1542234420776" calcext:value-type="float">
            <text:p>65.1542234421</text:p>
          </table:table-cell>
          <table:table-cell table:formula="of:=[.C579]/([.D579]-[.D578])" office:value-type="float" office:value="104542.848621894" calcext:value-type="float">
            <text:p>104542.848621894</text:p>
          </table:table-cell>
          <table:table-cell/>
          <table:table-cell office:value-type="float" office:value="1443143653.25369" calcext:value-type="float">
            <text:p>1443143653.25369</text:p>
          </table:table-cell>
          <table:table-cell table:formula="of:=[.G579]-[.$B$2]" office:value-type="float" office:value="73.2534692287445" calcext:value-type="float">
            <text:p>73.2534692287</text:p>
          </table:table-cell>
          <table:table-cell table:formula="of:=[.C579]/([.H579]-[.H578])" office:value-type="float" office:value="99629.6610340616" calcext:value-type="float">
            <text:p>99629.6610340616</text:p>
          </table:table-cell>
          <table:table-cell table:formula="of:=[.G579]-[.$B579]" office:value-type="float" office:value="8.09924578666687" calcext:value-type="float">
            <text:p>8.099245786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3645.19626" calcext:value-type="float">
            <text:p>1443143645.19626</text:p>
          </table:table-cell>
          <table:table-cell office:value-type="float" office:value="4376" calcext:value-type="float">
            <text:p>4376</text:p>
          </table:table-cell>
          <table:table-cell table:formula="of:=[.B580]-[.$B$2]" office:value-type="float" office:value="65.1960380077362" calcext:value-type="float">
            <text:p>65.1960380077</text:p>
          </table:table-cell>
          <table:table-cell table:formula="of:=[.C580]/([.D580]-[.D579])" office:value-type="float" office:value="104652.527918898" calcext:value-type="float">
            <text:p>104652.527918898</text:p>
          </table:table-cell>
          <table:table-cell/>
          <table:table-cell office:value-type="float" office:value="1443143653.29756" calcext:value-type="float">
            <text:p>1443143653.29756</text:p>
          </table:table-cell>
          <table:table-cell table:formula="of:=[.G580]-[.$B$2]" office:value-type="float" office:value="73.2973392009735" calcext:value-type="float">
            <text:p>73.297339201</text:p>
          </table:table-cell>
          <table:table-cell table:formula="of:=[.C580]/([.H580]-[.H579])" office:value-type="float" office:value="99749.32231908" calcext:value-type="float">
            <text:p>99749.32231908</text:p>
          </table:table-cell>
          <table:table-cell table:formula="of:=[.G580]-[.$B580]" office:value-type="float" office:value="8.10130119323731" calcext:value-type="float">
            <text:p>8.101301193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3645.23821" calcext:value-type="float">
            <text:p>1443143645.23821</text:p>
          </table:table-cell>
          <table:table-cell office:value-type="float" office:value="4376" calcext:value-type="float">
            <text:p>4376</text:p>
          </table:table-cell>
          <table:table-cell table:formula="of:=[.B581]-[.$B$2]" office:value-type="float" office:value="65.2379858493805" calcext:value-type="float">
            <text:p>65.2379858494</text:p>
          </table:table-cell>
          <table:table-cell table:formula="of:=[.C581]/([.D581]-[.D580])" office:value-type="float" office:value="104320.027645474" calcext:value-type="float">
            <text:p>104320.027645474</text:p>
          </table:table-cell>
          <table:table-cell/>
          <table:table-cell office:value-type="float" office:value="1443143653.34145" calcext:value-type="float">
            <text:p>1443143653.34145</text:p>
          </table:table-cell>
          <table:table-cell table:formula="of:=[.G581]-[.$B$2]" office:value-type="float" office:value="73.3412303924561" calcext:value-type="float">
            <text:p>73.3412303925</text:p>
          </table:table-cell>
          <table:table-cell table:formula="of:=[.C581]/([.H581]-[.H580])" office:value-type="float" office:value="99701.0983796234" calcext:value-type="float">
            <text:p>99701.0983796234</text:p>
          </table:table-cell>
          <table:table-cell table:formula="of:=[.G581]-[.$B581]" office:value-type="float" office:value="8.10324454307556" calcext:value-type="float">
            <text:p>8.103244543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3645.28002" calcext:value-type="float">
            <text:p>1443143645.28002</text:p>
          </table:table-cell>
          <table:table-cell office:value-type="float" office:value="4376" calcext:value-type="float">
            <text:p>4376</text:p>
          </table:table-cell>
          <table:table-cell table:formula="of:=[.B582]-[.$B$2]" office:value-type="float" office:value="65.2797968387604" calcext:value-type="float">
            <text:p>65.2797968388</text:p>
          </table:table-cell>
          <table:table-cell table:formula="of:=[.C582]/([.D582]-[.D581])" office:value-type="float" office:value="104661.479312075" calcext:value-type="float">
            <text:p>104661.479312075</text:p>
          </table:table-cell>
          <table:table-cell/>
          <table:table-cell office:value-type="float" office:value="1443143653.38531" calcext:value-type="float">
            <text:p>1443143653.38531</text:p>
          </table:table-cell>
          <table:table-cell table:formula="of:=[.G582]-[.$B$2]" office:value-type="float" office:value="73.3850860595703" calcext:value-type="float">
            <text:p>73.3850860596</text:p>
          </table:table-cell>
          <table:table-cell table:formula="of:=[.C582]/([.H582]-[.H581])" office:value-type="float" office:value="99781.8591745314" calcext:value-type="float">
            <text:p>99781.8591745314</text:p>
          </table:table-cell>
          <table:table-cell table:formula="of:=[.G582]-[.$B582]" office:value-type="float" office:value="8.10528922080994" calcext:value-type="float">
            <text:p>8.10528922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3645.32182" calcext:value-type="float">
            <text:p>1443143645.32182</text:p>
          </table:table-cell>
          <table:table-cell office:value-type="float" office:value="4376" calcext:value-type="float">
            <text:p>4376</text:p>
          </table:table-cell>
          <table:table-cell table:formula="of:=[.B583]-[.$B$2]" office:value-type="float" office:value="65.3215928077698" calcext:value-type="float">
            <text:p>65.3215928078</text:p>
          </table:table-cell>
          <table:table-cell table:formula="of:=[.C583]/([.D583]-[.D582])" office:value-type="float" office:value="104699.091891275" calcext:value-type="float">
            <text:p>104699.091891275</text:p>
          </table:table-cell>
          <table:table-cell/>
          <table:table-cell office:value-type="float" office:value="1443143653.42918" calcext:value-type="float">
            <text:p>1443143653.42918</text:p>
          </table:table-cell>
          <table:table-cell table:formula="of:=[.G583]-[.$B$2]" office:value-type="float" office:value="73.4289541244507" calcext:value-type="float">
            <text:p>73.4289541245</text:p>
          </table:table-cell>
          <table:table-cell table:formula="of:=[.C583]/([.H583]-[.H582])" office:value-type="float" office:value="99753.6593404205" calcext:value-type="float">
            <text:p>99753.6593404205</text:p>
          </table:table-cell>
          <table:table-cell table:formula="of:=[.G583]-[.$B583]" office:value-type="float" office:value="8.10736131668091" calcext:value-type="float">
            <text:p>8.107361316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3645.36363" calcext:value-type="float">
            <text:p>1443143645.36363</text:p>
          </table:table-cell>
          <table:table-cell office:value-type="float" office:value="4376" calcext:value-type="float">
            <text:p>4376</text:p>
          </table:table-cell>
          <table:table-cell table:formula="of:=[.B584]-[.$B$2]" office:value-type="float" office:value="65.3634028434753" calcext:value-type="float">
            <text:p>65.3634028435</text:p>
          </table:table-cell>
          <table:table-cell table:formula="of:=[.C584]/([.D584]-[.D583])" office:value-type="float" office:value="104663.866608882" calcext:value-type="float">
            <text:p>104663.866608882</text:p>
          </table:table-cell>
          <table:table-cell/>
          <table:table-cell office:value-type="float" office:value="1443143653.47306" calcext:value-type="float">
            <text:p>1443143653.47306</text:p>
          </table:table-cell>
          <table:table-cell table:formula="of:=[.G584]-[.$B$2]" office:value-type="float" office:value="73.4728384017944" calcext:value-type="float">
            <text:p>73.4728384018</text:p>
          </table:table-cell>
          <table:table-cell table:formula="of:=[.C584]/([.H584]-[.H583])" office:value-type="float" office:value="99716.8066759388" calcext:value-type="float">
            <text:p>99716.8066759388</text:p>
          </table:table-cell>
          <table:table-cell table:formula="of:=[.G584]-[.$B584]" office:value-type="float" office:value="8.10943555831909" calcext:value-type="float">
            <text:p>8.109435558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3645.40543" calcext:value-type="float">
            <text:p>1443143645.40543</text:p>
          </table:table-cell>
          <table:table-cell office:value-type="float" office:value="4376" calcext:value-type="float">
            <text:p>4376</text:p>
          </table:table-cell>
          <table:table-cell table:formula="of:=[.B585]-[.$B$2]" office:value-type="float" office:value="65.405202627182" calcext:value-type="float">
            <text:p>65.4052026272</text:p>
          </table:table-cell>
          <table:table-cell table:formula="of:=[.C585]/([.D585]-[.D584])" office:value-type="float" office:value="104689.536929404" calcext:value-type="float">
            <text:p>104689.536929404</text:p>
          </table:table-cell>
          <table:table-cell/>
          <table:table-cell office:value-type="float" office:value="1443143653.51695" calcext:value-type="float">
            <text:p>1443143653.51695</text:p>
          </table:table-cell>
          <table:table-cell table:formula="of:=[.G585]-[.$B$2]" office:value-type="float" office:value="73.5167255401611" calcext:value-type="float">
            <text:p>73.5167255402</text:p>
          </table:table-cell>
          <table:table-cell table:formula="of:=[.C585]/([.H585]-[.H584])" office:value-type="float" office:value="99710.3060909624" calcext:value-type="float">
            <text:p>99710.3060909624</text:p>
          </table:table-cell>
          <table:table-cell table:formula="of:=[.G585]-[.$B585]" office:value-type="float" office:value="8.11152291297913" calcext:value-type="float">
            <text:p>8.11152291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3645.44736" calcext:value-type="float">
            <text:p>1443143645.44736</text:p>
          </table:table-cell>
          <table:table-cell office:value-type="float" office:value="4376" calcext:value-type="float">
            <text:p>4376</text:p>
          </table:table-cell>
          <table:table-cell table:formula="of:=[.B586]-[.$B$2]" office:value-type="float" office:value="65.4471383094788" calcext:value-type="float">
            <text:p>65.4471383095</text:p>
          </table:table-cell>
          <table:table-cell table:formula="of:=[.C586]/([.D586]-[.D585])" office:value-type="float" office:value="104350.275477426" calcext:value-type="float">
            <text:p>104350.275477426</text:p>
          </table:table-cell>
          <table:table-cell/>
          <table:table-cell office:value-type="float" office:value="1443143653.56083" calcext:value-type="float">
            <text:p>1443143653.56083</text:p>
          </table:table-cell>
          <table:table-cell table:formula="of:=[.G586]-[.$B$2]" office:value-type="float" office:value="73.5606069564819" calcext:value-type="float">
            <text:p>73.5606069565</text:p>
          </table:table-cell>
          <table:table-cell table:formula="of:=[.C586]/([.H586]-[.H585])" office:value-type="float" office:value="99723.308108578" calcext:value-type="float">
            <text:p>99723.308108578</text:p>
          </table:table-cell>
          <table:table-cell table:formula="of:=[.G586]-[.$B586]" office:value-type="float" office:value="8.11346864700317" calcext:value-type="float">
            <text:p>8.11346864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3645.48917" calcext:value-type="float">
            <text:p>1443143645.48917</text:p>
          </table:table-cell>
          <table:table-cell office:value-type="float" office:value="4376" calcext:value-type="float">
            <text:p>4376</text:p>
          </table:table-cell>
          <table:table-cell table:formula="of:=[.B587]-[.$B$2]" office:value-type="float" office:value="65.4889450073242" calcext:value-type="float">
            <text:p>65.4889450073</text:p>
          </table:table-cell>
          <table:table-cell table:formula="of:=[.C587]/([.D587]-[.D586])" office:value-type="float" office:value="104672.223005418" calcext:value-type="float">
            <text:p>104672.223005418</text:p>
          </table:table-cell>
          <table:table-cell/>
          <table:table-cell office:value-type="float" office:value="1443143653.60471" calcext:value-type="float">
            <text:p>1443143653.60471</text:p>
          </table:table-cell>
          <table:table-cell table:formula="of:=[.G587]-[.$B$2]" office:value-type="float" office:value="73.6044867038727" calcext:value-type="float">
            <text:p>73.6044867039</text:p>
          </table:table-cell>
          <table:table-cell table:formula="of:=[.C587]/([.H587]-[.H586])" office:value-type="float" office:value="99727.1010024722" calcext:value-type="float">
            <text:p>99727.1010024722</text:p>
          </table:table-cell>
          <table:table-cell table:formula="of:=[.G587]-[.$B587]" office:value-type="float" office:value="8.11554169654846" calcext:value-type="float">
            <text:p>8.115541696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3645.53114" calcext:value-type="float">
            <text:p>1443143645.53114</text:p>
          </table:table-cell>
          <table:table-cell office:value-type="float" office:value="4376" calcext:value-type="float">
            <text:p>4376</text:p>
          </table:table-cell>
          <table:table-cell table:formula="of:=[.B588]-[.$B$2]" office:value-type="float" office:value="65.5309209823608" calcext:value-type="float">
            <text:p>65.5309209824</text:p>
          </table:table-cell>
          <table:table-cell table:formula="of:=[.C588]/([.D588]-[.D587])" office:value-type="float" office:value="104250.109644439" calcext:value-type="float">
            <text:p>104250.109644439</text:p>
          </table:table-cell>
          <table:table-cell/>
          <table:table-cell office:value-type="float" office:value="1443143653.64859" calcext:value-type="float">
            <text:p>1443143653.64859</text:p>
          </table:table-cell>
          <table:table-cell table:formula="of:=[.G588]-[.$B$2]" office:value-type="float" office:value="73.648369550705" calcext:value-type="float">
            <text:p>73.6483695507</text:p>
          </table:table-cell>
          <table:table-cell table:formula="of:=[.C588]/([.H588]-[.H587])" office:value-type="float" office:value="99720.0572862902" calcext:value-type="float">
            <text:p>99720.0572862902</text:p>
          </table:table-cell>
          <table:table-cell table:formula="of:=[.G588]-[.$B588]" office:value-type="float" office:value="8.11744856834412" calcext:value-type="float">
            <text:p>8.117448568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3645.57295" calcext:value-type="float">
            <text:p>1443143645.57295</text:p>
          </table:table-cell>
          <table:table-cell office:value-type="float" office:value="4096" calcext:value-type="float">
            <text:p>4096</text:p>
          </table:table-cell>
          <table:table-cell table:formula="of:=[.B589]-[.$B$2]" office:value-type="float" office:value="65.5727314949036" calcext:value-type="float">
            <text:p>65.5727314949</text:p>
          </table:table-cell>
          <table:table-cell table:formula="of:=[.C589]/([.D589]-[.D588])" office:value-type="float" office:value="97965.7925937753" calcext:value-type="float">
            <text:p>97965.7925937753</text:p>
          </table:table-cell>
          <table:table-cell/>
          <table:table-cell office:value-type="float" office:value="1443143653.69256" calcext:value-type="float">
            <text:p>1443143653.69256</text:p>
          </table:table-cell>
          <table:table-cell table:formula="of:=[.G589]-[.$B$2]" office:value-type="float" office:value="73.6923403739929" calcext:value-type="float">
            <text:p>73.692340374</text:p>
          </table:table-cell>
          <table:table-cell table:formula="of:=[.C589]/([.H589]-[.H588])" office:value-type="float" office:value="93152.6792931621" calcext:value-type="float">
            <text:p>93152.6792931621</text:p>
          </table:table-cell>
          <table:table-cell table:formula="of:=[.G589]-[.$B589]" office:value-type="float" office:value="8.11960887908936" calcext:value-type="float">
            <text:p>8.11960887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18:22.043016883</dc:date>
    <meta:editing-duration>PT55S</meta:editing-duration>
    <meta:editing-cycles>2</meta:editing-cycles>
    <meta:generator>LibreOffice/4.4.2.2$Linux_X86_64 LibreOffice_project/40m0$Build-2</meta:generator>
    <meta:document-statistic meta:table-count="1" meta:cell-count="5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58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589" chart:label-cell-address="source_2.E1:source_2.E1" chart:class="chart:scatter">
            <chart:domain table:cell-range-address="source_2.D2:source_2.D589"/>
            <chart:data-point chart:repeated="5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589</svg:desc>
                </draw:g>
              </table:table-cell>
              <table:table-cell office:value-type="float" office:value="0">
                <text:p>0</text:p>
                <draw:g>
                  <svg:desc>source_2.E2:source_2.E5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865837097168">
                <text:p>0.054865837097168</text:p>
              </table:table-cell>
              <table:table-cell office:value-type="float" office:value="79758.1925570562">
                <text:p>79758.1925570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9710216522217">
                <text:p>0.109710216522217</text:p>
              </table:table-cell>
              <table:table-cell office:value-type="float" office:value="79789.3976716485">
                <text:p>79789.3976716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4547204971313">
                <text:p>0.164547204971313</text:p>
              </table:table-cell>
              <table:table-cell office:value-type="float" office:value="79800.1517545423">
                <text:p>79800.1517545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9384431838989">
                <text:p>0.219384431838989</text:p>
              </table:table-cell>
              <table:table-cell office:value-type="float" office:value="79799.8048033947">
                <text:p>79799.8048033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422022819519">
                <text:p>0.27422022819519</text:p>
              </table:table-cell>
              <table:table-cell office:value-type="float" office:value="79801.8865555353">
                <text:p>79801.886555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05387878418">
                <text:p>0.32905387878418</text:p>
              </table:table-cell>
              <table:table-cell office:value-type="float" office:value="79805.0093874055">
                <text:p>79805.009387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4026288986206">
                <text:p>0.384026288986206</text:p>
              </table:table-cell>
              <table:table-cell office:value-type="float" office:value="79603.568115678">
                <text:p>79603.568115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8863039016724">
                <text:p>0.438863039016724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3698596954346">
                <text:p>0.493698596954346</text:p>
              </table:table-cell>
              <table:table-cell office:value-type="float" office:value="79802.2335247851">
                <text:p>79802.233524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534393310547">
                <text:p>0.548534393310547</text:p>
              </table:table-cell>
              <table:table-cell office:value-type="float" office:value="79801.8865555353">
                <text:p>79801.8865555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3365182876587">
                <text:p>0.603365182876587</text:p>
              </table:table-cell>
              <table:table-cell office:value-type="float" office:value="79809.1735434413">
                <text:p>79809.1735434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8199787139893">
                <text:p>0.658199787139893</text:p>
              </table:table-cell>
              <table:table-cell office:value-type="float" office:value="79803.6214319566">
                <text:p>79803.6214319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042497634888">
                <text:p>0.713042497634888</text:p>
              </table:table-cell>
              <table:table-cell office:value-type="float" office:value="79791.8257595847">
                <text:p>79791.825759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7880201339722">
                <text:p>0.767880201339722</text:p>
              </table:table-cell>
              <table:table-cell office:value-type="float" office:value="79799.1109101502">
                <text:p>79799.1109101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2713375091553">
                <text:p>0.822713375091553</text:p>
              </table:table-cell>
              <table:table-cell office:value-type="float" office:value="79805.7033832347">
                <text:p>79805.7033832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7553462982178">
                <text:p>0.877553462982178</text:p>
              </table:table-cell>
              <table:table-cell office:value-type="float" office:value="79795.6416249305">
                <text:p>79795.6416249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2396173477173">
                <text:p>0.932396173477173</text:p>
              </table:table-cell>
              <table:table-cell office:value-type="float" office:value="79791.8257595847">
                <text:p>79791.8257595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723030090332">
                <text:p>0.98723030090332</text:p>
              </table:table-cell>
              <table:table-cell office:value-type="float" office:value="79804.3154036462">
                <text:p>79804.3154036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957915306091">
                <text:p>1.03957915306091</text:p>
              </table:table-cell>
              <table:table-cell office:value-type="float" office:value="83593.0458766572">
                <text:p>83593.0458766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120845794678">
                <text:p>1.09120845794678</text:p>
              </table:table-cell>
              <table:table-cell office:value-type="float" office:value="84758.0653985934">
                <text:p>84758.0653985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83084869385">
                <text:p>1.14283084869385</text:p>
              </table:table-cell>
              <table:table-cell office:value-type="float" office:value="84769.417624238">
                <text:p>84769.417624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445824623108">
                <text:p>1.19445824623108</text:p>
              </table:table-cell>
              <table:table-cell office:value-type="float" office:value="84761.1967433419">
                <text:p>84761.1967433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4612283706665">
                <text:p>1.24612283706665</text:p>
              </table:table-cell>
              <table:table-cell office:value-type="float" office:value="84700.1772244194">
                <text:p>84700.1772244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774808883667">
                <text:p>1.29774808883667</text:p>
              </table:table-cell>
              <table:table-cell office:value-type="float" office:value="84764.7197827573">
                <text:p>84764.7197827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4937167167664">
                <text:p>1.34937167167664</text:p>
              </table:table-cell>
              <table:table-cell office:value-type="float" office:value="84767.4601270061">
                <text:p>84767.4601270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09964466095">
                <text:p>1.4009964466095</text:p>
              </table:table-cell>
              <table:table-cell office:value-type="float" office:value="84765.5027201773">
                <text:p>84765.5027201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261573791504">
                <text:p>1.45261573791504</text:p>
              </table:table-cell>
              <table:table-cell office:value-type="float" office:value="84774.5075401719">
                <text:p>84774.5075401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422787666321">
                <text:p>1.50422787666321</text:p>
              </table:table-cell>
              <table:table-cell office:value-type="float" office:value="84786.2558331832">
                <text:p>84786.2558331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584383010864">
                <text:p>1.55584383010864</text:p>
              </table:table-cell>
              <table:table-cell office:value-type="float" office:value="84779.9896717215">
                <text:p>84779.9896717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745167732239">
                <text:p>1.60745167732239</text:p>
              </table:table-cell>
              <table:table-cell office:value-type="float" office:value="84793.3063721074">
                <text:p>84793.3063721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913105010986">
                <text:p>1.65913105010986</text:p>
              </table:table-cell>
              <table:table-cell office:value-type="float" office:value="84675.9502673476">
                <text:p>84675.9502673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074914932251">
                <text:p>1.71074914932251</text:p>
              </table:table-cell>
              <table:table-cell office:value-type="float" office:value="84776.4653629066">
                <text:p>84776.4653629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236319541931">
                <text:p>1.76236319541931</text:p>
              </table:table-cell>
              <table:table-cell office:value-type="float" office:value="84783.1226366723">
                <text:p>84783.1226366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39955997467">
                <text:p>1.8139955997467</text:p>
              </table:table-cell>
              <table:table-cell office:value-type="float" office:value="84752.9774568022">
                <text:p>84752.9774568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561131477356">
                <text:p>1.86561131477356</text:p>
              </table:table-cell>
              <table:table-cell office:value-type="float" office:value="84780.3812796778">
                <text:p>84780.3812796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724705696106">
                <text:p>1.91724705696106</text:p>
              </table:table-cell>
              <table:table-cell office:value-type="float" office:value="84747.4988179669">
                <text:p>84747.4988179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887063980103">
                <text:p>1.96887063980103</text:p>
              </table:table-cell>
              <table:table-cell office:value-type="float" office:value="84767.4601270061">
                <text:p>84767.4601270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1698470115662">
                <text:p>2.01698470115662</text:p>
              </table:table-cell>
              <table:table-cell office:value-type="float" office:value="90950.5428705929">
                <text:p>90950.5428705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986070632935">
                <text:p>2.05986070632935</text:p>
              </table:table-cell>
              <table:table-cell office:value-type="float" office:value="102061.747179359">
                <text:p>102061.747179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272979736328">
                <text:p>2.10272979736328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559674263">
                <text:p>2.14559674263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884777545929">
                <text:p>2.1884777545929</text:p>
              </table:table-cell>
              <table:table-cell office:value-type="float" office:value="102049.830442131">
                <text:p>102049.830442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3134708404541">
                <text:p>2.23134708404541</text:p>
              </table:table-cell>
              <table:table-cell office:value-type="float" office:value="102077.640492306">
                <text:p>102077.640492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742166519165">
                <text:p>2.2742166519165</text:p>
              </table:table-cell>
              <table:table-cell office:value-type="float" office:value="102077.072788752">
                <text:p>102077.072788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1708216667175">
                <text:p>2.31708216667175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995149612427">
                <text:p>2.35995149612427</text:p>
              </table:table-cell>
              <table:table-cell office:value-type="float" office:value="102077.640492306">
                <text:p>102077.640492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281653404236">
                <text:p>2.40281653404236</text:p>
              </table:table-cell>
              <table:table-cell office:value-type="float" office:value="102087.860236166">
                <text:p>102087.860236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568204879761">
                <text:p>2.44568204879761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8855829238892">
                <text:p>2.48855829238892</text:p>
              </table:table-cell>
              <table:table-cell office:value-type="float" office:value="102061.179652572">
                <text:p>102061.179652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3140139579773">
                <text:p>2.53140139579773</text:p>
              </table:table-cell>
              <table:table-cell office:value-type="float" office:value="102140.126457314">
                <text:p>102140.126457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7426810264587">
                <text:p>2.57426810264587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1712765693665">
                <text:p>2.61712765693665</text:p>
              </table:table-cell>
              <table:table-cell office:value-type="float" office:value="102100.921776087">
                <text:p>102100.921776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999579429626">
                <text:p>2.65999579429626</text:p>
              </table:table-cell>
              <table:table-cell office:value-type="float" office:value="102080.479104793">
                <text:p>102080.479104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0287418365479">
                <text:p>2.70287418365479</text:p>
              </table:table-cell>
              <table:table-cell office:value-type="float" office:value="102056.072195502">
                <text:p>102056.072195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578189849854">
                <text:p>2.74578189849854</text:p>
              </table:table-cell>
              <table:table-cell office:value-type="float" office:value="101986.321479374">
                <text:p>101986.321479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8864407539368">
                <text:p>2.78864407539368</text:p>
              </table:table-cell>
              <table:table-cell office:value-type="float" office:value="102094.674535675">
                <text:p>102094.674535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3152914047241">
                <text:p>2.83152914047241</text:p>
              </table:table-cell>
              <table:table-cell office:value-type="float" office:value="102040.185597616">
                <text:p>102040.185597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7441563606262">
                <text:p>2.87441563606262</text:p>
              </table:table-cell>
              <table:table-cell office:value-type="float" office:value="102036.781970102">
                <text:p>102036.781970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1729331016541">
                <text:p>2.91729331016541</text:p>
              </table:table-cell>
              <table:table-cell office:value-type="float" office:value="102057.774624393">
                <text:p>102057.7746243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6016192436218">
                <text:p>2.96016192436218</text:p>
              </table:table-cell>
              <table:table-cell office:value-type="float" office:value="102079.343640853">
                <text:p>102079.343640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0309586524963">
                <text:p>3.00309586524963</text:p>
              </table:table-cell>
              <table:table-cell office:value-type="float" office:value="101924.023500927">
                <text:p>101924.023500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4699015617371">
                <text:p>3.04699015617371</text:p>
              </table:table-cell>
              <table:table-cell office:value-type="float" office:value="99694.0583359586">
                <text:p>99694.0583359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9087586402893">
                <text:p>3.09087586402893</text:p>
              </table:table-cell>
              <table:table-cell office:value-type="float" office:value="99713.5562775031">
                <text:p>99713.5562775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3479018211365">
                <text:p>3.13479018211365</text:p>
              </table:table-cell>
              <table:table-cell office:value-type="float" office:value="99648.5927791954">
                <text:p>99648.5927791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868208885193">
                <text:p>3.17868208885193</text:p>
              </table:table-cell>
              <table:table-cell office:value-type="float" office:value="99699.4736659134">
                <text:p>99699.473665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257256507874">
                <text:p>3.22257256507874</text:p>
              </table:table-cell>
              <table:table-cell office:value-type="float" office:value="99702.7231462871">
                <text:p>99702.7231462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6646614074707">
                <text:p>3.26646614074707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1036114692688">
                <text:p>3.31036114692688</text:p>
              </table:table-cell>
              <table:table-cell office:value-type="float" office:value="99692.4338516857">
                <text:p>99692.4338516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542594909668">
                <text:p>3.3542594909668</text:p>
              </table:table-cell>
              <table:table-cell office:value-type="float" office:value="99684.8536250224">
                <text:p>99684.8536250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9814591407776">
                <text:p>3.39814591407776</text:p>
              </table:table-cell>
              <table:table-cell office:value-type="float" office:value="99711.9311577472">
                <text:p>99711.9311577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4204640388489">
                <text:p>3.44204640388489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8594522476196">
                <text:p>3.48594522476196</text:p>
              </table:table-cell>
              <table:table-cell office:value-type="float" office:value="99683.7708295995">
                <text:p>99683.7708295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2983927726746">
                <text:p>3.52983927726746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7373595237732">
                <text:p>3.57373595237732</text:p>
              </table:table-cell>
              <table:table-cell office:value-type="float" office:value="99688.6435942558">
                <text:p>99688.6435942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762714385986">
                <text:p>3.61762714385986</text:p>
              </table:table-cell>
              <table:table-cell office:value-type="float" office:value="99701.0983796234">
                <text:p>99701.0983796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6152334213257">
                <text:p>3.66152334213257</text:p>
              </table:table-cell>
              <table:table-cell office:value-type="float" office:value="99689.7264955408">
                <text:p>99689.7264955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0541334152222">
                <text:p>3.70541334152222</text:p>
              </table:table-cell>
              <table:table-cell office:value-type="float" office:value="99703.8063534831">
                <text:p>99703.8063534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4930739402771">
                <text:p>3.74930739402771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319977760315">
                <text:p>3.79319977760315</text:p>
              </table:table-cell>
              <table:table-cell office:value-type="float" office:value="99698.3905528577">
                <text:p>99698.3905528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709096908569">
                <text:p>3.83709096908569</text:p>
              </table:table-cell>
              <table:table-cell office:value-type="float" office:value="99701.0983796234">
                <text:p>99701.0983796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100481033325">
                <text:p>3.88100481033325</text:p>
              </table:table-cell>
              <table:table-cell office:value-type="float" office:value="99649.6748105197">
                <text:p>99649.6748105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2490530014038">
                <text:p>3.92490530014038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687979221344">
                <text:p>3.9687979221344</text:p>
              </table:table-cell>
              <table:table-cell office:value-type="float" office:value="99697.8490051548">
                <text:p>99697.8490051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1261162757874">
                <text:p>4.01261162757874</text:p>
              </table:table-cell>
              <table:table-cell office:value-type="float" office:value="99877.423185756">
                <text:p>99877.423185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562915802002">
                <text:p>4.0562915802002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9997177124023">
                <text:p>4.09997177124023</text:p>
              </table:table-cell>
              <table:table-cell office:value-type="float" office:value="100182.712021309">
                <text:p>100182.712021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4364147186279">
                <text:p>4.14364147186279</text:p>
              </table:table-cell>
              <table:table-cell office:value-type="float" office:value="100206.7781005">
                <text:p>100206.778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8731546401978">
                <text:p>4.18731546401978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3099279403687">
                <text:p>4.23099279403687</text:p>
              </table:table-cell>
              <table:table-cell office:value-type="float" office:value="100189.274350968">
                <text:p>100189.274350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7471780776978">
                <text:p>4.27471780776978</text:p>
              </table:table-cell>
              <table:table-cell office:value-type="float" office:value="100080.014307837">
                <text:p>100080.014307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1839656829834">
                <text:p>4.31839656829834</text:p>
              </table:table-cell>
              <table:table-cell office:value-type="float" office:value="100185.993078678">
                <text:p>100185.993078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6207485198975">
                <text:p>4.36207485198975</text:p>
              </table:table-cell>
              <table:table-cell office:value-type="float" office:value="100187.086812227">
                <text:p>100187.086812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0574717521668">
                <text:p>4.40574717521668</text:p>
              </table:table-cell>
              <table:table-cell office:value-type="float" office:value="100200.760496793">
                <text:p>100200.760496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942045211792">
                <text:p>4.44942045211792</text:p>
              </table:table-cell>
              <table:table-cell office:value-type="float" office:value="100198.57245645">
                <text:p>100198.57245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30956363678">
                <text:p>4.4930956363678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3677558898926">
                <text:p>4.53677558898926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8045244216919">
                <text:p>4.58045244216919</text:p>
              </table:table-cell>
              <table:table-cell office:value-type="float" office:value="100190.368156162">
                <text:p>100190.368156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2412643432617">
                <text:p>4.62412643432617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6780233383179">
                <text:p>4.66780233383179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1147990226746">
                <text:p>4.71147990226746</text:p>
              </table:table-cell>
              <table:table-cell office:value-type="float" office:value="100188.727457327">
                <text:p>100188.7274573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5515580177307">
                <text:p>4.75515580177307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9884004592896">
                <text:p>4.79884004592896</text:p>
              </table:table-cell>
              <table:table-cell office:value-type="float" office:value="100173.416859053">
                <text:p>100173.416859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8425145149231">
                <text:p>4.8425145149231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8619017601013">
                <text:p>4.88619017601013</text:p>
              </table:table-cell>
              <table:table-cell office:value-type="float" office:value="100193.102773638">
                <text:p>100193.1027736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2986178398132">
                <text:p>4.92986178398132</text:p>
              </table:table-cell>
              <table:table-cell office:value-type="float" office:value="100202.401589763">
                <text:p>100202.4015897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7353625297546">
                <text:p>4.97353625297546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1646518707275">
                <text:p>5.01646518707275</text:p>
              </table:table-cell>
              <table:table-cell office:value-type="float" office:value="101935.910872668">
                <text:p>101935.910872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5828309059143">
                <text:p>5.05828309059143</text:p>
              </table:table-cell>
              <table:table-cell office:value-type="float" office:value="104644.174666613">
                <text:p>104644.174666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0010671615601">
                <text:p>5.10010671615601</text:p>
              </table:table-cell>
              <table:table-cell office:value-type="float" office:value="104629.857907548">
                <text:p>104629.857907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4191579818726">
                <text:p>5.14191579818726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8372464179993">
                <text:p>5.18372464179993</text:p>
              </table:table-cell>
              <table:table-cell office:value-type="float" office:value="104666.850883046">
                <text:p>104666.850883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2553277015686">
                <text:p>5.22553277015686</text:p>
              </table:table-cell>
              <table:table-cell office:value-type="float" office:value="104668.641529232">
                <text:p>104668.641529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6734256744385">
                <text:p>5.26734256744385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30915093421936">
                <text:p>5.30915093421936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509669303894">
                <text:p>5.3509669303894</text:p>
              </table:table-cell>
              <table:table-cell office:value-type="float" office:value="104648.94779034">
                <text:p>104648.947790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927743434906">
                <text:p>5.3927743434906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3458127975464">
                <text:p>5.43458127975464</text:p>
              </table:table-cell>
              <table:table-cell office:value-type="float" office:value="104671.6260757">
                <text:p>104671.62607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7639036178589">
                <text:p>5.47639036178589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1819777488709">
                <text:p>5.51819777488709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5999779701233">
                <text:p>5.55999779701233</text:p>
              </table:table-cell>
              <table:table-cell office:value-type="float" office:value="104688.939802193">
                <text:p>104688.9398021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0180258750916">
                <text:p>5.60180258750916</text:p>
              </table:table-cell>
              <table:table-cell office:value-type="float" office:value="104676.998688278">
                <text:p>104676.9986882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4360666275024">
                <text:p>5.64360666275024</text:p>
              </table:table-cell>
              <table:table-cell office:value-type="float" office:value="104678.789681702">
                <text:p>104678.7896817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8541169166565">
                <text:p>5.68541169166565</text:p>
              </table:table-cell>
              <table:table-cell office:value-type="float" office:value="104676.401704089">
                <text:p>104676.4017040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2722411155701">
                <text:p>5.72722411155701</text:p>
              </table:table-cell>
              <table:table-cell office:value-type="float" office:value="104657.898571054">
                <text:p>104657.898571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6907467842102">
                <text:p>5.76907467842102</text:p>
              </table:table-cell>
              <table:table-cell office:value-type="float" office:value="104562.502443971">
                <text:p>104562.502443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1088900566101">
                <text:p>5.81088900566101</text:p>
              </table:table-cell>
              <table:table-cell office:value-type="float" office:value="104653.124630806">
                <text:p>104653.124630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5274910926819">
                <text:p>5.85274910926819</text:p>
              </table:table-cell>
              <table:table-cell office:value-type="float" office:value="104538.680579129">
                <text:p>104538.680579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9458560943604">
                <text:p>5.89458560943604</text:p>
              </table:table-cell>
              <table:table-cell office:value-type="float" office:value="104597.65951845">
                <text:p>104597.659518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3642425537109">
                <text:p>5.93642425537109</text:p>
              </table:table-cell>
              <table:table-cell office:value-type="float" office:value="104592.295046842">
                <text:p>104592.2950468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782350063324">
                <text:p>5.9782350063324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1913118362427">
                <text:p>6.01913118362427</text:p>
              </table:table-cell>
              <table:table-cell office:value-type="float" office:value="107002.666013723">
                <text:p>107002.6660137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5905604362488">
                <text:p>6.05905604362488</text:p>
              </table:table-cell>
              <table:table-cell office:value-type="float" office:value="109605.894671468">
                <text:p>109605.894671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9899044036865">
                <text:p>6.09899044036865</text:p>
              </table:table-cell>
              <table:table-cell office:value-type="float" office:value="109579.719660651">
                <text:p>109579.719660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3892912864685">
                <text:p>6.13892912864685</text:p>
              </table:table-cell>
              <table:table-cell office:value-type="float" office:value="109567.944984031">
                <text:p>109567.9449840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7884850502014">
                <text:p>6.17884850502014</text:p>
              </table:table-cell>
              <table:table-cell office:value-type="float" office:value="109620.950965754">
                <text:p>109620.950965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1875929832459">
                <text:p>6.21875929832459</text:p>
              </table:table-cell>
              <table:table-cell office:value-type="float" office:value="109644.525645468">
                <text:p>109644.525645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5867295265198">
                <text:p>6.25867295265198</text:p>
              </table:table-cell>
              <table:table-cell office:value-type="float" office:value="109636.666292336">
                <text:p>109636.666292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9858684539795">
                <text:p>6.29858684539795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3849000930786">
                <text:p>6.33849000930786</text:p>
              </table:table-cell>
              <table:table-cell office:value-type="float" office:value="109665.48943035">
                <text:p>109665.48943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7840080261231">
                <text:p>6.37840080261231</text:p>
              </table:table-cell>
              <table:table-cell office:value-type="float" office:value="109644.525645468">
                <text:p>109644.5256454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1830134391785">
                <text:p>6.41830134391785</text:p>
              </table:table-cell>
              <table:table-cell office:value-type="float" office:value="109672.697582982">
                <text:p>109672.697582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4581995010376">
                <text:p>6.4581995010376</text:p>
              </table:table-cell>
              <table:table-cell office:value-type="float" office:value="109679.251271326">
                <text:p>109679.2512713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9810576438904">
                <text:p>6.49810576438904</text:p>
              </table:table-cell>
              <table:table-cell office:value-type="float" office:value="109656.971925988">
                <text:p>109656.971925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3800821304321">
                <text:p>6.53800821304321</text:p>
              </table:table-cell>
              <table:table-cell office:value-type="float" office:value="109667.45519619">
                <text:p>109667.455196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7790899276733">
                <text:p>6.57790899276733</text:p>
              </table:table-cell>
              <table:table-cell office:value-type="float" office:value="109672.042257224">
                <text:p>109672.042257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1782360076904">
                <text:p>6.61782360076904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5774011611939">
                <text:p>6.65774011611939</text:p>
              </table:table-cell>
              <table:table-cell office:value-type="float" office:value="109628.808065846">
                <text:p>109628.808065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9765615463257">
                <text:p>6.69765615463257</text:p>
              </table:table-cell>
              <table:table-cell office:value-type="float" office:value="109630.117692032">
                <text:p>109630.117692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3756289482117">
                <text:p>6.73756289482117</text:p>
              </table:table-cell>
              <table:table-cell office:value-type="float" office:value="109655.661658133">
                <text:p>109655.661658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7746367454529">
                <text:p>6.77746367454529</text:p>
              </table:table-cell>
              <table:table-cell office:value-type="float" office:value="109672.042257224">
                <text:p>109672.042257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81736588478088">
                <text:p>6.81736588478088</text:p>
              </table:table-cell>
              <table:table-cell office:value-type="float" office:value="109668.110467131">
                <text:p>109668.110467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5725450515747">
                <text:p>6.85725450515747</text:p>
              </table:table-cell>
              <table:table-cell office:value-type="float" office:value="109705.47385912">
                <text:p>109705.47385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9716553688049">
                <text:p>6.89716553688049</text:p>
              </table:table-cell>
              <table:table-cell office:value-type="float" office:value="109643.870656336">
                <text:p>109643.870656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3706822395325">
                <text:p>6.93706822395325</text:p>
              </table:table-cell>
              <table:table-cell office:value-type="float" office:value="109666.79993308">
                <text:p>109666.799933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7697138786316">
                <text:p>6.97697138786316</text:p>
              </table:table-cell>
              <table:table-cell office:value-type="float" office:value="109665.48943035">
                <text:p>109665.489430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0232510566711">
                <text:p>20.0232510566711</text:p>
              </table:table-cell>
              <table:table-cell office:value-type="float" office:value="335.421293356333">
                <text:p>335.421293356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0780975818634">
                <text:p>20.0780975818634</text:p>
              </table:table-cell>
              <table:table-cell office:value-type="float" office:value="79786.276061432">
                <text:p>79786.276061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1329364776611">
                <text:p>20.1329364776611</text:p>
              </table:table-cell>
              <table:table-cell office:value-type="float" office:value="79797.3762298325">
                <text:p>79797.3762298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1877703666687">
                <text:p>20.1877703666687</text:p>
              </table:table-cell>
              <table:table-cell office:value-type="float" office:value="79804.6623940171">
                <text:p>79804.66239401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2425816059113">
                <text:p>20.2425816059113</text:p>
              </table:table-cell>
              <table:table-cell office:value-type="float" office:value="79837.6402444594">
                <text:p>79837.64024445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297415971756">
                <text:p>20.297415971756</text:p>
              </table:table-cell>
              <table:table-cell office:value-type="float" office:value="79803.9684162927">
                <text:p>79803.9684162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3522887229919">
                <text:p>20.3522887229919</text:p>
              </table:table-cell>
              <table:table-cell office:value-type="float" office:value="79748.1427745891">
                <text:p>79748.1427745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4071664810181">
                <text:p>20.4071664810181</text:p>
              </table:table-cell>
              <table:table-cell office:value-type="float" office:value="79740.8669267598">
                <text:p>79740.86692675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620022773743">
                <text:p>20.4620022773743</text:p>
              </table:table-cell>
              <table:table-cell office:value-type="float" office:value="79801.8865555353">
                <text:p>79801.88655553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5168349742889">
                <text:p>20.5168349742889</text:p>
              </table:table-cell>
              <table:table-cell office:value-type="float" office:value="79806.3973911342">
                <text:p>79806.3973911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5716578960419">
                <text:p>20.5716578960419</text:p>
              </table:table-cell>
              <table:table-cell office:value-type="float" office:value="79820.6272135824">
                <text:p>79820.6272135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6264803409576">
                <text:p>20.6264803409576</text:p>
              </table:table-cell>
              <table:table-cell office:value-type="float" office:value="79821.3214810691">
                <text:p>79821.3214810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6813051700592">
                <text:p>20.6813051700592</text:p>
              </table:table-cell>
              <table:table-cell office:value-type="float" office:value="79817.850264403">
                <text:p>79817.850264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7361381053925">
                <text:p>20.7361381053925</text:p>
              </table:table-cell>
              <table:table-cell office:value-type="float" office:value="79806.0503856757">
                <text:p>79806.0503856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909715175629">
                <text:p>20.7909715175629</text:p>
              </table:table-cell>
              <table:table-cell office:value-type="float" office:value="79805.3563838113">
                <text:p>79805.3563838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8458235263824">
                <text:p>20.8458235263824</text:p>
              </table:table-cell>
              <table:table-cell office:value-type="float" office:value="79778.2997226883">
                <text:p>79778.29972268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006700515747">
                <text:p>20.9006700515747</text:p>
              </table:table-cell>
              <table:table-cell office:value-type="float" office:value="79786.276061432">
                <text:p>79786.2760614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9555034637451">
                <text:p>20.9555034637451</text:p>
              </table:table-cell>
              <table:table-cell office:value-type="float" office:value="79805.3563838113">
                <text:p>79805.35638381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0097155570984">
                <text:p>21.0097155570984</text:p>
              </table:table-cell>
              <table:table-cell office:value-type="float" office:value="80719.9967631563">
                <text:p>80719.9967631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613412857056">
                <text:p>21.0613412857056</text:p>
              </table:table-cell>
              <table:table-cell office:value-type="float" office:value="84763.9368598003">
                <text:p>84763.9368598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29684448242">
                <text:p>21.1129684448242</text:p>
              </table:table-cell>
              <table:table-cell office:value-type="float" office:value="84761.5881777039">
                <text:p>84761.5881777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1645760536194">
                <text:p>21.1645760536194</text:p>
              </table:table-cell>
              <table:table-cell office:value-type="float" office:value="84793.6981030962">
                <text:p>84793.6981030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2161881923676">
                <text:p>21.2161881923676</text:p>
              </table:table-cell>
              <table:table-cell office:value-type="float" office:value="84786.2558331832">
                <text:p>84786.2558331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2678046226501">
                <text:p>21.2678046226501</text:p>
              </table:table-cell>
              <table:table-cell office:value-type="float" office:value="84779.206466662">
                <text:p>84779.206466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3194208145142">
                <text:p>21.3194208145142</text:p>
              </table:table-cell>
              <table:table-cell office:value-type="float" office:value="84779.5980673829">
                <text:p>84779.5980673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371039390564">
                <text:p>21.371039390564</text:p>
              </table:table-cell>
              <table:table-cell office:value-type="float" office:value="84775.6822229612">
                <text:p>84775.6822229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422699213028">
                <text:p>21.422699213028</text:p>
              </table:table-cell>
              <table:table-cell office:value-type="float" office:value="84707.9953294535">
                <text:p>84707.9953294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474317073822">
                <text:p>21.474317073822</text:p>
              </table:table-cell>
              <table:table-cell office:value-type="float" office:value="84776.8569383051">
                <text:p>84776.8569383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259387493134">
                <text:p>21.5259387493134</text:p>
              </table:table-cell>
              <table:table-cell office:value-type="float" office:value="84770.5921659731">
                <text:p>84770.59216597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775499343872">
                <text:p>21.5775499343872</text:p>
              </table:table-cell>
              <table:table-cell office:value-type="float" office:value="84787.8225182817">
                <text:p>84787.82251828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629162311554">
                <text:p>21.629162311554</text:p>
              </table:table-cell>
              <table:table-cell office:value-type="float" office:value="84785.864170955">
                <text:p>84785.86417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6807723045349">
                <text:p>21.6807723045349</text:p>
              </table:table-cell>
              <table:table-cell office:value-type="float" office:value="84789.7809560767">
                <text:p>84789.78095607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7323865890503">
                <text:p>21.7323865890503</text:p>
              </table:table-cell>
              <table:table-cell office:value-type="float" office:value="84782.7310033905">
                <text:p>84782.7310033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7840003967285">
                <text:p>21.7840003967285</text:p>
              </table:table-cell>
              <table:table-cell office:value-type="float" office:value="84783.5142735722">
                <text:p>84783.5142735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8356139659882">
                <text:p>21.8356139659882</text:p>
              </table:table-cell>
              <table:table-cell office:value-type="float" office:value="84783.9059140903">
                <text:p>84783.90591409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8872241973877">
                <text:p>21.8872241973877</text:p>
              </table:table-cell>
              <table:table-cell office:value-type="float" office:value="84789.3892612799">
                <text:p>84789.3892612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9388422966003">
                <text:p>21.9388422966003</text:p>
              </table:table-cell>
              <table:table-cell office:value-type="float" office:value="84776.4653629066">
                <text:p>84776.46536290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9904735088348">
                <text:p>21.9904735088348</text:p>
              </table:table-cell>
              <table:table-cell office:value-type="float" office:value="84754.9342851997">
                <text:p>84754.9342851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0350091457367">
                <text:p>22.0350091457367</text:p>
              </table:table-cell>
              <table:table-cell office:value-type="float" office:value="98258.3904580398">
                <text:p>98258.39045803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0778784751892">
                <text:p>22.0778784751892</text:p>
              </table:table-cell>
              <table:table-cell office:value-type="float" office:value="102077.640492306">
                <text:p>102077.640492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1207239627838">
                <text:p>22.1207239627838</text:p>
              </table:table-cell>
              <table:table-cell office:value-type="float" office:value="102134.442754039">
                <text:p>102134.4427540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1635971069336">
                <text:p>22.1635971069336</text:p>
              </table:table-cell>
              <table:table-cell office:value-type="float" office:value="102068.557993138">
                <text:p>102068.557993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064778804779">
                <text:p>22.2064778804779</text:p>
              </table:table-cell>
              <table:table-cell office:value-type="float" office:value="102050.397842707">
                <text:p>102050.397842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2493464946747">
                <text:p>22.2493464946747</text:p>
              </table:table-cell>
              <table:table-cell office:value-type="float" office:value="102079.343640853">
                <text:p>102079.3436408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2922139167786">
                <text:p>22.2922139167786</text:p>
              </table:table-cell>
              <table:table-cell office:value-type="float" office:value="102082.182348066">
                <text:p>102082.1823480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3350841999054">
                <text:p>22.3350841999054</text:p>
              </table:table-cell>
              <table:table-cell office:value-type="float" office:value="102075.36971598">
                <text:p>102075.369715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3779520988464">
                <text:p>22.3779520988464</text:p>
              </table:table-cell>
              <table:table-cell office:value-type="float" office:value="102081.046846236">
                <text:p>102081.0468462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4208204746246">
                <text:p>22.4208204746246</text:p>
              </table:table-cell>
              <table:table-cell office:value-type="float" office:value="102079.911369666">
                <text:p>102079.911369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4636881351471">
                <text:p>22.4636881351471</text:p>
              </table:table-cell>
              <table:table-cell office:value-type="float" office:value="102081.614593993">
                <text:p>102081.6145939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065519809723">
                <text:p>22.5065519809723</text:p>
              </table:table-cell>
              <table:table-cell office:value-type="float" office:value="102090.699417078">
                <text:p>102090.699417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5494191646576">
                <text:p>22.5494191646576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5922858715057">
                <text:p>22.5922858715057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6351540088654">
                <text:p>22.6351540088654</text:p>
              </table:table-cell>
              <table:table-cell office:value-type="float" office:value="102080.479104793">
                <text:p>102080.4791047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6780257225037">
                <text:p>22.6780257225037</text:p>
              </table:table-cell>
              <table:table-cell office:value-type="float" office:value="102071.963740914">
                <text:p>102071.9637409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208979129791">
                <text:p>22.7208979129791</text:p>
              </table:table-cell>
              <table:table-cell office:value-type="float" office:value="102070.828466402">
                <text:p>102070.8284664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7637660503387">
                <text:p>22.7637660503387</text:p>
              </table:table-cell>
              <table:table-cell office:value-type="float" office:value="102080.479104793">
                <text:p>102080.4791047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8066344261169">
                <text:p>22.8066344261169</text:p>
              </table:table-cell>
              <table:table-cell office:value-type="float" office:value="102079.911369666">
                <text:p>102079.9113696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8494980335236">
                <text:p>22.8494980335236</text:p>
              </table:table-cell>
              <table:table-cell office:value-type="float" office:value="102091.267272212">
                <text:p>102091.2672722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8923752307892">
                <text:p>22.8923752307892</text:p>
              </table:table-cell>
              <table:table-cell office:value-type="float" office:value="102058.909608541">
                <text:p>102058.9096085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9352502822876">
                <text:p>22.9352502822876</text:p>
              </table:table-cell>
              <table:table-cell office:value-type="float" office:value="102064.017349623">
                <text:p>102064.017349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9781284332275">
                <text:p>22.9781284332275</text:p>
              </table:table-cell>
              <table:table-cell office:value-type="float" office:value="102056.639665488">
                <text:p>102056.639665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0215182304382">
                <text:p>23.0215182304382</text:p>
              </table:table-cell>
              <table:table-cell office:value-type="float" office:value="100853.202395736">
                <text:p>100853.202395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0654261112213">
                <text:p>23.0654261112213</text:p>
              </table:table-cell>
              <table:table-cell office:value-type="float" office:value="99663.2021850209">
                <text:p>99663.20218502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1093263626099">
                <text:p>23.1093263626099</text:p>
              </table:table-cell>
              <table:table-cell office:value-type="float" office:value="99680.5225844643">
                <text:p>99680.5225844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1532280445099">
                <text:p>23.1532280445099</text:p>
              </table:table-cell>
              <table:table-cell office:value-type="float" office:value="99677.2745510136">
                <text:p>99677.27455101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971306800842">
                <text:p>23.1971306800842</text:p>
              </table:table-cell>
              <table:table-cell office:value-type="float" office:value="99675.1093129721">
                <text:p>99675.1093129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410311698914">
                <text:p>23.2410311698914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493309021">
                <text:p>23.28493309021</text:p>
              </table:table-cell>
              <table:table-cell office:value-type="float" office:value="99676.7332326842">
                <text:p>99676.73323268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288321495056">
                <text:p>23.3288321495056</text:p>
              </table:table-cell>
              <table:table-cell office:value-type="float" office:value="99683.2294407091">
                <text:p>99683.2294407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3727331161499">
                <text:p>23.3727331161499</text:p>
              </table:table-cell>
              <table:table-cell office:value-type="float" office:value="99678.8985412797">
                <text:p>99678.89854127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4166357517242">
                <text:p>23.4166357517242</text:p>
              </table:table-cell>
              <table:table-cell office:value-type="float" office:value="99675.1093129721">
                <text:p>99675.10931297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4605379104614">
                <text:p>23.4605379104614</text:p>
              </table:table-cell>
              <table:table-cell office:value-type="float" office:value="99676.1919202342">
                <text:p>99676.1919202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5044281482697">
                <text:p>23.5044281482697</text:p>
              </table:table-cell>
              <table:table-cell office:value-type="float" office:value="99703.2647469431">
                <text:p>99703.2647469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5483338832855">
                <text:p>23.5483338832855</text:p>
              </table:table-cell>
              <table:table-cell office:value-type="float" office:value="99668.0729389533">
                <text:p>99668.07293895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5922391414642">
                <text:p>23.5922391414642</text:p>
              </table:table-cell>
              <table:table-cell office:value-type="float" office:value="99669.1553933707">
                <text:p>99669.1553933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6361334323883">
                <text:p>23.6361334323883</text:p>
              </table:table-cell>
              <table:table-cell office:value-type="float" office:value="99694.0583359586">
                <text:p>99694.0583359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6800272464752">
                <text:p>23.6800272464752</text:p>
              </table:table-cell>
              <table:table-cell office:value-type="float" office:value="99695.1413548864">
                <text:p>99695.14135488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7239153385162">
                <text:p>23.7239153385162</text:p>
              </table:table-cell>
              <table:table-cell office:value-type="float" office:value="99708.1394176445">
                <text:p>99708.1394176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7678098678589">
                <text:p>23.7678098678589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8117046356201">
                <text:p>23.8117046356201</text:p>
              </table:table-cell>
              <table:table-cell office:value-type="float" office:value="99692.975340561">
                <text:p>99692.9753405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8556146621704">
                <text:p>23.8556146621704</text:p>
              </table:table-cell>
              <table:table-cell office:value-type="float" office:value="99658.3319071303">
                <text:p>99658.3319071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995034694672">
                <text:p>23.8995034694672</text:p>
              </table:table-cell>
              <table:table-cell office:value-type="float" office:value="99706.514474449">
                <text:p>99706.514474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433715343475">
                <text:p>23.9433715343475</text:p>
              </table:table-cell>
              <table:table-cell office:value-type="float" office:value="99753.6593404205">
                <text:p>99753.65934042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872407913208">
                <text:p>23.9872407913208</text:p>
              </table:table-cell>
              <table:table-cell office:value-type="float" office:value="99750.9486578877">
                <text:p>99750.94865788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309982299805">
                <text:p>24.0309982299805</text:p>
              </table:table-cell>
              <table:table-cell office:value-type="float" office:value="100005.853496938">
                <text:p>100005.853496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746960639954">
                <text:p>24.0746960639954</text:p>
              </table:table-cell>
              <table:table-cell office:value-type="float" office:value="100142.26331009">
                <text:p>100142.26331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18381023407">
                <text:p>24.118381023407</text:p>
              </table:table-cell>
              <table:table-cell office:value-type="float" office:value="100171.776715349">
                <text:p>100171.7767153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1620659828186">
                <text:p>24.1620659828186</text:p>
              </table:table-cell>
              <table:table-cell office:value-type="float" office:value="100171.776715349">
                <text:p>100171.7767153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2057437896729">
                <text:p>24.2057437896729</text:p>
              </table:table-cell>
              <table:table-cell office:value-type="float" office:value="100188.180569657">
                <text:p>100188.180569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2494280338287">
                <text:p>24.2494280338287</text:p>
              </table:table-cell>
              <table:table-cell office:value-type="float" office:value="100173.416859053">
                <text:p>100173.4168590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2931122779846">
                <text:p>24.2931122779846</text:p>
              </table:table-cell>
              <table:table-cell office:value-type="float" office:value="100173.416859053">
                <text:p>100173.416859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3367960453033">
                <text:p>24.3367960453033</text:p>
              </table:table-cell>
              <table:table-cell office:value-type="float" office:value="100174.510318028">
                <text:p>100174.510318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3804850578308">
                <text:p>24.3804850578308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4241631031036">
                <text:p>24.4241631031036</text:p>
              </table:table-cell>
              <table:table-cell office:value-type="float" office:value="100187.633687957">
                <text:p>100187.6336879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4678409099579">
                <text:p>24.4678409099579</text:p>
              </table:table-cell>
              <table:table-cell office:value-type="float" office:value="100188.180569657">
                <text:p>100188.1805696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5115156173706">
                <text:p>24.5115156173706</text:p>
              </table:table-cell>
              <table:table-cell office:value-type="float" office:value="100195.290575102">
                <text:p>100195.29057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5551934242249">
                <text:p>24.5551934242249</text:p>
              </table:table-cell>
              <table:table-cell office:value-type="float" office:value="100188.180569657">
                <text:p>100188.1805696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5988702774048">
                <text:p>24.5988702774048</text:p>
              </table:table-cell>
              <table:table-cell office:value-type="float" office:value="100190.368156162">
                <text:p>100190.368156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6425447463989">
                <text:p>24.6425447463989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6862297058105">
                <text:p>24.6862297058105</text:p>
              </table:table-cell>
              <table:table-cell office:value-type="float" office:value="100171.776715349">
                <text:p>100171.7767153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7299225330353">
                <text:p>24.7299225330353</text:p>
              </table:table-cell>
              <table:table-cell office:value-type="float" office:value="100153.738678715">
                <text:p>100153.7386787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7735967636108">
                <text:p>24.7735967636108</text:p>
              </table:table-cell>
              <table:table-cell office:value-type="float" office:value="100196.384511663">
                <text:p>100196.3845116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8172702789307">
                <text:p>24.8172702789307</text:p>
              </table:table-cell>
              <table:table-cell office:value-type="float" office:value="100198.025461295">
                <text:p>100198.0254612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8609466552734">
                <text:p>24.8609466552734</text:p>
              </table:table-cell>
              <table:table-cell office:value-type="float" office:value="100191.46198524">
                <text:p>100191.461985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9046416282654">
                <text:p>24.9046416282654</text:p>
              </table:table-cell>
              <table:table-cell office:value-type="float" office:value="100148.820341573">
                <text:p>100148.8203415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9483163356781">
                <text:p>24.9483163356781</text:p>
              </table:table-cell>
              <table:table-cell office:value-type="float" office:value="100195.290575102">
                <text:p>100195.290575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9919900894165">
                <text:p>24.9919900894165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0341308116913">
                <text:p>25.0341308116913</text:p>
              </table:table-cell>
              <table:table-cell office:value-type="float" office:value="103842.54857964">
                <text:p>103842.548579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0759370326996">
                <text:p>25.0759370326996</text:p>
              </table:table-cell>
              <table:table-cell office:value-type="float" office:value="104673.41688528">
                <text:p>104673.416885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1177458763123">
                <text:p>25.1177458763123</text:p>
              </table:table-cell>
              <table:table-cell office:value-type="float" office:value="104666.850883046">
                <text:p>104666.8508830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1595549583435">
                <text:p>25.1595549583435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2013595104218">
                <text:p>25.2013595104218</text:p>
              </table:table-cell>
              <table:table-cell office:value-type="float" office:value="104677.595679276">
                <text:p>104677.5956792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2431588172913">
                <text:p>25.2431588172913</text:p>
              </table:table-cell>
              <table:table-cell office:value-type="float" office:value="104690.731204262">
                <text:p>104690.7312042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2849681377411">
                <text:p>25.2849681377411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3267767429352">
                <text:p>25.3267767429352</text:p>
              </table:table-cell>
              <table:table-cell office:value-type="float" office:value="104667.4477583">
                <text:p>104667.44775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8577003479">
                <text:p>25.368577003479</text:p>
              </table:table-cell>
              <table:table-cell office:value-type="float" office:value="104688.342681793">
                <text:p>104688.3426817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103844165802">
                <text:p>25.4103844165802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4521915912628">
                <text:p>25.4521915912628</text:p>
              </table:table-cell>
              <table:table-cell office:value-type="float" office:value="104671.02915279">
                <text:p>104671.029152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4940056800842">
                <text:p>25.4940056800842</text:p>
              </table:table-cell>
              <table:table-cell office:value-type="float" office:value="104653.721349519">
                <text:p>104653.7213495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358135700226">
                <text:p>25.5358135700226</text:p>
              </table:table-cell>
              <table:table-cell office:value-type="float" office:value="104669.238424909">
                <text:p>104669.2384249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776329040527">
                <text:p>25.5776329040527</text:p>
              </table:table-cell>
              <table:table-cell office:value-type="float" office:value="104640.595109548">
                <text:p>104640.5951095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6194396018982">
                <text:p>25.6194396018982</text:p>
              </table:table-cell>
              <table:table-cell office:value-type="float" office:value="104672.223005418">
                <text:p>104672.2230054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6612484455109">
                <text:p>25.6612484455109</text:p>
              </table:table-cell>
              <table:table-cell office:value-type="float" office:value="104666.850883046">
                <text:p>104666.850883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7030553817749">
                <text:p>25.7030553817749</text:p>
              </table:table-cell>
              <table:table-cell office:value-type="float" office:value="104671.6260757">
                <text:p>104671.62607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7448663711548">
                <text:p>25.7448663711548</text:p>
              </table:table-cell>
              <table:table-cell office:value-type="float" office:value="104661.479312075">
                <text:p>104661.4793120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7866771221161">
                <text:p>25.7866771221161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8284869194031">
                <text:p>25.8284869194031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8702960014343">
                <text:p>25.8702960014343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9121162891388">
                <text:p>25.9121162891388</text:p>
              </table:table-cell>
              <table:table-cell office:value-type="float" office:value="104638.208874218">
                <text:p>104638.2088742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539515972137">
                <text:p>25.9539515972137</text:p>
              </table:table-cell>
              <table:table-cell office:value-type="float" office:value="104600.640018237">
                <text:p>104600.6400182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957644939423">
                <text:p>25.9957644939423</text:p>
              </table:table-cell>
              <table:table-cell office:value-type="float" office:value="104656.70504516">
                <text:p>104656.705045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358803272247">
                <text:p>26.0358803272247</text:p>
              </table:table-cell>
              <table:table-cell office:value-type="float" office:value="109084.110734705">
                <text:p>109084.1107347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0758430957794">
                <text:p>26.0758430957794</text:p>
              </table:table-cell>
              <table:table-cell office:value-type="float" office:value="109501.922871325">
                <text:p>109501.9228713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1157593727112">
                <text:p>26.1157593727112</text:p>
              </table:table-cell>
              <table:table-cell office:value-type="float" office:value="109629.462875028">
                <text:p>109629.462875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1556758880615">
                <text:p>26.1556758880615</text:p>
              </table:table-cell>
              <table:table-cell office:value-type="float" office:value="109628.808065846">
                <text:p>109628.8080658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1955862045288">
                <text:p>26.1955862045288</text:p>
              </table:table-cell>
              <table:table-cell office:value-type="float" office:value="109645.835647208">
                <text:p>109645.835647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2354979515076">
                <text:p>26.2354979515076</text:p>
              </table:table-cell>
              <table:table-cell office:value-type="float" office:value="109641.905735893">
                <text:p>109641.9057358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2754147052765">
                <text:p>26.2754147052765</text:p>
              </table:table-cell>
              <table:table-cell office:value-type="float" office:value="109628.153264486">
                <text:p>109628.1532644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3153145313263">
                <text:p>26.3153145313263</text:p>
              </table:table-cell>
              <table:table-cell office:value-type="float" office:value="109674.663607247">
                <text:p>109674.6636072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3552277088165">
                <text:p>26.3552277088165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3951416015625">
                <text:p>26.3951416015625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4351236820221">
                <text:p>26.4351236820221</text:p>
              </table:table-cell>
              <table:table-cell office:value-type="float" office:value="109449.03190874">
                <text:p>109449.031908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4750399589539">
                <text:p>26.4750399589539</text:p>
              </table:table-cell>
              <table:table-cell office:value-type="float" office:value="109629.462875028">
                <text:p>109629.462875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5149517059326">
                <text:p>26.5149517059326</text:p>
              </table:table-cell>
              <table:table-cell office:value-type="float" office:value="109641.905735893">
                <text:p>109641.9057358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5548696517944">
                <text:p>26.5548696517944</text:p>
              </table:table-cell>
              <table:table-cell office:value-type="float" office:value="109624.879375015">
                <text:p>109624.879375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5947709083557">
                <text:p>26.5947709083557</text:p>
              </table:table-cell>
              <table:table-cell office:value-type="float" office:value="109670.731629202">
                <text:p>109670.7316292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634667634964">
                <text:p>26.634667634964</text:p>
              </table:table-cell>
              <table:table-cell office:value-type="float" office:value="109683.183860308">
                <text:p>109683.1838603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6745688915253">
                <text:p>26.6745688915253</text:p>
              </table:table-cell>
              <table:table-cell office:value-type="float" office:value="109670.731629202">
                <text:p>109670.731629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7144787311554">
                <text:p>26.7144787311554</text:p>
              </table:table-cell>
              <table:table-cell office:value-type="float" office:value="109647.145680251">
                <text:p>109647.1456802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7543745040894">
                <text:p>26.7543745040894</text:p>
              </table:table-cell>
              <table:table-cell office:value-type="float" office:value="109685.805742971">
                <text:p>109685.8057429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7942736148834">
                <text:p>26.7942736148834</text:p>
              </table:table-cell>
              <table:table-cell office:value-type="float" office:value="109676.629702">
                <text:p>109676.6297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8341946601868">
                <text:p>26.8341946601868</text:p>
              </table:table-cell>
              <table:table-cell office:value-type="float" office:value="109616.368177448">
                <text:p>109616.3681774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8741407394409">
                <text:p>26.8741407394409</text:p>
              </table:table-cell>
              <table:table-cell office:value-type="float" office:value="109547.672304919">
                <text:p>109547.6723049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9140343666077">
                <text:p>26.9140343666077</text:p>
              </table:table-cell>
              <table:table-cell office:value-type="float" office:value="109691.70543729">
                <text:p>109691.70543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9539175033569">
                <text:p>26.9539175033569</text:p>
              </table:table-cell>
              <table:table-cell office:value-type="float" office:value="109720.557525615">
                <text:p>109720.5575256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9938008785248">
                <text:p>26.9938008785248</text:p>
              </table:table-cell>
              <table:table-cell office:value-type="float" office:value="109719.90162778">
                <text:p>109719.901627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0463914871216">
                <text:p>40.0463914871216</text:p>
              </table:table-cell>
              <table:table-cell office:value-type="float" office:value="335.259116846723">
                <text:p>335.259116846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1012279987335">
                <text:p>40.1012279987335</text:p>
              </table:table-cell>
              <table:table-cell office:value-type="float" office:value="79800.8456658884">
                <text:p>79800.84566588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1560475826263">
                <text:p>40.1560475826263</text:p>
              </table:table-cell>
              <table:table-cell office:value-type="float" office:value="79825.4873396251">
                <text:p>79825.48733962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2109005451202">
                <text:p>40.2109005451202</text:p>
              </table:table-cell>
              <table:table-cell office:value-type="float" office:value="79776.912696136">
                <text:p>79776.912696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2657434940338">
                <text:p>40.2657434940338</text:p>
              </table:table-cell>
              <table:table-cell office:value-type="float" office:value="79791.4788808319">
                <text:p>79791.47888083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3206198215485">
                <text:p>40.3206198215485</text:p>
              </table:table-cell>
              <table:table-cell office:value-type="float" office:value="79742.9456049494">
                <text:p>79742.94560494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3754532337189">
                <text:p>40.3754532337189</text:p>
              </table:table-cell>
              <table:table-cell office:value-type="float" office:value="79805.3563838113">
                <text:p>79805.3563838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4302864074707">
                <text:p>40.4302864074707</text:p>
              </table:table-cell>
              <table:table-cell office:value-type="float" office:value="79805.7033832347">
                <text:p>79805.70338323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4851212501526">
                <text:p>40.4851212501526</text:p>
              </table:table-cell>
              <table:table-cell office:value-type="float" office:value="79803.2744506378">
                <text:p>79803.27445063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5399580001831">
                <text:p>40.5399580001831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5947921276093">
                <text:p>40.5947921276093</text:p>
              </table:table-cell>
              <table:table-cell office:value-type="float" office:value="79804.3154036462">
                <text:p>79804.31540364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6496267318726">
                <text:p>40.6496267318726</text:p>
              </table:table-cell>
              <table:table-cell office:value-type="float" office:value="79803.6214319566">
                <text:p>79803.62143195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7044665813446">
                <text:p>40.7044665813446</text:p>
              </table:table-cell>
              <table:table-cell office:value-type="float" office:value="79795.9885398778">
                <text:p>79795.98853987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7593033313751">
                <text:p>40.7593033313751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8141267299652">
                <text:p>40.8141267299652</text:p>
              </table:table-cell>
              <table:table-cell office:value-type="float" office:value="79819.9329581728">
                <text:p>79819.93295817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8689594268799">
                <text:p>40.8689594268799</text:p>
              </table:table-cell>
              <table:table-cell office:value-type="float" office:value="79806.3973911342">
                <text:p>79806.39739113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9238042831421">
                <text:p>40.9238042831421</text:p>
              </table:table-cell>
              <table:table-cell office:value-type="float" office:value="79788.7039593803">
                <text:p>79788.70395938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9786376953125">
                <text:p>40.9786376953125</text:p>
              </table:table-cell>
              <table:table-cell office:value-type="float" office:value="79805.3563838113">
                <text:p>79805.35638381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0314857959747">
                <text:p>41.0314857959747</text:p>
              </table:table-cell>
              <table:table-cell office:value-type="float" office:value="82803.3542391309">
                <text:p>82803.3542391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0831091403961">
                <text:p>41.0831091403961</text:p>
              </table:table-cell>
              <table:table-cell office:value-type="float" office:value="84767.85161922">
                <text:p>84767.851619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1347234249115">
                <text:p>41.1347234249115</text:p>
              </table:table-cell>
              <table:table-cell office:value-type="float" office:value="84782.7310033905">
                <text:p>84782.73100339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1863474845886">
                <text:p>41.1863474845886</text:p>
              </table:table-cell>
              <table:table-cell office:value-type="float" office:value="84766.6771534266">
                <text:p>84766.6771534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2379667758942">
                <text:p>41.2379667758942</text:p>
              </table:table-cell>
              <table:table-cell office:value-type="float" office:value="84774.5075401719">
                <text:p>84774.50754017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289656162262">
                <text:p>41.289656162262</text:p>
              </table:table-cell>
              <table:table-cell office:value-type="float" office:value="84659.5463305058">
                <text:p>84659.5463305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3412647247314">
                <text:p>41.3412647247314</text:p>
              </table:table-cell>
              <table:table-cell office:value-type="float" office:value="84792.1312008574">
                <text:p>84792.13120085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3928825855255">
                <text:p>41.3928825855255</text:p>
              </table:table-cell>
              <table:table-cell office:value-type="float" office:value="84776.8569383051">
                <text:p>84776.85693830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4444894790649">
                <text:p>41.4444894790649</text:p>
              </table:table-cell>
              <table:table-cell office:value-type="float" office:value="84794.8733177797">
                <text:p>84794.87331777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4961059093475">
                <text:p>41.4961059093475</text:p>
              </table:table-cell>
              <table:table-cell office:value-type="float" office:value="84779.206466662">
                <text:p>84779.206466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5477187633514">
                <text:p>41.5477187633514</text:p>
              </table:table-cell>
              <table:table-cell office:value-type="float" office:value="84785.080857354">
                <text:p>84785.0808573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5993354320526">
                <text:p>41.5993354320526</text:p>
              </table:table-cell>
              <table:table-cell office:value-type="float" office:value="84778.8148695588">
                <text:p>84778.81486955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6509590148926">
                <text:p>41.6509590148926</text:p>
              </table:table-cell>
              <table:table-cell office:value-type="float" office:value="84767.4601270061">
                <text:p>84767.46012700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7025799751282">
                <text:p>41.7025799751282</text:p>
              </table:table-cell>
              <table:table-cell office:value-type="float" office:value="84771.766740257">
                <text:p>84771.7667402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7541806697845">
                <text:p>41.7541806697845</text:p>
              </table:table-cell>
              <table:table-cell office:value-type="float" office:value="84805.0598764491">
                <text:p>84805.05987644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8058035373688">
                <text:p>41.8058035373688</text:p>
              </table:table-cell>
              <table:table-cell office:value-type="float" office:value="84768.6346144964">
                <text:p>84768.6346144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574185371399">
                <text:p>41.8574185371399</text:p>
              </table:table-cell>
              <table:table-cell office:value-type="float" office:value="84781.5561252535">
                <text:p>84781.55612525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090373516083">
                <text:p>41.9090373516083</text:p>
              </table:table-cell>
              <table:table-cell office:value-type="float" office:value="84775.2906584143">
                <text:p>84775.29065841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9606459140778">
                <text:p>41.9606459140778</text:p>
              </table:table-cell>
              <table:table-cell office:value-type="float" office:value="84792.1312008574">
                <text:p>84792.13120085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0102000236511">
                <text:p>42.0102000236511</text:p>
              </table:table-cell>
              <table:table-cell office:value-type="float" office:value="88307.5094613775">
                <text:p>88307.50946137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0530736446381">
                <text:p>42.0530736446381</text:p>
              </table:table-cell>
              <table:table-cell office:value-type="float" office:value="102067.422794383">
                <text:p>102067.4227943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0959475040436">
                <text:p>42.0959475040436</text:p>
              </table:table-cell>
              <table:table-cell office:value-type="float" office:value="102066.855204475">
                <text:p>102066.8552044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1388227939606">
                <text:p>42.1388227939606</text:p>
              </table:table-cell>
              <table:table-cell office:value-type="float" office:value="102063.449797589">
                <text:p>102063.4497975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1816918849945">
                <text:p>42.1816918849945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2245588302612">
                <text:p>42.2245588302612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2674355506897">
                <text:p>42.2674355506897</text:p>
              </table:table-cell>
              <table:table-cell office:value-type="float" office:value="102060.044617934">
                <text:p>102060.0446179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3103108406067">
                <text:p>42.3103108406067</text:p>
              </table:table-cell>
              <table:table-cell office:value-type="float" office:value="102063.449797589">
                <text:p>102063.4497975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3531808853149">
                <text:p>42.3531808853149</text:p>
              </table:table-cell>
              <table:table-cell office:value-type="float" office:value="102075.93740059">
                <text:p>102075.937400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3960552215576">
                <text:p>42.3960552215576</text:p>
              </table:table-cell>
              <table:table-cell office:value-type="float" office:value="102065.720043597">
                <text:p>102065.7200435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4389669895172">
                <text:p>42.4389669895172</text:p>
              </table:table-cell>
              <table:table-cell office:value-type="float" office:value="101976.688635164">
                <text:p>101976.6886351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4818353652954">
                <text:p>42.4818353652954</text:p>
              </table:table-cell>
              <table:table-cell office:value-type="float" office:value="102079.911369666">
                <text:p>102079.9113696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5247149467468">
                <text:p>42.5247149467468</text:p>
              </table:table-cell>
              <table:table-cell office:value-type="float" office:value="102053.234940228">
                <text:p>102053.2349402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567583322525">
                <text:p>42.567583322525</text:p>
              </table:table-cell>
              <table:table-cell office:value-type="float" office:value="102079.911369666">
                <text:p>102079.9113696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6106214523315">
                <text:p>42.6106214523315</text:p>
              </table:table-cell>
              <table:table-cell office:value-type="float" office:value="101677.280580561">
                <text:p>101677.2805805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6534886360169">
                <text:p>42.6534886360169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696355342865">
                <text:p>42.696355342865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7392251491547">
                <text:p>42.7392251491547</text:p>
              </table:table-cell>
              <table:table-cell office:value-type="float" office:value="102076.505091514">
                <text:p>102076.5050915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7820918560028">
                <text:p>42.7820918560028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8249576091766">
                <text:p>42.8249576091766</text:p>
              </table:table-cell>
              <table:table-cell office:value-type="float" office:value="102086.156803417">
                <text:p>102086.1568034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8678240776062">
                <text:p>42.8678240776062</text:p>
              </table:table-cell>
              <table:table-cell office:value-type="float" office:value="102084.453427515">
                <text:p>102084.4534275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9106931686401">
                <text:p>42.9106931686401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9535584449768">
                <text:p>42.9535584449768</text:p>
              </table:table-cell>
              <table:table-cell office:value-type="float" office:value="102087.292418933">
                <text:p>102087.2924189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9964249134064">
                <text:p>42.9964249134064</text:p>
              </table:table-cell>
              <table:table-cell office:value-type="float" office:value="102084.453427515">
                <text:p>102084.4534275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0403215885162">
                <text:p>43.0403215885162</text:p>
              </table:table-cell>
              <table:table-cell office:value-type="float" office:value="99688.6435942558">
                <text:p>99688.64359425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0842220783234">
                <text:p>43.0842220783234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1281161308289">
                <text:p>43.1281161308289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1720123291016">
                <text:p>43.1720123291016</text:p>
              </table:table-cell>
              <table:table-cell office:value-type="float" office:value="99689.7264955408">
                <text:p>99689.72649554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2159218788147">
                <text:p>43.2159218788147</text:p>
              </table:table-cell>
              <table:table-cell office:value-type="float" office:value="99659.4141499701">
                <text:p>99659.41414997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2598211765289">
                <text:p>43.2598211765289</text:p>
              </table:table-cell>
              <table:table-cell office:value-type="float" office:value="99682.6880576993">
                <text:p>99682.68805769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3037388324738">
                <text:p>43.3037388324738</text:p>
              </table:table-cell>
              <table:table-cell office:value-type="float" office:value="99641.0192178237">
                <text:p>99641.01921782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3476333618164">
                <text:p>43.3476333618164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3915338516235">
                <text:p>43.3915338516235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435426235199">
                <text:p>43.435426235199</text:p>
              </table:table-cell>
              <table:table-cell office:value-type="float" office:value="99698.3905528577">
                <text:p>99698.39055285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4793202877045">
                <text:p>43.4793202877045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5232079029083">
                <text:p>43.5232079029083</text:p>
              </table:table-cell>
              <table:table-cell office:value-type="float" office:value="99709.2227425331">
                <text:p>99709.22274253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5671033859253">
                <text:p>43.5671033859253</text:p>
              </table:table-cell>
              <table:table-cell office:value-type="float" office:value="99691.3508915817">
                <text:p>99691.35089158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6109998226166">
                <text:p>43.6109998226166</text:p>
              </table:table-cell>
              <table:table-cell office:value-type="float" office:value="99689.1850419575">
                <text:p>99689.18504195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6549386978149">
                <text:p>43.6549386978149</text:p>
              </table:table-cell>
              <table:table-cell office:value-type="float" office:value="99592.8999148096">
                <text:p>99592.89991480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6988413333893">
                <text:p>43.6988413333893</text:p>
              </table:table-cell>
              <table:table-cell office:value-type="float" office:value="99675.1093129721">
                <text:p>99675.10931297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7427680492401">
                <text:p>43.7427680492401</text:p>
              </table:table-cell>
              <table:table-cell office:value-type="float" office:value="99620.4682102886">
                <text:p>99620.46821028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7867021560669">
                <text:p>43.7867021560669</text:p>
              </table:table-cell>
              <table:table-cell office:value-type="float" office:value="99603.7091923396">
                <text:p>99603.70919233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8306005001068">
                <text:p>43.8306005001068</text:p>
              </table:table-cell>
              <table:table-cell office:value-type="float" office:value="99684.8536250224">
                <text:p>99684.85362502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8745124340057">
                <text:p>43.8745124340057</text:p>
              </table:table-cell>
              <table:table-cell office:value-type="float" office:value="99654.0031708112">
                <text:p>99654.0031708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9184219837189">
                <text:p>43.9184219837189</text:p>
              </table:table-cell>
              <table:table-cell office:value-type="float" office:value="99659.4141499701">
                <text:p>99659.41414997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9623148441315">
                <text:p>43.9623148441315</text:p>
              </table:table-cell>
              <table:table-cell office:value-type="float" office:value="99697.3074633351">
                <text:p>99697.3074633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0061640739441">
                <text:p>44.0061640739441</text:p>
              </table:table-cell>
              <table:table-cell office:value-type="float" office:value="99796.5076855321">
                <text:p>99796.50768553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0498485565186">
                <text:p>44.0498485565186</text:p>
              </table:table-cell>
              <table:table-cell office:value-type="float" office:value="100172.870138517">
                <text:p>100172.8701385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0935244560242">
                <text:p>44.0935244560242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1372034549713">
                <text:p>44.1372034549713</text:p>
              </table:table-cell>
              <table:table-cell office:value-type="float" office:value="100185.446220859">
                <text:p>100185.4462208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1808834075928">
                <text:p>44.1808834075928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2245643138886">
                <text:p>44.2245643138886</text:p>
              </table:table-cell>
              <table:table-cell office:value-type="float" office:value="100181.071573213">
                <text:p>100181.0715732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2682366371155">
                <text:p>44.2682366371155</text:p>
              </table:table-cell>
              <table:table-cell office:value-type="float" office:value="100200.760496793">
                <text:p>100200.7604967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3119192123413">
                <text:p>44.3119192123413</text:p>
              </table:table-cell>
              <table:table-cell office:value-type="float" office:value="100177.244069906">
                <text:p>100177.2440699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3555946350098">
                <text:p>44.3555946350098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3992698192596">
                <text:p>44.3992698192596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4429445266724">
                <text:p>44.4429445266724</text:p>
              </table:table-cell>
              <table:table-cell office:value-type="float" office:value="100195.290575102">
                <text:p>100195.290575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4866197109222">
                <text:p>44.4866197109222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5302956104279">
                <text:p>44.5302956104279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5739707946777">
                <text:p>44.5739707946777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6176462173462">
                <text:p>44.6176462173462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6613211631775">
                <text:p>44.6613211631775</text:p>
              </table:table-cell>
              <table:table-cell office:value-type="float" office:value="100194.743615779">
                <text:p>100194.7436157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7050414085388">
                <text:p>44.7050414085388</text:p>
              </table:table-cell>
              <table:table-cell office:value-type="float" office:value="100090.929587296">
                <text:p>100090.9295872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7487199306488">
                <text:p>44.7487199306488</text:p>
              </table:table-cell>
              <table:table-cell office:value-type="float" office:value="100186.539942468">
                <text:p>100186.5399424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7923924922943">
                <text:p>44.7923924922943</text:p>
              </table:table-cell>
              <table:table-cell office:value-type="float" office:value="100200.213477748">
                <text:p>100200.2134777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8361074924469">
                <text:p>44.8361074924469</text:p>
              </table:table-cell>
              <table:table-cell office:value-type="float" office:value="100102.939145042">
                <text:p>100102.9391450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879825592041">
                <text:p>44.879825592041</text:p>
              </table:table-cell>
              <table:table-cell office:value-type="float" office:value="100095.84223988">
                <text:p>100095.842239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9235565662384">
                <text:p>44.9235565662384</text:p>
              </table:table-cell>
              <table:table-cell office:value-type="float" office:value="100066.373555918">
                <text:p>100066.3735559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9672336578369">
                <text:p>44.9672336578369</text:p>
              </table:table-cell>
              <table:table-cell office:value-type="float" office:value="100189.82125058">
                <text:p>100189.821250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0104682445526">
                <text:p>45.0104682445526</text:p>
              </table:table-cell>
              <table:table-cell office:value-type="float" office:value="101215.261493667">
                <text:p>101215.261493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0522842407227">
                <text:p>45.0522842407227</text:p>
              </table:table-cell>
              <table:table-cell office:value-type="float" office:value="104648.94779034">
                <text:p>104648.947790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0940997600555">
                <text:p>45.0940997600555</text:p>
              </table:table-cell>
              <table:table-cell office:value-type="float" office:value="104650.141139309">
                <text:p>104650.1411393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1359095573425">
                <text:p>45.1359095573425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1777350902557">
                <text:p>45.1777350902557</text:p>
              </table:table-cell>
              <table:table-cell office:value-type="float" office:value="104625.086525033">
                <text:p>104625.0865250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2195436954498">
                <text:p>45.2195436954498</text:p>
              </table:table-cell>
              <table:table-cell office:value-type="float" office:value="104667.4477583">
                <text:p>104667.44775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2613546848297">
                <text:p>45.2613546848297</text:p>
              </table:table-cell>
              <table:table-cell office:value-type="float" office:value="104661.479312075">
                <text:p>104661.4793120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3031692504883">
                <text:p>45.3031692504883</text:p>
              </table:table-cell>
              <table:table-cell office:value-type="float" office:value="104652.527918898">
                <text:p>104652.5279188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3449769020081">
                <text:p>45.3449769020081</text:p>
              </table:table-cell>
              <table:table-cell office:value-type="float" office:value="104669.835327395">
                <text:p>104669.8353273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3867840766907">
                <text:p>45.3867840766907</text:p>
              </table:table-cell>
              <table:table-cell office:value-type="float" office:value="104671.02915279">
                <text:p>104671.029152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4285595417023">
                <text:p>45.4285595417023</text:p>
              </table:table-cell>
              <table:table-cell office:value-type="float" office:value="104750.479708251">
                <text:p>104750.4797082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4703679084778">
                <text:p>45.4703679084778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5121836662292">
                <text:p>45.5121836662292</text:p>
              </table:table-cell>
              <table:table-cell office:value-type="float" office:value="104649.544461423">
                <text:p>104649.544461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5540502071381">
                <text:p>45.5540502071381</text:p>
              </table:table-cell>
              <table:table-cell office:value-type="float" office:value="104522.606955541">
                <text:p>104522.6069555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5958597660065">
                <text:p>45.5958597660065</text:p>
              </table:table-cell>
              <table:table-cell office:value-type="float" office:value="104665.060298126">
                <text:p>104665.0602981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6376767158508">
                <text:p>45.6376767158508</text:p>
              </table:table-cell>
              <table:table-cell office:value-type="float" office:value="104646.561174049">
                <text:p>104646.5611740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6794838905334">
                <text:p>45.6794838905334</text:p>
              </table:table-cell>
              <table:table-cell office:value-type="float" office:value="104671.02915279">
                <text:p>104671.029152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7212901115418">
                <text:p>45.7212901115418</text:p>
              </table:table-cell>
              <table:table-cell office:value-type="float" office:value="104673.41688528">
                <text:p>104673.416885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7630987167358">
                <text:p>45.7630987167358</text:p>
              </table:table-cell>
              <table:table-cell office:value-type="float" office:value="104667.4477583">
                <text:p>104667.4477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8049054145813">
                <text:p>45.8049054145813</text:p>
              </table:table-cell>
              <table:table-cell office:value-type="float" office:value="104672.223005418">
                <text:p>104672.2230054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8467116355896">
                <text:p>45.8467116355896</text:p>
              </table:table-cell>
              <table:table-cell office:value-type="float" office:value="104673.41688528">
                <text:p>104673.416885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8885295391083">
                <text:p>45.8885295391083</text:p>
              </table:table-cell>
              <table:table-cell office:value-type="float" office:value="104644.174666613">
                <text:p>104644.1746666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930340051651">
                <text:p>45.930340051651</text:p>
              </table:table-cell>
              <table:table-cell office:value-type="float" office:value="104662.672946865">
                <text:p>104662.6729468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9721493721008">
                <text:p>45.9721493721008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0133185386658">
                <text:p>46.0133185386658</text:p>
              </table:table-cell>
              <table:table-cell office:value-type="float" office:value="106293.140355348">
                <text:p>106293.1403553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0532360076904">
                <text:p>46.0532360076904</text:p>
              </table:table-cell>
              <table:table-cell office:value-type="float" office:value="109626.188907338">
                <text:p>109626.1889073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093156337738">
                <text:p>46.093156337738</text:p>
              </table:table-cell>
              <table:table-cell office:value-type="float" office:value="109618.332182659">
                <text:p>109618.3321826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1330683231354">
                <text:p>46.1330683231354</text:p>
              </table:table-cell>
              <table:table-cell office:value-type="float" office:value="109641.250778063">
                <text:p>109641.2507780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1729876995087">
                <text:p>46.1729876995087</text:p>
              </table:table-cell>
              <table:table-cell office:value-type="float" office:value="109620.950965754">
                <text:p>109620.9509657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2129166126251">
                <text:p>46.2129166126251</text:p>
              </table:table-cell>
              <table:table-cell office:value-type="float" office:value="109594.768764107">
                <text:p>109594.7687641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2528290748596">
                <text:p>46.2528290748596</text:p>
              </table:table-cell>
              <table:table-cell office:value-type="float" office:value="109639.940885876">
                <text:p>109639.9408858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2927417755127">
                <text:p>46.2927417755127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3326542377472">
                <text:p>46.3326542377472</text:p>
              </table:table-cell>
              <table:table-cell office:value-type="float" office:value="109639.940885876">
                <text:p>109639.9408858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3725664615631">
                <text:p>46.3725664615631</text:p>
              </table:table-cell>
              <table:table-cell office:value-type="float" office:value="109640.595828057">
                <text:p>109640.5958280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4124810695648">
                <text:p>46.4124810695648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4523928165436">
                <text:p>46.4523928165436</text:p>
              </table:table-cell>
              <table:table-cell office:value-type="float" office:value="109641.905735893">
                <text:p>109641.9057358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4923105239868">
                <text:p>46.4923105239868</text:p>
              </table:table-cell>
              <table:table-cell office:value-type="float" office:value="109625.534137266">
                <text:p>109625.5341372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5322244167328">
                <text:p>46.5322244167328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5721442699432">
                <text:p>46.5721442699432</text:p>
              </table:table-cell>
              <table:table-cell office:value-type="float" office:value="109619.641558566">
                <text:p>109619.6415585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6120617389679">
                <text:p>46.6120617389679</text:p>
              </table:table-cell>
              <table:table-cell office:value-type="float" office:value="109626.188907338">
                <text:p>109626.1889073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6519837379456">
                <text:p>46.6519837379456</text:p>
              </table:table-cell>
              <table:table-cell office:value-type="float" office:value="109613.749613306">
                <text:p>109613.7496133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6918964385986">
                <text:p>46.6918964385986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7318091392517">
                <text:p>46.7318091392517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7717218399048">
                <text:p>46.7717218399048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8116352558136">
                <text:p>46.8116352558136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8515484333038">
                <text:p>46.8515484333038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8914694786072">
                <text:p>46.8914694786072</text:p>
              </table:table-cell>
              <table:table-cell office:value-type="float" office:value="109616.368177448">
                <text:p>109616.3681774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9313864707947">
                <text:p>46.9313864707947</text:p>
              </table:table-cell>
              <table:table-cell office:value-type="float" office:value="109627.498470948">
                <text:p>109627.4984709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971302986145">
                <text:p>46.971302986145</text:p>
              </table:table-cell>
              <table:table-cell office:value-type="float" office:value="109628.808065846">
                <text:p>109628.8080658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0154554843903">
                <text:p>60.0154554843903</text:p>
              </table:table-cell>
              <table:table-cell office:value-type="float" office:value="335.475992065309">
                <text:p>335.4759920653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0703096389771">
                <text:p>60.0703096389771</text:p>
              </table:table-cell>
              <table:table-cell office:value-type="float" office:value="79775.1789807671">
                <text:p>79775.17898076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1251471042633">
                <text:p>60.1251471042633</text:p>
              </table:table-cell>
              <table:table-cell office:value-type="float" office:value="79799.457855264">
                <text:p>79799.457855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1799831390381">
                <text:p>60.1799831390381</text:p>
              </table:table-cell>
              <table:table-cell office:value-type="float" office:value="79801.5395893026">
                <text:p>79801.53958930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2348167896271">
                <text:p>60.2348167896271</text:p>
              </table:table-cell>
              <table:table-cell office:value-type="float" office:value="79805.0093874055">
                <text:p>79805.00938740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289665222168">
                <text:p>60.289665222168</text:p>
              </table:table-cell>
              <table:table-cell office:value-type="float" office:value="79783.5015018409">
                <text:p>79783.50150184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3444993495941">
                <text:p>60.3444993495941</text:p>
              </table:table-cell>
              <table:table-cell office:value-type="float" office:value="79804.3154036462">
                <text:p>79804.31540364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3993353843689">
                <text:p>60.3993353843689</text:p>
              </table:table-cell>
              <table:table-cell office:value-type="float" office:value="79801.5395893026">
                <text:p>79801.53958930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4541804790497">
                <text:p>60.4541804790497</text:p>
              </table:table-cell>
              <table:table-cell office:value-type="float" office:value="79788.3571077696">
                <text:p>79788.3571077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5090169906616">
                <text:p>60.5090169906616</text:p>
              </table:table-cell>
              <table:table-cell office:value-type="float" office:value="79800.8456658884">
                <text:p>79800.84566588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563854932785">
                <text:p>60.563854932785</text:p>
              </table:table-cell>
              <table:table-cell office:value-type="float" office:value="79798.7639680531">
                <text:p>79798.76396805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618686914444">
                <text:p>60.618686914444</text:p>
              </table:table-cell>
              <table:table-cell office:value-type="float" office:value="79807.4384256159">
                <text:p>79807.43842561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6735236644745">
                <text:p>60.6735236644745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7283573150635">
                <text:p>60.7283573150635</text:p>
              </table:table-cell>
              <table:table-cell office:value-type="float" office:value="79805.0093874055">
                <text:p>79805.0093874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783191204071">
                <text:p>60.783191204071</text:p>
              </table:table-cell>
              <table:table-cell office:value-type="float" office:value="79804.6623940171">
                <text:p>79804.66239401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8380298614502">
                <text:p>60.8380298614502</text:p>
              </table:table-cell>
              <table:table-cell office:value-type="float" office:value="79797.7231598626">
                <text:p>79797.72315986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892874956131">
                <text:p>60.892874956131</text:p>
              </table:table-cell>
              <table:table-cell office:value-type="float" office:value="79788.3571077696">
                <text:p>79788.35710776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9477078914642">
                <text:p>60.9477078914642</text:p>
              </table:table-cell>
              <table:table-cell office:value-type="float" office:value="79806.0503856757">
                <text:p>79806.05038567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003005027771">
                <text:p>61.003005027771</text:p>
              </table:table-cell>
              <table:table-cell office:value-type="float" office:value="79136.1052717811">
                <text:p>79136.10527178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0546309947968">
                <text:p>61.0546309947968</text:p>
              </table:table-cell>
              <table:table-cell office:value-type="float" office:value="84763.5454037454">
                <text:p>84763.5454037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106251001358">
                <text:p>61.106251001358</text:p>
              </table:table-cell>
              <table:table-cell office:value-type="float" office:value="84773.3328899358">
                <text:p>84773.33288993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1579637527466">
                <text:p>61.1579637527466</text:p>
              </table:table-cell>
              <table:table-cell office:value-type="float" office:value="84621.2951834725">
                <text:p>84621.29518347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2095861434937">
                <text:p>61.2095861434937</text:p>
              </table:table-cell>
              <table:table-cell office:value-type="float" office:value="84769.417624238">
                <text:p>84769.4176242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2612051963806">
                <text:p>61.2612051963806</text:p>
              </table:table-cell>
              <table:table-cell office:value-type="float" office:value="84774.8990974846">
                <text:p>84774.89909748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3128144741058">
                <text:p>61.3128144741058</text:p>
              </table:table-cell>
              <table:table-cell office:value-type="float" office:value="84790.956062181">
                <text:p>84790.9560621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3644330501556">
                <text:p>61.3644330501556</text:p>
              </table:table-cell>
              <table:table-cell office:value-type="float" office:value="84775.6822229612">
                <text:p>84775.68222296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4160530567169">
                <text:p>61.4160530567169</text:p>
              </table:table-cell>
              <table:table-cell office:value-type="float" office:value="84773.3328899358">
                <text:p>84773.33288993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676744937897">
                <text:p>61.4676744937897</text:p>
              </table:table-cell>
              <table:table-cell office:value-type="float" office:value="84770.9836871178">
                <text:p>84770.98368711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5192985534668">
                <text:p>61.5192985534668</text:p>
              </table:table-cell>
              <table:table-cell office:value-type="float" office:value="84766.6771534266">
                <text:p>84766.67715342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5709476470947">
                <text:p>61.5709476470947</text:p>
              </table:table-cell>
              <table:table-cell office:value-type="float" office:value="84725.5913438458">
                <text:p>84725.59134384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6225869655609">
                <text:p>61.6225869655609</text:p>
              </table:table-cell>
              <table:table-cell office:value-type="float" office:value="84741.6296337336">
                <text:p>84741.62963373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674201965332">
                <text:p>61.674201965332</text:p>
              </table:table-cell>
              <table:table-cell office:value-type="float" office:value="84781.5561252535">
                <text:p>84781.55612525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7258181571961">
                <text:p>61.7258181571961</text:p>
              </table:table-cell>
              <table:table-cell office:value-type="float" office:value="84779.5980673829">
                <text:p>84779.59806738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7774324417114">
                <text:p>61.7774324417114</text:p>
              </table:table-cell>
              <table:table-cell office:value-type="float" office:value="84782.7310033905">
                <text:p>84782.73100339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8290464878082">
                <text:p>61.8290464878082</text:p>
              </table:table-cell>
              <table:table-cell office:value-type="float" office:value="84783.1226366723">
                <text:p>84783.12263667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8806753158569">
                <text:p>61.8806753158569</text:p>
              </table:table-cell>
              <table:table-cell office:value-type="float" office:value="84758.84821309">
                <text:p>84758.848213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9322955608368">
                <text:p>61.9322955608368</text:p>
              </table:table-cell>
              <table:table-cell office:value-type="float" office:value="84772.9413470909">
                <text:p>84772.94134709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983907699585">
                <text:p>61.983907699585</text:p>
              </table:table-cell>
              <table:table-cell office:value-type="float" office:value="84786.2558331832">
                <text:p>84786.25583318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0294559001923">
                <text:p>62.0294559001923</text:p>
              </table:table-cell>
              <table:table-cell office:value-type="float" office:value="96074.0477484127">
                <text:p>96074.0477484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0723013877869">
                <text:p>62.0723013877869</text:p>
              </table:table-cell>
              <table:table-cell office:value-type="float" office:value="102134.442754039">
                <text:p>102134.4427540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1151742935181">
                <text:p>62.1151742935181</text:p>
              </table:table-cell>
              <table:table-cell office:value-type="float" office:value="102069.125601984">
                <text:p>102069.1256019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1580455303192">
                <text:p>62.1580455303192</text:p>
              </table:table-cell>
              <table:table-cell office:value-type="float" office:value="102073.099040681">
                <text:p>102073.0990406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2009131908417">
                <text:p>62.2009131908417</text:p>
              </table:table-cell>
              <table:table-cell office:value-type="float" office:value="102081.614593993">
                <text:p>102081.6145939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2437834739685">
                <text:p>62.2437834739685</text:p>
              </table:table-cell>
              <table:table-cell office:value-type="float" office:value="102075.36971598">
                <text:p>102075.369715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2866516113281">
                <text:p>62.2866516113281</text:p>
              </table:table-cell>
              <table:table-cell office:value-type="float" office:value="102080.479104793">
                <text:p>102080.4791047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3295171260834">
                <text:p>62.3295171260834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3724310398102">
                <text:p>62.3724310398102</text:p>
              </table:table-cell>
              <table:table-cell office:value-type="float" office:value="101971.589630765">
                <text:p>101971.5896307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4153075218201">
                <text:p>62.4153075218201</text:p>
              </table:table-cell>
              <table:table-cell office:value-type="float" office:value="102060.612132097">
                <text:p>102060.6121320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4581785202026">
                <text:p>62.4581785202026</text:p>
              </table:table-cell>
              <table:table-cell office:value-type="float" office:value="102073.666700034">
                <text:p>102073.6667000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5010468959808">
                <text:p>62.5010468959808</text:p>
              </table:table-cell>
              <table:table-cell office:value-type="float" office:value="102079.911369666">
                <text:p>102079.9113696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5439202785492">
                <text:p>62.5439202785492</text:p>
              </table:table-cell>
              <table:table-cell office:value-type="float" office:value="102067.990390604">
                <text:p>102067.9903906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5867931842804">
                <text:p>62.5867931842804</text:p>
              </table:table-cell>
              <table:table-cell office:value-type="float" office:value="102069.125601984">
                <text:p>102069.1256019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6296632289886">
                <text:p>62.6296632289886</text:p>
              </table:table-cell>
              <table:table-cell office:value-type="float" office:value="102075.93740059">
                <text:p>102075.937400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6725285053253">
                <text:p>62.6725285053253</text:p>
              </table:table-cell>
              <table:table-cell office:value-type="float" office:value="102087.292418933">
                <text:p>102087.2924189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7154049873352">
                <text:p>62.7154049873352</text:p>
              </table:table-cell>
              <table:table-cell office:value-type="float" office:value="102060.612132097">
                <text:p>102060.6121320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7582678794861">
                <text:p>62.7582678794861</text:p>
              </table:table-cell>
              <table:table-cell office:value-type="float" office:value="102092.970875515">
                <text:p>102092.9708755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801144361496">
                <text:p>62.801144361496</text:p>
              </table:table-cell>
              <table:table-cell office:value-type="float" office:value="102060.612132097">
                <text:p>102060.612132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8440175056458">
                <text:p>62.8440175056458</text:p>
              </table:table-cell>
              <table:table-cell office:value-type="float" office:value="102068.557993138">
                <text:p>102068.5579931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8869352340698">
                <text:p>62.8869352340698</text:p>
              </table:table-cell>
              <table:table-cell office:value-type="float" office:value="101962.525993">
                <text:p>101962.5259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9297842979431">
                <text:p>62.9297842979431</text:p>
              </table:table-cell>
              <table:table-cell office:value-type="float" office:value="102125.918385061">
                <text:p>102125.9183850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9726319313049">
                <text:p>62.9726319313049</text:p>
              </table:table-cell>
              <table:table-cell office:value-type="float" office:value="102129.327961895">
                <text:p>102129.3279618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0158553123474">
                <text:p>63.0158553123474</text:p>
              </table:table-cell>
              <table:table-cell office:value-type="float" office:value="101241.501577565">
                <text:p>101241.5015775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059766292572">
                <text:p>63.059766292572</text:p>
              </table:table-cell>
              <table:table-cell office:value-type="float" office:value="99656.1674919642">
                <text:p>99656.16749196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103666305542">
                <text:p>63.103666305542</text:p>
              </table:table-cell>
              <table:table-cell office:value-type="float" office:value="99681.0639439526">
                <text:p>99681.06394395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1475698947907">
                <text:p>63.1475698947907</text:p>
              </table:table-cell>
              <table:table-cell office:value-type="float" office:value="99672.9441689973">
                <text:p>99672.94416899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1914677619934">
                <text:p>63.1914677619934</text:p>
              </table:table-cell>
              <table:table-cell office:value-type="float" office:value="99685.9364439689">
                <text:p>99685.93644396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2353665828705">
                <text:p>63.2353665828705</text:p>
              </table:table-cell>
              <table:table-cell office:value-type="float" office:value="99683.7708295995">
                <text:p>99683.77082959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2792661190033">
                <text:p>63.2792661190033</text:p>
              </table:table-cell>
              <table:table-cell office:value-type="float" office:value="99682.14668057">
                <text:p>99682.146680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3231563568115">
                <text:p>63.3231563568115</text:p>
              </table:table-cell>
              <table:table-cell office:value-type="float" office:value="99703.2647469431">
                <text:p>99703.26474694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3670537471771">
                <text:p>63.3670537471771</text:p>
              </table:table-cell>
              <table:table-cell office:value-type="float" office:value="99687.0192864398">
                <text:p>99687.01928643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410950422287">
                <text:p>63.410950422287</text:p>
              </table:table-cell>
              <table:table-cell office:value-type="float" office:value="99688.6435942558">
                <text:p>99688.6435942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4548830986023">
                <text:p>63.4548830986023</text:p>
              </table:table-cell>
              <table:table-cell office:value-type="float" office:value="99606.9524331541">
                <text:p>99606.95243315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4987771511078">
                <text:p>63.4987771511078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5426709651947">
                <text:p>63.5426709651947</text:p>
              </table:table-cell>
              <table:table-cell office:value-type="float" office:value="99695.1413548864">
                <text:p>99695.14135488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5865635871887">
                <text:p>63.5865635871887</text:p>
              </table:table-cell>
              <table:table-cell office:value-type="float" office:value="99697.8490051548">
                <text:p>99697.84900515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6304552555084">
                <text:p>63.6304552555084</text:p>
              </table:table-cell>
              <table:table-cell office:value-type="float" office:value="99700.0152312665">
                <text:p>99700.0152312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6743495464325">
                <text:p>63.6743495464325</text:p>
              </table:table-cell>
              <table:table-cell office:value-type="float" office:value="99694.0583359586">
                <text:p>99694.05833595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718249797821">
                <text:p>63.718249797821</text:p>
              </table:table-cell>
              <table:table-cell office:value-type="float" office:value="99680.5225844643">
                <text:p>99680.522584464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7621433734894">
                <text:p>63.7621433734894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8060338497162">
                <text:p>63.8060338497162</text:p>
              </table:table-cell>
              <table:table-cell office:value-type="float" office:value="99702.7231462871">
                <text:p>99702.72314628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8499264717102">
                <text:p>63.8499264717102</text:p>
              </table:table-cell>
              <table:table-cell office:value-type="float" office:value="99697.8490051548">
                <text:p>99697.8490051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8938407897949">
                <text:p>63.8938407897949</text:p>
              </table:table-cell>
              <table:table-cell office:value-type="float" office:value="99648.5927791954">
                <text:p>99648.59277919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9377491474152">
                <text:p>63.9377491474152</text:p>
              </table:table-cell>
              <table:table-cell office:value-type="float" office:value="99662.1198599082">
                <text:p>99662.11985990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9816434383392">
                <text:p>63.9816434383392</text:p>
              </table:table-cell>
              <table:table-cell office:value-type="float" office:value="99694.0583359586">
                <text:p>99694.0583359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0254218578339">
                <text:p>64.0254218578339</text:p>
              </table:table-cell>
              <table:table-cell office:value-type="float" office:value="99957.9256290165">
                <text:p>99957.92562901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0691108703613">
                <text:p>64.0691108703613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1128129959106">
                <text:p>64.1128129959106</text:p>
              </table:table-cell>
              <table:table-cell office:value-type="float" office:value="100132.429372613">
                <text:p>100132.4293726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1564869880676">
                <text:p>64.1564869880676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2001631259918">
                <text:p>64.2001631259918</text:p>
              </table:table-cell>
              <table:table-cell office:value-type="float" office:value="100192.008908735">
                <text:p>100192.0089087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2438373565674">
                <text:p>64.2438373565674</text:p>
              </table:table-cell>
              <table:table-cell office:value-type="float" office:value="100196.384511663">
                <text:p>100196.3845116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2875158786774">
                <text:p>64.2875158786774</text:p>
              </table:table-cell>
              <table:table-cell office:value-type="float" office:value="100186.539942468">
                <text:p>100186.5399424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331205368042">
                <text:p>64.331205368042</text:p>
              </table:table-cell>
              <table:table-cell office:value-type="float" office:value="100161.390385654">
                <text:p>100161.3903856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3749094009399">
                <text:p>64.3749094009399</text:p>
              </table:table-cell>
              <table:table-cell office:value-type="float" office:value="100128.059353656">
                <text:p>100128.0593536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418586730957">
                <text:p>64.418586730957</text:p>
              </table:table-cell>
              <table:table-cell office:value-type="float" office:value="100189.274350968">
                <text:p>100189.2743509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4622611999512">
                <text:p>64.4622611999512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5059065818787">
                <text:p>64.5059065818787</text:p>
              </table:table-cell>
              <table:table-cell office:value-type="float" office:value="100262.612142334">
                <text:p>100262.6121423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5495893955231">
                <text:p>64.5495893955231</text:p>
              </table:table-cell>
              <table:table-cell office:value-type="float" office:value="100176.697307594">
                <text:p>100176.6973075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5932731628418">
                <text:p>64.5932731628418</text:p>
              </table:table-cell>
              <table:table-cell office:value-type="float" office:value="100174.510318028">
                <text:p>100174.5103180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6369605064392">
                <text:p>64.6369605064392</text:p>
              </table:table-cell>
              <table:table-cell office:value-type="float" office:value="100166.309957542">
                <text:p>100166.3099575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6806433200836">
                <text:p>64.6806433200836</text:p>
              </table:table-cell>
              <table:table-cell office:value-type="float" office:value="100176.697307594">
                <text:p>100176.6973075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7243032455444">
                <text:p>64.7243032455444</text:p>
              </table:table-cell>
              <table:table-cell office:value-type="float" office:value="100229.21371974">
                <text:p>100229.21371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7679784297943">
                <text:p>64.7679784297943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8116507530212">
                <text:p>64.8116507530212</text:p>
              </table:table-cell>
              <table:table-cell office:value-type="float" office:value="100200.760496793">
                <text:p>100200.7604967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8553245067596">
                <text:p>64.8553245067596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899005651474">
                <text:p>64.899005651474</text:p>
              </table:table-cell>
              <table:table-cell office:value-type="float" office:value="100180.52476912">
                <text:p>100180.524769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9426815509796">
                <text:p>64.9426815509796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9863560199738">
                <text:p>64.9863560199738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0287430286407">
                <text:p>65.0287430286407</text:p>
              </table:table-cell>
              <table:table-cell office:value-type="float" office:value="103239.179588714">
                <text:p>103239.1795887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0705544948578">
                <text:p>65.0705544948578</text:p>
              </table:table-cell>
              <table:table-cell office:value-type="float" office:value="104660.28570451">
                <text:p>104660.285704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1123650074005">
                <text:p>65.1123650074005</text:p>
              </table:table-cell>
              <table:table-cell office:value-type="float" office:value="104662.672946865">
                <text:p>104662.6729468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1542234420776">
                <text:p>65.1542234420776</text:p>
              </table:table-cell>
              <table:table-cell office:value-type="float" office:value="104542.848621894">
                <text:p>104542.8486218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.1960380077362">
                <text:p>65.1960380077362</text:p>
              </table:table-cell>
              <table:table-cell office:value-type="float" office:value="104652.527918898">
                <text:p>104652.5279188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.2379858493805">
                <text:p>65.2379858493805</text:p>
              </table:table-cell>
              <table:table-cell office:value-type="float" office:value="104320.027645474">
                <text:p>104320.0276454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.2797968387604">
                <text:p>65.2797968387604</text:p>
              </table:table-cell>
              <table:table-cell office:value-type="float" office:value="104661.479312075">
                <text:p>104661.4793120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3215928077698">
                <text:p>65.3215928077698</text:p>
              </table:table-cell>
              <table:table-cell office:value-type="float" office:value="104699.091891275">
                <text:p>104699.0918912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3634028434753">
                <text:p>65.3634028434753</text:p>
              </table:table-cell>
              <table:table-cell office:value-type="float" office:value="104663.866608882">
                <text:p>104663.8666088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405202627182">
                <text:p>65.405202627182</text:p>
              </table:table-cell>
              <table:table-cell office:value-type="float" office:value="104689.536929404">
                <text:p>104689.5369294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4471383094788">
                <text:p>65.4471383094788</text:p>
              </table:table-cell>
              <table:table-cell office:value-type="float" office:value="104350.275477426">
                <text:p>104350.2754774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4889450073242">
                <text:p>65.4889450073242</text:p>
              </table:table-cell>
              <table:table-cell office:value-type="float" office:value="104672.223005418">
                <text:p>104672.2230054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5309209823608">
                <text:p>65.5309209823608</text:p>
              </table:table-cell>
              <table:table-cell office:value-type="float" office:value="104250.109644439">
                <text:p>104250.109644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5727314949036">
                <text:p>65.5727314949036</text:p>
              </table:table-cell>
              <table:table-cell office:value-type="float" office:value="97965.7925937753">
                <text:p>97965.7925937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589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589" chart:label-cell-address="source_2.I1:source_2.I1" chart:class="chart:scatter">
            <chart:domain table:cell-range-address="source_2.H2:source_2.H589"/>
            <chart:data-point chart:repeated="5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0973043441772">
                <text:p>0.190973043441772</text:p>
                <draw:g>
                  <svg:desc>source_2.H2:source_2.H589</svg:desc>
                </draw:g>
              </table:table-cell>
              <table:table-cell office:value-type="float" office:value="0">
                <text:p>0</text:p>
                <draw:g>
                  <svg:desc>source_2.I2:source_2.I5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3907108306885">
                <text:p>0.353907108306885</text:p>
              </table:table-cell>
              <table:table-cell office:value-type="float" office:value="26857.4898909123">
                <text:p>26857.4898909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92622327804565">
                <text:p>0.792622327804565</text:p>
              </table:table-cell>
              <table:table-cell office:value-type="float" office:value="9974.57987669182">
                <text:p>9974.57987669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187610626221">
                <text:p>1.01187610626221</text:p>
              </table:table-cell>
              <table:table-cell office:value-type="float" office:value="19958.6070113971">
                <text:p>19958.6070113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820310592651">
                <text:p>1.17820310592651</text:p>
              </table:table-cell>
              <table:table-cell office:value-type="float" office:value="26309.6190566292">
                <text:p>26309.6190566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32844543457">
                <text:p>2.0032844543457</text:p>
              </table:table-cell>
              <table:table-cell office:value-type="float" office:value="5303.71945552299">
                <text:p>5303.71945552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5790462493896">
                <text:p>2.15790462493896</text:p>
              </table:table-cell>
              <table:table-cell office:value-type="float" office:value="28301.6115116788">
                <text:p>28301.6115116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0014805793762">
                <text:p>6.00014805793762</text:p>
              </table:table-cell>
              <table:table-cell office:value-type="float" office:value="1138.9179463272">
                <text:p>1138.917946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8551859855652">
                <text:p>6.08551859855652</text:p>
              </table:table-cell>
              <table:table-cell office:value-type="float" office:value="51258.8999469378">
                <text:p>51258.899946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8781967163086">
                <text:p>6.48781967163086</text:p>
              </table:table-cell>
              <table:table-cell office:value-type="float" office:value="10877.4256219579">
                <text:p>10877.4256219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2699599266052">
                <text:p>6.92699599266052</text:p>
              </table:table-cell>
              <table:table-cell office:value-type="float" office:value="9964.10733106085">
                <text:p>9964.1073310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0683426856995">
                <text:p>7.00683426856995</text:p>
              </table:table-cell>
              <table:table-cell office:value-type="float" office:value="54810.8028405392">
                <text:p>54810.8028405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035669803619">
                <text:p>11.0035669803619</text:p>
              </table:table-cell>
              <table:table-cell office:value-type="float" office:value="1094.89433383649">
                <text:p>1094.89433383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213420391083">
                <text:p>11.0213420391083</text:p>
              </table:table-cell>
              <table:table-cell office:value-type="float" office:value="246187.65329828">
                <text:p>246187.65329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0688240528107">
                <text:p>11.0688240528107</text:p>
              </table:table-cell>
              <table:table-cell office:value-type="float" office:value="92161.2134529058">
                <text:p>92161.213452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192035675049">
                <text:p>11.1192035675049</text:p>
              </table:table-cell>
              <table:table-cell office:value-type="float" office:value="86860.7017467476">
                <text:p>86860.7017467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696445941925">
                <text:p>11.1696445941925</text:p>
              </table:table-cell>
              <table:table-cell office:value-type="float" office:value="86754.7765651218">
                <text:p>86754.7765651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200937271118">
                <text:p>11.2200937271118</text:p>
              </table:table-cell>
              <table:table-cell office:value-type="float" office:value="86740.8366958256">
                <text:p>86740.8366958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705218791962">
                <text:p>11.2705218791962</text:p>
              </table:table-cell>
              <table:table-cell office:value-type="float" office:value="86776.9255688829">
                <text:p>86776.9255688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210196495056">
                <text:p>11.3210196495056</text:p>
              </table:table-cell>
              <table:table-cell office:value-type="float" office:value="86657.291464238">
                <text:p>86657.291464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713991641998">
                <text:p>11.3713991641998</text:p>
              </table:table-cell>
              <table:table-cell office:value-type="float" office:value="86860.7017467476">
                <text:p>86860.7017467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218592643738">
                <text:p>11.4218592643738</text:p>
              </table:table-cell>
              <table:table-cell office:value-type="float" office:value="86721.984001512">
                <text:p>86721.984001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723017215729">
                <text:p>11.4723017215729</text:p>
              </table:table-cell>
              <table:table-cell office:value-type="float" office:value="86752.3162626258">
                <text:p>86752.3162626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227115154266">
                <text:p>11.5227115154266</text:p>
              </table:table-cell>
              <table:table-cell office:value-type="float" office:value="86808.5279756331">
                <text:p>86808.5279756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73219537735">
                <text:p>11.573219537735</text:p>
              </table:table-cell>
              <table:table-cell office:value-type="float" office:value="86639.7019721873">
                <text:p>86639.701972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236264705658">
                <text:p>11.6236264705658</text:p>
              </table:table-cell>
              <table:table-cell office:value-type="float" office:value="86813.4550992801">
                <text:p>86813.455099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6740543842316">
                <text:p>11.6740543842316</text:p>
              </table:table-cell>
              <table:table-cell office:value-type="float" office:value="86777.335842277">
                <text:p>86777.335842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245593070984">
                <text:p>11.7245593070984</text:p>
              </table:table-cell>
              <table:table-cell office:value-type="float" office:value="86645.0189724925">
                <text:p>86645.0189724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749717235565">
                <text:p>11.7749717235565</text:p>
              </table:table-cell>
              <table:table-cell office:value-type="float" office:value="86804.0119369103">
                <text:p>86804.0119369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8253960609436">
                <text:p>11.8253960609436</text:p>
              </table:table-cell>
              <table:table-cell office:value-type="float" office:value="86783.4904087567">
                <text:p>86783.4904087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8758554458618">
                <text:p>11.8758554458618</text:p>
              </table:table-cell>
              <table:table-cell office:value-type="float" office:value="86723.2132752478">
                <text:p>86723.2132752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9263107776642">
                <text:p>11.9263107776642</text:p>
              </table:table-cell>
              <table:table-cell office:value-type="float" office:value="86730.1798180744">
                <text:p>86730.179818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767255783081">
                <text:p>11.9767255783081</text:p>
              </table:table-cell>
              <table:table-cell office:value-type="float" office:value="86799.9068548864">
                <text:p>86799.9068548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0272016525269">
                <text:p>12.0272016525269</text:p>
              </table:table-cell>
              <table:table-cell office:value-type="float" office:value="86694.5392986699">
                <text:p>86694.5392986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431907176971">
                <text:p>12.0431907176971</text:p>
              </table:table-cell>
              <table:table-cell office:value-type="float" office:value="273687.045077017">
                <text:p>273687.045077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0591804981232">
                <text:p>12.0591804981232</text:p>
              </table:table-cell>
              <table:table-cell office:value-type="float" office:value="273674.802493067">
                <text:p>273674.802493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0875470638275">
                <text:p>12.0875470638275</text:p>
              </table:table-cell>
              <table:table-cell office:value-type="float" office:value="154266.118979979">
                <text:p>154266.118979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342391967773">
                <text:p>12.1342391967773</text:p>
              </table:table-cell>
              <table:table-cell office:value-type="float" office:value="93720.2848433168">
                <text:p>93720.2848433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809113025665">
                <text:p>12.1809113025665</text:p>
              </table:table-cell>
              <table:table-cell office:value-type="float" office:value="93760.5005389335">
                <text:p>93760.5005389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2762799263">
                <text:p>12.22762799263</text:p>
              </table:table-cell>
              <table:table-cell office:value-type="float" office:value="93671.019801576">
                <text:p>93671.019801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2742955684662">
                <text:p>12.2742955684662</text:p>
              </table:table-cell>
              <table:table-cell office:value-type="float" office:value="93769.6017329287">
                <text:p>93769.6017329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20972442627">
                <text:p>12.320972442627</text:p>
              </table:table-cell>
              <table:table-cell office:value-type="float" office:value="93750.9222431644">
                <text:p>93750.922243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367728471756">
                <text:p>12.367728471756</text:p>
              </table:table-cell>
              <table:table-cell office:value-type="float" office:value="93592.2079251845">
                <text:p>93592.2079251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4143400192261">
                <text:p>12.4143400192261</text:p>
              </table:table-cell>
              <table:table-cell office:value-type="float" office:value="93882.3153813497">
                <text:p>93882.3153813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610152244568">
                <text:p>12.4610152244568</text:p>
              </table:table-cell>
              <table:table-cell office:value-type="float" office:value="93754.2744240691">
                <text:p>93754.2744240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077021121979">
                <text:p>12.5077021121979</text:p>
              </table:table-cell>
              <table:table-cell office:value-type="float" office:value="93730.8141906557">
                <text:p>93730.8141906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5544061660767">
                <text:p>12.5544061660767</text:p>
              </table:table-cell>
              <table:table-cell office:value-type="float" office:value="93696.3633040824">
                <text:p>93696.3633040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010849475861">
                <text:p>12.6010849475861</text:p>
              </table:table-cell>
              <table:table-cell office:value-type="float" office:value="93747.091472789">
                <text:p>93747.091472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477472782135">
                <text:p>12.6477472782135</text:p>
              </table:table-cell>
              <table:table-cell office:value-type="float" office:value="93780.1421651781">
                <text:p>93780.1421651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944663524628">
                <text:p>12.6944663524628</text:p>
              </table:table-cell>
              <table:table-cell office:value-type="float" office:value="93666.2395460159">
                <text:p>93666.2395460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11212921143">
                <text:p>12.7411212921143</text:p>
              </table:table-cell>
              <table:table-cell office:value-type="float" office:value="93794.9986151212">
                <text:p>93794.9986151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878346443176">
                <text:p>12.7878346443176</text:p>
              </table:table-cell>
              <table:table-cell office:value-type="float" office:value="93677.7129791252">
                <text:p>93677.7129791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8344893455505">
                <text:p>12.8344893455505</text:p>
              </table:table-cell>
              <table:table-cell office:value-type="float" office:value="93795.4779338117">
                <text:p>93795.4779338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881251335144">
                <text:p>12.881251335144</text:p>
              </table:table-cell>
              <table:table-cell office:value-type="float" office:value="93580.2782995299">
                <text:p>93580.2782995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9281718730927">
                <text:p>12.9281718730927</text:p>
              </table:table-cell>
              <table:table-cell office:value-type="float" office:value="93264.0628458478">
                <text:p>93264.0628458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9745464324951">
                <text:p>12.9745464324951</text:p>
              </table:table-cell>
              <table:table-cell office:value-type="float" office:value="94362.0824948974">
                <text:p>94362.0824948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213029384613">
                <text:p>13.0213029384613</text:p>
              </table:table-cell>
              <table:table-cell office:value-type="float" office:value="93591.2534432031">
                <text:p>93591.2534432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0359261035919">
                <text:p>13.0359261035919</text:p>
              </table:table-cell>
              <table:table-cell office:value-type="float" office:value="299251.219617178">
                <text:p>299251.219617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0505368709564">
                <text:p>13.0505368709564</text:p>
              </table:table-cell>
              <table:table-cell office:value-type="float" office:value="299505.145132339">
                <text:p>299505.145132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0780181884766">
                <text:p>13.0780181884766</text:p>
              </table:table-cell>
              <table:table-cell office:value-type="float" office:value="159235.451385937">
                <text:p>159235.4513859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1219213008881">
                <text:p>13.1219213008881</text:p>
              </table:table-cell>
              <table:table-cell office:value-type="float" office:value="99674.0267292267">
                <text:p>99674.0267292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65910243988">
                <text:p>13.165910243988</text:p>
              </table:table-cell>
              <table:table-cell office:value-type="float" office:value="99479.5439857347">
                <text:p>99479.5439857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096588611603">
                <text:p>13.2096588611603</text:p>
              </table:table-cell>
              <table:table-cell office:value-type="float" office:value="100026.018714406">
                <text:p>100026.018714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535562515259">
                <text:p>13.2535562515259</text:p>
              </table:table-cell>
              <table:table-cell office:value-type="float" office:value="99687.0192864398">
                <text:p>99687.0192864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2974083423615">
                <text:p>13.2974083423615</text:p>
              </table:table-cell>
              <table:table-cell office:value-type="float" office:value="99789.9967052504">
                <text:p>99789.9967052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3412837982178">
                <text:p>13.3412837982178</text:p>
              </table:table-cell>
              <table:table-cell office:value-type="float" office:value="99736.8554831628">
                <text:p>99736.8554831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85185956955">
                <text:p>13.385185956955</text:p>
              </table:table-cell>
              <table:table-cell office:value-type="float" office:value="99676.1919202342">
                <text:p>99676.1919202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290602207184">
                <text:p>13.4290602207184</text:p>
              </table:table-cell>
              <table:table-cell office:value-type="float" office:value="99739.5653997891">
                <text:p>99739.5653997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4729521274567">
                <text:p>13.4729521274567</text:p>
              </table:table-cell>
              <table:table-cell office:value-type="float" office:value="99699.4736659134">
                <text:p>99699.4736659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168375968933">
                <text:p>13.5168375968933</text:p>
              </table:table-cell>
              <table:table-cell office:value-type="float" office:value="99714.0979958603">
                <text:p>99714.0979958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607132911682">
                <text:p>13.5607132911682</text:p>
              </table:table-cell>
              <table:table-cell office:value-type="float" office:value="99736.3135175082">
                <text:p>99736.3135175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604611158371">
                <text:p>13.604611158371</text:p>
              </table:table-cell>
              <table:table-cell office:value-type="float" office:value="99685.9364439689">
                <text:p>99685.9364439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484940052032">
                <text:p>13.6484940052032</text:p>
              </table:table-cell>
              <table:table-cell office:value-type="float" office:value="99720.0572862902">
                <text:p>99720.0572862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924142837524">
                <text:p>13.6924142837524</text:p>
              </table:table-cell>
              <table:table-cell office:value-type="float" office:value="99635.0693700296">
                <text:p>99635.0693700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7362833023071">
                <text:p>13.7362833023071</text:p>
              </table:table-cell>
              <table:table-cell office:value-type="float" office:value="99751.4907826087">
                <text:p>99751.4907826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7802445888519">
                <text:p>13.7802445888519</text:p>
              </table:table-cell>
              <table:table-cell office:value-type="float" office:value="99542.1277205009">
                <text:p>99542.1277205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8240461349487">
                <text:p>13.8240461349487</text:p>
              </table:table-cell>
              <table:table-cell office:value-type="float" office:value="99905.149245851">
                <text:p>99905.149245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679203987122">
                <text:p>13.8679203987122</text:p>
              </table:table-cell>
              <table:table-cell office:value-type="float" office:value="99739.5653997891">
                <text:p>99739.56539978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9118468761444">
                <text:p>13.9118468761444</text:p>
              </table:table-cell>
              <table:table-cell office:value-type="float" office:value="99621.0089176676">
                <text:p>99621.0089176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9556972980499">
                <text:p>13.9556972980499</text:p>
              </table:table-cell>
              <table:table-cell office:value-type="float" office:value="99793.7946738291">
                <text:p>99793.7946738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9995205402374">
                <text:p>13.9995205402374</text:p>
              </table:table-cell>
              <table:table-cell office:value-type="float" office:value="99855.6880222841">
                <text:p>99855.6880222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0140247344971">
                <text:p>14.0140247344971</text:p>
              </table:table-cell>
              <table:table-cell office:value-type="float" office:value="301705.832234733">
                <text:p>301705.832234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0285639762878">
                <text:p>14.0285639762878</text:p>
              </table:table-cell>
              <table:table-cell office:value-type="float" office:value="300978.556032928">
                <text:p>300978.556032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0626175403595">
                <text:p>14.0626175403595</text:p>
              </table:table-cell>
              <table:table-cell office:value-type="float" office:value="128503.436256835">
                <text:p>128503.436256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116137504578">
                <text:p>14.1116137504578</text:p>
              </table:table-cell>
              <table:table-cell office:value-type="float" office:value="89313.0303593587">
                <text:p>89313.0303593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00878238678">
                <text:p>14.1600878238678</text:p>
              </table:table-cell>
              <table:table-cell office:value-type="float" office:value="90275.0623613605">
                <text:p>90275.0623613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208874464035">
                <text:p>14.208874464035</text:p>
              </table:table-cell>
              <table:table-cell office:value-type="float" office:value="89696.687146306">
                <text:p>89696.687146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2576348781586">
                <text:p>14.2576348781586</text:p>
              </table:table-cell>
              <table:table-cell office:value-type="float" office:value="89744.9309785054">
                <text:p>89744.9309785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3063359260559">
                <text:p>14.3063359260559</text:p>
              </table:table-cell>
              <table:table-cell office:value-type="float" office:value="89854.329402204">
                <text:p>89854.329402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551640510559">
                <text:p>14.3551640510559</text:p>
              </table:table-cell>
              <table:table-cell office:value-type="float" office:value="89620.48">
                <text:p>89620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039089679718">
                <text:p>14.4039089679718</text:p>
              </table:table-cell>
              <table:table-cell office:value-type="float" office:value="89773.4630987376">
                <text:p>89773.4630987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526686668396">
                <text:p>14.4526686668396</text:p>
              </table:table-cell>
              <table:table-cell office:value-type="float" office:value="89746.2474463726">
                <text:p>89746.2474463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501451253891">
                <text:p>14.501451253891</text:p>
              </table:table-cell>
              <table:table-cell office:value-type="float" office:value="89704.1396224017">
                <text:p>89704.1396224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5501701831818">
                <text:p>14.5501701831818</text:p>
              </table:table-cell>
              <table:table-cell office:value-type="float" office:value="89821.3500112556">
                <text:p>89821.3500112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598947763443">
                <text:p>14.598947763443</text:p>
              </table:table-cell>
              <table:table-cell office:value-type="float" office:value="89713.3473321994">
                <text:p>89713.3473321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6477663516998">
                <text:p>14.6477663516998</text:p>
              </table:table-cell>
              <table:table-cell office:value-type="float" office:value="89637.9874194179">
                <text:p>89637.9874194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6964273452759">
                <text:p>14.6964273452759</text:p>
              </table:table-cell>
              <table:table-cell office:value-type="float" office:value="89928.2911920196">
                <text:p>89928.2911920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7452657222748">
                <text:p>14.7452657222748</text:p>
              </table:table-cell>
              <table:table-cell office:value-type="float" office:value="89601.6671499636">
                <text:p>89601.66714996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7939901351929">
                <text:p>14.7939901351929</text:p>
              </table:table-cell>
              <table:table-cell office:value-type="float" office:value="89811.2411812199">
                <text:p>89811.2411812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8426926136017">
                <text:p>14.8426926136017</text:p>
              </table:table-cell>
              <table:table-cell office:value-type="float" office:value="89851.6901597372">
                <text:p>89851.6901597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8915972709656">
                <text:p>14.8915972709656</text:p>
              </table:table-cell>
              <table:table-cell office:value-type="float" office:value="89480.2302250867">
                <text:p>89480.2302250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9403042793274">
                <text:p>14.9403042793274</text:p>
              </table:table-cell>
              <table:table-cell office:value-type="float" office:value="89843.3335813444">
                <text:p>89843.3335813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9889829158783">
                <text:p>14.9889829158783</text:p>
              </table:table-cell>
              <table:table-cell office:value-type="float" office:value="89895.6977857013">
                <text:p>89895.6977857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0378634929657">
                <text:p>15.0378634929657</text:p>
              </table:table-cell>
              <table:table-cell office:value-type="float" office:value="89524.311306214">
                <text:p>89524.311306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0511822700501">
                <text:p>15.0511822700501</text:p>
              </table:table-cell>
              <table:table-cell office:value-type="float" office:value="328558.693661278">
                <text:p>328558.6936612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0644805431366">
                <text:p>15.0644805431366</text:p>
              </table:table-cell>
              <table:table-cell office:value-type="float" office:value="329065.283252954">
                <text:p>329065.283252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0894196033478">
                <text:p>15.0894196033478</text:p>
              </table:table-cell>
              <table:table-cell office:value-type="float" office:value="175467.718628707">
                <text:p>175467.718628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1293234825134">
                <text:p>15.1293234825134</text:p>
              </table:table-cell>
              <table:table-cell office:value-type="float" office:value="109663.523734981">
                <text:p>109663.523734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1692247390747">
                <text:p>15.1692247390747</text:p>
              </table:table-cell>
              <table:table-cell office:value-type="float" office:value="109670.731629202">
                <text:p>109670.731629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2090892791748">
                <text:p>15.2090892791748</text:p>
              </table:table-cell>
              <table:table-cell office:value-type="float" office:value="109771.741728667">
                <text:p>109771.74172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2490034103394">
                <text:p>15.2490034103394</text:p>
              </table:table-cell>
              <table:table-cell office:value-type="float" office:value="109635.356509689">
                <text:p>109635.3565096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2888979911804">
                <text:p>15.2888979911804</text:p>
              </table:table-cell>
              <table:table-cell office:value-type="float" office:value="109689.083272575">
                <text:p>109689.083272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3288016319275">
                <text:p>15.3288016319275</text:p>
              </table:table-cell>
              <table:table-cell office:value-type="float" office:value="109664.178958941">
                <text:p>109664.1789589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3686249256134">
                <text:p>15.3686249256134</text:p>
              </table:table-cell>
              <table:table-cell office:value-type="float" office:value="109885.436260335">
                <text:p>109885.436260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4085533618927">
                <text:p>15.4085533618927</text:p>
              </table:table-cell>
              <table:table-cell office:value-type="float" office:value="109596.077577147">
                <text:p>109596.0775771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4484815597534">
                <text:p>15.4484815597534</text:p>
              </table:table-cell>
              <table:table-cell office:value-type="float" office:value="109596.73199539">
                <text:p>109596.731995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4883878231049">
                <text:p>15.4883878231049</text:p>
              </table:table-cell>
              <table:table-cell office:value-type="float" office:value="109656.971925988">
                <text:p>109656.971925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5281927585602">
                <text:p>15.5281927585602</text:p>
              </table:table-cell>
              <table:table-cell office:value-type="float" office:value="109936.115960085">
                <text:p>109936.115960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680513381958">
                <text:p>15.5680513381958</text:p>
              </table:table-cell>
              <table:table-cell office:value-type="float" office:value="109788.157029292">
                <text:p>109788.157029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6080181598663">
                <text:p>15.6080181598663</text:p>
              </table:table-cell>
              <table:table-cell office:value-type="float" office:value="109490.818060883">
                <text:p>109490.8180608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6479139328003">
                <text:p>15.6479139328003</text:p>
              </table:table-cell>
              <table:table-cell office:value-type="float" office:value="109685.805742971">
                <text:p>109685.8057429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6878106594086">
                <text:p>15.6878106594086</text:p>
              </table:table-cell>
              <table:table-cell office:value-type="float" office:value="109683.183860308">
                <text:p>109683.183860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7277774810791">
                <text:p>15.7277774810791</text:p>
              </table:table-cell>
              <table:table-cell office:value-type="float" office:value="109490.818060883">
                <text:p>109490.8180608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7676253318787">
                <text:p>15.7676253318787</text:p>
              </table:table-cell>
              <table:table-cell office:value-type="float" office:value="109817.716945684">
                <text:p>109817.716945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8075091838837">
                <text:p>15.8075091838837</text:p>
              </table:table-cell>
              <table:table-cell office:value-type="float" office:value="109718.589855636">
                <text:p>109718.589855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8474011421204">
                <text:p>15.8474011421204</text:p>
              </table:table-cell>
              <table:table-cell office:value-type="float" office:value="109696.29452722">
                <text:p>109696.29452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8873212337494">
                <text:p>15.8873212337494</text:p>
              </table:table-cell>
              <table:table-cell office:value-type="float" office:value="109618.986866702">
                <text:p>109618.9868667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9272019863129">
                <text:p>15.9272019863129</text:p>
              </table:table-cell>
              <table:table-cell office:value-type="float" office:value="109727.116935291">
                <text:p>109727.116935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670813083649">
                <text:p>15.9670813083649</text:p>
              </table:table-cell>
              <table:table-cell office:value-type="float" office:value="109731.052957565">
                <text:p>109731.052957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0070111751556">
                <text:p>16.0070111751556</text:p>
              </table:table-cell>
              <table:table-cell office:value-type="float" office:value="109592.151231804">
                <text:p>109592.151231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0192995071411">
                <text:p>16.0192995071411</text:p>
              </table:table-cell>
              <table:table-cell office:value-type="float" office:value="356110.170621447">
                <text:p>356110.170621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0316026210785">
                <text:p>16.0316026210785</text:p>
              </table:table-cell>
              <table:table-cell office:value-type="float" office:value="355682.311183458">
                <text:p>355682.3111834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0543348789215">
                <text:p>16.0543348789215</text:p>
              </table:table-cell>
              <table:table-cell office:value-type="float" office:value="192501.775680154">
                <text:p>192501.775680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0908298492432">
                <text:p>16.0908298492432</text:p>
              </table:table-cell>
              <table:table-cell office:value-type="float" office:value="119906.934063278">
                <text:p>119906.9340632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1274185180664">
                <text:p>16.1274185180664</text:p>
              </table:table-cell>
              <table:table-cell office:value-type="float" office:value="119599.869050722">
                <text:p>119599.8690507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1639204025269">
                <text:p>16.1639204025269</text:p>
              </table:table-cell>
              <table:table-cell office:value-type="float" office:value="119884.221450033">
                <text:p>119884.221450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2005612850189">
                <text:p>16.2005612850189</text:p>
              </table:table-cell>
              <table:table-cell office:value-type="float" office:value="119429.437894888">
                <text:p>119429.437894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371337413788">
                <text:p>16.2371337413788</text:p>
              </table:table-cell>
              <table:table-cell office:value-type="float" office:value="119652.887324311">
                <text:p>119652.8873243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2737145423889">
                <text:p>16.2737145423889</text:p>
              </table:table-cell>
              <table:table-cell office:value-type="float" office:value="119625.592637733">
                <text:p>119625.5926377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3102991580963">
                <text:p>16.3102991580963</text:p>
              </table:table-cell>
              <table:table-cell office:value-type="float" office:value="119613.1192138">
                <text:p>119613.1192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3468508720398">
                <text:p>16.3468508720398</text:p>
              </table:table-cell>
              <table:table-cell office:value-type="float" office:value="119720.788107678">
                <text:p>119720.7881076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38338804245">
                <text:p>16.38338804245</text:p>
              </table:table-cell>
              <table:table-cell office:value-type="float" office:value="119768.442681144">
                <text:p>119768.442681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4199628829956">
                <text:p>16.4199628829956</text:p>
              </table:table-cell>
              <table:table-cell office:value-type="float" office:value="119645.087571542">
                <text:p>119645.087571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4565312862396">
                <text:p>16.4565312862396</text:p>
              </table:table-cell>
              <table:table-cell office:value-type="float" office:value="119666.149238162">
                <text:p>119666.149238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930999279022">
                <text:p>16.4930999279022</text:p>
              </table:table-cell>
              <table:table-cell office:value-type="float" office:value="119665.369044204">
                <text:p>119665.369044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5296800136566">
                <text:p>16.5296800136566</text:p>
              </table:table-cell>
              <table:table-cell office:value-type="float" office:value="119627.931694345">
                <text:p>119627.931694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662667751312">
                <text:p>16.5662667751312</text:p>
              </table:table-cell>
              <table:table-cell office:value-type="float" office:value="119606.104055886">
                <text:p>119606.104055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6028249263763">
                <text:p>16.6028249263763</text:p>
              </table:table-cell>
              <table:table-cell office:value-type="float" office:value="119699.707205092">
                <text:p>119699.7072050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6393585205078">
                <text:p>16.6393585205078</text:p>
              </table:table-cell>
              <table:table-cell office:value-type="float" office:value="119780.166830905">
                <text:p>119780.1668309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6759302616119">
                <text:p>16.6759302616119</text:p>
              </table:table-cell>
              <table:table-cell office:value-type="float" office:value="119655.227448449">
                <text:p>119655.227448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7125136852264">
                <text:p>16.7125136852264</text:p>
              </table:table-cell>
              <table:table-cell office:value-type="float" office:value="119617.016879342">
                <text:p>119617.0168793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7490909099579">
                <text:p>16.7490909099579</text:p>
              </table:table-cell>
              <table:table-cell office:value-type="float" office:value="119637.288835584">
                <text:p>119637.2888355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7856764793396">
                <text:p>16.7856764793396</text:p>
              </table:table-cell>
              <table:table-cell office:value-type="float" office:value="119610.001264247">
                <text:p>119610.001264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8222436904907">
                <text:p>16.8222436904907</text:p>
              </table:table-cell>
              <table:table-cell office:value-type="float" office:value="119670.050360557">
                <text:p>119670.0503605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588135242462">
                <text:p>16.8588135242462</text:p>
              </table:table-cell>
              <table:table-cell office:value-type="float" office:value="119661.46822701">
                <text:p>119661.46822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8954205513001">
                <text:p>16.8954205513001</text:p>
              </table:table-cell>
              <table:table-cell office:value-type="float" office:value="119539.890348506">
                <text:p>119539.8903485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143075466156">
                <text:p>20.2143075466156</text:p>
              </table:table-cell>
              <table:table-cell office:value-type="float" office:value="1318.51431102551">
                <text:p>1318.514311025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3772377967834">
                <text:p>20.3772377967834</text:p>
              </table:table-cell>
              <table:table-cell office:value-type="float" office:value="26858.1187071888">
                <text:p>26858.11870718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8159120082855">
                <text:p>20.8159120082855</text:p>
              </table:table-cell>
              <table:table-cell office:value-type="float" office:value="9975.51231702459">
                <text:p>9975.51231702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0353140830994">
                <text:p>21.0353140830994</text:p>
              </table:table-cell>
              <table:table-cell office:value-type="float" office:value="19945.1167620586">
                <text:p>19945.1167620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2523801326752">
                <text:p>21.2523801326752</text:p>
              </table:table-cell>
              <table:table-cell office:value-type="float" office:value="20159.7624711541">
                <text:p>20159.76247115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0250098705292">
                <text:p>22.0250098705292</text:p>
              </table:table-cell>
              <table:table-cell office:value-type="float" office:value="5663.77371411361">
                <text:p>5663.773714113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1798832416534">
                <text:p>22.1798832416534</text:p>
              </table:table-cell>
              <table:table-cell office:value-type="float" office:value="28255.3415621642">
                <text:p>28255.34156216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9357814788818">
                <text:p>25.9357814788818</text:p>
              </table:table-cell>
              <table:table-cell office:value-type="float" office:value="1165.1007891069">
                <text:p>1165.1007891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0178594589233">
                <text:p>26.0178594589233</text:p>
              </table:table-cell>
              <table:table-cell office:value-type="float" office:value="53315.1522221577">
                <text:p>53315.1522221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1029560565948">
                <text:p>26.1029560565948</text:p>
              </table:table-cell>
              <table:table-cell office:value-type="float" office:value="51423.9125856982">
                <text:p>51423.9125856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5046019554138">
                <text:p>26.5046019554138</text:p>
              </table:table-cell>
              <table:table-cell office:value-type="float" office:value="10895.1691349707">
                <text:p>10895.1691349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9436855316162">
                <text:p>26.9436855316162</text:p>
              </table:table-cell>
              <table:table-cell office:value-type="float" office:value="9966.21198599082">
                <text:p>9966.21198599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234413146973">
                <text:p>27.0234413146973</text:p>
              </table:table-cell>
              <table:table-cell office:value-type="float" office:value="54867.4946311132">
                <text:p>54867.4946311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0034465789795">
                <text:p>31.0034465789795</text:p>
              </table:table-cell>
              <table:table-cell office:value-type="float" office:value="1099.4960331514">
                <text:p>1099.4960331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0212717056274">
                <text:p>31.0212717056274</text:p>
              </table:table-cell>
              <table:table-cell office:value-type="float" office:value="245496.151944786">
                <text:p>245496.1519447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0686876773834">
                <text:p>31.0686876773834</text:p>
              </table:table-cell>
              <table:table-cell office:value-type="float" office:value="92289.5774976493">
                <text:p>92289.5774976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1191682815552">
                <text:p>31.1191682815552</text:p>
              </table:table-cell>
              <table:table-cell office:value-type="float" office:value="86686.7596336862">
                <text:p>86686.7596336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1695599555969">
                <text:p>31.1695599555969</text:p>
              </table:table-cell>
              <table:table-cell office:value-type="float" office:value="86839.7425410914">
                <text:p>86839.74254109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219997882843">
                <text:p>31.219997882843</text:p>
              </table:table-cell>
              <table:table-cell office:value-type="float" office:value="86760.1076992891">
                <text:p>86760.1076992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2704858779907">
                <text:p>31.2704858779907</text:p>
              </table:table-cell>
              <table:table-cell office:value-type="float" office:value="86674.0694931102">
                <text:p>86674.06949311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3208894729614">
                <text:p>31.3208894729614</text:p>
              </table:table-cell>
              <table:table-cell office:value-type="float" office:value="86819.2041171574">
                <text:p>86819.20411715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3713359832764">
                <text:p>31.3713359832764</text:p>
              </table:table-cell>
              <table:table-cell office:value-type="float" office:value="86745.3461632985">
                <text:p>86745.3461632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421774148941">
                <text:p>31.421774148941</text:p>
              </table:table-cell>
              <table:table-cell office:value-type="float" office:value="86759.6975887839">
                <text:p>86759.6975887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4722156524658">
                <text:p>31.4722156524658</text:p>
              </table:table-cell>
              <table:table-cell office:value-type="float" office:value="86753.9564487845">
                <text:p>86753.9564487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5226366519928">
                <text:p>31.5226366519928</text:p>
              </table:table-cell>
              <table:table-cell office:value-type="float" office:value="86789.2354585045">
                <text:p>86789.23545850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5730977058411">
                <text:p>31.5730977058411</text:p>
              </table:table-cell>
              <table:table-cell office:value-type="float" office:value="86720.3450240729">
                <text:p>86720.34502407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6235265731812">
                <text:p>31.6235265731812</text:p>
              </table:table-cell>
              <table:table-cell office:value-type="float" office:value="86775.6947719773">
                <text:p>86775.69477197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6739354133606">
                <text:p>31.6739354133606</text:p>
              </table:table-cell>
              <table:table-cell office:value-type="float" office:value="86810.1702880386">
                <text:p>86810.1702880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7243790626526">
                <text:p>31.7243790626526</text:p>
              </table:table-cell>
              <table:table-cell office:value-type="float" office:value="86750.2661171399">
                <text:p>86750.26611713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7748420238495">
                <text:p>31.7748420238495</text:p>
              </table:table-cell>
              <table:table-cell office:value-type="float" office:value="86717.06725504">
                <text:p>86717.067255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8252811431885">
                <text:p>31.8252811431885</text:p>
              </table:table-cell>
              <table:table-cell office:value-type="float" office:value="86758.0571855339">
                <text:p>86758.05718553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8757469654083">
                <text:p>31.8757469654083</text:p>
              </table:table-cell>
              <table:table-cell office:value-type="float" office:value="86712.1510660513">
                <text:p>86712.1510660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9261527061462">
                <text:p>31.9261527061462</text:p>
              </table:table-cell>
              <table:table-cell office:value-type="float" office:value="86815.5082325452">
                <text:p>86815.5082325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9765908718109">
                <text:p>31.9765908718109</text:p>
              </table:table-cell>
              <table:table-cell office:value-type="float" office:value="86759.6975887839">
                <text:p>86759.69758878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0270376205444">
                <text:p>32.0270376205444</text:p>
              </table:table-cell>
              <table:table-cell office:value-type="float" office:value="86744.9361923351">
                <text:p>86744.9361923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0430235862732">
                <text:p>32.0430235862732</text:p>
              </table:table-cell>
              <table:table-cell office:value-type="float" office:value="273740.108933632">
                <text:p>273740.1089336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590245723724">
                <text:p>32.0590245723724</text:p>
              </table:table-cell>
              <table:table-cell office:value-type="float" office:value="273483.144904862">
                <text:p>273483.144904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0874879360199">
                <text:p>32.0874879360199</text:p>
              </table:table-cell>
              <table:table-cell office:value-type="float" office:value="153741.492193259">
                <text:p>153741.492193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1341490745544">
                <text:p>32.1341490745544</text:p>
              </table:table-cell>
              <table:table-cell office:value-type="float" office:value="93782.538048449">
                <text:p>93782.538048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1808130741119">
                <text:p>32.1808130741119</text:p>
              </table:table-cell>
              <table:table-cell office:value-type="float" office:value="93776.788134251">
                <text:p>93776.788134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2275016307831">
                <text:p>32.2275016307831</text:p>
              </table:table-cell>
              <table:table-cell office:value-type="float" office:value="93727.4636871508">
                <text:p>93727.4636871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2741975784302">
                <text:p>32.2741975784302</text:p>
              </table:table-cell>
              <table:table-cell office:value-type="float" office:value="93712.6286219027">
                <text:p>93712.6286219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3209075927734">
                <text:p>32.3209075927734</text:p>
              </table:table-cell>
              <table:table-cell office:value-type="float" office:value="93684.4071132526">
                <text:p>93684.40711325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3675532341003">
                <text:p>32.3675532341003</text:p>
              </table:table-cell>
              <table:table-cell office:value-type="float" office:value="93813.6956748413">
                <text:p>93813.6956748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4142463207245">
                <text:p>32.4142463207245</text:p>
              </table:table-cell>
              <table:table-cell office:value-type="float" office:value="93718.3706706835">
                <text:p>93718.37067068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4609127044678">
                <text:p>32.4609127044678</text:p>
              </table:table-cell>
              <table:table-cell office:value-type="float" office:value="93771.9970776517">
                <text:p>93771.99707765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5076081752777">
                <text:p>32.5076081752777</text:p>
              </table:table-cell>
              <table:table-cell office:value-type="float" office:value="93713.5855811697">
                <text:p>93713.58558116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5542640686035">
                <text:p>32.5542640686035</text:p>
              </table:table-cell>
              <table:table-cell office:value-type="float" office:value="93793.0813893474">
                <text:p>93793.08138934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6010093688965">
                <text:p>32.6010093688965</text:p>
              </table:table-cell>
              <table:table-cell office:value-type="float" office:value="93613.6889179044">
                <text:p>93613.6889179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6476557254791">
                <text:p>32.6476557254791</text:p>
              </table:table-cell>
              <table:table-cell office:value-type="float" office:value="93812.2571748386">
                <text:p>93812.25717483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6943616867065">
                <text:p>32.6943616867065</text:p>
              </table:table-cell>
              <table:table-cell office:value-type="float" office:value="93692.5369910005">
                <text:p>93692.53699100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741055727005">
                <text:p>32.741055727005</text:p>
              </table:table-cell>
              <table:table-cell office:value-type="float" office:value="93716.4565762399">
                <text:p>93716.45657623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7877130508423">
                <text:p>32.7877130508423</text:p>
              </table:table-cell>
              <table:table-cell office:value-type="float" office:value="93790.2056976417">
                <text:p>93790.20569764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8343784809113">
                <text:p>32.8343784809113</text:p>
              </table:table-cell>
              <table:table-cell office:value-type="float" office:value="93773.9134415442">
                <text:p>93773.91344154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8810548782349">
                <text:p>32.8810548782349</text:p>
              </table:table-cell>
              <table:table-cell office:value-type="float" office:value="93751.8799846763">
                <text:p>93751.8799846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927717924118">
                <text:p>32.927717924118</text:p>
              </table:table-cell>
              <table:table-cell office:value-type="float" office:value="93778.7046939745">
                <text:p>93778.70469397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9743869304657">
                <text:p>32.9743869304657</text:p>
              </table:table-cell>
              <table:table-cell office:value-type="float" office:value="93766.7274807912">
                <text:p>93766.7274807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0211882591248">
                <text:p>33.0211882591248</text:p>
              </table:table-cell>
              <table:table-cell office:value-type="float" office:value="93501.6189792103">
                <text:p>93501.6189792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0357899665832">
                <text:p>33.0357899665832</text:p>
              </table:table-cell>
              <table:table-cell office:value-type="float" office:value="299690.978773431">
                <text:p>299690.9787734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050398349762">
                <text:p>33.050398349762</text:p>
              </table:table-cell>
              <table:table-cell office:value-type="float" office:value="299554.0263742">
                <text:p>299554.02637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0779185295105">
                <text:p>33.0779185295105</text:p>
              </table:table-cell>
              <table:table-cell office:value-type="float" office:value="159010.589319749">
                <text:p>159010.5893197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1217951774597">
                <text:p>33.1217951774597</text:p>
              </table:table-cell>
              <table:table-cell office:value-type="float" office:value="99734.1457137889">
                <text:p>99734.1457137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1656877994537">
                <text:p>33.1656877994537</text:p>
              </table:table-cell>
              <table:table-cell office:value-type="float" office:value="99697.8490051548">
                <text:p>99697.8490051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2095823287964">
                <text:p>33.2095823287964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2534871101379">
                <text:p>33.2534871101379</text:p>
              </table:table-cell>
              <table:table-cell office:value-type="float" office:value="99670.2378713006">
                <text:p>99670.2378713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2973184585571">
                <text:p>33.2973184585571</text:p>
              </table:table-cell>
              <table:table-cell office:value-type="float" office:value="99837.2205698371">
                <text:p>99837.22056983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3412470817566">
                <text:p>33.3412470817566</text:p>
              </table:table-cell>
              <table:table-cell office:value-type="float" office:value="99616.1427625509">
                <text:p>99616.14276255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3851010799408">
                <text:p>33.3851010799408</text:p>
              </table:table-cell>
              <table:table-cell office:value-type="float" office:value="99785.656523701">
                <text:p>99785.6565237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4290089607239">
                <text:p>33.4290089607239</text:p>
              </table:table-cell>
              <table:table-cell office:value-type="float" office:value="99663.2021850209">
                <text:p>99663.20218502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4728996753693">
                <text:p>33.4728996753693</text:p>
              </table:table-cell>
              <table:table-cell office:value-type="float" office:value="99702.1815515153">
                <text:p>99702.18155151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5167798995972">
                <text:p>33.5167798995972</text:p>
              </table:table-cell>
              <table:table-cell office:value-type="float" office:value="99726.017289062">
                <text:p>99726.0172890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5606663227081">
                <text:p>33.5606663227081</text:p>
              </table:table-cell>
              <table:table-cell office:value-type="float" office:value="99711.9311577472">
                <text:p>99711.93115774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60453748703">
                <text:p>33.60453748703</text:p>
              </table:table-cell>
              <table:table-cell office:value-type="float" office:value="99746.6118722454">
                <text:p>99746.6118722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6485588550568">
                <text:p>33.6485588550568</text:p>
              </table:table-cell>
              <table:table-cell office:value-type="float" office:value="99406.2700946171">
                <text:p>99406.27009461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692277431488">
                <text:p>33.692277431488</text:p>
              </table:table-cell>
              <table:table-cell office:value-type="float" office:value="100094.75049763">
                <text:p>100094.75049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7361681461334">
                <text:p>33.7361681461334</text:p>
              </table:table-cell>
              <table:table-cell office:value-type="float" office:value="99702.1815515153">
                <text:p>99702.1815515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780038356781">
                <text:p>33.780038356781</text:p>
              </table:table-cell>
              <table:table-cell office:value-type="float" office:value="99748.7802179289">
                <text:p>99748.78021792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823933839798">
                <text:p>33.823933839798</text:p>
              </table:table-cell>
              <table:table-cell office:value-type="float" office:value="99691.3508915817">
                <text:p>99691.3508915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8678169250488">
                <text:p>33.8678169250488</text:p>
              </table:table-cell>
              <table:table-cell office:value-type="float" office:value="99719.515503181">
                <text:p>99719.5155031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9116895198822">
                <text:p>33.9116895198822</text:p>
              </table:table-cell>
              <table:table-cell office:value-type="float" office:value="99743.3595304731">
                <text:p>99743.3595304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9555742740631">
                <text:p>33.9555742740631</text:p>
              </table:table-cell>
              <table:table-cell office:value-type="float" office:value="99715.7231862484">
                <text:p>99715.72318624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9994850158691">
                <text:p>33.9994850158691</text:p>
              </table:table-cell>
              <table:table-cell office:value-type="float" office:value="99656.7085869418">
                <text:p>99656.70858694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0139992237091">
                <text:p>34.0139992237091</text:p>
              </table:table-cell>
              <table:table-cell office:value-type="float" office:value="301497.680634722">
                <text:p>301497.6806347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0285308361053">
                <text:p>34.0285308361053</text:p>
              </table:table-cell>
              <table:table-cell office:value-type="float" office:value="301136.575947498">
                <text:p>301136.5759474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0625660419464">
                <text:p>34.0625660419464</text:p>
              </table:table-cell>
              <table:table-cell office:value-type="float" office:value="128572.74965325">
                <text:p>128572.749653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113111972809">
                <text:p>34.1113111972809</text:p>
              </table:table-cell>
              <table:table-cell office:value-type="float" office:value="89773.0240056346">
                <text:p>89773.0240056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1600668430328">
                <text:p>34.1600668430328</text:p>
              </table:table-cell>
              <table:table-cell office:value-type="float" office:value="89753.7081605508">
                <text:p>89753.70816055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2088234424591">
                <text:p>34.2088234424591</text:p>
              </table:table-cell>
              <table:table-cell office:value-type="float" office:value="89751.9525867971">
                <text:p>89751.9525867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2575886249542">
                <text:p>34.2575886249542</text:p>
              </table:table-cell>
              <table:table-cell office:value-type="float" office:value="89736.155512966">
                <text:p>89736.1555129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306348323822">
                <text:p>34.306348323822</text:p>
              </table:table-cell>
              <table:table-cell office:value-type="float" office:value="89746.2474463726">
                <text:p>89746.2474463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3551025390625">
                <text:p>34.3551025390625</text:p>
              </table:table-cell>
              <table:table-cell office:value-type="float" office:value="89756.3416499584">
                <text:p>89756.34164995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4038591384888">
                <text:p>34.4038591384888</text:p>
              </table:table-cell>
              <table:table-cell office:value-type="float" office:value="89751.9525867971">
                <text:p>89751.9525867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4526298046112">
                <text:p>34.4526298046112</text:p>
              </table:table-cell>
              <table:table-cell office:value-type="float" office:value="89726.0658489727">
                <text:p>89726.06584897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013756752014">
                <text:p>34.5013756752014</text:p>
              </table:table-cell>
              <table:table-cell office:value-type="float" office:value="89771.706752097">
                <text:p>89771.7067520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501518249512">
                <text:p>34.5501518249512</text:p>
              </table:table-cell>
              <table:table-cell office:value-type="float" office:value="89715.9784536274">
                <text:p>89715.9784536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5988874435425">
                <text:p>34.5988874435425</text:p>
              </table:table-cell>
              <table:table-cell office:value-type="float" office:value="89790.5910807585">
                <text:p>89790.59108075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6476578712463">
                <text:p>34.6476578712463</text:p>
              </table:table-cell>
              <table:table-cell office:value-type="float" office:value="89726.5044828362">
                <text:p>89726.50448283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6964230537415">
                <text:p>34.6964230537415</text:p>
              </table:table-cell>
              <table:table-cell office:value-type="float" office:value="89736.155512966">
                <text:p>89736.1555129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7451977729797">
                <text:p>34.7451977729797</text:p>
              </table:table-cell>
              <table:table-cell office:value-type="float" office:value="89718.6097293915">
                <text:p>89718.60972939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7939336299896">
                <text:p>34.7939336299896</text:p>
              </table:table-cell>
              <table:table-cell office:value-type="float" office:value="89790.1518200897">
                <text:p>89790.15182008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8427000045776">
                <text:p>34.8427000045776</text:p>
              </table:table-cell>
              <table:table-cell office:value-type="float" office:value="89733.9619147262">
                <text:p>89733.96191472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8914761543274">
                <text:p>34.8914761543274</text:p>
              </table:table-cell>
              <table:table-cell office:value-type="float" office:value="89715.9784536274">
                <text:p>89715.97845362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9402163028717">
                <text:p>34.9402163028717</text:p>
              </table:table-cell>
              <table:table-cell office:value-type="float" office:value="89782.2458629073">
                <text:p>89782.2458629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9890036582947">
                <text:p>34.9890036582947</text:p>
              </table:table-cell>
              <table:table-cell office:value-type="float" office:value="89695.3721320048">
                <text:p>89695.3721320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0377810001373">
                <text:p>35.0377810001373</text:p>
              </table:table-cell>
              <table:table-cell office:value-type="float" office:value="89713.7858417202">
                <text:p>89713.78584172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0511016845703">
                <text:p>35.0511016845703</text:p>
              </table:table-cell>
              <table:table-cell office:value-type="float" office:value="328511.648332767">
                <text:p>328511.6483327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0644226074219">
                <text:p>35.0644226074219</text:p>
              </table:table-cell>
              <table:table-cell office:value-type="float" office:value="328505.768613975">
                <text:p>328505.768613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0893797874451">
                <text:p>35.0893797874451</text:p>
              </table:table-cell>
              <table:table-cell office:value-type="float" office:value="175340.322742123">
                <text:p>175340.322742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1292586326599">
                <text:p>35.1292586326599</text:p>
              </table:table-cell>
              <table:table-cell office:value-type="float" office:value="109732.365027741">
                <text:p>109732.3650277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1691970825195">
                <text:p>35.1691970825195</text:p>
              </table:table-cell>
              <table:table-cell office:value-type="float" office:value="109568.599066347">
                <text:p>109568.5990663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.2090151309967">
                <text:p>35.2090151309967</text:p>
              </table:table-cell>
              <table:table-cell office:value-type="float" office:value="109899.911405972">
                <text:p>109899.9114059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.2488932609558">
                <text:p>35.2488932609558</text:p>
              </table:table-cell>
              <table:table-cell office:value-type="float" office:value="109734.333191838">
                <text:p>109734.3331918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.2888045310974">
                <text:p>35.2888045310974</text:p>
              </table:table-cell>
              <table:table-cell office:value-type="float" office:value="109643.21567503">
                <text:p>109643.215675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.3286998271942">
                <text:p>35.3286998271942</text:p>
              </table:table-cell>
              <table:table-cell office:value-type="float" office:value="109687.116731308">
                <text:p>109687.116731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.3685956001282">
                <text:p>35.3685956001282</text:p>
              </table:table-cell>
              <table:table-cell office:value-type="float" office:value="109685.805742971">
                <text:p>109685.8057429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.408486366272">
                <text:p>35.408486366272</text:p>
              </table:table-cell>
              <table:table-cell office:value-type="float" office:value="109699.572683697">
                <text:p>109699.5726836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.4484205245972">
                <text:p>35.4484205245972</text:p>
              </table:table-cell>
              <table:table-cell office:value-type="float" office:value="109580.373883555">
                <text:p>109580.3738835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.4882719516754">
                <text:p>35.4882719516754</text:p>
              </table:table-cell>
              <table:table-cell office:value-type="float" office:value="109807.861871743">
                <text:p>109807.8618717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.5283353328705">
                <text:p>35.5283353328705</text:p>
              </table:table-cell>
              <table:table-cell office:value-type="float" office:value="109226.926671348">
                <text:p>109226.9266713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.5681042671204">
                <text:p>35.5681042671204</text:p>
              </table:table-cell>
              <table:table-cell office:value-type="float" office:value="110035.636673201">
                <text:p>110035.6366732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6079797744751">
                <text:p>35.6079797744751</text:p>
              </table:table-cell>
              <table:table-cell office:value-type="float" office:value="109741.550397608">
                <text:p>109741.550397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.6478383541107">
                <text:p>35.6478383541107</text:p>
              </table:table-cell>
              <table:table-cell office:value-type="float" office:value="109788.157029292">
                <text:p>109788.157029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6878066062927">
                <text:p>35.6878066062927</text:p>
              </table:table-cell>
              <table:table-cell office:value-type="float" office:value="109486.899253754">
                <text:p>109486.8992537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7276561260223">
                <text:p>35.7276561260223</text:p>
              </table:table-cell>
              <table:table-cell office:value-type="float" office:value="109813.117691051">
                <text:p>109813.1176910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767546415329">
                <text:p>35.767546415329</text:p>
              </table:table-cell>
              <table:table-cell office:value-type="float" office:value="109700.884001148">
                <text:p>109700.8840011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8074624538422">
                <text:p>35.8074624538422</text:p>
              </table:table-cell>
              <table:table-cell office:value-type="float" office:value="109630.117692032">
                <text:p>109630.1176920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8474104404449">
                <text:p>35.8474104404449</text:p>
              </table:table-cell>
              <table:table-cell office:value-type="float" office:value="109542.441863519">
                <text:p>109542.4418635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8874697685242">
                <text:p>35.8874697685242</text:p>
              </table:table-cell>
              <table:table-cell office:value-type="float" office:value="109237.978014653">
                <text:p>109237.9780146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9270484447479">
                <text:p>35.9270484447479</text:p>
              </table:table-cell>
              <table:table-cell office:value-type="float" office:value="110564.587235324">
                <text:p>110564.5872353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9669375419617">
                <text:p>35.9669375419617</text:p>
              </table:table-cell>
              <table:table-cell office:value-type="float" office:value="109704.162431937">
                <text:p>109704.1624319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0069980621338">
                <text:p>36.0069980621338</text:p>
              </table:table-cell>
              <table:table-cell office:value-type="float" office:value="109234.727387428">
                <text:p>109234.7273874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019403219223">
                <text:p>36.019403219223</text:p>
              </table:table-cell>
              <table:table-cell office:value-type="float" office:value="352756.516384463">
                <text:p>352756.516384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0317010879517">
                <text:p>36.0317010879517</text:p>
              </table:table-cell>
              <table:table-cell office:value-type="float" office:value="355834.014540238">
                <text:p>355834.0145402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054283618927">
                <text:p>36.054283618927</text:p>
              </table:table-cell>
              <table:table-cell office:value-type="float" office:value="193778.102409257">
                <text:p>193778.102409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0908417701721">
                <text:p>36.0908417701721</text:p>
              </table:table-cell>
              <table:table-cell office:value-type="float" office:value="119699.707205092">
                <text:p>119699.7072050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1273756027222">
                <text:p>36.1273756027222</text:p>
              </table:table-cell>
              <table:table-cell office:value-type="float" office:value="119779.38514951">
                <text:p>119779.385149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1639771461487">
                <text:p>36.1639771461487</text:p>
              </table:table-cell>
              <table:table-cell office:value-type="float" office:value="119557.799762894">
                <text:p>119557.7997628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2005455493927">
                <text:p>36.2005455493927</text:p>
              </table:table-cell>
              <table:table-cell office:value-type="float" office:value="119666.149238162">
                <text:p>119666.1492381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2371068000793">
                <text:p>36.2371068000793</text:p>
              </table:table-cell>
              <table:table-cell office:value-type="float" office:value="119689.559788456">
                <text:p>119689.5597884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2736663818359">
                <text:p>36.2736663818359</text:p>
              </table:table-cell>
              <table:table-cell office:value-type="float" office:value="119695.023568233">
                <text:p>119695.023568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3102195262909">
                <text:p>36.3102195262909</text:p>
              </table:table-cell>
              <table:table-cell office:value-type="float" office:value="119716.102820989">
                <text:p>119716.1028209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3467919826508">
                <text:p>36.3467919826508</text:p>
              </table:table-cell>
              <table:table-cell office:value-type="float" office:value="119652.887324311">
                <text:p>119652.8873243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3834128379822">
                <text:p>36.3834128379822</text:p>
              </table:table-cell>
              <table:table-cell office:value-type="float" office:value="119494.751293954">
                <text:p>119494.7512939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4199664592743">
                <text:p>36.4199664592743</text:p>
              </table:table-cell>
              <table:table-cell office:value-type="float" office:value="119714.541140252">
                <text:p>119714.541140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456512928009">
                <text:p>36.456512928009</text:p>
              </table:table-cell>
              <table:table-cell office:value-type="float" office:value="119737.970630256">
                <text:p>119737.9706302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4931063652039">
                <text:p>36.4931063652039</text:p>
              </table:table-cell>
              <table:table-cell office:value-type="float" office:value="119584.284381434">
                <text:p>119584.2843814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5296580791473">
                <text:p>36.5296580791473</text:p>
              </table:table-cell>
              <table:table-cell office:value-type="float" office:value="119720.788107678">
                <text:p>119720.7881076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662317276001">
                <text:p>36.5662317276001</text:p>
              </table:table-cell>
              <table:table-cell office:value-type="float" office:value="119648.987320813">
                <text:p>119648.9873208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6028232574463">
                <text:p>36.6028232574463</text:p>
              </table:table-cell>
              <table:table-cell office:value-type="float" office:value="119590.517761735">
                <text:p>119590.517761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.6393885612488">
                <text:p>36.6393885612488</text:p>
              </table:table-cell>
              <table:table-cell office:value-type="float" office:value="119676.292685471">
                <text:p>119676.2926854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.67595744133">
                <text:p>36.67595744133</text:p>
              </table:table-cell>
              <table:table-cell office:value-type="float" office:value="119664.588860419">
                <text:p>119664.588860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.7125060558319">
                <text:p>36.7125060558319</text:p>
              </table:table-cell>
              <table:table-cell office:value-type="float" office:value="119730.940820374">
                <text:p>119730.940820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7490801811218">
                <text:p>36.7490801811218</text:p>
              </table:table-cell>
              <table:table-cell office:value-type="float" office:value="119647.427390599">
                <text:p>119647.4273905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.785671710968">
                <text:p>36.785671710968</text:p>
              </table:table-cell>
              <table:table-cell office:value-type="float" office:value="119590.517761735">
                <text:p>119590.5177617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.8222079277039">
                <text:p>36.8222079277039</text:p>
              </table:table-cell>
              <table:table-cell office:value-type="float" office:value="119771.568896662">
                <text:p>119771.5688966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8587923049927">
                <text:p>36.8587923049927</text:p>
              </table:table-cell>
              <table:table-cell office:value-type="float" office:value="119613.898726588">
                <text:p>119613.8987265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237331867218">
                <text:p>40.237331867218</text:p>
              </table:table-cell>
              <table:table-cell office:value-type="float" office:value="1295.23420383382">
                <text:p>1295.234203833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4001841545105">
                <text:p>40.4001841545105</text:p>
              </table:table-cell>
              <table:table-cell office:value-type="float" office:value="26870.9765932901">
                <text:p>26870.97659329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8387634754181">
                <text:p>40.8387634754181</text:p>
              </table:table-cell>
              <table:table-cell office:value-type="float" office:value="9977.67060914851">
                <text:p>9977.670609148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0032377243042">
                <text:p>41.0032377243042</text:p>
              </table:table-cell>
              <table:table-cell office:value-type="float" office:value="26605.988655587">
                <text:p>26605.9886555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169538974762">
                <text:p>41.169538974762</text:p>
              </table:table-cell>
              <table:table-cell office:value-type="float" office:value="26313.6926989698">
                <text:p>26313.69269896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9950129985809">
                <text:p>41.9950129985809</text:p>
              </table:table-cell>
              <table:table-cell office:value-type="float" office:value="5301.19649284043">
                <text:p>5301.19649284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.1499135494232">
                <text:p>42.1499135494232</text:p>
              </table:table-cell>
              <table:table-cell office:value-type="float" office:value="28250.3837217177">
                <text:p>28250.3837217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.9936120510101">
                <text:p>45.9936120510101</text:p>
              </table:table-cell>
              <table:table-cell office:value-type="float" office:value="1138.48679811731">
                <text:p>1138.486798117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0794672966003">
                <text:p>46.0794672966003</text:p>
              </table:table-cell>
              <table:table-cell office:value-type="float" office:value="50969.5123450791">
                <text:p>50969.51234507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.4438297748566">
                <text:p>46.4438297748566</text:p>
              </table:table-cell>
              <table:table-cell office:value-type="float" office:value="12010.0182130245">
                <text:p>12010.01821302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.8827998638153">
                <text:p>46.8827998638153</text:p>
              </table:table-cell>
              <table:table-cell office:value-type="float" office:value="9968.78855773545">
                <text:p>9968.78855773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.0004394054413">
                <text:p>47.0004394054413</text:p>
              </table:table-cell>
              <table:table-cell office:value-type="float" office:value="37198.3768341521">
                <text:p>37198.37683415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.0034136772156">
                <text:p>51.0034136772156</text:p>
              </table:table-cell>
              <table:table-cell office:value-type="float" office:value="1093.18714108556">
                <text:p>1093.18714108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.0212225914002">
                <text:p>51.0212225914002</text:p>
              </table:table-cell>
              <table:table-cell office:value-type="float" office:value="245719.640998179">
                <text:p>245719.6409981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.068695306778">
                <text:p>51.068695306778</text:p>
              </table:table-cell>
              <table:table-cell office:value-type="float" office:value="92179.2647665922">
                <text:p>92179.26476659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1190752983093">
                <text:p>51.1190752983093</text:p>
              </table:table-cell>
              <table:table-cell office:value-type="float" office:value="86859.8796265185">
                <text:p>86859.87962651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.1695144176483">
                <text:p>51.1695144176483</text:p>
              </table:table-cell>
              <table:table-cell office:value-type="float" office:value="86758.0571855339">
                <text:p>86758.05718553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2199459075928">
                <text:p>51.2199459075928</text:p>
              </table:table-cell>
              <table:table-cell office:value-type="float" office:value="86771.1821486822">
                <text:p>86771.18214868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2704145908356">
                <text:p>51.2704145908356</text:p>
              </table:table-cell>
              <table:table-cell office:value-type="float" office:value="86707.2354344509">
                <text:p>86707.23543445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3207929134369">
                <text:p>51.3207929134369</text:p>
              </table:table-cell>
              <table:table-cell office:value-type="float" office:value="86862.7571154083">
                <text:p>86862.75711540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3712611198425">
                <text:p>51.3712611198425</text:p>
              </table:table-cell>
              <table:table-cell office:value-type="float" office:value="86708.0546676808">
                <text:p>86708.05466768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4217028617859">
                <text:p>51.4217028617859</text:p>
              </table:table-cell>
              <table:table-cell office:value-type="float" office:value="86753.5463964305">
                <text:p>86753.54639643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4721410274506">
                <text:p>51.4721410274506</text:p>
              </table:table-cell>
              <table:table-cell office:value-type="float" office:value="86759.6975887839">
                <text:p>86759.69758878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522557258606">
                <text:p>51.522557258606</text:p>
              </table:table-cell>
              <table:table-cell office:value-type="float" office:value="86797.4439920364">
                <text:p>86797.44399203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5730283260345">
                <text:p>51.5730283260345</text:p>
              </table:table-cell>
              <table:table-cell office:value-type="float" office:value="86703.1395004984">
                <text:p>86703.13950049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6234695911408">
                <text:p>51.6234695911408</text:p>
              </table:table-cell>
              <table:table-cell office:value-type="float" office:value="86754.366505015">
                <text:p>86754.366505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6739523410797">
                <text:p>51.6739523410797</text:p>
              </table:table-cell>
              <table:table-cell office:value-type="float" office:value="86683.0750165297">
                <text:p>86683.07501652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.724330663681">
                <text:p>51.724330663681</text:p>
              </table:table-cell>
              <table:table-cell office:value-type="float" office:value="86862.7571154083">
                <text:p>86862.75711540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.7747945785523">
                <text:p>51.7747945785523</text:p>
              </table:table-cell>
              <table:table-cell office:value-type="float" office:value="86715.4284634392">
                <text:p>86715.42846343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.8252367973328">
                <text:p>51.8252367973328</text:p>
              </table:table-cell>
              <table:table-cell office:value-type="float" office:value="86752.7263033511">
                <text:p>86752.72630335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.8757293224335">
                <text:p>51.8757293224335</text:p>
              </table:table-cell>
              <table:table-cell office:value-type="float" office:value="86666.2935013056">
                <text:p>86666.29350130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.9261562824249">
                <text:p>51.9261562824249</text:p>
              </table:table-cell>
              <table:table-cell office:value-type="float" office:value="86778.9769746485">
                <text:p>86778.97697464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1.9765830039978">
                <text:p>51.9765830039978</text:p>
              </table:table-cell>
              <table:table-cell office:value-type="float" office:value="86779.3872674405">
                <text:p>86779.38726744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.0269508361816">
                <text:p>52.0269508361816</text:p>
              </table:table-cell>
              <table:table-cell office:value-type="float" office:value="86880.8485548476">
                <text:p>86880.84855484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.0429379940033">
                <text:p>52.0429379940033</text:p>
              </table:table-cell>
              <table:table-cell office:value-type="float" office:value="273719.697323093">
                <text:p>273719.6973230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.0589327812195">
                <text:p>52.0589327812195</text:p>
              </table:table-cell>
              <table:table-cell office:value-type="float" office:value="273589.135063425">
                <text:p>273589.1350634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.0873668193817">
                <text:p>52.0873668193817</text:p>
              </table:table-cell>
              <table:table-cell office:value-type="float" office:value="153900.053697353">
                <text:p>153900.053697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.1340372562409">
                <text:p>52.1340372562409</text:p>
              </table:table-cell>
              <table:table-cell office:value-type="float" office:value="93763.8534048531">
                <text:p>93763.85340485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.180762052536">
                <text:p>52.180762052536</text:p>
              </table:table-cell>
              <table:table-cell office:value-type="float" office:value="93654.7689230424">
                <text:p>93654.76892304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2275404930115">
                <text:p>52.2275404930115</text:p>
              </table:table-cell>
              <table:table-cell office:value-type="float" office:value="93547.3683073144">
                <text:p>93547.3683073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.2741544246674">
                <text:p>52.2741544246674</text:p>
              </table:table-cell>
              <table:table-cell office:value-type="float" office:value="93877.5135361843">
                <text:p>93877.51353618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.3208293914795">
                <text:p>52.3208293914795</text:p>
              </table:table-cell>
              <table:table-cell office:value-type="float" office:value="93754.7533266248">
                <text:p>93754.75332662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.3674967288971">
                <text:p>52.3674967288971</text:p>
              </table:table-cell>
              <table:table-cell office:value-type="float" office:value="93770.0807920833">
                <text:p>93770.08079208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.4141380786896">
                <text:p>52.4141380786896</text:p>
              </table:table-cell>
              <table:table-cell office:value-type="float" office:value="93822.3276013659">
                <text:p>93822.32760136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.4608561992645">
                <text:p>52.4608561992645</text:p>
              </table:table-cell>
              <table:table-cell office:value-type="float" office:value="93668.1515896913">
                <text:p>93668.15158969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.5075435638428">
                <text:p>52.5075435638428</text:p>
              </table:table-cell>
              <table:table-cell office:value-type="float" office:value="93729.8568794971">
                <text:p>93729.85687949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.5542604923248">
                <text:p>52.5542604923248</text:p>
              </table:table-cell>
              <table:table-cell office:value-type="float" office:value="93670.5417540636">
                <text:p>93670.54175406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.6009120941162">
                <text:p>52.6009120941162</text:p>
              </table:table-cell>
              <table:table-cell office:value-type="float" office:value="93801.7095226171">
                <text:p>93801.70952261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.6475958824158">
                <text:p>52.6475958824158</text:p>
              </table:table-cell>
              <table:table-cell office:value-type="float" office:value="93737.0371898716">
                <text:p>93737.03718987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.6942858695984">
                <text:p>52.6942858695984</text:p>
              </table:table-cell>
              <table:table-cell office:value-type="float" office:value="93724.5920176478">
                <text:p>93724.59201764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.740971326828">
                <text:p>52.740971326828</text:p>
              </table:table-cell>
              <table:table-cell office:value-type="float" office:value="93733.6862414651">
                <text:p>93733.68624146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.7876482009888">
                <text:p>52.7876482009888</text:p>
              </table:table-cell>
              <table:table-cell office:value-type="float" office:value="93750.9222431644">
                <text:p>93750.9222431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.8343343734741">
                <text:p>52.8343343734741</text:p>
              </table:table-cell>
              <table:table-cell office:value-type="float" office:value="93732.2501940597">
                <text:p>93732.25019405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.8810217380524">
                <text:p>52.8810217380524</text:p>
              </table:table-cell>
              <table:table-cell office:value-type="float" office:value="93729.8568794971">
                <text:p>93729.85687949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.9277284145355">
                <text:p>52.9277284145355</text:p>
              </table:table-cell>
              <table:table-cell office:value-type="float" office:value="93691.1022041633">
                <text:p>93691.10220416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.9743847846985">
                <text:p>52.9743847846985</text:p>
              </table:table-cell>
              <table:table-cell office:value-type="float" office:value="93792.1228058521">
                <text:p>93792.12280585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.0211157798767">
                <text:p>53.0211157798767</text:p>
              </table:table-cell>
              <table:table-cell office:value-type="float" office:value="93642.345584784">
                <text:p>93642.345584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.0357086658478">
                <text:p>53.0357086658478</text:p>
              </table:table-cell>
              <table:table-cell office:value-type="float" office:value="299872.143774405">
                <text:p>299872.143774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0503029823303">
                <text:p>53.0503029823303</text:p>
              </table:table-cell>
              <table:table-cell office:value-type="float" office:value="299842.750788231">
                <text:p>299842.7507882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.0778524875641">
                <text:p>53.0778524875641</text:p>
              </table:table-cell>
              <table:table-cell office:value-type="float" office:value="158841.328106204">
                <text:p>158841.3281062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1217248439789">
                <text:p>53.1217248439789</text:p>
              </table:table-cell>
              <table:table-cell office:value-type="float" office:value="99743.9015727064">
                <text:p>99743.90157270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1656455993652">
                <text:p>53.1656455993652</text:p>
              </table:table-cell>
              <table:table-cell office:value-type="float" office:value="99633.9876558624">
                <text:p>99633.98765586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2094979286194">
                <text:p>53.2094979286194</text:p>
              </table:table-cell>
              <table:table-cell office:value-type="float" office:value="99789.4541619094">
                <text:p>99789.45416190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.2533800601959">
                <text:p>53.2533800601959</text:p>
              </table:table-cell>
              <table:table-cell office:value-type="float" office:value="99721.6826709408">
                <text:p>99721.68267094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.2972912788391">
                <text:p>53.2972912788391</text:p>
              </table:table-cell>
              <table:table-cell office:value-type="float" office:value="99655.6264028625">
                <text:p>99655.6264028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.3411998748779">
                <text:p>53.3411998748779</text:p>
              </table:table-cell>
              <table:table-cell office:value-type="float" office:value="99661.5787061673">
                <text:p>99661.57870616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.3850402832031">
                <text:p>53.3850402832031</text:p>
              </table:table-cell>
              <table:table-cell office:value-type="float" office:value="99816.5885577551">
                <text:p>99816.58855775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.4289288520813">
                <text:p>53.4289288520813</text:p>
              </table:table-cell>
              <table:table-cell office:value-type="float" office:value="99707.056116296">
                <text:p>99707.0561162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.4727971553803">
                <text:p>53.4727971553803</text:p>
              </table:table-cell>
              <table:table-cell office:value-type="float" office:value="99753.1171921281">
                <text:p>99753.11719212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5166852474213">
                <text:p>53.5166852474213</text:p>
              </table:table-cell>
              <table:table-cell office:value-type="float" office:value="99708.1394176445">
                <text:p>99708.13941764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.5605752468109">
                <text:p>53.5605752468109</text:p>
              </table:table-cell>
              <table:table-cell office:value-type="float" office:value="99703.8063534831">
                <text:p>99703.80635348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.604451417923">
                <text:p>53.604451417923</text:p>
              </table:table-cell>
              <table:table-cell office:value-type="float" office:value="99735.2296038689">
                <text:p>99735.22960386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.6483492851257">
                <text:p>53.6483492851257</text:p>
              </table:table-cell>
              <table:table-cell office:value-type="float" office:value="99685.9364439689">
                <text:p>99685.93644396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.6922686100006">
                <text:p>53.6922686100006</text:p>
              </table:table-cell>
              <table:table-cell office:value-type="float" office:value="99637.2328688298">
                <text:p>99637.23286882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.7361085414887">
                <text:p>53.7361085414887</text:p>
              </table:table-cell>
              <table:table-cell office:value-type="float" office:value="99817.674240529">
                <text:p>99817.6742405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7799897193909">
                <text:p>53.7799897193909</text:p>
              </table:table-cell>
              <table:table-cell office:value-type="float" office:value="99723.849932899">
                <text:p>99723.849932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.8238599300385">
                <text:p>53.8238599300385</text:p>
              </table:table-cell>
              <table:table-cell office:value-type="float" office:value="99748.7802179289">
                <text:p>99748.78021792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.8677656650543">
                <text:p>53.8677656650543</text:p>
              </table:table-cell>
              <table:table-cell office:value-type="float" office:value="99668.0729389533">
                <text:p>99668.07293895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.9117178916931">
                <text:p>53.9117178916931</text:p>
              </table:table-cell>
              <table:table-cell office:value-type="float" office:value="99562.6464152233">
                <text:p>99562.64641522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.9555628299713">
                <text:p>53.9555628299713</text:p>
              </table:table-cell>
              <table:table-cell office:value-type="float" office:value="99806.2757491884">
                <text:p>99806.27574918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.9994013309479">
                <text:p>53.9994013309479</text:p>
              </table:table-cell>
              <table:table-cell office:value-type="float" office:value="99820.9314305604">
                <text:p>99820.93143056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.0139136314392">
                <text:p>54.0139136314392</text:p>
              </table:table-cell>
              <table:table-cell office:value-type="float" office:value="301537.306412131">
                <text:p>301537.306412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.028443813324">
                <text:p>54.028443813324</text:p>
              </table:table-cell>
              <table:table-cell office:value-type="float" office:value="301166.223155684">
                <text:p>301166.2231556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.0625176429749">
                <text:p>54.0625176429749</text:p>
              </table:table-cell>
              <table:table-cell office:value-type="float" office:value="128427.008200621">
                <text:p>128427.0082006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111236333847">
                <text:p>54.111236333847</text:p>
              </table:table-cell>
              <table:table-cell office:value-type="float" office:value="89821.7895772263">
                <text:p>89821.78957722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1599922180176">
                <text:p>54.1599922180176</text:p>
              </table:table-cell>
              <table:table-cell office:value-type="float" office:value="89753.2692606738">
                <text:p>89753.26926067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2087507247925">
                <text:p>54.2087507247925</text:p>
              </table:table-cell>
              <table:table-cell office:value-type="float" office:value="89748.4416453146">
                <text:p>89748.44164531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2575149536133">
                <text:p>54.2575149536133</text:p>
              </table:table-cell>
              <table:table-cell office:value-type="float" office:value="89737.9104687775">
                <text:p>89737.91046877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3062584400177">
                <text:p>54.3062584400177</text:p>
              </table:table-cell>
              <table:table-cell office:value-type="float" office:value="89776.0977475605">
                <text:p>89776.09774756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.3550283908844">
                <text:p>54.3550283908844</text:p>
              </table:table-cell>
              <table:table-cell office:value-type="float" office:value="89727.3817634291">
                <text:p>89727.38176342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.4037933349609">
                <text:p>54.4037933349609</text:p>
              </table:table-cell>
              <table:table-cell office:value-type="float" office:value="89736.5942454837">
                <text:p>89736.59424548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.4525508880615">
                <text:p>54.4525508880615</text:p>
              </table:table-cell>
              <table:table-cell office:value-type="float" office:value="89750.1970817197">
                <text:p>89750.19708171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5013127326965">
                <text:p>54.5013127326965</text:p>
              </table:table-cell>
              <table:table-cell office:value-type="float" office:value="89742.2981586333">
                <text:p>89742.2981586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.5500679016113">
                <text:p>54.5500679016113</text:p>
              </table:table-cell>
              <table:table-cell office:value-type="float" office:value="89754.5859731826">
                <text:p>89754.58597318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.5988304615021">
                <text:p>54.5988304615021</text:p>
              </table:table-cell>
              <table:table-cell office:value-type="float" office:value="89740.9818066251">
                <text:p>89740.98180662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.6475856304169">
                <text:p>54.6475856304169</text:p>
              </table:table-cell>
              <table:table-cell office:value-type="float" office:value="89754.5859731826">
                <text:p>89754.58597318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.6963238716126">
                <text:p>54.6963238716126</text:p>
              </table:table-cell>
              <table:table-cell office:value-type="float" office:value="89785.7594497684">
                <text:p>89785.75944976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.7451276779175">
                <text:p>54.7451276779175</text:p>
              </table:table-cell>
              <table:table-cell office:value-type="float" office:value="89665.1374414992">
                <text:p>89665.13744149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.7938981056213">
                <text:p>54.7938981056213</text:p>
              </table:table-cell>
              <table:table-cell office:value-type="float" office:value="89726.5044828362">
                <text:p>89726.50448283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.84264087677">
                <text:p>54.84264087677</text:p>
              </table:table-cell>
              <table:table-cell office:value-type="float" office:value="89777.4151299635">
                <text:p>89777.41512996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8914194107056">
                <text:p>54.8914194107056</text:p>
              </table:table-cell>
              <table:table-cell office:value-type="float" office:value="89711.5933369829">
                <text:p>89711.59333698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.9401407241821">
                <text:p>54.9401407241821</text:p>
              </table:table-cell>
              <table:table-cell office:value-type="float" office:value="89816.9545881616">
                <text:p>89816.95458816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.9889416694641">
                <text:p>54.9889416694641</text:p>
              </table:table-cell>
              <table:table-cell office:value-type="float" office:value="89670.3941842627">
                <text:p>89670.39418426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.0377333164215">
                <text:p>55.0377333164215</text:p>
              </table:table-cell>
              <table:table-cell office:value-type="float" office:value="89687.4828558445">
                <text:p>89687.48285584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.0510511398315">
                <text:p>55.0510511398315</text:p>
              </table:table-cell>
              <table:table-cell office:value-type="float" office:value="328582.221378829">
                <text:p>328582.2213788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0643689632416">
                <text:p>55.0643689632416</text:p>
              </table:table-cell>
              <table:table-cell office:value-type="float" office:value="328582.221378829">
                <text:p>328582.2213788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.0893170833588">
                <text:p>55.0893170833588</text:p>
              </table:table-cell>
              <table:table-cell office:value-type="float" office:value="175403.997553517">
                <text:p>175403.9975535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.1292231082916">
                <text:p>55.1292231082916</text:p>
              </table:table-cell>
              <table:table-cell office:value-type="float" office:value="109657.627071658">
                <text:p>109657.627071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.1690876483917">
                <text:p>55.1690876483917</text:p>
              </table:table-cell>
              <table:table-cell office:value-type="float" office:value="109771.741728667">
                <text:p>109771.741728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.2090039253235">
                <text:p>55.2090039253235</text:p>
              </table:table-cell>
              <table:table-cell office:value-type="float" office:value="109629.462875028">
                <text:p>109629.462875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.2488529682159">
                <text:p>55.2488529682159</text:p>
              </table:table-cell>
              <table:table-cell office:value-type="float" office:value="109814.431724493">
                <text:p>109814.4317244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.2887489795685">
                <text:p>55.2887489795685</text:p>
              </table:table-cell>
              <table:table-cell office:value-type="float" office:value="109685.150260554">
                <text:p>109685.150260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.3286430835724">
                <text:p>55.3286430835724</text:p>
              </table:table-cell>
              <table:table-cell office:value-type="float" office:value="109690.394339262">
                <text:p>109690.3943392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.368537902832">
                <text:p>55.368537902832</text:p>
              </table:table-cell>
              <table:table-cell office:value-type="float" office:value="109688.427750985">
                <text:p>109688.4277509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.4084289073944">
                <text:p>55.4084289073944</text:p>
              </table:table-cell>
              <table:table-cell office:value-type="float" office:value="109698.917036727">
                <text:p>109698.9170367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.4483408927918">
                <text:p>55.4483408927918</text:p>
              </table:table-cell>
              <table:table-cell office:value-type="float" office:value="109641.250778063">
                <text:p>109641.2507780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4882154464722">
                <text:p>55.4882154464722</text:p>
              </table:table-cell>
              <table:table-cell office:value-type="float" office:value="109744.175071452">
                <text:p>109744.1750714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528112411499">
                <text:p>55.528112411499</text:p>
              </table:table-cell>
              <table:table-cell office:value-type="float" office:value="109682.528409227">
                <text:p>109682.5284092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.5680041313171">
                <text:p>55.5680041313171</text:p>
              </table:table-cell>
              <table:table-cell office:value-type="float" office:value="109696.950142842">
                <text:p>109696.9501428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.607892036438">
                <text:p>55.607892036438</text:p>
              </table:table-cell>
              <table:table-cell office:value-type="float" office:value="109707.441058684">
                <text:p>109707.4410586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6477897167206">
                <text:p>55.6477897167206</text:p>
              </table:table-cell>
              <table:table-cell office:value-type="float" office:value="109680.562102986">
                <text:p>109680.5621029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.6876928806305">
                <text:p>55.6876928806305</text:p>
              </table:table-cell>
              <table:table-cell office:value-type="float" office:value="109665.48943035">
                <text:p>109665.489430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.7275483608246">
                <text:p>55.7275483608246</text:p>
              </table:table-cell>
              <table:table-cell office:value-type="float" office:value="109796.694926002">
                <text:p>109796.694926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.7674374580383">
                <text:p>55.7674374580383</text:p>
              </table:table-cell>
              <table:table-cell office:value-type="float" office:value="109704.162431937">
                <text:p>109704.1624319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.8073263168335">
                <text:p>55.8073263168335</text:p>
              </table:table-cell>
              <table:table-cell office:value-type="float" office:value="109704.818141609">
                <text:p>109704.8181416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.8472194671631">
                <text:p>55.8472194671631</text:p>
              </table:table-cell>
              <table:table-cell office:value-type="float" office:value="109693.016566661">
                <text:p>109693.0165666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.8871858119965">
                <text:p>55.8871858119965</text:p>
              </table:table-cell>
              <table:table-cell office:value-type="float" office:value="109492.124392266">
                <text:p>109492.124392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.9270389080048">
                <text:p>55.9270389080048</text:p>
              </table:table-cell>
              <table:table-cell office:value-type="float" office:value="109803.263442533">
                <text:p>109803.2634425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5.9669480323792">
                <text:p>55.9669480323792</text:p>
              </table:table-cell>
              <table:table-cell office:value-type="float" office:value="109649.110788513">
                <text:p>109649.1107885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.0068426132202">
                <text:p>56.0068426132202</text:p>
              </table:table-cell>
              <table:table-cell office:value-type="float" office:value="109689.083272575">
                <text:p>109689.0832725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.0191278457642">
                <text:p>56.0191278457642</text:p>
              </table:table-cell>
              <table:table-cell office:value-type="float" office:value="356200.013662475">
                <text:p>356200.0136624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.031421661377">
                <text:p>56.031421661377</text:p>
              </table:table-cell>
              <table:table-cell office:value-type="float" office:value="355951.328523776">
                <text:p>355951.3285237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.054194688797">
                <text:p>56.054194688797</text:p>
              </table:table-cell>
              <table:table-cell office:value-type="float" office:value="192157.147984129">
                <text:p>192157.1479841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.0907161235809">
                <text:p>56.0907161235809</text:p>
              </table:table-cell>
              <table:table-cell office:value-type="float" office:value="119820.046115079">
                <text:p>119820.0461150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6.1272804737091">
                <text:p>56.1272804737091</text:p>
              </table:table-cell>
              <table:table-cell office:value-type="float" office:value="119679.414092148">
                <text:p>119679.4140921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.1638431549072">
                <text:p>56.1638431549072</text:p>
              </table:table-cell>
              <table:table-cell office:value-type="float" office:value="119684.876945649">
                <text:p>119684.8769456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2003989219666">
                <text:p>56.2003989219666</text:p>
              </table:table-cell>
              <table:table-cell office:value-type="float" office:value="119707.514081108">
                <text:p>119707.5140811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2369816303253">
                <text:p>56.2369816303253</text:p>
              </table:table-cell>
              <table:table-cell office:value-type="float" office:value="119619.355600597">
                <text:p>119619.3556005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2735366821289">
                <text:p>56.2735366821289</text:p>
              </table:table-cell>
              <table:table-cell office:value-type="float" office:value="119709.856342493">
                <text:p>119709.8563424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3101127147675">
                <text:p>56.3101127147675</text:p>
              </table:table-cell>
              <table:table-cell office:value-type="float" office:value="119641.188076474">
                <text:p>119641.1880764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3466722965241">
                <text:p>56.3466722965241</text:p>
              </table:table-cell>
              <table:table-cell office:value-type="float" office:value="119695.023568233">
                <text:p>119695.023568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3832499980927">
                <text:p>56.3832499980927</text:p>
              </table:table-cell>
              <table:table-cell office:value-type="float" office:value="119635.729210393">
                <text:p>119635.7292103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4198136329651">
                <text:p>56.4198136329651</text:p>
              </table:table-cell>
              <table:table-cell office:value-type="float" office:value="119681.755254012">
                <text:p>119681.7552540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4563810825348">
                <text:p>56.4563810825348</text:p>
              </table:table-cell>
              <table:table-cell office:value-type="float" office:value="119669.270115729">
                <text:p>119669.2701157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.4929482936859">
                <text:p>56.4929482936859</text:p>
              </table:table-cell>
              <table:table-cell office:value-type="float" office:value="119670.050360557">
                <text:p>119670.0503605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.5295357704163">
                <text:p>56.5295357704163</text:p>
              </table:table-cell>
              <table:table-cell office:value-type="float" office:value="119603.765852769">
                <text:p>119603.7658527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6.5660982131958">
                <text:p>56.5660982131958</text:p>
              </table:table-cell>
              <table:table-cell office:value-type="float" office:value="119685.657394003">
                <text:p>119685.6573940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.6026628017426">
                <text:p>56.6026628017426</text:p>
              </table:table-cell>
              <table:table-cell office:value-type="float" office:value="119678.633725214">
                <text:p>119678.6337252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6.6392312049866">
                <text:p>56.6392312049866</text:p>
              </table:table-cell>
              <table:table-cell office:value-type="float" office:value="119666.149238162">
                <text:p>119666.1492381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6.6758306026459">
                <text:p>56.6758306026459</text:p>
              </table:table-cell>
              <table:table-cell office:value-type="float" office:value="119564.809255483">
                <text:p>119564.8092554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6.7123892307282">
                <text:p>56.7123892307282</text:p>
              </table:table-cell>
              <table:table-cell office:value-type="float" office:value="119698.14595208">
                <text:p>119698.145952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.7489383220673">
                <text:p>56.7489383220673</text:p>
              </table:table-cell>
              <table:table-cell office:value-type="float" office:value="119729.378752495">
                <text:p>119729.3787524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6.7855107784271">
                <text:p>56.7855107784271</text:p>
              </table:table-cell>
              <table:table-cell office:value-type="float" office:value="119652.887324311">
                <text:p>119652.8873243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6.822084903717">
                <text:p>56.822084903717</text:p>
              </table:table-cell>
              <table:table-cell office:value-type="float" office:value="119647.427390599">
                <text:p>119647.4273905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.8586809635162">
                <text:p>56.8586809635162</text:p>
              </table:table-cell>
              <table:table-cell office:value-type="float" office:value="119575.714544448">
                <text:p>119575.7145444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2063930034637">
                <text:p>60.2063930034637</text:p>
              </table:table-cell>
              <table:table-cell office:value-type="float" office:value="1307.16141286412">
                <text:p>1307.161412864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3160259723663">
                <text:p>60.3160259723663</text:p>
              </table:table-cell>
              <table:table-cell office:value-type="float" office:value="39915.0004218914">
                <text:p>39915.00042189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7547771930695">
                <text:p>60.7547771930695</text:p>
              </table:table-cell>
              <table:table-cell office:value-type="float" office:value="9973.76142449746">
                <text:p>9973.761424497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0265662670136">
                <text:p>61.0265662670136</text:p>
              </table:table-cell>
              <table:table-cell office:value-type="float" office:value="16100.7208144804">
                <text:p>16100.72081448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1938683986664">
                <text:p>61.1938683986664</text:p>
              </table:table-cell>
              <table:table-cell office:value-type="float" office:value="26156.2716312582">
                <text:p>26156.27163125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.0168724060059">
                <text:p>62.0168724060059</text:p>
              </table:table-cell>
              <table:table-cell office:value-type="float" office:value="5317.10655230742">
                <text:p>5317.106552307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.1716959476471">
                <text:p>62.1716959476471</text:p>
              </table:table-cell>
              <table:table-cell office:value-type="float" office:value="28264.4354573691">
                <text:p>28264.43545736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9947526454926">
                <text:p>63.9947526454926</text:p>
              </table:table-cell>
              <table:table-cell office:value-type="float" office:value="2400.36418240403">
                <text:p>2400.364182404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.3869955539703">
                <text:p>65.3869955539703</text:p>
              </table:table-cell>
              <table:table-cell office:value-type="float" office:value="3143.12967468049">
                <text:p>3143.129674680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5.4289109706879">
                <text:p>65.4289109706879</text:p>
              </table:table-cell>
              <table:table-cell office:value-type="float" office:value="104400.727529208">
                <text:p>104400.727529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5.470899105072">
                <text:p>65.470899105072</text:p>
              </table:table-cell>
              <table:table-cell office:value-type="float" office:value="104219.919846006">
                <text:p>104219.9198460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5.512501001358">
                <text:p>65.512501001358</text:p>
              </table:table-cell>
              <table:table-cell office:value-type="float" office:value="105187.512845935">
                <text:p>105187.5128459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.5542545318604">
                <text:p>65.5542545318604</text:p>
              </table:table-cell>
              <table:table-cell office:value-type="float" office:value="104805.508596618">
                <text:p>104805.5085966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.5959887504578">
                <text:p>65.5959887504578</text:p>
              </table:table-cell>
              <table:table-cell office:value-type="float" office:value="104854.00582704">
                <text:p>104854.005827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5.6380908489227">
                <text:p>65.6380908489227</text:p>
              </table:table-cell>
              <table:table-cell office:value-type="float" office:value="103937.812117403">
                <text:p>103937.8121174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5.6797258853912">
                <text:p>65.6797258853912</text:p>
              </table:table-cell>
              <table:table-cell office:value-type="float" office:value="105103.78688656">
                <text:p>105103.786886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.7218101024628">
                <text:p>65.7218101024628</text:p>
              </table:table-cell>
              <table:table-cell office:value-type="float" office:value="103981.974823527">
                <text:p>103981.974823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.7636790275574">
                <text:p>65.7636790275574</text:p>
              </table:table-cell>
              <table:table-cell office:value-type="float" office:value="104516.655015916">
                <text:p>104516.6550159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776992559433">
                <text:p>65.776992559433</text:p>
              </table:table-cell>
              <table:table-cell office:value-type="float" office:value="328688.137819881">
                <text:p>328688.1378198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.8095710277557">
                <text:p>65.8095710277557</text:p>
              </table:table-cell>
              <table:table-cell office:value-type="float" office:value="134321.845847604">
                <text:p>134321.8458476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5.8494985103607">
                <text:p>65.8494985103607</text:p>
              </table:table-cell>
              <table:table-cell office:value-type="float" office:value="109598.695297012">
                <text:p>109598.6952970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.8894004821777">
                <text:p>65.8894004821777</text:p>
              </table:table-cell>
              <table:table-cell office:value-type="float" office:value="109668.765745903">
                <text:p>109668.7657459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.9292964935303">
                <text:p>65.9292964935303</text:p>
              </table:table-cell>
              <table:table-cell office:value-type="float" office:value="109685.150260554">
                <text:p>109685.1502605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.9691772460937">
                <text:p>65.9691772460937</text:p>
              </table:table-cell>
              <table:table-cell office:value-type="float" office:value="109727.116935291">
                <text:p>109727.1169352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.0091454982758">
                <text:p>66.0091454982758</text:p>
              </table:table-cell>
              <table:table-cell office:value-type="float" office:value="109486.899253754">
                <text:p>109486.8992537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.0214505195618">
                <text:p>66.0214505195618</text:p>
              </table:table-cell>
              <table:table-cell office:value-type="float" office:value="355627.178392203">
                <text:p>355627.1783922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.0337483882904">
                <text:p>66.0337483882904</text:p>
              </table:table-cell>
              <table:table-cell office:value-type="float" office:value="355834.014540238">
                <text:p>355834.0145402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.0564458370209">
                <text:p>66.0564458370209</text:p>
              </table:table-cell>
              <table:table-cell office:value-type="float" office:value="192796.998991597">
                <text:p>192796.9989915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.0929896831513">
                <text:p>66.0929896831513</text:p>
              </table:table-cell>
              <table:table-cell office:value-type="float" office:value="119746.563741225">
                <text:p>119746.5637412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.1295614242554">
                <text:p>66.1295614242554</text:p>
              </table:table-cell>
              <table:table-cell office:value-type="float" office:value="119655.227448449">
                <text:p>119655.2274484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.1661002635956">
                <text:p>66.1661002635956</text:p>
              </table:table-cell>
              <table:table-cell office:value-type="float" office:value="119762.972196666">
                <text:p>119762.972196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.2027339935303">
                <text:p>66.2027339935303</text:p>
              </table:table-cell>
              <table:table-cell office:value-type="float" office:value="119452.755911046">
                <text:p>119452.7559110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.2392644882202">
                <text:p>66.2392644882202</text:p>
              </table:table-cell>
              <table:table-cell office:value-type="float" office:value="119790.329617543">
                <text:p>119790.3296175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.2758362293243">
                <text:p>66.2758362293243</text:p>
              </table:table-cell>
              <table:table-cell office:value-type="float" office:value="119655.227448449">
                <text:p>119655.2274484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.3123981952667">
                <text:p>66.3123981952667</text:p>
              </table:table-cell>
              <table:table-cell office:value-type="float" office:value="119687.218321248">
                <text:p>119687.2183212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.3489727973938">
                <text:p>66.3489727973938</text:p>
              </table:table-cell>
              <table:table-cell office:value-type="float" office:value="119645.867501059">
                <text:p>119645.8675010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.3855288028717">
                <text:p>66.3855288028717</text:p>
              </table:table-cell>
              <table:table-cell office:value-type="float" office:value="119706.733347682">
                <text:p>119706.7333476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.4221153259277">
                <text:p>66.4221153259277</text:p>
              </table:table-cell>
              <table:table-cell office:value-type="float" office:value="119606.883477241">
                <text:p>119606.8834772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.4586877822876">
                <text:p>66.4586877822876</text:p>
              </table:table-cell>
              <table:table-cell office:value-type="float" office:value="119652.887324311">
                <text:p>119652.8873243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.4951832294464">
                <text:p>66.4951832294464</text:p>
              </table:table-cell>
              <table:table-cell office:value-type="float" office:value="119905.367399868">
                <text:p>119905.3673998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.5317811965942">
                <text:p>66.5317811965942</text:p>
              </table:table-cell>
              <table:table-cell office:value-type="float" office:value="119569.482707178">
                <text:p>119569.4827071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.5683877468109">
                <text:p>66.5683877468109</text:p>
              </table:table-cell>
              <table:table-cell office:value-type="float" office:value="119541.447475886">
                <text:p>119541.4474758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.6049516201019">
                <text:p>66.6049516201019</text:p>
              </table:table-cell>
              <table:table-cell office:value-type="float" office:value="119680.974856547">
                <text:p>119680.9748565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.6414911746979">
                <text:p>66.6414911746979</text:p>
              </table:table-cell>
              <table:table-cell office:value-type="float" office:value="119760.627856295">
                <text:p>119760.6278562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.6780986785889">
                <text:p>66.6780986785889</text:p>
              </table:table-cell>
              <table:table-cell office:value-type="float" office:value="119538.333261692">
                <text:p>119538.333261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.7147469520569">
                <text:p>66.7147469520569</text:p>
              </table:table-cell>
              <table:table-cell office:value-type="float" office:value="119405.352173517">
                <text:p>119405.3521735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.7512576580048">
                <text:p>66.7512576580048</text:p>
              </table:table-cell>
              <table:table-cell office:value-type="float" office:value="119855.255777506">
                <text:p>119855.2557775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6.7878408432007">
                <text:p>66.7878408432007</text:p>
              </table:table-cell>
              <table:table-cell office:value-type="float" office:value="119617.796442932">
                <text:p>119617.7964429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.8244047164917">
                <text:p>66.8244047164917</text:p>
              </table:table-cell>
              <table:table-cell office:value-type="float" office:value="119680.974856547">
                <text:p>119680.9748565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6.8609843254089">
                <text:p>66.8609843254089</text:p>
              </table:table-cell>
              <table:table-cell office:value-type="float" office:value="119629.491116238">
                <text:p>119629.4911162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.8976027965546">
                <text:p>66.8976027965546</text:p>
              </table:table-cell>
              <table:table-cell office:value-type="float" office:value="119502.531457331">
                <text:p>119502.5314573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6.9340777397156">
                <text:p>66.9340777397156</text:p>
              </table:table-cell>
              <table:table-cell office:value-type="float" office:value="119972.770915176">
                <text:p>119972.7709151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.9706494808197">
                <text:p>66.9706494808197</text:p>
              </table:table-cell>
              <table:table-cell office:value-type="float" office:value="119655.227448449">
                <text:p>119655.2274484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.0072627067566">
                <text:p>67.0072627067566</text:p>
              </table:table-cell>
              <table:table-cell office:value-type="float" office:value="119519.651383435">
                <text:p>119519.6513834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.0182061195374">
                <text:p>70.0182061195374</text:p>
              </table:table-cell>
              <table:table-cell office:value-type="float" office:value="1453.36507535309">
                <text:p>1453.36507535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0.0365824699402">
                <text:p>70.0365824699402</text:p>
              </table:table-cell>
              <table:table-cell office:value-type="float" office:value="238132.159219472">
                <text:p>238132.1592194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0.9891135692596">
                <text:p>70.9891135692596</text:p>
              </table:table-cell>
              <table:table-cell office:value-type="float" office:value="4594.07572427447">
                <text:p>4594.075724274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1.0072405338287">
                <text:p>71.0072405338287</text:p>
              </table:table-cell>
              <table:table-cell office:value-type="float" office:value="241408.316506642">
                <text:p>241408.3165066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1.0250251293182">
                <text:p>71.0250251293182</text:p>
              </table:table-cell>
              <table:table-cell office:value-type="float" office:value="246055.638576829">
                <text:p>246055.6385768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.0428061485291">
                <text:p>71.0428061485291</text:p>
              </table:table-cell>
              <table:table-cell office:value-type="float" office:value="246105.12750238">
                <text:p>246105.127502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.0605952739716">
                <text:p>71.0605952739716</text:p>
              </table:table-cell>
              <table:table-cell office:value-type="float" office:value="245992.981169501">
                <text:p>245992.9811695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1.0783755779266">
                <text:p>71.0783755779266</text:p>
              </table:table-cell>
              <table:table-cell office:value-type="float" office:value="246115.027676464">
                <text:p>246115.0276764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1.1190927028656">
                <text:p>71.1190927028656</text:p>
              </table:table-cell>
              <table:table-cell office:value-type="float" office:value="107473.207073428">
                <text:p>107473.2070734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1.1695663928986">
                <text:p>71.1695663928986</text:p>
              </table:table-cell>
              <table:table-cell office:value-type="float" office:value="86698.6344200811">
                <text:p>86698.63442008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.2199518680573">
                <text:p>71.2199518680573</text:p>
              </table:table-cell>
              <table:table-cell office:value-type="float" office:value="86850.4263623114">
                <text:p>86850.42636231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1.2704193592072">
                <text:p>71.2704193592072</text:p>
              </table:table-cell>
              <table:table-cell office:value-type="float" office:value="86709.2835465523">
                <text:p>86709.28354655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1.3209588527679">
                <text:p>71.3209588527679</text:p>
              </table:table-cell>
              <table:table-cell office:value-type="float" office:value="86585.7508986782">
                <text:p>86585.75089867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1.3713195323944">
                <text:p>71.3713195323944</text:p>
              </table:table-cell>
              <table:table-cell office:value-type="float" office:value="86893.1879485674">
                <text:p>86893.18794856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1.421737909317">
                <text:p>71.421737909317</text:p>
              </table:table-cell>
              <table:table-cell office:value-type="float" office:value="86793.7499598052">
                <text:p>86793.74995980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.4721803665161">
                <text:p>71.4721803665161</text:p>
              </table:table-cell>
              <table:table-cell office:value-type="float" office:value="86752.3162626258">
                <text:p>86752.31626262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1.5225896835327">
                <text:p>71.5225896835327</text:p>
              </table:table-cell>
              <table:table-cell office:value-type="float" office:value="86809.3491240683">
                <text:p>86809.34912406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1.5730586051941">
                <text:p>71.5730586051941</text:p>
              </table:table-cell>
              <table:table-cell office:value-type="float" office:value="86706.8258236411">
                <text:p>86706.82582364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1.623507976532">
                <text:p>71.623507976532</text:p>
              </table:table-cell>
              <table:table-cell office:value-type="float" office:value="86740.4267674858">
                <text:p>86740.42676748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.6739552021027">
                <text:p>71.6739552021027</text:p>
              </table:table-cell>
              <table:table-cell office:value-type="float" office:value="86744.1162620338">
                <text:p>86744.11626203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1.7243528366089">
                <text:p>71.7243528366089</text:p>
              </table:table-cell>
              <table:table-cell office:value-type="float" office:value="86829.4721145977">
                <text:p>86829.47211459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.7747921943665">
                <text:p>71.7747921943665</text:p>
              </table:table-cell>
              <table:table-cell office:value-type="float" office:value="86757.6470944138">
                <text:p>86757.64709441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.8252439498901">
                <text:p>71.8252439498901</text:p>
              </table:table-cell>
              <table:table-cell office:value-type="float" office:value="86736.3276971788">
                <text:p>86736.3276971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.8758273124695">
                <text:p>71.8758273124695</text:p>
              </table:table-cell>
              <table:table-cell office:value-type="float" office:value="86510.6583836879">
                <text:p>86510.65838368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.9262130260468">
                <text:p>71.9262130260468</text:p>
              </table:table-cell>
              <table:table-cell office:value-type="float" office:value="86850.0153975006">
                <text:p>86850.01539750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.9766323566437">
                <text:p>71.9766323566437</text:p>
              </table:table-cell>
              <table:table-cell office:value-type="float" office:value="86792.1082686288">
                <text:p>86792.10826862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.0270366668701">
                <text:p>72.0270366668701</text:p>
              </table:table-cell>
              <table:table-cell office:value-type="float" office:value="86817.972120656">
                <text:p>86817.9721206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2.0430297851563">
                <text:p>72.0430297851563</text:p>
              </table:table-cell>
              <table:table-cell office:value-type="float" office:value="273617.684913536">
                <text:p>273617.6849135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2.0590212345123">
                <text:p>72.0590212345123</text:p>
              </table:table-cell>
              <table:table-cell office:value-type="float" office:value="273646.240722795">
                <text:p>273646.2407227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.0875382423401">
                <text:p>72.0875382423401</text:p>
              </table:table-cell>
              <table:table-cell office:value-type="float" office:value="153452.284560526">
                <text:p>153452.2845605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.134242773056">
                <text:p>72.134242773056</text:p>
              </table:table-cell>
              <table:table-cell office:value-type="float" office:value="93695.4066965129">
                <text:p>93695.40669651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.1807577610016">
                <text:p>72.1807577610016</text:p>
              </table:table-cell>
              <table:table-cell office:value-type="float" office:value="94077.2037847646">
                <text:p>94077.20378476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.2274615764618">
                <text:p>72.2274615764618</text:p>
              </table:table-cell>
              <table:table-cell office:value-type="float" office:value="93696.8416151922">
                <text:p>93696.8416151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.2741670608521">
                <text:p>72.2741670608521</text:p>
              </table:table-cell>
              <table:table-cell office:value-type="float" office:value="93693.4935399725">
                <text:p>93693.49353997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.3208057880402">
                <text:p>72.3208057880402</text:p>
              </table:table-cell>
              <table:table-cell office:value-type="float" office:value="93827.6034495979">
                <text:p>93827.60344959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.3676602840424">
                <text:p>72.3676602840424</text:p>
              </table:table-cell>
              <table:table-cell office:value-type="float" office:value="93395.5196059474">
                <text:p>93395.51960594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.4141767024994">
                <text:p>72.4141767024994</text:p>
              </table:table-cell>
              <table:table-cell office:value-type="float" office:value="94074.3106445793">
                <text:p>94074.31064457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2.4608933925629">
                <text:p>72.4608933925629</text:p>
              </table:table-cell>
              <table:table-cell office:value-type="float" office:value="93671.019801576">
                <text:p>93671.0198015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.507577419281">
                <text:p>72.507577419281</text:p>
              </table:table-cell>
              <table:table-cell office:value-type="float" office:value="93736.5584682877">
                <text:p>93736.55846828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2.5542538166046">
                <text:p>72.5542538166046</text:p>
              </table:table-cell>
              <table:table-cell office:value-type="float" office:value="93751.8799846763">
                <text:p>93751.87998467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.6009426116943">
                <text:p>72.6009426116943</text:p>
              </table:table-cell>
              <table:table-cell office:value-type="float" office:value="93726.9850633467">
                <text:p>93726.9850633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.6475656032562">
                <text:p>72.6475656032562</text:p>
              </table:table-cell>
              <table:table-cell office:value-type="float" office:value="93859.2710034722">
                <text:p>93859.27100347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.6943261623383">
                <text:p>72.6943261623383</text:p>
              </table:table-cell>
              <table:table-cell office:value-type="float" office:value="93583.1411323217">
                <text:p>93583.14113232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.7410006523132">
                <text:p>72.7410006523132</text:p>
              </table:table-cell>
              <table:table-cell office:value-type="float" office:value="93755.7111464139">
                <text:p>93755.71114641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.7876982688904">
                <text:p>72.7876982688904</text:p>
              </table:table-cell>
              <table:table-cell office:value-type="float" office:value="93709.2794183719">
                <text:p>93709.27941837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.8343772888184">
                <text:p>72.8343772888184</text:p>
              </table:table-cell>
              <table:table-cell office:value-type="float" office:value="93746.612648504">
                <text:p>93746.6126485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.8810567855835">
                <text:p>72.8810567855835</text:p>
              </table:table-cell>
              <table:table-cell office:value-type="float" office:value="93745.6550146076">
                <text:p>93745.65501460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.9277284145355">
                <text:p>72.9277284145355</text:p>
              </table:table-cell>
              <table:table-cell office:value-type="float" office:value="93761.4584761564">
                <text:p>93761.45847615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.9744162559509">
                <text:p>72.9744162559509</text:p>
              </table:table-cell>
              <table:table-cell office:value-type="float" office:value="93728.8995878932">
                <text:p>93728.89958789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3.0211689472199">
                <text:p>73.0211689472199</text:p>
              </table:table-cell>
              <table:table-cell office:value-type="float" office:value="93598.8898442082">
                <text:p>93598.88984420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.0357847213745">
                <text:p>73.0357847213745</text:p>
              </table:table-cell>
              <table:table-cell office:value-type="float" office:value="299402.54643329">
                <text:p>299402.546433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.0504026412964">
                <text:p>73.0504026412964</text:p>
              </table:table-cell>
              <table:table-cell office:value-type="float" office:value="299358.597077244">
                <text:p>299358.5970772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.0778827667236">
                <text:p>73.0778827667236</text:p>
              </table:table-cell>
              <table:table-cell office:value-type="float" office:value="159242.359049106">
                <text:p>159242.3590491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.121764421463">
                <text:p>73.121764421463</text:p>
              </table:table-cell>
              <table:table-cell office:value-type="float" office:value="99722.7662901447">
                <text:p>99722.76629014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.1656742095947">
                <text:p>73.1656742095947</text:p>
              </table:table-cell>
              <table:table-cell office:value-type="float" office:value="99658.8730256121">
                <text:p>99658.87302561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.2095465660095">
                <text:p>73.2095465660095</text:p>
              </table:table-cell>
              <table:table-cell office:value-type="float" office:value="99743.9015727064">
                <text:p>99743.9015727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3.2534692287445">
                <text:p>73.2534692287445</text:p>
              </table:table-cell>
              <table:table-cell office:value-type="float" office:value="99629.6610340616">
                <text:p>99629.66103406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.2973392009735">
                <text:p>73.2973392009735</text:p>
              </table:table-cell>
              <table:table-cell office:value-type="float" office:value="99749.32231908">
                <text:p>99749.32231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3.3412303924561">
                <text:p>73.3412303924561</text:p>
              </table:table-cell>
              <table:table-cell office:value-type="float" office:value="99701.0983796234">
                <text:p>99701.09837962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.3850860595703">
                <text:p>73.3850860595703</text:p>
              </table:table-cell>
              <table:table-cell office:value-type="float" office:value="99781.8591745314">
                <text:p>99781.85917453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.4289541244507">
                <text:p>73.4289541244507</text:p>
              </table:table-cell>
              <table:table-cell office:value-type="float" office:value="99753.6593404205">
                <text:p>99753.65934042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3.4728384017944">
                <text:p>73.4728384017944</text:p>
              </table:table-cell>
              <table:table-cell office:value-type="float" office:value="99716.8066759388">
                <text:p>99716.80667593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.5167255401611">
                <text:p>73.5167255401611</text:p>
              </table:table-cell>
              <table:table-cell office:value-type="float" office:value="99710.3060909624">
                <text:p>99710.30609096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3.5606069564819">
                <text:p>73.5606069564819</text:p>
              </table:table-cell>
              <table:table-cell office:value-type="float" office:value="99723.308108578">
                <text:p>99723.3081085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3.6044867038727">
                <text:p>73.6044867038727</text:p>
              </table:table-cell>
              <table:table-cell office:value-type="float" office:value="99727.1010024722">
                <text:p>99727.10100247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.648369550705">
                <text:p>73.648369550705</text:p>
              </table:table-cell>
              <table:table-cell office:value-type="float" office:value="99720.0572862902">
                <text:p>99720.05728629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.6923403739929">
                <text:p>73.6923403739929</text:p>
              </table:table-cell>
              <table:table-cell office:value-type="float" office:value="93152.6792931621">
                <text:p>93152.6792931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